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6.2602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634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3811in"/>
    </style:style>
    <style:style style:name="co10" style:family="table-column">
      <style:table-column-properties fo:break-before="auto" style:column-width="0.461in"/>
    </style:style>
    <style:style style:name="co11" style:family="table-column">
      <style:table-column-properties fo:break-before="auto" style:column-width="0.5417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Nota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34">
      <style:text-properties fo:font-weight="bold" style:font-weight-asian="bold" style:font-weight-complex="bold"/>
    </style:style>
    <style:style style:name="ce6" style:family="table-cell" style:parent-style-name="Default" style:data-style-name="N13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Nota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 calcext:value-type="string">
            <text:p>EM9</text:p>
          </table:table-cell>
          <table:table-cell office:value-type="string" calcext:value-type="string">
            <text:p>O escore de matérias (EM9) é obtido pela média harmônica ponderada dos escores padronizados das nove provas, atribuindo-se ao escore padronizado de cada prova o peso especificado para cada curso, constantes da Tabela de Pesos das Provas por Curso que se encontra divulgada no Manual do Candidato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10</text:p>
          </table:table-cell>
          <table:table-cell office:value-type="string" calcext:value-type="string">
            <text:p>O escore E10 é calculado a partir de escore EM9 e do escore padronizado do ENEM.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AC</text:p>
          </table:table-cell>
          <table:table-cell office:value-type="string" calcext:value-type="string">
            <text:p>O argumento de concorrência do candidato será obtido calculando-se a média harmônica ponderada do escore EM9 e do escore E10, com pesos 15 e 2, respectivamente. <text:span text:style-name="T1">Quanto maior, melhor</text:span><text:span text:style-name="T2">. </text:span><text:span text:style-name="T1">Ver tabela AC</text:span>.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254"/>
        </table:table-row>
        <table:table-row table:style-name="ro4">
          <table:table-cell table:style-name="ce2"/>
          <table:table-cell table:style-name="ce4"/>
          <table:table-cell table:number-columns-repeated="254"/>
        </table:table-row>
        <table:table-row table:style-name="ro5" table:number-rows-repeated="5">
          <table:table-cell table:number-columns-repeated="256"/>
        </table:table-row>
        <table:table-row table:style-name="ro5" table:number-rows-repeated="7">
          <table:table-cell table:style-name="ce2"/>
          <table:table-cell table:number-columns-repeated="255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10" table:style-name="ta2" table:print="false">
        <office:forms form:automatic-focus="false" form:apply-design-mode="false"/>
        <table:table-column table:style-name="co6" table:default-cell-style-name="ce5"/>
        <table:table-column table:style-name="co7" table:number-columns-repeated="51" table:default-cell-style-name="ce6"/>
        <table:table-column table:style-name="co8" table:number-columns-repeated="972" table:default-cell-style-name="ce6"/>
        <table:table-row table:style-name="ro4">
          <table:table-cell office:value-type="string" calcext:value-type="string">
            <text:p>EM9 \ EPE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80" calcext:value-type="float">
            <text:p>80.0</text:p>
          </table:table-cell>
          <table:table-cell table:style-name="ce5" office:value-type="float" office:value="100" calcext:value-type="float">
            <text:p>100.0</text:p>
          </table:table-cell>
          <table:table-cell table:style-name="ce5" office:value-type="float" office:value="120" calcext:value-type="float">
            <text:p>120.0</text:p>
          </table:table-cell>
          <table:table-cell table:style-name="ce5" office:value-type="float" office:value="140" calcext:value-type="float">
            <text:p>140.0</text:p>
          </table:table-cell>
          <table:table-cell table:style-name="ce5" office:value-type="float" office:value="160" calcext:value-type="float">
            <text:p>160.0</text:p>
          </table:table-cell>
          <table:table-cell table:style-name="ce5" office:value-type="float" office:value="180" calcext:value-type="float">
            <text:p>180.0</text:p>
          </table:table-cell>
          <table:table-cell table:style-name="ce5" office:value-type="float" office:value="200" calcext:value-type="float">
            <text:p>200.0</text:p>
          </table:table-cell>
          <table:table-cell table:style-name="ce5" office:value-type="float" office:value="220" calcext:value-type="float">
            <text:p>220.0</text:p>
          </table:table-cell>
          <table:table-cell table:style-name="ce5" office:value-type="float" office:value="240" calcext:value-type="float">
            <text:p>240.0</text:p>
          </table:table-cell>
          <table:table-cell table:style-name="ce5" office:value-type="float" office:value="260" calcext:value-type="float">
            <text:p>260.0</text:p>
          </table:table-cell>
          <table:table-cell table:style-name="ce5" office:value-type="float" office:value="280" calcext:value-type="float">
            <text:p>280.0</text:p>
          </table:table-cell>
          <table:table-cell table:style-name="ce5" office:value-type="float" office:value="300" calcext:value-type="float">
            <text:p>300.0</text:p>
          </table:table-cell>
          <table:table-cell table:style-name="ce5" office:value-type="float" office:value="320" calcext:value-type="float">
            <text:p>320.0</text:p>
          </table:table-cell>
          <table:table-cell table:style-name="ce5" office:value-type="float" office:value="340" calcext:value-type="float">
            <text:p>340.0</text:p>
          </table:table-cell>
          <table:table-cell table:style-name="ce5" office:value-type="float" office:value="360" calcext:value-type="float">
            <text:p>360.0</text:p>
          </table:table-cell>
          <table:table-cell table:style-name="ce5" office:value-type="float" office:value="380" calcext:value-type="float">
            <text:p>380.0</text:p>
          </table:table-cell>
          <table:table-cell table:style-name="ce5" office:value-type="float" office:value="400" calcext:value-type="float">
            <text:p>400.0</text:p>
          </table:table-cell>
          <table:table-cell table:style-name="ce5" office:value-type="float" office:value="420" calcext:value-type="float">
            <text:p>420.0</text:p>
          </table:table-cell>
          <table:table-cell table:style-name="ce5" office:value-type="float" office:value="440" calcext:value-type="float">
            <text:p>440.0</text:p>
          </table:table-cell>
          <table:table-cell table:style-name="ce5" office:value-type="float" office:value="460" calcext:value-type="float">
            <text:p>460.0</text:p>
          </table:table-cell>
          <table:table-cell table:style-name="ce5" office:value-type="float" office:value="480" calcext:value-type="float">
            <text:p>480.0</text:p>
          </table:table-cell>
          <table:table-cell table:style-name="ce5" office:value-type="float" office:value="500" calcext:value-type="float">
            <text:p>500.0</text:p>
          </table:table-cell>
          <table:table-cell table:style-name="ce5" office:value-type="float" office:value="520" calcext:value-type="float">
            <text:p>520.0</text:p>
          </table:table-cell>
          <table:table-cell table:style-name="ce5" office:value-type="float" office:value="540" calcext:value-type="float">
            <text:p>540.0</text:p>
          </table:table-cell>
          <table:table-cell table:style-name="ce5" office:value-type="float" office:value="560" calcext:value-type="float">
            <text:p>560.0</text:p>
          </table:table-cell>
          <table:table-cell table:style-name="ce5" office:value-type="float" office:value="580" calcext:value-type="float">
            <text:p>580.0</text:p>
          </table:table-cell>
          <table:table-cell table:style-name="ce5" office:value-type="float" office:value="600" calcext:value-type="float">
            <text:p>600.0</text:p>
          </table:table-cell>
          <table:table-cell table:style-name="ce5" office:value-type="float" office:value="620" calcext:value-type="float">
            <text:p>620.0</text:p>
          </table:table-cell>
          <table:table-cell table:style-name="ce5" office:value-type="float" office:value="640" calcext:value-type="float">
            <text:p>640.0</text:p>
          </table:table-cell>
          <table:table-cell table:style-name="ce5" office:value-type="float" office:value="660" calcext:value-type="float">
            <text:p>660.0</text:p>
          </table:table-cell>
          <table:table-cell table:style-name="ce5" office:value-type="float" office:value="680" calcext:value-type="float">
            <text:p>680.0</text:p>
          </table:table-cell>
          <table:table-cell table:style-name="ce5" office:value-type="float" office:value="700" calcext:value-type="float">
            <text:p>700.0</text:p>
          </table:table-cell>
          <table:table-cell table:style-name="ce5" office:value-type="float" office:value="720" calcext:value-type="float">
            <text:p>720.0</text:p>
          </table:table-cell>
          <table:table-cell table:style-name="ce5" office:value-type="float" office:value="740" calcext:value-type="float">
            <text:p>740.0</text:p>
          </table:table-cell>
          <table:table-cell table:style-name="ce5" office:value-type="float" office:value="760" calcext:value-type="float">
            <text:p>760.0</text:p>
          </table:table-cell>
          <table:table-cell table:style-name="ce5" office:value-type="float" office:value="780" calcext:value-type="float">
            <text:p>780.0</text:p>
          </table:table-cell>
          <table:table-cell table:style-name="ce5" office:value-type="float" office:value="800" calcext:value-type="float">
            <text:p>800.0</text:p>
          </table:table-cell>
          <table:table-cell table:style-name="ce5" office:value-type="float" office:value="820" calcext:value-type="float">
            <text:p>820.0</text:p>
          </table:table-cell>
          <table:table-cell table:style-name="ce5" office:value-type="float" office:value="840" calcext:value-type="float">
            <text:p>840.0</text:p>
          </table:table-cell>
          <table:table-cell table:style-name="ce5" office:value-type="float" office:value="860" calcext:value-type="float">
            <text:p>860.0</text:p>
          </table:table-cell>
          <table:table-cell table:style-name="ce5" office:value-type="float" office:value="880" calcext:value-type="float">
            <text:p>880.0</text:p>
          </table:table-cell>
          <table:table-cell table:style-name="ce5" office:value-type="float" office:value="900" calcext:value-type="float">
            <text:p>900.0</text:p>
          </table:table-cell>
          <table:table-cell table:style-name="ce5" office:value-type="float" office:value="920" calcext:value-type="float">
            <text:p>920.0</text:p>
          </table:table-cell>
          <table:table-cell table:style-name="ce5" office:value-type="float" office:value="940" calcext:value-type="float">
            <text:p>940.0</text:p>
          </table:table-cell>
          <table:table-cell table:style-name="ce5" office:value-type="float" office:value="960" calcext:value-type="float">
            <text:p>960.0</text:p>
          </table:table-cell>
          <table:table-cell table:style-name="ce5" office:value-type="float" office:value="980" calcext:value-type="float">
            <text:p>980.0</text:p>
          </table:table-cell>
          <table:table-cell table:style-name="ce5" office:value-type="float" office:value="1000" calcext:value-type="float">
            <text:p>1000.0</text:p>
          </table:table-cell>
          <table:table-cell table:style-name="ce5" table:number-columns-repeated="972"/>
        </table:table-row>
        <table:table-row table:style-name="ro4">
          <table:table-cell office:value-type="float" office:value="400" calcext:value-type="float">
            <text:p>400.0</text:p>
          </table:table-cell>
          <table:table-cell table:formula="of:=IF([.B$1]&lt;=200;[.A2];[.A2]+([.B$1]-200)/2)" office:value-type="float" office:value="400" calcext:value-type="float">
            <text:p>400.0</text:p>
          </table:table-cell>
          <table:table-cell table:formula="of:=IF([.C$1]&lt;=200;[.B2];[.B2]+([.C$1]-200)/2)" office:value-type="float" office:value="400" calcext:value-type="float">
            <text:p>400.0</text:p>
          </table:table-cell>
          <table:table-cell table:formula="of:=IF([.D$1]&lt;=200;[.C2];[.C2]+([.D$1]-200)/2)" office:value-type="float" office:value="400" calcext:value-type="float">
            <text:p>400.0</text:p>
          </table:table-cell>
          <table:table-cell table:formula="of:=IF([.E$1]&lt;=200;[.D2];[.D2]+([.E$1]-200)/2)" office:value-type="float" office:value="400" calcext:value-type="float">
            <text:p>400.0</text:p>
          </table:table-cell>
          <table:table-cell table:formula="of:=IF([.F$1]&lt;=200;[.E2];[.E2]+([.F$1]-200)/2)" office:value-type="float" office:value="400" calcext:value-type="float">
            <text:p>400.0</text:p>
          </table:table-cell>
          <table:table-cell table:formula="of:=IF([.G$1]&lt;=200;[.F2];[.F2]+([.G$1]-200)/2)" office:value-type="float" office:value="400" calcext:value-type="float">
            <text:p>400.0</text:p>
          </table:table-cell>
          <table:table-cell table:formula="of:=IF([.H$1]&lt;=200;[.G2];[.G2]+([.H$1]-200)/2)" office:value-type="float" office:value="400" calcext:value-type="float">
            <text:p>400.0</text:p>
          </table:table-cell>
          <table:table-cell table:formula="of:=IF([.I$1]&lt;=200;[.H2];[.H2]+([.I$1]-200)/2)" office:value-type="float" office:value="400" calcext:value-type="float">
            <text:p>400.0</text:p>
          </table:table-cell>
          <table:table-cell table:formula="of:=IF([.J$1]&lt;=200;[.I2];[.I2]+([.J$1]-200)/2)" office:value-type="float" office:value="400" calcext:value-type="float">
            <text:p>400.0</text:p>
          </table:table-cell>
          <table:table-cell table:formula="of:=IF([.K$1]&lt;=200;[.J2];[.J2]+([.K$1]-200)/2)" office:value-type="float" office:value="400" calcext:value-type="float">
            <text:p>400.0</text:p>
          </table:table-cell>
          <table:table-cell table:formula="of:=IF([.L$1]&lt;=200;[.K2];[.K2]+([.L$1]-200)/2)" office:value-type="float" office:value="400" calcext:value-type="float">
            <text:p>400.0</text:p>
          </table:table-cell>
          <table:table-cell table:formula="of:=IF([.M$1]&lt;=200;[.L2];[.L2]+([.M$1]-200)/2)" office:value-type="float" office:value="410" calcext:value-type="float">
            <text:p>410.0</text:p>
          </table:table-cell>
          <table:table-cell table:formula="of:=IF([.N$1]&lt;=200;[.M2];[.M2]+([.N$1]-200)/2)" office:value-type="float" office:value="430" calcext:value-type="float">
            <text:p>430.0</text:p>
          </table:table-cell>
          <table:table-cell table:formula="of:=IF([.O$1]&lt;=200;[.N2];[.N2]+([.O$1]-200)/2)" office:value-type="float" office:value="460" calcext:value-type="float">
            <text:p>460.0</text:p>
          </table:table-cell>
          <table:table-cell table:formula="of:=IF([.P$1]&lt;=200;[.O2];[.O2]+([.P$1]-200)/2)" office:value-type="float" office:value="500" calcext:value-type="float">
            <text:p>500.0</text:p>
          </table:table-cell>
          <table:table-cell table:formula="of:=IF([.Q$1]&lt;=200;[.P2];[.P2]+([.Q$1]-200)/2)" office:value-type="float" office:value="550" calcext:value-type="float">
            <text:p>550.0</text:p>
          </table:table-cell>
          <table:table-cell table:formula="of:=IF([.R$1]&lt;=200;[.Q2];[.Q2]+([.R$1]-200)/2)" office:value-type="float" office:value="610" calcext:value-type="float">
            <text:p>610.0</text:p>
          </table:table-cell>
          <table:table-cell table:formula="of:=IF([.S$1]&lt;=200;[.R2];[.R2]+([.S$1]-200)/2)" office:value-type="float" office:value="680" calcext:value-type="float">
            <text:p>680.0</text:p>
          </table:table-cell>
          <table:table-cell table:formula="of:=IF([.T$1]&lt;=200;[.S2];[.S2]+([.T$1]-200)/2)" office:value-type="float" office:value="760" calcext:value-type="float">
            <text:p>760.0</text:p>
          </table:table-cell>
          <table:table-cell table:formula="of:=IF([.U$1]&lt;=200;[.T2];[.T2]+([.U$1]-200)/2)" office:value-type="float" office:value="850" calcext:value-type="float">
            <text:p>850.0</text:p>
          </table:table-cell>
          <table:table-cell table:formula="of:=IF([.V$1]&lt;=200;[.U2];[.U2]+([.V$1]-200)/2)" office:value-type="float" office:value="950" calcext:value-type="float">
            <text:p>950.0</text:p>
          </table:table-cell>
          <table:table-cell table:formula="of:=IF([.W$1]&lt;=200;[.V2];[.V2]+([.W$1]-200)/2)" office:value-type="float" office:value="1060" calcext:value-type="float">
            <text:p>1060.0</text:p>
          </table:table-cell>
          <table:table-cell table:formula="of:=IF([.X$1]&lt;=200;[.W2];[.W2]+([.X$1]-200)/2)" office:value-type="float" office:value="1180" calcext:value-type="float">
            <text:p>1180.0</text:p>
          </table:table-cell>
          <table:table-cell table:formula="of:=IF([.Y$1]&lt;=200;[.X2];[.X2]+([.Y$1]-200)/2)" office:value-type="float" office:value="1310" calcext:value-type="float">
            <text:p>1310.0</text:p>
          </table:table-cell>
          <table:table-cell table:formula="of:=IF([.Z$1]&lt;=200;[.Y2];[.Y2]+([.Z$1]-200)/2)" office:value-type="float" office:value="1450" calcext:value-type="float">
            <text:p>1450.0</text:p>
          </table:table-cell>
          <table:table-cell table:formula="of:=IF([.AA$1]&lt;=200;[.Z2];[.Z2]+([.AA$1]-200)/2)" office:value-type="float" office:value="1600" calcext:value-type="float">
            <text:p>1600.0</text:p>
          </table:table-cell>
          <table:table-cell table:formula="of:=IF([.AB$1]&lt;=200;[.AA2];[.AA2]+([.AB$1]-200)/2)" office:value-type="float" office:value="1760" calcext:value-type="float">
            <text:p>1760.0</text:p>
          </table:table-cell>
          <table:table-cell table:formula="of:=IF([.AC$1]&lt;=200;[.AB2];[.AB2]+([.AC$1]-200)/2)" office:value-type="float" office:value="1930" calcext:value-type="float">
            <text:p>1930.0</text:p>
          </table:table-cell>
          <table:table-cell table:formula="of:=IF([.AD$1]&lt;=200;[.AC2];[.AC2]+([.AD$1]-200)/2)" office:value-type="float" office:value="2110" calcext:value-type="float">
            <text:p>2110.0</text:p>
          </table:table-cell>
          <table:table-cell table:formula="of:=IF([.AE$1]&lt;=200;[.AD2];[.AD2]+([.AE$1]-200)/2)" office:value-type="float" office:value="2300" calcext:value-type="float">
            <text:p>2300.0</text:p>
          </table:table-cell>
          <table:table-cell table:formula="of:=IF([.AF$1]&lt;=200;[.AE2];[.AE2]+([.AF$1]-200)/2)" office:value-type="float" office:value="2500" calcext:value-type="float">
            <text:p>2500.0</text:p>
          </table:table-cell>
          <table:table-cell table:formula="of:=IF([.AG$1]&lt;=200;[.AF2];[.AF2]+([.AG$1]-200)/2)" office:value-type="float" office:value="2710" calcext:value-type="float">
            <text:p>2710.0</text:p>
          </table:table-cell>
          <table:table-cell table:formula="of:=IF([.AH$1]&lt;=200;[.AG2];[.AG2]+([.AH$1]-200)/2)" office:value-type="float" office:value="2930" calcext:value-type="float">
            <text:p>2930.0</text:p>
          </table:table-cell>
          <table:table-cell table:formula="of:=IF([.AI$1]&lt;=200;[.AH2];[.AH2]+([.AI$1]-200)/2)" office:value-type="float" office:value="3160" calcext:value-type="float">
            <text:p>3160.0</text:p>
          </table:table-cell>
          <table:table-cell table:formula="of:=IF([.AJ$1]&lt;=200;[.AI2];[.AI2]+([.AJ$1]-200)/2)" office:value-type="float" office:value="3400" calcext:value-type="float">
            <text:p>3400.0</text:p>
          </table:table-cell>
          <table:table-cell table:formula="of:=IF([.AK$1]&lt;=200;[.AJ2];[.AJ2]+([.AK$1]-200)/2)" office:value-type="float" office:value="3650" calcext:value-type="float">
            <text:p>3650.0</text:p>
          </table:table-cell>
          <table:table-cell table:formula="of:=IF([.AL$1]&lt;=200;[.AK2];[.AK2]+([.AL$1]-200)/2)" office:value-type="float" office:value="3910" calcext:value-type="float">
            <text:p>3910.0</text:p>
          </table:table-cell>
          <table:table-cell table:formula="of:=IF([.AM$1]&lt;=200;[.AL2];[.AL2]+([.AM$1]-200)/2)" office:value-type="float" office:value="4180" calcext:value-type="float">
            <text:p>4180.0</text:p>
          </table:table-cell>
          <table:table-cell table:formula="of:=IF([.AN$1]&lt;=200;[.AM2];[.AM2]+([.AN$1]-200)/2)" office:value-type="float" office:value="4460" calcext:value-type="float">
            <text:p>4460.0</text:p>
          </table:table-cell>
          <table:table-cell table:formula="of:=IF([.AO$1]&lt;=200;[.AN2];[.AN2]+([.AO$1]-200)/2)" office:value-type="float" office:value="4750" calcext:value-type="float">
            <text:p>4750.0</text:p>
          </table:table-cell>
          <table:table-cell table:formula="of:=IF([.AP$1]&lt;=200;[.AO2];[.AO2]+([.AP$1]-200)/2)" office:value-type="float" office:value="5050" calcext:value-type="float">
            <text:p>5050.0</text:p>
          </table:table-cell>
          <table:table-cell table:formula="of:=IF([.AQ$1]&lt;=200;[.AP2];[.AP2]+([.AQ$1]-200)/2)" office:value-type="float" office:value="5360" calcext:value-type="float">
            <text:p>5360.0</text:p>
          </table:table-cell>
          <table:table-cell table:formula="of:=IF([.AR$1]&lt;=200;[.AQ2];[.AQ2]+([.AR$1]-200)/2)" office:value-type="float" office:value="5680" calcext:value-type="float">
            <text:p>5680.0</text:p>
          </table:table-cell>
          <table:table-cell table:formula="of:=IF([.AS$1]&lt;=200;[.AR2];[.AR2]+([.AS$1]-200)/2)" office:value-type="float" office:value="6010" calcext:value-type="float">
            <text:p>6010.0</text:p>
          </table:table-cell>
          <table:table-cell table:formula="of:=IF([.AT$1]&lt;=200;[.AS2];[.AS2]+([.AT$1]-200)/2)" office:value-type="float" office:value="6350" calcext:value-type="float">
            <text:p>6350.0</text:p>
          </table:table-cell>
          <table:table-cell table:formula="of:=IF([.AU$1]&lt;=200;[.AT2];[.AT2]+([.AU$1]-200)/2)" office:value-type="float" office:value="6700" calcext:value-type="float">
            <text:p>6700.0</text:p>
          </table:table-cell>
          <table:table-cell table:formula="of:=IF([.AV$1]&lt;=200;[.AU2];[.AU2]+([.AV$1]-200)/2)" office:value-type="float" office:value="7060" calcext:value-type="float">
            <text:p>7060.0</text:p>
          </table:table-cell>
          <table:table-cell table:formula="of:=IF([.AW$1]&lt;=200;[.AV2];[.AV2]+([.AW$1]-200)/2)" office:value-type="float" office:value="7430" calcext:value-type="float">
            <text:p>7430.0</text:p>
          </table:table-cell>
          <table:table-cell table:formula="of:=IF([.AX$1]&lt;=200;[.AW2];[.AW2]+([.AX$1]-200)/2)" office:value-type="float" office:value="7810" calcext:value-type="float">
            <text:p>7810.0</text:p>
          </table:table-cell>
          <table:table-cell table:formula="of:=IF([.AY$1]&lt;=200;[.AX2];[.AX2]+([.AY$1]-200)/2)" office:value-type="float" office:value="8200" calcext:value-type="float">
            <text:p>8200.0</text:p>
          </table:table-cell>
          <table:table-cell table:formula="of:=IF([.AZ$1]&lt;=200;[.AY2];[.AY2]+([.AZ$1]-200)/2)" office:value-type="float" office:value="8600" calcext:value-type="float">
            <text:p>8600.0</text:p>
          </table:table-cell>
          <table:table-cell table:number-columns-repeated="972"/>
        </table:table-row>
        <table:table-row table:style-name="ro4">
          <table:table-cell office:value-type="float" office:value="420" calcext:value-type="float">
            <text:p>420.0</text:p>
          </table:table-cell>
          <table:table-cell table:formula="of:=IF([.B$1]&lt;=200;[.A3];[.A3]+([.B$1]-200)/2)" office:value-type="float" office:value="420" calcext:value-type="float">
            <text:p>420.0</text:p>
          </table:table-cell>
          <table:table-cell table:formula="of:=IF([.C$1]&lt;=200;[.B3];[.B3]+([.C$1]-200)/2)" office:value-type="float" office:value="420" calcext:value-type="float">
            <text:p>420.0</text:p>
          </table:table-cell>
          <table:table-cell table:formula="of:=IF([.D$1]&lt;=200;[.C3];[.C3]+([.D$1]-200)/2)" office:value-type="float" office:value="420" calcext:value-type="float">
            <text:p>420.0</text:p>
          </table:table-cell>
          <table:table-cell table:formula="of:=IF([.E$1]&lt;=200;[.D3];[.D3]+([.E$1]-200)/2)" office:value-type="float" office:value="420" calcext:value-type="float">
            <text:p>420.0</text:p>
          </table:table-cell>
          <table:table-cell table:formula="of:=IF([.F$1]&lt;=200;[.E3];[.E3]+([.F$1]-200)/2)" office:value-type="float" office:value="420" calcext:value-type="float">
            <text:p>420.0</text:p>
          </table:table-cell>
          <table:table-cell table:formula="of:=IF([.G$1]&lt;=200;[.F3];[.F3]+([.G$1]-200)/2)" office:value-type="float" office:value="420" calcext:value-type="float">
            <text:p>420.0</text:p>
          </table:table-cell>
          <table:table-cell table:formula="of:=IF([.H$1]&lt;=200;[.G3];[.G3]+([.H$1]-200)/2)" office:value-type="float" office:value="420" calcext:value-type="float">
            <text:p>420.0</text:p>
          </table:table-cell>
          <table:table-cell table:formula="of:=IF([.I$1]&lt;=200;[.H3];[.H3]+([.I$1]-200)/2)" office:value-type="float" office:value="420" calcext:value-type="float">
            <text:p>420.0</text:p>
          </table:table-cell>
          <table:table-cell table:formula="of:=IF([.J$1]&lt;=200;[.I3];[.I3]+([.J$1]-200)/2)" office:value-type="float" office:value="420" calcext:value-type="float">
            <text:p>420.0</text:p>
          </table:table-cell>
          <table:table-cell table:formula="of:=IF([.K$1]&lt;=200;[.J3];[.J3]+([.K$1]-200)/2)" office:value-type="float" office:value="420" calcext:value-type="float">
            <text:p>420.0</text:p>
          </table:table-cell>
          <table:table-cell table:formula="of:=IF([.L$1]&lt;=200;[.K3];[.K3]+([.L$1]-200)/2)" office:value-type="float" office:value="420" calcext:value-type="float">
            <text:p>420.0</text:p>
          </table:table-cell>
          <table:table-cell table:formula="of:=IF([.M$1]&lt;=200;[.L3];[.L3]+([.M$1]-200)/2)" office:value-type="float" office:value="430" calcext:value-type="float">
            <text:p>430.0</text:p>
          </table:table-cell>
          <table:table-cell table:formula="of:=IF([.N$1]&lt;=200;[.M3];[.M3]+([.N$1]-200)/2)" office:value-type="float" office:value="450" calcext:value-type="float">
            <text:p>450.0</text:p>
          </table:table-cell>
          <table:table-cell table:formula="of:=IF([.O$1]&lt;=200;[.N3];[.N3]+([.O$1]-200)/2)" office:value-type="float" office:value="480" calcext:value-type="float">
            <text:p>480.0</text:p>
          </table:table-cell>
          <table:table-cell table:formula="of:=IF([.P$1]&lt;=200;[.O3];[.O3]+([.P$1]-200)/2)" office:value-type="float" office:value="520" calcext:value-type="float">
            <text:p>520.0</text:p>
          </table:table-cell>
          <table:table-cell table:formula="of:=IF([.Q$1]&lt;=200;[.P3];[.P3]+([.Q$1]-200)/2)" office:value-type="float" office:value="570" calcext:value-type="float">
            <text:p>570.0</text:p>
          </table:table-cell>
          <table:table-cell table:formula="of:=IF([.R$1]&lt;=200;[.Q3];[.Q3]+([.R$1]-200)/2)" office:value-type="float" office:value="630" calcext:value-type="float">
            <text:p>630.0</text:p>
          </table:table-cell>
          <table:table-cell table:formula="of:=IF([.S$1]&lt;=200;[.R3];[.R3]+([.S$1]-200)/2)" office:value-type="float" office:value="700" calcext:value-type="float">
            <text:p>700.0</text:p>
          </table:table-cell>
          <table:table-cell table:formula="of:=IF([.T$1]&lt;=200;[.S3];[.S3]+([.T$1]-200)/2)" office:value-type="float" office:value="780" calcext:value-type="float">
            <text:p>780.0</text:p>
          </table:table-cell>
          <table:table-cell table:formula="of:=IF([.U$1]&lt;=200;[.T3];[.T3]+([.U$1]-200)/2)" office:value-type="float" office:value="870" calcext:value-type="float">
            <text:p>870.0</text:p>
          </table:table-cell>
          <table:table-cell table:formula="of:=IF([.V$1]&lt;=200;[.U3];[.U3]+([.V$1]-200)/2)" office:value-type="float" office:value="970" calcext:value-type="float">
            <text:p>970.0</text:p>
          </table:table-cell>
          <table:table-cell table:formula="of:=IF([.W$1]&lt;=200;[.V3];[.V3]+([.W$1]-200)/2)" office:value-type="float" office:value="1080" calcext:value-type="float">
            <text:p>1080.0</text:p>
          </table:table-cell>
          <table:table-cell table:formula="of:=IF([.X$1]&lt;=200;[.W3];[.W3]+([.X$1]-200)/2)" office:value-type="float" office:value="1200" calcext:value-type="float">
            <text:p>1200.0</text:p>
          </table:table-cell>
          <table:table-cell table:formula="of:=IF([.Y$1]&lt;=200;[.X3];[.X3]+([.Y$1]-200)/2)" office:value-type="float" office:value="1330" calcext:value-type="float">
            <text:p>1330.0</text:p>
          </table:table-cell>
          <table:table-cell table:formula="of:=IF([.Z$1]&lt;=200;[.Y3];[.Y3]+([.Z$1]-200)/2)" office:value-type="float" office:value="1470" calcext:value-type="float">
            <text:p>1470.0</text:p>
          </table:table-cell>
          <table:table-cell table:formula="of:=IF([.AA$1]&lt;=200;[.Z3];[.Z3]+([.AA$1]-200)/2)" office:value-type="float" office:value="1620" calcext:value-type="float">
            <text:p>1620.0</text:p>
          </table:table-cell>
          <table:table-cell table:formula="of:=IF([.AB$1]&lt;=200;[.AA3];[.AA3]+([.AB$1]-200)/2)" office:value-type="float" office:value="1780" calcext:value-type="float">
            <text:p>1780.0</text:p>
          </table:table-cell>
          <table:table-cell table:formula="of:=IF([.AC$1]&lt;=200;[.AB3];[.AB3]+([.AC$1]-200)/2)" office:value-type="float" office:value="1950" calcext:value-type="float">
            <text:p>1950.0</text:p>
          </table:table-cell>
          <table:table-cell table:formula="of:=IF([.AD$1]&lt;=200;[.AC3];[.AC3]+([.AD$1]-200)/2)" office:value-type="float" office:value="2130" calcext:value-type="float">
            <text:p>2130.0</text:p>
          </table:table-cell>
          <table:table-cell table:formula="of:=IF([.AE$1]&lt;=200;[.AD3];[.AD3]+([.AE$1]-200)/2)" office:value-type="float" office:value="2320" calcext:value-type="float">
            <text:p>2320.0</text:p>
          </table:table-cell>
          <table:table-cell table:formula="of:=IF([.AF$1]&lt;=200;[.AE3];[.AE3]+([.AF$1]-200)/2)" office:value-type="float" office:value="2520" calcext:value-type="float">
            <text:p>2520.0</text:p>
          </table:table-cell>
          <table:table-cell table:formula="of:=IF([.AG$1]&lt;=200;[.AF3];[.AF3]+([.AG$1]-200)/2)" office:value-type="float" office:value="2730" calcext:value-type="float">
            <text:p>2730.0</text:p>
          </table:table-cell>
          <table:table-cell table:formula="of:=IF([.AH$1]&lt;=200;[.AG3];[.AG3]+([.AH$1]-200)/2)" office:value-type="float" office:value="2950" calcext:value-type="float">
            <text:p>2950.0</text:p>
          </table:table-cell>
          <table:table-cell table:formula="of:=IF([.AI$1]&lt;=200;[.AH3];[.AH3]+([.AI$1]-200)/2)" office:value-type="float" office:value="3180" calcext:value-type="float">
            <text:p>3180.0</text:p>
          </table:table-cell>
          <table:table-cell table:formula="of:=IF([.AJ$1]&lt;=200;[.AI3];[.AI3]+([.AJ$1]-200)/2)" office:value-type="float" office:value="3420" calcext:value-type="float">
            <text:p>3420.0</text:p>
          </table:table-cell>
          <table:table-cell table:formula="of:=IF([.AK$1]&lt;=200;[.AJ3];[.AJ3]+([.AK$1]-200)/2)" office:value-type="float" office:value="3670" calcext:value-type="float">
            <text:p>3670.0</text:p>
          </table:table-cell>
          <table:table-cell table:formula="of:=IF([.AL$1]&lt;=200;[.AK3];[.AK3]+([.AL$1]-200)/2)" office:value-type="float" office:value="3930" calcext:value-type="float">
            <text:p>3930.0</text:p>
          </table:table-cell>
          <table:table-cell table:formula="of:=IF([.AM$1]&lt;=200;[.AL3];[.AL3]+([.AM$1]-200)/2)" office:value-type="float" office:value="4200" calcext:value-type="float">
            <text:p>4200.0</text:p>
          </table:table-cell>
          <table:table-cell table:formula="of:=IF([.AN$1]&lt;=200;[.AM3];[.AM3]+([.AN$1]-200)/2)" office:value-type="float" office:value="4480" calcext:value-type="float">
            <text:p>4480.0</text:p>
          </table:table-cell>
          <table:table-cell table:formula="of:=IF([.AO$1]&lt;=200;[.AN3];[.AN3]+([.AO$1]-200)/2)" office:value-type="float" office:value="4770" calcext:value-type="float">
            <text:p>4770.0</text:p>
          </table:table-cell>
          <table:table-cell table:formula="of:=IF([.AP$1]&lt;=200;[.AO3];[.AO3]+([.AP$1]-200)/2)" office:value-type="float" office:value="5070" calcext:value-type="float">
            <text:p>5070.0</text:p>
          </table:table-cell>
          <table:table-cell table:formula="of:=IF([.AQ$1]&lt;=200;[.AP3];[.AP3]+([.AQ$1]-200)/2)" office:value-type="float" office:value="5380" calcext:value-type="float">
            <text:p>5380.0</text:p>
          </table:table-cell>
          <table:table-cell table:formula="of:=IF([.AR$1]&lt;=200;[.AQ3];[.AQ3]+([.AR$1]-200)/2)" office:value-type="float" office:value="5700" calcext:value-type="float">
            <text:p>5700.0</text:p>
          </table:table-cell>
          <table:table-cell table:formula="of:=IF([.AS$1]&lt;=200;[.AR3];[.AR3]+([.AS$1]-200)/2)" office:value-type="float" office:value="6030" calcext:value-type="float">
            <text:p>6030.0</text:p>
          </table:table-cell>
          <table:table-cell table:formula="of:=IF([.AT$1]&lt;=200;[.AS3];[.AS3]+([.AT$1]-200)/2)" office:value-type="float" office:value="6370" calcext:value-type="float">
            <text:p>6370.0</text:p>
          </table:table-cell>
          <table:table-cell table:formula="of:=IF([.AU$1]&lt;=200;[.AT3];[.AT3]+([.AU$1]-200)/2)" office:value-type="float" office:value="6720" calcext:value-type="float">
            <text:p>6720.0</text:p>
          </table:table-cell>
          <table:table-cell table:formula="of:=IF([.AV$1]&lt;=200;[.AU3];[.AU3]+([.AV$1]-200)/2)" office:value-type="float" office:value="7080" calcext:value-type="float">
            <text:p>7080.0</text:p>
          </table:table-cell>
          <table:table-cell table:formula="of:=IF([.AW$1]&lt;=200;[.AV3];[.AV3]+([.AW$1]-200)/2)" office:value-type="float" office:value="7450" calcext:value-type="float">
            <text:p>7450.0</text:p>
          </table:table-cell>
          <table:table-cell table:formula="of:=IF([.AX$1]&lt;=200;[.AW3];[.AW3]+([.AX$1]-200)/2)" office:value-type="float" office:value="7830" calcext:value-type="float">
            <text:p>7830.0</text:p>
          </table:table-cell>
          <table:table-cell table:formula="of:=IF([.AY$1]&lt;=200;[.AX3];[.AX3]+([.AY$1]-200)/2)" office:value-type="float" office:value="8220" calcext:value-type="float">
            <text:p>8220.0</text:p>
          </table:table-cell>
          <table:table-cell table:formula="of:=IF([.AZ$1]&lt;=200;[.AY3];[.AY3]+([.AZ$1]-200)/2)" office:value-type="float" office:value="8620" calcext:value-type="float">
            <text:p>8620.0</text:p>
          </table:table-cell>
          <table:table-cell table:number-columns-repeated="972"/>
        </table:table-row>
        <table:table-row table:style-name="ro4">
          <table:table-cell office:value-type="float" office:value="440" calcext:value-type="float">
            <text:p>440.0</text:p>
          </table:table-cell>
          <table:table-cell table:formula="of:=IF([.B$1]&lt;=200;[.A4];[.A4]+([.B$1]-200)/2)" office:value-type="float" office:value="440" calcext:value-type="float">
            <text:p>440.0</text:p>
          </table:table-cell>
          <table:table-cell table:formula="of:=IF([.C$1]&lt;=200;[.B4];[.B4]+([.C$1]-200)/2)" office:value-type="float" office:value="440" calcext:value-type="float">
            <text:p>440.0</text:p>
          </table:table-cell>
          <table:table-cell table:formula="of:=IF([.D$1]&lt;=200;[.C4];[.C4]+([.D$1]-200)/2)" office:value-type="float" office:value="440" calcext:value-type="float">
            <text:p>440.0</text:p>
          </table:table-cell>
          <table:table-cell table:formula="of:=IF([.E$1]&lt;=200;[.D4];[.D4]+([.E$1]-200)/2)" office:value-type="float" office:value="440" calcext:value-type="float">
            <text:p>440.0</text:p>
          </table:table-cell>
          <table:table-cell table:formula="of:=IF([.F$1]&lt;=200;[.E4];[.E4]+([.F$1]-200)/2)" office:value-type="float" office:value="440" calcext:value-type="float">
            <text:p>440.0</text:p>
          </table:table-cell>
          <table:table-cell table:formula="of:=IF([.G$1]&lt;=200;[.F4];[.F4]+([.G$1]-200)/2)" office:value-type="float" office:value="440" calcext:value-type="float">
            <text:p>440.0</text:p>
          </table:table-cell>
          <table:table-cell table:formula="of:=IF([.H$1]&lt;=200;[.G4];[.G4]+([.H$1]-200)/2)" office:value-type="float" office:value="440" calcext:value-type="float">
            <text:p>440.0</text:p>
          </table:table-cell>
          <table:table-cell table:formula="of:=IF([.I$1]&lt;=200;[.H4];[.H4]+([.I$1]-200)/2)" office:value-type="float" office:value="440" calcext:value-type="float">
            <text:p>440.0</text:p>
          </table:table-cell>
          <table:table-cell table:formula="of:=IF([.J$1]&lt;=200;[.I4];[.I4]+([.J$1]-200)/2)" office:value-type="float" office:value="440" calcext:value-type="float">
            <text:p>440.0</text:p>
          </table:table-cell>
          <table:table-cell table:formula="of:=IF([.K$1]&lt;=200;[.J4];[.J4]+([.K$1]-200)/2)" office:value-type="float" office:value="440" calcext:value-type="float">
            <text:p>440.0</text:p>
          </table:table-cell>
          <table:table-cell table:formula="of:=IF([.L$1]&lt;=200;[.K4];[.K4]+([.L$1]-200)/2)" office:value-type="float" office:value="440" calcext:value-type="float">
            <text:p>440.0</text:p>
          </table:table-cell>
          <table:table-cell table:formula="of:=IF([.M$1]&lt;=200;[.L4];[.L4]+([.M$1]-200)/2)" office:value-type="float" office:value="450" calcext:value-type="float">
            <text:p>450.0</text:p>
          </table:table-cell>
          <table:table-cell table:formula="of:=IF([.N$1]&lt;=200;[.M4];[.M4]+([.N$1]-200)/2)" office:value-type="float" office:value="470" calcext:value-type="float">
            <text:p>470.0</text:p>
          </table:table-cell>
          <table:table-cell table:formula="of:=IF([.O$1]&lt;=200;[.N4];[.N4]+([.O$1]-200)/2)" office:value-type="float" office:value="500" calcext:value-type="float">
            <text:p>500.0</text:p>
          </table:table-cell>
          <table:table-cell table:formula="of:=IF([.P$1]&lt;=200;[.O4];[.O4]+([.P$1]-200)/2)" office:value-type="float" office:value="540" calcext:value-type="float">
            <text:p>540.0</text:p>
          </table:table-cell>
          <table:table-cell table:formula="of:=IF([.Q$1]&lt;=200;[.P4];[.P4]+([.Q$1]-200)/2)" office:value-type="float" office:value="590" calcext:value-type="float">
            <text:p>590.0</text:p>
          </table:table-cell>
          <table:table-cell table:formula="of:=IF([.R$1]&lt;=200;[.Q4];[.Q4]+([.R$1]-200)/2)" office:value-type="float" office:value="650" calcext:value-type="float">
            <text:p>650.0</text:p>
          </table:table-cell>
          <table:table-cell table:formula="of:=IF([.S$1]&lt;=200;[.R4];[.R4]+([.S$1]-200)/2)" office:value-type="float" office:value="720" calcext:value-type="float">
            <text:p>720.0</text:p>
          </table:table-cell>
          <table:table-cell table:formula="of:=IF([.T$1]&lt;=200;[.S4];[.S4]+([.T$1]-200)/2)" office:value-type="float" office:value="800" calcext:value-type="float">
            <text:p>800.0</text:p>
          </table:table-cell>
          <table:table-cell table:formula="of:=IF([.U$1]&lt;=200;[.T4];[.T4]+([.U$1]-200)/2)" office:value-type="float" office:value="890" calcext:value-type="float">
            <text:p>890.0</text:p>
          </table:table-cell>
          <table:table-cell table:formula="of:=IF([.V$1]&lt;=200;[.U4];[.U4]+([.V$1]-200)/2)" office:value-type="float" office:value="990" calcext:value-type="float">
            <text:p>990.0</text:p>
          </table:table-cell>
          <table:table-cell table:formula="of:=IF([.W$1]&lt;=200;[.V4];[.V4]+([.W$1]-200)/2)" office:value-type="float" office:value="1100" calcext:value-type="float">
            <text:p>1100.0</text:p>
          </table:table-cell>
          <table:table-cell table:formula="of:=IF([.X$1]&lt;=200;[.W4];[.W4]+([.X$1]-200)/2)" office:value-type="float" office:value="1220" calcext:value-type="float">
            <text:p>1220.0</text:p>
          </table:table-cell>
          <table:table-cell table:formula="of:=IF([.Y$1]&lt;=200;[.X4];[.X4]+([.Y$1]-200)/2)" office:value-type="float" office:value="1350" calcext:value-type="float">
            <text:p>1350.0</text:p>
          </table:table-cell>
          <table:table-cell table:formula="of:=IF([.Z$1]&lt;=200;[.Y4];[.Y4]+([.Z$1]-200)/2)" office:value-type="float" office:value="1490" calcext:value-type="float">
            <text:p>1490.0</text:p>
          </table:table-cell>
          <table:table-cell table:formula="of:=IF([.AA$1]&lt;=200;[.Z4];[.Z4]+([.AA$1]-200)/2)" office:value-type="float" office:value="1640" calcext:value-type="float">
            <text:p>1640.0</text:p>
          </table:table-cell>
          <table:table-cell table:formula="of:=IF([.AB$1]&lt;=200;[.AA4];[.AA4]+([.AB$1]-200)/2)" office:value-type="float" office:value="1800" calcext:value-type="float">
            <text:p>1800.0</text:p>
          </table:table-cell>
          <table:table-cell table:formula="of:=IF([.AC$1]&lt;=200;[.AB4];[.AB4]+([.AC$1]-200)/2)" office:value-type="float" office:value="1970" calcext:value-type="float">
            <text:p>1970.0</text:p>
          </table:table-cell>
          <table:table-cell table:formula="of:=IF([.AD$1]&lt;=200;[.AC4];[.AC4]+([.AD$1]-200)/2)" office:value-type="float" office:value="2150" calcext:value-type="float">
            <text:p>2150.0</text:p>
          </table:table-cell>
          <table:table-cell table:formula="of:=IF([.AE$1]&lt;=200;[.AD4];[.AD4]+([.AE$1]-200)/2)" office:value-type="float" office:value="2340" calcext:value-type="float">
            <text:p>2340.0</text:p>
          </table:table-cell>
          <table:table-cell table:formula="of:=IF([.AF$1]&lt;=200;[.AE4];[.AE4]+([.AF$1]-200)/2)" office:value-type="float" office:value="2540" calcext:value-type="float">
            <text:p>2540.0</text:p>
          </table:table-cell>
          <table:table-cell table:formula="of:=IF([.AG$1]&lt;=200;[.AF4];[.AF4]+([.AG$1]-200)/2)" office:value-type="float" office:value="2750" calcext:value-type="float">
            <text:p>2750.0</text:p>
          </table:table-cell>
          <table:table-cell table:formula="of:=IF([.AH$1]&lt;=200;[.AG4];[.AG4]+([.AH$1]-200)/2)" office:value-type="float" office:value="2970" calcext:value-type="float">
            <text:p>2970.0</text:p>
          </table:table-cell>
          <table:table-cell table:formula="of:=IF([.AI$1]&lt;=200;[.AH4];[.AH4]+([.AI$1]-200)/2)" office:value-type="float" office:value="3200" calcext:value-type="float">
            <text:p>3200.0</text:p>
          </table:table-cell>
          <table:table-cell table:formula="of:=IF([.AJ$1]&lt;=200;[.AI4];[.AI4]+([.AJ$1]-200)/2)" office:value-type="float" office:value="3440" calcext:value-type="float">
            <text:p>3440.0</text:p>
          </table:table-cell>
          <table:table-cell table:formula="of:=IF([.AK$1]&lt;=200;[.AJ4];[.AJ4]+([.AK$1]-200)/2)" office:value-type="float" office:value="3690" calcext:value-type="float">
            <text:p>3690.0</text:p>
          </table:table-cell>
          <table:table-cell table:formula="of:=IF([.AL$1]&lt;=200;[.AK4];[.AK4]+([.AL$1]-200)/2)" office:value-type="float" office:value="3950" calcext:value-type="float">
            <text:p>3950.0</text:p>
          </table:table-cell>
          <table:table-cell table:formula="of:=IF([.AM$1]&lt;=200;[.AL4];[.AL4]+([.AM$1]-200)/2)" office:value-type="float" office:value="4220" calcext:value-type="float">
            <text:p>4220.0</text:p>
          </table:table-cell>
          <table:table-cell table:formula="of:=IF([.AN$1]&lt;=200;[.AM4];[.AM4]+([.AN$1]-200)/2)" office:value-type="float" office:value="4500" calcext:value-type="float">
            <text:p>4500.0</text:p>
          </table:table-cell>
          <table:table-cell table:formula="of:=IF([.AO$1]&lt;=200;[.AN4];[.AN4]+([.AO$1]-200)/2)" office:value-type="float" office:value="4790" calcext:value-type="float">
            <text:p>4790.0</text:p>
          </table:table-cell>
          <table:table-cell table:formula="of:=IF([.AP$1]&lt;=200;[.AO4];[.AO4]+([.AP$1]-200)/2)" office:value-type="float" office:value="5090" calcext:value-type="float">
            <text:p>5090.0</text:p>
          </table:table-cell>
          <table:table-cell table:formula="of:=IF([.AQ$1]&lt;=200;[.AP4];[.AP4]+([.AQ$1]-200)/2)" office:value-type="float" office:value="5400" calcext:value-type="float">
            <text:p>5400.0</text:p>
          </table:table-cell>
          <table:table-cell table:formula="of:=IF([.AR$1]&lt;=200;[.AQ4];[.AQ4]+([.AR$1]-200)/2)" office:value-type="float" office:value="5720" calcext:value-type="float">
            <text:p>5720.0</text:p>
          </table:table-cell>
          <table:table-cell table:formula="of:=IF([.AS$1]&lt;=200;[.AR4];[.AR4]+([.AS$1]-200)/2)" office:value-type="float" office:value="6050" calcext:value-type="float">
            <text:p>6050.0</text:p>
          </table:table-cell>
          <table:table-cell table:formula="of:=IF([.AT$1]&lt;=200;[.AS4];[.AS4]+([.AT$1]-200)/2)" office:value-type="float" office:value="6390" calcext:value-type="float">
            <text:p>6390.0</text:p>
          </table:table-cell>
          <table:table-cell table:formula="of:=IF([.AU$1]&lt;=200;[.AT4];[.AT4]+([.AU$1]-200)/2)" office:value-type="float" office:value="6740" calcext:value-type="float">
            <text:p>6740.0</text:p>
          </table:table-cell>
          <table:table-cell table:formula="of:=IF([.AV$1]&lt;=200;[.AU4];[.AU4]+([.AV$1]-200)/2)" office:value-type="float" office:value="7100" calcext:value-type="float">
            <text:p>7100.0</text:p>
          </table:table-cell>
          <table:table-cell table:formula="of:=IF([.AW$1]&lt;=200;[.AV4];[.AV4]+([.AW$1]-200)/2)" office:value-type="float" office:value="7470" calcext:value-type="float">
            <text:p>7470.0</text:p>
          </table:table-cell>
          <table:table-cell table:formula="of:=IF([.AX$1]&lt;=200;[.AW4];[.AW4]+([.AX$1]-200)/2)" office:value-type="float" office:value="7850" calcext:value-type="float">
            <text:p>7850.0</text:p>
          </table:table-cell>
          <table:table-cell table:formula="of:=IF([.AY$1]&lt;=200;[.AX4];[.AX4]+([.AY$1]-200)/2)" office:value-type="float" office:value="8240" calcext:value-type="float">
            <text:p>8240.0</text:p>
          </table:table-cell>
          <table:table-cell table:formula="of:=IF([.AZ$1]&lt;=200;[.AY4];[.AY4]+([.AZ$1]-200)/2)" office:value-type="float" office:value="8640" calcext:value-type="float">
            <text:p>8640.0</text:p>
          </table:table-cell>
          <table:table-cell table:number-columns-repeated="972"/>
        </table:table-row>
        <table:table-row table:style-name="ro4">
          <table:table-cell office:value-type="float" office:value="460" calcext:value-type="float">
            <text:p>460.0</text:p>
          </table:table-cell>
          <table:table-cell table:formula="of:=IF([.B$1]&lt;=200;[.A5];[.A5]+([.B$1]-200)/2)" office:value-type="float" office:value="460" calcext:value-type="float">
            <text:p>460.0</text:p>
          </table:table-cell>
          <table:table-cell table:formula="of:=IF([.C$1]&lt;=200;[.B5];[.B5]+([.C$1]-200)/2)" office:value-type="float" office:value="460" calcext:value-type="float">
            <text:p>460.0</text:p>
          </table:table-cell>
          <table:table-cell table:formula="of:=IF([.D$1]&lt;=200;[.C5];[.C5]+([.D$1]-200)/2)" office:value-type="float" office:value="460" calcext:value-type="float">
            <text:p>460.0</text:p>
          </table:table-cell>
          <table:table-cell table:formula="of:=IF([.E$1]&lt;=200;[.D5];[.D5]+([.E$1]-200)/2)" office:value-type="float" office:value="460" calcext:value-type="float">
            <text:p>460.0</text:p>
          </table:table-cell>
          <table:table-cell table:formula="of:=IF([.F$1]&lt;=200;[.E5];[.E5]+([.F$1]-200)/2)" office:value-type="float" office:value="460" calcext:value-type="float">
            <text:p>460.0</text:p>
          </table:table-cell>
          <table:table-cell table:formula="of:=IF([.G$1]&lt;=200;[.F5];[.F5]+([.G$1]-200)/2)" office:value-type="float" office:value="460" calcext:value-type="float">
            <text:p>460.0</text:p>
          </table:table-cell>
          <table:table-cell table:formula="of:=IF([.H$1]&lt;=200;[.G5];[.G5]+([.H$1]-200)/2)" office:value-type="float" office:value="460" calcext:value-type="float">
            <text:p>460.0</text:p>
          </table:table-cell>
          <table:table-cell table:formula="of:=IF([.I$1]&lt;=200;[.H5];[.H5]+([.I$1]-200)/2)" office:value-type="float" office:value="460" calcext:value-type="float">
            <text:p>460.0</text:p>
          </table:table-cell>
          <table:table-cell table:formula="of:=IF([.J$1]&lt;=200;[.I5];[.I5]+([.J$1]-200)/2)" office:value-type="float" office:value="460" calcext:value-type="float">
            <text:p>460.0</text:p>
          </table:table-cell>
          <table:table-cell table:formula="of:=IF([.K$1]&lt;=200;[.J5];[.J5]+([.K$1]-200)/2)" office:value-type="float" office:value="460" calcext:value-type="float">
            <text:p>460.0</text:p>
          </table:table-cell>
          <table:table-cell table:formula="of:=IF([.L$1]&lt;=200;[.K5];[.K5]+([.L$1]-200)/2)" office:value-type="float" office:value="460" calcext:value-type="float">
            <text:p>460.0</text:p>
          </table:table-cell>
          <table:table-cell table:formula="of:=IF([.M$1]&lt;=200;[.L5];[.L5]+([.M$1]-200)/2)" office:value-type="float" office:value="470" calcext:value-type="float">
            <text:p>470.0</text:p>
          </table:table-cell>
          <table:table-cell table:formula="of:=IF([.N$1]&lt;=200;[.M5];[.M5]+([.N$1]-200)/2)" office:value-type="float" office:value="490" calcext:value-type="float">
            <text:p>490.0</text:p>
          </table:table-cell>
          <table:table-cell table:formula="of:=IF([.O$1]&lt;=200;[.N5];[.N5]+([.O$1]-200)/2)" office:value-type="float" office:value="520" calcext:value-type="float">
            <text:p>520.0</text:p>
          </table:table-cell>
          <table:table-cell table:formula="of:=IF([.P$1]&lt;=200;[.O5];[.O5]+([.P$1]-200)/2)" office:value-type="float" office:value="560" calcext:value-type="float">
            <text:p>560.0</text:p>
          </table:table-cell>
          <table:table-cell table:formula="of:=IF([.Q$1]&lt;=200;[.P5];[.P5]+([.Q$1]-200)/2)" office:value-type="float" office:value="610" calcext:value-type="float">
            <text:p>610.0</text:p>
          </table:table-cell>
          <table:table-cell table:formula="of:=IF([.R$1]&lt;=200;[.Q5];[.Q5]+([.R$1]-200)/2)" office:value-type="float" office:value="670" calcext:value-type="float">
            <text:p>670.0</text:p>
          </table:table-cell>
          <table:table-cell table:formula="of:=IF([.S$1]&lt;=200;[.R5];[.R5]+([.S$1]-200)/2)" office:value-type="float" office:value="740" calcext:value-type="float">
            <text:p>740.0</text:p>
          </table:table-cell>
          <table:table-cell table:formula="of:=IF([.T$1]&lt;=200;[.S5];[.S5]+([.T$1]-200)/2)" office:value-type="float" office:value="820" calcext:value-type="float">
            <text:p>820.0</text:p>
          </table:table-cell>
          <table:table-cell table:formula="of:=IF([.U$1]&lt;=200;[.T5];[.T5]+([.U$1]-200)/2)" office:value-type="float" office:value="910" calcext:value-type="float">
            <text:p>910.0</text:p>
          </table:table-cell>
          <table:table-cell table:formula="of:=IF([.V$1]&lt;=200;[.U5];[.U5]+([.V$1]-200)/2)" office:value-type="float" office:value="1010" calcext:value-type="float">
            <text:p>1010.0</text:p>
          </table:table-cell>
          <table:table-cell table:formula="of:=IF([.W$1]&lt;=200;[.V5];[.V5]+([.W$1]-200)/2)" office:value-type="float" office:value="1120" calcext:value-type="float">
            <text:p>1120.0</text:p>
          </table:table-cell>
          <table:table-cell table:formula="of:=IF([.X$1]&lt;=200;[.W5];[.W5]+([.X$1]-200)/2)" office:value-type="float" office:value="1240" calcext:value-type="float">
            <text:p>1240.0</text:p>
          </table:table-cell>
          <table:table-cell table:formula="of:=IF([.Y$1]&lt;=200;[.X5];[.X5]+([.Y$1]-200)/2)" office:value-type="float" office:value="1370" calcext:value-type="float">
            <text:p>1370.0</text:p>
          </table:table-cell>
          <table:table-cell table:formula="of:=IF([.Z$1]&lt;=200;[.Y5];[.Y5]+([.Z$1]-200)/2)" office:value-type="float" office:value="1510" calcext:value-type="float">
            <text:p>1510.0</text:p>
          </table:table-cell>
          <table:table-cell table:formula="of:=IF([.AA$1]&lt;=200;[.Z5];[.Z5]+([.AA$1]-200)/2)" office:value-type="float" office:value="1660" calcext:value-type="float">
            <text:p>1660.0</text:p>
          </table:table-cell>
          <table:table-cell table:formula="of:=IF([.AB$1]&lt;=200;[.AA5];[.AA5]+([.AB$1]-200)/2)" office:value-type="float" office:value="1820" calcext:value-type="float">
            <text:p>1820.0</text:p>
          </table:table-cell>
          <table:table-cell table:formula="of:=IF([.AC$1]&lt;=200;[.AB5];[.AB5]+([.AC$1]-200)/2)" office:value-type="float" office:value="1990" calcext:value-type="float">
            <text:p>1990.0</text:p>
          </table:table-cell>
          <table:table-cell table:formula="of:=IF([.AD$1]&lt;=200;[.AC5];[.AC5]+([.AD$1]-200)/2)" office:value-type="float" office:value="2170" calcext:value-type="float">
            <text:p>2170.0</text:p>
          </table:table-cell>
          <table:table-cell table:formula="of:=IF([.AE$1]&lt;=200;[.AD5];[.AD5]+([.AE$1]-200)/2)" office:value-type="float" office:value="2360" calcext:value-type="float">
            <text:p>2360.0</text:p>
          </table:table-cell>
          <table:table-cell table:formula="of:=IF([.AF$1]&lt;=200;[.AE5];[.AE5]+([.AF$1]-200)/2)" office:value-type="float" office:value="2560" calcext:value-type="float">
            <text:p>2560.0</text:p>
          </table:table-cell>
          <table:table-cell table:formula="of:=IF([.AG$1]&lt;=200;[.AF5];[.AF5]+([.AG$1]-200)/2)" office:value-type="float" office:value="2770" calcext:value-type="float">
            <text:p>2770.0</text:p>
          </table:table-cell>
          <table:table-cell table:formula="of:=IF([.AH$1]&lt;=200;[.AG5];[.AG5]+([.AH$1]-200)/2)" office:value-type="float" office:value="2990" calcext:value-type="float">
            <text:p>2990.0</text:p>
          </table:table-cell>
          <table:table-cell table:formula="of:=IF([.AI$1]&lt;=200;[.AH5];[.AH5]+([.AI$1]-200)/2)" office:value-type="float" office:value="3220" calcext:value-type="float">
            <text:p>3220.0</text:p>
          </table:table-cell>
          <table:table-cell table:formula="of:=IF([.AJ$1]&lt;=200;[.AI5];[.AI5]+([.AJ$1]-200)/2)" office:value-type="float" office:value="3460" calcext:value-type="float">
            <text:p>3460.0</text:p>
          </table:table-cell>
          <table:table-cell table:formula="of:=IF([.AK$1]&lt;=200;[.AJ5];[.AJ5]+([.AK$1]-200)/2)" office:value-type="float" office:value="3710" calcext:value-type="float">
            <text:p>3710.0</text:p>
          </table:table-cell>
          <table:table-cell table:formula="of:=IF([.AL$1]&lt;=200;[.AK5];[.AK5]+([.AL$1]-200)/2)" office:value-type="float" office:value="3970" calcext:value-type="float">
            <text:p>3970.0</text:p>
          </table:table-cell>
          <table:table-cell table:formula="of:=IF([.AM$1]&lt;=200;[.AL5];[.AL5]+([.AM$1]-200)/2)" office:value-type="float" office:value="4240" calcext:value-type="float">
            <text:p>4240.0</text:p>
          </table:table-cell>
          <table:table-cell table:formula="of:=IF([.AN$1]&lt;=200;[.AM5];[.AM5]+([.AN$1]-200)/2)" office:value-type="float" office:value="4520" calcext:value-type="float">
            <text:p>4520.0</text:p>
          </table:table-cell>
          <table:table-cell table:formula="of:=IF([.AO$1]&lt;=200;[.AN5];[.AN5]+([.AO$1]-200)/2)" office:value-type="float" office:value="4810" calcext:value-type="float">
            <text:p>4810.0</text:p>
          </table:table-cell>
          <table:table-cell table:formula="of:=IF([.AP$1]&lt;=200;[.AO5];[.AO5]+([.AP$1]-200)/2)" office:value-type="float" office:value="5110" calcext:value-type="float">
            <text:p>5110.0</text:p>
          </table:table-cell>
          <table:table-cell table:formula="of:=IF([.AQ$1]&lt;=200;[.AP5];[.AP5]+([.AQ$1]-200)/2)" office:value-type="float" office:value="5420" calcext:value-type="float">
            <text:p>5420.0</text:p>
          </table:table-cell>
          <table:table-cell table:formula="of:=IF([.AR$1]&lt;=200;[.AQ5];[.AQ5]+([.AR$1]-200)/2)" office:value-type="float" office:value="5740" calcext:value-type="float">
            <text:p>5740.0</text:p>
          </table:table-cell>
          <table:table-cell table:formula="of:=IF([.AS$1]&lt;=200;[.AR5];[.AR5]+([.AS$1]-200)/2)" office:value-type="float" office:value="6070" calcext:value-type="float">
            <text:p>6070.0</text:p>
          </table:table-cell>
          <table:table-cell table:formula="of:=IF([.AT$1]&lt;=200;[.AS5];[.AS5]+([.AT$1]-200)/2)" office:value-type="float" office:value="6410" calcext:value-type="float">
            <text:p>6410.0</text:p>
          </table:table-cell>
          <table:table-cell table:formula="of:=IF([.AU$1]&lt;=200;[.AT5];[.AT5]+([.AU$1]-200)/2)" office:value-type="float" office:value="6760" calcext:value-type="float">
            <text:p>6760.0</text:p>
          </table:table-cell>
          <table:table-cell table:formula="of:=IF([.AV$1]&lt;=200;[.AU5];[.AU5]+([.AV$1]-200)/2)" office:value-type="float" office:value="7120" calcext:value-type="float">
            <text:p>7120.0</text:p>
          </table:table-cell>
          <table:table-cell table:formula="of:=IF([.AW$1]&lt;=200;[.AV5];[.AV5]+([.AW$1]-200)/2)" office:value-type="float" office:value="7490" calcext:value-type="float">
            <text:p>7490.0</text:p>
          </table:table-cell>
          <table:table-cell table:formula="of:=IF([.AX$1]&lt;=200;[.AW5];[.AW5]+([.AX$1]-200)/2)" office:value-type="float" office:value="7870" calcext:value-type="float">
            <text:p>7870.0</text:p>
          </table:table-cell>
          <table:table-cell table:formula="of:=IF([.AY$1]&lt;=200;[.AX5];[.AX5]+([.AY$1]-200)/2)" office:value-type="float" office:value="8260" calcext:value-type="float">
            <text:p>8260.0</text:p>
          </table:table-cell>
          <table:table-cell table:formula="of:=IF([.AZ$1]&lt;=200;[.AY5];[.AY5]+([.AZ$1]-200)/2)" office:value-type="float" office:value="8660" calcext:value-type="float">
            <text:p>8660.0</text:p>
          </table:table-cell>
          <table:table-cell table:number-columns-repeated="972"/>
        </table:table-row>
        <table:table-row table:style-name="ro4">
          <table:table-cell office:value-type="float" office:value="480" calcext:value-type="float">
            <text:p>480.0</text:p>
          </table:table-cell>
          <table:table-cell table:formula="of:=IF([.B$1]&lt;=200;[.A6];[.A6]+([.B$1]-200)/2)" office:value-type="float" office:value="480" calcext:value-type="float">
            <text:p>480.0</text:p>
          </table:table-cell>
          <table:table-cell table:formula="of:=IF([.C$1]&lt;=200;[.B6];[.B6]+([.C$1]-200)/2)" office:value-type="float" office:value="480" calcext:value-type="float">
            <text:p>480.0</text:p>
          </table:table-cell>
          <table:table-cell table:formula="of:=IF([.D$1]&lt;=200;[.C6];[.C6]+([.D$1]-200)/2)" office:value-type="float" office:value="480" calcext:value-type="float">
            <text:p>480.0</text:p>
          </table:table-cell>
          <table:table-cell table:formula="of:=IF([.E$1]&lt;=200;[.D6];[.D6]+([.E$1]-200)/2)" office:value-type="float" office:value="480" calcext:value-type="float">
            <text:p>480.0</text:p>
          </table:table-cell>
          <table:table-cell table:formula="of:=IF([.F$1]&lt;=200;[.E6];[.E6]+([.F$1]-200)/2)" office:value-type="float" office:value="480" calcext:value-type="float">
            <text:p>480.0</text:p>
          </table:table-cell>
          <table:table-cell table:formula="of:=IF([.G$1]&lt;=200;[.F6];[.F6]+([.G$1]-200)/2)" office:value-type="float" office:value="480" calcext:value-type="float">
            <text:p>480.0</text:p>
          </table:table-cell>
          <table:table-cell table:formula="of:=IF([.H$1]&lt;=200;[.G6];[.G6]+([.H$1]-200)/2)" office:value-type="float" office:value="480" calcext:value-type="float">
            <text:p>480.0</text:p>
          </table:table-cell>
          <table:table-cell table:formula="of:=IF([.I$1]&lt;=200;[.H6];[.H6]+([.I$1]-200)/2)" office:value-type="float" office:value="480" calcext:value-type="float">
            <text:p>480.0</text:p>
          </table:table-cell>
          <table:table-cell table:formula="of:=IF([.J$1]&lt;=200;[.I6];[.I6]+([.J$1]-200)/2)" office:value-type="float" office:value="480" calcext:value-type="float">
            <text:p>480.0</text:p>
          </table:table-cell>
          <table:table-cell table:formula="of:=IF([.K$1]&lt;=200;[.J6];[.J6]+([.K$1]-200)/2)" office:value-type="float" office:value="480" calcext:value-type="float">
            <text:p>480.0</text:p>
          </table:table-cell>
          <table:table-cell table:formula="of:=IF([.L$1]&lt;=200;[.K6];[.K6]+([.L$1]-200)/2)" office:value-type="float" office:value="480" calcext:value-type="float">
            <text:p>480.0</text:p>
          </table:table-cell>
          <table:table-cell table:formula="of:=IF([.M$1]&lt;=200;[.L6];[.L6]+([.M$1]-200)/2)" office:value-type="float" office:value="490" calcext:value-type="float">
            <text:p>490.0</text:p>
          </table:table-cell>
          <table:table-cell table:formula="of:=IF([.N$1]&lt;=200;[.M6];[.M6]+([.N$1]-200)/2)" office:value-type="float" office:value="510" calcext:value-type="float">
            <text:p>510.0</text:p>
          </table:table-cell>
          <table:table-cell table:formula="of:=IF([.O$1]&lt;=200;[.N6];[.N6]+([.O$1]-200)/2)" office:value-type="float" office:value="540" calcext:value-type="float">
            <text:p>540.0</text:p>
          </table:table-cell>
          <table:table-cell table:formula="of:=IF([.P$1]&lt;=200;[.O6];[.O6]+([.P$1]-200)/2)" office:value-type="float" office:value="580" calcext:value-type="float">
            <text:p>580.0</text:p>
          </table:table-cell>
          <table:table-cell table:formula="of:=IF([.Q$1]&lt;=200;[.P6];[.P6]+([.Q$1]-200)/2)" office:value-type="float" office:value="630" calcext:value-type="float">
            <text:p>630.0</text:p>
          </table:table-cell>
          <table:table-cell table:formula="of:=IF([.R$1]&lt;=200;[.Q6];[.Q6]+([.R$1]-200)/2)" office:value-type="float" office:value="690" calcext:value-type="float">
            <text:p>690.0</text:p>
          </table:table-cell>
          <table:table-cell table:formula="of:=IF([.S$1]&lt;=200;[.R6];[.R6]+([.S$1]-200)/2)" office:value-type="float" office:value="760" calcext:value-type="float">
            <text:p>760.0</text:p>
          </table:table-cell>
          <table:table-cell table:formula="of:=IF([.T$1]&lt;=200;[.S6];[.S6]+([.T$1]-200)/2)" office:value-type="float" office:value="840" calcext:value-type="float">
            <text:p>840.0</text:p>
          </table:table-cell>
          <table:table-cell table:formula="of:=IF([.U$1]&lt;=200;[.T6];[.T6]+([.U$1]-200)/2)" office:value-type="float" office:value="930" calcext:value-type="float">
            <text:p>930.0</text:p>
          </table:table-cell>
          <table:table-cell table:formula="of:=IF([.V$1]&lt;=200;[.U6];[.U6]+([.V$1]-200)/2)" office:value-type="float" office:value="1030" calcext:value-type="float">
            <text:p>1030.0</text:p>
          </table:table-cell>
          <table:table-cell table:formula="of:=IF([.W$1]&lt;=200;[.V6];[.V6]+([.W$1]-200)/2)" office:value-type="float" office:value="1140" calcext:value-type="float">
            <text:p>1140.0</text:p>
          </table:table-cell>
          <table:table-cell table:formula="of:=IF([.X$1]&lt;=200;[.W6];[.W6]+([.X$1]-200)/2)" office:value-type="float" office:value="1260" calcext:value-type="float">
            <text:p>1260.0</text:p>
          </table:table-cell>
          <table:table-cell table:formula="of:=IF([.Y$1]&lt;=200;[.X6];[.X6]+([.Y$1]-200)/2)" office:value-type="float" office:value="1390" calcext:value-type="float">
            <text:p>1390.0</text:p>
          </table:table-cell>
          <table:table-cell table:formula="of:=IF([.Z$1]&lt;=200;[.Y6];[.Y6]+([.Z$1]-200)/2)" office:value-type="float" office:value="1530" calcext:value-type="float">
            <text:p>1530.0</text:p>
          </table:table-cell>
          <table:table-cell table:formula="of:=IF([.AA$1]&lt;=200;[.Z6];[.Z6]+([.AA$1]-200)/2)" office:value-type="float" office:value="1680" calcext:value-type="float">
            <text:p>1680.0</text:p>
          </table:table-cell>
          <table:table-cell table:formula="of:=IF([.AB$1]&lt;=200;[.AA6];[.AA6]+([.AB$1]-200)/2)" office:value-type="float" office:value="1840" calcext:value-type="float">
            <text:p>1840.0</text:p>
          </table:table-cell>
          <table:table-cell table:formula="of:=IF([.AC$1]&lt;=200;[.AB6];[.AB6]+([.AC$1]-200)/2)" office:value-type="float" office:value="2010" calcext:value-type="float">
            <text:p>2010.0</text:p>
          </table:table-cell>
          <table:table-cell table:formula="of:=IF([.AD$1]&lt;=200;[.AC6];[.AC6]+([.AD$1]-200)/2)" office:value-type="float" office:value="2190" calcext:value-type="float">
            <text:p>2190.0</text:p>
          </table:table-cell>
          <table:table-cell table:formula="of:=IF([.AE$1]&lt;=200;[.AD6];[.AD6]+([.AE$1]-200)/2)" office:value-type="float" office:value="2380" calcext:value-type="float">
            <text:p>2380.0</text:p>
          </table:table-cell>
          <table:table-cell table:formula="of:=IF([.AF$1]&lt;=200;[.AE6];[.AE6]+([.AF$1]-200)/2)" office:value-type="float" office:value="2580" calcext:value-type="float">
            <text:p>2580.0</text:p>
          </table:table-cell>
          <table:table-cell table:formula="of:=IF([.AG$1]&lt;=200;[.AF6];[.AF6]+([.AG$1]-200)/2)" office:value-type="float" office:value="2790" calcext:value-type="float">
            <text:p>2790.0</text:p>
          </table:table-cell>
          <table:table-cell table:formula="of:=IF([.AH$1]&lt;=200;[.AG6];[.AG6]+([.AH$1]-200)/2)" office:value-type="float" office:value="3010" calcext:value-type="float">
            <text:p>3010.0</text:p>
          </table:table-cell>
          <table:table-cell table:formula="of:=IF([.AI$1]&lt;=200;[.AH6];[.AH6]+([.AI$1]-200)/2)" office:value-type="float" office:value="3240" calcext:value-type="float">
            <text:p>3240.0</text:p>
          </table:table-cell>
          <table:table-cell table:formula="of:=IF([.AJ$1]&lt;=200;[.AI6];[.AI6]+([.AJ$1]-200)/2)" office:value-type="float" office:value="3480" calcext:value-type="float">
            <text:p>3480.0</text:p>
          </table:table-cell>
          <table:table-cell table:formula="of:=IF([.AK$1]&lt;=200;[.AJ6];[.AJ6]+([.AK$1]-200)/2)" office:value-type="float" office:value="3730" calcext:value-type="float">
            <text:p>3730.0</text:p>
          </table:table-cell>
          <table:table-cell table:formula="of:=IF([.AL$1]&lt;=200;[.AK6];[.AK6]+([.AL$1]-200)/2)" office:value-type="float" office:value="3990" calcext:value-type="float">
            <text:p>3990.0</text:p>
          </table:table-cell>
          <table:table-cell table:formula="of:=IF([.AM$1]&lt;=200;[.AL6];[.AL6]+([.AM$1]-200)/2)" office:value-type="float" office:value="4260" calcext:value-type="float">
            <text:p>4260.0</text:p>
          </table:table-cell>
          <table:table-cell table:formula="of:=IF([.AN$1]&lt;=200;[.AM6];[.AM6]+([.AN$1]-200)/2)" office:value-type="float" office:value="4540" calcext:value-type="float">
            <text:p>4540.0</text:p>
          </table:table-cell>
          <table:table-cell table:formula="of:=IF([.AO$1]&lt;=200;[.AN6];[.AN6]+([.AO$1]-200)/2)" office:value-type="float" office:value="4830" calcext:value-type="float">
            <text:p>4830.0</text:p>
          </table:table-cell>
          <table:table-cell table:formula="of:=IF([.AP$1]&lt;=200;[.AO6];[.AO6]+([.AP$1]-200)/2)" office:value-type="float" office:value="5130" calcext:value-type="float">
            <text:p>5130.0</text:p>
          </table:table-cell>
          <table:table-cell table:formula="of:=IF([.AQ$1]&lt;=200;[.AP6];[.AP6]+([.AQ$1]-200)/2)" office:value-type="float" office:value="5440" calcext:value-type="float">
            <text:p>5440.0</text:p>
          </table:table-cell>
          <table:table-cell table:formula="of:=IF([.AR$1]&lt;=200;[.AQ6];[.AQ6]+([.AR$1]-200)/2)" office:value-type="float" office:value="5760" calcext:value-type="float">
            <text:p>5760.0</text:p>
          </table:table-cell>
          <table:table-cell table:formula="of:=IF([.AS$1]&lt;=200;[.AR6];[.AR6]+([.AS$1]-200)/2)" office:value-type="float" office:value="6090" calcext:value-type="float">
            <text:p>6090.0</text:p>
          </table:table-cell>
          <table:table-cell table:formula="of:=IF([.AT$1]&lt;=200;[.AS6];[.AS6]+([.AT$1]-200)/2)" office:value-type="float" office:value="6430" calcext:value-type="float">
            <text:p>6430.0</text:p>
          </table:table-cell>
          <table:table-cell table:formula="of:=IF([.AU$1]&lt;=200;[.AT6];[.AT6]+([.AU$1]-200)/2)" office:value-type="float" office:value="6780" calcext:value-type="float">
            <text:p>6780.0</text:p>
          </table:table-cell>
          <table:table-cell table:formula="of:=IF([.AV$1]&lt;=200;[.AU6];[.AU6]+([.AV$1]-200)/2)" office:value-type="float" office:value="7140" calcext:value-type="float">
            <text:p>7140.0</text:p>
          </table:table-cell>
          <table:table-cell table:formula="of:=IF([.AW$1]&lt;=200;[.AV6];[.AV6]+([.AW$1]-200)/2)" office:value-type="float" office:value="7510" calcext:value-type="float">
            <text:p>7510.0</text:p>
          </table:table-cell>
          <table:table-cell table:formula="of:=IF([.AX$1]&lt;=200;[.AW6];[.AW6]+([.AX$1]-200)/2)" office:value-type="float" office:value="7890" calcext:value-type="float">
            <text:p>7890.0</text:p>
          </table:table-cell>
          <table:table-cell table:formula="of:=IF([.AY$1]&lt;=200;[.AX6];[.AX6]+([.AY$1]-200)/2)" office:value-type="float" office:value="8280" calcext:value-type="float">
            <text:p>8280.0</text:p>
          </table:table-cell>
          <table:table-cell table:formula="of:=IF([.AZ$1]&lt;=200;[.AY6];[.AY6]+([.AZ$1]-200)/2)" office:value-type="float" office:value="8680" calcext:value-type="float">
            <text:p>8680.0</text:p>
          </table:table-cell>
          <table:table-cell table:number-columns-repeated="972"/>
        </table:table-row>
        <table:table-row table:style-name="ro4">
          <table:table-cell office:value-type="float" office:value="500" calcext:value-type="float">
            <text:p>500.0</text:p>
          </table:table-cell>
          <table:table-cell table:formula="of:=IF([.B$1]&lt;=200;[.A7];[.A7]+([.B$1]-200)/2)" office:value-type="float" office:value="500" calcext:value-type="float">
            <text:p>500.0</text:p>
          </table:table-cell>
          <table:table-cell table:formula="of:=IF([.C$1]&lt;=200;[.B7];[.B7]+([.C$1]-200)/2)" office:value-type="float" office:value="500" calcext:value-type="float">
            <text:p>500.0</text:p>
          </table:table-cell>
          <table:table-cell table:formula="of:=IF([.D$1]&lt;=200;[.C7];[.C7]+([.D$1]-200)/2)" office:value-type="float" office:value="500" calcext:value-type="float">
            <text:p>500.0</text:p>
          </table:table-cell>
          <table:table-cell table:formula="of:=IF([.E$1]&lt;=200;[.D7];[.D7]+([.E$1]-200)/2)" office:value-type="float" office:value="500" calcext:value-type="float">
            <text:p>500.0</text:p>
          </table:table-cell>
          <table:table-cell table:formula="of:=IF([.F$1]&lt;=200;[.E7];[.E7]+([.F$1]-200)/2)" office:value-type="float" office:value="500" calcext:value-type="float">
            <text:p>500.0</text:p>
          </table:table-cell>
          <table:table-cell table:formula="of:=IF([.G$1]&lt;=200;[.F7];[.F7]+([.G$1]-200)/2)" office:value-type="float" office:value="500" calcext:value-type="float">
            <text:p>500.0</text:p>
          </table:table-cell>
          <table:table-cell table:formula="of:=IF([.H$1]&lt;=200;[.G7];[.G7]+([.H$1]-200)/2)" office:value-type="float" office:value="500" calcext:value-type="float">
            <text:p>500.0</text:p>
          </table:table-cell>
          <table:table-cell table:formula="of:=IF([.I$1]&lt;=200;[.H7];[.H7]+([.I$1]-200)/2)" office:value-type="float" office:value="500" calcext:value-type="float">
            <text:p>500.0</text:p>
          </table:table-cell>
          <table:table-cell table:formula="of:=IF([.J$1]&lt;=200;[.I7];[.I7]+([.J$1]-200)/2)" office:value-type="float" office:value="500" calcext:value-type="float">
            <text:p>500.0</text:p>
          </table:table-cell>
          <table:table-cell table:formula="of:=IF([.K$1]&lt;=200;[.J7];[.J7]+([.K$1]-200)/2)" office:value-type="float" office:value="500" calcext:value-type="float">
            <text:p>500.0</text:p>
          </table:table-cell>
          <table:table-cell table:formula="of:=IF([.L$1]&lt;=200;[.K7];[.K7]+([.L$1]-200)/2)" office:value-type="float" office:value="500" calcext:value-type="float">
            <text:p>500.0</text:p>
          </table:table-cell>
          <table:table-cell table:formula="of:=IF([.M$1]&lt;=200;[.L7];[.L7]+([.M$1]-200)/2)" office:value-type="float" office:value="510" calcext:value-type="float">
            <text:p>510.0</text:p>
          </table:table-cell>
          <table:table-cell table:formula="of:=IF([.N$1]&lt;=200;[.M7];[.M7]+([.N$1]-200)/2)" office:value-type="float" office:value="530" calcext:value-type="float">
            <text:p>530.0</text:p>
          </table:table-cell>
          <table:table-cell table:formula="of:=IF([.O$1]&lt;=200;[.N7];[.N7]+([.O$1]-200)/2)" office:value-type="float" office:value="560" calcext:value-type="float">
            <text:p>560.0</text:p>
          </table:table-cell>
          <table:table-cell table:formula="of:=IF([.P$1]&lt;=200;[.O7];[.O7]+([.P$1]-200)/2)" office:value-type="float" office:value="600" calcext:value-type="float">
            <text:p>600.0</text:p>
          </table:table-cell>
          <table:table-cell table:formula="of:=IF([.Q$1]&lt;=200;[.P7];[.P7]+([.Q$1]-200)/2)" office:value-type="float" office:value="650" calcext:value-type="float">
            <text:p>650.0</text:p>
          </table:table-cell>
          <table:table-cell table:formula="of:=IF([.R$1]&lt;=200;[.Q7];[.Q7]+([.R$1]-200)/2)" office:value-type="float" office:value="710" calcext:value-type="float">
            <text:p>710.0</text:p>
          </table:table-cell>
          <table:table-cell table:formula="of:=IF([.S$1]&lt;=200;[.R7];[.R7]+([.S$1]-200)/2)" office:value-type="float" office:value="780" calcext:value-type="float">
            <text:p>780.0</text:p>
          </table:table-cell>
          <table:table-cell table:formula="of:=IF([.T$1]&lt;=200;[.S7];[.S7]+([.T$1]-200)/2)" office:value-type="float" office:value="860" calcext:value-type="float">
            <text:p>860.0</text:p>
          </table:table-cell>
          <table:table-cell table:formula="of:=IF([.U$1]&lt;=200;[.T7];[.T7]+([.U$1]-200)/2)" office:value-type="float" office:value="950" calcext:value-type="float">
            <text:p>950.0</text:p>
          </table:table-cell>
          <table:table-cell table:formula="of:=IF([.V$1]&lt;=200;[.U7];[.U7]+([.V$1]-200)/2)" office:value-type="float" office:value="1050" calcext:value-type="float">
            <text:p>1050.0</text:p>
          </table:table-cell>
          <table:table-cell table:formula="of:=IF([.W$1]&lt;=200;[.V7];[.V7]+([.W$1]-200)/2)" office:value-type="float" office:value="1160" calcext:value-type="float">
            <text:p>1160.0</text:p>
          </table:table-cell>
          <table:table-cell table:formula="of:=IF([.X$1]&lt;=200;[.W7];[.W7]+([.X$1]-200)/2)" office:value-type="float" office:value="1280" calcext:value-type="float">
            <text:p>1280.0</text:p>
          </table:table-cell>
          <table:table-cell table:formula="of:=IF([.Y$1]&lt;=200;[.X7];[.X7]+([.Y$1]-200)/2)" office:value-type="float" office:value="1410" calcext:value-type="float">
            <text:p>1410.0</text:p>
          </table:table-cell>
          <table:table-cell table:formula="of:=IF([.Z$1]&lt;=200;[.Y7];[.Y7]+([.Z$1]-200)/2)" office:value-type="float" office:value="1550" calcext:value-type="float">
            <text:p>1550.0</text:p>
          </table:table-cell>
          <table:table-cell table:formula="of:=IF([.AA$1]&lt;=200;[.Z7];[.Z7]+([.AA$1]-200)/2)" office:value-type="float" office:value="1700" calcext:value-type="float">
            <text:p>1700.0</text:p>
          </table:table-cell>
          <table:table-cell table:formula="of:=IF([.AB$1]&lt;=200;[.AA7];[.AA7]+([.AB$1]-200)/2)" office:value-type="float" office:value="1860" calcext:value-type="float">
            <text:p>1860.0</text:p>
          </table:table-cell>
          <table:table-cell table:formula="of:=IF([.AC$1]&lt;=200;[.AB7];[.AB7]+([.AC$1]-200)/2)" office:value-type="float" office:value="2030" calcext:value-type="float">
            <text:p>2030.0</text:p>
          </table:table-cell>
          <table:table-cell table:formula="of:=IF([.AD$1]&lt;=200;[.AC7];[.AC7]+([.AD$1]-200)/2)" office:value-type="float" office:value="2210" calcext:value-type="float">
            <text:p>2210.0</text:p>
          </table:table-cell>
          <table:table-cell table:formula="of:=IF([.AE$1]&lt;=200;[.AD7];[.AD7]+([.AE$1]-200)/2)" office:value-type="float" office:value="2400" calcext:value-type="float">
            <text:p>2400.0</text:p>
          </table:table-cell>
          <table:table-cell table:formula="of:=IF([.AF$1]&lt;=200;[.AE7];[.AE7]+([.AF$1]-200)/2)" office:value-type="float" office:value="2600" calcext:value-type="float">
            <text:p>2600.0</text:p>
          </table:table-cell>
          <table:table-cell table:formula="of:=IF([.AG$1]&lt;=200;[.AF7];[.AF7]+([.AG$1]-200)/2)" office:value-type="float" office:value="2810" calcext:value-type="float">
            <text:p>2810.0</text:p>
          </table:table-cell>
          <table:table-cell table:formula="of:=IF([.AH$1]&lt;=200;[.AG7];[.AG7]+([.AH$1]-200)/2)" office:value-type="float" office:value="3030" calcext:value-type="float">
            <text:p>3030.0</text:p>
          </table:table-cell>
          <table:table-cell table:formula="of:=IF([.AI$1]&lt;=200;[.AH7];[.AH7]+([.AI$1]-200)/2)" office:value-type="float" office:value="3260" calcext:value-type="float">
            <text:p>3260.0</text:p>
          </table:table-cell>
          <table:table-cell table:formula="of:=IF([.AJ$1]&lt;=200;[.AI7];[.AI7]+([.AJ$1]-200)/2)" office:value-type="float" office:value="3500" calcext:value-type="float">
            <text:p>3500.0</text:p>
          </table:table-cell>
          <table:table-cell table:formula="of:=IF([.AK$1]&lt;=200;[.AJ7];[.AJ7]+([.AK$1]-200)/2)" office:value-type="float" office:value="3750" calcext:value-type="float">
            <text:p>3750.0</text:p>
          </table:table-cell>
          <table:table-cell table:formula="of:=IF([.AL$1]&lt;=200;[.AK7];[.AK7]+([.AL$1]-200)/2)" office:value-type="float" office:value="4010" calcext:value-type="float">
            <text:p>4010.0</text:p>
          </table:table-cell>
          <table:table-cell table:formula="of:=IF([.AM$1]&lt;=200;[.AL7];[.AL7]+([.AM$1]-200)/2)" office:value-type="float" office:value="4280" calcext:value-type="float">
            <text:p>4280.0</text:p>
          </table:table-cell>
          <table:table-cell table:formula="of:=IF([.AN$1]&lt;=200;[.AM7];[.AM7]+([.AN$1]-200)/2)" office:value-type="float" office:value="4560" calcext:value-type="float">
            <text:p>4560.0</text:p>
          </table:table-cell>
          <table:table-cell table:formula="of:=IF([.AO$1]&lt;=200;[.AN7];[.AN7]+([.AO$1]-200)/2)" office:value-type="float" office:value="4850" calcext:value-type="float">
            <text:p>4850.0</text:p>
          </table:table-cell>
          <table:table-cell table:formula="of:=IF([.AP$1]&lt;=200;[.AO7];[.AO7]+([.AP$1]-200)/2)" office:value-type="float" office:value="5150" calcext:value-type="float">
            <text:p>5150.0</text:p>
          </table:table-cell>
          <table:table-cell table:formula="of:=IF([.AQ$1]&lt;=200;[.AP7];[.AP7]+([.AQ$1]-200)/2)" office:value-type="float" office:value="5460" calcext:value-type="float">
            <text:p>5460.0</text:p>
          </table:table-cell>
          <table:table-cell table:formula="of:=IF([.AR$1]&lt;=200;[.AQ7];[.AQ7]+([.AR$1]-200)/2)" office:value-type="float" office:value="5780" calcext:value-type="float">
            <text:p>5780.0</text:p>
          </table:table-cell>
          <table:table-cell table:formula="of:=IF([.AS$1]&lt;=200;[.AR7];[.AR7]+([.AS$1]-200)/2)" office:value-type="float" office:value="6110" calcext:value-type="float">
            <text:p>6110.0</text:p>
          </table:table-cell>
          <table:table-cell table:formula="of:=IF([.AT$1]&lt;=200;[.AS7];[.AS7]+([.AT$1]-200)/2)" office:value-type="float" office:value="6450" calcext:value-type="float">
            <text:p>6450.0</text:p>
          </table:table-cell>
          <table:table-cell table:formula="of:=IF([.AU$1]&lt;=200;[.AT7];[.AT7]+([.AU$1]-200)/2)" office:value-type="float" office:value="6800" calcext:value-type="float">
            <text:p>6800.0</text:p>
          </table:table-cell>
          <table:table-cell table:formula="of:=IF([.AV$1]&lt;=200;[.AU7];[.AU7]+([.AV$1]-200)/2)" office:value-type="float" office:value="7160" calcext:value-type="float">
            <text:p>7160.0</text:p>
          </table:table-cell>
          <table:table-cell table:formula="of:=IF([.AW$1]&lt;=200;[.AV7];[.AV7]+([.AW$1]-200)/2)" office:value-type="float" office:value="7530" calcext:value-type="float">
            <text:p>7530.0</text:p>
          </table:table-cell>
          <table:table-cell table:formula="of:=IF([.AX$1]&lt;=200;[.AW7];[.AW7]+([.AX$1]-200)/2)" office:value-type="float" office:value="7910" calcext:value-type="float">
            <text:p>7910.0</text:p>
          </table:table-cell>
          <table:table-cell table:formula="of:=IF([.AY$1]&lt;=200;[.AX7];[.AX7]+([.AY$1]-200)/2)" office:value-type="float" office:value="8300" calcext:value-type="float">
            <text:p>8300.0</text:p>
          </table:table-cell>
          <table:table-cell table:formula="of:=IF([.AZ$1]&lt;=200;[.AY7];[.AY7]+([.AZ$1]-200)/2)" office:value-type="float" office:value="8700" calcext:value-type="float">
            <text:p>8700.0</text:p>
          </table:table-cell>
          <table:table-cell table:number-columns-repeated="972"/>
        </table:table-row>
        <table:table-row table:style-name="ro4">
          <table:table-cell office:value-type="float" office:value="520" calcext:value-type="float">
            <text:p>520.0</text:p>
          </table:table-cell>
          <table:table-cell table:formula="of:=IF([.B$1]&lt;=200;[.A8];[.A8]+([.B$1]-200)/2)" office:value-type="float" office:value="520" calcext:value-type="float">
            <text:p>520.0</text:p>
          </table:table-cell>
          <table:table-cell table:formula="of:=IF([.C$1]&lt;=200;[.B8];[.B8]+([.C$1]-200)/2)" office:value-type="float" office:value="520" calcext:value-type="float">
            <text:p>520.0</text:p>
          </table:table-cell>
          <table:table-cell table:formula="of:=IF([.D$1]&lt;=200;[.C8];[.C8]+([.D$1]-200)/2)" office:value-type="float" office:value="520" calcext:value-type="float">
            <text:p>520.0</text:p>
          </table:table-cell>
          <table:table-cell table:formula="of:=IF([.E$1]&lt;=200;[.D8];[.D8]+([.E$1]-200)/2)" office:value-type="float" office:value="520" calcext:value-type="float">
            <text:p>520.0</text:p>
          </table:table-cell>
          <table:table-cell table:formula="of:=IF([.F$1]&lt;=200;[.E8];[.E8]+([.F$1]-200)/2)" office:value-type="float" office:value="520" calcext:value-type="float">
            <text:p>520.0</text:p>
          </table:table-cell>
          <table:table-cell table:formula="of:=IF([.G$1]&lt;=200;[.F8];[.F8]+([.G$1]-200)/2)" office:value-type="float" office:value="520" calcext:value-type="float">
            <text:p>520.0</text:p>
          </table:table-cell>
          <table:table-cell table:formula="of:=IF([.H$1]&lt;=200;[.G8];[.G8]+([.H$1]-200)/2)" office:value-type="float" office:value="520" calcext:value-type="float">
            <text:p>520.0</text:p>
          </table:table-cell>
          <table:table-cell table:formula="of:=IF([.I$1]&lt;=200;[.H8];[.H8]+([.I$1]-200)/2)" office:value-type="float" office:value="520" calcext:value-type="float">
            <text:p>520.0</text:p>
          </table:table-cell>
          <table:table-cell table:formula="of:=IF([.J$1]&lt;=200;[.I8];[.I8]+([.J$1]-200)/2)" office:value-type="float" office:value="520" calcext:value-type="float">
            <text:p>520.0</text:p>
          </table:table-cell>
          <table:table-cell table:formula="of:=IF([.K$1]&lt;=200;[.J8];[.J8]+([.K$1]-200)/2)" office:value-type="float" office:value="520" calcext:value-type="float">
            <text:p>520.0</text:p>
          </table:table-cell>
          <table:table-cell table:formula="of:=IF([.L$1]&lt;=200;[.K8];[.K8]+([.L$1]-200)/2)" office:value-type="float" office:value="520" calcext:value-type="float">
            <text:p>520.0</text:p>
          </table:table-cell>
          <table:table-cell table:formula="of:=IF([.M$1]&lt;=200;[.L8];[.L8]+([.M$1]-200)/2)" office:value-type="float" office:value="530" calcext:value-type="float">
            <text:p>530.0</text:p>
          </table:table-cell>
          <table:table-cell table:formula="of:=IF([.N$1]&lt;=200;[.M8];[.M8]+([.N$1]-200)/2)" office:value-type="float" office:value="550" calcext:value-type="float">
            <text:p>550.0</text:p>
          </table:table-cell>
          <table:table-cell table:formula="of:=IF([.O$1]&lt;=200;[.N8];[.N8]+([.O$1]-200)/2)" office:value-type="float" office:value="580" calcext:value-type="float">
            <text:p>580.0</text:p>
          </table:table-cell>
          <table:table-cell table:formula="of:=IF([.P$1]&lt;=200;[.O8];[.O8]+([.P$1]-200)/2)" office:value-type="float" office:value="620" calcext:value-type="float">
            <text:p>620.0</text:p>
          </table:table-cell>
          <table:table-cell table:formula="of:=IF([.Q$1]&lt;=200;[.P8];[.P8]+([.Q$1]-200)/2)" office:value-type="float" office:value="670" calcext:value-type="float">
            <text:p>670.0</text:p>
          </table:table-cell>
          <table:table-cell table:formula="of:=IF([.R$1]&lt;=200;[.Q8];[.Q8]+([.R$1]-200)/2)" office:value-type="float" office:value="730" calcext:value-type="float">
            <text:p>730.0</text:p>
          </table:table-cell>
          <table:table-cell table:formula="of:=IF([.S$1]&lt;=200;[.R8];[.R8]+([.S$1]-200)/2)" office:value-type="float" office:value="800" calcext:value-type="float">
            <text:p>800.0</text:p>
          </table:table-cell>
          <table:table-cell table:formula="of:=IF([.T$1]&lt;=200;[.S8];[.S8]+([.T$1]-200)/2)" office:value-type="float" office:value="880" calcext:value-type="float">
            <text:p>880.0</text:p>
          </table:table-cell>
          <table:table-cell table:formula="of:=IF([.U$1]&lt;=200;[.T8];[.T8]+([.U$1]-200)/2)" office:value-type="float" office:value="970" calcext:value-type="float">
            <text:p>970.0</text:p>
          </table:table-cell>
          <table:table-cell table:formula="of:=IF([.V$1]&lt;=200;[.U8];[.U8]+([.V$1]-200)/2)" office:value-type="float" office:value="1070" calcext:value-type="float">
            <text:p>1070.0</text:p>
          </table:table-cell>
          <table:table-cell table:formula="of:=IF([.W$1]&lt;=200;[.V8];[.V8]+([.W$1]-200)/2)" office:value-type="float" office:value="1180" calcext:value-type="float">
            <text:p>1180.0</text:p>
          </table:table-cell>
          <table:table-cell table:formula="of:=IF([.X$1]&lt;=200;[.W8];[.W8]+([.X$1]-200)/2)" office:value-type="float" office:value="1300" calcext:value-type="float">
            <text:p>1300.0</text:p>
          </table:table-cell>
          <table:table-cell table:formula="of:=IF([.Y$1]&lt;=200;[.X8];[.X8]+([.Y$1]-200)/2)" office:value-type="float" office:value="1430" calcext:value-type="float">
            <text:p>1430.0</text:p>
          </table:table-cell>
          <table:table-cell table:formula="of:=IF([.Z$1]&lt;=200;[.Y8];[.Y8]+([.Z$1]-200)/2)" office:value-type="float" office:value="1570" calcext:value-type="float">
            <text:p>1570.0</text:p>
          </table:table-cell>
          <table:table-cell table:formula="of:=IF([.AA$1]&lt;=200;[.Z8];[.Z8]+([.AA$1]-200)/2)" office:value-type="float" office:value="1720" calcext:value-type="float">
            <text:p>1720.0</text:p>
          </table:table-cell>
          <table:table-cell table:formula="of:=IF([.AB$1]&lt;=200;[.AA8];[.AA8]+([.AB$1]-200)/2)" office:value-type="float" office:value="1880" calcext:value-type="float">
            <text:p>1880.0</text:p>
          </table:table-cell>
          <table:table-cell table:formula="of:=IF([.AC$1]&lt;=200;[.AB8];[.AB8]+([.AC$1]-200)/2)" office:value-type="float" office:value="2050" calcext:value-type="float">
            <text:p>2050.0</text:p>
          </table:table-cell>
          <table:table-cell table:formula="of:=IF([.AD$1]&lt;=200;[.AC8];[.AC8]+([.AD$1]-200)/2)" office:value-type="float" office:value="2230" calcext:value-type="float">
            <text:p>2230.0</text:p>
          </table:table-cell>
          <table:table-cell table:formula="of:=IF([.AE$1]&lt;=200;[.AD8];[.AD8]+([.AE$1]-200)/2)" office:value-type="float" office:value="2420" calcext:value-type="float">
            <text:p>2420.0</text:p>
          </table:table-cell>
          <table:table-cell table:formula="of:=IF([.AF$1]&lt;=200;[.AE8];[.AE8]+([.AF$1]-200)/2)" office:value-type="float" office:value="2620" calcext:value-type="float">
            <text:p>2620.0</text:p>
          </table:table-cell>
          <table:table-cell table:formula="of:=IF([.AG$1]&lt;=200;[.AF8];[.AF8]+([.AG$1]-200)/2)" office:value-type="float" office:value="2830" calcext:value-type="float">
            <text:p>2830.0</text:p>
          </table:table-cell>
          <table:table-cell table:formula="of:=IF([.AH$1]&lt;=200;[.AG8];[.AG8]+([.AH$1]-200)/2)" office:value-type="float" office:value="3050" calcext:value-type="float">
            <text:p>3050.0</text:p>
          </table:table-cell>
          <table:table-cell table:formula="of:=IF([.AI$1]&lt;=200;[.AH8];[.AH8]+([.AI$1]-200)/2)" office:value-type="float" office:value="3280" calcext:value-type="float">
            <text:p>3280.0</text:p>
          </table:table-cell>
          <table:table-cell table:formula="of:=IF([.AJ$1]&lt;=200;[.AI8];[.AI8]+([.AJ$1]-200)/2)" office:value-type="float" office:value="3520" calcext:value-type="float">
            <text:p>3520.0</text:p>
          </table:table-cell>
          <table:table-cell table:formula="of:=IF([.AK$1]&lt;=200;[.AJ8];[.AJ8]+([.AK$1]-200)/2)" office:value-type="float" office:value="3770" calcext:value-type="float">
            <text:p>3770.0</text:p>
          </table:table-cell>
          <table:table-cell table:formula="of:=IF([.AL$1]&lt;=200;[.AK8];[.AK8]+([.AL$1]-200)/2)" office:value-type="float" office:value="4030" calcext:value-type="float">
            <text:p>4030.0</text:p>
          </table:table-cell>
          <table:table-cell table:formula="of:=IF([.AM$1]&lt;=200;[.AL8];[.AL8]+([.AM$1]-200)/2)" office:value-type="float" office:value="4300" calcext:value-type="float">
            <text:p>4300.0</text:p>
          </table:table-cell>
          <table:table-cell table:formula="of:=IF([.AN$1]&lt;=200;[.AM8];[.AM8]+([.AN$1]-200)/2)" office:value-type="float" office:value="4580" calcext:value-type="float">
            <text:p>4580.0</text:p>
          </table:table-cell>
          <table:table-cell table:formula="of:=IF([.AO$1]&lt;=200;[.AN8];[.AN8]+([.AO$1]-200)/2)" office:value-type="float" office:value="4870" calcext:value-type="float">
            <text:p>4870.0</text:p>
          </table:table-cell>
          <table:table-cell table:formula="of:=IF([.AP$1]&lt;=200;[.AO8];[.AO8]+([.AP$1]-200)/2)" office:value-type="float" office:value="5170" calcext:value-type="float">
            <text:p>5170.0</text:p>
          </table:table-cell>
          <table:table-cell table:formula="of:=IF([.AQ$1]&lt;=200;[.AP8];[.AP8]+([.AQ$1]-200)/2)" office:value-type="float" office:value="5480" calcext:value-type="float">
            <text:p>5480.0</text:p>
          </table:table-cell>
          <table:table-cell table:formula="of:=IF([.AR$1]&lt;=200;[.AQ8];[.AQ8]+([.AR$1]-200)/2)" office:value-type="float" office:value="5800" calcext:value-type="float">
            <text:p>5800.0</text:p>
          </table:table-cell>
          <table:table-cell table:formula="of:=IF([.AS$1]&lt;=200;[.AR8];[.AR8]+([.AS$1]-200)/2)" office:value-type="float" office:value="6130" calcext:value-type="float">
            <text:p>6130.0</text:p>
          </table:table-cell>
          <table:table-cell table:formula="of:=IF([.AT$1]&lt;=200;[.AS8];[.AS8]+([.AT$1]-200)/2)" office:value-type="float" office:value="6470" calcext:value-type="float">
            <text:p>6470.0</text:p>
          </table:table-cell>
          <table:table-cell table:formula="of:=IF([.AU$1]&lt;=200;[.AT8];[.AT8]+([.AU$1]-200)/2)" office:value-type="float" office:value="6820" calcext:value-type="float">
            <text:p>6820.0</text:p>
          </table:table-cell>
          <table:table-cell table:formula="of:=IF([.AV$1]&lt;=200;[.AU8];[.AU8]+([.AV$1]-200)/2)" office:value-type="float" office:value="7180" calcext:value-type="float">
            <text:p>7180.0</text:p>
          </table:table-cell>
          <table:table-cell table:formula="of:=IF([.AW$1]&lt;=200;[.AV8];[.AV8]+([.AW$1]-200)/2)" office:value-type="float" office:value="7550" calcext:value-type="float">
            <text:p>7550.0</text:p>
          </table:table-cell>
          <table:table-cell table:formula="of:=IF([.AX$1]&lt;=200;[.AW8];[.AW8]+([.AX$1]-200)/2)" office:value-type="float" office:value="7930" calcext:value-type="float">
            <text:p>7930.0</text:p>
          </table:table-cell>
          <table:table-cell table:formula="of:=IF([.AY$1]&lt;=200;[.AX8];[.AX8]+([.AY$1]-200)/2)" office:value-type="float" office:value="8320" calcext:value-type="float">
            <text:p>8320.0</text:p>
          </table:table-cell>
          <table:table-cell table:formula="of:=IF([.AZ$1]&lt;=200;[.AY8];[.AY8]+([.AZ$1]-200)/2)" office:value-type="float" office:value="8720" calcext:value-type="float">
            <text:p>8720.0</text:p>
          </table:table-cell>
          <table:table-cell table:number-columns-repeated="972"/>
        </table:table-row>
        <table:table-row table:style-name="ro4">
          <table:table-cell office:value-type="float" office:value="540" calcext:value-type="float">
            <text:p>540.0</text:p>
          </table:table-cell>
          <table:table-cell table:formula="of:=IF([.B$1]&lt;=200;[.A9];[.A9]+([.B$1]-200)/2)" office:value-type="float" office:value="540" calcext:value-type="float">
            <text:p>540.0</text:p>
          </table:table-cell>
          <table:table-cell table:formula="of:=IF([.C$1]&lt;=200;[.B9];[.B9]+([.C$1]-200)/2)" office:value-type="float" office:value="540" calcext:value-type="float">
            <text:p>540.0</text:p>
          </table:table-cell>
          <table:table-cell table:formula="of:=IF([.D$1]&lt;=200;[.C9];[.C9]+([.D$1]-200)/2)" office:value-type="float" office:value="540" calcext:value-type="float">
            <text:p>540.0</text:p>
          </table:table-cell>
          <table:table-cell table:formula="of:=IF([.E$1]&lt;=200;[.D9];[.D9]+([.E$1]-200)/2)" office:value-type="float" office:value="540" calcext:value-type="float">
            <text:p>540.0</text:p>
          </table:table-cell>
          <table:table-cell table:formula="of:=IF([.F$1]&lt;=200;[.E9];[.E9]+([.F$1]-200)/2)" office:value-type="float" office:value="540" calcext:value-type="float">
            <text:p>540.0</text:p>
          </table:table-cell>
          <table:table-cell table:formula="of:=IF([.G$1]&lt;=200;[.F9];[.F9]+([.G$1]-200)/2)" office:value-type="float" office:value="540" calcext:value-type="float">
            <text:p>540.0</text:p>
          </table:table-cell>
          <table:table-cell table:formula="of:=IF([.H$1]&lt;=200;[.G9];[.G9]+([.H$1]-200)/2)" office:value-type="float" office:value="540" calcext:value-type="float">
            <text:p>540.0</text:p>
          </table:table-cell>
          <table:table-cell table:formula="of:=IF([.I$1]&lt;=200;[.H9];[.H9]+([.I$1]-200)/2)" office:value-type="float" office:value="540" calcext:value-type="float">
            <text:p>540.0</text:p>
          </table:table-cell>
          <table:table-cell table:formula="of:=IF([.J$1]&lt;=200;[.I9];[.I9]+([.J$1]-200)/2)" office:value-type="float" office:value="540" calcext:value-type="float">
            <text:p>540.0</text:p>
          </table:table-cell>
          <table:table-cell table:formula="of:=IF([.K$1]&lt;=200;[.J9];[.J9]+([.K$1]-200)/2)" office:value-type="float" office:value="540" calcext:value-type="float">
            <text:p>540.0</text:p>
          </table:table-cell>
          <table:table-cell table:formula="of:=IF([.L$1]&lt;=200;[.K9];[.K9]+([.L$1]-200)/2)" office:value-type="float" office:value="540" calcext:value-type="float">
            <text:p>540.0</text:p>
          </table:table-cell>
          <table:table-cell table:formula="of:=IF([.M$1]&lt;=200;[.L9];[.L9]+([.M$1]-200)/2)" office:value-type="float" office:value="550" calcext:value-type="float">
            <text:p>550.0</text:p>
          </table:table-cell>
          <table:table-cell table:formula="of:=IF([.N$1]&lt;=200;[.M9];[.M9]+([.N$1]-200)/2)" office:value-type="float" office:value="570" calcext:value-type="float">
            <text:p>570.0</text:p>
          </table:table-cell>
          <table:table-cell table:formula="of:=IF([.O$1]&lt;=200;[.N9];[.N9]+([.O$1]-200)/2)" office:value-type="float" office:value="600" calcext:value-type="float">
            <text:p>600.0</text:p>
          </table:table-cell>
          <table:table-cell table:formula="of:=IF([.P$1]&lt;=200;[.O9];[.O9]+([.P$1]-200)/2)" office:value-type="float" office:value="640" calcext:value-type="float">
            <text:p>640.0</text:p>
          </table:table-cell>
          <table:table-cell table:formula="of:=IF([.Q$1]&lt;=200;[.P9];[.P9]+([.Q$1]-200)/2)" office:value-type="float" office:value="690" calcext:value-type="float">
            <text:p>690.0</text:p>
          </table:table-cell>
          <table:table-cell table:formula="of:=IF([.R$1]&lt;=200;[.Q9];[.Q9]+([.R$1]-200)/2)" office:value-type="float" office:value="750" calcext:value-type="float">
            <text:p>750.0</text:p>
          </table:table-cell>
          <table:table-cell table:formula="of:=IF([.S$1]&lt;=200;[.R9];[.R9]+([.S$1]-200)/2)" office:value-type="float" office:value="820" calcext:value-type="float">
            <text:p>820.0</text:p>
          </table:table-cell>
          <table:table-cell table:formula="of:=IF([.T$1]&lt;=200;[.S9];[.S9]+([.T$1]-200)/2)" office:value-type="float" office:value="900" calcext:value-type="float">
            <text:p>900.0</text:p>
          </table:table-cell>
          <table:table-cell table:formula="of:=IF([.U$1]&lt;=200;[.T9];[.T9]+([.U$1]-200)/2)" office:value-type="float" office:value="990" calcext:value-type="float">
            <text:p>990.0</text:p>
          </table:table-cell>
          <table:table-cell table:formula="of:=IF([.V$1]&lt;=200;[.U9];[.U9]+([.V$1]-200)/2)" office:value-type="float" office:value="1090" calcext:value-type="float">
            <text:p>1090.0</text:p>
          </table:table-cell>
          <table:table-cell table:formula="of:=IF([.W$1]&lt;=200;[.V9];[.V9]+([.W$1]-200)/2)" office:value-type="float" office:value="1200" calcext:value-type="float">
            <text:p>1200.0</text:p>
          </table:table-cell>
          <table:table-cell table:formula="of:=IF([.X$1]&lt;=200;[.W9];[.W9]+([.X$1]-200)/2)" office:value-type="float" office:value="1320" calcext:value-type="float">
            <text:p>1320.0</text:p>
          </table:table-cell>
          <table:table-cell table:formula="of:=IF([.Y$1]&lt;=200;[.X9];[.X9]+([.Y$1]-200)/2)" office:value-type="float" office:value="1450" calcext:value-type="float">
            <text:p>1450.0</text:p>
          </table:table-cell>
          <table:table-cell table:formula="of:=IF([.Z$1]&lt;=200;[.Y9];[.Y9]+([.Z$1]-200)/2)" office:value-type="float" office:value="1590" calcext:value-type="float">
            <text:p>1590.0</text:p>
          </table:table-cell>
          <table:table-cell table:formula="of:=IF([.AA$1]&lt;=200;[.Z9];[.Z9]+([.AA$1]-200)/2)" office:value-type="float" office:value="1740" calcext:value-type="float">
            <text:p>1740.0</text:p>
          </table:table-cell>
          <table:table-cell table:formula="of:=IF([.AB$1]&lt;=200;[.AA9];[.AA9]+([.AB$1]-200)/2)" office:value-type="float" office:value="1900" calcext:value-type="float">
            <text:p>1900.0</text:p>
          </table:table-cell>
          <table:table-cell table:formula="of:=IF([.AC$1]&lt;=200;[.AB9];[.AB9]+([.AC$1]-200)/2)" office:value-type="float" office:value="2070" calcext:value-type="float">
            <text:p>2070.0</text:p>
          </table:table-cell>
          <table:table-cell table:formula="of:=IF([.AD$1]&lt;=200;[.AC9];[.AC9]+([.AD$1]-200)/2)" office:value-type="float" office:value="2250" calcext:value-type="float">
            <text:p>2250.0</text:p>
          </table:table-cell>
          <table:table-cell table:formula="of:=IF([.AE$1]&lt;=200;[.AD9];[.AD9]+([.AE$1]-200)/2)" office:value-type="float" office:value="2440" calcext:value-type="float">
            <text:p>2440.0</text:p>
          </table:table-cell>
          <table:table-cell table:formula="of:=IF([.AF$1]&lt;=200;[.AE9];[.AE9]+([.AF$1]-200)/2)" office:value-type="float" office:value="2640" calcext:value-type="float">
            <text:p>2640.0</text:p>
          </table:table-cell>
          <table:table-cell table:formula="of:=IF([.AG$1]&lt;=200;[.AF9];[.AF9]+([.AG$1]-200)/2)" office:value-type="float" office:value="2850" calcext:value-type="float">
            <text:p>2850.0</text:p>
          </table:table-cell>
          <table:table-cell table:formula="of:=IF([.AH$1]&lt;=200;[.AG9];[.AG9]+([.AH$1]-200)/2)" office:value-type="float" office:value="3070" calcext:value-type="float">
            <text:p>3070.0</text:p>
          </table:table-cell>
          <table:table-cell table:formula="of:=IF([.AI$1]&lt;=200;[.AH9];[.AH9]+([.AI$1]-200)/2)" office:value-type="float" office:value="3300" calcext:value-type="float">
            <text:p>3300.0</text:p>
          </table:table-cell>
          <table:table-cell table:formula="of:=IF([.AJ$1]&lt;=200;[.AI9];[.AI9]+([.AJ$1]-200)/2)" office:value-type="float" office:value="3540" calcext:value-type="float">
            <text:p>3540.0</text:p>
          </table:table-cell>
          <table:table-cell table:formula="of:=IF([.AK$1]&lt;=200;[.AJ9];[.AJ9]+([.AK$1]-200)/2)" office:value-type="float" office:value="3790" calcext:value-type="float">
            <text:p>3790.0</text:p>
          </table:table-cell>
          <table:table-cell table:formula="of:=IF([.AL$1]&lt;=200;[.AK9];[.AK9]+([.AL$1]-200)/2)" office:value-type="float" office:value="4050" calcext:value-type="float">
            <text:p>4050.0</text:p>
          </table:table-cell>
          <table:table-cell table:formula="of:=IF([.AM$1]&lt;=200;[.AL9];[.AL9]+([.AM$1]-200)/2)" office:value-type="float" office:value="4320" calcext:value-type="float">
            <text:p>4320.0</text:p>
          </table:table-cell>
          <table:table-cell table:formula="of:=IF([.AN$1]&lt;=200;[.AM9];[.AM9]+([.AN$1]-200)/2)" office:value-type="float" office:value="4600" calcext:value-type="float">
            <text:p>4600.0</text:p>
          </table:table-cell>
          <table:table-cell table:formula="of:=IF([.AO$1]&lt;=200;[.AN9];[.AN9]+([.AO$1]-200)/2)" office:value-type="float" office:value="4890" calcext:value-type="float">
            <text:p>4890.0</text:p>
          </table:table-cell>
          <table:table-cell table:formula="of:=IF([.AP$1]&lt;=200;[.AO9];[.AO9]+([.AP$1]-200)/2)" office:value-type="float" office:value="5190" calcext:value-type="float">
            <text:p>5190.0</text:p>
          </table:table-cell>
          <table:table-cell table:formula="of:=IF([.AQ$1]&lt;=200;[.AP9];[.AP9]+([.AQ$1]-200)/2)" office:value-type="float" office:value="5500" calcext:value-type="float">
            <text:p>5500.0</text:p>
          </table:table-cell>
          <table:table-cell table:formula="of:=IF([.AR$1]&lt;=200;[.AQ9];[.AQ9]+([.AR$1]-200)/2)" office:value-type="float" office:value="5820" calcext:value-type="float">
            <text:p>5820.0</text:p>
          </table:table-cell>
          <table:table-cell table:formula="of:=IF([.AS$1]&lt;=200;[.AR9];[.AR9]+([.AS$1]-200)/2)" office:value-type="float" office:value="6150" calcext:value-type="float">
            <text:p>6150.0</text:p>
          </table:table-cell>
          <table:table-cell table:formula="of:=IF([.AT$1]&lt;=200;[.AS9];[.AS9]+([.AT$1]-200)/2)" office:value-type="float" office:value="6490" calcext:value-type="float">
            <text:p>6490.0</text:p>
          </table:table-cell>
          <table:table-cell table:formula="of:=IF([.AU$1]&lt;=200;[.AT9];[.AT9]+([.AU$1]-200)/2)" office:value-type="float" office:value="6840" calcext:value-type="float">
            <text:p>6840.0</text:p>
          </table:table-cell>
          <table:table-cell table:formula="of:=IF([.AV$1]&lt;=200;[.AU9];[.AU9]+([.AV$1]-200)/2)" office:value-type="float" office:value="7200" calcext:value-type="float">
            <text:p>7200.0</text:p>
          </table:table-cell>
          <table:table-cell table:formula="of:=IF([.AW$1]&lt;=200;[.AV9];[.AV9]+([.AW$1]-200)/2)" office:value-type="float" office:value="7570" calcext:value-type="float">
            <text:p>7570.0</text:p>
          </table:table-cell>
          <table:table-cell table:formula="of:=IF([.AX$1]&lt;=200;[.AW9];[.AW9]+([.AX$1]-200)/2)" office:value-type="float" office:value="7950" calcext:value-type="float">
            <text:p>7950.0</text:p>
          </table:table-cell>
          <table:table-cell table:formula="of:=IF([.AY$1]&lt;=200;[.AX9];[.AX9]+([.AY$1]-200)/2)" office:value-type="float" office:value="8340" calcext:value-type="float">
            <text:p>8340.0</text:p>
          </table:table-cell>
          <table:table-cell table:formula="of:=IF([.AZ$1]&lt;=200;[.AY9];[.AY9]+([.AZ$1]-200)/2)" office:value-type="float" office:value="8740" calcext:value-type="float">
            <text:p>8740.0</text:p>
          </table:table-cell>
          <table:table-cell table:number-columns-repeated="972"/>
        </table:table-row>
        <table:table-row table:style-name="ro4">
          <table:table-cell office:value-type="float" office:value="560" calcext:value-type="float">
            <text:p>560.0</text:p>
          </table:table-cell>
          <table:table-cell table:formula="of:=IF([.B$1]&lt;=200;[.A10];[.A10]+([.B$1]-200)/2)" office:value-type="float" office:value="560" calcext:value-type="float">
            <text:p>560.0</text:p>
          </table:table-cell>
          <table:table-cell table:formula="of:=IF([.C$1]&lt;=200;[.B10];[.B10]+([.C$1]-200)/2)" office:value-type="float" office:value="560" calcext:value-type="float">
            <text:p>560.0</text:p>
          </table:table-cell>
          <table:table-cell table:formula="of:=IF([.D$1]&lt;=200;[.C10];[.C10]+([.D$1]-200)/2)" office:value-type="float" office:value="560" calcext:value-type="float">
            <text:p>560.0</text:p>
          </table:table-cell>
          <table:table-cell table:formula="of:=IF([.E$1]&lt;=200;[.D10];[.D10]+([.E$1]-200)/2)" office:value-type="float" office:value="560" calcext:value-type="float">
            <text:p>560.0</text:p>
          </table:table-cell>
          <table:table-cell table:formula="of:=IF([.F$1]&lt;=200;[.E10];[.E10]+([.F$1]-200)/2)" office:value-type="float" office:value="560" calcext:value-type="float">
            <text:p>560.0</text:p>
          </table:table-cell>
          <table:table-cell table:formula="of:=IF([.G$1]&lt;=200;[.F10];[.F10]+([.G$1]-200)/2)" office:value-type="float" office:value="560" calcext:value-type="float">
            <text:p>560.0</text:p>
          </table:table-cell>
          <table:table-cell table:formula="of:=IF([.H$1]&lt;=200;[.G10];[.G10]+([.H$1]-200)/2)" office:value-type="float" office:value="560" calcext:value-type="float">
            <text:p>560.0</text:p>
          </table:table-cell>
          <table:table-cell table:formula="of:=IF([.I$1]&lt;=200;[.H10];[.H10]+([.I$1]-200)/2)" office:value-type="float" office:value="560" calcext:value-type="float">
            <text:p>560.0</text:p>
          </table:table-cell>
          <table:table-cell table:formula="of:=IF([.J$1]&lt;=200;[.I10];[.I10]+([.J$1]-200)/2)" office:value-type="float" office:value="560" calcext:value-type="float">
            <text:p>560.0</text:p>
          </table:table-cell>
          <table:table-cell table:formula="of:=IF([.K$1]&lt;=200;[.J10];[.J10]+([.K$1]-200)/2)" office:value-type="float" office:value="560" calcext:value-type="float">
            <text:p>560.0</text:p>
          </table:table-cell>
          <table:table-cell table:formula="of:=IF([.L$1]&lt;=200;[.K10];[.K10]+([.L$1]-200)/2)" office:value-type="float" office:value="560" calcext:value-type="float">
            <text:p>560.0</text:p>
          </table:table-cell>
          <table:table-cell table:formula="of:=IF([.M$1]&lt;=200;[.L10];[.L10]+([.M$1]-200)/2)" office:value-type="float" office:value="570" calcext:value-type="float">
            <text:p>570.0</text:p>
          </table:table-cell>
          <table:table-cell table:formula="of:=IF([.N$1]&lt;=200;[.M10];[.M10]+([.N$1]-200)/2)" office:value-type="float" office:value="590" calcext:value-type="float">
            <text:p>590.0</text:p>
          </table:table-cell>
          <table:table-cell table:formula="of:=IF([.O$1]&lt;=200;[.N10];[.N10]+([.O$1]-200)/2)" office:value-type="float" office:value="620" calcext:value-type="float">
            <text:p>620.0</text:p>
          </table:table-cell>
          <table:table-cell table:formula="of:=IF([.P$1]&lt;=200;[.O10];[.O10]+([.P$1]-200)/2)" office:value-type="float" office:value="660" calcext:value-type="float">
            <text:p>660.0</text:p>
          </table:table-cell>
          <table:table-cell table:formula="of:=IF([.Q$1]&lt;=200;[.P10];[.P10]+([.Q$1]-200)/2)" office:value-type="float" office:value="710" calcext:value-type="float">
            <text:p>710.0</text:p>
          </table:table-cell>
          <table:table-cell table:formula="of:=IF([.R$1]&lt;=200;[.Q10];[.Q10]+([.R$1]-200)/2)" office:value-type="float" office:value="770" calcext:value-type="float">
            <text:p>770.0</text:p>
          </table:table-cell>
          <table:table-cell table:formula="of:=IF([.S$1]&lt;=200;[.R10];[.R10]+([.S$1]-200)/2)" office:value-type="float" office:value="840" calcext:value-type="float">
            <text:p>840.0</text:p>
          </table:table-cell>
          <table:table-cell table:formula="of:=IF([.T$1]&lt;=200;[.S10];[.S10]+([.T$1]-200)/2)" office:value-type="float" office:value="920" calcext:value-type="float">
            <text:p>920.0</text:p>
          </table:table-cell>
          <table:table-cell table:formula="of:=IF([.U$1]&lt;=200;[.T10];[.T10]+([.U$1]-200)/2)" office:value-type="float" office:value="1010" calcext:value-type="float">
            <text:p>1010.0</text:p>
          </table:table-cell>
          <table:table-cell table:formula="of:=IF([.V$1]&lt;=200;[.U10];[.U10]+([.V$1]-200)/2)" office:value-type="float" office:value="1110" calcext:value-type="float">
            <text:p>1110.0</text:p>
          </table:table-cell>
          <table:table-cell table:formula="of:=IF([.W$1]&lt;=200;[.V10];[.V10]+([.W$1]-200)/2)" office:value-type="float" office:value="1220" calcext:value-type="float">
            <text:p>1220.0</text:p>
          </table:table-cell>
          <table:table-cell table:formula="of:=IF([.X$1]&lt;=200;[.W10];[.W10]+([.X$1]-200)/2)" office:value-type="float" office:value="1340" calcext:value-type="float">
            <text:p>1340.0</text:p>
          </table:table-cell>
          <table:table-cell table:formula="of:=IF([.Y$1]&lt;=200;[.X10];[.X10]+([.Y$1]-200)/2)" office:value-type="float" office:value="1470" calcext:value-type="float">
            <text:p>1470.0</text:p>
          </table:table-cell>
          <table:table-cell table:formula="of:=IF([.Z$1]&lt;=200;[.Y10];[.Y10]+([.Z$1]-200)/2)" office:value-type="float" office:value="1610" calcext:value-type="float">
            <text:p>1610.0</text:p>
          </table:table-cell>
          <table:table-cell table:formula="of:=IF([.AA$1]&lt;=200;[.Z10];[.Z10]+([.AA$1]-200)/2)" office:value-type="float" office:value="1760" calcext:value-type="float">
            <text:p>1760.0</text:p>
          </table:table-cell>
          <table:table-cell table:formula="of:=IF([.AB$1]&lt;=200;[.AA10];[.AA10]+([.AB$1]-200)/2)" office:value-type="float" office:value="1920" calcext:value-type="float">
            <text:p>1920.0</text:p>
          </table:table-cell>
          <table:table-cell table:formula="of:=IF([.AC$1]&lt;=200;[.AB10];[.AB10]+([.AC$1]-200)/2)" office:value-type="float" office:value="2090" calcext:value-type="float">
            <text:p>2090.0</text:p>
          </table:table-cell>
          <table:table-cell table:formula="of:=IF([.AD$1]&lt;=200;[.AC10];[.AC10]+([.AD$1]-200)/2)" office:value-type="float" office:value="2270" calcext:value-type="float">
            <text:p>2270.0</text:p>
          </table:table-cell>
          <table:table-cell table:formula="of:=IF([.AE$1]&lt;=200;[.AD10];[.AD10]+([.AE$1]-200)/2)" office:value-type="float" office:value="2460" calcext:value-type="float">
            <text:p>2460.0</text:p>
          </table:table-cell>
          <table:table-cell table:formula="of:=IF([.AF$1]&lt;=200;[.AE10];[.AE10]+([.AF$1]-200)/2)" office:value-type="float" office:value="2660" calcext:value-type="float">
            <text:p>2660.0</text:p>
          </table:table-cell>
          <table:table-cell table:formula="of:=IF([.AG$1]&lt;=200;[.AF10];[.AF10]+([.AG$1]-200)/2)" office:value-type="float" office:value="2870" calcext:value-type="float">
            <text:p>2870.0</text:p>
          </table:table-cell>
          <table:table-cell table:formula="of:=IF([.AH$1]&lt;=200;[.AG10];[.AG10]+([.AH$1]-200)/2)" office:value-type="float" office:value="3090" calcext:value-type="float">
            <text:p>3090.0</text:p>
          </table:table-cell>
          <table:table-cell table:formula="of:=IF([.AI$1]&lt;=200;[.AH10];[.AH10]+([.AI$1]-200)/2)" office:value-type="float" office:value="3320" calcext:value-type="float">
            <text:p>3320.0</text:p>
          </table:table-cell>
          <table:table-cell table:formula="of:=IF([.AJ$1]&lt;=200;[.AI10];[.AI10]+([.AJ$1]-200)/2)" office:value-type="float" office:value="3560" calcext:value-type="float">
            <text:p>3560.0</text:p>
          </table:table-cell>
          <table:table-cell table:formula="of:=IF([.AK$1]&lt;=200;[.AJ10];[.AJ10]+([.AK$1]-200)/2)" office:value-type="float" office:value="3810" calcext:value-type="float">
            <text:p>3810.0</text:p>
          </table:table-cell>
          <table:table-cell table:formula="of:=IF([.AL$1]&lt;=200;[.AK10];[.AK10]+([.AL$1]-200)/2)" office:value-type="float" office:value="4070" calcext:value-type="float">
            <text:p>4070.0</text:p>
          </table:table-cell>
          <table:table-cell table:formula="of:=IF([.AM$1]&lt;=200;[.AL10];[.AL10]+([.AM$1]-200)/2)" office:value-type="float" office:value="4340" calcext:value-type="float">
            <text:p>4340.0</text:p>
          </table:table-cell>
          <table:table-cell table:formula="of:=IF([.AN$1]&lt;=200;[.AM10];[.AM10]+([.AN$1]-200)/2)" office:value-type="float" office:value="4620" calcext:value-type="float">
            <text:p>4620.0</text:p>
          </table:table-cell>
          <table:table-cell table:formula="of:=IF([.AO$1]&lt;=200;[.AN10];[.AN10]+([.AO$1]-200)/2)" office:value-type="float" office:value="4910" calcext:value-type="float">
            <text:p>4910.0</text:p>
          </table:table-cell>
          <table:table-cell table:formula="of:=IF([.AP$1]&lt;=200;[.AO10];[.AO10]+([.AP$1]-200)/2)" office:value-type="float" office:value="5210" calcext:value-type="float">
            <text:p>5210.0</text:p>
          </table:table-cell>
          <table:table-cell table:formula="of:=IF([.AQ$1]&lt;=200;[.AP10];[.AP10]+([.AQ$1]-200)/2)" office:value-type="float" office:value="5520" calcext:value-type="float">
            <text:p>5520.0</text:p>
          </table:table-cell>
          <table:table-cell table:formula="of:=IF([.AR$1]&lt;=200;[.AQ10];[.AQ10]+([.AR$1]-200)/2)" office:value-type="float" office:value="5840" calcext:value-type="float">
            <text:p>5840.0</text:p>
          </table:table-cell>
          <table:table-cell table:formula="of:=IF([.AS$1]&lt;=200;[.AR10];[.AR10]+([.AS$1]-200)/2)" office:value-type="float" office:value="6170" calcext:value-type="float">
            <text:p>6170.0</text:p>
          </table:table-cell>
          <table:table-cell table:formula="of:=IF([.AT$1]&lt;=200;[.AS10];[.AS10]+([.AT$1]-200)/2)" office:value-type="float" office:value="6510" calcext:value-type="float">
            <text:p>6510.0</text:p>
          </table:table-cell>
          <table:table-cell table:formula="of:=IF([.AU$1]&lt;=200;[.AT10];[.AT10]+([.AU$1]-200)/2)" office:value-type="float" office:value="6860" calcext:value-type="float">
            <text:p>6860.0</text:p>
          </table:table-cell>
          <table:table-cell table:formula="of:=IF([.AV$1]&lt;=200;[.AU10];[.AU10]+([.AV$1]-200)/2)" office:value-type="float" office:value="7220" calcext:value-type="float">
            <text:p>7220.0</text:p>
          </table:table-cell>
          <table:table-cell table:formula="of:=IF([.AW$1]&lt;=200;[.AV10];[.AV10]+([.AW$1]-200)/2)" office:value-type="float" office:value="7590" calcext:value-type="float">
            <text:p>7590.0</text:p>
          </table:table-cell>
          <table:table-cell table:formula="of:=IF([.AX$1]&lt;=200;[.AW10];[.AW10]+([.AX$1]-200)/2)" office:value-type="float" office:value="7970" calcext:value-type="float">
            <text:p>7970.0</text:p>
          </table:table-cell>
          <table:table-cell table:formula="of:=IF([.AY$1]&lt;=200;[.AX10];[.AX10]+([.AY$1]-200)/2)" office:value-type="float" office:value="8360" calcext:value-type="float">
            <text:p>8360.0</text:p>
          </table:table-cell>
          <table:table-cell table:formula="of:=IF([.AZ$1]&lt;=200;[.AY10];[.AY10]+([.AZ$1]-200)/2)" office:value-type="float" office:value="8760" calcext:value-type="float">
            <text:p>8760.0</text:p>
          </table:table-cell>
          <table:table-cell table:number-columns-repeated="972"/>
        </table:table-row>
        <table:table-row table:style-name="ro4">
          <table:table-cell office:value-type="float" office:value="580" calcext:value-type="float">
            <text:p>580.0</text:p>
          </table:table-cell>
          <table:table-cell table:formula="of:=IF([.B$1]&lt;=200;[.A11];[.A11]+([.B$1]-200)/2)" office:value-type="float" office:value="580" calcext:value-type="float">
            <text:p>580.0</text:p>
          </table:table-cell>
          <table:table-cell table:formula="of:=IF([.C$1]&lt;=200;[.B11];[.B11]+([.C$1]-200)/2)" office:value-type="float" office:value="580" calcext:value-type="float">
            <text:p>580.0</text:p>
          </table:table-cell>
          <table:table-cell table:formula="of:=IF([.D$1]&lt;=200;[.C11];[.C11]+([.D$1]-200)/2)" office:value-type="float" office:value="580" calcext:value-type="float">
            <text:p>580.0</text:p>
          </table:table-cell>
          <table:table-cell table:formula="of:=IF([.E$1]&lt;=200;[.D11];[.D11]+([.E$1]-200)/2)" office:value-type="float" office:value="580" calcext:value-type="float">
            <text:p>580.0</text:p>
          </table:table-cell>
          <table:table-cell table:formula="of:=IF([.F$1]&lt;=200;[.E11];[.E11]+([.F$1]-200)/2)" office:value-type="float" office:value="580" calcext:value-type="float">
            <text:p>580.0</text:p>
          </table:table-cell>
          <table:table-cell table:formula="of:=IF([.G$1]&lt;=200;[.F11];[.F11]+([.G$1]-200)/2)" office:value-type="float" office:value="580" calcext:value-type="float">
            <text:p>580.0</text:p>
          </table:table-cell>
          <table:table-cell table:formula="of:=IF([.H$1]&lt;=200;[.G11];[.G11]+([.H$1]-200)/2)" office:value-type="float" office:value="580" calcext:value-type="float">
            <text:p>580.0</text:p>
          </table:table-cell>
          <table:table-cell table:formula="of:=IF([.I$1]&lt;=200;[.H11];[.H11]+([.I$1]-200)/2)" office:value-type="float" office:value="580" calcext:value-type="float">
            <text:p>580.0</text:p>
          </table:table-cell>
          <table:table-cell table:formula="of:=IF([.J$1]&lt;=200;[.I11];[.I11]+([.J$1]-200)/2)" office:value-type="float" office:value="580" calcext:value-type="float">
            <text:p>580.0</text:p>
          </table:table-cell>
          <table:table-cell table:formula="of:=IF([.K$1]&lt;=200;[.J11];[.J11]+([.K$1]-200)/2)" office:value-type="float" office:value="580" calcext:value-type="float">
            <text:p>580.0</text:p>
          </table:table-cell>
          <table:table-cell table:formula="of:=IF([.L$1]&lt;=200;[.K11];[.K11]+([.L$1]-200)/2)" office:value-type="float" office:value="580" calcext:value-type="float">
            <text:p>580.0</text:p>
          </table:table-cell>
          <table:table-cell table:formula="of:=IF([.M$1]&lt;=200;[.L11];[.L11]+([.M$1]-200)/2)" office:value-type="float" office:value="590" calcext:value-type="float">
            <text:p>590.0</text:p>
          </table:table-cell>
          <table:table-cell table:formula="of:=IF([.N$1]&lt;=200;[.M11];[.M11]+([.N$1]-200)/2)" office:value-type="float" office:value="610" calcext:value-type="float">
            <text:p>610.0</text:p>
          </table:table-cell>
          <table:table-cell table:formula="of:=IF([.O$1]&lt;=200;[.N11];[.N11]+([.O$1]-200)/2)" office:value-type="float" office:value="640" calcext:value-type="float">
            <text:p>640.0</text:p>
          </table:table-cell>
          <table:table-cell table:formula="of:=IF([.P$1]&lt;=200;[.O11];[.O11]+([.P$1]-200)/2)" office:value-type="float" office:value="680" calcext:value-type="float">
            <text:p>680.0</text:p>
          </table:table-cell>
          <table:table-cell table:formula="of:=IF([.Q$1]&lt;=200;[.P11];[.P11]+([.Q$1]-200)/2)" office:value-type="float" office:value="730" calcext:value-type="float">
            <text:p>730.0</text:p>
          </table:table-cell>
          <table:table-cell table:formula="of:=IF([.R$1]&lt;=200;[.Q11];[.Q11]+([.R$1]-200)/2)" office:value-type="float" office:value="790" calcext:value-type="float">
            <text:p>790.0</text:p>
          </table:table-cell>
          <table:table-cell table:formula="of:=IF([.S$1]&lt;=200;[.R11];[.R11]+([.S$1]-200)/2)" office:value-type="float" office:value="860" calcext:value-type="float">
            <text:p>860.0</text:p>
          </table:table-cell>
          <table:table-cell table:formula="of:=IF([.T$1]&lt;=200;[.S11];[.S11]+([.T$1]-200)/2)" office:value-type="float" office:value="940" calcext:value-type="float">
            <text:p>940.0</text:p>
          </table:table-cell>
          <table:table-cell table:formula="of:=IF([.U$1]&lt;=200;[.T11];[.T11]+([.U$1]-200)/2)" office:value-type="float" office:value="1030" calcext:value-type="float">
            <text:p>1030.0</text:p>
          </table:table-cell>
          <table:table-cell table:formula="of:=IF([.V$1]&lt;=200;[.U11];[.U11]+([.V$1]-200)/2)" office:value-type="float" office:value="1130" calcext:value-type="float">
            <text:p>1130.0</text:p>
          </table:table-cell>
          <table:table-cell table:formula="of:=IF([.W$1]&lt;=200;[.V11];[.V11]+([.W$1]-200)/2)" office:value-type="float" office:value="1240" calcext:value-type="float">
            <text:p>1240.0</text:p>
          </table:table-cell>
          <table:table-cell table:formula="of:=IF([.X$1]&lt;=200;[.W11];[.W11]+([.X$1]-200)/2)" office:value-type="float" office:value="1360" calcext:value-type="float">
            <text:p>1360.0</text:p>
          </table:table-cell>
          <table:table-cell table:formula="of:=IF([.Y$1]&lt;=200;[.X11];[.X11]+([.Y$1]-200)/2)" office:value-type="float" office:value="1490" calcext:value-type="float">
            <text:p>1490.0</text:p>
          </table:table-cell>
          <table:table-cell table:formula="of:=IF([.Z$1]&lt;=200;[.Y11];[.Y11]+([.Z$1]-200)/2)" office:value-type="float" office:value="1630" calcext:value-type="float">
            <text:p>1630.0</text:p>
          </table:table-cell>
          <table:table-cell table:formula="of:=IF([.AA$1]&lt;=200;[.Z11];[.Z11]+([.AA$1]-200)/2)" office:value-type="float" office:value="1780" calcext:value-type="float">
            <text:p>1780.0</text:p>
          </table:table-cell>
          <table:table-cell table:formula="of:=IF([.AB$1]&lt;=200;[.AA11];[.AA11]+([.AB$1]-200)/2)" office:value-type="float" office:value="1940" calcext:value-type="float">
            <text:p>1940.0</text:p>
          </table:table-cell>
          <table:table-cell table:formula="of:=IF([.AC$1]&lt;=200;[.AB11];[.AB11]+([.AC$1]-200)/2)" office:value-type="float" office:value="2110" calcext:value-type="float">
            <text:p>2110.0</text:p>
          </table:table-cell>
          <table:table-cell table:formula="of:=IF([.AD$1]&lt;=200;[.AC11];[.AC11]+([.AD$1]-200)/2)" office:value-type="float" office:value="2290" calcext:value-type="float">
            <text:p>2290.0</text:p>
          </table:table-cell>
          <table:table-cell table:formula="of:=IF([.AE$1]&lt;=200;[.AD11];[.AD11]+([.AE$1]-200)/2)" office:value-type="float" office:value="2480" calcext:value-type="float">
            <text:p>2480.0</text:p>
          </table:table-cell>
          <table:table-cell table:formula="of:=IF([.AF$1]&lt;=200;[.AE11];[.AE11]+([.AF$1]-200)/2)" office:value-type="float" office:value="2680" calcext:value-type="float">
            <text:p>2680.0</text:p>
          </table:table-cell>
          <table:table-cell table:formula="of:=IF([.AG$1]&lt;=200;[.AF11];[.AF11]+([.AG$1]-200)/2)" office:value-type="float" office:value="2890" calcext:value-type="float">
            <text:p>2890.0</text:p>
          </table:table-cell>
          <table:table-cell table:formula="of:=IF([.AH$1]&lt;=200;[.AG11];[.AG11]+([.AH$1]-200)/2)" office:value-type="float" office:value="3110" calcext:value-type="float">
            <text:p>3110.0</text:p>
          </table:table-cell>
          <table:table-cell table:formula="of:=IF([.AI$1]&lt;=200;[.AH11];[.AH11]+([.AI$1]-200)/2)" office:value-type="float" office:value="3340" calcext:value-type="float">
            <text:p>3340.0</text:p>
          </table:table-cell>
          <table:table-cell table:formula="of:=IF([.AJ$1]&lt;=200;[.AI11];[.AI11]+([.AJ$1]-200)/2)" office:value-type="float" office:value="3580" calcext:value-type="float">
            <text:p>3580.0</text:p>
          </table:table-cell>
          <table:table-cell table:formula="of:=IF([.AK$1]&lt;=200;[.AJ11];[.AJ11]+([.AK$1]-200)/2)" office:value-type="float" office:value="3830" calcext:value-type="float">
            <text:p>3830.0</text:p>
          </table:table-cell>
          <table:table-cell table:formula="of:=IF([.AL$1]&lt;=200;[.AK11];[.AK11]+([.AL$1]-200)/2)" office:value-type="float" office:value="4090" calcext:value-type="float">
            <text:p>4090.0</text:p>
          </table:table-cell>
          <table:table-cell table:formula="of:=IF([.AM$1]&lt;=200;[.AL11];[.AL11]+([.AM$1]-200)/2)" office:value-type="float" office:value="4360" calcext:value-type="float">
            <text:p>4360.0</text:p>
          </table:table-cell>
          <table:table-cell table:formula="of:=IF([.AN$1]&lt;=200;[.AM11];[.AM11]+([.AN$1]-200)/2)" office:value-type="float" office:value="4640" calcext:value-type="float">
            <text:p>4640.0</text:p>
          </table:table-cell>
          <table:table-cell table:formula="of:=IF([.AO$1]&lt;=200;[.AN11];[.AN11]+([.AO$1]-200)/2)" office:value-type="float" office:value="4930" calcext:value-type="float">
            <text:p>4930.0</text:p>
          </table:table-cell>
          <table:table-cell table:formula="of:=IF([.AP$1]&lt;=200;[.AO11];[.AO11]+([.AP$1]-200)/2)" office:value-type="float" office:value="5230" calcext:value-type="float">
            <text:p>5230.0</text:p>
          </table:table-cell>
          <table:table-cell table:formula="of:=IF([.AQ$1]&lt;=200;[.AP11];[.AP11]+([.AQ$1]-200)/2)" office:value-type="float" office:value="5540" calcext:value-type="float">
            <text:p>5540.0</text:p>
          </table:table-cell>
          <table:table-cell table:formula="of:=IF([.AR$1]&lt;=200;[.AQ11];[.AQ11]+([.AR$1]-200)/2)" office:value-type="float" office:value="5860" calcext:value-type="float">
            <text:p>5860.0</text:p>
          </table:table-cell>
          <table:table-cell table:formula="of:=IF([.AS$1]&lt;=200;[.AR11];[.AR11]+([.AS$1]-200)/2)" office:value-type="float" office:value="6190" calcext:value-type="float">
            <text:p>6190.0</text:p>
          </table:table-cell>
          <table:table-cell table:formula="of:=IF([.AT$1]&lt;=200;[.AS11];[.AS11]+([.AT$1]-200)/2)" office:value-type="float" office:value="6530" calcext:value-type="float">
            <text:p>6530.0</text:p>
          </table:table-cell>
          <table:table-cell table:formula="of:=IF([.AU$1]&lt;=200;[.AT11];[.AT11]+([.AU$1]-200)/2)" office:value-type="float" office:value="6880" calcext:value-type="float">
            <text:p>6880.0</text:p>
          </table:table-cell>
          <table:table-cell table:formula="of:=IF([.AV$1]&lt;=200;[.AU11];[.AU11]+([.AV$1]-200)/2)" office:value-type="float" office:value="7240" calcext:value-type="float">
            <text:p>7240.0</text:p>
          </table:table-cell>
          <table:table-cell table:formula="of:=IF([.AW$1]&lt;=200;[.AV11];[.AV11]+([.AW$1]-200)/2)" office:value-type="float" office:value="7610" calcext:value-type="float">
            <text:p>7610.0</text:p>
          </table:table-cell>
          <table:table-cell table:formula="of:=IF([.AX$1]&lt;=200;[.AW11];[.AW11]+([.AX$1]-200)/2)" office:value-type="float" office:value="7990" calcext:value-type="float">
            <text:p>7990.0</text:p>
          </table:table-cell>
          <table:table-cell table:formula="of:=IF([.AY$1]&lt;=200;[.AX11];[.AX11]+([.AY$1]-200)/2)" office:value-type="float" office:value="8380" calcext:value-type="float">
            <text:p>8380.0</text:p>
          </table:table-cell>
          <table:table-cell table:formula="of:=IF([.AZ$1]&lt;=200;[.AY11];[.AY11]+([.AZ$1]-200)/2)" office:value-type="float" office:value="8780" calcext:value-type="float">
            <text:p>8780.0</text:p>
          </table:table-cell>
          <table:table-cell table:number-columns-repeated="972"/>
        </table:table-row>
        <table:table-row table:style-name="ro4">
          <table:table-cell office:value-type="float" office:value="600" calcext:value-type="float">
            <text:p>600.0</text:p>
          </table:table-cell>
          <table:table-cell table:formula="of:=IF([.B$1]&lt;=200;[.A12];[.A12]+([.B$1]-200)/2)" office:value-type="float" office:value="600" calcext:value-type="float">
            <text:p>600.0</text:p>
          </table:table-cell>
          <table:table-cell table:formula="of:=IF([.C$1]&lt;=200;[.B12];[.B12]+([.C$1]-200)/2)" office:value-type="float" office:value="600" calcext:value-type="float">
            <text:p>600.0</text:p>
          </table:table-cell>
          <table:table-cell table:formula="of:=IF([.D$1]&lt;=200;[.C12];[.C12]+([.D$1]-200)/2)" office:value-type="float" office:value="600" calcext:value-type="float">
            <text:p>600.0</text:p>
          </table:table-cell>
          <table:table-cell table:formula="of:=IF([.E$1]&lt;=200;[.D12];[.D12]+([.E$1]-200)/2)" office:value-type="float" office:value="600" calcext:value-type="float">
            <text:p>600.0</text:p>
          </table:table-cell>
          <table:table-cell table:formula="of:=IF([.F$1]&lt;=200;[.E12];[.E12]+([.F$1]-200)/2)" office:value-type="float" office:value="600" calcext:value-type="float">
            <text:p>600.0</text:p>
          </table:table-cell>
          <table:table-cell table:formula="of:=IF([.G$1]&lt;=200;[.F12];[.F12]+([.G$1]-200)/2)" office:value-type="float" office:value="600" calcext:value-type="float">
            <text:p>600.0</text:p>
          </table:table-cell>
          <table:table-cell table:formula="of:=IF([.H$1]&lt;=200;[.G12];[.G12]+([.H$1]-200)/2)" office:value-type="float" office:value="600" calcext:value-type="float">
            <text:p>600.0</text:p>
          </table:table-cell>
          <table:table-cell table:formula="of:=IF([.I$1]&lt;=200;[.H12];[.H12]+([.I$1]-200)/2)" office:value-type="float" office:value="600" calcext:value-type="float">
            <text:p>600.0</text:p>
          </table:table-cell>
          <table:table-cell table:formula="of:=IF([.J$1]&lt;=200;[.I12];[.I12]+([.J$1]-200)/2)" office:value-type="float" office:value="600" calcext:value-type="float">
            <text:p>600.0</text:p>
          </table:table-cell>
          <table:table-cell table:formula="of:=IF([.K$1]&lt;=200;[.J12];[.J12]+([.K$1]-200)/2)" office:value-type="float" office:value="600" calcext:value-type="float">
            <text:p>600.0</text:p>
          </table:table-cell>
          <table:table-cell table:formula="of:=IF([.L$1]&lt;=200;[.K12];[.K12]+([.L$1]-200)/2)" office:value-type="float" office:value="600" calcext:value-type="float">
            <text:p>600.0</text:p>
          </table:table-cell>
          <table:table-cell table:formula="of:=IF([.M$1]&lt;=200;[.L12];[.L12]+([.M$1]-200)/2)" office:value-type="float" office:value="610" calcext:value-type="float">
            <text:p>610.0</text:p>
          </table:table-cell>
          <table:table-cell table:formula="of:=IF([.N$1]&lt;=200;[.M12];[.M12]+([.N$1]-200)/2)" office:value-type="float" office:value="630" calcext:value-type="float">
            <text:p>630.0</text:p>
          </table:table-cell>
          <table:table-cell table:formula="of:=IF([.O$1]&lt;=200;[.N12];[.N12]+([.O$1]-200)/2)" office:value-type="float" office:value="660" calcext:value-type="float">
            <text:p>660.0</text:p>
          </table:table-cell>
          <table:table-cell table:formula="of:=IF([.P$1]&lt;=200;[.O12];[.O12]+([.P$1]-200)/2)" office:value-type="float" office:value="700" calcext:value-type="float">
            <text:p>700.0</text:p>
          </table:table-cell>
          <table:table-cell table:formula="of:=IF([.Q$1]&lt;=200;[.P12];[.P12]+([.Q$1]-200)/2)" office:value-type="float" office:value="750" calcext:value-type="float">
            <text:p>750.0</text:p>
          </table:table-cell>
          <table:table-cell table:formula="of:=IF([.R$1]&lt;=200;[.Q12];[.Q12]+([.R$1]-200)/2)" office:value-type="float" office:value="810" calcext:value-type="float">
            <text:p>810.0</text:p>
          </table:table-cell>
          <table:table-cell table:formula="of:=IF([.S$1]&lt;=200;[.R12];[.R12]+([.S$1]-200)/2)" office:value-type="float" office:value="880" calcext:value-type="float">
            <text:p>880.0</text:p>
          </table:table-cell>
          <table:table-cell table:formula="of:=IF([.T$1]&lt;=200;[.S12];[.S12]+([.T$1]-200)/2)" office:value-type="float" office:value="960" calcext:value-type="float">
            <text:p>960.0</text:p>
          </table:table-cell>
          <table:table-cell table:formula="of:=IF([.U$1]&lt;=200;[.T12];[.T12]+([.U$1]-200)/2)" office:value-type="float" office:value="1050" calcext:value-type="float">
            <text:p>1050.0</text:p>
          </table:table-cell>
          <table:table-cell table:formula="of:=IF([.V$1]&lt;=200;[.U12];[.U12]+([.V$1]-200)/2)" office:value-type="float" office:value="1150" calcext:value-type="float">
            <text:p>1150.0</text:p>
          </table:table-cell>
          <table:table-cell table:formula="of:=IF([.W$1]&lt;=200;[.V12];[.V12]+([.W$1]-200)/2)" office:value-type="float" office:value="1260" calcext:value-type="float">
            <text:p>1260.0</text:p>
          </table:table-cell>
          <table:table-cell table:formula="of:=IF([.X$1]&lt;=200;[.W12];[.W12]+([.X$1]-200)/2)" office:value-type="float" office:value="1380" calcext:value-type="float">
            <text:p>1380.0</text:p>
          </table:table-cell>
          <table:table-cell table:formula="of:=IF([.Y$1]&lt;=200;[.X12];[.X12]+([.Y$1]-200)/2)" office:value-type="float" office:value="1510" calcext:value-type="float">
            <text:p>1510.0</text:p>
          </table:table-cell>
          <table:table-cell table:formula="of:=IF([.Z$1]&lt;=200;[.Y12];[.Y12]+([.Z$1]-200)/2)" office:value-type="float" office:value="1650" calcext:value-type="float">
            <text:p>1650.0</text:p>
          </table:table-cell>
          <table:table-cell table:formula="of:=IF([.AA$1]&lt;=200;[.Z12];[.Z12]+([.AA$1]-200)/2)" office:value-type="float" office:value="1800" calcext:value-type="float">
            <text:p>1800.0</text:p>
          </table:table-cell>
          <table:table-cell table:formula="of:=IF([.AB$1]&lt;=200;[.AA12];[.AA12]+([.AB$1]-200)/2)" office:value-type="float" office:value="1960" calcext:value-type="float">
            <text:p>1960.0</text:p>
          </table:table-cell>
          <table:table-cell table:formula="of:=IF([.AC$1]&lt;=200;[.AB12];[.AB12]+([.AC$1]-200)/2)" office:value-type="float" office:value="2130" calcext:value-type="float">
            <text:p>2130.0</text:p>
          </table:table-cell>
          <table:table-cell table:formula="of:=IF([.AD$1]&lt;=200;[.AC12];[.AC12]+([.AD$1]-200)/2)" office:value-type="float" office:value="2310" calcext:value-type="float">
            <text:p>2310.0</text:p>
          </table:table-cell>
          <table:table-cell table:formula="of:=IF([.AE$1]&lt;=200;[.AD12];[.AD12]+([.AE$1]-200)/2)" office:value-type="float" office:value="2500" calcext:value-type="float">
            <text:p>2500.0</text:p>
          </table:table-cell>
          <table:table-cell table:formula="of:=IF([.AF$1]&lt;=200;[.AE12];[.AE12]+([.AF$1]-200)/2)" office:value-type="float" office:value="2700" calcext:value-type="float">
            <text:p>2700.0</text:p>
          </table:table-cell>
          <table:table-cell table:formula="of:=IF([.AG$1]&lt;=200;[.AF12];[.AF12]+([.AG$1]-200)/2)" office:value-type="float" office:value="2910" calcext:value-type="float">
            <text:p>2910.0</text:p>
          </table:table-cell>
          <table:table-cell table:formula="of:=IF([.AH$1]&lt;=200;[.AG12];[.AG12]+([.AH$1]-200)/2)" office:value-type="float" office:value="3130" calcext:value-type="float">
            <text:p>3130.0</text:p>
          </table:table-cell>
          <table:table-cell table:formula="of:=IF([.AI$1]&lt;=200;[.AH12];[.AH12]+([.AI$1]-200)/2)" office:value-type="float" office:value="3360" calcext:value-type="float">
            <text:p>3360.0</text:p>
          </table:table-cell>
          <table:table-cell table:formula="of:=IF([.AJ$1]&lt;=200;[.AI12];[.AI12]+([.AJ$1]-200)/2)" office:value-type="float" office:value="3600" calcext:value-type="float">
            <text:p>3600.0</text:p>
          </table:table-cell>
          <table:table-cell table:formula="of:=IF([.AK$1]&lt;=200;[.AJ12];[.AJ12]+([.AK$1]-200)/2)" office:value-type="float" office:value="3850" calcext:value-type="float">
            <text:p>3850.0</text:p>
          </table:table-cell>
          <table:table-cell table:formula="of:=IF([.AL$1]&lt;=200;[.AK12];[.AK12]+([.AL$1]-200)/2)" office:value-type="float" office:value="4110" calcext:value-type="float">
            <text:p>4110.0</text:p>
          </table:table-cell>
          <table:table-cell table:formula="of:=IF([.AM$1]&lt;=200;[.AL12];[.AL12]+([.AM$1]-200)/2)" office:value-type="float" office:value="4380" calcext:value-type="float">
            <text:p>4380.0</text:p>
          </table:table-cell>
          <table:table-cell table:formula="of:=IF([.AN$1]&lt;=200;[.AM12];[.AM12]+([.AN$1]-200)/2)" office:value-type="float" office:value="4660" calcext:value-type="float">
            <text:p>4660.0</text:p>
          </table:table-cell>
          <table:table-cell table:formula="of:=IF([.AO$1]&lt;=200;[.AN12];[.AN12]+([.AO$1]-200)/2)" office:value-type="float" office:value="4950" calcext:value-type="float">
            <text:p>4950.0</text:p>
          </table:table-cell>
          <table:table-cell table:formula="of:=IF([.AP$1]&lt;=200;[.AO12];[.AO12]+([.AP$1]-200)/2)" office:value-type="float" office:value="5250" calcext:value-type="float">
            <text:p>5250.0</text:p>
          </table:table-cell>
          <table:table-cell table:formula="of:=IF([.AQ$1]&lt;=200;[.AP12];[.AP12]+([.AQ$1]-200)/2)" office:value-type="float" office:value="5560" calcext:value-type="float">
            <text:p>5560.0</text:p>
          </table:table-cell>
          <table:table-cell table:formula="of:=IF([.AR$1]&lt;=200;[.AQ12];[.AQ12]+([.AR$1]-200)/2)" office:value-type="float" office:value="5880" calcext:value-type="float">
            <text:p>5880.0</text:p>
          </table:table-cell>
          <table:table-cell table:formula="of:=IF([.AS$1]&lt;=200;[.AR12];[.AR12]+([.AS$1]-200)/2)" office:value-type="float" office:value="6210" calcext:value-type="float">
            <text:p>6210.0</text:p>
          </table:table-cell>
          <table:table-cell table:formula="of:=IF([.AT$1]&lt;=200;[.AS12];[.AS12]+([.AT$1]-200)/2)" office:value-type="float" office:value="6550" calcext:value-type="float">
            <text:p>6550.0</text:p>
          </table:table-cell>
          <table:table-cell table:formula="of:=IF([.AU$1]&lt;=200;[.AT12];[.AT12]+([.AU$1]-200)/2)" office:value-type="float" office:value="6900" calcext:value-type="float">
            <text:p>6900.0</text:p>
          </table:table-cell>
          <table:table-cell table:formula="of:=IF([.AV$1]&lt;=200;[.AU12];[.AU12]+([.AV$1]-200)/2)" office:value-type="float" office:value="7260" calcext:value-type="float">
            <text:p>7260.0</text:p>
          </table:table-cell>
          <table:table-cell table:formula="of:=IF([.AW$1]&lt;=200;[.AV12];[.AV12]+([.AW$1]-200)/2)" office:value-type="float" office:value="7630" calcext:value-type="float">
            <text:p>7630.0</text:p>
          </table:table-cell>
          <table:table-cell table:formula="of:=IF([.AX$1]&lt;=200;[.AW12];[.AW12]+([.AX$1]-200)/2)" office:value-type="float" office:value="8010" calcext:value-type="float">
            <text:p>8010.0</text:p>
          </table:table-cell>
          <table:table-cell table:formula="of:=IF([.AY$1]&lt;=200;[.AX12];[.AX12]+([.AY$1]-200)/2)" office:value-type="float" office:value="8400" calcext:value-type="float">
            <text:p>8400.0</text:p>
          </table:table-cell>
          <table:table-cell table:formula="of:=IF([.AZ$1]&lt;=200;[.AY12];[.AY12]+([.AZ$1]-200)/2)" office:value-type="float" office:value="8800" calcext:value-type="float">
            <text:p>8800.0</text:p>
          </table:table-cell>
          <table:table-cell table:number-columns-repeated="972"/>
        </table:table-row>
        <table:table-row table:style-name="ro4">
          <table:table-cell office:value-type="float" office:value="620" calcext:value-type="float">
            <text:p>620.0</text:p>
          </table:table-cell>
          <table:table-cell table:formula="of:=IF([.B$1]&lt;=200;[.A13];[.A13]+([.B$1]-200)/2)" office:value-type="float" office:value="620" calcext:value-type="float">
            <text:p>620.0</text:p>
          </table:table-cell>
          <table:table-cell table:formula="of:=IF([.C$1]&lt;=200;[.B13];[.B13]+([.C$1]-200)/2)" office:value-type="float" office:value="620" calcext:value-type="float">
            <text:p>620.0</text:p>
          </table:table-cell>
          <table:table-cell table:formula="of:=IF([.D$1]&lt;=200;[.C13];[.C13]+([.D$1]-200)/2)" office:value-type="float" office:value="620" calcext:value-type="float">
            <text:p>620.0</text:p>
          </table:table-cell>
          <table:table-cell table:formula="of:=IF([.E$1]&lt;=200;[.D13];[.D13]+([.E$1]-200)/2)" office:value-type="float" office:value="620" calcext:value-type="float">
            <text:p>620.0</text:p>
          </table:table-cell>
          <table:table-cell table:formula="of:=IF([.F$1]&lt;=200;[.E13];[.E13]+([.F$1]-200)/2)" office:value-type="float" office:value="620" calcext:value-type="float">
            <text:p>620.0</text:p>
          </table:table-cell>
          <table:table-cell table:formula="of:=IF([.G$1]&lt;=200;[.F13];[.F13]+([.G$1]-200)/2)" office:value-type="float" office:value="620" calcext:value-type="float">
            <text:p>620.0</text:p>
          </table:table-cell>
          <table:table-cell table:formula="of:=IF([.H$1]&lt;=200;[.G13];[.G13]+([.H$1]-200)/2)" office:value-type="float" office:value="620" calcext:value-type="float">
            <text:p>620.0</text:p>
          </table:table-cell>
          <table:table-cell table:formula="of:=IF([.I$1]&lt;=200;[.H13];[.H13]+([.I$1]-200)/2)" office:value-type="float" office:value="620" calcext:value-type="float">
            <text:p>620.0</text:p>
          </table:table-cell>
          <table:table-cell table:formula="of:=IF([.J$1]&lt;=200;[.I13];[.I13]+([.J$1]-200)/2)" office:value-type="float" office:value="620" calcext:value-type="float">
            <text:p>620.0</text:p>
          </table:table-cell>
          <table:table-cell table:formula="of:=IF([.K$1]&lt;=200;[.J13];[.J13]+([.K$1]-200)/2)" office:value-type="float" office:value="620" calcext:value-type="float">
            <text:p>620.0</text:p>
          </table:table-cell>
          <table:table-cell table:formula="of:=IF([.L$1]&lt;=200;[.K13];[.K13]+([.L$1]-200)/2)" office:value-type="float" office:value="620" calcext:value-type="float">
            <text:p>620.0</text:p>
          </table:table-cell>
          <table:table-cell table:formula="of:=IF([.M$1]&lt;=200;[.L13];[.L13]+([.M$1]-200)/2)" office:value-type="float" office:value="630" calcext:value-type="float">
            <text:p>630.0</text:p>
          </table:table-cell>
          <table:table-cell table:formula="of:=IF([.N$1]&lt;=200;[.M13];[.M13]+([.N$1]-200)/2)" office:value-type="float" office:value="650" calcext:value-type="float">
            <text:p>650.0</text:p>
          </table:table-cell>
          <table:table-cell table:formula="of:=IF([.O$1]&lt;=200;[.N13];[.N13]+([.O$1]-200)/2)" office:value-type="float" office:value="680" calcext:value-type="float">
            <text:p>680.0</text:p>
          </table:table-cell>
          <table:table-cell table:formula="of:=IF([.P$1]&lt;=200;[.O13];[.O13]+([.P$1]-200)/2)" office:value-type="float" office:value="720" calcext:value-type="float">
            <text:p>720.0</text:p>
          </table:table-cell>
          <table:table-cell table:formula="of:=IF([.Q$1]&lt;=200;[.P13];[.P13]+([.Q$1]-200)/2)" office:value-type="float" office:value="770" calcext:value-type="float">
            <text:p>770.0</text:p>
          </table:table-cell>
          <table:table-cell table:formula="of:=IF([.R$1]&lt;=200;[.Q13];[.Q13]+([.R$1]-200)/2)" office:value-type="float" office:value="830" calcext:value-type="float">
            <text:p>830.0</text:p>
          </table:table-cell>
          <table:table-cell table:formula="of:=IF([.S$1]&lt;=200;[.R13];[.R13]+([.S$1]-200)/2)" office:value-type="float" office:value="900" calcext:value-type="float">
            <text:p>900.0</text:p>
          </table:table-cell>
          <table:table-cell table:formula="of:=IF([.T$1]&lt;=200;[.S13];[.S13]+([.T$1]-200)/2)" office:value-type="float" office:value="980" calcext:value-type="float">
            <text:p>980.0</text:p>
          </table:table-cell>
          <table:table-cell table:formula="of:=IF([.U$1]&lt;=200;[.T13];[.T13]+([.U$1]-200)/2)" office:value-type="float" office:value="1070" calcext:value-type="float">
            <text:p>1070.0</text:p>
          </table:table-cell>
          <table:table-cell table:formula="of:=IF([.V$1]&lt;=200;[.U13];[.U13]+([.V$1]-200)/2)" office:value-type="float" office:value="1170" calcext:value-type="float">
            <text:p>1170.0</text:p>
          </table:table-cell>
          <table:table-cell table:formula="of:=IF([.W$1]&lt;=200;[.V13];[.V13]+([.W$1]-200)/2)" office:value-type="float" office:value="1280" calcext:value-type="float">
            <text:p>1280.0</text:p>
          </table:table-cell>
          <table:table-cell table:formula="of:=IF([.X$1]&lt;=200;[.W13];[.W13]+([.X$1]-200)/2)" office:value-type="float" office:value="1400" calcext:value-type="float">
            <text:p>1400.0</text:p>
          </table:table-cell>
          <table:table-cell table:formula="of:=IF([.Y$1]&lt;=200;[.X13];[.X13]+([.Y$1]-200)/2)" office:value-type="float" office:value="1530" calcext:value-type="float">
            <text:p>1530.0</text:p>
          </table:table-cell>
          <table:table-cell table:formula="of:=IF([.Z$1]&lt;=200;[.Y13];[.Y13]+([.Z$1]-200)/2)" office:value-type="float" office:value="1670" calcext:value-type="float">
            <text:p>1670.0</text:p>
          </table:table-cell>
          <table:table-cell table:formula="of:=IF([.AA$1]&lt;=200;[.Z13];[.Z13]+([.AA$1]-200)/2)" office:value-type="float" office:value="1820" calcext:value-type="float">
            <text:p>1820.0</text:p>
          </table:table-cell>
          <table:table-cell table:formula="of:=IF([.AB$1]&lt;=200;[.AA13];[.AA13]+([.AB$1]-200)/2)" office:value-type="float" office:value="1980" calcext:value-type="float">
            <text:p>1980.0</text:p>
          </table:table-cell>
          <table:table-cell table:formula="of:=IF([.AC$1]&lt;=200;[.AB13];[.AB13]+([.AC$1]-200)/2)" office:value-type="float" office:value="2150" calcext:value-type="float">
            <text:p>2150.0</text:p>
          </table:table-cell>
          <table:table-cell table:formula="of:=IF([.AD$1]&lt;=200;[.AC13];[.AC13]+([.AD$1]-200)/2)" office:value-type="float" office:value="2330" calcext:value-type="float">
            <text:p>2330.0</text:p>
          </table:table-cell>
          <table:table-cell table:formula="of:=IF([.AE$1]&lt;=200;[.AD13];[.AD13]+([.AE$1]-200)/2)" office:value-type="float" office:value="2520" calcext:value-type="float">
            <text:p>2520.0</text:p>
          </table:table-cell>
          <table:table-cell table:formula="of:=IF([.AF$1]&lt;=200;[.AE13];[.AE13]+([.AF$1]-200)/2)" office:value-type="float" office:value="2720" calcext:value-type="float">
            <text:p>2720.0</text:p>
          </table:table-cell>
          <table:table-cell table:formula="of:=IF([.AG$1]&lt;=200;[.AF13];[.AF13]+([.AG$1]-200)/2)" office:value-type="float" office:value="2930" calcext:value-type="float">
            <text:p>2930.0</text:p>
          </table:table-cell>
          <table:table-cell table:formula="of:=IF([.AH$1]&lt;=200;[.AG13];[.AG13]+([.AH$1]-200)/2)" office:value-type="float" office:value="3150" calcext:value-type="float">
            <text:p>3150.0</text:p>
          </table:table-cell>
          <table:table-cell table:formula="of:=IF([.AI$1]&lt;=200;[.AH13];[.AH13]+([.AI$1]-200)/2)" office:value-type="float" office:value="3380" calcext:value-type="float">
            <text:p>3380.0</text:p>
          </table:table-cell>
          <table:table-cell table:formula="of:=IF([.AJ$1]&lt;=200;[.AI13];[.AI13]+([.AJ$1]-200)/2)" office:value-type="float" office:value="3620" calcext:value-type="float">
            <text:p>3620.0</text:p>
          </table:table-cell>
          <table:table-cell table:formula="of:=IF([.AK$1]&lt;=200;[.AJ13];[.AJ13]+([.AK$1]-200)/2)" office:value-type="float" office:value="3870" calcext:value-type="float">
            <text:p>3870.0</text:p>
          </table:table-cell>
          <table:table-cell table:formula="of:=IF([.AL$1]&lt;=200;[.AK13];[.AK13]+([.AL$1]-200)/2)" office:value-type="float" office:value="4130" calcext:value-type="float">
            <text:p>4130.0</text:p>
          </table:table-cell>
          <table:table-cell table:formula="of:=IF([.AM$1]&lt;=200;[.AL13];[.AL13]+([.AM$1]-200)/2)" office:value-type="float" office:value="4400" calcext:value-type="float">
            <text:p>4400.0</text:p>
          </table:table-cell>
          <table:table-cell table:formula="of:=IF([.AN$1]&lt;=200;[.AM13];[.AM13]+([.AN$1]-200)/2)" office:value-type="float" office:value="4680" calcext:value-type="float">
            <text:p>4680.0</text:p>
          </table:table-cell>
          <table:table-cell table:formula="of:=IF([.AO$1]&lt;=200;[.AN13];[.AN13]+([.AO$1]-200)/2)" office:value-type="float" office:value="4970" calcext:value-type="float">
            <text:p>4970.0</text:p>
          </table:table-cell>
          <table:table-cell table:formula="of:=IF([.AP$1]&lt;=200;[.AO13];[.AO13]+([.AP$1]-200)/2)" office:value-type="float" office:value="5270" calcext:value-type="float">
            <text:p>5270.0</text:p>
          </table:table-cell>
          <table:table-cell table:formula="of:=IF([.AQ$1]&lt;=200;[.AP13];[.AP13]+([.AQ$1]-200)/2)" office:value-type="float" office:value="5580" calcext:value-type="float">
            <text:p>5580.0</text:p>
          </table:table-cell>
          <table:table-cell table:formula="of:=IF([.AR$1]&lt;=200;[.AQ13];[.AQ13]+([.AR$1]-200)/2)" office:value-type="float" office:value="5900" calcext:value-type="float">
            <text:p>5900.0</text:p>
          </table:table-cell>
          <table:table-cell table:formula="of:=IF([.AS$1]&lt;=200;[.AR13];[.AR13]+([.AS$1]-200)/2)" office:value-type="float" office:value="6230" calcext:value-type="float">
            <text:p>6230.0</text:p>
          </table:table-cell>
          <table:table-cell table:formula="of:=IF([.AT$1]&lt;=200;[.AS13];[.AS13]+([.AT$1]-200)/2)" office:value-type="float" office:value="6570" calcext:value-type="float">
            <text:p>6570.0</text:p>
          </table:table-cell>
          <table:table-cell table:formula="of:=IF([.AU$1]&lt;=200;[.AT13];[.AT13]+([.AU$1]-200)/2)" office:value-type="float" office:value="6920" calcext:value-type="float">
            <text:p>6920.0</text:p>
          </table:table-cell>
          <table:table-cell table:formula="of:=IF([.AV$1]&lt;=200;[.AU13];[.AU13]+([.AV$1]-200)/2)" office:value-type="float" office:value="7280" calcext:value-type="float">
            <text:p>7280.0</text:p>
          </table:table-cell>
          <table:table-cell table:formula="of:=IF([.AW$1]&lt;=200;[.AV13];[.AV13]+([.AW$1]-200)/2)" office:value-type="float" office:value="7650" calcext:value-type="float">
            <text:p>7650.0</text:p>
          </table:table-cell>
          <table:table-cell table:formula="of:=IF([.AX$1]&lt;=200;[.AW13];[.AW13]+([.AX$1]-200)/2)" office:value-type="float" office:value="8030" calcext:value-type="float">
            <text:p>8030.0</text:p>
          </table:table-cell>
          <table:table-cell table:formula="of:=IF([.AY$1]&lt;=200;[.AX13];[.AX13]+([.AY$1]-200)/2)" office:value-type="float" office:value="8420" calcext:value-type="float">
            <text:p>8420.0</text:p>
          </table:table-cell>
          <table:table-cell table:formula="of:=IF([.AZ$1]&lt;=200;[.AY13];[.AY13]+([.AZ$1]-200)/2)" office:value-type="float" office:value="8820" calcext:value-type="float">
            <text:p>8820.0</text:p>
          </table:table-cell>
          <table:table-cell table:number-columns-repeated="972"/>
        </table:table-row>
        <table:table-row table:style-name="ro4">
          <table:table-cell office:value-type="float" office:value="640" calcext:value-type="float">
            <text:p>640.0</text:p>
          </table:table-cell>
          <table:table-cell table:formula="of:=IF([.B$1]&lt;=200;[.A14];[.A14]+([.B$1]-200)/2)" office:value-type="float" office:value="640" calcext:value-type="float">
            <text:p>640.0</text:p>
          </table:table-cell>
          <table:table-cell table:formula="of:=IF([.C$1]&lt;=200;[.B14];[.B14]+([.C$1]-200)/2)" office:value-type="float" office:value="640" calcext:value-type="float">
            <text:p>640.0</text:p>
          </table:table-cell>
          <table:table-cell table:formula="of:=IF([.D$1]&lt;=200;[.C14];[.C14]+([.D$1]-200)/2)" office:value-type="float" office:value="640" calcext:value-type="float">
            <text:p>640.0</text:p>
          </table:table-cell>
          <table:table-cell table:formula="of:=IF([.E$1]&lt;=200;[.D14];[.D14]+([.E$1]-200)/2)" office:value-type="float" office:value="640" calcext:value-type="float">
            <text:p>640.0</text:p>
          </table:table-cell>
          <table:table-cell table:formula="of:=IF([.F$1]&lt;=200;[.E14];[.E14]+([.F$1]-200)/2)" office:value-type="float" office:value="640" calcext:value-type="float">
            <text:p>640.0</text:p>
          </table:table-cell>
          <table:table-cell table:formula="of:=IF([.G$1]&lt;=200;[.F14];[.F14]+([.G$1]-200)/2)" office:value-type="float" office:value="640" calcext:value-type="float">
            <text:p>640.0</text:p>
          </table:table-cell>
          <table:table-cell table:formula="of:=IF([.H$1]&lt;=200;[.G14];[.G14]+([.H$1]-200)/2)" office:value-type="float" office:value="640" calcext:value-type="float">
            <text:p>640.0</text:p>
          </table:table-cell>
          <table:table-cell table:formula="of:=IF([.I$1]&lt;=200;[.H14];[.H14]+([.I$1]-200)/2)" office:value-type="float" office:value="640" calcext:value-type="float">
            <text:p>640.0</text:p>
          </table:table-cell>
          <table:table-cell table:formula="of:=IF([.J$1]&lt;=200;[.I14];[.I14]+([.J$1]-200)/2)" office:value-type="float" office:value="640" calcext:value-type="float">
            <text:p>640.0</text:p>
          </table:table-cell>
          <table:table-cell table:formula="of:=IF([.K$1]&lt;=200;[.J14];[.J14]+([.K$1]-200)/2)" office:value-type="float" office:value="640" calcext:value-type="float">
            <text:p>640.0</text:p>
          </table:table-cell>
          <table:table-cell table:formula="of:=IF([.L$1]&lt;=200;[.K14];[.K14]+([.L$1]-200)/2)" office:value-type="float" office:value="640" calcext:value-type="float">
            <text:p>640.0</text:p>
          </table:table-cell>
          <table:table-cell table:formula="of:=IF([.M$1]&lt;=200;[.L14];[.L14]+([.M$1]-200)/2)" office:value-type="float" office:value="650" calcext:value-type="float">
            <text:p>650.0</text:p>
          </table:table-cell>
          <table:table-cell table:formula="of:=IF([.N$1]&lt;=200;[.M14];[.M14]+([.N$1]-200)/2)" office:value-type="float" office:value="670" calcext:value-type="float">
            <text:p>670.0</text:p>
          </table:table-cell>
          <table:table-cell table:formula="of:=IF([.O$1]&lt;=200;[.N14];[.N14]+([.O$1]-200)/2)" office:value-type="float" office:value="700" calcext:value-type="float">
            <text:p>700.0</text:p>
          </table:table-cell>
          <table:table-cell table:formula="of:=IF([.P$1]&lt;=200;[.O14];[.O14]+([.P$1]-200)/2)" office:value-type="float" office:value="740" calcext:value-type="float">
            <text:p>740.0</text:p>
          </table:table-cell>
          <table:table-cell table:formula="of:=IF([.Q$1]&lt;=200;[.P14];[.P14]+([.Q$1]-200)/2)" office:value-type="float" office:value="790" calcext:value-type="float">
            <text:p>790.0</text:p>
          </table:table-cell>
          <table:table-cell table:formula="of:=IF([.R$1]&lt;=200;[.Q14];[.Q14]+([.R$1]-200)/2)" office:value-type="float" office:value="850" calcext:value-type="float">
            <text:p>850.0</text:p>
          </table:table-cell>
          <table:table-cell table:formula="of:=IF([.S$1]&lt;=200;[.R14];[.R14]+([.S$1]-200)/2)" office:value-type="float" office:value="920" calcext:value-type="float">
            <text:p>920.0</text:p>
          </table:table-cell>
          <table:table-cell table:formula="of:=IF([.T$1]&lt;=200;[.S14];[.S14]+([.T$1]-200)/2)" office:value-type="float" office:value="1000" calcext:value-type="float">
            <text:p>1000.0</text:p>
          </table:table-cell>
          <table:table-cell table:formula="of:=IF([.U$1]&lt;=200;[.T14];[.T14]+([.U$1]-200)/2)" office:value-type="float" office:value="1090" calcext:value-type="float">
            <text:p>1090.0</text:p>
          </table:table-cell>
          <table:table-cell table:formula="of:=IF([.V$1]&lt;=200;[.U14];[.U14]+([.V$1]-200)/2)" office:value-type="float" office:value="1190" calcext:value-type="float">
            <text:p>1190.0</text:p>
          </table:table-cell>
          <table:table-cell table:formula="of:=IF([.W$1]&lt;=200;[.V14];[.V14]+([.W$1]-200)/2)" office:value-type="float" office:value="1300" calcext:value-type="float">
            <text:p>1300.0</text:p>
          </table:table-cell>
          <table:table-cell table:formula="of:=IF([.X$1]&lt;=200;[.W14];[.W14]+([.X$1]-200)/2)" office:value-type="float" office:value="1420" calcext:value-type="float">
            <text:p>1420.0</text:p>
          </table:table-cell>
          <table:table-cell table:formula="of:=IF([.Y$1]&lt;=200;[.X14];[.X14]+([.Y$1]-200)/2)" office:value-type="float" office:value="1550" calcext:value-type="float">
            <text:p>1550.0</text:p>
          </table:table-cell>
          <table:table-cell table:formula="of:=IF([.Z$1]&lt;=200;[.Y14];[.Y14]+([.Z$1]-200)/2)" office:value-type="float" office:value="1690" calcext:value-type="float">
            <text:p>1690.0</text:p>
          </table:table-cell>
          <table:table-cell table:formula="of:=IF([.AA$1]&lt;=200;[.Z14];[.Z14]+([.AA$1]-200)/2)" office:value-type="float" office:value="1840" calcext:value-type="float">
            <text:p>1840.0</text:p>
          </table:table-cell>
          <table:table-cell table:formula="of:=IF([.AB$1]&lt;=200;[.AA14];[.AA14]+([.AB$1]-200)/2)" office:value-type="float" office:value="2000" calcext:value-type="float">
            <text:p>2000.0</text:p>
          </table:table-cell>
          <table:table-cell table:formula="of:=IF([.AC$1]&lt;=200;[.AB14];[.AB14]+([.AC$1]-200)/2)" office:value-type="float" office:value="2170" calcext:value-type="float">
            <text:p>2170.0</text:p>
          </table:table-cell>
          <table:table-cell table:formula="of:=IF([.AD$1]&lt;=200;[.AC14];[.AC14]+([.AD$1]-200)/2)" office:value-type="float" office:value="2350" calcext:value-type="float">
            <text:p>2350.0</text:p>
          </table:table-cell>
          <table:table-cell table:formula="of:=IF([.AE$1]&lt;=200;[.AD14];[.AD14]+([.AE$1]-200)/2)" office:value-type="float" office:value="2540" calcext:value-type="float">
            <text:p>2540.0</text:p>
          </table:table-cell>
          <table:table-cell table:formula="of:=IF([.AF$1]&lt;=200;[.AE14];[.AE14]+([.AF$1]-200)/2)" office:value-type="float" office:value="2740" calcext:value-type="float">
            <text:p>2740.0</text:p>
          </table:table-cell>
          <table:table-cell table:formula="of:=IF([.AG$1]&lt;=200;[.AF14];[.AF14]+([.AG$1]-200)/2)" office:value-type="float" office:value="2950" calcext:value-type="float">
            <text:p>2950.0</text:p>
          </table:table-cell>
          <table:table-cell table:formula="of:=IF([.AH$1]&lt;=200;[.AG14];[.AG14]+([.AH$1]-200)/2)" office:value-type="float" office:value="3170" calcext:value-type="float">
            <text:p>3170.0</text:p>
          </table:table-cell>
          <table:table-cell table:formula="of:=IF([.AI$1]&lt;=200;[.AH14];[.AH14]+([.AI$1]-200)/2)" office:value-type="float" office:value="3400" calcext:value-type="float">
            <text:p>3400.0</text:p>
          </table:table-cell>
          <table:table-cell table:formula="of:=IF([.AJ$1]&lt;=200;[.AI14];[.AI14]+([.AJ$1]-200)/2)" office:value-type="float" office:value="3640" calcext:value-type="float">
            <text:p>3640.0</text:p>
          </table:table-cell>
          <table:table-cell table:formula="of:=IF([.AK$1]&lt;=200;[.AJ14];[.AJ14]+([.AK$1]-200)/2)" office:value-type="float" office:value="3890" calcext:value-type="float">
            <text:p>3890.0</text:p>
          </table:table-cell>
          <table:table-cell table:formula="of:=IF([.AL$1]&lt;=200;[.AK14];[.AK14]+([.AL$1]-200)/2)" office:value-type="float" office:value="4150" calcext:value-type="float">
            <text:p>4150.0</text:p>
          </table:table-cell>
          <table:table-cell table:formula="of:=IF([.AM$1]&lt;=200;[.AL14];[.AL14]+([.AM$1]-200)/2)" office:value-type="float" office:value="4420" calcext:value-type="float">
            <text:p>4420.0</text:p>
          </table:table-cell>
          <table:table-cell table:formula="of:=IF([.AN$1]&lt;=200;[.AM14];[.AM14]+([.AN$1]-200)/2)" office:value-type="float" office:value="4700" calcext:value-type="float">
            <text:p>4700.0</text:p>
          </table:table-cell>
          <table:table-cell table:formula="of:=IF([.AO$1]&lt;=200;[.AN14];[.AN14]+([.AO$1]-200)/2)" office:value-type="float" office:value="4990" calcext:value-type="float">
            <text:p>4990.0</text:p>
          </table:table-cell>
          <table:table-cell table:formula="of:=IF([.AP$1]&lt;=200;[.AO14];[.AO14]+([.AP$1]-200)/2)" office:value-type="float" office:value="5290" calcext:value-type="float">
            <text:p>5290.0</text:p>
          </table:table-cell>
          <table:table-cell table:formula="of:=IF([.AQ$1]&lt;=200;[.AP14];[.AP14]+([.AQ$1]-200)/2)" office:value-type="float" office:value="5600" calcext:value-type="float">
            <text:p>5600.0</text:p>
          </table:table-cell>
          <table:table-cell table:formula="of:=IF([.AR$1]&lt;=200;[.AQ14];[.AQ14]+([.AR$1]-200)/2)" office:value-type="float" office:value="5920" calcext:value-type="float">
            <text:p>5920.0</text:p>
          </table:table-cell>
          <table:table-cell table:formula="of:=IF([.AS$1]&lt;=200;[.AR14];[.AR14]+([.AS$1]-200)/2)" office:value-type="float" office:value="6250" calcext:value-type="float">
            <text:p>6250.0</text:p>
          </table:table-cell>
          <table:table-cell table:formula="of:=IF([.AT$1]&lt;=200;[.AS14];[.AS14]+([.AT$1]-200)/2)" office:value-type="float" office:value="6590" calcext:value-type="float">
            <text:p>6590.0</text:p>
          </table:table-cell>
          <table:table-cell table:formula="of:=IF([.AU$1]&lt;=200;[.AT14];[.AT14]+([.AU$1]-200)/2)" office:value-type="float" office:value="6940" calcext:value-type="float">
            <text:p>6940.0</text:p>
          </table:table-cell>
          <table:table-cell table:formula="of:=IF([.AV$1]&lt;=200;[.AU14];[.AU14]+([.AV$1]-200)/2)" office:value-type="float" office:value="7300" calcext:value-type="float">
            <text:p>7300.0</text:p>
          </table:table-cell>
          <table:table-cell table:formula="of:=IF([.AW$1]&lt;=200;[.AV14];[.AV14]+([.AW$1]-200)/2)" office:value-type="float" office:value="7670" calcext:value-type="float">
            <text:p>7670.0</text:p>
          </table:table-cell>
          <table:table-cell table:formula="of:=IF([.AX$1]&lt;=200;[.AW14];[.AW14]+([.AX$1]-200)/2)" office:value-type="float" office:value="8050" calcext:value-type="float">
            <text:p>8050.0</text:p>
          </table:table-cell>
          <table:table-cell table:formula="of:=IF([.AY$1]&lt;=200;[.AX14];[.AX14]+([.AY$1]-200)/2)" office:value-type="float" office:value="8440" calcext:value-type="float">
            <text:p>8440.0</text:p>
          </table:table-cell>
          <table:table-cell table:formula="of:=IF([.AZ$1]&lt;=200;[.AY14];[.AY14]+([.AZ$1]-200)/2)" office:value-type="float" office:value="8840" calcext:value-type="float">
            <text:p>8840.0</text:p>
          </table:table-cell>
          <table:table-cell table:number-columns-repeated="972"/>
        </table:table-row>
        <table:table-row table:style-name="ro4">
          <table:table-cell office:value-type="float" office:value="660" calcext:value-type="float">
            <text:p>660.0</text:p>
          </table:table-cell>
          <table:table-cell table:formula="of:=IF([.B$1]&lt;=200;[.A15];[.A15]+([.B$1]-200)/2)" office:value-type="float" office:value="660" calcext:value-type="float">
            <text:p>660.0</text:p>
          </table:table-cell>
          <table:table-cell table:formula="of:=IF([.C$1]&lt;=200;[.B15];[.B15]+([.C$1]-200)/2)" office:value-type="float" office:value="660" calcext:value-type="float">
            <text:p>660.0</text:p>
          </table:table-cell>
          <table:table-cell table:formula="of:=IF([.D$1]&lt;=200;[.C15];[.C15]+([.D$1]-200)/2)" office:value-type="float" office:value="660" calcext:value-type="float">
            <text:p>660.0</text:p>
          </table:table-cell>
          <table:table-cell table:formula="of:=IF([.E$1]&lt;=200;[.D15];[.D15]+([.E$1]-200)/2)" office:value-type="float" office:value="660" calcext:value-type="float">
            <text:p>660.0</text:p>
          </table:table-cell>
          <table:table-cell table:formula="of:=IF([.F$1]&lt;=200;[.E15];[.E15]+([.F$1]-200)/2)" office:value-type="float" office:value="660" calcext:value-type="float">
            <text:p>660.0</text:p>
          </table:table-cell>
          <table:table-cell table:formula="of:=IF([.G$1]&lt;=200;[.F15];[.F15]+([.G$1]-200)/2)" office:value-type="float" office:value="660" calcext:value-type="float">
            <text:p>660.0</text:p>
          </table:table-cell>
          <table:table-cell table:formula="of:=IF([.H$1]&lt;=200;[.G15];[.G15]+([.H$1]-200)/2)" office:value-type="float" office:value="660" calcext:value-type="float">
            <text:p>660.0</text:p>
          </table:table-cell>
          <table:table-cell table:formula="of:=IF([.I$1]&lt;=200;[.H15];[.H15]+([.I$1]-200)/2)" office:value-type="float" office:value="660" calcext:value-type="float">
            <text:p>660.0</text:p>
          </table:table-cell>
          <table:table-cell table:formula="of:=IF([.J$1]&lt;=200;[.I15];[.I15]+([.J$1]-200)/2)" office:value-type="float" office:value="660" calcext:value-type="float">
            <text:p>660.0</text:p>
          </table:table-cell>
          <table:table-cell table:formula="of:=IF([.K$1]&lt;=200;[.J15];[.J15]+([.K$1]-200)/2)" office:value-type="float" office:value="660" calcext:value-type="float">
            <text:p>660.0</text:p>
          </table:table-cell>
          <table:table-cell table:formula="of:=IF([.L$1]&lt;=200;[.K15];[.K15]+([.L$1]-200)/2)" office:value-type="float" office:value="660" calcext:value-type="float">
            <text:p>660.0</text:p>
          </table:table-cell>
          <table:table-cell table:formula="of:=IF([.M$1]&lt;=200;[.L15];[.L15]+([.M$1]-200)/2)" office:value-type="float" office:value="670" calcext:value-type="float">
            <text:p>670.0</text:p>
          </table:table-cell>
          <table:table-cell table:formula="of:=IF([.N$1]&lt;=200;[.M15];[.M15]+([.N$1]-200)/2)" office:value-type="float" office:value="690" calcext:value-type="float">
            <text:p>690.0</text:p>
          </table:table-cell>
          <table:table-cell table:formula="of:=IF([.O$1]&lt;=200;[.N15];[.N15]+([.O$1]-200)/2)" office:value-type="float" office:value="720" calcext:value-type="float">
            <text:p>720.0</text:p>
          </table:table-cell>
          <table:table-cell table:formula="of:=IF([.P$1]&lt;=200;[.O15];[.O15]+([.P$1]-200)/2)" office:value-type="float" office:value="760" calcext:value-type="float">
            <text:p>760.0</text:p>
          </table:table-cell>
          <table:table-cell table:formula="of:=IF([.Q$1]&lt;=200;[.P15];[.P15]+([.Q$1]-200)/2)" office:value-type="float" office:value="810" calcext:value-type="float">
            <text:p>810.0</text:p>
          </table:table-cell>
          <table:table-cell table:formula="of:=IF([.R$1]&lt;=200;[.Q15];[.Q15]+([.R$1]-200)/2)" office:value-type="float" office:value="870" calcext:value-type="float">
            <text:p>870.0</text:p>
          </table:table-cell>
          <table:table-cell table:formula="of:=IF([.S$1]&lt;=200;[.R15];[.R15]+([.S$1]-200)/2)" office:value-type="float" office:value="940" calcext:value-type="float">
            <text:p>940.0</text:p>
          </table:table-cell>
          <table:table-cell table:formula="of:=IF([.T$1]&lt;=200;[.S15];[.S15]+([.T$1]-200)/2)" office:value-type="float" office:value="1020" calcext:value-type="float">
            <text:p>1020.0</text:p>
          </table:table-cell>
          <table:table-cell table:formula="of:=IF([.U$1]&lt;=200;[.T15];[.T15]+([.U$1]-200)/2)" office:value-type="float" office:value="1110" calcext:value-type="float">
            <text:p>1110.0</text:p>
          </table:table-cell>
          <table:table-cell table:formula="of:=IF([.V$1]&lt;=200;[.U15];[.U15]+([.V$1]-200)/2)" office:value-type="float" office:value="1210" calcext:value-type="float">
            <text:p>1210.0</text:p>
          </table:table-cell>
          <table:table-cell table:formula="of:=IF([.W$1]&lt;=200;[.V15];[.V15]+([.W$1]-200)/2)" office:value-type="float" office:value="1320" calcext:value-type="float">
            <text:p>1320.0</text:p>
          </table:table-cell>
          <table:table-cell table:formula="of:=IF([.X$1]&lt;=200;[.W15];[.W15]+([.X$1]-200)/2)" office:value-type="float" office:value="1440" calcext:value-type="float">
            <text:p>1440.0</text:p>
          </table:table-cell>
          <table:table-cell table:formula="of:=IF([.Y$1]&lt;=200;[.X15];[.X15]+([.Y$1]-200)/2)" office:value-type="float" office:value="1570" calcext:value-type="float">
            <text:p>1570.0</text:p>
          </table:table-cell>
          <table:table-cell table:formula="of:=IF([.Z$1]&lt;=200;[.Y15];[.Y15]+([.Z$1]-200)/2)" office:value-type="float" office:value="1710" calcext:value-type="float">
            <text:p>1710.0</text:p>
          </table:table-cell>
          <table:table-cell table:formula="of:=IF([.AA$1]&lt;=200;[.Z15];[.Z15]+([.AA$1]-200)/2)" office:value-type="float" office:value="1860" calcext:value-type="float">
            <text:p>1860.0</text:p>
          </table:table-cell>
          <table:table-cell table:formula="of:=IF([.AB$1]&lt;=200;[.AA15];[.AA15]+([.AB$1]-200)/2)" office:value-type="float" office:value="2020" calcext:value-type="float">
            <text:p>2020.0</text:p>
          </table:table-cell>
          <table:table-cell table:formula="of:=IF([.AC$1]&lt;=200;[.AB15];[.AB15]+([.AC$1]-200)/2)" office:value-type="float" office:value="2190" calcext:value-type="float">
            <text:p>2190.0</text:p>
          </table:table-cell>
          <table:table-cell table:formula="of:=IF([.AD$1]&lt;=200;[.AC15];[.AC15]+([.AD$1]-200)/2)" office:value-type="float" office:value="2370" calcext:value-type="float">
            <text:p>2370.0</text:p>
          </table:table-cell>
          <table:table-cell table:formula="of:=IF([.AE$1]&lt;=200;[.AD15];[.AD15]+([.AE$1]-200)/2)" office:value-type="float" office:value="2560" calcext:value-type="float">
            <text:p>2560.0</text:p>
          </table:table-cell>
          <table:table-cell table:formula="of:=IF([.AF$1]&lt;=200;[.AE15];[.AE15]+([.AF$1]-200)/2)" office:value-type="float" office:value="2760" calcext:value-type="float">
            <text:p>2760.0</text:p>
          </table:table-cell>
          <table:table-cell table:formula="of:=IF([.AG$1]&lt;=200;[.AF15];[.AF15]+([.AG$1]-200)/2)" office:value-type="float" office:value="2970" calcext:value-type="float">
            <text:p>2970.0</text:p>
          </table:table-cell>
          <table:table-cell table:formula="of:=IF([.AH$1]&lt;=200;[.AG15];[.AG15]+([.AH$1]-200)/2)" office:value-type="float" office:value="3190" calcext:value-type="float">
            <text:p>3190.0</text:p>
          </table:table-cell>
          <table:table-cell table:formula="of:=IF([.AI$1]&lt;=200;[.AH15];[.AH15]+([.AI$1]-200)/2)" office:value-type="float" office:value="3420" calcext:value-type="float">
            <text:p>3420.0</text:p>
          </table:table-cell>
          <table:table-cell table:formula="of:=IF([.AJ$1]&lt;=200;[.AI15];[.AI15]+([.AJ$1]-200)/2)" office:value-type="float" office:value="3660" calcext:value-type="float">
            <text:p>3660.0</text:p>
          </table:table-cell>
          <table:table-cell table:formula="of:=IF([.AK$1]&lt;=200;[.AJ15];[.AJ15]+([.AK$1]-200)/2)" office:value-type="float" office:value="3910" calcext:value-type="float">
            <text:p>3910.0</text:p>
          </table:table-cell>
          <table:table-cell table:formula="of:=IF([.AL$1]&lt;=200;[.AK15];[.AK15]+([.AL$1]-200)/2)" office:value-type="float" office:value="4170" calcext:value-type="float">
            <text:p>4170.0</text:p>
          </table:table-cell>
          <table:table-cell table:formula="of:=IF([.AM$1]&lt;=200;[.AL15];[.AL15]+([.AM$1]-200)/2)" office:value-type="float" office:value="4440" calcext:value-type="float">
            <text:p>4440.0</text:p>
          </table:table-cell>
          <table:table-cell table:formula="of:=IF([.AN$1]&lt;=200;[.AM15];[.AM15]+([.AN$1]-200)/2)" office:value-type="float" office:value="4720" calcext:value-type="float">
            <text:p>4720.0</text:p>
          </table:table-cell>
          <table:table-cell table:formula="of:=IF([.AO$1]&lt;=200;[.AN15];[.AN15]+([.AO$1]-200)/2)" office:value-type="float" office:value="5010" calcext:value-type="float">
            <text:p>5010.0</text:p>
          </table:table-cell>
          <table:table-cell table:formula="of:=IF([.AP$1]&lt;=200;[.AO15];[.AO15]+([.AP$1]-200)/2)" office:value-type="float" office:value="5310" calcext:value-type="float">
            <text:p>5310.0</text:p>
          </table:table-cell>
          <table:table-cell table:formula="of:=IF([.AQ$1]&lt;=200;[.AP15];[.AP15]+([.AQ$1]-200)/2)" office:value-type="float" office:value="5620" calcext:value-type="float">
            <text:p>5620.0</text:p>
          </table:table-cell>
          <table:table-cell table:formula="of:=IF([.AR$1]&lt;=200;[.AQ15];[.AQ15]+([.AR$1]-200)/2)" office:value-type="float" office:value="5940" calcext:value-type="float">
            <text:p>5940.0</text:p>
          </table:table-cell>
          <table:table-cell table:formula="of:=IF([.AS$1]&lt;=200;[.AR15];[.AR15]+([.AS$1]-200)/2)" office:value-type="float" office:value="6270" calcext:value-type="float">
            <text:p>6270.0</text:p>
          </table:table-cell>
          <table:table-cell table:formula="of:=IF([.AT$1]&lt;=200;[.AS15];[.AS15]+([.AT$1]-200)/2)" office:value-type="float" office:value="6610" calcext:value-type="float">
            <text:p>6610.0</text:p>
          </table:table-cell>
          <table:table-cell table:formula="of:=IF([.AU$1]&lt;=200;[.AT15];[.AT15]+([.AU$1]-200)/2)" office:value-type="float" office:value="6960" calcext:value-type="float">
            <text:p>6960.0</text:p>
          </table:table-cell>
          <table:table-cell table:formula="of:=IF([.AV$1]&lt;=200;[.AU15];[.AU15]+([.AV$1]-200)/2)" office:value-type="float" office:value="7320" calcext:value-type="float">
            <text:p>7320.0</text:p>
          </table:table-cell>
          <table:table-cell table:formula="of:=IF([.AW$1]&lt;=200;[.AV15];[.AV15]+([.AW$1]-200)/2)" office:value-type="float" office:value="7690" calcext:value-type="float">
            <text:p>7690.0</text:p>
          </table:table-cell>
          <table:table-cell table:formula="of:=IF([.AX$1]&lt;=200;[.AW15];[.AW15]+([.AX$1]-200)/2)" office:value-type="float" office:value="8070" calcext:value-type="float">
            <text:p>8070.0</text:p>
          </table:table-cell>
          <table:table-cell table:formula="of:=IF([.AY$1]&lt;=200;[.AX15];[.AX15]+([.AY$1]-200)/2)" office:value-type="float" office:value="8460" calcext:value-type="float">
            <text:p>8460.0</text:p>
          </table:table-cell>
          <table:table-cell table:formula="of:=IF([.AZ$1]&lt;=200;[.AY15];[.AY15]+([.AZ$1]-200)/2)" office:value-type="float" office:value="8860" calcext:value-type="float">
            <text:p>8860.0</text:p>
          </table:table-cell>
          <table:table-cell table:number-columns-repeated="972"/>
        </table:table-row>
        <table:table-row table:style-name="ro4">
          <table:table-cell office:value-type="float" office:value="680" calcext:value-type="float">
            <text:p>680.0</text:p>
          </table:table-cell>
          <table:table-cell table:formula="of:=IF([.B$1]&lt;=200;[.A16];[.A16]+([.B$1]-200)/2)" office:value-type="float" office:value="680" calcext:value-type="float">
            <text:p>680.0</text:p>
          </table:table-cell>
          <table:table-cell table:formula="of:=IF([.C$1]&lt;=200;[.B16];[.B16]+([.C$1]-200)/2)" office:value-type="float" office:value="680" calcext:value-type="float">
            <text:p>680.0</text:p>
          </table:table-cell>
          <table:table-cell table:formula="of:=IF([.D$1]&lt;=200;[.C16];[.C16]+([.D$1]-200)/2)" office:value-type="float" office:value="680" calcext:value-type="float">
            <text:p>680.0</text:p>
          </table:table-cell>
          <table:table-cell table:formula="of:=IF([.E$1]&lt;=200;[.D16];[.D16]+([.E$1]-200)/2)" office:value-type="float" office:value="680" calcext:value-type="float">
            <text:p>680.0</text:p>
          </table:table-cell>
          <table:table-cell table:formula="of:=IF([.F$1]&lt;=200;[.E16];[.E16]+([.F$1]-200)/2)" office:value-type="float" office:value="680" calcext:value-type="float">
            <text:p>680.0</text:p>
          </table:table-cell>
          <table:table-cell table:formula="of:=IF([.G$1]&lt;=200;[.F16];[.F16]+([.G$1]-200)/2)" office:value-type="float" office:value="680" calcext:value-type="float">
            <text:p>680.0</text:p>
          </table:table-cell>
          <table:table-cell table:formula="of:=IF([.H$1]&lt;=200;[.G16];[.G16]+([.H$1]-200)/2)" office:value-type="float" office:value="680" calcext:value-type="float">
            <text:p>680.0</text:p>
          </table:table-cell>
          <table:table-cell table:formula="of:=IF([.I$1]&lt;=200;[.H16];[.H16]+([.I$1]-200)/2)" office:value-type="float" office:value="680" calcext:value-type="float">
            <text:p>680.0</text:p>
          </table:table-cell>
          <table:table-cell table:formula="of:=IF([.J$1]&lt;=200;[.I16];[.I16]+([.J$1]-200)/2)" office:value-type="float" office:value="680" calcext:value-type="float">
            <text:p>680.0</text:p>
          </table:table-cell>
          <table:table-cell table:formula="of:=IF([.K$1]&lt;=200;[.J16];[.J16]+([.K$1]-200)/2)" office:value-type="float" office:value="680" calcext:value-type="float">
            <text:p>680.0</text:p>
          </table:table-cell>
          <table:table-cell table:formula="of:=IF([.L$1]&lt;=200;[.K16];[.K16]+([.L$1]-200)/2)" office:value-type="float" office:value="680" calcext:value-type="float">
            <text:p>680.0</text:p>
          </table:table-cell>
          <table:table-cell table:formula="of:=IF([.M$1]&lt;=200;[.L16];[.L16]+([.M$1]-200)/2)" office:value-type="float" office:value="690" calcext:value-type="float">
            <text:p>690.0</text:p>
          </table:table-cell>
          <table:table-cell table:formula="of:=IF([.N$1]&lt;=200;[.M16];[.M16]+([.N$1]-200)/2)" office:value-type="float" office:value="710" calcext:value-type="float">
            <text:p>710.0</text:p>
          </table:table-cell>
          <table:table-cell table:formula="of:=IF([.O$1]&lt;=200;[.N16];[.N16]+([.O$1]-200)/2)" office:value-type="float" office:value="740" calcext:value-type="float">
            <text:p>740.0</text:p>
          </table:table-cell>
          <table:table-cell table:formula="of:=IF([.P$1]&lt;=200;[.O16];[.O16]+([.P$1]-200)/2)" office:value-type="float" office:value="780" calcext:value-type="float">
            <text:p>780.0</text:p>
          </table:table-cell>
          <table:table-cell table:formula="of:=IF([.Q$1]&lt;=200;[.P16];[.P16]+([.Q$1]-200)/2)" office:value-type="float" office:value="830" calcext:value-type="float">
            <text:p>830.0</text:p>
          </table:table-cell>
          <table:table-cell table:formula="of:=IF([.R$1]&lt;=200;[.Q16];[.Q16]+([.R$1]-200)/2)" office:value-type="float" office:value="890" calcext:value-type="float">
            <text:p>890.0</text:p>
          </table:table-cell>
          <table:table-cell table:formula="of:=IF([.S$1]&lt;=200;[.R16];[.R16]+([.S$1]-200)/2)" office:value-type="float" office:value="960" calcext:value-type="float">
            <text:p>960.0</text:p>
          </table:table-cell>
          <table:table-cell table:formula="of:=IF([.T$1]&lt;=200;[.S16];[.S16]+([.T$1]-200)/2)" office:value-type="float" office:value="1040" calcext:value-type="float">
            <text:p>1040.0</text:p>
          </table:table-cell>
          <table:table-cell table:formula="of:=IF([.U$1]&lt;=200;[.T16];[.T16]+([.U$1]-200)/2)" office:value-type="float" office:value="1130" calcext:value-type="float">
            <text:p>1130.0</text:p>
          </table:table-cell>
          <table:table-cell table:formula="of:=IF([.V$1]&lt;=200;[.U16];[.U16]+([.V$1]-200)/2)" office:value-type="float" office:value="1230" calcext:value-type="float">
            <text:p>1230.0</text:p>
          </table:table-cell>
          <table:table-cell table:formula="of:=IF([.W$1]&lt;=200;[.V16];[.V16]+([.W$1]-200)/2)" office:value-type="float" office:value="1340" calcext:value-type="float">
            <text:p>1340.0</text:p>
          </table:table-cell>
          <table:table-cell table:formula="of:=IF([.X$1]&lt;=200;[.W16];[.W16]+([.X$1]-200)/2)" office:value-type="float" office:value="1460" calcext:value-type="float">
            <text:p>1460.0</text:p>
          </table:table-cell>
          <table:table-cell table:formula="of:=IF([.Y$1]&lt;=200;[.X16];[.X16]+([.Y$1]-200)/2)" office:value-type="float" office:value="1590" calcext:value-type="float">
            <text:p>1590.0</text:p>
          </table:table-cell>
          <table:table-cell table:formula="of:=IF([.Z$1]&lt;=200;[.Y16];[.Y16]+([.Z$1]-200)/2)" office:value-type="float" office:value="1730" calcext:value-type="float">
            <text:p>1730.0</text:p>
          </table:table-cell>
          <table:table-cell table:formula="of:=IF([.AA$1]&lt;=200;[.Z16];[.Z16]+([.AA$1]-200)/2)" office:value-type="float" office:value="1880" calcext:value-type="float">
            <text:p>1880.0</text:p>
          </table:table-cell>
          <table:table-cell table:formula="of:=IF([.AB$1]&lt;=200;[.AA16];[.AA16]+([.AB$1]-200)/2)" office:value-type="float" office:value="2040" calcext:value-type="float">
            <text:p>2040.0</text:p>
          </table:table-cell>
          <table:table-cell table:formula="of:=IF([.AC$1]&lt;=200;[.AB16];[.AB16]+([.AC$1]-200)/2)" office:value-type="float" office:value="2210" calcext:value-type="float">
            <text:p>2210.0</text:p>
          </table:table-cell>
          <table:table-cell table:formula="of:=IF([.AD$1]&lt;=200;[.AC16];[.AC16]+([.AD$1]-200)/2)" office:value-type="float" office:value="2390" calcext:value-type="float">
            <text:p>2390.0</text:p>
          </table:table-cell>
          <table:table-cell table:formula="of:=IF([.AE$1]&lt;=200;[.AD16];[.AD16]+([.AE$1]-200)/2)" office:value-type="float" office:value="2580" calcext:value-type="float">
            <text:p>2580.0</text:p>
          </table:table-cell>
          <table:table-cell table:formula="of:=IF([.AF$1]&lt;=200;[.AE16];[.AE16]+([.AF$1]-200)/2)" office:value-type="float" office:value="2780" calcext:value-type="float">
            <text:p>2780.0</text:p>
          </table:table-cell>
          <table:table-cell table:formula="of:=IF([.AG$1]&lt;=200;[.AF16];[.AF16]+([.AG$1]-200)/2)" office:value-type="float" office:value="2990" calcext:value-type="float">
            <text:p>2990.0</text:p>
          </table:table-cell>
          <table:table-cell table:formula="of:=IF([.AH$1]&lt;=200;[.AG16];[.AG16]+([.AH$1]-200)/2)" office:value-type="float" office:value="3210" calcext:value-type="float">
            <text:p>3210.0</text:p>
          </table:table-cell>
          <table:table-cell table:formula="of:=IF([.AI$1]&lt;=200;[.AH16];[.AH16]+([.AI$1]-200)/2)" office:value-type="float" office:value="3440" calcext:value-type="float">
            <text:p>3440.0</text:p>
          </table:table-cell>
          <table:table-cell table:formula="of:=IF([.AJ$1]&lt;=200;[.AI16];[.AI16]+([.AJ$1]-200)/2)" office:value-type="float" office:value="3680" calcext:value-type="float">
            <text:p>3680.0</text:p>
          </table:table-cell>
          <table:table-cell table:formula="of:=IF([.AK$1]&lt;=200;[.AJ16];[.AJ16]+([.AK$1]-200)/2)" office:value-type="float" office:value="3930" calcext:value-type="float">
            <text:p>3930.0</text:p>
          </table:table-cell>
          <table:table-cell table:formula="of:=IF([.AL$1]&lt;=200;[.AK16];[.AK16]+([.AL$1]-200)/2)" office:value-type="float" office:value="4190" calcext:value-type="float">
            <text:p>4190.0</text:p>
          </table:table-cell>
          <table:table-cell table:formula="of:=IF([.AM$1]&lt;=200;[.AL16];[.AL16]+([.AM$1]-200)/2)" office:value-type="float" office:value="4460" calcext:value-type="float">
            <text:p>4460.0</text:p>
          </table:table-cell>
          <table:table-cell table:formula="of:=IF([.AN$1]&lt;=200;[.AM16];[.AM16]+([.AN$1]-200)/2)" office:value-type="float" office:value="4740" calcext:value-type="float">
            <text:p>4740.0</text:p>
          </table:table-cell>
          <table:table-cell table:formula="of:=IF([.AO$1]&lt;=200;[.AN16];[.AN16]+([.AO$1]-200)/2)" office:value-type="float" office:value="5030" calcext:value-type="float">
            <text:p>5030.0</text:p>
          </table:table-cell>
          <table:table-cell table:formula="of:=IF([.AP$1]&lt;=200;[.AO16];[.AO16]+([.AP$1]-200)/2)" office:value-type="float" office:value="5330" calcext:value-type="float">
            <text:p>5330.0</text:p>
          </table:table-cell>
          <table:table-cell table:formula="of:=IF([.AQ$1]&lt;=200;[.AP16];[.AP16]+([.AQ$1]-200)/2)" office:value-type="float" office:value="5640" calcext:value-type="float">
            <text:p>5640.0</text:p>
          </table:table-cell>
          <table:table-cell table:formula="of:=IF([.AR$1]&lt;=200;[.AQ16];[.AQ16]+([.AR$1]-200)/2)" office:value-type="float" office:value="5960" calcext:value-type="float">
            <text:p>5960.0</text:p>
          </table:table-cell>
          <table:table-cell table:formula="of:=IF([.AS$1]&lt;=200;[.AR16];[.AR16]+([.AS$1]-200)/2)" office:value-type="float" office:value="6290" calcext:value-type="float">
            <text:p>6290.0</text:p>
          </table:table-cell>
          <table:table-cell table:formula="of:=IF([.AT$1]&lt;=200;[.AS16];[.AS16]+([.AT$1]-200)/2)" office:value-type="float" office:value="6630" calcext:value-type="float">
            <text:p>6630.0</text:p>
          </table:table-cell>
          <table:table-cell table:formula="of:=IF([.AU$1]&lt;=200;[.AT16];[.AT16]+([.AU$1]-200)/2)" office:value-type="float" office:value="6980" calcext:value-type="float">
            <text:p>6980.0</text:p>
          </table:table-cell>
          <table:table-cell table:formula="of:=IF([.AV$1]&lt;=200;[.AU16];[.AU16]+([.AV$1]-200)/2)" office:value-type="float" office:value="7340" calcext:value-type="float">
            <text:p>7340.0</text:p>
          </table:table-cell>
          <table:table-cell table:formula="of:=IF([.AW$1]&lt;=200;[.AV16];[.AV16]+([.AW$1]-200)/2)" office:value-type="float" office:value="7710" calcext:value-type="float">
            <text:p>7710.0</text:p>
          </table:table-cell>
          <table:table-cell table:formula="of:=IF([.AX$1]&lt;=200;[.AW16];[.AW16]+([.AX$1]-200)/2)" office:value-type="float" office:value="8090" calcext:value-type="float">
            <text:p>8090.0</text:p>
          </table:table-cell>
          <table:table-cell table:formula="of:=IF([.AY$1]&lt;=200;[.AX16];[.AX16]+([.AY$1]-200)/2)" office:value-type="float" office:value="8480" calcext:value-type="float">
            <text:p>8480.0</text:p>
          </table:table-cell>
          <table:table-cell table:formula="of:=IF([.AZ$1]&lt;=200;[.AY16];[.AY16]+([.AZ$1]-200)/2)" office:value-type="float" office:value="8880" calcext:value-type="float">
            <text:p>8880.0</text:p>
          </table:table-cell>
          <table:table-cell table:number-columns-repeated="972"/>
        </table:table-row>
        <table:table-row table:style-name="ro4">
          <table:table-cell office:value-type="float" office:value="700" calcext:value-type="float">
            <text:p>700.0</text:p>
          </table:table-cell>
          <table:table-cell table:formula="of:=IF([.B$1]&lt;=200;[.A17];[.A17]+([.B$1]-200)/2)" office:value-type="float" office:value="700" calcext:value-type="float">
            <text:p>700.0</text:p>
          </table:table-cell>
          <table:table-cell table:formula="of:=IF([.C$1]&lt;=200;[.B17];[.B17]+([.C$1]-200)/2)" office:value-type="float" office:value="700" calcext:value-type="float">
            <text:p>700.0</text:p>
          </table:table-cell>
          <table:table-cell table:formula="of:=IF([.D$1]&lt;=200;[.C17];[.C17]+([.D$1]-200)/2)" office:value-type="float" office:value="700" calcext:value-type="float">
            <text:p>700.0</text:p>
          </table:table-cell>
          <table:table-cell table:formula="of:=IF([.E$1]&lt;=200;[.D17];[.D17]+([.E$1]-200)/2)" office:value-type="float" office:value="700" calcext:value-type="float">
            <text:p>700.0</text:p>
          </table:table-cell>
          <table:table-cell table:formula="of:=IF([.F$1]&lt;=200;[.E17];[.E17]+([.F$1]-200)/2)" office:value-type="float" office:value="700" calcext:value-type="float">
            <text:p>700.0</text:p>
          </table:table-cell>
          <table:table-cell table:formula="of:=IF([.G$1]&lt;=200;[.F17];[.F17]+([.G$1]-200)/2)" office:value-type="float" office:value="700" calcext:value-type="float">
            <text:p>700.0</text:p>
          </table:table-cell>
          <table:table-cell table:formula="of:=IF([.H$1]&lt;=200;[.G17];[.G17]+([.H$1]-200)/2)" office:value-type="float" office:value="700" calcext:value-type="float">
            <text:p>700.0</text:p>
          </table:table-cell>
          <table:table-cell table:formula="of:=IF([.I$1]&lt;=200;[.H17];[.H17]+([.I$1]-200)/2)" office:value-type="float" office:value="700" calcext:value-type="float">
            <text:p>700.0</text:p>
          </table:table-cell>
          <table:table-cell table:formula="of:=IF([.J$1]&lt;=200;[.I17];[.I17]+([.J$1]-200)/2)" office:value-type="float" office:value="700" calcext:value-type="float">
            <text:p>700.0</text:p>
          </table:table-cell>
          <table:table-cell table:formula="of:=IF([.K$1]&lt;=200;[.J17];[.J17]+([.K$1]-200)/2)" office:value-type="float" office:value="700" calcext:value-type="float">
            <text:p>700.0</text:p>
          </table:table-cell>
          <table:table-cell table:formula="of:=IF([.L$1]&lt;=200;[.K17];[.K17]+([.L$1]-200)/2)" office:value-type="float" office:value="700" calcext:value-type="float">
            <text:p>700.0</text:p>
          </table:table-cell>
          <table:table-cell table:formula="of:=IF([.M$1]&lt;=200;[.L17];[.L17]+([.M$1]-200)/2)" office:value-type="float" office:value="710" calcext:value-type="float">
            <text:p>710.0</text:p>
          </table:table-cell>
          <table:table-cell table:formula="of:=IF([.N$1]&lt;=200;[.M17];[.M17]+([.N$1]-200)/2)" office:value-type="float" office:value="730" calcext:value-type="float">
            <text:p>730.0</text:p>
          </table:table-cell>
          <table:table-cell table:formula="of:=IF([.O$1]&lt;=200;[.N17];[.N17]+([.O$1]-200)/2)" office:value-type="float" office:value="760" calcext:value-type="float">
            <text:p>760.0</text:p>
          </table:table-cell>
          <table:table-cell table:formula="of:=IF([.P$1]&lt;=200;[.O17];[.O17]+([.P$1]-200)/2)" office:value-type="float" office:value="800" calcext:value-type="float">
            <text:p>800.0</text:p>
          </table:table-cell>
          <table:table-cell table:formula="of:=IF([.Q$1]&lt;=200;[.P17];[.P17]+([.Q$1]-200)/2)" office:value-type="float" office:value="850" calcext:value-type="float">
            <text:p>850.0</text:p>
          </table:table-cell>
          <table:table-cell table:formula="of:=IF([.R$1]&lt;=200;[.Q17];[.Q17]+([.R$1]-200)/2)" office:value-type="float" office:value="910" calcext:value-type="float">
            <text:p>910.0</text:p>
          </table:table-cell>
          <table:table-cell table:formula="of:=IF([.S$1]&lt;=200;[.R17];[.R17]+([.S$1]-200)/2)" office:value-type="float" office:value="980" calcext:value-type="float">
            <text:p>980.0</text:p>
          </table:table-cell>
          <table:table-cell table:formula="of:=IF([.T$1]&lt;=200;[.S17];[.S17]+([.T$1]-200)/2)" office:value-type="float" office:value="1060" calcext:value-type="float">
            <text:p>1060.0</text:p>
          </table:table-cell>
          <table:table-cell table:formula="of:=IF([.U$1]&lt;=200;[.T17];[.T17]+([.U$1]-200)/2)" office:value-type="float" office:value="1150" calcext:value-type="float">
            <text:p>1150.0</text:p>
          </table:table-cell>
          <table:table-cell table:formula="of:=IF([.V$1]&lt;=200;[.U17];[.U17]+([.V$1]-200)/2)" office:value-type="float" office:value="1250" calcext:value-type="float">
            <text:p>1250.0</text:p>
          </table:table-cell>
          <table:table-cell table:formula="of:=IF([.W$1]&lt;=200;[.V17];[.V17]+([.W$1]-200)/2)" office:value-type="float" office:value="1360" calcext:value-type="float">
            <text:p>1360.0</text:p>
          </table:table-cell>
          <table:table-cell table:formula="of:=IF([.X$1]&lt;=200;[.W17];[.W17]+([.X$1]-200)/2)" office:value-type="float" office:value="1480" calcext:value-type="float">
            <text:p>1480.0</text:p>
          </table:table-cell>
          <table:table-cell table:formula="of:=IF([.Y$1]&lt;=200;[.X17];[.X17]+([.Y$1]-200)/2)" office:value-type="float" office:value="1610" calcext:value-type="float">
            <text:p>1610.0</text:p>
          </table:table-cell>
          <table:table-cell table:formula="of:=IF([.Z$1]&lt;=200;[.Y17];[.Y17]+([.Z$1]-200)/2)" office:value-type="float" office:value="1750" calcext:value-type="float">
            <text:p>1750.0</text:p>
          </table:table-cell>
          <table:table-cell table:formula="of:=IF([.AA$1]&lt;=200;[.Z17];[.Z17]+([.AA$1]-200)/2)" office:value-type="float" office:value="1900" calcext:value-type="float">
            <text:p>1900.0</text:p>
          </table:table-cell>
          <table:table-cell table:formula="of:=IF([.AB$1]&lt;=200;[.AA17];[.AA17]+([.AB$1]-200)/2)" office:value-type="float" office:value="2060" calcext:value-type="float">
            <text:p>2060.0</text:p>
          </table:table-cell>
          <table:table-cell table:formula="of:=IF([.AC$1]&lt;=200;[.AB17];[.AB17]+([.AC$1]-200)/2)" office:value-type="float" office:value="2230" calcext:value-type="float">
            <text:p>2230.0</text:p>
          </table:table-cell>
          <table:table-cell table:formula="of:=IF([.AD$1]&lt;=200;[.AC17];[.AC17]+([.AD$1]-200)/2)" office:value-type="float" office:value="2410" calcext:value-type="float">
            <text:p>2410.0</text:p>
          </table:table-cell>
          <table:table-cell table:formula="of:=IF([.AE$1]&lt;=200;[.AD17];[.AD17]+([.AE$1]-200)/2)" office:value-type="float" office:value="2600" calcext:value-type="float">
            <text:p>2600.0</text:p>
          </table:table-cell>
          <table:table-cell table:formula="of:=IF([.AF$1]&lt;=200;[.AE17];[.AE17]+([.AF$1]-200)/2)" office:value-type="float" office:value="2800" calcext:value-type="float">
            <text:p>2800.0</text:p>
          </table:table-cell>
          <table:table-cell table:formula="of:=IF([.AG$1]&lt;=200;[.AF17];[.AF17]+([.AG$1]-200)/2)" office:value-type="float" office:value="3010" calcext:value-type="float">
            <text:p>3010.0</text:p>
          </table:table-cell>
          <table:table-cell table:formula="of:=IF([.AH$1]&lt;=200;[.AG17];[.AG17]+([.AH$1]-200)/2)" office:value-type="float" office:value="3230" calcext:value-type="float">
            <text:p>3230.0</text:p>
          </table:table-cell>
          <table:table-cell table:formula="of:=IF([.AI$1]&lt;=200;[.AH17];[.AH17]+([.AI$1]-200)/2)" office:value-type="float" office:value="3460" calcext:value-type="float">
            <text:p>3460.0</text:p>
          </table:table-cell>
          <table:table-cell table:formula="of:=IF([.AJ$1]&lt;=200;[.AI17];[.AI17]+([.AJ$1]-200)/2)" office:value-type="float" office:value="3700" calcext:value-type="float">
            <text:p>3700.0</text:p>
          </table:table-cell>
          <table:table-cell table:formula="of:=IF([.AK$1]&lt;=200;[.AJ17];[.AJ17]+([.AK$1]-200)/2)" office:value-type="float" office:value="3950" calcext:value-type="float">
            <text:p>3950.0</text:p>
          </table:table-cell>
          <table:table-cell table:formula="of:=IF([.AL$1]&lt;=200;[.AK17];[.AK17]+([.AL$1]-200)/2)" office:value-type="float" office:value="4210" calcext:value-type="float">
            <text:p>4210.0</text:p>
          </table:table-cell>
          <table:table-cell table:formula="of:=IF([.AM$1]&lt;=200;[.AL17];[.AL17]+([.AM$1]-200)/2)" office:value-type="float" office:value="4480" calcext:value-type="float">
            <text:p>4480.0</text:p>
          </table:table-cell>
          <table:table-cell table:formula="of:=IF([.AN$1]&lt;=200;[.AM17];[.AM17]+([.AN$1]-200)/2)" office:value-type="float" office:value="4760" calcext:value-type="float">
            <text:p>4760.0</text:p>
          </table:table-cell>
          <table:table-cell table:formula="of:=IF([.AO$1]&lt;=200;[.AN17];[.AN17]+([.AO$1]-200)/2)" office:value-type="float" office:value="5050" calcext:value-type="float">
            <text:p>5050.0</text:p>
          </table:table-cell>
          <table:table-cell table:formula="of:=IF([.AP$1]&lt;=200;[.AO17];[.AO17]+([.AP$1]-200)/2)" office:value-type="float" office:value="5350" calcext:value-type="float">
            <text:p>5350.0</text:p>
          </table:table-cell>
          <table:table-cell table:formula="of:=IF([.AQ$1]&lt;=200;[.AP17];[.AP17]+([.AQ$1]-200)/2)" office:value-type="float" office:value="5660" calcext:value-type="float">
            <text:p>5660.0</text:p>
          </table:table-cell>
          <table:table-cell table:formula="of:=IF([.AR$1]&lt;=200;[.AQ17];[.AQ17]+([.AR$1]-200)/2)" office:value-type="float" office:value="5980" calcext:value-type="float">
            <text:p>5980.0</text:p>
          </table:table-cell>
          <table:table-cell table:formula="of:=IF([.AS$1]&lt;=200;[.AR17];[.AR17]+([.AS$1]-200)/2)" office:value-type="float" office:value="6310" calcext:value-type="float">
            <text:p>6310.0</text:p>
          </table:table-cell>
          <table:table-cell table:formula="of:=IF([.AT$1]&lt;=200;[.AS17];[.AS17]+([.AT$1]-200)/2)" office:value-type="float" office:value="6650" calcext:value-type="float">
            <text:p>6650.0</text:p>
          </table:table-cell>
          <table:table-cell table:formula="of:=IF([.AU$1]&lt;=200;[.AT17];[.AT17]+([.AU$1]-200)/2)" office:value-type="float" office:value="7000" calcext:value-type="float">
            <text:p>7000.0</text:p>
          </table:table-cell>
          <table:table-cell table:formula="of:=IF([.AV$1]&lt;=200;[.AU17];[.AU17]+([.AV$1]-200)/2)" office:value-type="float" office:value="7360" calcext:value-type="float">
            <text:p>7360.0</text:p>
          </table:table-cell>
          <table:table-cell table:formula="of:=IF([.AW$1]&lt;=200;[.AV17];[.AV17]+([.AW$1]-200)/2)" office:value-type="float" office:value="7730" calcext:value-type="float">
            <text:p>7730.0</text:p>
          </table:table-cell>
          <table:table-cell table:formula="of:=IF([.AX$1]&lt;=200;[.AW17];[.AW17]+([.AX$1]-200)/2)" office:value-type="float" office:value="8110" calcext:value-type="float">
            <text:p>8110.0</text:p>
          </table:table-cell>
          <table:table-cell table:formula="of:=IF([.AY$1]&lt;=200;[.AX17];[.AX17]+([.AY$1]-200)/2)" office:value-type="float" office:value="8500" calcext:value-type="float">
            <text:p>8500.0</text:p>
          </table:table-cell>
          <table:table-cell table:formula="of:=IF([.AZ$1]&lt;=200;[.AY17];[.AY17]+([.AZ$1]-200)/2)" office:value-type="float" office:value="8900" calcext:value-type="float">
            <text:p>8900.0</text:p>
          </table:table-cell>
          <table:table-cell table:number-columns-repeated="972"/>
        </table:table-row>
        <table:table-row table:style-name="ro4">
          <table:table-cell office:value-type="float" office:value="720" calcext:value-type="float">
            <text:p>720.0</text:p>
          </table:table-cell>
          <table:table-cell table:formula="of:=IF([.B$1]&lt;=200;[.A18];[.A18]+([.B$1]-200)/2)" office:value-type="float" office:value="720" calcext:value-type="float">
            <text:p>720.0</text:p>
          </table:table-cell>
          <table:table-cell table:formula="of:=IF([.C$1]&lt;=200;[.B18];[.B18]+([.C$1]-200)/2)" office:value-type="float" office:value="720" calcext:value-type="float">
            <text:p>720.0</text:p>
          </table:table-cell>
          <table:table-cell table:formula="of:=IF([.D$1]&lt;=200;[.C18];[.C18]+([.D$1]-200)/2)" office:value-type="float" office:value="720" calcext:value-type="float">
            <text:p>720.0</text:p>
          </table:table-cell>
          <table:table-cell table:formula="of:=IF([.E$1]&lt;=200;[.D18];[.D18]+([.E$1]-200)/2)" office:value-type="float" office:value="720" calcext:value-type="float">
            <text:p>720.0</text:p>
          </table:table-cell>
          <table:table-cell table:formula="of:=IF([.F$1]&lt;=200;[.E18];[.E18]+([.F$1]-200)/2)" office:value-type="float" office:value="720" calcext:value-type="float">
            <text:p>720.0</text:p>
          </table:table-cell>
          <table:table-cell table:formula="of:=IF([.G$1]&lt;=200;[.F18];[.F18]+([.G$1]-200)/2)" office:value-type="float" office:value="720" calcext:value-type="float">
            <text:p>720.0</text:p>
          </table:table-cell>
          <table:table-cell table:formula="of:=IF([.H$1]&lt;=200;[.G18];[.G18]+([.H$1]-200)/2)" office:value-type="float" office:value="720" calcext:value-type="float">
            <text:p>720.0</text:p>
          </table:table-cell>
          <table:table-cell table:formula="of:=IF([.I$1]&lt;=200;[.H18];[.H18]+([.I$1]-200)/2)" office:value-type="float" office:value="720" calcext:value-type="float">
            <text:p>720.0</text:p>
          </table:table-cell>
          <table:table-cell table:formula="of:=IF([.J$1]&lt;=200;[.I18];[.I18]+([.J$1]-200)/2)" office:value-type="float" office:value="720" calcext:value-type="float">
            <text:p>720.0</text:p>
          </table:table-cell>
          <table:table-cell table:formula="of:=IF([.K$1]&lt;=200;[.J18];[.J18]+([.K$1]-200)/2)" office:value-type="float" office:value="720" calcext:value-type="float">
            <text:p>720.0</text:p>
          </table:table-cell>
          <table:table-cell table:formula="of:=IF([.L$1]&lt;=200;[.K18];[.K18]+([.L$1]-200)/2)" office:value-type="float" office:value="720" calcext:value-type="float">
            <text:p>720.0</text:p>
          </table:table-cell>
          <table:table-cell table:formula="of:=IF([.M$1]&lt;=200;[.L18];[.L18]+([.M$1]-200)/2)" office:value-type="float" office:value="730" calcext:value-type="float">
            <text:p>730.0</text:p>
          </table:table-cell>
          <table:table-cell table:formula="of:=IF([.N$1]&lt;=200;[.M18];[.M18]+([.N$1]-200)/2)" office:value-type="float" office:value="750" calcext:value-type="float">
            <text:p>750.0</text:p>
          </table:table-cell>
          <table:table-cell table:formula="of:=IF([.O$1]&lt;=200;[.N18];[.N18]+([.O$1]-200)/2)" office:value-type="float" office:value="780" calcext:value-type="float">
            <text:p>780.0</text:p>
          </table:table-cell>
          <table:table-cell table:formula="of:=IF([.P$1]&lt;=200;[.O18];[.O18]+([.P$1]-200)/2)" office:value-type="float" office:value="820" calcext:value-type="float">
            <text:p>820.0</text:p>
          </table:table-cell>
          <table:table-cell table:formula="of:=IF([.Q$1]&lt;=200;[.P18];[.P18]+([.Q$1]-200)/2)" office:value-type="float" office:value="870" calcext:value-type="float">
            <text:p>870.0</text:p>
          </table:table-cell>
          <table:table-cell table:formula="of:=IF([.R$1]&lt;=200;[.Q18];[.Q18]+([.R$1]-200)/2)" office:value-type="float" office:value="930" calcext:value-type="float">
            <text:p>930.0</text:p>
          </table:table-cell>
          <table:table-cell table:formula="of:=IF([.S$1]&lt;=200;[.R18];[.R18]+([.S$1]-200)/2)" office:value-type="float" office:value="1000" calcext:value-type="float">
            <text:p>1000.0</text:p>
          </table:table-cell>
          <table:table-cell table:formula="of:=IF([.T$1]&lt;=200;[.S18];[.S18]+([.T$1]-200)/2)" office:value-type="float" office:value="1080" calcext:value-type="float">
            <text:p>1080.0</text:p>
          </table:table-cell>
          <table:table-cell table:formula="of:=IF([.U$1]&lt;=200;[.T18];[.T18]+([.U$1]-200)/2)" office:value-type="float" office:value="1170" calcext:value-type="float">
            <text:p>1170.0</text:p>
          </table:table-cell>
          <table:table-cell table:formula="of:=IF([.V$1]&lt;=200;[.U18];[.U18]+([.V$1]-200)/2)" office:value-type="float" office:value="1270" calcext:value-type="float">
            <text:p>1270.0</text:p>
          </table:table-cell>
          <table:table-cell table:formula="of:=IF([.W$1]&lt;=200;[.V18];[.V18]+([.W$1]-200)/2)" office:value-type="float" office:value="1380" calcext:value-type="float">
            <text:p>1380.0</text:p>
          </table:table-cell>
          <table:table-cell table:formula="of:=IF([.X$1]&lt;=200;[.W18];[.W18]+([.X$1]-200)/2)" office:value-type="float" office:value="1500" calcext:value-type="float">
            <text:p>1500.0</text:p>
          </table:table-cell>
          <table:table-cell table:formula="of:=IF([.Y$1]&lt;=200;[.X18];[.X18]+([.Y$1]-200)/2)" office:value-type="float" office:value="1630" calcext:value-type="float">
            <text:p>1630.0</text:p>
          </table:table-cell>
          <table:table-cell table:formula="of:=IF([.Z$1]&lt;=200;[.Y18];[.Y18]+([.Z$1]-200)/2)" office:value-type="float" office:value="1770" calcext:value-type="float">
            <text:p>1770.0</text:p>
          </table:table-cell>
          <table:table-cell table:formula="of:=IF([.AA$1]&lt;=200;[.Z18];[.Z18]+([.AA$1]-200)/2)" office:value-type="float" office:value="1920" calcext:value-type="float">
            <text:p>1920.0</text:p>
          </table:table-cell>
          <table:table-cell table:formula="of:=IF([.AB$1]&lt;=200;[.AA18];[.AA18]+([.AB$1]-200)/2)" office:value-type="float" office:value="2080" calcext:value-type="float">
            <text:p>2080.0</text:p>
          </table:table-cell>
          <table:table-cell table:formula="of:=IF([.AC$1]&lt;=200;[.AB18];[.AB18]+([.AC$1]-200)/2)" office:value-type="float" office:value="2250" calcext:value-type="float">
            <text:p>2250.0</text:p>
          </table:table-cell>
          <table:table-cell table:formula="of:=IF([.AD$1]&lt;=200;[.AC18];[.AC18]+([.AD$1]-200)/2)" office:value-type="float" office:value="2430" calcext:value-type="float">
            <text:p>2430.0</text:p>
          </table:table-cell>
          <table:table-cell table:formula="of:=IF([.AE$1]&lt;=200;[.AD18];[.AD18]+([.AE$1]-200)/2)" office:value-type="float" office:value="2620" calcext:value-type="float">
            <text:p>2620.0</text:p>
          </table:table-cell>
          <table:table-cell table:formula="of:=IF([.AF$1]&lt;=200;[.AE18];[.AE18]+([.AF$1]-200)/2)" office:value-type="float" office:value="2820" calcext:value-type="float">
            <text:p>2820.0</text:p>
          </table:table-cell>
          <table:table-cell table:formula="of:=IF([.AG$1]&lt;=200;[.AF18];[.AF18]+([.AG$1]-200)/2)" office:value-type="float" office:value="3030" calcext:value-type="float">
            <text:p>3030.0</text:p>
          </table:table-cell>
          <table:table-cell table:formula="of:=IF([.AH$1]&lt;=200;[.AG18];[.AG18]+([.AH$1]-200)/2)" office:value-type="float" office:value="3250" calcext:value-type="float">
            <text:p>3250.0</text:p>
          </table:table-cell>
          <table:table-cell table:formula="of:=IF([.AI$1]&lt;=200;[.AH18];[.AH18]+([.AI$1]-200)/2)" office:value-type="float" office:value="3480" calcext:value-type="float">
            <text:p>3480.0</text:p>
          </table:table-cell>
          <table:table-cell table:formula="of:=IF([.AJ$1]&lt;=200;[.AI18];[.AI18]+([.AJ$1]-200)/2)" office:value-type="float" office:value="3720" calcext:value-type="float">
            <text:p>3720.0</text:p>
          </table:table-cell>
          <table:table-cell table:formula="of:=IF([.AK$1]&lt;=200;[.AJ18];[.AJ18]+([.AK$1]-200)/2)" office:value-type="float" office:value="3970" calcext:value-type="float">
            <text:p>3970.0</text:p>
          </table:table-cell>
          <table:table-cell table:formula="of:=IF([.AL$1]&lt;=200;[.AK18];[.AK18]+([.AL$1]-200)/2)" office:value-type="float" office:value="4230" calcext:value-type="float">
            <text:p>4230.0</text:p>
          </table:table-cell>
          <table:table-cell table:formula="of:=IF([.AM$1]&lt;=200;[.AL18];[.AL18]+([.AM$1]-200)/2)" office:value-type="float" office:value="4500" calcext:value-type="float">
            <text:p>4500.0</text:p>
          </table:table-cell>
          <table:table-cell table:formula="of:=IF([.AN$1]&lt;=200;[.AM18];[.AM18]+([.AN$1]-200)/2)" office:value-type="float" office:value="4780" calcext:value-type="float">
            <text:p>4780.0</text:p>
          </table:table-cell>
          <table:table-cell table:formula="of:=IF([.AO$1]&lt;=200;[.AN18];[.AN18]+([.AO$1]-200)/2)" office:value-type="float" office:value="5070" calcext:value-type="float">
            <text:p>5070.0</text:p>
          </table:table-cell>
          <table:table-cell table:formula="of:=IF([.AP$1]&lt;=200;[.AO18];[.AO18]+([.AP$1]-200)/2)" office:value-type="float" office:value="5370" calcext:value-type="float">
            <text:p>5370.0</text:p>
          </table:table-cell>
          <table:table-cell table:formula="of:=IF([.AQ$1]&lt;=200;[.AP18];[.AP18]+([.AQ$1]-200)/2)" office:value-type="float" office:value="5680" calcext:value-type="float">
            <text:p>5680.0</text:p>
          </table:table-cell>
          <table:table-cell table:formula="of:=IF([.AR$1]&lt;=200;[.AQ18];[.AQ18]+([.AR$1]-200)/2)" office:value-type="float" office:value="6000" calcext:value-type="float">
            <text:p>6000.0</text:p>
          </table:table-cell>
          <table:table-cell table:formula="of:=IF([.AS$1]&lt;=200;[.AR18];[.AR18]+([.AS$1]-200)/2)" office:value-type="float" office:value="6330" calcext:value-type="float">
            <text:p>6330.0</text:p>
          </table:table-cell>
          <table:table-cell table:formula="of:=IF([.AT$1]&lt;=200;[.AS18];[.AS18]+([.AT$1]-200)/2)" office:value-type="float" office:value="6670" calcext:value-type="float">
            <text:p>6670.0</text:p>
          </table:table-cell>
          <table:table-cell table:formula="of:=IF([.AU$1]&lt;=200;[.AT18];[.AT18]+([.AU$1]-200)/2)" office:value-type="float" office:value="7020" calcext:value-type="float">
            <text:p>7020.0</text:p>
          </table:table-cell>
          <table:table-cell table:formula="of:=IF([.AV$1]&lt;=200;[.AU18];[.AU18]+([.AV$1]-200)/2)" office:value-type="float" office:value="7380" calcext:value-type="float">
            <text:p>7380.0</text:p>
          </table:table-cell>
          <table:table-cell table:formula="of:=IF([.AW$1]&lt;=200;[.AV18];[.AV18]+([.AW$1]-200)/2)" office:value-type="float" office:value="7750" calcext:value-type="float">
            <text:p>7750.0</text:p>
          </table:table-cell>
          <table:table-cell table:formula="of:=IF([.AX$1]&lt;=200;[.AW18];[.AW18]+([.AX$1]-200)/2)" office:value-type="float" office:value="8130" calcext:value-type="float">
            <text:p>8130.0</text:p>
          </table:table-cell>
          <table:table-cell table:formula="of:=IF([.AY$1]&lt;=200;[.AX18];[.AX18]+([.AY$1]-200)/2)" office:value-type="float" office:value="8520" calcext:value-type="float">
            <text:p>8520.0</text:p>
          </table:table-cell>
          <table:table-cell table:formula="of:=IF([.AZ$1]&lt;=200;[.AY18];[.AY18]+([.AZ$1]-200)/2)" office:value-type="float" office:value="8920" calcext:value-type="float">
            <text:p>8920.0</text:p>
          </table:table-cell>
          <table:table-cell table:number-columns-repeated="972"/>
        </table:table-row>
        <table:table-row table:style-name="ro4">
          <table:table-cell office:value-type="float" office:value="740" calcext:value-type="float">
            <text:p>740.0</text:p>
          </table:table-cell>
          <table:table-cell table:formula="of:=IF([.B$1]&lt;=200;[.A19];[.A19]+([.B$1]-200)/2)" office:value-type="float" office:value="740" calcext:value-type="float">
            <text:p>740.0</text:p>
          </table:table-cell>
          <table:table-cell table:formula="of:=IF([.C$1]&lt;=200;[.B19];[.B19]+([.C$1]-200)/2)" office:value-type="float" office:value="740" calcext:value-type="float">
            <text:p>740.0</text:p>
          </table:table-cell>
          <table:table-cell table:formula="of:=IF([.D$1]&lt;=200;[.C19];[.C19]+([.D$1]-200)/2)" office:value-type="float" office:value="740" calcext:value-type="float">
            <text:p>740.0</text:p>
          </table:table-cell>
          <table:table-cell table:formula="of:=IF([.E$1]&lt;=200;[.D19];[.D19]+([.E$1]-200)/2)" office:value-type="float" office:value="740" calcext:value-type="float">
            <text:p>740.0</text:p>
          </table:table-cell>
          <table:table-cell table:formula="of:=IF([.F$1]&lt;=200;[.E19];[.E19]+([.F$1]-200)/2)" office:value-type="float" office:value="740" calcext:value-type="float">
            <text:p>740.0</text:p>
          </table:table-cell>
          <table:table-cell table:formula="of:=IF([.G$1]&lt;=200;[.F19];[.F19]+([.G$1]-200)/2)" office:value-type="float" office:value="740" calcext:value-type="float">
            <text:p>740.0</text:p>
          </table:table-cell>
          <table:table-cell table:formula="of:=IF([.H$1]&lt;=200;[.G19];[.G19]+([.H$1]-200)/2)" office:value-type="float" office:value="740" calcext:value-type="float">
            <text:p>740.0</text:p>
          </table:table-cell>
          <table:table-cell table:formula="of:=IF([.I$1]&lt;=200;[.H19];[.H19]+([.I$1]-200)/2)" office:value-type="float" office:value="740" calcext:value-type="float">
            <text:p>740.0</text:p>
          </table:table-cell>
          <table:table-cell table:formula="of:=IF([.J$1]&lt;=200;[.I19];[.I19]+([.J$1]-200)/2)" office:value-type="float" office:value="740" calcext:value-type="float">
            <text:p>740.0</text:p>
          </table:table-cell>
          <table:table-cell table:formula="of:=IF([.K$1]&lt;=200;[.J19];[.J19]+([.K$1]-200)/2)" office:value-type="float" office:value="740" calcext:value-type="float">
            <text:p>740.0</text:p>
          </table:table-cell>
          <table:table-cell table:formula="of:=IF([.L$1]&lt;=200;[.K19];[.K19]+([.L$1]-200)/2)" office:value-type="float" office:value="740" calcext:value-type="float">
            <text:p>740.0</text:p>
          </table:table-cell>
          <table:table-cell table:formula="of:=IF([.M$1]&lt;=200;[.L19];[.L19]+([.M$1]-200)/2)" office:value-type="float" office:value="750" calcext:value-type="float">
            <text:p>750.0</text:p>
          </table:table-cell>
          <table:table-cell table:formula="of:=IF([.N$1]&lt;=200;[.M19];[.M19]+([.N$1]-200)/2)" office:value-type="float" office:value="770" calcext:value-type="float">
            <text:p>770.0</text:p>
          </table:table-cell>
          <table:table-cell table:formula="of:=IF([.O$1]&lt;=200;[.N19];[.N19]+([.O$1]-200)/2)" office:value-type="float" office:value="800" calcext:value-type="float">
            <text:p>800.0</text:p>
          </table:table-cell>
          <table:table-cell table:formula="of:=IF([.P$1]&lt;=200;[.O19];[.O19]+([.P$1]-200)/2)" office:value-type="float" office:value="840" calcext:value-type="float">
            <text:p>840.0</text:p>
          </table:table-cell>
          <table:table-cell table:formula="of:=IF([.Q$1]&lt;=200;[.P19];[.P19]+([.Q$1]-200)/2)" office:value-type="float" office:value="890" calcext:value-type="float">
            <text:p>890.0</text:p>
          </table:table-cell>
          <table:table-cell table:formula="of:=IF([.R$1]&lt;=200;[.Q19];[.Q19]+([.R$1]-200)/2)" office:value-type="float" office:value="950" calcext:value-type="float">
            <text:p>950.0</text:p>
          </table:table-cell>
          <table:table-cell table:formula="of:=IF([.S$1]&lt;=200;[.R19];[.R19]+([.S$1]-200)/2)" office:value-type="float" office:value="1020" calcext:value-type="float">
            <text:p>1020.0</text:p>
          </table:table-cell>
          <table:table-cell table:formula="of:=IF([.T$1]&lt;=200;[.S19];[.S19]+([.T$1]-200)/2)" office:value-type="float" office:value="1100" calcext:value-type="float">
            <text:p>1100.0</text:p>
          </table:table-cell>
          <table:table-cell table:formula="of:=IF([.U$1]&lt;=200;[.T19];[.T19]+([.U$1]-200)/2)" office:value-type="float" office:value="1190" calcext:value-type="float">
            <text:p>1190.0</text:p>
          </table:table-cell>
          <table:table-cell table:formula="of:=IF([.V$1]&lt;=200;[.U19];[.U19]+([.V$1]-200)/2)" office:value-type="float" office:value="1290" calcext:value-type="float">
            <text:p>1290.0</text:p>
          </table:table-cell>
          <table:table-cell table:formula="of:=IF([.W$1]&lt;=200;[.V19];[.V19]+([.W$1]-200)/2)" office:value-type="float" office:value="1400" calcext:value-type="float">
            <text:p>1400.0</text:p>
          </table:table-cell>
          <table:table-cell table:formula="of:=IF([.X$1]&lt;=200;[.W19];[.W19]+([.X$1]-200)/2)" office:value-type="float" office:value="1520" calcext:value-type="float">
            <text:p>1520.0</text:p>
          </table:table-cell>
          <table:table-cell table:formula="of:=IF([.Y$1]&lt;=200;[.X19];[.X19]+([.Y$1]-200)/2)" office:value-type="float" office:value="1650" calcext:value-type="float">
            <text:p>1650.0</text:p>
          </table:table-cell>
          <table:table-cell table:formula="of:=IF([.Z$1]&lt;=200;[.Y19];[.Y19]+([.Z$1]-200)/2)" office:value-type="float" office:value="1790" calcext:value-type="float">
            <text:p>1790.0</text:p>
          </table:table-cell>
          <table:table-cell table:formula="of:=IF([.AA$1]&lt;=200;[.Z19];[.Z19]+([.AA$1]-200)/2)" office:value-type="float" office:value="1940" calcext:value-type="float">
            <text:p>1940.0</text:p>
          </table:table-cell>
          <table:table-cell table:formula="of:=IF([.AB$1]&lt;=200;[.AA19];[.AA19]+([.AB$1]-200)/2)" office:value-type="float" office:value="2100" calcext:value-type="float">
            <text:p>2100.0</text:p>
          </table:table-cell>
          <table:table-cell table:formula="of:=IF([.AC$1]&lt;=200;[.AB19];[.AB19]+([.AC$1]-200)/2)" office:value-type="float" office:value="2270" calcext:value-type="float">
            <text:p>2270.0</text:p>
          </table:table-cell>
          <table:table-cell table:formula="of:=IF([.AD$1]&lt;=200;[.AC19];[.AC19]+([.AD$1]-200)/2)" office:value-type="float" office:value="2450" calcext:value-type="float">
            <text:p>2450.0</text:p>
          </table:table-cell>
          <table:table-cell table:formula="of:=IF([.AE$1]&lt;=200;[.AD19];[.AD19]+([.AE$1]-200)/2)" office:value-type="float" office:value="2640" calcext:value-type="float">
            <text:p>2640.0</text:p>
          </table:table-cell>
          <table:table-cell table:formula="of:=IF([.AF$1]&lt;=200;[.AE19];[.AE19]+([.AF$1]-200)/2)" office:value-type="float" office:value="2840" calcext:value-type="float">
            <text:p>2840.0</text:p>
          </table:table-cell>
          <table:table-cell table:formula="of:=IF([.AG$1]&lt;=200;[.AF19];[.AF19]+([.AG$1]-200)/2)" office:value-type="float" office:value="3050" calcext:value-type="float">
            <text:p>3050.0</text:p>
          </table:table-cell>
          <table:table-cell table:formula="of:=IF([.AH$1]&lt;=200;[.AG19];[.AG19]+([.AH$1]-200)/2)" office:value-type="float" office:value="3270" calcext:value-type="float">
            <text:p>3270.0</text:p>
          </table:table-cell>
          <table:table-cell table:formula="of:=IF([.AI$1]&lt;=200;[.AH19];[.AH19]+([.AI$1]-200)/2)" office:value-type="float" office:value="3500" calcext:value-type="float">
            <text:p>3500.0</text:p>
          </table:table-cell>
          <table:table-cell table:formula="of:=IF([.AJ$1]&lt;=200;[.AI19];[.AI19]+([.AJ$1]-200)/2)" office:value-type="float" office:value="3740" calcext:value-type="float">
            <text:p>3740.0</text:p>
          </table:table-cell>
          <table:table-cell table:formula="of:=IF([.AK$1]&lt;=200;[.AJ19];[.AJ19]+([.AK$1]-200)/2)" office:value-type="float" office:value="3990" calcext:value-type="float">
            <text:p>3990.0</text:p>
          </table:table-cell>
          <table:table-cell table:formula="of:=IF([.AL$1]&lt;=200;[.AK19];[.AK19]+([.AL$1]-200)/2)" office:value-type="float" office:value="4250" calcext:value-type="float">
            <text:p>4250.0</text:p>
          </table:table-cell>
          <table:table-cell table:formula="of:=IF([.AM$1]&lt;=200;[.AL19];[.AL19]+([.AM$1]-200)/2)" office:value-type="float" office:value="4520" calcext:value-type="float">
            <text:p>4520.0</text:p>
          </table:table-cell>
          <table:table-cell table:formula="of:=IF([.AN$1]&lt;=200;[.AM19];[.AM19]+([.AN$1]-200)/2)" office:value-type="float" office:value="4800" calcext:value-type="float">
            <text:p>4800.0</text:p>
          </table:table-cell>
          <table:table-cell table:formula="of:=IF([.AO$1]&lt;=200;[.AN19];[.AN19]+([.AO$1]-200)/2)" office:value-type="float" office:value="5090" calcext:value-type="float">
            <text:p>5090.0</text:p>
          </table:table-cell>
          <table:table-cell table:formula="of:=IF([.AP$1]&lt;=200;[.AO19];[.AO19]+([.AP$1]-200)/2)" office:value-type="float" office:value="5390" calcext:value-type="float">
            <text:p>5390.0</text:p>
          </table:table-cell>
          <table:table-cell table:formula="of:=IF([.AQ$1]&lt;=200;[.AP19];[.AP19]+([.AQ$1]-200)/2)" office:value-type="float" office:value="5700" calcext:value-type="float">
            <text:p>5700.0</text:p>
          </table:table-cell>
          <table:table-cell table:formula="of:=IF([.AR$1]&lt;=200;[.AQ19];[.AQ19]+([.AR$1]-200)/2)" office:value-type="float" office:value="6020" calcext:value-type="float">
            <text:p>6020.0</text:p>
          </table:table-cell>
          <table:table-cell table:formula="of:=IF([.AS$1]&lt;=200;[.AR19];[.AR19]+([.AS$1]-200)/2)" office:value-type="float" office:value="6350" calcext:value-type="float">
            <text:p>6350.0</text:p>
          </table:table-cell>
          <table:table-cell table:formula="of:=IF([.AT$1]&lt;=200;[.AS19];[.AS19]+([.AT$1]-200)/2)" office:value-type="float" office:value="6690" calcext:value-type="float">
            <text:p>6690.0</text:p>
          </table:table-cell>
          <table:table-cell table:formula="of:=IF([.AU$1]&lt;=200;[.AT19];[.AT19]+([.AU$1]-200)/2)" office:value-type="float" office:value="7040" calcext:value-type="float">
            <text:p>7040.0</text:p>
          </table:table-cell>
          <table:table-cell table:formula="of:=IF([.AV$1]&lt;=200;[.AU19];[.AU19]+([.AV$1]-200)/2)" office:value-type="float" office:value="7400" calcext:value-type="float">
            <text:p>7400.0</text:p>
          </table:table-cell>
          <table:table-cell table:formula="of:=IF([.AW$1]&lt;=200;[.AV19];[.AV19]+([.AW$1]-200)/2)" office:value-type="float" office:value="7770" calcext:value-type="float">
            <text:p>7770.0</text:p>
          </table:table-cell>
          <table:table-cell table:formula="of:=IF([.AX$1]&lt;=200;[.AW19];[.AW19]+([.AX$1]-200)/2)" office:value-type="float" office:value="8150" calcext:value-type="float">
            <text:p>8150.0</text:p>
          </table:table-cell>
          <table:table-cell table:formula="of:=IF([.AY$1]&lt;=200;[.AX19];[.AX19]+([.AY$1]-200)/2)" office:value-type="float" office:value="8540" calcext:value-type="float">
            <text:p>8540.0</text:p>
          </table:table-cell>
          <table:table-cell table:formula="of:=IF([.AZ$1]&lt;=200;[.AY19];[.AY19]+([.AZ$1]-200)/2)" office:value-type="float" office:value="8940" calcext:value-type="float">
            <text:p>8940.0</text:p>
          </table:table-cell>
          <table:table-cell table:number-columns-repeated="972"/>
        </table:table-row>
        <table:table-row table:style-name="ro4">
          <table:table-cell office:value-type="float" office:value="760" calcext:value-type="float">
            <text:p>760.0</text:p>
          </table:table-cell>
          <table:table-cell table:formula="of:=IF([.B$1]&lt;=200;[.A20];[.A20]+([.B$1]-200)/2)" office:value-type="float" office:value="760" calcext:value-type="float">
            <text:p>760.0</text:p>
          </table:table-cell>
          <table:table-cell table:formula="of:=IF([.C$1]&lt;=200;[.B20];[.B20]+([.C$1]-200)/2)" office:value-type="float" office:value="760" calcext:value-type="float">
            <text:p>760.0</text:p>
          </table:table-cell>
          <table:table-cell table:formula="of:=IF([.D$1]&lt;=200;[.C20];[.C20]+([.D$1]-200)/2)" office:value-type="float" office:value="760" calcext:value-type="float">
            <text:p>760.0</text:p>
          </table:table-cell>
          <table:table-cell table:formula="of:=IF([.E$1]&lt;=200;[.D20];[.D20]+([.E$1]-200)/2)" office:value-type="float" office:value="760" calcext:value-type="float">
            <text:p>760.0</text:p>
          </table:table-cell>
          <table:table-cell table:formula="of:=IF([.F$1]&lt;=200;[.E20];[.E20]+([.F$1]-200)/2)" office:value-type="float" office:value="760" calcext:value-type="float">
            <text:p>760.0</text:p>
          </table:table-cell>
          <table:table-cell table:formula="of:=IF([.G$1]&lt;=200;[.F20];[.F20]+([.G$1]-200)/2)" office:value-type="float" office:value="760" calcext:value-type="float">
            <text:p>760.0</text:p>
          </table:table-cell>
          <table:table-cell table:formula="of:=IF([.H$1]&lt;=200;[.G20];[.G20]+([.H$1]-200)/2)" office:value-type="float" office:value="760" calcext:value-type="float">
            <text:p>760.0</text:p>
          </table:table-cell>
          <table:table-cell table:formula="of:=IF([.I$1]&lt;=200;[.H20];[.H20]+([.I$1]-200)/2)" office:value-type="float" office:value="760" calcext:value-type="float">
            <text:p>760.0</text:p>
          </table:table-cell>
          <table:table-cell table:formula="of:=IF([.J$1]&lt;=200;[.I20];[.I20]+([.J$1]-200)/2)" office:value-type="float" office:value="760" calcext:value-type="float">
            <text:p>760.0</text:p>
          </table:table-cell>
          <table:table-cell table:formula="of:=IF([.K$1]&lt;=200;[.J20];[.J20]+([.K$1]-200)/2)" office:value-type="float" office:value="760" calcext:value-type="float">
            <text:p>760.0</text:p>
          </table:table-cell>
          <table:table-cell table:formula="of:=IF([.L$1]&lt;=200;[.K20];[.K20]+([.L$1]-200)/2)" office:value-type="float" office:value="760" calcext:value-type="float">
            <text:p>760.0</text:p>
          </table:table-cell>
          <table:table-cell table:formula="of:=IF([.M$1]&lt;=200;[.L20];[.L20]+([.M$1]-200)/2)" office:value-type="float" office:value="770" calcext:value-type="float">
            <text:p>770.0</text:p>
          </table:table-cell>
          <table:table-cell table:formula="of:=IF([.N$1]&lt;=200;[.M20];[.M20]+([.N$1]-200)/2)" office:value-type="float" office:value="790" calcext:value-type="float">
            <text:p>790.0</text:p>
          </table:table-cell>
          <table:table-cell table:formula="of:=IF([.O$1]&lt;=200;[.N20];[.N20]+([.O$1]-200)/2)" office:value-type="float" office:value="820" calcext:value-type="float">
            <text:p>820.0</text:p>
          </table:table-cell>
          <table:table-cell table:formula="of:=IF([.P$1]&lt;=200;[.O20];[.O20]+([.P$1]-200)/2)" office:value-type="float" office:value="860" calcext:value-type="float">
            <text:p>860.0</text:p>
          </table:table-cell>
          <table:table-cell table:formula="of:=IF([.Q$1]&lt;=200;[.P20];[.P20]+([.Q$1]-200)/2)" office:value-type="float" office:value="910" calcext:value-type="float">
            <text:p>910.0</text:p>
          </table:table-cell>
          <table:table-cell table:formula="of:=IF([.R$1]&lt;=200;[.Q20];[.Q20]+([.R$1]-200)/2)" office:value-type="float" office:value="970" calcext:value-type="float">
            <text:p>970.0</text:p>
          </table:table-cell>
          <table:table-cell table:formula="of:=IF([.S$1]&lt;=200;[.R20];[.R20]+([.S$1]-200)/2)" office:value-type="float" office:value="1040" calcext:value-type="float">
            <text:p>1040.0</text:p>
          </table:table-cell>
          <table:table-cell table:formula="of:=IF([.T$1]&lt;=200;[.S20];[.S20]+([.T$1]-200)/2)" office:value-type="float" office:value="1120" calcext:value-type="float">
            <text:p>1120.0</text:p>
          </table:table-cell>
          <table:table-cell table:formula="of:=IF([.U$1]&lt;=200;[.T20];[.T20]+([.U$1]-200)/2)" office:value-type="float" office:value="1210" calcext:value-type="float">
            <text:p>1210.0</text:p>
          </table:table-cell>
          <table:table-cell table:formula="of:=IF([.V$1]&lt;=200;[.U20];[.U20]+([.V$1]-200)/2)" office:value-type="float" office:value="1310" calcext:value-type="float">
            <text:p>1310.0</text:p>
          </table:table-cell>
          <table:table-cell table:formula="of:=IF([.W$1]&lt;=200;[.V20];[.V20]+([.W$1]-200)/2)" office:value-type="float" office:value="1420" calcext:value-type="float">
            <text:p>1420.0</text:p>
          </table:table-cell>
          <table:table-cell table:formula="of:=IF([.X$1]&lt;=200;[.W20];[.W20]+([.X$1]-200)/2)" office:value-type="float" office:value="1540" calcext:value-type="float">
            <text:p>1540.0</text:p>
          </table:table-cell>
          <table:table-cell table:formula="of:=IF([.Y$1]&lt;=200;[.X20];[.X20]+([.Y$1]-200)/2)" office:value-type="float" office:value="1670" calcext:value-type="float">
            <text:p>1670.0</text:p>
          </table:table-cell>
          <table:table-cell table:formula="of:=IF([.Z$1]&lt;=200;[.Y20];[.Y20]+([.Z$1]-200)/2)" office:value-type="float" office:value="1810" calcext:value-type="float">
            <text:p>1810.0</text:p>
          </table:table-cell>
          <table:table-cell table:formula="of:=IF([.AA$1]&lt;=200;[.Z20];[.Z20]+([.AA$1]-200)/2)" office:value-type="float" office:value="1960" calcext:value-type="float">
            <text:p>1960.0</text:p>
          </table:table-cell>
          <table:table-cell table:formula="of:=IF([.AB$1]&lt;=200;[.AA20];[.AA20]+([.AB$1]-200)/2)" office:value-type="float" office:value="2120" calcext:value-type="float">
            <text:p>2120.0</text:p>
          </table:table-cell>
          <table:table-cell table:formula="of:=IF([.AC$1]&lt;=200;[.AB20];[.AB20]+([.AC$1]-200)/2)" office:value-type="float" office:value="2290" calcext:value-type="float">
            <text:p>2290.0</text:p>
          </table:table-cell>
          <table:table-cell table:formula="of:=IF([.AD$1]&lt;=200;[.AC20];[.AC20]+([.AD$1]-200)/2)" office:value-type="float" office:value="2470" calcext:value-type="float">
            <text:p>2470.0</text:p>
          </table:table-cell>
          <table:table-cell table:formula="of:=IF([.AE$1]&lt;=200;[.AD20];[.AD20]+([.AE$1]-200)/2)" office:value-type="float" office:value="2660" calcext:value-type="float">
            <text:p>2660.0</text:p>
          </table:table-cell>
          <table:table-cell table:formula="of:=IF([.AF$1]&lt;=200;[.AE20];[.AE20]+([.AF$1]-200)/2)" office:value-type="float" office:value="2860" calcext:value-type="float">
            <text:p>2860.0</text:p>
          </table:table-cell>
          <table:table-cell table:formula="of:=IF([.AG$1]&lt;=200;[.AF20];[.AF20]+([.AG$1]-200)/2)" office:value-type="float" office:value="3070" calcext:value-type="float">
            <text:p>3070.0</text:p>
          </table:table-cell>
          <table:table-cell table:formula="of:=IF([.AH$1]&lt;=200;[.AG20];[.AG20]+([.AH$1]-200)/2)" office:value-type="float" office:value="3290" calcext:value-type="float">
            <text:p>3290.0</text:p>
          </table:table-cell>
          <table:table-cell table:formula="of:=IF([.AI$1]&lt;=200;[.AH20];[.AH20]+([.AI$1]-200)/2)" office:value-type="float" office:value="3520" calcext:value-type="float">
            <text:p>3520.0</text:p>
          </table:table-cell>
          <table:table-cell table:formula="of:=IF([.AJ$1]&lt;=200;[.AI20];[.AI20]+([.AJ$1]-200)/2)" office:value-type="float" office:value="3760" calcext:value-type="float">
            <text:p>3760.0</text:p>
          </table:table-cell>
          <table:table-cell table:formula="of:=IF([.AK$1]&lt;=200;[.AJ20];[.AJ20]+([.AK$1]-200)/2)" office:value-type="float" office:value="4010" calcext:value-type="float">
            <text:p>4010.0</text:p>
          </table:table-cell>
          <table:table-cell table:formula="of:=IF([.AL$1]&lt;=200;[.AK20];[.AK20]+([.AL$1]-200)/2)" office:value-type="float" office:value="4270" calcext:value-type="float">
            <text:p>4270.0</text:p>
          </table:table-cell>
          <table:table-cell table:formula="of:=IF([.AM$1]&lt;=200;[.AL20];[.AL20]+([.AM$1]-200)/2)" office:value-type="float" office:value="4540" calcext:value-type="float">
            <text:p>4540.0</text:p>
          </table:table-cell>
          <table:table-cell table:formula="of:=IF([.AN$1]&lt;=200;[.AM20];[.AM20]+([.AN$1]-200)/2)" office:value-type="float" office:value="4820" calcext:value-type="float">
            <text:p>4820.0</text:p>
          </table:table-cell>
          <table:table-cell table:formula="of:=IF([.AO$1]&lt;=200;[.AN20];[.AN20]+([.AO$1]-200)/2)" office:value-type="float" office:value="5110" calcext:value-type="float">
            <text:p>5110.0</text:p>
          </table:table-cell>
          <table:table-cell table:formula="of:=IF([.AP$1]&lt;=200;[.AO20];[.AO20]+([.AP$1]-200)/2)" office:value-type="float" office:value="5410" calcext:value-type="float">
            <text:p>5410.0</text:p>
          </table:table-cell>
          <table:table-cell table:formula="of:=IF([.AQ$1]&lt;=200;[.AP20];[.AP20]+([.AQ$1]-200)/2)" office:value-type="float" office:value="5720" calcext:value-type="float">
            <text:p>5720.0</text:p>
          </table:table-cell>
          <table:table-cell table:formula="of:=IF([.AR$1]&lt;=200;[.AQ20];[.AQ20]+([.AR$1]-200)/2)" office:value-type="float" office:value="6040" calcext:value-type="float">
            <text:p>6040.0</text:p>
          </table:table-cell>
          <table:table-cell table:formula="of:=IF([.AS$1]&lt;=200;[.AR20];[.AR20]+([.AS$1]-200)/2)" office:value-type="float" office:value="6370" calcext:value-type="float">
            <text:p>6370.0</text:p>
          </table:table-cell>
          <table:table-cell table:formula="of:=IF([.AT$1]&lt;=200;[.AS20];[.AS20]+([.AT$1]-200)/2)" office:value-type="float" office:value="6710" calcext:value-type="float">
            <text:p>6710.0</text:p>
          </table:table-cell>
          <table:table-cell table:formula="of:=IF([.AU$1]&lt;=200;[.AT20];[.AT20]+([.AU$1]-200)/2)" office:value-type="float" office:value="7060" calcext:value-type="float">
            <text:p>7060.0</text:p>
          </table:table-cell>
          <table:table-cell table:formula="of:=IF([.AV$1]&lt;=200;[.AU20];[.AU20]+([.AV$1]-200)/2)" office:value-type="float" office:value="7420" calcext:value-type="float">
            <text:p>7420.0</text:p>
          </table:table-cell>
          <table:table-cell table:formula="of:=IF([.AW$1]&lt;=200;[.AV20];[.AV20]+([.AW$1]-200)/2)" office:value-type="float" office:value="7790" calcext:value-type="float">
            <text:p>7790.0</text:p>
          </table:table-cell>
          <table:table-cell table:formula="of:=IF([.AX$1]&lt;=200;[.AW20];[.AW20]+([.AX$1]-200)/2)" office:value-type="float" office:value="8170" calcext:value-type="float">
            <text:p>8170.0</text:p>
          </table:table-cell>
          <table:table-cell table:formula="of:=IF([.AY$1]&lt;=200;[.AX20];[.AX20]+([.AY$1]-200)/2)" office:value-type="float" office:value="8560" calcext:value-type="float">
            <text:p>8560.0</text:p>
          </table:table-cell>
          <table:table-cell table:formula="of:=IF([.AZ$1]&lt;=200;[.AY20];[.AY20]+([.AZ$1]-200)/2)" office:value-type="float" office:value="8960" calcext:value-type="float">
            <text:p>8960.0</text:p>
          </table:table-cell>
          <table:table-cell table:number-columns-repeated="972"/>
        </table:table-row>
        <table:table-row table:style-name="ro4">
          <table:table-cell office:value-type="float" office:value="780" calcext:value-type="float">
            <text:p>780.0</text:p>
          </table:table-cell>
          <table:table-cell table:formula="of:=IF([.B$1]&lt;=200;[.A21];[.A21]+([.B$1]-200)/2)" office:value-type="float" office:value="780" calcext:value-type="float">
            <text:p>780.0</text:p>
          </table:table-cell>
          <table:table-cell table:formula="of:=IF([.C$1]&lt;=200;[.B21];[.B21]+([.C$1]-200)/2)" office:value-type="float" office:value="780" calcext:value-type="float">
            <text:p>780.0</text:p>
          </table:table-cell>
          <table:table-cell table:formula="of:=IF([.D$1]&lt;=200;[.C21];[.C21]+([.D$1]-200)/2)" office:value-type="float" office:value="780" calcext:value-type="float">
            <text:p>780.0</text:p>
          </table:table-cell>
          <table:table-cell table:formula="of:=IF([.E$1]&lt;=200;[.D21];[.D21]+([.E$1]-200)/2)" office:value-type="float" office:value="780" calcext:value-type="float">
            <text:p>780.0</text:p>
          </table:table-cell>
          <table:table-cell table:formula="of:=IF([.F$1]&lt;=200;[.E21];[.E21]+([.F$1]-200)/2)" office:value-type="float" office:value="780" calcext:value-type="float">
            <text:p>780.0</text:p>
          </table:table-cell>
          <table:table-cell table:formula="of:=IF([.G$1]&lt;=200;[.F21];[.F21]+([.G$1]-200)/2)" office:value-type="float" office:value="780" calcext:value-type="float">
            <text:p>780.0</text:p>
          </table:table-cell>
          <table:table-cell table:formula="of:=IF([.H$1]&lt;=200;[.G21];[.G21]+([.H$1]-200)/2)" office:value-type="float" office:value="780" calcext:value-type="float">
            <text:p>780.0</text:p>
          </table:table-cell>
          <table:table-cell table:formula="of:=IF([.I$1]&lt;=200;[.H21];[.H21]+([.I$1]-200)/2)" office:value-type="float" office:value="780" calcext:value-type="float">
            <text:p>780.0</text:p>
          </table:table-cell>
          <table:table-cell table:formula="of:=IF([.J$1]&lt;=200;[.I21];[.I21]+([.J$1]-200)/2)" office:value-type="float" office:value="780" calcext:value-type="float">
            <text:p>780.0</text:p>
          </table:table-cell>
          <table:table-cell table:formula="of:=IF([.K$1]&lt;=200;[.J21];[.J21]+([.K$1]-200)/2)" office:value-type="float" office:value="780" calcext:value-type="float">
            <text:p>780.0</text:p>
          </table:table-cell>
          <table:table-cell table:formula="of:=IF([.L$1]&lt;=200;[.K21];[.K21]+([.L$1]-200)/2)" office:value-type="float" office:value="780" calcext:value-type="float">
            <text:p>780.0</text:p>
          </table:table-cell>
          <table:table-cell table:formula="of:=IF([.M$1]&lt;=200;[.L21];[.L21]+([.M$1]-200)/2)" office:value-type="float" office:value="790" calcext:value-type="float">
            <text:p>790.0</text:p>
          </table:table-cell>
          <table:table-cell table:formula="of:=IF([.N$1]&lt;=200;[.M21];[.M21]+([.N$1]-200)/2)" office:value-type="float" office:value="810" calcext:value-type="float">
            <text:p>810.0</text:p>
          </table:table-cell>
          <table:table-cell table:formula="of:=IF([.O$1]&lt;=200;[.N21];[.N21]+([.O$1]-200)/2)" office:value-type="float" office:value="840" calcext:value-type="float">
            <text:p>840.0</text:p>
          </table:table-cell>
          <table:table-cell table:formula="of:=IF([.P$1]&lt;=200;[.O21];[.O21]+([.P$1]-200)/2)" office:value-type="float" office:value="880" calcext:value-type="float">
            <text:p>880.0</text:p>
          </table:table-cell>
          <table:table-cell table:formula="of:=IF([.Q$1]&lt;=200;[.P21];[.P21]+([.Q$1]-200)/2)" office:value-type="float" office:value="930" calcext:value-type="float">
            <text:p>930.0</text:p>
          </table:table-cell>
          <table:table-cell table:formula="of:=IF([.R$1]&lt;=200;[.Q21];[.Q21]+([.R$1]-200)/2)" office:value-type="float" office:value="990" calcext:value-type="float">
            <text:p>990.0</text:p>
          </table:table-cell>
          <table:table-cell table:formula="of:=IF([.S$1]&lt;=200;[.R21];[.R21]+([.S$1]-200)/2)" office:value-type="float" office:value="1060" calcext:value-type="float">
            <text:p>1060.0</text:p>
          </table:table-cell>
          <table:table-cell table:formula="of:=IF([.T$1]&lt;=200;[.S21];[.S21]+([.T$1]-200)/2)" office:value-type="float" office:value="1140" calcext:value-type="float">
            <text:p>1140.0</text:p>
          </table:table-cell>
          <table:table-cell table:formula="of:=IF([.U$1]&lt;=200;[.T21];[.T21]+([.U$1]-200)/2)" office:value-type="float" office:value="1230" calcext:value-type="float">
            <text:p>1230.0</text:p>
          </table:table-cell>
          <table:table-cell table:formula="of:=IF([.V$1]&lt;=200;[.U21];[.U21]+([.V$1]-200)/2)" office:value-type="float" office:value="1330" calcext:value-type="float">
            <text:p>1330.0</text:p>
          </table:table-cell>
          <table:table-cell table:formula="of:=IF([.W$1]&lt;=200;[.V21];[.V21]+([.W$1]-200)/2)" office:value-type="float" office:value="1440" calcext:value-type="float">
            <text:p>1440.0</text:p>
          </table:table-cell>
          <table:table-cell table:formula="of:=IF([.X$1]&lt;=200;[.W21];[.W21]+([.X$1]-200)/2)" office:value-type="float" office:value="1560" calcext:value-type="float">
            <text:p>1560.0</text:p>
          </table:table-cell>
          <table:table-cell table:formula="of:=IF([.Y$1]&lt;=200;[.X21];[.X21]+([.Y$1]-200)/2)" office:value-type="float" office:value="1690" calcext:value-type="float">
            <text:p>1690.0</text:p>
          </table:table-cell>
          <table:table-cell table:formula="of:=IF([.Z$1]&lt;=200;[.Y21];[.Y21]+([.Z$1]-200)/2)" office:value-type="float" office:value="1830" calcext:value-type="float">
            <text:p>1830.0</text:p>
          </table:table-cell>
          <table:table-cell table:formula="of:=IF([.AA$1]&lt;=200;[.Z21];[.Z21]+([.AA$1]-200)/2)" office:value-type="float" office:value="1980" calcext:value-type="float">
            <text:p>1980.0</text:p>
          </table:table-cell>
          <table:table-cell table:formula="of:=IF([.AB$1]&lt;=200;[.AA21];[.AA21]+([.AB$1]-200)/2)" office:value-type="float" office:value="2140" calcext:value-type="float">
            <text:p>2140.0</text:p>
          </table:table-cell>
          <table:table-cell table:formula="of:=IF([.AC$1]&lt;=200;[.AB21];[.AB21]+([.AC$1]-200)/2)" office:value-type="float" office:value="2310" calcext:value-type="float">
            <text:p>2310.0</text:p>
          </table:table-cell>
          <table:table-cell table:formula="of:=IF([.AD$1]&lt;=200;[.AC21];[.AC21]+([.AD$1]-200)/2)" office:value-type="float" office:value="2490" calcext:value-type="float">
            <text:p>2490.0</text:p>
          </table:table-cell>
          <table:table-cell table:formula="of:=IF([.AE$1]&lt;=200;[.AD21];[.AD21]+([.AE$1]-200)/2)" office:value-type="float" office:value="2680" calcext:value-type="float">
            <text:p>2680.0</text:p>
          </table:table-cell>
          <table:table-cell table:formula="of:=IF([.AF$1]&lt;=200;[.AE21];[.AE21]+([.AF$1]-200)/2)" office:value-type="float" office:value="2880" calcext:value-type="float">
            <text:p>2880.0</text:p>
          </table:table-cell>
          <table:table-cell table:formula="of:=IF([.AG$1]&lt;=200;[.AF21];[.AF21]+([.AG$1]-200)/2)" office:value-type="float" office:value="3090" calcext:value-type="float">
            <text:p>3090.0</text:p>
          </table:table-cell>
          <table:table-cell table:formula="of:=IF([.AH$1]&lt;=200;[.AG21];[.AG21]+([.AH$1]-200)/2)" office:value-type="float" office:value="3310" calcext:value-type="float">
            <text:p>3310.0</text:p>
          </table:table-cell>
          <table:table-cell table:formula="of:=IF([.AI$1]&lt;=200;[.AH21];[.AH21]+([.AI$1]-200)/2)" office:value-type="float" office:value="3540" calcext:value-type="float">
            <text:p>3540.0</text:p>
          </table:table-cell>
          <table:table-cell table:formula="of:=IF([.AJ$1]&lt;=200;[.AI21];[.AI21]+([.AJ$1]-200)/2)" office:value-type="float" office:value="3780" calcext:value-type="float">
            <text:p>3780.0</text:p>
          </table:table-cell>
          <table:table-cell table:formula="of:=IF([.AK$1]&lt;=200;[.AJ21];[.AJ21]+([.AK$1]-200)/2)" office:value-type="float" office:value="4030" calcext:value-type="float">
            <text:p>4030.0</text:p>
          </table:table-cell>
          <table:table-cell table:formula="of:=IF([.AL$1]&lt;=200;[.AK21];[.AK21]+([.AL$1]-200)/2)" office:value-type="float" office:value="4290" calcext:value-type="float">
            <text:p>4290.0</text:p>
          </table:table-cell>
          <table:table-cell table:formula="of:=IF([.AM$1]&lt;=200;[.AL21];[.AL21]+([.AM$1]-200)/2)" office:value-type="float" office:value="4560" calcext:value-type="float">
            <text:p>4560.0</text:p>
          </table:table-cell>
          <table:table-cell table:formula="of:=IF([.AN$1]&lt;=200;[.AM21];[.AM21]+([.AN$1]-200)/2)" office:value-type="float" office:value="4840" calcext:value-type="float">
            <text:p>4840.0</text:p>
          </table:table-cell>
          <table:table-cell table:formula="of:=IF([.AO$1]&lt;=200;[.AN21];[.AN21]+([.AO$1]-200)/2)" office:value-type="float" office:value="5130" calcext:value-type="float">
            <text:p>5130.0</text:p>
          </table:table-cell>
          <table:table-cell table:formula="of:=IF([.AP$1]&lt;=200;[.AO21];[.AO21]+([.AP$1]-200)/2)" office:value-type="float" office:value="5430" calcext:value-type="float">
            <text:p>5430.0</text:p>
          </table:table-cell>
          <table:table-cell table:formula="of:=IF([.AQ$1]&lt;=200;[.AP21];[.AP21]+([.AQ$1]-200)/2)" office:value-type="float" office:value="5740" calcext:value-type="float">
            <text:p>5740.0</text:p>
          </table:table-cell>
          <table:table-cell table:formula="of:=IF([.AR$1]&lt;=200;[.AQ21];[.AQ21]+([.AR$1]-200)/2)" office:value-type="float" office:value="6060" calcext:value-type="float">
            <text:p>6060.0</text:p>
          </table:table-cell>
          <table:table-cell table:formula="of:=IF([.AS$1]&lt;=200;[.AR21];[.AR21]+([.AS$1]-200)/2)" office:value-type="float" office:value="6390" calcext:value-type="float">
            <text:p>6390.0</text:p>
          </table:table-cell>
          <table:table-cell table:formula="of:=IF([.AT$1]&lt;=200;[.AS21];[.AS21]+([.AT$1]-200)/2)" office:value-type="float" office:value="6730" calcext:value-type="float">
            <text:p>6730.0</text:p>
          </table:table-cell>
          <table:table-cell table:formula="of:=IF([.AU$1]&lt;=200;[.AT21];[.AT21]+([.AU$1]-200)/2)" office:value-type="float" office:value="7080" calcext:value-type="float">
            <text:p>7080.0</text:p>
          </table:table-cell>
          <table:table-cell table:formula="of:=IF([.AV$1]&lt;=200;[.AU21];[.AU21]+([.AV$1]-200)/2)" office:value-type="float" office:value="7440" calcext:value-type="float">
            <text:p>7440.0</text:p>
          </table:table-cell>
          <table:table-cell table:formula="of:=IF([.AW$1]&lt;=200;[.AV21];[.AV21]+([.AW$1]-200)/2)" office:value-type="float" office:value="7810" calcext:value-type="float">
            <text:p>7810.0</text:p>
          </table:table-cell>
          <table:table-cell table:formula="of:=IF([.AX$1]&lt;=200;[.AW21];[.AW21]+([.AX$1]-200)/2)" office:value-type="float" office:value="8190" calcext:value-type="float">
            <text:p>8190.0</text:p>
          </table:table-cell>
          <table:table-cell table:formula="of:=IF([.AY$1]&lt;=200;[.AX21];[.AX21]+([.AY$1]-200)/2)" office:value-type="float" office:value="8580" calcext:value-type="float">
            <text:p>8580.0</text:p>
          </table:table-cell>
          <table:table-cell table:formula="of:=IF([.AZ$1]&lt;=200;[.AY21];[.AY21]+([.AZ$1]-200)/2)" office:value-type="float" office:value="8980" calcext:value-type="float">
            <text:p>8980.0</text:p>
          </table:table-cell>
          <table:table-cell table:number-columns-repeated="972"/>
        </table:table-row>
        <table:table-row table:style-name="ro4">
          <table:table-cell office:value-type="float" office:value="800" calcext:value-type="float">
            <text:p>800.0</text:p>
          </table:table-cell>
          <table:table-cell table:formula="of:=IF([.B$1]&lt;=200;[.A22];[.A22]+([.B$1]-200)/2)" office:value-type="float" office:value="800" calcext:value-type="float">
            <text:p>800.0</text:p>
          </table:table-cell>
          <table:table-cell table:formula="of:=IF([.C$1]&lt;=200;[.B22];[.B22]+([.C$1]-200)/2)" office:value-type="float" office:value="800" calcext:value-type="float">
            <text:p>800.0</text:p>
          </table:table-cell>
          <table:table-cell table:formula="of:=IF([.D$1]&lt;=200;[.C22];[.C22]+([.D$1]-200)/2)" office:value-type="float" office:value="800" calcext:value-type="float">
            <text:p>800.0</text:p>
          </table:table-cell>
          <table:table-cell table:formula="of:=IF([.E$1]&lt;=200;[.D22];[.D22]+([.E$1]-200)/2)" office:value-type="float" office:value="800" calcext:value-type="float">
            <text:p>800.0</text:p>
          </table:table-cell>
          <table:table-cell table:formula="of:=IF([.F$1]&lt;=200;[.E22];[.E22]+([.F$1]-200)/2)" office:value-type="float" office:value="800" calcext:value-type="float">
            <text:p>800.0</text:p>
          </table:table-cell>
          <table:table-cell table:formula="of:=IF([.G$1]&lt;=200;[.F22];[.F22]+([.G$1]-200)/2)" office:value-type="float" office:value="800" calcext:value-type="float">
            <text:p>800.0</text:p>
          </table:table-cell>
          <table:table-cell table:formula="of:=IF([.H$1]&lt;=200;[.G22];[.G22]+([.H$1]-200)/2)" office:value-type="float" office:value="800" calcext:value-type="float">
            <text:p>800.0</text:p>
          </table:table-cell>
          <table:table-cell table:formula="of:=IF([.I$1]&lt;=200;[.H22];[.H22]+([.I$1]-200)/2)" office:value-type="float" office:value="800" calcext:value-type="float">
            <text:p>800.0</text:p>
          </table:table-cell>
          <table:table-cell table:formula="of:=IF([.J$1]&lt;=200;[.I22];[.I22]+([.J$1]-200)/2)" office:value-type="float" office:value="800" calcext:value-type="float">
            <text:p>800.0</text:p>
          </table:table-cell>
          <table:table-cell table:formula="of:=IF([.K$1]&lt;=200;[.J22];[.J22]+([.K$1]-200)/2)" office:value-type="float" office:value="800" calcext:value-type="float">
            <text:p>800.0</text:p>
          </table:table-cell>
          <table:table-cell table:formula="of:=IF([.L$1]&lt;=200;[.K22];[.K22]+([.L$1]-200)/2)" office:value-type="float" office:value="800" calcext:value-type="float">
            <text:p>800.0</text:p>
          </table:table-cell>
          <table:table-cell table:formula="of:=IF([.M$1]&lt;=200;[.L22];[.L22]+([.M$1]-200)/2)" office:value-type="float" office:value="810" calcext:value-type="float">
            <text:p>810.0</text:p>
          </table:table-cell>
          <table:table-cell table:formula="of:=IF([.N$1]&lt;=200;[.M22];[.M22]+([.N$1]-200)/2)" office:value-type="float" office:value="830" calcext:value-type="float">
            <text:p>830.0</text:p>
          </table:table-cell>
          <table:table-cell table:formula="of:=IF([.O$1]&lt;=200;[.N22];[.N22]+([.O$1]-200)/2)" office:value-type="float" office:value="860" calcext:value-type="float">
            <text:p>860.0</text:p>
          </table:table-cell>
          <table:table-cell table:formula="of:=IF([.P$1]&lt;=200;[.O22];[.O22]+([.P$1]-200)/2)" office:value-type="float" office:value="900" calcext:value-type="float">
            <text:p>900.0</text:p>
          </table:table-cell>
          <table:table-cell table:formula="of:=IF([.Q$1]&lt;=200;[.P22];[.P22]+([.Q$1]-200)/2)" office:value-type="float" office:value="950" calcext:value-type="float">
            <text:p>950.0</text:p>
          </table:table-cell>
          <table:table-cell table:formula="of:=IF([.R$1]&lt;=200;[.Q22];[.Q22]+([.R$1]-200)/2)" office:value-type="float" office:value="1010" calcext:value-type="float">
            <text:p>1010.0</text:p>
          </table:table-cell>
          <table:table-cell table:formula="of:=IF([.S$1]&lt;=200;[.R22];[.R22]+([.S$1]-200)/2)" office:value-type="float" office:value="1080" calcext:value-type="float">
            <text:p>1080.0</text:p>
          </table:table-cell>
          <table:table-cell table:formula="of:=IF([.T$1]&lt;=200;[.S22];[.S22]+([.T$1]-200)/2)" office:value-type="float" office:value="1160" calcext:value-type="float">
            <text:p>1160.0</text:p>
          </table:table-cell>
          <table:table-cell table:formula="of:=IF([.U$1]&lt;=200;[.T22];[.T22]+([.U$1]-200)/2)" office:value-type="float" office:value="1250" calcext:value-type="float">
            <text:p>1250.0</text:p>
          </table:table-cell>
          <table:table-cell table:formula="of:=IF([.V$1]&lt;=200;[.U22];[.U22]+([.V$1]-200)/2)" office:value-type="float" office:value="1350" calcext:value-type="float">
            <text:p>1350.0</text:p>
          </table:table-cell>
          <table:table-cell table:formula="of:=IF([.W$1]&lt;=200;[.V22];[.V22]+([.W$1]-200)/2)" office:value-type="float" office:value="1460" calcext:value-type="float">
            <text:p>1460.0</text:p>
          </table:table-cell>
          <table:table-cell table:formula="of:=IF([.X$1]&lt;=200;[.W22];[.W22]+([.X$1]-200)/2)" office:value-type="float" office:value="1580" calcext:value-type="float">
            <text:p>1580.0</text:p>
          </table:table-cell>
          <table:table-cell table:formula="of:=IF([.Y$1]&lt;=200;[.X22];[.X22]+([.Y$1]-200)/2)" office:value-type="float" office:value="1710" calcext:value-type="float">
            <text:p>1710.0</text:p>
          </table:table-cell>
          <table:table-cell table:formula="of:=IF([.Z$1]&lt;=200;[.Y22];[.Y22]+([.Z$1]-200)/2)" office:value-type="float" office:value="1850" calcext:value-type="float">
            <text:p>1850.0</text:p>
          </table:table-cell>
          <table:table-cell table:formula="of:=IF([.AA$1]&lt;=200;[.Z22];[.Z22]+([.AA$1]-200)/2)" office:value-type="float" office:value="2000" calcext:value-type="float">
            <text:p>2000.0</text:p>
          </table:table-cell>
          <table:table-cell table:formula="of:=IF([.AB$1]&lt;=200;[.AA22];[.AA22]+([.AB$1]-200)/2)" office:value-type="float" office:value="2160" calcext:value-type="float">
            <text:p>2160.0</text:p>
          </table:table-cell>
          <table:table-cell table:formula="of:=IF([.AC$1]&lt;=200;[.AB22];[.AB22]+([.AC$1]-200)/2)" office:value-type="float" office:value="2330" calcext:value-type="float">
            <text:p>2330.0</text:p>
          </table:table-cell>
          <table:table-cell table:formula="of:=IF([.AD$1]&lt;=200;[.AC22];[.AC22]+([.AD$1]-200)/2)" office:value-type="float" office:value="2510" calcext:value-type="float">
            <text:p>2510.0</text:p>
          </table:table-cell>
          <table:table-cell table:formula="of:=IF([.AE$1]&lt;=200;[.AD22];[.AD22]+([.AE$1]-200)/2)" office:value-type="float" office:value="2700" calcext:value-type="float">
            <text:p>2700.0</text:p>
          </table:table-cell>
          <table:table-cell table:formula="of:=IF([.AF$1]&lt;=200;[.AE22];[.AE22]+([.AF$1]-200)/2)" office:value-type="float" office:value="2900" calcext:value-type="float">
            <text:p>2900.0</text:p>
          </table:table-cell>
          <table:table-cell table:formula="of:=IF([.AG$1]&lt;=200;[.AF22];[.AF22]+([.AG$1]-200)/2)" office:value-type="float" office:value="3110" calcext:value-type="float">
            <text:p>3110.0</text:p>
          </table:table-cell>
          <table:table-cell table:formula="of:=IF([.AH$1]&lt;=200;[.AG22];[.AG22]+([.AH$1]-200)/2)" office:value-type="float" office:value="3330" calcext:value-type="float">
            <text:p>3330.0</text:p>
          </table:table-cell>
          <table:table-cell table:formula="of:=IF([.AI$1]&lt;=200;[.AH22];[.AH22]+([.AI$1]-200)/2)" office:value-type="float" office:value="3560" calcext:value-type="float">
            <text:p>3560.0</text:p>
          </table:table-cell>
          <table:table-cell table:formula="of:=IF([.AJ$1]&lt;=200;[.AI22];[.AI22]+([.AJ$1]-200)/2)" office:value-type="float" office:value="3800" calcext:value-type="float">
            <text:p>3800.0</text:p>
          </table:table-cell>
          <table:table-cell table:formula="of:=IF([.AK$1]&lt;=200;[.AJ22];[.AJ22]+([.AK$1]-200)/2)" office:value-type="float" office:value="4050" calcext:value-type="float">
            <text:p>4050.0</text:p>
          </table:table-cell>
          <table:table-cell table:formula="of:=IF([.AL$1]&lt;=200;[.AK22];[.AK22]+([.AL$1]-200)/2)" office:value-type="float" office:value="4310" calcext:value-type="float">
            <text:p>4310.0</text:p>
          </table:table-cell>
          <table:table-cell table:formula="of:=IF([.AM$1]&lt;=200;[.AL22];[.AL22]+([.AM$1]-200)/2)" office:value-type="float" office:value="4580" calcext:value-type="float">
            <text:p>4580.0</text:p>
          </table:table-cell>
          <table:table-cell table:formula="of:=IF([.AN$1]&lt;=200;[.AM22];[.AM22]+([.AN$1]-200)/2)" office:value-type="float" office:value="4860" calcext:value-type="float">
            <text:p>4860.0</text:p>
          </table:table-cell>
          <table:table-cell table:formula="of:=IF([.AO$1]&lt;=200;[.AN22];[.AN22]+([.AO$1]-200)/2)" office:value-type="float" office:value="5150" calcext:value-type="float">
            <text:p>5150.0</text:p>
          </table:table-cell>
          <table:table-cell table:formula="of:=IF([.AP$1]&lt;=200;[.AO22];[.AO22]+([.AP$1]-200)/2)" office:value-type="float" office:value="5450" calcext:value-type="float">
            <text:p>5450.0</text:p>
          </table:table-cell>
          <table:table-cell table:formula="of:=IF([.AQ$1]&lt;=200;[.AP22];[.AP22]+([.AQ$1]-200)/2)" office:value-type="float" office:value="5760" calcext:value-type="float">
            <text:p>5760.0</text:p>
          </table:table-cell>
          <table:table-cell table:formula="of:=IF([.AR$1]&lt;=200;[.AQ22];[.AQ22]+([.AR$1]-200)/2)" office:value-type="float" office:value="6080" calcext:value-type="float">
            <text:p>6080.0</text:p>
          </table:table-cell>
          <table:table-cell table:formula="of:=IF([.AS$1]&lt;=200;[.AR22];[.AR22]+([.AS$1]-200)/2)" office:value-type="float" office:value="6410" calcext:value-type="float">
            <text:p>6410.0</text:p>
          </table:table-cell>
          <table:table-cell table:formula="of:=IF([.AT$1]&lt;=200;[.AS22];[.AS22]+([.AT$1]-200)/2)" office:value-type="float" office:value="6750" calcext:value-type="float">
            <text:p>6750.0</text:p>
          </table:table-cell>
          <table:table-cell table:formula="of:=IF([.AU$1]&lt;=200;[.AT22];[.AT22]+([.AU$1]-200)/2)" office:value-type="float" office:value="7100" calcext:value-type="float">
            <text:p>7100.0</text:p>
          </table:table-cell>
          <table:table-cell table:formula="of:=IF([.AV$1]&lt;=200;[.AU22];[.AU22]+([.AV$1]-200)/2)" office:value-type="float" office:value="7460" calcext:value-type="float">
            <text:p>7460.0</text:p>
          </table:table-cell>
          <table:table-cell table:formula="of:=IF([.AW$1]&lt;=200;[.AV22];[.AV22]+([.AW$1]-200)/2)" office:value-type="float" office:value="7830" calcext:value-type="float">
            <text:p>7830.0</text:p>
          </table:table-cell>
          <table:table-cell table:formula="of:=IF([.AX$1]&lt;=200;[.AW22];[.AW22]+([.AX$1]-200)/2)" office:value-type="float" office:value="8210" calcext:value-type="float">
            <text:p>8210.0</text:p>
          </table:table-cell>
          <table:table-cell table:formula="of:=IF([.AY$1]&lt;=200;[.AX22];[.AX22]+([.AY$1]-200)/2)" office:value-type="float" office:value="8600" calcext:value-type="float">
            <text:p>8600.0</text:p>
          </table:table-cell>
          <table:table-cell table:formula="of:=IF([.AZ$1]&lt;=200;[.AY22];[.AY22]+([.AZ$1]-200)/2)" office:value-type="float" office:value="9000" calcext:value-type="float">
            <text:p>9000.0</text:p>
          </table:table-cell>
          <table:table-cell table:number-columns-repeated="972"/>
        </table:table-row>
        <table:table-row table:style-name="ro4">
          <table:table-cell office:value-type="float" office:value="820" calcext:value-type="float">
            <text:p>820.0</text:p>
          </table:table-cell>
          <table:table-cell table:formula="of:=IF([.B$1]&lt;=200;[.A23];[.A23]+([.B$1]-200)/2)" office:value-type="float" office:value="820" calcext:value-type="float">
            <text:p>820.0</text:p>
          </table:table-cell>
          <table:table-cell table:formula="of:=IF([.C$1]&lt;=200;[.B23];[.B23]+([.C$1]-200)/2)" office:value-type="float" office:value="820" calcext:value-type="float">
            <text:p>820.0</text:p>
          </table:table-cell>
          <table:table-cell table:formula="of:=IF([.D$1]&lt;=200;[.C23];[.C23]+([.D$1]-200)/2)" office:value-type="float" office:value="820" calcext:value-type="float">
            <text:p>820.0</text:p>
          </table:table-cell>
          <table:table-cell table:formula="of:=IF([.E$1]&lt;=200;[.D23];[.D23]+([.E$1]-200)/2)" office:value-type="float" office:value="820" calcext:value-type="float">
            <text:p>820.0</text:p>
          </table:table-cell>
          <table:table-cell table:formula="of:=IF([.F$1]&lt;=200;[.E23];[.E23]+([.F$1]-200)/2)" office:value-type="float" office:value="820" calcext:value-type="float">
            <text:p>820.0</text:p>
          </table:table-cell>
          <table:table-cell table:formula="of:=IF([.G$1]&lt;=200;[.F23];[.F23]+([.G$1]-200)/2)" office:value-type="float" office:value="820" calcext:value-type="float">
            <text:p>820.0</text:p>
          </table:table-cell>
          <table:table-cell table:formula="of:=IF([.H$1]&lt;=200;[.G23];[.G23]+([.H$1]-200)/2)" office:value-type="float" office:value="820" calcext:value-type="float">
            <text:p>820.0</text:p>
          </table:table-cell>
          <table:table-cell table:formula="of:=IF([.I$1]&lt;=200;[.H23];[.H23]+([.I$1]-200)/2)" office:value-type="float" office:value="820" calcext:value-type="float">
            <text:p>820.0</text:p>
          </table:table-cell>
          <table:table-cell table:formula="of:=IF([.J$1]&lt;=200;[.I23];[.I23]+([.J$1]-200)/2)" office:value-type="float" office:value="820" calcext:value-type="float">
            <text:p>820.0</text:p>
          </table:table-cell>
          <table:table-cell table:formula="of:=IF([.K$1]&lt;=200;[.J23];[.J23]+([.K$1]-200)/2)" office:value-type="float" office:value="820" calcext:value-type="float">
            <text:p>820.0</text:p>
          </table:table-cell>
          <table:table-cell table:formula="of:=IF([.L$1]&lt;=200;[.K23];[.K23]+([.L$1]-200)/2)" office:value-type="float" office:value="820" calcext:value-type="float">
            <text:p>820.0</text:p>
          </table:table-cell>
          <table:table-cell table:formula="of:=IF([.M$1]&lt;=200;[.L23];[.L23]+([.M$1]-200)/2)" office:value-type="float" office:value="830" calcext:value-type="float">
            <text:p>830.0</text:p>
          </table:table-cell>
          <table:table-cell table:formula="of:=IF([.N$1]&lt;=200;[.M23];[.M23]+([.N$1]-200)/2)" office:value-type="float" office:value="850" calcext:value-type="float">
            <text:p>850.0</text:p>
          </table:table-cell>
          <table:table-cell table:formula="of:=IF([.O$1]&lt;=200;[.N23];[.N23]+([.O$1]-200)/2)" office:value-type="float" office:value="880" calcext:value-type="float">
            <text:p>880.0</text:p>
          </table:table-cell>
          <table:table-cell table:formula="of:=IF([.P$1]&lt;=200;[.O23];[.O23]+([.P$1]-200)/2)" office:value-type="float" office:value="920" calcext:value-type="float">
            <text:p>920.0</text:p>
          </table:table-cell>
          <table:table-cell table:formula="of:=IF([.Q$1]&lt;=200;[.P23];[.P23]+([.Q$1]-200)/2)" office:value-type="float" office:value="970" calcext:value-type="float">
            <text:p>970.0</text:p>
          </table:table-cell>
          <table:table-cell table:formula="of:=IF([.R$1]&lt;=200;[.Q23];[.Q23]+([.R$1]-200)/2)" office:value-type="float" office:value="1030" calcext:value-type="float">
            <text:p>1030.0</text:p>
          </table:table-cell>
          <table:table-cell table:formula="of:=IF([.S$1]&lt;=200;[.R23];[.R23]+([.S$1]-200)/2)" office:value-type="float" office:value="1100" calcext:value-type="float">
            <text:p>1100.0</text:p>
          </table:table-cell>
          <table:table-cell table:formula="of:=IF([.T$1]&lt;=200;[.S23];[.S23]+([.T$1]-200)/2)" office:value-type="float" office:value="1180" calcext:value-type="float">
            <text:p>1180.0</text:p>
          </table:table-cell>
          <table:table-cell table:formula="of:=IF([.U$1]&lt;=200;[.T23];[.T23]+([.U$1]-200)/2)" office:value-type="float" office:value="1270" calcext:value-type="float">
            <text:p>1270.0</text:p>
          </table:table-cell>
          <table:table-cell table:formula="of:=IF([.V$1]&lt;=200;[.U23];[.U23]+([.V$1]-200)/2)" office:value-type="float" office:value="1370" calcext:value-type="float">
            <text:p>1370.0</text:p>
          </table:table-cell>
          <table:table-cell table:formula="of:=IF([.W$1]&lt;=200;[.V23];[.V23]+([.W$1]-200)/2)" office:value-type="float" office:value="1480" calcext:value-type="float">
            <text:p>1480.0</text:p>
          </table:table-cell>
          <table:table-cell table:formula="of:=IF([.X$1]&lt;=200;[.W23];[.W23]+([.X$1]-200)/2)" office:value-type="float" office:value="1600" calcext:value-type="float">
            <text:p>1600.0</text:p>
          </table:table-cell>
          <table:table-cell table:formula="of:=IF([.Y$1]&lt;=200;[.X23];[.X23]+([.Y$1]-200)/2)" office:value-type="float" office:value="1730" calcext:value-type="float">
            <text:p>1730.0</text:p>
          </table:table-cell>
          <table:table-cell table:formula="of:=IF([.Z$1]&lt;=200;[.Y23];[.Y23]+([.Z$1]-200)/2)" office:value-type="float" office:value="1870" calcext:value-type="float">
            <text:p>1870.0</text:p>
          </table:table-cell>
          <table:table-cell table:formula="of:=IF([.AA$1]&lt;=200;[.Z23];[.Z23]+([.AA$1]-200)/2)" office:value-type="float" office:value="2020" calcext:value-type="float">
            <text:p>2020.0</text:p>
          </table:table-cell>
          <table:table-cell table:formula="of:=IF([.AB$1]&lt;=200;[.AA23];[.AA23]+([.AB$1]-200)/2)" office:value-type="float" office:value="2180" calcext:value-type="float">
            <text:p>2180.0</text:p>
          </table:table-cell>
          <table:table-cell table:formula="of:=IF([.AC$1]&lt;=200;[.AB23];[.AB23]+([.AC$1]-200)/2)" office:value-type="float" office:value="2350" calcext:value-type="float">
            <text:p>2350.0</text:p>
          </table:table-cell>
          <table:table-cell table:formula="of:=IF([.AD$1]&lt;=200;[.AC23];[.AC23]+([.AD$1]-200)/2)" office:value-type="float" office:value="2530" calcext:value-type="float">
            <text:p>2530.0</text:p>
          </table:table-cell>
          <table:table-cell table:formula="of:=IF([.AE$1]&lt;=200;[.AD23];[.AD23]+([.AE$1]-200)/2)" office:value-type="float" office:value="2720" calcext:value-type="float">
            <text:p>2720.0</text:p>
          </table:table-cell>
          <table:table-cell table:formula="of:=IF([.AF$1]&lt;=200;[.AE23];[.AE23]+([.AF$1]-200)/2)" office:value-type="float" office:value="2920" calcext:value-type="float">
            <text:p>2920.0</text:p>
          </table:table-cell>
          <table:table-cell table:formula="of:=IF([.AG$1]&lt;=200;[.AF23];[.AF23]+([.AG$1]-200)/2)" office:value-type="float" office:value="3130" calcext:value-type="float">
            <text:p>3130.0</text:p>
          </table:table-cell>
          <table:table-cell table:formula="of:=IF([.AH$1]&lt;=200;[.AG23];[.AG23]+([.AH$1]-200)/2)" office:value-type="float" office:value="3350" calcext:value-type="float">
            <text:p>3350.0</text:p>
          </table:table-cell>
          <table:table-cell table:formula="of:=IF([.AI$1]&lt;=200;[.AH23];[.AH23]+([.AI$1]-200)/2)" office:value-type="float" office:value="3580" calcext:value-type="float">
            <text:p>3580.0</text:p>
          </table:table-cell>
          <table:table-cell table:formula="of:=IF([.AJ$1]&lt;=200;[.AI23];[.AI23]+([.AJ$1]-200)/2)" office:value-type="float" office:value="3820" calcext:value-type="float">
            <text:p>3820.0</text:p>
          </table:table-cell>
          <table:table-cell table:formula="of:=IF([.AK$1]&lt;=200;[.AJ23];[.AJ23]+([.AK$1]-200)/2)" office:value-type="float" office:value="4070" calcext:value-type="float">
            <text:p>4070.0</text:p>
          </table:table-cell>
          <table:table-cell table:formula="of:=IF([.AL$1]&lt;=200;[.AK23];[.AK23]+([.AL$1]-200)/2)" office:value-type="float" office:value="4330" calcext:value-type="float">
            <text:p>4330.0</text:p>
          </table:table-cell>
          <table:table-cell table:formula="of:=IF([.AM$1]&lt;=200;[.AL23];[.AL23]+([.AM$1]-200)/2)" office:value-type="float" office:value="4600" calcext:value-type="float">
            <text:p>4600.0</text:p>
          </table:table-cell>
          <table:table-cell table:formula="of:=IF([.AN$1]&lt;=200;[.AM23];[.AM23]+([.AN$1]-200)/2)" office:value-type="float" office:value="4880" calcext:value-type="float">
            <text:p>4880.0</text:p>
          </table:table-cell>
          <table:table-cell table:formula="of:=IF([.AO$1]&lt;=200;[.AN23];[.AN23]+([.AO$1]-200)/2)" office:value-type="float" office:value="5170" calcext:value-type="float">
            <text:p>5170.0</text:p>
          </table:table-cell>
          <table:table-cell table:formula="of:=IF([.AP$1]&lt;=200;[.AO23];[.AO23]+([.AP$1]-200)/2)" office:value-type="float" office:value="5470" calcext:value-type="float">
            <text:p>5470.0</text:p>
          </table:table-cell>
          <table:table-cell table:formula="of:=IF([.AQ$1]&lt;=200;[.AP23];[.AP23]+([.AQ$1]-200)/2)" office:value-type="float" office:value="5780" calcext:value-type="float">
            <text:p>5780.0</text:p>
          </table:table-cell>
          <table:table-cell table:formula="of:=IF([.AR$1]&lt;=200;[.AQ23];[.AQ23]+([.AR$1]-200)/2)" office:value-type="float" office:value="6100" calcext:value-type="float">
            <text:p>6100.0</text:p>
          </table:table-cell>
          <table:table-cell table:formula="of:=IF([.AS$1]&lt;=200;[.AR23];[.AR23]+([.AS$1]-200)/2)" office:value-type="float" office:value="6430" calcext:value-type="float">
            <text:p>6430.0</text:p>
          </table:table-cell>
          <table:table-cell table:formula="of:=IF([.AT$1]&lt;=200;[.AS23];[.AS23]+([.AT$1]-200)/2)" office:value-type="float" office:value="6770" calcext:value-type="float">
            <text:p>6770.0</text:p>
          </table:table-cell>
          <table:table-cell table:formula="of:=IF([.AU$1]&lt;=200;[.AT23];[.AT23]+([.AU$1]-200)/2)" office:value-type="float" office:value="7120" calcext:value-type="float">
            <text:p>7120.0</text:p>
          </table:table-cell>
          <table:table-cell table:formula="of:=IF([.AV$1]&lt;=200;[.AU23];[.AU23]+([.AV$1]-200)/2)" office:value-type="float" office:value="7480" calcext:value-type="float">
            <text:p>7480.0</text:p>
          </table:table-cell>
          <table:table-cell table:formula="of:=IF([.AW$1]&lt;=200;[.AV23];[.AV23]+([.AW$1]-200)/2)" office:value-type="float" office:value="7850" calcext:value-type="float">
            <text:p>7850.0</text:p>
          </table:table-cell>
          <table:table-cell table:formula="of:=IF([.AX$1]&lt;=200;[.AW23];[.AW23]+([.AX$1]-200)/2)" office:value-type="float" office:value="8230" calcext:value-type="float">
            <text:p>8230.0</text:p>
          </table:table-cell>
          <table:table-cell table:formula="of:=IF([.AY$1]&lt;=200;[.AX23];[.AX23]+([.AY$1]-200)/2)" office:value-type="float" office:value="8620" calcext:value-type="float">
            <text:p>8620.0</text:p>
          </table:table-cell>
          <table:table-cell table:formula="of:=IF([.AZ$1]&lt;=200;[.AY23];[.AY23]+([.AZ$1]-200)/2)" office:value-type="float" office:value="9020" calcext:value-type="float">
            <text:p>9020.0</text:p>
          </table:table-cell>
          <table:table-cell table:number-columns-repeated="972"/>
        </table:table-row>
        <table:table-row table:style-name="ro4">
          <table:table-cell office:value-type="float" office:value="840" calcext:value-type="float">
            <text:p>840.0</text:p>
          </table:table-cell>
          <table:table-cell table:formula="of:=IF([.B$1]&lt;=200;[.A24];[.A24]+([.B$1]-200)/2)" office:value-type="float" office:value="840" calcext:value-type="float">
            <text:p>840.0</text:p>
          </table:table-cell>
          <table:table-cell table:formula="of:=IF([.C$1]&lt;=200;[.B24];[.B24]+([.C$1]-200)/2)" office:value-type="float" office:value="840" calcext:value-type="float">
            <text:p>840.0</text:p>
          </table:table-cell>
          <table:table-cell table:formula="of:=IF([.D$1]&lt;=200;[.C24];[.C24]+([.D$1]-200)/2)" office:value-type="float" office:value="840" calcext:value-type="float">
            <text:p>840.0</text:p>
          </table:table-cell>
          <table:table-cell table:formula="of:=IF([.E$1]&lt;=200;[.D24];[.D24]+([.E$1]-200)/2)" office:value-type="float" office:value="840" calcext:value-type="float">
            <text:p>840.0</text:p>
          </table:table-cell>
          <table:table-cell table:formula="of:=IF([.F$1]&lt;=200;[.E24];[.E24]+([.F$1]-200)/2)" office:value-type="float" office:value="840" calcext:value-type="float">
            <text:p>840.0</text:p>
          </table:table-cell>
          <table:table-cell table:formula="of:=IF([.G$1]&lt;=200;[.F24];[.F24]+([.G$1]-200)/2)" office:value-type="float" office:value="840" calcext:value-type="float">
            <text:p>840.0</text:p>
          </table:table-cell>
          <table:table-cell table:formula="of:=IF([.H$1]&lt;=200;[.G24];[.G24]+([.H$1]-200)/2)" office:value-type="float" office:value="840" calcext:value-type="float">
            <text:p>840.0</text:p>
          </table:table-cell>
          <table:table-cell table:formula="of:=IF([.I$1]&lt;=200;[.H24];[.H24]+([.I$1]-200)/2)" office:value-type="float" office:value="840" calcext:value-type="float">
            <text:p>840.0</text:p>
          </table:table-cell>
          <table:table-cell table:formula="of:=IF([.J$1]&lt;=200;[.I24];[.I24]+([.J$1]-200)/2)" office:value-type="float" office:value="840" calcext:value-type="float">
            <text:p>840.0</text:p>
          </table:table-cell>
          <table:table-cell table:formula="of:=IF([.K$1]&lt;=200;[.J24];[.J24]+([.K$1]-200)/2)" office:value-type="float" office:value="840" calcext:value-type="float">
            <text:p>840.0</text:p>
          </table:table-cell>
          <table:table-cell table:formula="of:=IF([.L$1]&lt;=200;[.K24];[.K24]+([.L$1]-200)/2)" office:value-type="float" office:value="840" calcext:value-type="float">
            <text:p>840.0</text:p>
          </table:table-cell>
          <table:table-cell table:formula="of:=IF([.M$1]&lt;=200;[.L24];[.L24]+([.M$1]-200)/2)" office:value-type="float" office:value="850" calcext:value-type="float">
            <text:p>850.0</text:p>
          </table:table-cell>
          <table:table-cell table:formula="of:=IF([.N$1]&lt;=200;[.M24];[.M24]+([.N$1]-200)/2)" office:value-type="float" office:value="870" calcext:value-type="float">
            <text:p>870.0</text:p>
          </table:table-cell>
          <table:table-cell table:formula="of:=IF([.O$1]&lt;=200;[.N24];[.N24]+([.O$1]-200)/2)" office:value-type="float" office:value="900" calcext:value-type="float">
            <text:p>900.0</text:p>
          </table:table-cell>
          <table:table-cell table:formula="of:=IF([.P$1]&lt;=200;[.O24];[.O24]+([.P$1]-200)/2)" office:value-type="float" office:value="940" calcext:value-type="float">
            <text:p>940.0</text:p>
          </table:table-cell>
          <table:table-cell table:formula="of:=IF([.Q$1]&lt;=200;[.P24];[.P24]+([.Q$1]-200)/2)" office:value-type="float" office:value="990" calcext:value-type="float">
            <text:p>990.0</text:p>
          </table:table-cell>
          <table:table-cell table:formula="of:=IF([.R$1]&lt;=200;[.Q24];[.Q24]+([.R$1]-200)/2)" office:value-type="float" office:value="1050" calcext:value-type="float">
            <text:p>1050.0</text:p>
          </table:table-cell>
          <table:table-cell table:formula="of:=IF([.S$1]&lt;=200;[.R24];[.R24]+([.S$1]-200)/2)" office:value-type="float" office:value="1120" calcext:value-type="float">
            <text:p>1120.0</text:p>
          </table:table-cell>
          <table:table-cell table:formula="of:=IF([.T$1]&lt;=200;[.S24];[.S24]+([.T$1]-200)/2)" office:value-type="float" office:value="1200" calcext:value-type="float">
            <text:p>1200.0</text:p>
          </table:table-cell>
          <table:table-cell table:formula="of:=IF([.U$1]&lt;=200;[.T24];[.T24]+([.U$1]-200)/2)" office:value-type="float" office:value="1290" calcext:value-type="float">
            <text:p>1290.0</text:p>
          </table:table-cell>
          <table:table-cell table:formula="of:=IF([.V$1]&lt;=200;[.U24];[.U24]+([.V$1]-200)/2)" office:value-type="float" office:value="1390" calcext:value-type="float">
            <text:p>1390.0</text:p>
          </table:table-cell>
          <table:table-cell table:formula="of:=IF([.W$1]&lt;=200;[.V24];[.V24]+([.W$1]-200)/2)" office:value-type="float" office:value="1500" calcext:value-type="float">
            <text:p>1500.0</text:p>
          </table:table-cell>
          <table:table-cell table:formula="of:=IF([.X$1]&lt;=200;[.W24];[.W24]+([.X$1]-200)/2)" office:value-type="float" office:value="1620" calcext:value-type="float">
            <text:p>1620.0</text:p>
          </table:table-cell>
          <table:table-cell table:formula="of:=IF([.Y$1]&lt;=200;[.X24];[.X24]+([.Y$1]-200)/2)" office:value-type="float" office:value="1750" calcext:value-type="float">
            <text:p>1750.0</text:p>
          </table:table-cell>
          <table:table-cell table:formula="of:=IF([.Z$1]&lt;=200;[.Y24];[.Y24]+([.Z$1]-200)/2)" office:value-type="float" office:value="1890" calcext:value-type="float">
            <text:p>1890.0</text:p>
          </table:table-cell>
          <table:table-cell table:formula="of:=IF([.AA$1]&lt;=200;[.Z24];[.Z24]+([.AA$1]-200)/2)" office:value-type="float" office:value="2040" calcext:value-type="float">
            <text:p>2040.0</text:p>
          </table:table-cell>
          <table:table-cell table:formula="of:=IF([.AB$1]&lt;=200;[.AA24];[.AA24]+([.AB$1]-200)/2)" office:value-type="float" office:value="2200" calcext:value-type="float">
            <text:p>2200.0</text:p>
          </table:table-cell>
          <table:table-cell table:formula="of:=IF([.AC$1]&lt;=200;[.AB24];[.AB24]+([.AC$1]-200)/2)" office:value-type="float" office:value="2370" calcext:value-type="float">
            <text:p>2370.0</text:p>
          </table:table-cell>
          <table:table-cell table:formula="of:=IF([.AD$1]&lt;=200;[.AC24];[.AC24]+([.AD$1]-200)/2)" office:value-type="float" office:value="2550" calcext:value-type="float">
            <text:p>2550.0</text:p>
          </table:table-cell>
          <table:table-cell table:formula="of:=IF([.AE$1]&lt;=200;[.AD24];[.AD24]+([.AE$1]-200)/2)" office:value-type="float" office:value="2740" calcext:value-type="float">
            <text:p>2740.0</text:p>
          </table:table-cell>
          <table:table-cell table:formula="of:=IF([.AF$1]&lt;=200;[.AE24];[.AE24]+([.AF$1]-200)/2)" office:value-type="float" office:value="2940" calcext:value-type="float">
            <text:p>2940.0</text:p>
          </table:table-cell>
          <table:table-cell table:formula="of:=IF([.AG$1]&lt;=200;[.AF24];[.AF24]+([.AG$1]-200)/2)" office:value-type="float" office:value="3150" calcext:value-type="float">
            <text:p>3150.0</text:p>
          </table:table-cell>
          <table:table-cell table:formula="of:=IF([.AH$1]&lt;=200;[.AG24];[.AG24]+([.AH$1]-200)/2)" office:value-type="float" office:value="3370" calcext:value-type="float">
            <text:p>3370.0</text:p>
          </table:table-cell>
          <table:table-cell table:formula="of:=IF([.AI$1]&lt;=200;[.AH24];[.AH24]+([.AI$1]-200)/2)" office:value-type="float" office:value="3600" calcext:value-type="float">
            <text:p>3600.0</text:p>
          </table:table-cell>
          <table:table-cell table:formula="of:=IF([.AJ$1]&lt;=200;[.AI24];[.AI24]+([.AJ$1]-200)/2)" office:value-type="float" office:value="3840" calcext:value-type="float">
            <text:p>3840.0</text:p>
          </table:table-cell>
          <table:table-cell table:formula="of:=IF([.AK$1]&lt;=200;[.AJ24];[.AJ24]+([.AK$1]-200)/2)" office:value-type="float" office:value="4090" calcext:value-type="float">
            <text:p>4090.0</text:p>
          </table:table-cell>
          <table:table-cell table:formula="of:=IF([.AL$1]&lt;=200;[.AK24];[.AK24]+([.AL$1]-200)/2)" office:value-type="float" office:value="4350" calcext:value-type="float">
            <text:p>4350.0</text:p>
          </table:table-cell>
          <table:table-cell table:formula="of:=IF([.AM$1]&lt;=200;[.AL24];[.AL24]+([.AM$1]-200)/2)" office:value-type="float" office:value="4620" calcext:value-type="float">
            <text:p>4620.0</text:p>
          </table:table-cell>
          <table:table-cell table:formula="of:=IF([.AN$1]&lt;=200;[.AM24];[.AM24]+([.AN$1]-200)/2)" office:value-type="float" office:value="4900" calcext:value-type="float">
            <text:p>4900.0</text:p>
          </table:table-cell>
          <table:table-cell table:formula="of:=IF([.AO$1]&lt;=200;[.AN24];[.AN24]+([.AO$1]-200)/2)" office:value-type="float" office:value="5190" calcext:value-type="float">
            <text:p>5190.0</text:p>
          </table:table-cell>
          <table:table-cell table:formula="of:=IF([.AP$1]&lt;=200;[.AO24];[.AO24]+([.AP$1]-200)/2)" office:value-type="float" office:value="5490" calcext:value-type="float">
            <text:p>5490.0</text:p>
          </table:table-cell>
          <table:table-cell table:formula="of:=IF([.AQ$1]&lt;=200;[.AP24];[.AP24]+([.AQ$1]-200)/2)" office:value-type="float" office:value="5800" calcext:value-type="float">
            <text:p>5800.0</text:p>
          </table:table-cell>
          <table:table-cell table:formula="of:=IF([.AR$1]&lt;=200;[.AQ24];[.AQ24]+([.AR$1]-200)/2)" office:value-type="float" office:value="6120" calcext:value-type="float">
            <text:p>6120.0</text:p>
          </table:table-cell>
          <table:table-cell table:formula="of:=IF([.AS$1]&lt;=200;[.AR24];[.AR24]+([.AS$1]-200)/2)" office:value-type="float" office:value="6450" calcext:value-type="float">
            <text:p>6450.0</text:p>
          </table:table-cell>
          <table:table-cell table:formula="of:=IF([.AT$1]&lt;=200;[.AS24];[.AS24]+([.AT$1]-200)/2)" office:value-type="float" office:value="6790" calcext:value-type="float">
            <text:p>6790.0</text:p>
          </table:table-cell>
          <table:table-cell table:formula="of:=IF([.AU$1]&lt;=200;[.AT24];[.AT24]+([.AU$1]-200)/2)" office:value-type="float" office:value="7140" calcext:value-type="float">
            <text:p>7140.0</text:p>
          </table:table-cell>
          <table:table-cell table:formula="of:=IF([.AV$1]&lt;=200;[.AU24];[.AU24]+([.AV$1]-200)/2)" office:value-type="float" office:value="7500" calcext:value-type="float">
            <text:p>7500.0</text:p>
          </table:table-cell>
          <table:table-cell table:formula="of:=IF([.AW$1]&lt;=200;[.AV24];[.AV24]+([.AW$1]-200)/2)" office:value-type="float" office:value="7870" calcext:value-type="float">
            <text:p>7870.0</text:p>
          </table:table-cell>
          <table:table-cell table:formula="of:=IF([.AX$1]&lt;=200;[.AW24];[.AW24]+([.AX$1]-200)/2)" office:value-type="float" office:value="8250" calcext:value-type="float">
            <text:p>8250.0</text:p>
          </table:table-cell>
          <table:table-cell table:formula="of:=IF([.AY$1]&lt;=200;[.AX24];[.AX24]+([.AY$1]-200)/2)" office:value-type="float" office:value="8640" calcext:value-type="float">
            <text:p>8640.0</text:p>
          </table:table-cell>
          <table:table-cell table:formula="of:=IF([.AZ$1]&lt;=200;[.AY24];[.AY24]+([.AZ$1]-200)/2)" office:value-type="float" office:value="9040" calcext:value-type="float">
            <text:p>9040.0</text:p>
          </table:table-cell>
          <table:table-cell table:number-columns-repeated="972"/>
        </table:table-row>
        <table:table-row table:style-name="ro4">
          <table:table-cell office:value-type="float" office:value="860" calcext:value-type="float">
            <text:p>860.0</text:p>
          </table:table-cell>
          <table:table-cell table:formula="of:=IF([.B$1]&lt;=200;[.A25];[.A25]+([.B$1]-200)/2)" office:value-type="float" office:value="860" calcext:value-type="float">
            <text:p>860.0</text:p>
          </table:table-cell>
          <table:table-cell table:formula="of:=IF([.C$1]&lt;=200;[.B25];[.B25]+([.C$1]-200)/2)" office:value-type="float" office:value="860" calcext:value-type="float">
            <text:p>860.0</text:p>
          </table:table-cell>
          <table:table-cell table:formula="of:=IF([.D$1]&lt;=200;[.C25];[.C25]+([.D$1]-200)/2)" office:value-type="float" office:value="860" calcext:value-type="float">
            <text:p>860.0</text:p>
          </table:table-cell>
          <table:table-cell table:formula="of:=IF([.E$1]&lt;=200;[.D25];[.D25]+([.E$1]-200)/2)" office:value-type="float" office:value="860" calcext:value-type="float">
            <text:p>860.0</text:p>
          </table:table-cell>
          <table:table-cell table:formula="of:=IF([.F$1]&lt;=200;[.E25];[.E25]+([.F$1]-200)/2)" office:value-type="float" office:value="860" calcext:value-type="float">
            <text:p>860.0</text:p>
          </table:table-cell>
          <table:table-cell table:formula="of:=IF([.G$1]&lt;=200;[.F25];[.F25]+([.G$1]-200)/2)" office:value-type="float" office:value="860" calcext:value-type="float">
            <text:p>860.0</text:p>
          </table:table-cell>
          <table:table-cell table:formula="of:=IF([.H$1]&lt;=200;[.G25];[.G25]+([.H$1]-200)/2)" office:value-type="float" office:value="860" calcext:value-type="float">
            <text:p>860.0</text:p>
          </table:table-cell>
          <table:table-cell table:formula="of:=IF([.I$1]&lt;=200;[.H25];[.H25]+([.I$1]-200)/2)" office:value-type="float" office:value="860" calcext:value-type="float">
            <text:p>860.0</text:p>
          </table:table-cell>
          <table:table-cell table:formula="of:=IF([.J$1]&lt;=200;[.I25];[.I25]+([.J$1]-200)/2)" office:value-type="float" office:value="860" calcext:value-type="float">
            <text:p>860.0</text:p>
          </table:table-cell>
          <table:table-cell table:formula="of:=IF([.K$1]&lt;=200;[.J25];[.J25]+([.K$1]-200)/2)" office:value-type="float" office:value="860" calcext:value-type="float">
            <text:p>860.0</text:p>
          </table:table-cell>
          <table:table-cell table:formula="of:=IF([.L$1]&lt;=200;[.K25];[.K25]+([.L$1]-200)/2)" office:value-type="float" office:value="860" calcext:value-type="float">
            <text:p>860.0</text:p>
          </table:table-cell>
          <table:table-cell table:formula="of:=IF([.M$1]&lt;=200;[.L25];[.L25]+([.M$1]-200)/2)" office:value-type="float" office:value="870" calcext:value-type="float">
            <text:p>870.0</text:p>
          </table:table-cell>
          <table:table-cell table:formula="of:=IF([.N$1]&lt;=200;[.M25];[.M25]+([.N$1]-200)/2)" office:value-type="float" office:value="890" calcext:value-type="float">
            <text:p>890.0</text:p>
          </table:table-cell>
          <table:table-cell table:formula="of:=IF([.O$1]&lt;=200;[.N25];[.N25]+([.O$1]-200)/2)" office:value-type="float" office:value="920" calcext:value-type="float">
            <text:p>920.0</text:p>
          </table:table-cell>
          <table:table-cell table:formula="of:=IF([.P$1]&lt;=200;[.O25];[.O25]+([.P$1]-200)/2)" office:value-type="float" office:value="960" calcext:value-type="float">
            <text:p>960.0</text:p>
          </table:table-cell>
          <table:table-cell table:formula="of:=IF([.Q$1]&lt;=200;[.P25];[.P25]+([.Q$1]-200)/2)" office:value-type="float" office:value="1010" calcext:value-type="float">
            <text:p>1010.0</text:p>
          </table:table-cell>
          <table:table-cell table:formula="of:=IF([.R$1]&lt;=200;[.Q25];[.Q25]+([.R$1]-200)/2)" office:value-type="float" office:value="1070" calcext:value-type="float">
            <text:p>1070.0</text:p>
          </table:table-cell>
          <table:table-cell table:formula="of:=IF([.S$1]&lt;=200;[.R25];[.R25]+([.S$1]-200)/2)" office:value-type="float" office:value="1140" calcext:value-type="float">
            <text:p>1140.0</text:p>
          </table:table-cell>
          <table:table-cell table:formula="of:=IF([.T$1]&lt;=200;[.S25];[.S25]+([.T$1]-200)/2)" office:value-type="float" office:value="1220" calcext:value-type="float">
            <text:p>1220.0</text:p>
          </table:table-cell>
          <table:table-cell table:formula="of:=IF([.U$1]&lt;=200;[.T25];[.T25]+([.U$1]-200)/2)" office:value-type="float" office:value="1310" calcext:value-type="float">
            <text:p>1310.0</text:p>
          </table:table-cell>
          <table:table-cell table:formula="of:=IF([.V$1]&lt;=200;[.U25];[.U25]+([.V$1]-200)/2)" office:value-type="float" office:value="1410" calcext:value-type="float">
            <text:p>1410.0</text:p>
          </table:table-cell>
          <table:table-cell table:formula="of:=IF([.W$1]&lt;=200;[.V25];[.V25]+([.W$1]-200)/2)" office:value-type="float" office:value="1520" calcext:value-type="float">
            <text:p>1520.0</text:p>
          </table:table-cell>
          <table:table-cell table:formula="of:=IF([.X$1]&lt;=200;[.W25];[.W25]+([.X$1]-200)/2)" office:value-type="float" office:value="1640" calcext:value-type="float">
            <text:p>1640.0</text:p>
          </table:table-cell>
          <table:table-cell table:formula="of:=IF([.Y$1]&lt;=200;[.X25];[.X25]+([.Y$1]-200)/2)" office:value-type="float" office:value="1770" calcext:value-type="float">
            <text:p>1770.0</text:p>
          </table:table-cell>
          <table:table-cell table:formula="of:=IF([.Z$1]&lt;=200;[.Y25];[.Y25]+([.Z$1]-200)/2)" office:value-type="float" office:value="1910" calcext:value-type="float">
            <text:p>1910.0</text:p>
          </table:table-cell>
          <table:table-cell table:formula="of:=IF([.AA$1]&lt;=200;[.Z25];[.Z25]+([.AA$1]-200)/2)" office:value-type="float" office:value="2060" calcext:value-type="float">
            <text:p>2060.0</text:p>
          </table:table-cell>
          <table:table-cell table:formula="of:=IF([.AB$1]&lt;=200;[.AA25];[.AA25]+([.AB$1]-200)/2)" office:value-type="float" office:value="2220" calcext:value-type="float">
            <text:p>2220.0</text:p>
          </table:table-cell>
          <table:table-cell table:formula="of:=IF([.AC$1]&lt;=200;[.AB25];[.AB25]+([.AC$1]-200)/2)" office:value-type="float" office:value="2390" calcext:value-type="float">
            <text:p>2390.0</text:p>
          </table:table-cell>
          <table:table-cell table:formula="of:=IF([.AD$1]&lt;=200;[.AC25];[.AC25]+([.AD$1]-200)/2)" office:value-type="float" office:value="2570" calcext:value-type="float">
            <text:p>2570.0</text:p>
          </table:table-cell>
          <table:table-cell table:formula="of:=IF([.AE$1]&lt;=200;[.AD25];[.AD25]+([.AE$1]-200)/2)" office:value-type="float" office:value="2760" calcext:value-type="float">
            <text:p>2760.0</text:p>
          </table:table-cell>
          <table:table-cell table:formula="of:=IF([.AF$1]&lt;=200;[.AE25];[.AE25]+([.AF$1]-200)/2)" office:value-type="float" office:value="2960" calcext:value-type="float">
            <text:p>2960.0</text:p>
          </table:table-cell>
          <table:table-cell table:formula="of:=IF([.AG$1]&lt;=200;[.AF25];[.AF25]+([.AG$1]-200)/2)" office:value-type="float" office:value="3170" calcext:value-type="float">
            <text:p>3170.0</text:p>
          </table:table-cell>
          <table:table-cell table:formula="of:=IF([.AH$1]&lt;=200;[.AG25];[.AG25]+([.AH$1]-200)/2)" office:value-type="float" office:value="3390" calcext:value-type="float">
            <text:p>3390.0</text:p>
          </table:table-cell>
          <table:table-cell table:formula="of:=IF([.AI$1]&lt;=200;[.AH25];[.AH25]+([.AI$1]-200)/2)" office:value-type="float" office:value="3620" calcext:value-type="float">
            <text:p>3620.0</text:p>
          </table:table-cell>
          <table:table-cell table:formula="of:=IF([.AJ$1]&lt;=200;[.AI25];[.AI25]+([.AJ$1]-200)/2)" office:value-type="float" office:value="3860" calcext:value-type="float">
            <text:p>3860.0</text:p>
          </table:table-cell>
          <table:table-cell table:formula="of:=IF([.AK$1]&lt;=200;[.AJ25];[.AJ25]+([.AK$1]-200)/2)" office:value-type="float" office:value="4110" calcext:value-type="float">
            <text:p>4110.0</text:p>
          </table:table-cell>
          <table:table-cell table:formula="of:=IF([.AL$1]&lt;=200;[.AK25];[.AK25]+([.AL$1]-200)/2)" office:value-type="float" office:value="4370" calcext:value-type="float">
            <text:p>4370.0</text:p>
          </table:table-cell>
          <table:table-cell table:formula="of:=IF([.AM$1]&lt;=200;[.AL25];[.AL25]+([.AM$1]-200)/2)" office:value-type="float" office:value="4640" calcext:value-type="float">
            <text:p>4640.0</text:p>
          </table:table-cell>
          <table:table-cell table:formula="of:=IF([.AN$1]&lt;=200;[.AM25];[.AM25]+([.AN$1]-200)/2)" office:value-type="float" office:value="4920" calcext:value-type="float">
            <text:p>4920.0</text:p>
          </table:table-cell>
          <table:table-cell table:formula="of:=IF([.AO$1]&lt;=200;[.AN25];[.AN25]+([.AO$1]-200)/2)" office:value-type="float" office:value="5210" calcext:value-type="float">
            <text:p>5210.0</text:p>
          </table:table-cell>
          <table:table-cell table:formula="of:=IF([.AP$1]&lt;=200;[.AO25];[.AO25]+([.AP$1]-200)/2)" office:value-type="float" office:value="5510" calcext:value-type="float">
            <text:p>5510.0</text:p>
          </table:table-cell>
          <table:table-cell table:formula="of:=IF([.AQ$1]&lt;=200;[.AP25];[.AP25]+([.AQ$1]-200)/2)" office:value-type="float" office:value="5820" calcext:value-type="float">
            <text:p>5820.0</text:p>
          </table:table-cell>
          <table:table-cell table:formula="of:=IF([.AR$1]&lt;=200;[.AQ25];[.AQ25]+([.AR$1]-200)/2)" office:value-type="float" office:value="6140" calcext:value-type="float">
            <text:p>6140.0</text:p>
          </table:table-cell>
          <table:table-cell table:formula="of:=IF([.AS$1]&lt;=200;[.AR25];[.AR25]+([.AS$1]-200)/2)" office:value-type="float" office:value="6470" calcext:value-type="float">
            <text:p>6470.0</text:p>
          </table:table-cell>
          <table:table-cell table:formula="of:=IF([.AT$1]&lt;=200;[.AS25];[.AS25]+([.AT$1]-200)/2)" office:value-type="float" office:value="6810" calcext:value-type="float">
            <text:p>6810.0</text:p>
          </table:table-cell>
          <table:table-cell table:formula="of:=IF([.AU$1]&lt;=200;[.AT25];[.AT25]+([.AU$1]-200)/2)" office:value-type="float" office:value="7160" calcext:value-type="float">
            <text:p>7160.0</text:p>
          </table:table-cell>
          <table:table-cell table:formula="of:=IF([.AV$1]&lt;=200;[.AU25];[.AU25]+([.AV$1]-200)/2)" office:value-type="float" office:value="7520" calcext:value-type="float">
            <text:p>7520.0</text:p>
          </table:table-cell>
          <table:table-cell table:formula="of:=IF([.AW$1]&lt;=200;[.AV25];[.AV25]+([.AW$1]-200)/2)" office:value-type="float" office:value="7890" calcext:value-type="float">
            <text:p>7890.0</text:p>
          </table:table-cell>
          <table:table-cell table:formula="of:=IF([.AX$1]&lt;=200;[.AW25];[.AW25]+([.AX$1]-200)/2)" office:value-type="float" office:value="8270" calcext:value-type="float">
            <text:p>8270.0</text:p>
          </table:table-cell>
          <table:table-cell table:formula="of:=IF([.AY$1]&lt;=200;[.AX25];[.AX25]+([.AY$1]-200)/2)" office:value-type="float" office:value="8660" calcext:value-type="float">
            <text:p>8660.0</text:p>
          </table:table-cell>
          <table:table-cell table:formula="of:=IF([.AZ$1]&lt;=200;[.AY25];[.AY25]+([.AZ$1]-200)/2)" office:value-type="float" office:value="9060" calcext:value-type="float">
            <text:p>9060.0</text:p>
          </table:table-cell>
          <table:table-cell table:number-columns-repeated="972"/>
        </table:table-row>
        <table:table-row table:style-name="ro4">
          <table:table-cell office:value-type="float" office:value="880" calcext:value-type="float">
            <text:p>880.0</text:p>
          </table:table-cell>
          <table:table-cell table:formula="of:=IF([.B$1]&lt;=200;[.A26];[.A26]+([.B$1]-200)/2)" office:value-type="float" office:value="880" calcext:value-type="float">
            <text:p>880.0</text:p>
          </table:table-cell>
          <table:table-cell table:formula="of:=IF([.C$1]&lt;=200;[.B26];[.B26]+([.C$1]-200)/2)" office:value-type="float" office:value="880" calcext:value-type="float">
            <text:p>880.0</text:p>
          </table:table-cell>
          <table:table-cell table:formula="of:=IF([.D$1]&lt;=200;[.C26];[.C26]+([.D$1]-200)/2)" office:value-type="float" office:value="880" calcext:value-type="float">
            <text:p>880.0</text:p>
          </table:table-cell>
          <table:table-cell table:formula="of:=IF([.E$1]&lt;=200;[.D26];[.D26]+([.E$1]-200)/2)" office:value-type="float" office:value="880" calcext:value-type="float">
            <text:p>880.0</text:p>
          </table:table-cell>
          <table:table-cell table:formula="of:=IF([.F$1]&lt;=200;[.E26];[.E26]+([.F$1]-200)/2)" office:value-type="float" office:value="880" calcext:value-type="float">
            <text:p>880.0</text:p>
          </table:table-cell>
          <table:table-cell table:formula="of:=IF([.G$1]&lt;=200;[.F26];[.F26]+([.G$1]-200)/2)" office:value-type="float" office:value="880" calcext:value-type="float">
            <text:p>880.0</text:p>
          </table:table-cell>
          <table:table-cell table:formula="of:=IF([.H$1]&lt;=200;[.G26];[.G26]+([.H$1]-200)/2)" office:value-type="float" office:value="880" calcext:value-type="float">
            <text:p>880.0</text:p>
          </table:table-cell>
          <table:table-cell table:formula="of:=IF([.I$1]&lt;=200;[.H26];[.H26]+([.I$1]-200)/2)" office:value-type="float" office:value="880" calcext:value-type="float">
            <text:p>880.0</text:p>
          </table:table-cell>
          <table:table-cell table:formula="of:=IF([.J$1]&lt;=200;[.I26];[.I26]+([.J$1]-200)/2)" office:value-type="float" office:value="880" calcext:value-type="float">
            <text:p>880.0</text:p>
          </table:table-cell>
          <table:table-cell table:formula="of:=IF([.K$1]&lt;=200;[.J26];[.J26]+([.K$1]-200)/2)" office:value-type="float" office:value="880" calcext:value-type="float">
            <text:p>880.0</text:p>
          </table:table-cell>
          <table:table-cell table:formula="of:=IF([.L$1]&lt;=200;[.K26];[.K26]+([.L$1]-200)/2)" office:value-type="float" office:value="880" calcext:value-type="float">
            <text:p>880.0</text:p>
          </table:table-cell>
          <table:table-cell table:formula="of:=IF([.M$1]&lt;=200;[.L26];[.L26]+([.M$1]-200)/2)" office:value-type="float" office:value="890" calcext:value-type="float">
            <text:p>890.0</text:p>
          </table:table-cell>
          <table:table-cell table:formula="of:=IF([.N$1]&lt;=200;[.M26];[.M26]+([.N$1]-200)/2)" office:value-type="float" office:value="910" calcext:value-type="float">
            <text:p>910.0</text:p>
          </table:table-cell>
          <table:table-cell table:formula="of:=IF([.O$1]&lt;=200;[.N26];[.N26]+([.O$1]-200)/2)" office:value-type="float" office:value="940" calcext:value-type="float">
            <text:p>940.0</text:p>
          </table:table-cell>
          <table:table-cell table:formula="of:=IF([.P$1]&lt;=200;[.O26];[.O26]+([.P$1]-200)/2)" office:value-type="float" office:value="980" calcext:value-type="float">
            <text:p>980.0</text:p>
          </table:table-cell>
          <table:table-cell table:formula="of:=IF([.Q$1]&lt;=200;[.P26];[.P26]+([.Q$1]-200)/2)" office:value-type="float" office:value="1030" calcext:value-type="float">
            <text:p>1030.0</text:p>
          </table:table-cell>
          <table:table-cell table:formula="of:=IF([.R$1]&lt;=200;[.Q26];[.Q26]+([.R$1]-200)/2)" office:value-type="float" office:value="1090" calcext:value-type="float">
            <text:p>1090.0</text:p>
          </table:table-cell>
          <table:table-cell table:formula="of:=IF([.S$1]&lt;=200;[.R26];[.R26]+([.S$1]-200)/2)" office:value-type="float" office:value="1160" calcext:value-type="float">
            <text:p>1160.0</text:p>
          </table:table-cell>
          <table:table-cell table:formula="of:=IF([.T$1]&lt;=200;[.S26];[.S26]+([.T$1]-200)/2)" office:value-type="float" office:value="1240" calcext:value-type="float">
            <text:p>1240.0</text:p>
          </table:table-cell>
          <table:table-cell table:formula="of:=IF([.U$1]&lt;=200;[.T26];[.T26]+([.U$1]-200)/2)" office:value-type="float" office:value="1330" calcext:value-type="float">
            <text:p>1330.0</text:p>
          </table:table-cell>
          <table:table-cell table:formula="of:=IF([.V$1]&lt;=200;[.U26];[.U26]+([.V$1]-200)/2)" office:value-type="float" office:value="1430" calcext:value-type="float">
            <text:p>1430.0</text:p>
          </table:table-cell>
          <table:table-cell table:formula="of:=IF([.W$1]&lt;=200;[.V26];[.V26]+([.W$1]-200)/2)" office:value-type="float" office:value="1540" calcext:value-type="float">
            <text:p>1540.0</text:p>
          </table:table-cell>
          <table:table-cell table:formula="of:=IF([.X$1]&lt;=200;[.W26];[.W26]+([.X$1]-200)/2)" office:value-type="float" office:value="1660" calcext:value-type="float">
            <text:p>1660.0</text:p>
          </table:table-cell>
          <table:table-cell table:formula="of:=IF([.Y$1]&lt;=200;[.X26];[.X26]+([.Y$1]-200)/2)" office:value-type="float" office:value="1790" calcext:value-type="float">
            <text:p>1790.0</text:p>
          </table:table-cell>
          <table:table-cell table:formula="of:=IF([.Z$1]&lt;=200;[.Y26];[.Y26]+([.Z$1]-200)/2)" office:value-type="float" office:value="1930" calcext:value-type="float">
            <text:p>1930.0</text:p>
          </table:table-cell>
          <table:table-cell table:formula="of:=IF([.AA$1]&lt;=200;[.Z26];[.Z26]+([.AA$1]-200)/2)" office:value-type="float" office:value="2080" calcext:value-type="float">
            <text:p>2080.0</text:p>
          </table:table-cell>
          <table:table-cell table:formula="of:=IF([.AB$1]&lt;=200;[.AA26];[.AA26]+([.AB$1]-200)/2)" office:value-type="float" office:value="2240" calcext:value-type="float">
            <text:p>2240.0</text:p>
          </table:table-cell>
          <table:table-cell table:formula="of:=IF([.AC$1]&lt;=200;[.AB26];[.AB26]+([.AC$1]-200)/2)" office:value-type="float" office:value="2410" calcext:value-type="float">
            <text:p>2410.0</text:p>
          </table:table-cell>
          <table:table-cell table:formula="of:=IF([.AD$1]&lt;=200;[.AC26];[.AC26]+([.AD$1]-200)/2)" office:value-type="float" office:value="2590" calcext:value-type="float">
            <text:p>2590.0</text:p>
          </table:table-cell>
          <table:table-cell table:formula="of:=IF([.AE$1]&lt;=200;[.AD26];[.AD26]+([.AE$1]-200)/2)" office:value-type="float" office:value="2780" calcext:value-type="float">
            <text:p>2780.0</text:p>
          </table:table-cell>
          <table:table-cell table:formula="of:=IF([.AF$1]&lt;=200;[.AE26];[.AE26]+([.AF$1]-200)/2)" office:value-type="float" office:value="2980" calcext:value-type="float">
            <text:p>2980.0</text:p>
          </table:table-cell>
          <table:table-cell table:formula="of:=IF([.AG$1]&lt;=200;[.AF26];[.AF26]+([.AG$1]-200)/2)" office:value-type="float" office:value="3190" calcext:value-type="float">
            <text:p>3190.0</text:p>
          </table:table-cell>
          <table:table-cell table:formula="of:=IF([.AH$1]&lt;=200;[.AG26];[.AG26]+([.AH$1]-200)/2)" office:value-type="float" office:value="3410" calcext:value-type="float">
            <text:p>3410.0</text:p>
          </table:table-cell>
          <table:table-cell table:formula="of:=IF([.AI$1]&lt;=200;[.AH26];[.AH26]+([.AI$1]-200)/2)" office:value-type="float" office:value="3640" calcext:value-type="float">
            <text:p>3640.0</text:p>
          </table:table-cell>
          <table:table-cell table:formula="of:=IF([.AJ$1]&lt;=200;[.AI26];[.AI26]+([.AJ$1]-200)/2)" office:value-type="float" office:value="3880" calcext:value-type="float">
            <text:p>3880.0</text:p>
          </table:table-cell>
          <table:table-cell table:formula="of:=IF([.AK$1]&lt;=200;[.AJ26];[.AJ26]+([.AK$1]-200)/2)" office:value-type="float" office:value="4130" calcext:value-type="float">
            <text:p>4130.0</text:p>
          </table:table-cell>
          <table:table-cell table:formula="of:=IF([.AL$1]&lt;=200;[.AK26];[.AK26]+([.AL$1]-200)/2)" office:value-type="float" office:value="4390" calcext:value-type="float">
            <text:p>4390.0</text:p>
          </table:table-cell>
          <table:table-cell table:formula="of:=IF([.AM$1]&lt;=200;[.AL26];[.AL26]+([.AM$1]-200)/2)" office:value-type="float" office:value="4660" calcext:value-type="float">
            <text:p>4660.0</text:p>
          </table:table-cell>
          <table:table-cell table:formula="of:=IF([.AN$1]&lt;=200;[.AM26];[.AM26]+([.AN$1]-200)/2)" office:value-type="float" office:value="4940" calcext:value-type="float">
            <text:p>4940.0</text:p>
          </table:table-cell>
          <table:table-cell table:formula="of:=IF([.AO$1]&lt;=200;[.AN26];[.AN26]+([.AO$1]-200)/2)" office:value-type="float" office:value="5230" calcext:value-type="float">
            <text:p>5230.0</text:p>
          </table:table-cell>
          <table:table-cell table:formula="of:=IF([.AP$1]&lt;=200;[.AO26];[.AO26]+([.AP$1]-200)/2)" office:value-type="float" office:value="5530" calcext:value-type="float">
            <text:p>5530.0</text:p>
          </table:table-cell>
          <table:table-cell table:formula="of:=IF([.AQ$1]&lt;=200;[.AP26];[.AP26]+([.AQ$1]-200)/2)" office:value-type="float" office:value="5840" calcext:value-type="float">
            <text:p>5840.0</text:p>
          </table:table-cell>
          <table:table-cell table:formula="of:=IF([.AR$1]&lt;=200;[.AQ26];[.AQ26]+([.AR$1]-200)/2)" office:value-type="float" office:value="6160" calcext:value-type="float">
            <text:p>6160.0</text:p>
          </table:table-cell>
          <table:table-cell table:formula="of:=IF([.AS$1]&lt;=200;[.AR26];[.AR26]+([.AS$1]-200)/2)" office:value-type="float" office:value="6490" calcext:value-type="float">
            <text:p>6490.0</text:p>
          </table:table-cell>
          <table:table-cell table:formula="of:=IF([.AT$1]&lt;=200;[.AS26];[.AS26]+([.AT$1]-200)/2)" office:value-type="float" office:value="6830" calcext:value-type="float">
            <text:p>6830.0</text:p>
          </table:table-cell>
          <table:table-cell table:formula="of:=IF([.AU$1]&lt;=200;[.AT26];[.AT26]+([.AU$1]-200)/2)" office:value-type="float" office:value="7180" calcext:value-type="float">
            <text:p>7180.0</text:p>
          </table:table-cell>
          <table:table-cell table:formula="of:=IF([.AV$1]&lt;=200;[.AU26];[.AU26]+([.AV$1]-200)/2)" office:value-type="float" office:value="7540" calcext:value-type="float">
            <text:p>7540.0</text:p>
          </table:table-cell>
          <table:table-cell table:formula="of:=IF([.AW$1]&lt;=200;[.AV26];[.AV26]+([.AW$1]-200)/2)" office:value-type="float" office:value="7910" calcext:value-type="float">
            <text:p>7910.0</text:p>
          </table:table-cell>
          <table:table-cell table:formula="of:=IF([.AX$1]&lt;=200;[.AW26];[.AW26]+([.AX$1]-200)/2)" office:value-type="float" office:value="8290" calcext:value-type="float">
            <text:p>8290.0</text:p>
          </table:table-cell>
          <table:table-cell table:formula="of:=IF([.AY$1]&lt;=200;[.AX26];[.AX26]+([.AY$1]-200)/2)" office:value-type="float" office:value="8680" calcext:value-type="float">
            <text:p>8680.0</text:p>
          </table:table-cell>
          <table:table-cell table:formula="of:=IF([.AZ$1]&lt;=200;[.AY26];[.AY26]+([.AZ$1]-200)/2)" office:value-type="float" office:value="9080" calcext:value-type="float">
            <text:p>9080.0</text:p>
          </table:table-cell>
          <table:table-cell table:number-columns-repeated="972"/>
        </table:table-row>
        <table:table-row table:style-name="ro4">
          <table:table-cell office:value-type="float" office:value="900" calcext:value-type="float">
            <text:p>900.0</text:p>
          </table:table-cell>
          <table:table-cell table:formula="of:=IF([.B$1]&lt;=200;[.A27];[.A27]+([.B$1]-200)/2)" office:value-type="float" office:value="900" calcext:value-type="float">
            <text:p>900.0</text:p>
          </table:table-cell>
          <table:table-cell table:formula="of:=IF([.C$1]&lt;=200;[.B27];[.B27]+([.C$1]-200)/2)" office:value-type="float" office:value="900" calcext:value-type="float">
            <text:p>900.0</text:p>
          </table:table-cell>
          <table:table-cell table:formula="of:=IF([.D$1]&lt;=200;[.C27];[.C27]+([.D$1]-200)/2)" office:value-type="float" office:value="900" calcext:value-type="float">
            <text:p>900.0</text:p>
          </table:table-cell>
          <table:table-cell table:formula="of:=IF([.E$1]&lt;=200;[.D27];[.D27]+([.E$1]-200)/2)" office:value-type="float" office:value="900" calcext:value-type="float">
            <text:p>900.0</text:p>
          </table:table-cell>
          <table:table-cell table:formula="of:=IF([.F$1]&lt;=200;[.E27];[.E27]+([.F$1]-200)/2)" office:value-type="float" office:value="900" calcext:value-type="float">
            <text:p>900.0</text:p>
          </table:table-cell>
          <table:table-cell table:formula="of:=IF([.G$1]&lt;=200;[.F27];[.F27]+([.G$1]-200)/2)" office:value-type="float" office:value="900" calcext:value-type="float">
            <text:p>900.0</text:p>
          </table:table-cell>
          <table:table-cell table:formula="of:=IF([.H$1]&lt;=200;[.G27];[.G27]+([.H$1]-200)/2)" office:value-type="float" office:value="900" calcext:value-type="float">
            <text:p>900.0</text:p>
          </table:table-cell>
          <table:table-cell table:formula="of:=IF([.I$1]&lt;=200;[.H27];[.H27]+([.I$1]-200)/2)" office:value-type="float" office:value="900" calcext:value-type="float">
            <text:p>900.0</text:p>
          </table:table-cell>
          <table:table-cell table:formula="of:=IF([.J$1]&lt;=200;[.I27];[.I27]+([.J$1]-200)/2)" office:value-type="float" office:value="900" calcext:value-type="float">
            <text:p>900.0</text:p>
          </table:table-cell>
          <table:table-cell table:formula="of:=IF([.K$1]&lt;=200;[.J27];[.J27]+([.K$1]-200)/2)" office:value-type="float" office:value="900" calcext:value-type="float">
            <text:p>900.0</text:p>
          </table:table-cell>
          <table:table-cell table:formula="of:=IF([.L$1]&lt;=200;[.K27];[.K27]+([.L$1]-200)/2)" office:value-type="float" office:value="900" calcext:value-type="float">
            <text:p>900.0</text:p>
          </table:table-cell>
          <table:table-cell table:formula="of:=IF([.M$1]&lt;=200;[.L27];[.L27]+([.M$1]-200)/2)" office:value-type="float" office:value="910" calcext:value-type="float">
            <text:p>910.0</text:p>
          </table:table-cell>
          <table:table-cell table:formula="of:=IF([.N$1]&lt;=200;[.M27];[.M27]+([.N$1]-200)/2)" office:value-type="float" office:value="930" calcext:value-type="float">
            <text:p>930.0</text:p>
          </table:table-cell>
          <table:table-cell table:formula="of:=IF([.O$1]&lt;=200;[.N27];[.N27]+([.O$1]-200)/2)" office:value-type="float" office:value="960" calcext:value-type="float">
            <text:p>960.0</text:p>
          </table:table-cell>
          <table:table-cell table:formula="of:=IF([.P$1]&lt;=200;[.O27];[.O27]+([.P$1]-200)/2)" office:value-type="float" office:value="1000" calcext:value-type="float">
            <text:p>1000.0</text:p>
          </table:table-cell>
          <table:table-cell table:formula="of:=IF([.Q$1]&lt;=200;[.P27];[.P27]+([.Q$1]-200)/2)" office:value-type="float" office:value="1050" calcext:value-type="float">
            <text:p>1050.0</text:p>
          </table:table-cell>
          <table:table-cell table:formula="of:=IF([.R$1]&lt;=200;[.Q27];[.Q27]+([.R$1]-200)/2)" office:value-type="float" office:value="1110" calcext:value-type="float">
            <text:p>1110.0</text:p>
          </table:table-cell>
          <table:table-cell table:formula="of:=IF([.S$1]&lt;=200;[.R27];[.R27]+([.S$1]-200)/2)" office:value-type="float" office:value="1180" calcext:value-type="float">
            <text:p>1180.0</text:p>
          </table:table-cell>
          <table:table-cell table:formula="of:=IF([.T$1]&lt;=200;[.S27];[.S27]+([.T$1]-200)/2)" office:value-type="float" office:value="1260" calcext:value-type="float">
            <text:p>1260.0</text:p>
          </table:table-cell>
          <table:table-cell table:formula="of:=IF([.U$1]&lt;=200;[.T27];[.T27]+([.U$1]-200)/2)" office:value-type="float" office:value="1350" calcext:value-type="float">
            <text:p>1350.0</text:p>
          </table:table-cell>
          <table:table-cell table:formula="of:=IF([.V$1]&lt;=200;[.U27];[.U27]+([.V$1]-200)/2)" office:value-type="float" office:value="1450" calcext:value-type="float">
            <text:p>1450.0</text:p>
          </table:table-cell>
          <table:table-cell table:formula="of:=IF([.W$1]&lt;=200;[.V27];[.V27]+([.W$1]-200)/2)" office:value-type="float" office:value="1560" calcext:value-type="float">
            <text:p>1560.0</text:p>
          </table:table-cell>
          <table:table-cell table:formula="of:=IF([.X$1]&lt;=200;[.W27];[.W27]+([.X$1]-200)/2)" office:value-type="float" office:value="1680" calcext:value-type="float">
            <text:p>1680.0</text:p>
          </table:table-cell>
          <table:table-cell table:formula="of:=IF([.Y$1]&lt;=200;[.X27];[.X27]+([.Y$1]-200)/2)" office:value-type="float" office:value="1810" calcext:value-type="float">
            <text:p>1810.0</text:p>
          </table:table-cell>
          <table:table-cell table:formula="of:=IF([.Z$1]&lt;=200;[.Y27];[.Y27]+([.Z$1]-200)/2)" office:value-type="float" office:value="1950" calcext:value-type="float">
            <text:p>1950.0</text:p>
          </table:table-cell>
          <table:table-cell table:formula="of:=IF([.AA$1]&lt;=200;[.Z27];[.Z27]+([.AA$1]-200)/2)" office:value-type="float" office:value="2100" calcext:value-type="float">
            <text:p>2100.0</text:p>
          </table:table-cell>
          <table:table-cell table:formula="of:=IF([.AB$1]&lt;=200;[.AA27];[.AA27]+([.AB$1]-200)/2)" office:value-type="float" office:value="2260" calcext:value-type="float">
            <text:p>2260.0</text:p>
          </table:table-cell>
          <table:table-cell table:formula="of:=IF([.AC$1]&lt;=200;[.AB27];[.AB27]+([.AC$1]-200)/2)" office:value-type="float" office:value="2430" calcext:value-type="float">
            <text:p>2430.0</text:p>
          </table:table-cell>
          <table:table-cell table:formula="of:=IF([.AD$1]&lt;=200;[.AC27];[.AC27]+([.AD$1]-200)/2)" office:value-type="float" office:value="2610" calcext:value-type="float">
            <text:p>2610.0</text:p>
          </table:table-cell>
          <table:table-cell table:formula="of:=IF([.AE$1]&lt;=200;[.AD27];[.AD27]+([.AE$1]-200)/2)" office:value-type="float" office:value="2800" calcext:value-type="float">
            <text:p>2800.0</text:p>
          </table:table-cell>
          <table:table-cell table:formula="of:=IF([.AF$1]&lt;=200;[.AE27];[.AE27]+([.AF$1]-200)/2)" office:value-type="float" office:value="3000" calcext:value-type="float">
            <text:p>3000.0</text:p>
          </table:table-cell>
          <table:table-cell table:formula="of:=IF([.AG$1]&lt;=200;[.AF27];[.AF27]+([.AG$1]-200)/2)" office:value-type="float" office:value="3210" calcext:value-type="float">
            <text:p>3210.0</text:p>
          </table:table-cell>
          <table:table-cell table:formula="of:=IF([.AH$1]&lt;=200;[.AG27];[.AG27]+([.AH$1]-200)/2)" office:value-type="float" office:value="3430" calcext:value-type="float">
            <text:p>3430.0</text:p>
          </table:table-cell>
          <table:table-cell table:formula="of:=IF([.AI$1]&lt;=200;[.AH27];[.AH27]+([.AI$1]-200)/2)" office:value-type="float" office:value="3660" calcext:value-type="float">
            <text:p>3660.0</text:p>
          </table:table-cell>
          <table:table-cell table:formula="of:=IF([.AJ$1]&lt;=200;[.AI27];[.AI27]+([.AJ$1]-200)/2)" office:value-type="float" office:value="3900" calcext:value-type="float">
            <text:p>3900.0</text:p>
          </table:table-cell>
          <table:table-cell table:formula="of:=IF([.AK$1]&lt;=200;[.AJ27];[.AJ27]+([.AK$1]-200)/2)" office:value-type="float" office:value="4150" calcext:value-type="float">
            <text:p>4150.0</text:p>
          </table:table-cell>
          <table:table-cell table:formula="of:=IF([.AL$1]&lt;=200;[.AK27];[.AK27]+([.AL$1]-200)/2)" office:value-type="float" office:value="4410" calcext:value-type="float">
            <text:p>4410.0</text:p>
          </table:table-cell>
          <table:table-cell table:formula="of:=IF([.AM$1]&lt;=200;[.AL27];[.AL27]+([.AM$1]-200)/2)" office:value-type="float" office:value="4680" calcext:value-type="float">
            <text:p>4680.0</text:p>
          </table:table-cell>
          <table:table-cell table:formula="of:=IF([.AN$1]&lt;=200;[.AM27];[.AM27]+([.AN$1]-200)/2)" office:value-type="float" office:value="4960" calcext:value-type="float">
            <text:p>4960.0</text:p>
          </table:table-cell>
          <table:table-cell table:formula="of:=IF([.AO$1]&lt;=200;[.AN27];[.AN27]+([.AO$1]-200)/2)" office:value-type="float" office:value="5250" calcext:value-type="float">
            <text:p>5250.0</text:p>
          </table:table-cell>
          <table:table-cell table:formula="of:=IF([.AP$1]&lt;=200;[.AO27];[.AO27]+([.AP$1]-200)/2)" office:value-type="float" office:value="5550" calcext:value-type="float">
            <text:p>5550.0</text:p>
          </table:table-cell>
          <table:table-cell table:formula="of:=IF([.AQ$1]&lt;=200;[.AP27];[.AP27]+([.AQ$1]-200)/2)" office:value-type="float" office:value="5860" calcext:value-type="float">
            <text:p>5860.0</text:p>
          </table:table-cell>
          <table:table-cell table:formula="of:=IF([.AR$1]&lt;=200;[.AQ27];[.AQ27]+([.AR$1]-200)/2)" office:value-type="float" office:value="6180" calcext:value-type="float">
            <text:p>6180.0</text:p>
          </table:table-cell>
          <table:table-cell table:formula="of:=IF([.AS$1]&lt;=200;[.AR27];[.AR27]+([.AS$1]-200)/2)" office:value-type="float" office:value="6510" calcext:value-type="float">
            <text:p>6510.0</text:p>
          </table:table-cell>
          <table:table-cell table:formula="of:=IF([.AT$1]&lt;=200;[.AS27];[.AS27]+([.AT$1]-200)/2)" office:value-type="float" office:value="6850" calcext:value-type="float">
            <text:p>6850.0</text:p>
          </table:table-cell>
          <table:table-cell table:formula="of:=IF([.AU$1]&lt;=200;[.AT27];[.AT27]+([.AU$1]-200)/2)" office:value-type="float" office:value="7200" calcext:value-type="float">
            <text:p>7200.0</text:p>
          </table:table-cell>
          <table:table-cell table:formula="of:=IF([.AV$1]&lt;=200;[.AU27];[.AU27]+([.AV$1]-200)/2)" office:value-type="float" office:value="7560" calcext:value-type="float">
            <text:p>7560.0</text:p>
          </table:table-cell>
          <table:table-cell table:formula="of:=IF([.AW$1]&lt;=200;[.AV27];[.AV27]+([.AW$1]-200)/2)" office:value-type="float" office:value="7930" calcext:value-type="float">
            <text:p>7930.0</text:p>
          </table:table-cell>
          <table:table-cell table:formula="of:=IF([.AX$1]&lt;=200;[.AW27];[.AW27]+([.AX$1]-200)/2)" office:value-type="float" office:value="8310" calcext:value-type="float">
            <text:p>8310.0</text:p>
          </table:table-cell>
          <table:table-cell table:formula="of:=IF([.AY$1]&lt;=200;[.AX27];[.AX27]+([.AY$1]-200)/2)" office:value-type="float" office:value="8700" calcext:value-type="float">
            <text:p>8700.0</text:p>
          </table:table-cell>
          <table:table-cell table:formula="of:=IF([.AZ$1]&lt;=200;[.AY27];[.AY27]+([.AZ$1]-200)/2)" office:value-type="float" office:value="9100" calcext:value-type="float">
            <text:p>9100.0</text:p>
          </table:table-cell>
          <table:table-cell table:number-columns-repeated="972"/>
        </table:table-row>
        <table:table-row table:style-name="ro4">
          <table:table-cell office:value-type="float" office:value="920" calcext:value-type="float">
            <text:p>920.0</text:p>
          </table:table-cell>
          <table:table-cell table:formula="of:=IF([.B$1]&lt;=200;[.A28];[.A28]+([.B$1]-200)/2)" office:value-type="float" office:value="920" calcext:value-type="float">
            <text:p>920.0</text:p>
          </table:table-cell>
          <table:table-cell table:formula="of:=IF([.C$1]&lt;=200;[.B28];[.B28]+([.C$1]-200)/2)" office:value-type="float" office:value="920" calcext:value-type="float">
            <text:p>920.0</text:p>
          </table:table-cell>
          <table:table-cell table:formula="of:=IF([.D$1]&lt;=200;[.C28];[.C28]+([.D$1]-200)/2)" office:value-type="float" office:value="920" calcext:value-type="float">
            <text:p>920.0</text:p>
          </table:table-cell>
          <table:table-cell table:formula="of:=IF([.E$1]&lt;=200;[.D28];[.D28]+([.E$1]-200)/2)" office:value-type="float" office:value="920" calcext:value-type="float">
            <text:p>920.0</text:p>
          </table:table-cell>
          <table:table-cell table:formula="of:=IF([.F$1]&lt;=200;[.E28];[.E28]+([.F$1]-200)/2)" office:value-type="float" office:value="920" calcext:value-type="float">
            <text:p>920.0</text:p>
          </table:table-cell>
          <table:table-cell table:formula="of:=IF([.G$1]&lt;=200;[.F28];[.F28]+([.G$1]-200)/2)" office:value-type="float" office:value="920" calcext:value-type="float">
            <text:p>920.0</text:p>
          </table:table-cell>
          <table:table-cell table:formula="of:=IF([.H$1]&lt;=200;[.G28];[.G28]+([.H$1]-200)/2)" office:value-type="float" office:value="920" calcext:value-type="float">
            <text:p>920.0</text:p>
          </table:table-cell>
          <table:table-cell table:formula="of:=IF([.I$1]&lt;=200;[.H28];[.H28]+([.I$1]-200)/2)" office:value-type="float" office:value="920" calcext:value-type="float">
            <text:p>920.0</text:p>
          </table:table-cell>
          <table:table-cell table:formula="of:=IF([.J$1]&lt;=200;[.I28];[.I28]+([.J$1]-200)/2)" office:value-type="float" office:value="920" calcext:value-type="float">
            <text:p>920.0</text:p>
          </table:table-cell>
          <table:table-cell table:formula="of:=IF([.K$1]&lt;=200;[.J28];[.J28]+([.K$1]-200)/2)" office:value-type="float" office:value="920" calcext:value-type="float">
            <text:p>920.0</text:p>
          </table:table-cell>
          <table:table-cell table:formula="of:=IF([.L$1]&lt;=200;[.K28];[.K28]+([.L$1]-200)/2)" office:value-type="float" office:value="920" calcext:value-type="float">
            <text:p>920.0</text:p>
          </table:table-cell>
          <table:table-cell table:formula="of:=IF([.M$1]&lt;=200;[.L28];[.L28]+([.M$1]-200)/2)" office:value-type="float" office:value="930" calcext:value-type="float">
            <text:p>930.0</text:p>
          </table:table-cell>
          <table:table-cell table:formula="of:=IF([.N$1]&lt;=200;[.M28];[.M28]+([.N$1]-200)/2)" office:value-type="float" office:value="950" calcext:value-type="float">
            <text:p>950.0</text:p>
          </table:table-cell>
          <table:table-cell table:formula="of:=IF([.O$1]&lt;=200;[.N28];[.N28]+([.O$1]-200)/2)" office:value-type="float" office:value="980" calcext:value-type="float">
            <text:p>980.0</text:p>
          </table:table-cell>
          <table:table-cell table:formula="of:=IF([.P$1]&lt;=200;[.O28];[.O28]+([.P$1]-200)/2)" office:value-type="float" office:value="1020" calcext:value-type="float">
            <text:p>1020.0</text:p>
          </table:table-cell>
          <table:table-cell table:formula="of:=IF([.Q$1]&lt;=200;[.P28];[.P28]+([.Q$1]-200)/2)" office:value-type="float" office:value="1070" calcext:value-type="float">
            <text:p>1070.0</text:p>
          </table:table-cell>
          <table:table-cell table:formula="of:=IF([.R$1]&lt;=200;[.Q28];[.Q28]+([.R$1]-200)/2)" office:value-type="float" office:value="1130" calcext:value-type="float">
            <text:p>1130.0</text:p>
          </table:table-cell>
          <table:table-cell table:formula="of:=IF([.S$1]&lt;=200;[.R28];[.R28]+([.S$1]-200)/2)" office:value-type="float" office:value="1200" calcext:value-type="float">
            <text:p>1200.0</text:p>
          </table:table-cell>
          <table:table-cell table:formula="of:=IF([.T$1]&lt;=200;[.S28];[.S28]+([.T$1]-200)/2)" office:value-type="float" office:value="1280" calcext:value-type="float">
            <text:p>1280.0</text:p>
          </table:table-cell>
          <table:table-cell table:formula="of:=IF([.U$1]&lt;=200;[.T28];[.T28]+([.U$1]-200)/2)" office:value-type="float" office:value="1370" calcext:value-type="float">
            <text:p>1370.0</text:p>
          </table:table-cell>
          <table:table-cell table:formula="of:=IF([.V$1]&lt;=200;[.U28];[.U28]+([.V$1]-200)/2)" office:value-type="float" office:value="1470" calcext:value-type="float">
            <text:p>1470.0</text:p>
          </table:table-cell>
          <table:table-cell table:formula="of:=IF([.W$1]&lt;=200;[.V28];[.V28]+([.W$1]-200)/2)" office:value-type="float" office:value="1580" calcext:value-type="float">
            <text:p>1580.0</text:p>
          </table:table-cell>
          <table:table-cell table:formula="of:=IF([.X$1]&lt;=200;[.W28];[.W28]+([.X$1]-200)/2)" office:value-type="float" office:value="1700" calcext:value-type="float">
            <text:p>1700.0</text:p>
          </table:table-cell>
          <table:table-cell table:formula="of:=IF([.Y$1]&lt;=200;[.X28];[.X28]+([.Y$1]-200)/2)" office:value-type="float" office:value="1830" calcext:value-type="float">
            <text:p>1830.0</text:p>
          </table:table-cell>
          <table:table-cell table:formula="of:=IF([.Z$1]&lt;=200;[.Y28];[.Y28]+([.Z$1]-200)/2)" office:value-type="float" office:value="1970" calcext:value-type="float">
            <text:p>1970.0</text:p>
          </table:table-cell>
          <table:table-cell table:formula="of:=IF([.AA$1]&lt;=200;[.Z28];[.Z28]+([.AA$1]-200)/2)" office:value-type="float" office:value="2120" calcext:value-type="float">
            <text:p>2120.0</text:p>
          </table:table-cell>
          <table:table-cell table:formula="of:=IF([.AB$1]&lt;=200;[.AA28];[.AA28]+([.AB$1]-200)/2)" office:value-type="float" office:value="2280" calcext:value-type="float">
            <text:p>2280.0</text:p>
          </table:table-cell>
          <table:table-cell table:formula="of:=IF([.AC$1]&lt;=200;[.AB28];[.AB28]+([.AC$1]-200)/2)" office:value-type="float" office:value="2450" calcext:value-type="float">
            <text:p>2450.0</text:p>
          </table:table-cell>
          <table:table-cell table:formula="of:=IF([.AD$1]&lt;=200;[.AC28];[.AC28]+([.AD$1]-200)/2)" office:value-type="float" office:value="2630" calcext:value-type="float">
            <text:p>2630.0</text:p>
          </table:table-cell>
          <table:table-cell table:formula="of:=IF([.AE$1]&lt;=200;[.AD28];[.AD28]+([.AE$1]-200)/2)" office:value-type="float" office:value="2820" calcext:value-type="float">
            <text:p>2820.0</text:p>
          </table:table-cell>
          <table:table-cell table:formula="of:=IF([.AF$1]&lt;=200;[.AE28];[.AE28]+([.AF$1]-200)/2)" office:value-type="float" office:value="3020" calcext:value-type="float">
            <text:p>3020.0</text:p>
          </table:table-cell>
          <table:table-cell table:formula="of:=IF([.AG$1]&lt;=200;[.AF28];[.AF28]+([.AG$1]-200)/2)" office:value-type="float" office:value="3230" calcext:value-type="float">
            <text:p>3230.0</text:p>
          </table:table-cell>
          <table:table-cell table:formula="of:=IF([.AH$1]&lt;=200;[.AG28];[.AG28]+([.AH$1]-200)/2)" office:value-type="float" office:value="3450" calcext:value-type="float">
            <text:p>3450.0</text:p>
          </table:table-cell>
          <table:table-cell table:formula="of:=IF([.AI$1]&lt;=200;[.AH28];[.AH28]+([.AI$1]-200)/2)" office:value-type="float" office:value="3680" calcext:value-type="float">
            <text:p>3680.0</text:p>
          </table:table-cell>
          <table:table-cell table:formula="of:=IF([.AJ$1]&lt;=200;[.AI28];[.AI28]+([.AJ$1]-200)/2)" office:value-type="float" office:value="3920" calcext:value-type="float">
            <text:p>3920.0</text:p>
          </table:table-cell>
          <table:table-cell table:formula="of:=IF([.AK$1]&lt;=200;[.AJ28];[.AJ28]+([.AK$1]-200)/2)" office:value-type="float" office:value="4170" calcext:value-type="float">
            <text:p>4170.0</text:p>
          </table:table-cell>
          <table:table-cell table:formula="of:=IF([.AL$1]&lt;=200;[.AK28];[.AK28]+([.AL$1]-200)/2)" office:value-type="float" office:value="4430" calcext:value-type="float">
            <text:p>4430.0</text:p>
          </table:table-cell>
          <table:table-cell table:formula="of:=IF([.AM$1]&lt;=200;[.AL28];[.AL28]+([.AM$1]-200)/2)" office:value-type="float" office:value="4700" calcext:value-type="float">
            <text:p>4700.0</text:p>
          </table:table-cell>
          <table:table-cell table:formula="of:=IF([.AN$1]&lt;=200;[.AM28];[.AM28]+([.AN$1]-200)/2)" office:value-type="float" office:value="4980" calcext:value-type="float">
            <text:p>4980.0</text:p>
          </table:table-cell>
          <table:table-cell table:formula="of:=IF([.AO$1]&lt;=200;[.AN28];[.AN28]+([.AO$1]-200)/2)" office:value-type="float" office:value="5270" calcext:value-type="float">
            <text:p>5270.0</text:p>
          </table:table-cell>
          <table:table-cell table:formula="of:=IF([.AP$1]&lt;=200;[.AO28];[.AO28]+([.AP$1]-200)/2)" office:value-type="float" office:value="5570" calcext:value-type="float">
            <text:p>5570.0</text:p>
          </table:table-cell>
          <table:table-cell table:formula="of:=IF([.AQ$1]&lt;=200;[.AP28];[.AP28]+([.AQ$1]-200)/2)" office:value-type="float" office:value="5880" calcext:value-type="float">
            <text:p>5880.0</text:p>
          </table:table-cell>
          <table:table-cell table:formula="of:=IF([.AR$1]&lt;=200;[.AQ28];[.AQ28]+([.AR$1]-200)/2)" office:value-type="float" office:value="6200" calcext:value-type="float">
            <text:p>6200.0</text:p>
          </table:table-cell>
          <table:table-cell table:formula="of:=IF([.AS$1]&lt;=200;[.AR28];[.AR28]+([.AS$1]-200)/2)" office:value-type="float" office:value="6530" calcext:value-type="float">
            <text:p>6530.0</text:p>
          </table:table-cell>
          <table:table-cell table:formula="of:=IF([.AT$1]&lt;=200;[.AS28];[.AS28]+([.AT$1]-200)/2)" office:value-type="float" office:value="6870" calcext:value-type="float">
            <text:p>6870.0</text:p>
          </table:table-cell>
          <table:table-cell table:formula="of:=IF([.AU$1]&lt;=200;[.AT28];[.AT28]+([.AU$1]-200)/2)" office:value-type="float" office:value="7220" calcext:value-type="float">
            <text:p>7220.0</text:p>
          </table:table-cell>
          <table:table-cell table:formula="of:=IF([.AV$1]&lt;=200;[.AU28];[.AU28]+([.AV$1]-200)/2)" office:value-type="float" office:value="7580" calcext:value-type="float">
            <text:p>7580.0</text:p>
          </table:table-cell>
          <table:table-cell table:formula="of:=IF([.AW$1]&lt;=200;[.AV28];[.AV28]+([.AW$1]-200)/2)" office:value-type="float" office:value="7950" calcext:value-type="float">
            <text:p>7950.0</text:p>
          </table:table-cell>
          <table:table-cell table:formula="of:=IF([.AX$1]&lt;=200;[.AW28];[.AW28]+([.AX$1]-200)/2)" office:value-type="float" office:value="8330" calcext:value-type="float">
            <text:p>8330.0</text:p>
          </table:table-cell>
          <table:table-cell table:formula="of:=IF([.AY$1]&lt;=200;[.AX28];[.AX28]+([.AY$1]-200)/2)" office:value-type="float" office:value="8720" calcext:value-type="float">
            <text:p>8720.0</text:p>
          </table:table-cell>
          <table:table-cell table:formula="of:=IF([.AZ$1]&lt;=200;[.AY28];[.AY28]+([.AZ$1]-200)/2)" office:value-type="float" office:value="9120" calcext:value-type="float">
            <text:p>9120.0</text:p>
          </table:table-cell>
          <table:table-cell table:number-columns-repeated="972"/>
        </table:table-row>
        <table:table-row table:style-name="ro4">
          <table:table-cell office:value-type="float" office:value="940" calcext:value-type="float">
            <text:p>940.0</text:p>
          </table:table-cell>
          <table:table-cell table:formula="of:=IF([.B$1]&lt;=200;[.A29];[.A29]+([.B$1]-200)/2)" office:value-type="float" office:value="940" calcext:value-type="float">
            <text:p>940.0</text:p>
          </table:table-cell>
          <table:table-cell table:formula="of:=IF([.C$1]&lt;=200;[.B29];[.B29]+([.C$1]-200)/2)" office:value-type="float" office:value="940" calcext:value-type="float">
            <text:p>940.0</text:p>
          </table:table-cell>
          <table:table-cell table:formula="of:=IF([.D$1]&lt;=200;[.C29];[.C29]+([.D$1]-200)/2)" office:value-type="float" office:value="940" calcext:value-type="float">
            <text:p>940.0</text:p>
          </table:table-cell>
          <table:table-cell table:formula="of:=IF([.E$1]&lt;=200;[.D29];[.D29]+([.E$1]-200)/2)" office:value-type="float" office:value="940" calcext:value-type="float">
            <text:p>940.0</text:p>
          </table:table-cell>
          <table:table-cell table:formula="of:=IF([.F$1]&lt;=200;[.E29];[.E29]+([.F$1]-200)/2)" office:value-type="float" office:value="940" calcext:value-type="float">
            <text:p>940.0</text:p>
          </table:table-cell>
          <table:table-cell table:formula="of:=IF([.G$1]&lt;=200;[.F29];[.F29]+([.G$1]-200)/2)" office:value-type="float" office:value="940" calcext:value-type="float">
            <text:p>940.0</text:p>
          </table:table-cell>
          <table:table-cell table:formula="of:=IF([.H$1]&lt;=200;[.G29];[.G29]+([.H$1]-200)/2)" office:value-type="float" office:value="940" calcext:value-type="float">
            <text:p>940.0</text:p>
          </table:table-cell>
          <table:table-cell table:formula="of:=IF([.I$1]&lt;=200;[.H29];[.H29]+([.I$1]-200)/2)" office:value-type="float" office:value="940" calcext:value-type="float">
            <text:p>940.0</text:p>
          </table:table-cell>
          <table:table-cell table:formula="of:=IF([.J$1]&lt;=200;[.I29];[.I29]+([.J$1]-200)/2)" office:value-type="float" office:value="940" calcext:value-type="float">
            <text:p>940.0</text:p>
          </table:table-cell>
          <table:table-cell table:formula="of:=IF([.K$1]&lt;=200;[.J29];[.J29]+([.K$1]-200)/2)" office:value-type="float" office:value="940" calcext:value-type="float">
            <text:p>940.0</text:p>
          </table:table-cell>
          <table:table-cell table:formula="of:=IF([.L$1]&lt;=200;[.K29];[.K29]+([.L$1]-200)/2)" office:value-type="float" office:value="940" calcext:value-type="float">
            <text:p>940.0</text:p>
          </table:table-cell>
          <table:table-cell table:formula="of:=IF([.M$1]&lt;=200;[.L29];[.L29]+([.M$1]-200)/2)" office:value-type="float" office:value="950" calcext:value-type="float">
            <text:p>950.0</text:p>
          </table:table-cell>
          <table:table-cell table:formula="of:=IF([.N$1]&lt;=200;[.M29];[.M29]+([.N$1]-200)/2)" office:value-type="float" office:value="970" calcext:value-type="float">
            <text:p>970.0</text:p>
          </table:table-cell>
          <table:table-cell table:formula="of:=IF([.O$1]&lt;=200;[.N29];[.N29]+([.O$1]-200)/2)" office:value-type="float" office:value="1000" calcext:value-type="float">
            <text:p>1000.0</text:p>
          </table:table-cell>
          <table:table-cell table:formula="of:=IF([.P$1]&lt;=200;[.O29];[.O29]+([.P$1]-200)/2)" office:value-type="float" office:value="1040" calcext:value-type="float">
            <text:p>1040.0</text:p>
          </table:table-cell>
          <table:table-cell table:formula="of:=IF([.Q$1]&lt;=200;[.P29];[.P29]+([.Q$1]-200)/2)" office:value-type="float" office:value="1090" calcext:value-type="float">
            <text:p>1090.0</text:p>
          </table:table-cell>
          <table:table-cell table:formula="of:=IF([.R$1]&lt;=200;[.Q29];[.Q29]+([.R$1]-200)/2)" office:value-type="float" office:value="1150" calcext:value-type="float">
            <text:p>1150.0</text:p>
          </table:table-cell>
          <table:table-cell table:formula="of:=IF([.S$1]&lt;=200;[.R29];[.R29]+([.S$1]-200)/2)" office:value-type="float" office:value="1220" calcext:value-type="float">
            <text:p>1220.0</text:p>
          </table:table-cell>
          <table:table-cell table:formula="of:=IF([.T$1]&lt;=200;[.S29];[.S29]+([.T$1]-200)/2)" office:value-type="float" office:value="1300" calcext:value-type="float">
            <text:p>1300.0</text:p>
          </table:table-cell>
          <table:table-cell table:formula="of:=IF([.U$1]&lt;=200;[.T29];[.T29]+([.U$1]-200)/2)" office:value-type="float" office:value="1390" calcext:value-type="float">
            <text:p>1390.0</text:p>
          </table:table-cell>
          <table:table-cell table:formula="of:=IF([.V$1]&lt;=200;[.U29];[.U29]+([.V$1]-200)/2)" office:value-type="float" office:value="1490" calcext:value-type="float">
            <text:p>1490.0</text:p>
          </table:table-cell>
          <table:table-cell table:formula="of:=IF([.W$1]&lt;=200;[.V29];[.V29]+([.W$1]-200)/2)" office:value-type="float" office:value="1600" calcext:value-type="float">
            <text:p>1600.0</text:p>
          </table:table-cell>
          <table:table-cell table:formula="of:=IF([.X$1]&lt;=200;[.W29];[.W29]+([.X$1]-200)/2)" office:value-type="float" office:value="1720" calcext:value-type="float">
            <text:p>1720.0</text:p>
          </table:table-cell>
          <table:table-cell table:formula="of:=IF([.Y$1]&lt;=200;[.X29];[.X29]+([.Y$1]-200)/2)" office:value-type="float" office:value="1850" calcext:value-type="float">
            <text:p>1850.0</text:p>
          </table:table-cell>
          <table:table-cell table:formula="of:=IF([.Z$1]&lt;=200;[.Y29];[.Y29]+([.Z$1]-200)/2)" office:value-type="float" office:value="1990" calcext:value-type="float">
            <text:p>1990.0</text:p>
          </table:table-cell>
          <table:table-cell table:formula="of:=IF([.AA$1]&lt;=200;[.Z29];[.Z29]+([.AA$1]-200)/2)" office:value-type="float" office:value="2140" calcext:value-type="float">
            <text:p>2140.0</text:p>
          </table:table-cell>
          <table:table-cell table:formula="of:=IF([.AB$1]&lt;=200;[.AA29];[.AA29]+([.AB$1]-200)/2)" office:value-type="float" office:value="2300" calcext:value-type="float">
            <text:p>2300.0</text:p>
          </table:table-cell>
          <table:table-cell table:formula="of:=IF([.AC$1]&lt;=200;[.AB29];[.AB29]+([.AC$1]-200)/2)" office:value-type="float" office:value="2470" calcext:value-type="float">
            <text:p>2470.0</text:p>
          </table:table-cell>
          <table:table-cell table:formula="of:=IF([.AD$1]&lt;=200;[.AC29];[.AC29]+([.AD$1]-200)/2)" office:value-type="float" office:value="2650" calcext:value-type="float">
            <text:p>2650.0</text:p>
          </table:table-cell>
          <table:table-cell table:formula="of:=IF([.AE$1]&lt;=200;[.AD29];[.AD29]+([.AE$1]-200)/2)" office:value-type="float" office:value="2840" calcext:value-type="float">
            <text:p>2840.0</text:p>
          </table:table-cell>
          <table:table-cell table:formula="of:=IF([.AF$1]&lt;=200;[.AE29];[.AE29]+([.AF$1]-200)/2)" office:value-type="float" office:value="3040" calcext:value-type="float">
            <text:p>3040.0</text:p>
          </table:table-cell>
          <table:table-cell table:formula="of:=IF([.AG$1]&lt;=200;[.AF29];[.AF29]+([.AG$1]-200)/2)" office:value-type="float" office:value="3250" calcext:value-type="float">
            <text:p>3250.0</text:p>
          </table:table-cell>
          <table:table-cell table:formula="of:=IF([.AH$1]&lt;=200;[.AG29];[.AG29]+([.AH$1]-200)/2)" office:value-type="float" office:value="3470" calcext:value-type="float">
            <text:p>3470.0</text:p>
          </table:table-cell>
          <table:table-cell table:formula="of:=IF([.AI$1]&lt;=200;[.AH29];[.AH29]+([.AI$1]-200)/2)" office:value-type="float" office:value="3700" calcext:value-type="float">
            <text:p>3700.0</text:p>
          </table:table-cell>
          <table:table-cell table:formula="of:=IF([.AJ$1]&lt;=200;[.AI29];[.AI29]+([.AJ$1]-200)/2)" office:value-type="float" office:value="3940" calcext:value-type="float">
            <text:p>3940.0</text:p>
          </table:table-cell>
          <table:table-cell table:formula="of:=IF([.AK$1]&lt;=200;[.AJ29];[.AJ29]+([.AK$1]-200)/2)" office:value-type="float" office:value="4190" calcext:value-type="float">
            <text:p>4190.0</text:p>
          </table:table-cell>
          <table:table-cell table:formula="of:=IF([.AL$1]&lt;=200;[.AK29];[.AK29]+([.AL$1]-200)/2)" office:value-type="float" office:value="4450" calcext:value-type="float">
            <text:p>4450.0</text:p>
          </table:table-cell>
          <table:table-cell table:formula="of:=IF([.AM$1]&lt;=200;[.AL29];[.AL29]+([.AM$1]-200)/2)" office:value-type="float" office:value="4720" calcext:value-type="float">
            <text:p>4720.0</text:p>
          </table:table-cell>
          <table:table-cell table:formula="of:=IF([.AN$1]&lt;=200;[.AM29];[.AM29]+([.AN$1]-200)/2)" office:value-type="float" office:value="5000" calcext:value-type="float">
            <text:p>5000.0</text:p>
          </table:table-cell>
          <table:table-cell table:formula="of:=IF([.AO$1]&lt;=200;[.AN29];[.AN29]+([.AO$1]-200)/2)" office:value-type="float" office:value="5290" calcext:value-type="float">
            <text:p>5290.0</text:p>
          </table:table-cell>
          <table:table-cell table:formula="of:=IF([.AP$1]&lt;=200;[.AO29];[.AO29]+([.AP$1]-200)/2)" office:value-type="float" office:value="5590" calcext:value-type="float">
            <text:p>5590.0</text:p>
          </table:table-cell>
          <table:table-cell table:formula="of:=IF([.AQ$1]&lt;=200;[.AP29];[.AP29]+([.AQ$1]-200)/2)" office:value-type="float" office:value="5900" calcext:value-type="float">
            <text:p>5900.0</text:p>
          </table:table-cell>
          <table:table-cell table:formula="of:=IF([.AR$1]&lt;=200;[.AQ29];[.AQ29]+([.AR$1]-200)/2)" office:value-type="float" office:value="6220" calcext:value-type="float">
            <text:p>6220.0</text:p>
          </table:table-cell>
          <table:table-cell table:formula="of:=IF([.AS$1]&lt;=200;[.AR29];[.AR29]+([.AS$1]-200)/2)" office:value-type="float" office:value="6550" calcext:value-type="float">
            <text:p>6550.0</text:p>
          </table:table-cell>
          <table:table-cell table:formula="of:=IF([.AT$1]&lt;=200;[.AS29];[.AS29]+([.AT$1]-200)/2)" office:value-type="float" office:value="6890" calcext:value-type="float">
            <text:p>6890.0</text:p>
          </table:table-cell>
          <table:table-cell table:formula="of:=IF([.AU$1]&lt;=200;[.AT29];[.AT29]+([.AU$1]-200)/2)" office:value-type="float" office:value="7240" calcext:value-type="float">
            <text:p>7240.0</text:p>
          </table:table-cell>
          <table:table-cell table:formula="of:=IF([.AV$1]&lt;=200;[.AU29];[.AU29]+([.AV$1]-200)/2)" office:value-type="float" office:value="7600" calcext:value-type="float">
            <text:p>7600.0</text:p>
          </table:table-cell>
          <table:table-cell table:formula="of:=IF([.AW$1]&lt;=200;[.AV29];[.AV29]+([.AW$1]-200)/2)" office:value-type="float" office:value="7970" calcext:value-type="float">
            <text:p>7970.0</text:p>
          </table:table-cell>
          <table:table-cell table:formula="of:=IF([.AX$1]&lt;=200;[.AW29];[.AW29]+([.AX$1]-200)/2)" office:value-type="float" office:value="8350" calcext:value-type="float">
            <text:p>8350.0</text:p>
          </table:table-cell>
          <table:table-cell table:formula="of:=IF([.AY$1]&lt;=200;[.AX29];[.AX29]+([.AY$1]-200)/2)" office:value-type="float" office:value="8740" calcext:value-type="float">
            <text:p>8740.0</text:p>
          </table:table-cell>
          <table:table-cell table:formula="of:=IF([.AZ$1]&lt;=200;[.AY29];[.AY29]+([.AZ$1]-200)/2)" office:value-type="float" office:value="9140" calcext:value-type="float">
            <text:p>9140.0</text:p>
          </table:table-cell>
          <table:table-cell table:number-columns-repeated="972"/>
        </table:table-row>
        <table:table-row table:style-name="ro4">
          <table:table-cell office:value-type="float" office:value="960" calcext:value-type="float">
            <text:p>960.0</text:p>
          </table:table-cell>
          <table:table-cell table:formula="of:=IF([.B$1]&lt;=200;[.A30];[.A30]+([.B$1]-200)/2)" office:value-type="float" office:value="960" calcext:value-type="float">
            <text:p>960.0</text:p>
          </table:table-cell>
          <table:table-cell table:formula="of:=IF([.C$1]&lt;=200;[.B30];[.B30]+([.C$1]-200)/2)" office:value-type="float" office:value="960" calcext:value-type="float">
            <text:p>960.0</text:p>
          </table:table-cell>
          <table:table-cell table:formula="of:=IF([.D$1]&lt;=200;[.C30];[.C30]+([.D$1]-200)/2)" office:value-type="float" office:value="960" calcext:value-type="float">
            <text:p>960.0</text:p>
          </table:table-cell>
          <table:table-cell table:formula="of:=IF([.E$1]&lt;=200;[.D30];[.D30]+([.E$1]-200)/2)" office:value-type="float" office:value="960" calcext:value-type="float">
            <text:p>960.0</text:p>
          </table:table-cell>
          <table:table-cell table:formula="of:=IF([.F$1]&lt;=200;[.E30];[.E30]+([.F$1]-200)/2)" office:value-type="float" office:value="960" calcext:value-type="float">
            <text:p>960.0</text:p>
          </table:table-cell>
          <table:table-cell table:formula="of:=IF([.G$1]&lt;=200;[.F30];[.F30]+([.G$1]-200)/2)" office:value-type="float" office:value="960" calcext:value-type="float">
            <text:p>960.0</text:p>
          </table:table-cell>
          <table:table-cell table:formula="of:=IF([.H$1]&lt;=200;[.G30];[.G30]+([.H$1]-200)/2)" office:value-type="float" office:value="960" calcext:value-type="float">
            <text:p>960.0</text:p>
          </table:table-cell>
          <table:table-cell table:formula="of:=IF([.I$1]&lt;=200;[.H30];[.H30]+([.I$1]-200)/2)" office:value-type="float" office:value="960" calcext:value-type="float">
            <text:p>960.0</text:p>
          </table:table-cell>
          <table:table-cell table:formula="of:=IF([.J$1]&lt;=200;[.I30];[.I30]+([.J$1]-200)/2)" office:value-type="float" office:value="960" calcext:value-type="float">
            <text:p>960.0</text:p>
          </table:table-cell>
          <table:table-cell table:formula="of:=IF([.K$1]&lt;=200;[.J30];[.J30]+([.K$1]-200)/2)" office:value-type="float" office:value="960" calcext:value-type="float">
            <text:p>960.0</text:p>
          </table:table-cell>
          <table:table-cell table:formula="of:=IF([.L$1]&lt;=200;[.K30];[.K30]+([.L$1]-200)/2)" office:value-type="float" office:value="960" calcext:value-type="float">
            <text:p>960.0</text:p>
          </table:table-cell>
          <table:table-cell table:formula="of:=IF([.M$1]&lt;=200;[.L30];[.L30]+([.M$1]-200)/2)" office:value-type="float" office:value="970" calcext:value-type="float">
            <text:p>970.0</text:p>
          </table:table-cell>
          <table:table-cell table:formula="of:=IF([.N$1]&lt;=200;[.M30];[.M30]+([.N$1]-200)/2)" office:value-type="float" office:value="990" calcext:value-type="float">
            <text:p>990.0</text:p>
          </table:table-cell>
          <table:table-cell table:formula="of:=IF([.O$1]&lt;=200;[.N30];[.N30]+([.O$1]-200)/2)" office:value-type="float" office:value="1020" calcext:value-type="float">
            <text:p>1020.0</text:p>
          </table:table-cell>
          <table:table-cell table:formula="of:=IF([.P$1]&lt;=200;[.O30];[.O30]+([.P$1]-200)/2)" office:value-type="float" office:value="1060" calcext:value-type="float">
            <text:p>1060.0</text:p>
          </table:table-cell>
          <table:table-cell table:formula="of:=IF([.Q$1]&lt;=200;[.P30];[.P30]+([.Q$1]-200)/2)" office:value-type="float" office:value="1110" calcext:value-type="float">
            <text:p>1110.0</text:p>
          </table:table-cell>
          <table:table-cell table:formula="of:=IF([.R$1]&lt;=200;[.Q30];[.Q30]+([.R$1]-200)/2)" office:value-type="float" office:value="1170" calcext:value-type="float">
            <text:p>1170.0</text:p>
          </table:table-cell>
          <table:table-cell table:formula="of:=IF([.S$1]&lt;=200;[.R30];[.R30]+([.S$1]-200)/2)" office:value-type="float" office:value="1240" calcext:value-type="float">
            <text:p>1240.0</text:p>
          </table:table-cell>
          <table:table-cell table:formula="of:=IF([.T$1]&lt;=200;[.S30];[.S30]+([.T$1]-200)/2)" office:value-type="float" office:value="1320" calcext:value-type="float">
            <text:p>1320.0</text:p>
          </table:table-cell>
          <table:table-cell table:formula="of:=IF([.U$1]&lt;=200;[.T30];[.T30]+([.U$1]-200)/2)" office:value-type="float" office:value="1410" calcext:value-type="float">
            <text:p>1410.0</text:p>
          </table:table-cell>
          <table:table-cell table:formula="of:=IF([.V$1]&lt;=200;[.U30];[.U30]+([.V$1]-200)/2)" office:value-type="float" office:value="1510" calcext:value-type="float">
            <text:p>1510.0</text:p>
          </table:table-cell>
          <table:table-cell table:formula="of:=IF([.W$1]&lt;=200;[.V30];[.V30]+([.W$1]-200)/2)" office:value-type="float" office:value="1620" calcext:value-type="float">
            <text:p>1620.0</text:p>
          </table:table-cell>
          <table:table-cell table:formula="of:=IF([.X$1]&lt;=200;[.W30];[.W30]+([.X$1]-200)/2)" office:value-type="float" office:value="1740" calcext:value-type="float">
            <text:p>1740.0</text:p>
          </table:table-cell>
          <table:table-cell table:formula="of:=IF([.Y$1]&lt;=200;[.X30];[.X30]+([.Y$1]-200)/2)" office:value-type="float" office:value="1870" calcext:value-type="float">
            <text:p>1870.0</text:p>
          </table:table-cell>
          <table:table-cell table:formula="of:=IF([.Z$1]&lt;=200;[.Y30];[.Y30]+([.Z$1]-200)/2)" office:value-type="float" office:value="2010" calcext:value-type="float">
            <text:p>2010.0</text:p>
          </table:table-cell>
          <table:table-cell table:formula="of:=IF([.AA$1]&lt;=200;[.Z30];[.Z30]+([.AA$1]-200)/2)" office:value-type="float" office:value="2160" calcext:value-type="float">
            <text:p>2160.0</text:p>
          </table:table-cell>
          <table:table-cell table:formula="of:=IF([.AB$1]&lt;=200;[.AA30];[.AA30]+([.AB$1]-200)/2)" office:value-type="float" office:value="2320" calcext:value-type="float">
            <text:p>2320.0</text:p>
          </table:table-cell>
          <table:table-cell table:formula="of:=IF([.AC$1]&lt;=200;[.AB30];[.AB30]+([.AC$1]-200)/2)" office:value-type="float" office:value="2490" calcext:value-type="float">
            <text:p>2490.0</text:p>
          </table:table-cell>
          <table:table-cell table:formula="of:=IF([.AD$1]&lt;=200;[.AC30];[.AC30]+([.AD$1]-200)/2)" office:value-type="float" office:value="2670" calcext:value-type="float">
            <text:p>2670.0</text:p>
          </table:table-cell>
          <table:table-cell table:formula="of:=IF([.AE$1]&lt;=200;[.AD30];[.AD30]+([.AE$1]-200)/2)" office:value-type="float" office:value="2860" calcext:value-type="float">
            <text:p>2860.0</text:p>
          </table:table-cell>
          <table:table-cell table:formula="of:=IF([.AF$1]&lt;=200;[.AE30];[.AE30]+([.AF$1]-200)/2)" office:value-type="float" office:value="3060" calcext:value-type="float">
            <text:p>3060.0</text:p>
          </table:table-cell>
          <table:table-cell table:formula="of:=IF([.AG$1]&lt;=200;[.AF30];[.AF30]+([.AG$1]-200)/2)" office:value-type="float" office:value="3270" calcext:value-type="float">
            <text:p>3270.0</text:p>
          </table:table-cell>
          <table:table-cell table:formula="of:=IF([.AH$1]&lt;=200;[.AG30];[.AG30]+([.AH$1]-200)/2)" office:value-type="float" office:value="3490" calcext:value-type="float">
            <text:p>3490.0</text:p>
          </table:table-cell>
          <table:table-cell table:formula="of:=IF([.AI$1]&lt;=200;[.AH30];[.AH30]+([.AI$1]-200)/2)" office:value-type="float" office:value="3720" calcext:value-type="float">
            <text:p>3720.0</text:p>
          </table:table-cell>
          <table:table-cell table:formula="of:=IF([.AJ$1]&lt;=200;[.AI30];[.AI30]+([.AJ$1]-200)/2)" office:value-type="float" office:value="3960" calcext:value-type="float">
            <text:p>3960.0</text:p>
          </table:table-cell>
          <table:table-cell table:formula="of:=IF([.AK$1]&lt;=200;[.AJ30];[.AJ30]+([.AK$1]-200)/2)" office:value-type="float" office:value="4210" calcext:value-type="float">
            <text:p>4210.0</text:p>
          </table:table-cell>
          <table:table-cell table:formula="of:=IF([.AL$1]&lt;=200;[.AK30];[.AK30]+([.AL$1]-200)/2)" office:value-type="float" office:value="4470" calcext:value-type="float">
            <text:p>4470.0</text:p>
          </table:table-cell>
          <table:table-cell table:formula="of:=IF([.AM$1]&lt;=200;[.AL30];[.AL30]+([.AM$1]-200)/2)" office:value-type="float" office:value="4740" calcext:value-type="float">
            <text:p>4740.0</text:p>
          </table:table-cell>
          <table:table-cell table:formula="of:=IF([.AN$1]&lt;=200;[.AM30];[.AM30]+([.AN$1]-200)/2)" office:value-type="float" office:value="5020" calcext:value-type="float">
            <text:p>5020.0</text:p>
          </table:table-cell>
          <table:table-cell table:formula="of:=IF([.AO$1]&lt;=200;[.AN30];[.AN30]+([.AO$1]-200)/2)" office:value-type="float" office:value="5310" calcext:value-type="float">
            <text:p>5310.0</text:p>
          </table:table-cell>
          <table:table-cell table:formula="of:=IF([.AP$1]&lt;=200;[.AO30];[.AO30]+([.AP$1]-200)/2)" office:value-type="float" office:value="5610" calcext:value-type="float">
            <text:p>5610.0</text:p>
          </table:table-cell>
          <table:table-cell table:formula="of:=IF([.AQ$1]&lt;=200;[.AP30];[.AP30]+([.AQ$1]-200)/2)" office:value-type="float" office:value="5920" calcext:value-type="float">
            <text:p>5920.0</text:p>
          </table:table-cell>
          <table:table-cell table:formula="of:=IF([.AR$1]&lt;=200;[.AQ30];[.AQ30]+([.AR$1]-200)/2)" office:value-type="float" office:value="6240" calcext:value-type="float">
            <text:p>6240.0</text:p>
          </table:table-cell>
          <table:table-cell table:formula="of:=IF([.AS$1]&lt;=200;[.AR30];[.AR30]+([.AS$1]-200)/2)" office:value-type="float" office:value="6570" calcext:value-type="float">
            <text:p>6570.0</text:p>
          </table:table-cell>
          <table:table-cell table:formula="of:=IF([.AT$1]&lt;=200;[.AS30];[.AS30]+([.AT$1]-200)/2)" office:value-type="float" office:value="6910" calcext:value-type="float">
            <text:p>6910.0</text:p>
          </table:table-cell>
          <table:table-cell table:formula="of:=IF([.AU$1]&lt;=200;[.AT30];[.AT30]+([.AU$1]-200)/2)" office:value-type="float" office:value="7260" calcext:value-type="float">
            <text:p>7260.0</text:p>
          </table:table-cell>
          <table:table-cell table:formula="of:=IF([.AV$1]&lt;=200;[.AU30];[.AU30]+([.AV$1]-200)/2)" office:value-type="float" office:value="7620" calcext:value-type="float">
            <text:p>7620.0</text:p>
          </table:table-cell>
          <table:table-cell table:formula="of:=IF([.AW$1]&lt;=200;[.AV30];[.AV30]+([.AW$1]-200)/2)" office:value-type="float" office:value="7990" calcext:value-type="float">
            <text:p>7990.0</text:p>
          </table:table-cell>
          <table:table-cell table:formula="of:=IF([.AX$1]&lt;=200;[.AW30];[.AW30]+([.AX$1]-200)/2)" office:value-type="float" office:value="8370" calcext:value-type="float">
            <text:p>8370.0</text:p>
          </table:table-cell>
          <table:table-cell table:formula="of:=IF([.AY$1]&lt;=200;[.AX30];[.AX30]+([.AY$1]-200)/2)" office:value-type="float" office:value="8760" calcext:value-type="float">
            <text:p>8760.0</text:p>
          </table:table-cell>
          <table:table-cell table:formula="of:=IF([.AZ$1]&lt;=200;[.AY30];[.AY30]+([.AZ$1]-200)/2)" office:value-type="float" office:value="9160" calcext:value-type="float">
            <text:p>9160.0</text:p>
          </table:table-cell>
          <table:table-cell table:number-columns-repeated="972"/>
        </table:table-row>
        <table:table-row table:style-name="ro4">
          <table:table-cell office:value-type="float" office:value="980" calcext:value-type="float">
            <text:p>980.0</text:p>
          </table:table-cell>
          <table:table-cell table:formula="of:=IF([.B$1]&lt;=200;[.A31];[.A31]+([.B$1]-200)/2)" office:value-type="float" office:value="980" calcext:value-type="float">
            <text:p>980.0</text:p>
          </table:table-cell>
          <table:table-cell table:formula="of:=IF([.C$1]&lt;=200;[.B31];[.B31]+([.C$1]-200)/2)" office:value-type="float" office:value="980" calcext:value-type="float">
            <text:p>980.0</text:p>
          </table:table-cell>
          <table:table-cell table:formula="of:=IF([.D$1]&lt;=200;[.C31];[.C31]+([.D$1]-200)/2)" office:value-type="float" office:value="980" calcext:value-type="float">
            <text:p>980.0</text:p>
          </table:table-cell>
          <table:table-cell table:formula="of:=IF([.E$1]&lt;=200;[.D31];[.D31]+([.E$1]-200)/2)" office:value-type="float" office:value="980" calcext:value-type="float">
            <text:p>980.0</text:p>
          </table:table-cell>
          <table:table-cell table:formula="of:=IF([.F$1]&lt;=200;[.E31];[.E31]+([.F$1]-200)/2)" office:value-type="float" office:value="980" calcext:value-type="float">
            <text:p>980.0</text:p>
          </table:table-cell>
          <table:table-cell table:formula="of:=IF([.G$1]&lt;=200;[.F31];[.F31]+([.G$1]-200)/2)" office:value-type="float" office:value="980" calcext:value-type="float">
            <text:p>980.0</text:p>
          </table:table-cell>
          <table:table-cell table:formula="of:=IF([.H$1]&lt;=200;[.G31];[.G31]+([.H$1]-200)/2)" office:value-type="float" office:value="980" calcext:value-type="float">
            <text:p>980.0</text:p>
          </table:table-cell>
          <table:table-cell table:formula="of:=IF([.I$1]&lt;=200;[.H31];[.H31]+([.I$1]-200)/2)" office:value-type="float" office:value="980" calcext:value-type="float">
            <text:p>980.0</text:p>
          </table:table-cell>
          <table:table-cell table:formula="of:=IF([.J$1]&lt;=200;[.I31];[.I31]+([.J$1]-200)/2)" office:value-type="float" office:value="980" calcext:value-type="float">
            <text:p>980.0</text:p>
          </table:table-cell>
          <table:table-cell table:formula="of:=IF([.K$1]&lt;=200;[.J31];[.J31]+([.K$1]-200)/2)" office:value-type="float" office:value="980" calcext:value-type="float">
            <text:p>980.0</text:p>
          </table:table-cell>
          <table:table-cell table:formula="of:=IF([.L$1]&lt;=200;[.K31];[.K31]+([.L$1]-200)/2)" office:value-type="float" office:value="980" calcext:value-type="float">
            <text:p>980.0</text:p>
          </table:table-cell>
          <table:table-cell table:formula="of:=IF([.M$1]&lt;=200;[.L31];[.L31]+([.M$1]-200)/2)" office:value-type="float" office:value="990" calcext:value-type="float">
            <text:p>990.0</text:p>
          </table:table-cell>
          <table:table-cell table:formula="of:=IF([.N$1]&lt;=200;[.M31];[.M31]+([.N$1]-200)/2)" office:value-type="float" office:value="1010" calcext:value-type="float">
            <text:p>1010.0</text:p>
          </table:table-cell>
          <table:table-cell table:formula="of:=IF([.O$1]&lt;=200;[.N31];[.N31]+([.O$1]-200)/2)" office:value-type="float" office:value="1040" calcext:value-type="float">
            <text:p>1040.0</text:p>
          </table:table-cell>
          <table:table-cell table:formula="of:=IF([.P$1]&lt;=200;[.O31];[.O31]+([.P$1]-200)/2)" office:value-type="float" office:value="1080" calcext:value-type="float">
            <text:p>1080.0</text:p>
          </table:table-cell>
          <table:table-cell table:formula="of:=IF([.Q$1]&lt;=200;[.P31];[.P31]+([.Q$1]-200)/2)" office:value-type="float" office:value="1130" calcext:value-type="float">
            <text:p>1130.0</text:p>
          </table:table-cell>
          <table:table-cell table:formula="of:=IF([.R$1]&lt;=200;[.Q31];[.Q31]+([.R$1]-200)/2)" office:value-type="float" office:value="1190" calcext:value-type="float">
            <text:p>1190.0</text:p>
          </table:table-cell>
          <table:table-cell table:formula="of:=IF([.S$1]&lt;=200;[.R31];[.R31]+([.S$1]-200)/2)" office:value-type="float" office:value="1260" calcext:value-type="float">
            <text:p>1260.0</text:p>
          </table:table-cell>
          <table:table-cell table:formula="of:=IF([.T$1]&lt;=200;[.S31];[.S31]+([.T$1]-200)/2)" office:value-type="float" office:value="1340" calcext:value-type="float">
            <text:p>1340.0</text:p>
          </table:table-cell>
          <table:table-cell table:formula="of:=IF([.U$1]&lt;=200;[.T31];[.T31]+([.U$1]-200)/2)" office:value-type="float" office:value="1430" calcext:value-type="float">
            <text:p>1430.0</text:p>
          </table:table-cell>
          <table:table-cell table:formula="of:=IF([.V$1]&lt;=200;[.U31];[.U31]+([.V$1]-200)/2)" office:value-type="float" office:value="1530" calcext:value-type="float">
            <text:p>1530.0</text:p>
          </table:table-cell>
          <table:table-cell table:formula="of:=IF([.W$1]&lt;=200;[.V31];[.V31]+([.W$1]-200)/2)" office:value-type="float" office:value="1640" calcext:value-type="float">
            <text:p>1640.0</text:p>
          </table:table-cell>
          <table:table-cell table:formula="of:=IF([.X$1]&lt;=200;[.W31];[.W31]+([.X$1]-200)/2)" office:value-type="float" office:value="1760" calcext:value-type="float">
            <text:p>1760.0</text:p>
          </table:table-cell>
          <table:table-cell table:formula="of:=IF([.Y$1]&lt;=200;[.X31];[.X31]+([.Y$1]-200)/2)" office:value-type="float" office:value="1890" calcext:value-type="float">
            <text:p>1890.0</text:p>
          </table:table-cell>
          <table:table-cell table:formula="of:=IF([.Z$1]&lt;=200;[.Y31];[.Y31]+([.Z$1]-200)/2)" office:value-type="float" office:value="2030" calcext:value-type="float">
            <text:p>2030.0</text:p>
          </table:table-cell>
          <table:table-cell table:formula="of:=IF([.AA$1]&lt;=200;[.Z31];[.Z31]+([.AA$1]-200)/2)" office:value-type="float" office:value="2180" calcext:value-type="float">
            <text:p>2180.0</text:p>
          </table:table-cell>
          <table:table-cell table:formula="of:=IF([.AB$1]&lt;=200;[.AA31];[.AA31]+([.AB$1]-200)/2)" office:value-type="float" office:value="2340" calcext:value-type="float">
            <text:p>2340.0</text:p>
          </table:table-cell>
          <table:table-cell table:formula="of:=IF([.AC$1]&lt;=200;[.AB31];[.AB31]+([.AC$1]-200)/2)" office:value-type="float" office:value="2510" calcext:value-type="float">
            <text:p>2510.0</text:p>
          </table:table-cell>
          <table:table-cell table:formula="of:=IF([.AD$1]&lt;=200;[.AC31];[.AC31]+([.AD$1]-200)/2)" office:value-type="float" office:value="2690" calcext:value-type="float">
            <text:p>2690.0</text:p>
          </table:table-cell>
          <table:table-cell table:formula="of:=IF([.AE$1]&lt;=200;[.AD31];[.AD31]+([.AE$1]-200)/2)" office:value-type="float" office:value="2880" calcext:value-type="float">
            <text:p>2880.0</text:p>
          </table:table-cell>
          <table:table-cell table:formula="of:=IF([.AF$1]&lt;=200;[.AE31];[.AE31]+([.AF$1]-200)/2)" office:value-type="float" office:value="3080" calcext:value-type="float">
            <text:p>3080.0</text:p>
          </table:table-cell>
          <table:table-cell table:formula="of:=IF([.AG$1]&lt;=200;[.AF31];[.AF31]+([.AG$1]-200)/2)" office:value-type="float" office:value="3290" calcext:value-type="float">
            <text:p>3290.0</text:p>
          </table:table-cell>
          <table:table-cell table:formula="of:=IF([.AH$1]&lt;=200;[.AG31];[.AG31]+([.AH$1]-200)/2)" office:value-type="float" office:value="3510" calcext:value-type="float">
            <text:p>3510.0</text:p>
          </table:table-cell>
          <table:table-cell table:formula="of:=IF([.AI$1]&lt;=200;[.AH31];[.AH31]+([.AI$1]-200)/2)" office:value-type="float" office:value="3740" calcext:value-type="float">
            <text:p>3740.0</text:p>
          </table:table-cell>
          <table:table-cell table:formula="of:=IF([.AJ$1]&lt;=200;[.AI31];[.AI31]+([.AJ$1]-200)/2)" office:value-type="float" office:value="3980" calcext:value-type="float">
            <text:p>3980.0</text:p>
          </table:table-cell>
          <table:table-cell table:formula="of:=IF([.AK$1]&lt;=200;[.AJ31];[.AJ31]+([.AK$1]-200)/2)" office:value-type="float" office:value="4230" calcext:value-type="float">
            <text:p>4230.0</text:p>
          </table:table-cell>
          <table:table-cell table:formula="of:=IF([.AL$1]&lt;=200;[.AK31];[.AK31]+([.AL$1]-200)/2)" office:value-type="float" office:value="4490" calcext:value-type="float">
            <text:p>4490.0</text:p>
          </table:table-cell>
          <table:table-cell table:formula="of:=IF([.AM$1]&lt;=200;[.AL31];[.AL31]+([.AM$1]-200)/2)" office:value-type="float" office:value="4760" calcext:value-type="float">
            <text:p>4760.0</text:p>
          </table:table-cell>
          <table:table-cell table:formula="of:=IF([.AN$1]&lt;=200;[.AM31];[.AM31]+([.AN$1]-200)/2)" office:value-type="float" office:value="5040" calcext:value-type="float">
            <text:p>5040.0</text:p>
          </table:table-cell>
          <table:table-cell table:formula="of:=IF([.AO$1]&lt;=200;[.AN31];[.AN31]+([.AO$1]-200)/2)" office:value-type="float" office:value="5330" calcext:value-type="float">
            <text:p>5330.0</text:p>
          </table:table-cell>
          <table:table-cell table:formula="of:=IF([.AP$1]&lt;=200;[.AO31];[.AO31]+([.AP$1]-200)/2)" office:value-type="float" office:value="5630" calcext:value-type="float">
            <text:p>5630.0</text:p>
          </table:table-cell>
          <table:table-cell table:formula="of:=IF([.AQ$1]&lt;=200;[.AP31];[.AP31]+([.AQ$1]-200)/2)" office:value-type="float" office:value="5940" calcext:value-type="float">
            <text:p>5940.0</text:p>
          </table:table-cell>
          <table:table-cell table:formula="of:=IF([.AR$1]&lt;=200;[.AQ31];[.AQ31]+([.AR$1]-200)/2)" office:value-type="float" office:value="6260" calcext:value-type="float">
            <text:p>6260.0</text:p>
          </table:table-cell>
          <table:table-cell table:formula="of:=IF([.AS$1]&lt;=200;[.AR31];[.AR31]+([.AS$1]-200)/2)" office:value-type="float" office:value="6590" calcext:value-type="float">
            <text:p>6590.0</text:p>
          </table:table-cell>
          <table:table-cell table:formula="of:=IF([.AT$1]&lt;=200;[.AS31];[.AS31]+([.AT$1]-200)/2)" office:value-type="float" office:value="6930" calcext:value-type="float">
            <text:p>6930.0</text:p>
          </table:table-cell>
          <table:table-cell table:formula="of:=IF([.AU$1]&lt;=200;[.AT31];[.AT31]+([.AU$1]-200)/2)" office:value-type="float" office:value="7280" calcext:value-type="float">
            <text:p>7280.0</text:p>
          </table:table-cell>
          <table:table-cell table:formula="of:=IF([.AV$1]&lt;=200;[.AU31];[.AU31]+([.AV$1]-200)/2)" office:value-type="float" office:value="7640" calcext:value-type="float">
            <text:p>7640.0</text:p>
          </table:table-cell>
          <table:table-cell table:formula="of:=IF([.AW$1]&lt;=200;[.AV31];[.AV31]+([.AW$1]-200)/2)" office:value-type="float" office:value="8010" calcext:value-type="float">
            <text:p>8010.0</text:p>
          </table:table-cell>
          <table:table-cell table:formula="of:=IF([.AX$1]&lt;=200;[.AW31];[.AW31]+([.AX$1]-200)/2)" office:value-type="float" office:value="8390" calcext:value-type="float">
            <text:p>8390.0</text:p>
          </table:table-cell>
          <table:table-cell table:formula="of:=IF([.AY$1]&lt;=200;[.AX31];[.AX31]+([.AY$1]-200)/2)" office:value-type="float" office:value="8780" calcext:value-type="float">
            <text:p>8780.0</text:p>
          </table:table-cell>
          <table:table-cell table:formula="of:=IF([.AZ$1]&lt;=200;[.AY31];[.AY31]+([.AZ$1]-200)/2)" office:value-type="float" office:value="9180" calcext:value-type="float">
            <text:p>9180.0</text:p>
          </table:table-cell>
          <table:table-cell table:number-columns-repeated="972"/>
        </table:table-row>
        <table:table-row table:style-name="ro4">
          <table:table-cell office:value-type="float" office:value="1000" calcext:value-type="float">
            <text:p>1000.0</text:p>
          </table:table-cell>
          <table:table-cell table:formula="of:=IF([.B$1]&lt;=200;[.A32];[.A32]+([.B$1]-200)/2)" office:value-type="float" office:value="1000" calcext:value-type="float">
            <text:p>1000.0</text:p>
          </table:table-cell>
          <table:table-cell table:formula="of:=IF([.C$1]&lt;=200;[.B32];[.B32]+([.C$1]-200)/2)" office:value-type="float" office:value="1000" calcext:value-type="float">
            <text:p>1000.0</text:p>
          </table:table-cell>
          <table:table-cell table:formula="of:=IF([.D$1]&lt;=200;[.C32];[.C32]+([.D$1]-200)/2)" office:value-type="float" office:value="1000" calcext:value-type="float">
            <text:p>1000.0</text:p>
          </table:table-cell>
          <table:table-cell table:formula="of:=IF([.E$1]&lt;=200;[.D32];[.D32]+([.E$1]-200)/2)" office:value-type="float" office:value="1000" calcext:value-type="float">
            <text:p>1000.0</text:p>
          </table:table-cell>
          <table:table-cell table:formula="of:=IF([.F$1]&lt;=200;[.E32];[.E32]+([.F$1]-200)/2)" office:value-type="float" office:value="1000" calcext:value-type="float">
            <text:p>1000.0</text:p>
          </table:table-cell>
          <table:table-cell table:formula="of:=IF([.G$1]&lt;=200;[.F32];[.F32]+([.G$1]-200)/2)" office:value-type="float" office:value="1000" calcext:value-type="float">
            <text:p>1000.0</text:p>
          </table:table-cell>
          <table:table-cell table:formula="of:=IF([.H$1]&lt;=200;[.G32];[.G32]+([.H$1]-200)/2)" office:value-type="float" office:value="1000" calcext:value-type="float">
            <text:p>1000.0</text:p>
          </table:table-cell>
          <table:table-cell table:formula="of:=IF([.I$1]&lt;=200;[.H32];[.H32]+([.I$1]-200)/2)" office:value-type="float" office:value="1000" calcext:value-type="float">
            <text:p>1000.0</text:p>
          </table:table-cell>
          <table:table-cell table:formula="of:=IF([.J$1]&lt;=200;[.I32];[.I32]+([.J$1]-200)/2)" office:value-type="float" office:value="1000" calcext:value-type="float">
            <text:p>1000.0</text:p>
          </table:table-cell>
          <table:table-cell table:formula="of:=IF([.K$1]&lt;=200;[.J32];[.J32]+([.K$1]-200)/2)" office:value-type="float" office:value="1000" calcext:value-type="float">
            <text:p>1000.0</text:p>
          </table:table-cell>
          <table:table-cell table:formula="of:=IF([.L$1]&lt;=200;[.K32];[.K32]+([.L$1]-200)/2)" office:value-type="float" office:value="1000" calcext:value-type="float">
            <text:p>1000.0</text:p>
          </table:table-cell>
          <table:table-cell table:formula="of:=IF([.M$1]&lt;=200;[.L32];[.L32]+([.M$1]-200)/2)" office:value-type="float" office:value="1010" calcext:value-type="float">
            <text:p>1010.0</text:p>
          </table:table-cell>
          <table:table-cell table:formula="of:=IF([.N$1]&lt;=200;[.M32];[.M32]+([.N$1]-200)/2)" office:value-type="float" office:value="1030" calcext:value-type="float">
            <text:p>1030.0</text:p>
          </table:table-cell>
          <table:table-cell table:formula="of:=IF([.O$1]&lt;=200;[.N32];[.N32]+([.O$1]-200)/2)" office:value-type="float" office:value="1060" calcext:value-type="float">
            <text:p>1060.0</text:p>
          </table:table-cell>
          <table:table-cell table:formula="of:=IF([.P$1]&lt;=200;[.O32];[.O32]+([.P$1]-200)/2)" office:value-type="float" office:value="1100" calcext:value-type="float">
            <text:p>1100.0</text:p>
          </table:table-cell>
          <table:table-cell table:formula="of:=IF([.Q$1]&lt;=200;[.P32];[.P32]+([.Q$1]-200)/2)" office:value-type="float" office:value="1150" calcext:value-type="float">
            <text:p>1150.0</text:p>
          </table:table-cell>
          <table:table-cell table:formula="of:=IF([.R$1]&lt;=200;[.Q32];[.Q32]+([.R$1]-200)/2)" office:value-type="float" office:value="1210" calcext:value-type="float">
            <text:p>1210.0</text:p>
          </table:table-cell>
          <table:table-cell table:formula="of:=IF([.S$1]&lt;=200;[.R32];[.R32]+([.S$1]-200)/2)" office:value-type="float" office:value="1280" calcext:value-type="float">
            <text:p>1280.0</text:p>
          </table:table-cell>
          <table:table-cell table:formula="of:=IF([.T$1]&lt;=200;[.S32];[.S32]+([.T$1]-200)/2)" office:value-type="float" office:value="1360" calcext:value-type="float">
            <text:p>1360.0</text:p>
          </table:table-cell>
          <table:table-cell table:formula="of:=IF([.U$1]&lt;=200;[.T32];[.T32]+([.U$1]-200)/2)" office:value-type="float" office:value="1450" calcext:value-type="float">
            <text:p>1450.0</text:p>
          </table:table-cell>
          <table:table-cell table:formula="of:=IF([.V$1]&lt;=200;[.U32];[.U32]+([.V$1]-200)/2)" office:value-type="float" office:value="1550" calcext:value-type="float">
            <text:p>1550.0</text:p>
          </table:table-cell>
          <table:table-cell table:formula="of:=IF([.W$1]&lt;=200;[.V32];[.V32]+([.W$1]-200)/2)" office:value-type="float" office:value="1660" calcext:value-type="float">
            <text:p>1660.0</text:p>
          </table:table-cell>
          <table:table-cell table:formula="of:=IF([.X$1]&lt;=200;[.W32];[.W32]+([.X$1]-200)/2)" office:value-type="float" office:value="1780" calcext:value-type="float">
            <text:p>1780.0</text:p>
          </table:table-cell>
          <table:table-cell table:formula="of:=IF([.Y$1]&lt;=200;[.X32];[.X32]+([.Y$1]-200)/2)" office:value-type="float" office:value="1910" calcext:value-type="float">
            <text:p>1910.0</text:p>
          </table:table-cell>
          <table:table-cell table:formula="of:=IF([.Z$1]&lt;=200;[.Y32];[.Y32]+([.Z$1]-200)/2)" office:value-type="float" office:value="2050" calcext:value-type="float">
            <text:p>2050.0</text:p>
          </table:table-cell>
          <table:table-cell table:formula="of:=IF([.AA$1]&lt;=200;[.Z32];[.Z32]+([.AA$1]-200)/2)" office:value-type="float" office:value="2200" calcext:value-type="float">
            <text:p>2200.0</text:p>
          </table:table-cell>
          <table:table-cell table:formula="of:=IF([.AB$1]&lt;=200;[.AA32];[.AA32]+([.AB$1]-200)/2)" office:value-type="float" office:value="2360" calcext:value-type="float">
            <text:p>2360.0</text:p>
          </table:table-cell>
          <table:table-cell table:formula="of:=IF([.AC$1]&lt;=200;[.AB32];[.AB32]+([.AC$1]-200)/2)" office:value-type="float" office:value="2530" calcext:value-type="float">
            <text:p>2530.0</text:p>
          </table:table-cell>
          <table:table-cell table:formula="of:=IF([.AD$1]&lt;=200;[.AC32];[.AC32]+([.AD$1]-200)/2)" office:value-type="float" office:value="2710" calcext:value-type="float">
            <text:p>2710.0</text:p>
          </table:table-cell>
          <table:table-cell table:formula="of:=IF([.AE$1]&lt;=200;[.AD32];[.AD32]+([.AE$1]-200)/2)" office:value-type="float" office:value="2900" calcext:value-type="float">
            <text:p>2900.0</text:p>
          </table:table-cell>
          <table:table-cell table:formula="of:=IF([.AF$1]&lt;=200;[.AE32];[.AE32]+([.AF$1]-200)/2)" office:value-type="float" office:value="3100" calcext:value-type="float">
            <text:p>3100.0</text:p>
          </table:table-cell>
          <table:table-cell table:formula="of:=IF([.AG$1]&lt;=200;[.AF32];[.AF32]+([.AG$1]-200)/2)" office:value-type="float" office:value="3310" calcext:value-type="float">
            <text:p>3310.0</text:p>
          </table:table-cell>
          <table:table-cell table:formula="of:=IF([.AH$1]&lt;=200;[.AG32];[.AG32]+([.AH$1]-200)/2)" office:value-type="float" office:value="3530" calcext:value-type="float">
            <text:p>3530.0</text:p>
          </table:table-cell>
          <table:table-cell table:formula="of:=IF([.AI$1]&lt;=200;[.AH32];[.AH32]+([.AI$1]-200)/2)" office:value-type="float" office:value="3760" calcext:value-type="float">
            <text:p>3760.0</text:p>
          </table:table-cell>
          <table:table-cell table:formula="of:=IF([.AJ$1]&lt;=200;[.AI32];[.AI32]+([.AJ$1]-200)/2)" office:value-type="float" office:value="4000" calcext:value-type="float">
            <text:p>4000.0</text:p>
          </table:table-cell>
          <table:table-cell table:formula="of:=IF([.AK$1]&lt;=200;[.AJ32];[.AJ32]+([.AK$1]-200)/2)" office:value-type="float" office:value="4250" calcext:value-type="float">
            <text:p>4250.0</text:p>
          </table:table-cell>
          <table:table-cell table:formula="of:=IF([.AL$1]&lt;=200;[.AK32];[.AK32]+([.AL$1]-200)/2)" office:value-type="float" office:value="4510" calcext:value-type="float">
            <text:p>4510.0</text:p>
          </table:table-cell>
          <table:table-cell table:formula="of:=IF([.AM$1]&lt;=200;[.AL32];[.AL32]+([.AM$1]-200)/2)" office:value-type="float" office:value="4780" calcext:value-type="float">
            <text:p>4780.0</text:p>
          </table:table-cell>
          <table:table-cell table:formula="of:=IF([.AN$1]&lt;=200;[.AM32];[.AM32]+([.AN$1]-200)/2)" office:value-type="float" office:value="5060" calcext:value-type="float">
            <text:p>5060.0</text:p>
          </table:table-cell>
          <table:table-cell table:formula="of:=IF([.AO$1]&lt;=200;[.AN32];[.AN32]+([.AO$1]-200)/2)" office:value-type="float" office:value="5350" calcext:value-type="float">
            <text:p>5350.0</text:p>
          </table:table-cell>
          <table:table-cell table:formula="of:=IF([.AP$1]&lt;=200;[.AO32];[.AO32]+([.AP$1]-200)/2)" office:value-type="float" office:value="5650" calcext:value-type="float">
            <text:p>5650.0</text:p>
          </table:table-cell>
          <table:table-cell table:formula="of:=IF([.AQ$1]&lt;=200;[.AP32];[.AP32]+([.AQ$1]-200)/2)" office:value-type="float" office:value="5960" calcext:value-type="float">
            <text:p>5960.0</text:p>
          </table:table-cell>
          <table:table-cell table:formula="of:=IF([.AR$1]&lt;=200;[.AQ32];[.AQ32]+([.AR$1]-200)/2)" office:value-type="float" office:value="6280" calcext:value-type="float">
            <text:p>6280.0</text:p>
          </table:table-cell>
          <table:table-cell table:formula="of:=IF([.AS$1]&lt;=200;[.AR32];[.AR32]+([.AS$1]-200)/2)" office:value-type="float" office:value="6610" calcext:value-type="float">
            <text:p>6610.0</text:p>
          </table:table-cell>
          <table:table-cell table:formula="of:=IF([.AT$1]&lt;=200;[.AS32];[.AS32]+([.AT$1]-200)/2)" office:value-type="float" office:value="6950" calcext:value-type="float">
            <text:p>6950.0</text:p>
          </table:table-cell>
          <table:table-cell table:formula="of:=IF([.AU$1]&lt;=200;[.AT32];[.AT32]+([.AU$1]-200)/2)" office:value-type="float" office:value="7300" calcext:value-type="float">
            <text:p>7300.0</text:p>
          </table:table-cell>
          <table:table-cell table:formula="of:=IF([.AV$1]&lt;=200;[.AU32];[.AU32]+([.AV$1]-200)/2)" office:value-type="float" office:value="7660" calcext:value-type="float">
            <text:p>7660.0</text:p>
          </table:table-cell>
          <table:table-cell table:formula="of:=IF([.AW$1]&lt;=200;[.AV32];[.AV32]+([.AW$1]-200)/2)" office:value-type="float" office:value="8030" calcext:value-type="float">
            <text:p>8030.0</text:p>
          </table:table-cell>
          <table:table-cell table:formula="of:=IF([.AX$1]&lt;=200;[.AW32];[.AW32]+([.AX$1]-200)/2)" office:value-type="float" office:value="8410" calcext:value-type="float">
            <text:p>8410.0</text:p>
          </table:table-cell>
          <table:table-cell table:formula="of:=IF([.AY$1]&lt;=200;[.AX32];[.AX32]+([.AY$1]-200)/2)" office:value-type="float" office:value="8800" calcext:value-type="float">
            <text:p>8800.0</text:p>
          </table:table-cell>
          <table:table-cell table:formula="of:=IF([.AZ$1]&lt;=200;[.AY32];[.AY32]+([.AZ$1]-200)/2)" office:value-type="float" office:value="9200" calcext:value-type="float">
            <text:p>9200.0</text:p>
          </table:table-cell>
          <table:table-cell table:number-columns-repeated="972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" table:style-name="ta3">
        <office:forms form:automatic-focus="false" form:apply-design-mode="false"/>
        <table:table-column table:style-name="co6" table:default-cell-style-name="ce5"/>
        <table:table-column table:style-name="co7" table:number-columns-repeated="51" table:default-cell-style-name="ce6"/>
        <table:table-column table:style-name="co8" table:number-columns-repeated="972" table:default-cell-style-name="ce6"/>
        <table:table-row table:style-name="ro4">
          <table:table-cell office:value-type="string" calcext:value-type="string">
            <text:p>EM9 \ EPE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80" calcext:value-type="float">
            <text:p>80.0</text:p>
          </table:table-cell>
          <table:table-cell table:style-name="ce5" office:value-type="float" office:value="100" calcext:value-type="float">
            <text:p>100.0</text:p>
          </table:table-cell>
          <table:table-cell table:style-name="ce5" office:value-type="float" office:value="120" calcext:value-type="float">
            <text:p>120.0</text:p>
          </table:table-cell>
          <table:table-cell table:style-name="ce5" office:value-type="float" office:value="140" calcext:value-type="float">
            <text:p>140.0</text:p>
          </table:table-cell>
          <table:table-cell table:style-name="ce5" office:value-type="float" office:value="160" calcext:value-type="float">
            <text:p>160.0</text:p>
          </table:table-cell>
          <table:table-cell table:style-name="ce5" office:value-type="float" office:value="180" calcext:value-type="float">
            <text:p>180.0</text:p>
          </table:table-cell>
          <table:table-cell table:style-name="ce5" office:value-type="float" office:value="200" calcext:value-type="float">
            <text:p>200.0</text:p>
          </table:table-cell>
          <table:table-cell table:style-name="ce5" office:value-type="float" office:value="220" calcext:value-type="float">
            <text:p>220.0</text:p>
          </table:table-cell>
          <table:table-cell table:style-name="ce5" office:value-type="float" office:value="240" calcext:value-type="float">
            <text:p>240.0</text:p>
          </table:table-cell>
          <table:table-cell table:style-name="ce5" office:value-type="float" office:value="260" calcext:value-type="float">
            <text:p>260.0</text:p>
          </table:table-cell>
          <table:table-cell table:style-name="ce5" office:value-type="float" office:value="280" calcext:value-type="float">
            <text:p>280.0</text:p>
          </table:table-cell>
          <table:table-cell table:style-name="ce5" office:value-type="float" office:value="300" calcext:value-type="float">
            <text:p>300.0</text:p>
          </table:table-cell>
          <table:table-cell table:style-name="ce5" office:value-type="float" office:value="320" calcext:value-type="float">
            <text:p>320.0</text:p>
          </table:table-cell>
          <table:table-cell table:style-name="ce5" office:value-type="float" office:value="340" calcext:value-type="float">
            <text:p>340.0</text:p>
          </table:table-cell>
          <table:table-cell table:style-name="ce5" office:value-type="float" office:value="360" calcext:value-type="float">
            <text:p>360.0</text:p>
          </table:table-cell>
          <table:table-cell table:style-name="ce5" office:value-type="float" office:value="380" calcext:value-type="float">
            <text:p>380.0</text:p>
          </table:table-cell>
          <table:table-cell table:style-name="ce5" office:value-type="float" office:value="400" calcext:value-type="float">
            <text:p>400.0</text:p>
          </table:table-cell>
          <table:table-cell table:style-name="ce5" office:value-type="float" office:value="420" calcext:value-type="float">
            <text:p>420.0</text:p>
          </table:table-cell>
          <table:table-cell table:style-name="ce5" office:value-type="float" office:value="440" calcext:value-type="float">
            <text:p>440.0</text:p>
          </table:table-cell>
          <table:table-cell table:style-name="ce5" office:value-type="float" office:value="460" calcext:value-type="float">
            <text:p>460.0</text:p>
          </table:table-cell>
          <table:table-cell table:style-name="ce5" office:value-type="float" office:value="480" calcext:value-type="float">
            <text:p>480.0</text:p>
          </table:table-cell>
          <table:table-cell table:style-name="ce5" office:value-type="float" office:value="500" calcext:value-type="float">
            <text:p>500.0</text:p>
          </table:table-cell>
          <table:table-cell table:style-name="ce5" office:value-type="float" office:value="520" calcext:value-type="float">
            <text:p>520.0</text:p>
          </table:table-cell>
          <table:table-cell table:style-name="ce5" office:value-type="float" office:value="540" calcext:value-type="float">
            <text:p>540.0</text:p>
          </table:table-cell>
          <table:table-cell table:style-name="ce5" office:value-type="float" office:value="560" calcext:value-type="float">
            <text:p>560.0</text:p>
          </table:table-cell>
          <table:table-cell table:style-name="ce5" office:value-type="float" office:value="580" calcext:value-type="float">
            <text:p>580.0</text:p>
          </table:table-cell>
          <table:table-cell table:style-name="ce5" office:value-type="float" office:value="600" calcext:value-type="float">
            <text:p>600.0</text:p>
          </table:table-cell>
          <table:table-cell table:style-name="ce5" office:value-type="float" office:value="620" calcext:value-type="float">
            <text:p>620.0</text:p>
          </table:table-cell>
          <table:table-cell table:style-name="ce5" office:value-type="float" office:value="640" calcext:value-type="float">
            <text:p>640.0</text:p>
          </table:table-cell>
          <table:table-cell table:style-name="ce5" office:value-type="float" office:value="660" calcext:value-type="float">
            <text:p>660.0</text:p>
          </table:table-cell>
          <table:table-cell table:style-name="ce5" office:value-type="float" office:value="680" calcext:value-type="float">
            <text:p>680.0</text:p>
          </table:table-cell>
          <table:table-cell table:style-name="ce5" office:value-type="float" office:value="700" calcext:value-type="float">
            <text:p>700.0</text:p>
          </table:table-cell>
          <table:table-cell table:style-name="ce5" office:value-type="float" office:value="720" calcext:value-type="float">
            <text:p>720.0</text:p>
          </table:table-cell>
          <table:table-cell table:style-name="ce5" office:value-type="float" office:value="740" calcext:value-type="float">
            <text:p>740.0</text:p>
          </table:table-cell>
          <table:table-cell table:style-name="ce5" office:value-type="float" office:value="760" calcext:value-type="float">
            <text:p>760.0</text:p>
          </table:table-cell>
          <table:table-cell table:style-name="ce5" office:value-type="float" office:value="780" calcext:value-type="float">
            <text:p>780.0</text:p>
          </table:table-cell>
          <table:table-cell table:style-name="ce5" office:value-type="float" office:value="800" calcext:value-type="float">
            <text:p>800.0</text:p>
          </table:table-cell>
          <table:table-cell table:style-name="ce5" office:value-type="float" office:value="820" calcext:value-type="float">
            <text:p>820.0</text:p>
          </table:table-cell>
          <table:table-cell table:style-name="ce5" office:value-type="float" office:value="840" calcext:value-type="float">
            <text:p>840.0</text:p>
          </table:table-cell>
          <table:table-cell table:style-name="ce5" office:value-type="float" office:value="860" calcext:value-type="float">
            <text:p>860.0</text:p>
          </table:table-cell>
          <table:table-cell table:style-name="ce5" office:value-type="float" office:value="880" calcext:value-type="float">
            <text:p>880.0</text:p>
          </table:table-cell>
          <table:table-cell table:style-name="ce5" office:value-type="float" office:value="900" calcext:value-type="float">
            <text:p>900.0</text:p>
          </table:table-cell>
          <table:table-cell table:style-name="ce5" office:value-type="float" office:value="920" calcext:value-type="float">
            <text:p>920.0</text:p>
          </table:table-cell>
          <table:table-cell table:style-name="ce5" office:value-type="float" office:value="940" calcext:value-type="float">
            <text:p>940.0</text:p>
          </table:table-cell>
          <table:table-cell table:style-name="ce5" office:value-type="float" office:value="960" calcext:value-type="float">
            <text:p>960.0</text:p>
          </table:table-cell>
          <table:table-cell table:style-name="ce5" office:value-type="float" office:value="980" calcext:value-type="float">
            <text:p>980.0</text:p>
          </table:table-cell>
          <table:table-cell table:style-name="ce5" office:value-type="float" office:value="1000" calcext:value-type="float">
            <text:p>1000.0</text:p>
          </table:table-cell>
          <table:table-cell table:style-name="ce5" table:number-columns-repeated="972"/>
        </table:table-row>
        <table:table-row table:style-name="ro4">
          <table:table-cell office:value-type="float" office:value="400" calcext:value-type="float">
            <text:p>400.0</text:p>
          </table:table-cell>
          <table:table-cell table:formula="of:=17/(15/[E10.$A2]+2/[E10.B2])" office:value-type="float" office:value="400" calcext:value-type="float">
            <text:p>400.0</text:p>
          </table:table-cell>
          <table:table-cell table:formula="of:=17/(15/[E10.$A2]+2/[E10.C2])" office:value-type="float" office:value="400" calcext:value-type="float">
            <text:p>400.0</text:p>
          </table:table-cell>
          <table:table-cell table:formula="of:=17/(15/[E10.$A2]+2/[E10.D2])" office:value-type="float" office:value="400" calcext:value-type="float">
            <text:p>400.0</text:p>
          </table:table-cell>
          <table:table-cell table:formula="of:=17/(15/[E10.$A2]+2/[E10.E2])" office:value-type="float" office:value="400" calcext:value-type="float">
            <text:p>400.0</text:p>
          </table:table-cell>
          <table:table-cell table:formula="of:=17/(15/[E10.$A2]+2/[E10.F2])" office:value-type="float" office:value="400" calcext:value-type="float">
            <text:p>400.0</text:p>
          </table:table-cell>
          <table:table-cell table:formula="of:=17/(15/[E10.$A2]+2/[E10.G2])" office:value-type="float" office:value="400" calcext:value-type="float">
            <text:p>400.0</text:p>
          </table:table-cell>
          <table:table-cell table:formula="of:=17/(15/[E10.$A2]+2/[E10.H2])" office:value-type="float" office:value="400" calcext:value-type="float">
            <text:p>400.0</text:p>
          </table:table-cell>
          <table:table-cell table:formula="of:=17/(15/[E10.$A2]+2/[E10.I2])" office:value-type="float" office:value="400" calcext:value-type="float">
            <text:p>400.0</text:p>
          </table:table-cell>
          <table:table-cell table:formula="of:=17/(15/[E10.$A2]+2/[E10.J2])" office:value-type="float" office:value="400" calcext:value-type="float">
            <text:p>400.0</text:p>
          </table:table-cell>
          <table:table-cell table:formula="of:=17/(15/[E10.$A2]+2/[E10.K2])" office:value-type="float" office:value="400" calcext:value-type="float">
            <text:p>400.0</text:p>
          </table:table-cell>
          <table:table-cell table:formula="of:=17/(15/[E10.$A2]+2/[E10.L2])" office:value-type="float" office:value="400" calcext:value-type="float">
            <text:p>400.0</text:p>
          </table:table-cell>
          <table:table-cell table:formula="of:=17/(15/[E10.$A2]+2/[E10.M2])" office:value-type="float" office:value="401.151079136691" calcext:value-type="float">
            <text:p>401.2</text:p>
          </table:table-cell>
          <table:table-cell table:formula="of:=17/(15/[E10.$A2]+2/[E10.N2])" office:value-type="float" office:value="403.310344827586" calcext:value-type="float">
            <text:p>403.3</text:p>
          </table:table-cell>
          <table:table-cell table:formula="of:=17/(15/[E10.$A2]+2/[E10.O2])" office:value-type="float" office:value="406.233766233766" calcext:value-type="float">
            <text:p>406.2</text:p>
          </table:table-cell>
          <table:table-cell table:formula="of:=17/(15/[E10.$A2]+2/[E10.P2])" office:value-type="float" office:value="409.638554216868" calcext:value-type="float">
            <text:p>409.6</text:p>
          </table:table-cell>
          <table:table-cell table:formula="of:=17/(15/[E10.$A2]+2/[E10.Q2])" office:value-type="float" office:value="413.259668508287" calcext:value-type="float">
            <text:p>413.3</text:p>
          </table:table-cell>
          <table:table-cell table:formula="of:=17/(15/[E10.$A2]+2/[E10.R2])" office:value-type="float" office:value="416.884422110553" calcext:value-type="float">
            <text:p>416.9</text:p>
          </table:table-cell>
          <table:table-cell table:formula="of:=17/(15/[E10.$A2]+2/[E10.S2])" office:value-type="float" office:value="420.363636363636" calcext:value-type="float">
            <text:p>420.4</text:p>
          </table:table-cell>
          <table:table-cell table:formula="of:=17/(15/[E10.$A2]+2/[E10.T2])" office:value-type="float" office:value="423.606557377049" calcext:value-type="float">
            <text:p>423.6</text:p>
          </table:table-cell>
          <table:table-cell table:formula="of:=17/(15/[E10.$A2]+2/[E10.U2])" office:value-type="float" office:value="426.568265682657" calcext:value-type="float">
            <text:p>426.6</text:p>
          </table:table-cell>
          <table:table-cell table:formula="of:=17/(15/[E10.$A2]+2/[E10.V2])" office:value-type="float" office:value="429.235880398671" calcext:value-type="float">
            <text:p>429.2</text:p>
          </table:table-cell>
          <table:table-cell table:formula="of:=17/(15/[E10.$A2]+2/[E10.W2])" office:value-type="float" office:value="431.616766467066" calcext:value-type="float">
            <text:p>431.6</text:p>
          </table:table-cell>
          <table:table-cell table:formula="of:=17/(15/[E10.$A2]+2/[E10.X2])" office:value-type="float" office:value="433.72972972973" calcext:value-type="float">
            <text:p>433.7</text:p>
          </table:table-cell>
          <table:table-cell table:formula="of:=17/(15/[E10.$A2]+2/[E10.Y2])" office:value-type="float" office:value="435.59902200489" calcext:value-type="float">
            <text:p>435.6</text:p>
          </table:table-cell>
          <table:table-cell table:formula="of:=17/(15/[E10.$A2]+2/[E10.Z2])" office:value-type="float" office:value="437.250554323725" calcext:value-type="float">
            <text:p>437.3</text:p>
          </table:table-cell>
          <table:table-cell table:formula="of:=17/(15/[E10.$A2]+2/[E10.AA2])" office:value-type="float" office:value="438.709677419355" calcext:value-type="float">
            <text:p>438.7</text:p>
          </table:table-cell>
          <table:table-cell table:formula="of:=17/(15/[E10.$A2]+2/[E10.AB2])" office:value-type="float" office:value="440" calcext:value-type="float">
            <text:p>440.0</text:p>
          </table:table-cell>
          <table:table-cell table:formula="of:=17/(15/[E10.$A2]+2/[E10.AC2])" office:value-type="float" office:value="441.142857142857" calcext:value-type="float">
            <text:p>441.1</text:p>
          </table:table-cell>
          <table:table-cell table:formula="of:=17/(15/[E10.$A2]+2/[E10.AD2])" office:value-type="float" office:value="442.157164869029" calcext:value-type="float">
            <text:p>442.2</text:p>
          </table:table-cell>
          <table:table-cell table:formula="of:=17/(15/[E10.$A2]+2/[E10.AE2])" office:value-type="float" office:value="443.059490084986" calcext:value-type="float">
            <text:p>443.1</text:p>
          </table:table-cell>
          <table:table-cell table:formula="of:=17/(15/[E10.$A2]+2/[E10.AF2])" office:value-type="float" office:value="443.864229765013" calcext:value-type="float">
            <text:p>443.9</text:p>
          </table:table-cell>
          <table:table-cell table:formula="of:=17/(15/[E10.$A2]+2/[E10.AG2])" office:value-type="float" office:value="444.583835946924" calcext:value-type="float">
            <text:p>444.6</text:p>
          </table:table-cell>
          <table:table-cell table:formula="of:=17/(15/[E10.$A2]+2/[E10.AH2])" office:value-type="float" office:value="445.22905027933" calcext:value-type="float">
            <text:p>445.2</text:p>
          </table:table-cell>
          <table:table-cell table:formula="of:=17/(15/[E10.$A2]+2/[E10.AI2])" office:value-type="float" office:value="445.809128630705" calcext:value-type="float">
            <text:p>445.8</text:p>
          </table:table-cell>
          <table:table-cell table:formula="of:=17/(15/[E10.$A2]+2/[E10.AJ2])" office:value-type="float" office:value="446.332046332046" calcext:value-type="float">
            <text:p>446.3</text:p>
          </table:table-cell>
          <table:table-cell table:formula="of:=17/(15/[E10.$A2]+2/[E10.AK2])" office:value-type="float" office:value="446.804680468047" calcext:value-type="float">
            <text:p>446.8</text:p>
          </table:table-cell>
          <table:table-cell table:formula="of:=17/(15/[E10.$A2]+2/[E10.AL2])" office:value-type="float" office:value="447.232968881413" calcext:value-type="float">
            <text:p>447.2</text:p>
          </table:table-cell>
          <table:table-cell table:formula="of:=17/(15/[E10.$A2]+2/[E10.AM2])" office:value-type="float" office:value="447.622047244095" calcext:value-type="float">
            <text:p>447.6</text:p>
          </table:table-cell>
          <table:table-cell table:formula="of:=17/(15/[E10.$A2]+2/[E10.AN2])" office:value-type="float" office:value="447.976366322009" calcext:value-type="float">
            <text:p>448.0</text:p>
          </table:table-cell>
          <table:table-cell table:formula="of:=17/(15/[E10.$A2]+2/[E10.AO2])" office:value-type="float" office:value="448.299791811242" calcext:value-type="float">
            <text:p>448.3</text:p>
          </table:table-cell>
          <table:table-cell table:formula="of:=17/(15/[E10.$A2]+2/[E10.AP2])" office:value-type="float" office:value="448.595689092097" calcext:value-type="float">
            <text:p>448.6</text:p>
          </table:table-cell>
          <table:table-cell table:formula="of:=17/(15/[E10.$A2]+2/[E10.AQ2])" office:value-type="float" office:value="448.866995073892" calcext:value-type="float">
            <text:p>448.9</text:p>
          </table:table-cell>
          <table:table-cell table:formula="of:=17/(15/[E10.$A2]+2/[E10.AR2])" office:value-type="float" office:value="449.116279069767" calcext:value-type="float">
            <text:p>449.1</text:p>
          </table:table-cell>
          <table:table-cell table:formula="of:=17/(15/[E10.$A2]+2/[E10.AS2])" office:value-type="float" office:value="449.345794392523" calcext:value-type="float">
            <text:p>449.3</text:p>
          </table:table-cell>
          <table:table-cell table:formula="of:=17/(15/[E10.$A2]+2/[E10.AT2])" office:value-type="float" office:value="449.557522123894" calcext:value-type="float">
            <text:p>449.6</text:p>
          </table:table-cell>
          <table:table-cell table:formula="of:=17/(15/[E10.$A2]+2/[E10.AU2])" office:value-type="float" office:value="449.753208292201" calcext:value-type="float">
            <text:p>449.8</text:p>
          </table:table-cell>
          <table:table-cell table:formula="of:=17/(15/[E10.$A2]+2/[E10.AV2])" office:value-type="float" office:value="449.934395501406" calcext:value-type="float">
            <text:p>449.9</text:p>
          </table:table-cell>
          <table:table-cell table:formula="of:=17/(15/[E10.$A2]+2/[E10.AW2])" office:value-type="float" office:value="450.102449888641" calcext:value-type="float">
            <text:p>450.1</text:p>
          </table:table-cell>
          <table:table-cell table:formula="of:=17/(15/[E10.$A2]+2/[E10.AX2])" office:value-type="float" office:value="450.258584145825" calcext:value-type="float">
            <text:p>450.3</text:p>
          </table:table-cell>
          <table:table-cell table:formula="of:=17/(15/[E10.$A2]+2/[E10.AY2])" office:value-type="float" office:value="450.403877221325" calcext:value-type="float">
            <text:p>450.4</text:p>
          </table:table-cell>
          <table:table-cell table:formula="of:=17/(15/[E10.$A2]+2/[E10.AZ2])" office:value-type="float" office:value="450.539291217257" calcext:value-type="float">
            <text:p>450.5</text:p>
          </table:table-cell>
          <table:table-cell table:number-columns-repeated="972"/>
        </table:table-row>
        <table:table-row table:style-name="ro4">
          <table:table-cell office:value-type="float" office:value="420" calcext:value-type="float">
            <text:p>420.0</text:p>
          </table:table-cell>
          <table:table-cell table:formula="of:=17/(15/[E10.$A3]+2/[E10.B3])" office:value-type="float" office:value="420" calcext:value-type="float">
            <text:p>420.0</text:p>
          </table:table-cell>
          <table:table-cell table:formula="of:=17/(15/[E10.$A3]+2/[E10.C3])" office:value-type="float" office:value="420" calcext:value-type="float">
            <text:p>420.0</text:p>
          </table:table-cell>
          <table:table-cell table:formula="of:=17/(15/[E10.$A3]+2/[E10.D3])" office:value-type="float" office:value="420" calcext:value-type="float">
            <text:p>420.0</text:p>
          </table:table-cell>
          <table:table-cell table:formula="of:=17/(15/[E10.$A3]+2/[E10.E3])" office:value-type="float" office:value="420" calcext:value-type="float">
            <text:p>420.0</text:p>
          </table:table-cell>
          <table:table-cell table:formula="of:=17/(15/[E10.$A3]+2/[E10.F3])" office:value-type="float" office:value="420" calcext:value-type="float">
            <text:p>420.0</text:p>
          </table:table-cell>
          <table:table-cell table:formula="of:=17/(15/[E10.$A3]+2/[E10.G3])" office:value-type="float" office:value="420" calcext:value-type="float">
            <text:p>420.0</text:p>
          </table:table-cell>
          <table:table-cell table:formula="of:=17/(15/[E10.$A3]+2/[E10.H3])" office:value-type="float" office:value="420" calcext:value-type="float">
            <text:p>420.0</text:p>
          </table:table-cell>
          <table:table-cell table:formula="of:=17/(15/[E10.$A3]+2/[E10.I3])" office:value-type="float" office:value="420" calcext:value-type="float">
            <text:p>420.0</text:p>
          </table:table-cell>
          <table:table-cell table:formula="of:=17/(15/[E10.$A3]+2/[E10.J3])" office:value-type="float" office:value="420" calcext:value-type="float">
            <text:p>420.0</text:p>
          </table:table-cell>
          <table:table-cell table:formula="of:=17/(15/[E10.$A3]+2/[E10.K3])" office:value-type="float" office:value="420" calcext:value-type="float">
            <text:p>420.0</text:p>
          </table:table-cell>
          <table:table-cell table:formula="of:=17/(15/[E10.$A3]+2/[E10.L3])" office:value-type="float" office:value="420" calcext:value-type="float">
            <text:p>420.0</text:p>
          </table:table-cell>
          <table:table-cell table:formula="of:=17/(15/[E10.$A3]+2/[E10.M3])" office:value-type="float" office:value="421.152263374486" calcext:value-type="float">
            <text:p>421.2</text:p>
          </table:table-cell>
          <table:table-cell table:formula="of:=17/(15/[E10.$A3]+2/[E10.N3])" office:value-type="float" office:value="423.320158102767" calcext:value-type="float">
            <text:p>423.3</text:p>
          </table:table-cell>
          <table:table-cell table:formula="of:=17/(15/[E10.$A3]+2/[E10.O3])" office:value-type="float" office:value="426.268656716418" calcext:value-type="float">
            <text:p>426.3</text:p>
          </table:table-cell>
          <table:table-cell table:formula="of:=17/(15/[E10.$A3]+2/[E10.P3])" office:value-type="float" office:value="429.722222222222" calcext:value-type="float">
            <text:p>429.7</text:p>
          </table:table-cell>
          <table:table-cell table:formula="of:=17/(15/[E10.$A3]+2/[E10.Q3])" office:value-type="float" office:value="433.418530351438" calcext:value-type="float">
            <text:p>433.4</text:p>
          </table:table-cell>
          <table:table-cell table:formula="of:=17/(15/[E10.$A3]+2/[E10.R3])" office:value-type="float" office:value="437.142857142857" calcext:value-type="float">
            <text:p>437.1</text:p>
          </table:table-cell>
          <table:table-cell table:formula="of:=17/(15/[E10.$A3]+2/[E10.S3])" office:value-type="float" office:value="440.740740740741" calcext:value-type="float">
            <text:p>440.7</text:p>
          </table:table-cell>
          <table:table-cell table:formula="of:=17/(15/[E10.$A3]+2/[E10.T3])" office:value-type="float" office:value="444.114832535885" calcext:value-type="float">
            <text:p>444.1</text:p>
          </table:table-cell>
          <table:table-cell table:formula="of:=17/(15/[E10.$A3]+2/[E10.U3])" office:value-type="float" office:value="447.213822894169" calcext:value-type="float">
            <text:p>447.2</text:p>
          </table:table-cell>
          <table:table-cell table:formula="of:=17/(15/[E10.$A3]+2/[E10.V3])" office:value-type="float" office:value="450.019493177388" calcext:value-type="float">
            <text:p>450.0</text:p>
          </table:table-cell>
          <table:table-cell table:formula="of:=17/(15/[E10.$A3]+2/[E10.W3])" office:value-type="float" office:value="452.535211267606" calcext:value-type="float">
            <text:p>452.5</text:p>
          </table:table-cell>
          <table:table-cell table:formula="of:=17/(15/[E10.$A3]+2/[E10.X3])" office:value-type="float" office:value="454.777070063694" calcext:value-type="float">
            <text:p>454.8</text:p>
          </table:table-cell>
          <table:table-cell table:formula="of:=17/(15/[E10.$A3]+2/[E10.Y3])" office:value-type="float" office:value="456.767676767677" calcext:value-type="float">
            <text:p>456.8</text:p>
          </table:table-cell>
          <table:table-cell table:formula="of:=17/(15/[E10.$A3]+2/[E10.Z3])" office:value-type="float" office:value="458.532110091743" calcext:value-type="float">
            <text:p>458.5</text:p>
          </table:table-cell>
          <table:table-cell table:formula="of:=17/(15/[E10.$A3]+2/[E10.AA3])" office:value-type="float" office:value="460.095465393795" calcext:value-type="float">
            <text:p>460.1</text:p>
          </table:table-cell>
          <table:table-cell table:formula="of:=17/(15/[E10.$A3]+2/[E10.AB3])" office:value-type="float" office:value="461.481481481482" calcext:value-type="float">
            <text:p>461.5</text:p>
          </table:table-cell>
          <table:table-cell table:formula="of:=17/(15/[E10.$A3]+2/[E10.AC3])" office:value-type="float" office:value="462.71186440678" calcext:value-type="float">
            <text:p>462.7</text:p>
          </table:table-cell>
          <table:table-cell table:formula="of:=17/(15/[E10.$A3]+2/[E10.AD3])" office:value-type="float" office:value="463.80603842635" calcext:value-type="float">
            <text:p>463.8</text:p>
          </table:table-cell>
          <table:table-cell table:formula="of:=17/(15/[E10.$A3]+2/[E10.AE3])" office:value-type="float" office:value="464.781144781145" calcext:value-type="float">
            <text:p>464.8</text:p>
          </table:table-cell>
          <table:table-cell table:formula="of:=17/(15/[E10.$A3]+2/[E10.AF3])" office:value-type="float" office:value="465.652173913044" calcext:value-type="float">
            <text:p>465.7</text:p>
          </table:table-cell>
          <table:table-cell table:formula="of:=17/(15/[E10.$A3]+2/[E10.AG3])" office:value-type="float" office:value="466.43216080402" calcext:value-type="float">
            <text:p>466.4</text:p>
          </table:table-cell>
          <table:table-cell table:formula="of:=17/(15/[E10.$A3]+2/[E10.AH3])" office:value-type="float" office:value="467.132401862941" calcext:value-type="float">
            <text:p>467.1</text:p>
          </table:table-cell>
          <table:table-cell table:formula="of:=17/(15/[E10.$A3]+2/[E10.AI3])" office:value-type="float" office:value="467.762669962917" calcext:value-type="float">
            <text:p>467.8</text:p>
          </table:table-cell>
          <table:table-cell table:formula="of:=17/(15/[E10.$A3]+2/[E10.AJ3])" office:value-type="float" office:value="468.331415420023" calcext:value-type="float">
            <text:p>468.3</text:p>
          </table:table-cell>
          <table:table-cell table:formula="of:=17/(15/[E10.$A3]+2/[E10.AK3])" office:value-type="float" office:value="468.845947396672" calcext:value-type="float">
            <text:p>468.8</text:p>
          </table:table-cell>
          <table:table-cell table:formula="of:=17/(15/[E10.$A3]+2/[E10.AL3])" office:value-type="float" office:value="469.312594079278" calcext:value-type="float">
            <text:p>469.3</text:p>
          </table:table-cell>
          <table:table-cell table:formula="of:=17/(15/[E10.$A3]+2/[E10.AM3])" office:value-type="float" office:value="469.736842105263" calcext:value-type="float">
            <text:p>469.7</text:p>
          </table:table-cell>
          <table:table-cell table:formula="of:=17/(15/[E10.$A3]+2/[E10.AN3])" office:value-type="float" office:value="470.123456790124" calcext:value-type="float">
            <text:p>470.1</text:p>
          </table:table-cell>
          <table:table-cell table:formula="of:=17/(15/[E10.$A3]+2/[E10.AO3])" office:value-type="float" office:value="470.476585163697" calcext:value-type="float">
            <text:p>470.5</text:p>
          </table:table-cell>
          <table:table-cell table:formula="of:=17/(15/[E10.$A3]+2/[E10.AP3])" office:value-type="float" office:value="470.799843932891" calcext:value-type="float">
            <text:p>470.8</text:p>
          </table:table-cell>
          <table:table-cell table:formula="of:=17/(15/[E10.$A3]+2/[E10.AQ3])" office:value-type="float" office:value="471.096394407653" calcext:value-type="float">
            <text:p>471.1</text:p>
          </table:table-cell>
          <table:table-cell table:formula="of:=17/(15/[E10.$A3]+2/[E10.AR3])" office:value-type="float" office:value="471.369006254343" calcext:value-type="float">
            <text:p>471.4</text:p>
          </table:table-cell>
          <table:table-cell table:formula="of:=17/(15/[E10.$A3]+2/[E10.AS3])" office:value-type="float" office:value="471.620111731844" calcext:value-type="float">
            <text:p>471.6</text:p>
          </table:table-cell>
          <table:table-cell table:formula="of:=17/(15/[E10.$A3]+2/[E10.AT3])" office:value-type="float" office:value="471.851851851852" calcext:value-type="float">
            <text:p>471.9</text:p>
          </table:table-cell>
          <table:table-cell table:formula="of:=17/(15/[E10.$A3]+2/[E10.AU3])" office:value-type="float" office:value="472.066115702479" calcext:value-type="float">
            <text:p>472.1</text:p>
          </table:table-cell>
          <table:table-cell table:formula="of:=17/(15/[E10.$A3]+2/[E10.AV3])" office:value-type="float" office:value="472.264573991031" calcext:value-type="float">
            <text:p>472.3</text:p>
          </table:table-cell>
          <table:table-cell table:formula="of:=17/(15/[E10.$A3]+2/[E10.AW3])" office:value-type="float" office:value="472.448707700506" calcext:value-type="float">
            <text:p>472.4</text:p>
          </table:table-cell>
          <table:table-cell table:formula="of:=17/(15/[E10.$A3]+2/[E10.AX3])" office:value-type="float" office:value="472.61983261476" calcext:value-type="float">
            <text:p>472.6</text:p>
          </table:table-cell>
          <table:table-cell table:formula="of:=17/(15/[E10.$A3]+2/[E10.AY3])" office:value-type="float" office:value="472.779120347994" calcext:value-type="float">
            <text:p>472.8</text:p>
          </table:table-cell>
          <table:table-cell table:formula="of:=17/(15/[E10.$A3]+2/[E10.AZ3])" office:value-type="float" office:value="472.927616413094" calcext:value-type="float">
            <text:p>472.9</text:p>
          </table:table-cell>
          <table:table-cell table:number-columns-repeated="972"/>
        </table:table-row>
        <table:table-row table:style-name="ro4">
          <table:table-cell office:value-type="float" office:value="440" calcext:value-type="float">
            <text:p>440.0</text:p>
          </table:table-cell>
          <table:table-cell table:formula="of:=17/(15/[E10.$A4]+2/[E10.B4])" office:value-type="float" office:value="440" calcext:value-type="float">
            <text:p>440.0</text:p>
          </table:table-cell>
          <table:table-cell table:formula="of:=17/(15/[E10.$A4]+2/[E10.C4])" office:value-type="float" office:value="440" calcext:value-type="float">
            <text:p>440.0</text:p>
          </table:table-cell>
          <table:table-cell table:formula="of:=17/(15/[E10.$A4]+2/[E10.D4])" office:value-type="float" office:value="440" calcext:value-type="float">
            <text:p>440.0</text:p>
          </table:table-cell>
          <table:table-cell table:formula="of:=17/(15/[E10.$A4]+2/[E10.E4])" office:value-type="float" office:value="440" calcext:value-type="float">
            <text:p>440.0</text:p>
          </table:table-cell>
          <table:table-cell table:formula="of:=17/(15/[E10.$A4]+2/[E10.F4])" office:value-type="float" office:value="440" calcext:value-type="float">
            <text:p>440.0</text:p>
          </table:table-cell>
          <table:table-cell table:formula="of:=17/(15/[E10.$A4]+2/[E10.G4])" office:value-type="float" office:value="440" calcext:value-type="float">
            <text:p>440.0</text:p>
          </table:table-cell>
          <table:table-cell table:formula="of:=17/(15/[E10.$A4]+2/[E10.H4])" office:value-type="float" office:value="440" calcext:value-type="float">
            <text:p>440.0</text:p>
          </table:table-cell>
          <table:table-cell table:formula="of:=17/(15/[E10.$A4]+2/[E10.I4])" office:value-type="float" office:value="440" calcext:value-type="float">
            <text:p>440.0</text:p>
          </table:table-cell>
          <table:table-cell table:formula="of:=17/(15/[E10.$A4]+2/[E10.J4])" office:value-type="float" office:value="440" calcext:value-type="float">
            <text:p>440.0</text:p>
          </table:table-cell>
          <table:table-cell table:formula="of:=17/(15/[E10.$A4]+2/[E10.K4])" office:value-type="float" office:value="440" calcext:value-type="float">
            <text:p>440.0</text:p>
          </table:table-cell>
          <table:table-cell table:formula="of:=17/(15/[E10.$A4]+2/[E10.L4])" office:value-type="float" office:value="440" calcext:value-type="float">
            <text:p>440.0</text:p>
          </table:table-cell>
          <table:table-cell table:formula="of:=17/(15/[E10.$A4]+2/[E10.M4])" office:value-type="float" office:value="441.153342070773" calcext:value-type="float">
            <text:p>441.2</text:p>
          </table:table-cell>
          <table:table-cell table:formula="of:=17/(15/[E10.$A4]+2/[E10.N4])" office:value-type="float" office:value="443.329129886507" calcext:value-type="float">
            <text:p>443.3</text:p>
          </table:table-cell>
          <table:table-cell table:formula="of:=17/(15/[E10.$A4]+2/[E10.O4])" office:value-type="float" office:value="446.300715990453" calcext:value-type="float">
            <text:p>446.3</text:p>
          </table:table-cell>
          <table:table-cell table:formula="of:=17/(15/[E10.$A4]+2/[E10.P4])" office:value-type="float" office:value="449.799554565702" calcext:value-type="float">
            <text:p>449.8</text:p>
          </table:table-cell>
          <table:table-cell table:formula="of:=17/(15/[E10.$A4]+2/[E10.Q4])" office:value-type="float" office:value="453.566289825283" calcext:value-type="float">
            <text:p>453.6</text:p>
          </table:table-cell>
          <table:table-cell table:formula="of:=17/(15/[E10.$A4]+2/[E10.R4])" office:value-type="float" office:value="457.384760112888" calcext:value-type="float">
            <text:p>457.4</text:p>
          </table:table-cell>
          <table:table-cell table:formula="of:=17/(15/[E10.$A4]+2/[E10.S4])" office:value-type="float" office:value="461.095890410959" calcext:value-type="float">
            <text:p>461.1</text:p>
          </table:table-cell>
          <table:table-cell table:formula="of:=17/(15/[E10.$A4]+2/[E10.T4])" office:value-type="float" office:value="464.596273291926" calcext:value-type="float">
            <text:p>464.6</text:p>
          </table:table-cell>
          <table:table-cell table:formula="of:=17/(15/[E10.$A4]+2/[E10.U4])" office:value-type="float" office:value="467.828531271961" calcext:value-type="float">
            <text:p>467.8</text:p>
          </table:table-cell>
          <table:table-cell table:formula="of:=17/(15/[E10.$A4]+2/[E10.V4])" office:value-type="float" office:value="470.769230769231" calcext:value-type="float">
            <text:p>470.8</text:p>
          </table:table-cell>
          <table:table-cell table:formula="of:=17/(15/[E10.$A4]+2/[E10.W4])" office:value-type="float" office:value="473.417721518987" calcext:value-type="float">
            <text:p>473.4</text:p>
          </table:table-cell>
          <table:table-cell table:formula="of:=17/(15/[E10.$A4]+2/[E10.X4])" office:value-type="float" office:value="475.787278415016" calcext:value-type="float">
            <text:p>475.8</text:p>
          </table:table-cell>
          <table:table-cell table:formula="of:=17/(15/[E10.$A4]+2/[E10.Y4])" office:value-type="float" office:value="477.89872219593" calcext:value-type="float">
            <text:p>477.9</text:p>
          </table:table-cell>
          <table:table-cell table:formula="of:=17/(15/[E10.$A4]+2/[E10.Z4])" office:value-type="float" office:value="479.776151528196" calcext:value-type="float">
            <text:p>479.8</text:p>
          </table:table-cell>
          <table:table-cell table:formula="of:=17/(15/[E10.$A4]+2/[E10.AA4])" office:value-type="float" office:value="481.444270015699" calcext:value-type="float">
            <text:p>481.4</text:p>
          </table:table-cell>
          <table:table-cell table:formula="of:=17/(15/[E10.$A4]+2/[E10.AB4])" office:value-type="float" office:value="482.926829268293" calcext:value-type="float">
            <text:p>482.9</text:p>
          </table:table-cell>
          <table:table-cell table:formula="of:=17/(15/[E10.$A4]+2/[E10.AC4])" office:value-type="float" office:value="484.245810055866" calcext:value-type="float">
            <text:p>484.2</text:p>
          </table:table-cell>
          <table:table-cell table:formula="of:=17/(15/[E10.$A4]+2/[E10.AD4])" office:value-type="float" office:value="485.42106851796" calcext:value-type="float">
            <text:p>485.4</text:p>
          </table:table-cell>
          <table:table-cell table:formula="of:=17/(15/[E10.$A4]+2/[E10.AE4])" office:value-type="float" office:value="486.470261256254" calcext:value-type="float">
            <text:p>486.5</text:p>
          </table:table-cell>
          <table:table-cell table:formula="of:=17/(15/[E10.$A4]+2/[E10.AF4])" office:value-type="float" office:value="487.408927655208" calcext:value-type="float">
            <text:p>487.4</text:p>
          </table:table-cell>
          <table:table-cell table:formula="of:=17/(15/[E10.$A4]+2/[E10.AG4])" office:value-type="float" office:value="488.250652741514" calcext:value-type="float">
            <text:p>488.3</text:p>
          </table:table-cell>
          <table:table-cell table:formula="of:=17/(15/[E10.$A4]+2/[E10.AH4])" office:value-type="float" office:value="489.007263922518" calcext:value-type="float">
            <text:p>489.0</text:p>
          </table:table-cell>
          <table:table-cell table:formula="of:=17/(15/[E10.$A4]+2/[E10.AI4])" office:value-type="float" office:value="489.689034369885" calcext:value-type="float">
            <text:p>489.7</text:p>
          </table:table-cell>
          <table:table-cell table:formula="of:=17/(15/[E10.$A4]+2/[E10.AJ4])" office:value-type="float" office:value="490.304878048781" calcext:value-type="float">
            <text:p>490.3</text:p>
          </table:table-cell>
          <table:table-cell table:formula="of:=17/(15/[E10.$A4]+2/[E10.AK4])" office:value-type="float" office:value="490.862528899164" calcext:value-type="float">
            <text:p>490.9</text:p>
          </table:table-cell>
          <table:table-cell table:formula="of:=17/(15/[E10.$A4]+2/[E10.AL4])" office:value-type="float" office:value="491.368701147514" calcext:value-type="float">
            <text:p>491.4</text:p>
          </table:table-cell>
          <table:table-cell table:formula="of:=17/(15/[E10.$A4]+2/[E10.AM4])" office:value-type="float" office:value="491.82923028981" calcext:value-type="float">
            <text:p>491.8</text:p>
          </table:table-cell>
          <table:table-cell table:formula="of:=17/(15/[E10.$A4]+2/[E10.AN4])" office:value-type="float" office:value="492.249195671249" calcext:value-type="float">
            <text:p>492.2</text:p>
          </table:table-cell>
          <table:table-cell table:formula="of:=17/(15/[E10.$A4]+2/[E10.AO4])" office:value-type="float" office:value="492.633026261515" calcext:value-type="float">
            <text:p>492.6</text:p>
          </table:table-cell>
          <table:table-cell table:formula="of:=17/(15/[E10.$A4]+2/[E10.AP4])" office:value-type="float" office:value="492.984591479995" calcext:value-type="float">
            <text:p>493.0</text:p>
          </table:table-cell>
          <table:table-cell table:formula="of:=17/(15/[E10.$A4]+2/[E10.AQ4])" office:value-type="float" office:value="493.307278944797" calcext:value-type="float">
            <text:p>493.3</text:p>
          </table:table-cell>
          <table:table-cell table:formula="of:=17/(15/[E10.$A4]+2/[E10.AR4])" office:value-type="float" office:value="493.604060913706" calcext:value-type="float">
            <text:p>493.6</text:p>
          </table:table-cell>
          <table:table-cell table:formula="of:=17/(15/[E10.$A4]+2/[E10.AS4])" office:value-type="float" office:value="493.877551020408" calcext:value-type="float">
            <text:p>493.9</text:p>
          </table:table-cell>
          <table:table-cell table:formula="of:=17/(15/[E10.$A4]+2/[E10.AT4])" office:value-type="float" office:value="494.130052724077" calcext:value-type="float">
            <text:p>494.1</text:p>
          </table:table-cell>
          <table:table-cell table:formula="of:=17/(15/[E10.$A4]+2/[E10.AU4])" office:value-type="float" office:value="494.363600706021" calcext:value-type="float">
            <text:p>494.4</text:p>
          </table:table-cell>
          <table:table-cell table:formula="of:=17/(15/[E10.$A4]+2/[E10.AV4])" office:value-type="float" office:value="494.579996274912" calcext:value-type="float">
            <text:p>494.6</text:p>
          </table:table-cell>
          <table:table-cell table:formula="of:=17/(15/[E10.$A4]+2/[E10.AW4])" office:value-type="float" office:value="494.780837687063" calcext:value-type="float">
            <text:p>494.8</text:p>
          </table:table-cell>
          <table:table-cell table:formula="of:=17/(15/[E10.$A4]+2/[E10.AX4])" office:value-type="float" office:value="494.967546151901" calcext:value-type="float">
            <text:p>495.0</text:p>
          </table:table-cell>
          <table:table-cell table:formula="of:=17/(15/[E10.$A4]+2/[E10.AY4])" office:value-type="float" office:value="495.141388174807" calcext:value-type="float">
            <text:p>495.1</text:p>
          </table:table-cell>
          <table:table-cell table:formula="of:=17/(15/[E10.$A4]+2/[E10.AZ4])" office:value-type="float" office:value="495.303494788473" calcext:value-type="float">
            <text:p>495.3</text:p>
          </table:table-cell>
          <table:table-cell table:number-columns-repeated="972"/>
        </table:table-row>
        <table:table-row table:style-name="ro4">
          <table:table-cell office:value-type="float" office:value="460" calcext:value-type="float">
            <text:p>460.0</text:p>
          </table:table-cell>
          <table:table-cell table:formula="of:=17/(15/[E10.$A5]+2/[E10.B5])" office:value-type="float" office:value="460" calcext:value-type="float">
            <text:p>460.0</text:p>
          </table:table-cell>
          <table:table-cell table:formula="of:=17/(15/[E10.$A5]+2/[E10.C5])" office:value-type="float" office:value="460" calcext:value-type="float">
            <text:p>460.0</text:p>
          </table:table-cell>
          <table:table-cell table:formula="of:=17/(15/[E10.$A5]+2/[E10.D5])" office:value-type="float" office:value="460" calcext:value-type="float">
            <text:p>460.0</text:p>
          </table:table-cell>
          <table:table-cell table:formula="of:=17/(15/[E10.$A5]+2/[E10.E5])" office:value-type="float" office:value="460" calcext:value-type="float">
            <text:p>460.0</text:p>
          </table:table-cell>
          <table:table-cell table:formula="of:=17/(15/[E10.$A5]+2/[E10.F5])" office:value-type="float" office:value="460" calcext:value-type="float">
            <text:p>460.0</text:p>
          </table:table-cell>
          <table:table-cell table:formula="of:=17/(15/[E10.$A5]+2/[E10.G5])" office:value-type="float" office:value="460" calcext:value-type="float">
            <text:p>460.0</text:p>
          </table:table-cell>
          <table:table-cell table:formula="of:=17/(15/[E10.$A5]+2/[E10.H5])" office:value-type="float" office:value="460" calcext:value-type="float">
            <text:p>460.0</text:p>
          </table:table-cell>
          <table:table-cell table:formula="of:=17/(15/[E10.$A5]+2/[E10.I5])" office:value-type="float" office:value="460" calcext:value-type="float">
            <text:p>460.0</text:p>
          </table:table-cell>
          <table:table-cell table:formula="of:=17/(15/[E10.$A5]+2/[E10.J5])" office:value-type="float" office:value="460" calcext:value-type="float">
            <text:p>460.0</text:p>
          </table:table-cell>
          <table:table-cell table:formula="of:=17/(15/[E10.$A5]+2/[E10.K5])" office:value-type="float" office:value="460" calcext:value-type="float">
            <text:p>460.0</text:p>
          </table:table-cell>
          <table:table-cell table:formula="of:=17/(15/[E10.$A5]+2/[E10.L5])" office:value-type="float" office:value="460" calcext:value-type="float">
            <text:p>460.0</text:p>
          </table:table-cell>
          <table:table-cell table:formula="of:=17/(15/[E10.$A5]+2/[E10.M5])" office:value-type="float" office:value="461.154328732748" calcext:value-type="float">
            <text:p>461.2</text:p>
          </table:table-cell>
          <table:table-cell table:formula="of:=17/(15/[E10.$A5]+2/[E10.N5])" office:value-type="float" office:value="463.337363966143" calcext:value-type="float">
            <text:p>463.3</text:p>
          </table:table-cell>
          <table:table-cell table:formula="of:=17/(15/[E10.$A5]+2/[E10.O5])" office:value-type="float" office:value="466.330275229358" calcext:value-type="float">
            <text:p>466.3</text:p>
          </table:table-cell>
          <table:table-cell table:formula="of:=17/(15/[E10.$A5]+2/[E10.P5])" office:value-type="float" office:value="469.871244635193" calcext:value-type="float">
            <text:p>469.9</text:p>
          </table:table-cell>
          <table:table-cell table:formula="of:=17/(15/[E10.$A5]+2/[E10.Q5])" office:value-type="float" office:value="473.704071499504" calcext:value-type="float">
            <text:p>473.7</text:p>
          </table:table-cell>
          <table:table-cell table:formula="of:=17/(15/[E10.$A5]+2/[E10.R5])" office:value-type="float" office:value="477.611668185962" calcext:value-type="float">
            <text:p>477.6</text:p>
          </table:table-cell>
          <table:table-cell table:formula="of:=17/(15/[E10.$A5]+2/[E10.S5])" office:value-type="float" office:value="481.430948419301" calcext:value-type="float">
            <text:p>481.4</text:p>
          </table:table-cell>
          <table:table-cell table:formula="of:=17/(15/[E10.$A5]+2/[E10.T5])" office:value-type="float" office:value="485.052950075643" calcext:value-type="float">
            <text:p>485.1</text:p>
          </table:table-cell>
          <table:table-cell table:formula="of:=17/(15/[E10.$A5]+2/[E10.U5])" office:value-type="float" office:value="488.414550446122" calcext:value-type="float">
            <text:p>488.4</text:p>
          </table:table-cell>
          <table:table-cell table:formula="of:=17/(15/[E10.$A5]+2/[E10.V5])" office:value-type="float" office:value="491.487243310517" calcext:value-type="float">
            <text:p>491.5</text:p>
          </table:table-cell>
          <table:table-cell table:formula="of:=17/(15/[E10.$A5]+2/[E10.W5])" office:value-type="float" office:value="494.266365688488" calcext:value-type="float">
            <text:p>494.3</text:p>
          </table:table-cell>
          <table:table-cell table:formula="of:=17/(15/[E10.$A5]+2/[E10.X5])" office:value-type="float" office:value="496.762295081967" calcext:value-type="float">
            <text:p>496.8</text:p>
          </table:table-cell>
          <table:table-cell table:formula="of:=17/(15/[E10.$A5]+2/[E10.Y5])" office:value-type="float" office:value="498.99394503959" calcext:value-type="float">
            <text:p>499.0</text:p>
          </table:table-cell>
          <table:table-cell table:formula="of:=17/(15/[E10.$A5]+2/[E10.Z5])" office:value-type="float" office:value="500.984302078914" calcext:value-type="float">
            <text:p>501.0</text:p>
          </table:table-cell>
          <table:table-cell table:formula="of:=17/(15/[E10.$A5]+2/[E10.AA5])" office:value-type="float" office:value="502.75755228505" calcext:value-type="float">
            <text:p>502.8</text:p>
          </table:table-cell>
          <table:table-cell table:formula="of:=17/(15/[E10.$A5]+2/[E10.AB5])" office:value-type="float" office:value="504.33734939759" calcext:value-type="float">
            <text:p>504.3</text:p>
          </table:table-cell>
          <table:table-cell table:formula="of:=17/(15/[E10.$A5]+2/[E10.AC5])" office:value-type="float" office:value="505.745856353591" calcext:value-type="float">
            <text:p>505.7</text:p>
          </table:table-cell>
          <table:table-cell table:formula="of:=17/(15/[E10.$A5]+2/[E10.AD5])" office:value-type="float" office:value="507.003286525247" calcext:value-type="float">
            <text:p>507.0</text:p>
          </table:table-cell>
          <table:table-cell table:formula="of:=17/(15/[E10.$A5]+2/[E10.AE5])" office:value-type="float" office:value="508.127753303965" calcext:value-type="float">
            <text:p>508.1</text:p>
          </table:table-cell>
          <table:table-cell table:formula="of:=17/(15/[E10.$A5]+2/[E10.AF5])" office:value-type="float" office:value="509.135300101729" calcext:value-type="float">
            <text:p>509.1</text:p>
          </table:table-cell>
          <table:table-cell table:formula="of:=17/(15/[E10.$A5]+2/[E10.AG5])" office:value-type="float" office:value="510.040028255239" calcext:value-type="float">
            <text:p>510.0</text:p>
          </table:table-cell>
          <table:table-cell table:formula="of:=17/(15/[E10.$A5]+2/[E10.AH5])" office:value-type="float" office:value="510.854271356784" calcext:value-type="float">
            <text:p>510.9</text:p>
          </table:table-cell>
          <table:table-cell table:formula="of:=17/(15/[E10.$A5]+2/[E10.AI5])" office:value-type="float" office:value="511.588785046729" calcext:value-type="float">
            <text:p>511.6</text:p>
          </table:table-cell>
          <table:table-cell table:formula="of:=17/(15/[E10.$A5]+2/[E10.AJ5])" office:value-type="float" office:value="512.25293449451" calcext:value-type="float">
            <text:p>512.3</text:p>
          </table:table-cell>
          <table:table-cell table:formula="of:=17/(15/[E10.$A5]+2/[E10.AK5])" office:value-type="float" office:value="512.854870072477" calcext:value-type="float">
            <text:p>512.9</text:p>
          </table:table-cell>
          <table:table-cell table:formula="of:=17/(15/[E10.$A5]+2/[E10.AL5])" office:value-type="float" office:value="513.401686786836" calcext:value-type="float">
            <text:p>513.4</text:p>
          </table:table-cell>
          <table:table-cell table:formula="of:=17/(15/[E10.$A5]+2/[E10.AM5])" office:value-type="float" office:value="513.899566026038" calcext:value-type="float">
            <text:p>513.9</text:p>
          </table:table-cell>
          <table:table-cell table:formula="of:=17/(15/[E10.$A5]+2/[E10.AN5])" office:value-type="float" office:value="514.353899883586" calcext:value-type="float">
            <text:p>514.4</text:p>
          </table:table-cell>
          <table:table-cell table:formula="of:=17/(15/[E10.$A5]+2/[E10.AO5])" office:value-type="float" office:value="514.769399206241" calcext:value-type="float">
            <text:p>514.8</text:p>
          </table:table-cell>
          <table:table-cell table:formula="of:=17/(15/[E10.$A5]+2/[E10.AP5])" office:value-type="float" office:value="515.150186927936" calcext:value-type="float">
            <text:p>515.2</text:p>
          </table:table-cell>
          <table:table-cell table:formula="of:=17/(15/[E10.$A5]+2/[E10.AQ5])" office:value-type="float" office:value="515.499878375091" calcext:value-type="float">
            <text:p>515.5</text:p>
          </table:table-cell>
          <table:table-cell table:formula="of:=17/(15/[E10.$A5]+2/[E10.AR5])" office:value-type="float" office:value="515.821650195357" calcext:value-type="float">
            <text:p>515.8</text:p>
          </table:table-cell>
          <table:table-cell table:formula="of:=17/(15/[E10.$A5]+2/[E10.AS5])" office:value-type="float" office:value="516.118299445471" calcext:value-type="float">
            <text:p>516.1</text:p>
          </table:table-cell>
          <table:table-cell table:formula="of:=17/(15/[E10.$A5]+2/[E10.AT5])" office:value-type="float" office:value="516.392294220666" calcext:value-type="float">
            <text:p>516.4</text:p>
          </table:table-cell>
          <table:table-cell table:formula="of:=17/(15/[E10.$A5]+2/[E10.AU5])" office:value-type="float" office:value="516.645817044566" calcext:value-type="float">
            <text:p>516.6</text:p>
          </table:table-cell>
          <table:table-cell table:formula="of:=17/(15/[E10.$A5]+2/[E10.AV5])" office:value-type="float" office:value="516.880802079465" calcext:value-type="float">
            <text:p>516.9</text:p>
          </table:table-cell>
          <table:table-cell table:formula="of:=17/(15/[E10.$A5]+2/[E10.AW5])" office:value-type="float" office:value="517.098967069833" calcext:value-type="float">
            <text:p>517.1</text:p>
          </table:table-cell>
          <table:table-cell table:formula="of:=17/(15/[E10.$A5]+2/[E10.AX5])" office:value-type="float" office:value="517.301840800202" calcext:value-type="float">
            <text:p>517.3</text:p>
          </table:table-cell>
          <table:table-cell table:formula="of:=17/(15/[E10.$A5]+2/[E10.AY5])" office:value-type="float" office:value="517.490786732895" calcext:value-type="float">
            <text:p>517.5</text:p>
          </table:table-cell>
          <table:table-cell table:formula="of:=17/(15/[E10.$A5]+2/[E10.AZ5])" office:value-type="float" office:value="517.667023390919" calcext:value-type="float">
            <text:p>517.7</text:p>
          </table:table-cell>
          <table:table-cell table:number-columns-repeated="972"/>
        </table:table-row>
        <table:table-row table:style-name="ro4">
          <table:table-cell office:value-type="float" office:value="480" calcext:value-type="float">
            <text:p>480.0</text:p>
          </table:table-cell>
          <table:table-cell table:formula="of:=17/(15/[E10.$A6]+2/[E10.B6])" office:value-type="float" office:value="480" calcext:value-type="float">
            <text:p>480.0</text:p>
          </table:table-cell>
          <table:table-cell table:formula="of:=17/(15/[E10.$A6]+2/[E10.C6])" office:value-type="float" office:value="480" calcext:value-type="float">
            <text:p>480.0</text:p>
          </table:table-cell>
          <table:table-cell table:formula="of:=17/(15/[E10.$A6]+2/[E10.D6])" office:value-type="float" office:value="480" calcext:value-type="float">
            <text:p>480.0</text:p>
          </table:table-cell>
          <table:table-cell table:formula="of:=17/(15/[E10.$A6]+2/[E10.E6])" office:value-type="float" office:value="480" calcext:value-type="float">
            <text:p>480.0</text:p>
          </table:table-cell>
          <table:table-cell table:formula="of:=17/(15/[E10.$A6]+2/[E10.F6])" office:value-type="float" office:value="480" calcext:value-type="float">
            <text:p>480.0</text:p>
          </table:table-cell>
          <table:table-cell table:formula="of:=17/(15/[E10.$A6]+2/[E10.G6])" office:value-type="float" office:value="480" calcext:value-type="float">
            <text:p>480.0</text:p>
          </table:table-cell>
          <table:table-cell table:formula="of:=17/(15/[E10.$A6]+2/[E10.H6])" office:value-type="float" office:value="480" calcext:value-type="float">
            <text:p>480.0</text:p>
          </table:table-cell>
          <table:table-cell table:formula="of:=17/(15/[E10.$A6]+2/[E10.I6])" office:value-type="float" office:value="480" calcext:value-type="float">
            <text:p>480.0</text:p>
          </table:table-cell>
          <table:table-cell table:formula="of:=17/(15/[E10.$A6]+2/[E10.J6])" office:value-type="float" office:value="480" calcext:value-type="float">
            <text:p>480.0</text:p>
          </table:table-cell>
          <table:table-cell table:formula="of:=17/(15/[E10.$A6]+2/[E10.K6])" office:value-type="float" office:value="480" calcext:value-type="float">
            <text:p>480.0</text:p>
          </table:table-cell>
          <table:table-cell table:formula="of:=17/(15/[E10.$A6]+2/[E10.L6])" office:value-type="float" office:value="480" calcext:value-type="float">
            <text:p>480.0</text:p>
          </table:table-cell>
          <table:table-cell table:formula="of:=17/(15/[E10.$A6]+2/[E10.M6])" office:value-type="float" office:value="481.15523465704" calcext:value-type="float">
            <text:p>481.2</text:p>
          </table:table-cell>
          <table:table-cell table:formula="of:=17/(15/[E10.$A6]+2/[E10.N6])" office:value-type="float" office:value="483.344947735192" calcext:value-type="float">
            <text:p>483.3</text:p>
          </table:table-cell>
          <table:table-cell table:formula="of:=17/(15/[E10.$A6]+2/[E10.O6])" office:value-type="float" office:value="486.35761589404" calcext:value-type="float">
            <text:p>486.4</text:p>
          </table:table-cell>
          <table:table-cell table:formula="of:=17/(15/[E10.$A6]+2/[E10.P6])" office:value-type="float" office:value="489.937888198758" calcext:value-type="float">
            <text:p>489.9</text:p>
          </table:table-cell>
          <table:table-cell table:formula="of:=17/(15/[E10.$A6]+2/[E10.Q6])" office:value-type="float" office:value="493.832853025937" calcext:value-type="float">
            <text:p>493.8</text:p>
          </table:table-cell>
          <table:table-cell table:formula="of:=17/(15/[E10.$A6]+2/[E10.R6])" office:value-type="float" office:value="497.824933687003" calcext:value-type="float">
            <text:p>497.8</text:p>
          </table:table-cell>
          <table:table-cell table:formula="of:=17/(15/[E10.$A6]+2/[E10.S6])" office:value-type="float" office:value="501.747572815534" calcext:value-type="float">
            <text:p>501.7</text:p>
          </table:table-cell>
          <table:table-cell table:formula="of:=17/(15/[E10.$A6]+2/[E10.T6])" office:value-type="float" office:value="505.486725663717" calcext:value-type="float">
            <text:p>505.5</text:p>
          </table:table-cell>
          <table:table-cell table:formula="of:=17/(15/[E10.$A6]+2/[E10.U6])" office:value-type="float" office:value="508.97384305835" calcext:value-type="float">
            <text:p>509.0</text:p>
          </table:table-cell>
          <table:table-cell table:formula="of:=17/(15/[E10.$A6]+2/[E10.V6])" office:value-type="float" office:value="512.17550274223" calcext:value-type="float">
            <text:p>512.2</text:p>
          </table:table-cell>
          <table:table-cell table:formula="of:=17/(15/[E10.$A6]+2/[E10.W6])" office:value-type="float" office:value="515.083056478405" calcext:value-type="float">
            <text:p>515.1</text:p>
          </table:table-cell>
          <table:table-cell table:formula="of:=17/(15/[E10.$A6]+2/[E10.X6])" office:value-type="float" office:value="517.703927492447" calcext:value-type="float">
            <text:p>517.7</text:p>
          </table:table-cell>
          <table:table-cell table:formula="of:=17/(15/[E10.$A6]+2/[E10.Y6])" office:value-type="float" office:value="520.055020632737" calcext:value-type="float">
            <text:p>520.1</text:p>
          </table:table-cell>
          <table:table-cell table:formula="of:=17/(15/[E10.$A6]+2/[E10.Z6])" office:value-type="float" office:value="522.158092848181" calcext:value-type="float">
            <text:p>522.2</text:p>
          </table:table-cell>
          <table:table-cell table:formula="of:=17/(15/[E10.$A6]+2/[E10.AA6])" office:value-type="float" office:value="524.036697247706" calcext:value-type="float">
            <text:p>524.0</text:p>
          </table:table-cell>
          <table:table-cell table:formula="of:=17/(15/[E10.$A6]+2/[E10.AB6])" office:value-type="float" office:value="525.714285714286" calcext:value-type="float">
            <text:p>525.7</text:p>
          </table:table-cell>
          <table:table-cell table:formula="of:=17/(15/[E10.$A6]+2/[E10.AC6])" office:value-type="float" office:value="527.213114754098" calcext:value-type="float">
            <text:p>527.2</text:p>
          </table:table-cell>
          <table:table-cell table:formula="of:=17/(15/[E10.$A6]+2/[E10.AD6])" office:value-type="float" office:value="528.553682342502" calcext:value-type="float">
            <text:p>528.6</text:p>
          </table:table-cell>
          <table:table-cell table:formula="of:=17/(15/[E10.$A6]+2/[E10.AE6])" office:value-type="float" office:value="529.754500818331" calcext:value-type="float">
            <text:p>529.8</text:p>
          </table:table-cell>
          <table:table-cell table:formula="of:=17/(15/[E10.$A6]+2/[E10.AF6])" office:value-type="float" office:value="530.832072617247" calcext:value-type="float">
            <text:p>530.8</text:p>
          </table:table-cell>
          <table:table-cell table:formula="of:=17/(15/[E10.$A6]+2/[E10.AG6])" office:value-type="float" office:value="531.800981079187" calcext:value-type="float">
            <text:p>531.8</text:p>
          </table:table-cell>
          <table:table-cell table:formula="of:=17/(15/[E10.$A6]+2/[E10.AH6])" office:value-type="float" office:value="532.674040338321" calcext:value-type="float">
            <text:p>532.7</text:p>
          </table:table-cell>
          <table:table-cell table:formula="of:=17/(15/[E10.$A6]+2/[E10.AI6])" office:value-type="float" office:value="533.462469733656" calcext:value-type="float">
            <text:p>533.5</text:p>
          </table:table-cell>
          <table:table-cell table:formula="of:=17/(15/[E10.$A6]+2/[E10.AJ6])" office:value-type="float" office:value="534.176072234763" calcext:value-type="float">
            <text:p>534.2</text:p>
          </table:table-cell>
          <table:table-cell table:formula="of:=17/(15/[E10.$A6]+2/[E10.AK6])" office:value-type="float" office:value="534.823405376911" calcext:value-type="float">
            <text:p>534.8</text:p>
          </table:table-cell>
          <table:table-cell table:formula="of:=17/(15/[E10.$A6]+2/[E10.AL6])" office:value-type="float" office:value="535.411938825851" calcext:value-type="float">
            <text:p>535.4</text:p>
          </table:table-cell>
          <table:table-cell table:formula="of:=17/(15/[E10.$A6]+2/[E10.AM6])" office:value-type="float" office:value="535.948196114709" calcext:value-type="float">
            <text:p>535.9</text:p>
          </table:table-cell>
          <table:table-cell table:formula="of:=17/(15/[E10.$A6]+2/[E10.AN6])" office:value-type="float" office:value="536.437880104257" calcext:value-type="float">
            <text:p>536.4</text:p>
          </table:table-cell>
          <table:table-cell table:formula="of:=17/(15/[E10.$A6]+2/[E10.AO6])" office:value-type="float" office:value="536.885982836126" calcext:value-type="float">
            <text:p>536.9</text:p>
          </table:table-cell>
          <table:table-cell table:formula="of:=17/(15/[E10.$A6]+2/[E10.AP6])" office:value-type="float" office:value="537.296881016558" calcext:value-type="float">
            <text:p>537.3</text:p>
          </table:table-cell>
          <table:table-cell table:formula="of:=17/(15/[E10.$A6]+2/[E10.AQ6])" office:value-type="float" office:value="537.674418604651" calcext:value-type="float">
            <text:p>537.7</text:p>
          </table:table-cell>
          <table:table-cell table:formula="of:=17/(15/[E10.$A6]+2/[E10.AR6])" office:value-type="float" office:value="538.021978021978" calcext:value-type="float">
            <text:p>538.0</text:p>
          </table:table-cell>
          <table:table-cell table:formula="of:=17/(15/[E10.$A6]+2/[E10.AS6])" office:value-type="float" office:value="538.342541436464" calcext:value-type="float">
            <text:p>538.3</text:p>
          </table:table-cell>
          <table:table-cell table:formula="of:=17/(15/[E10.$A6]+2/[E10.AT6])" office:value-type="float" office:value="538.638743455497" calcext:value-type="float">
            <text:p>538.6</text:p>
          </table:table-cell>
          <table:table-cell table:formula="of:=17/(15/[E10.$A6]+2/[E10.AU6])" office:value-type="float" office:value="538.912916423144" calcext:value-type="float">
            <text:p>538.9</text:p>
          </table:table-cell>
          <table:table-cell table:formula="of:=17/(15/[E10.$A6]+2/[E10.AV6])" office:value-type="float" office:value="539.167129372571" calcext:value-type="float">
            <text:p>539.2</text:p>
          </table:table-cell>
          <table:table-cell table:formula="of:=17/(15/[E10.$A6]+2/[E10.AW6])" office:value-type="float" office:value="539.403221547399" calcext:value-type="float">
            <text:p>539.4</text:p>
          </table:table-cell>
          <table:table-cell table:formula="of:=17/(15/[E10.$A6]+2/[E10.AX6])" office:value-type="float" office:value="539.622831279859" calcext:value-type="float">
            <text:p>539.6</text:p>
          </table:table-cell>
          <table:table-cell table:formula="of:=17/(15/[E10.$A6]+2/[E10.AY6])" office:value-type="float" office:value="539.827420901246" calcext:value-type="float">
            <text:p>539.8</text:p>
          </table:table-cell>
          <table:table-cell table:formula="of:=17/(15/[E10.$A6]+2/[E10.AZ6])" office:value-type="float" office:value="540.018298261665" calcext:value-type="float">
            <text:p>540.0</text:p>
          </table:table-cell>
          <table:table-cell table:number-columns-repeated="972"/>
        </table:table-row>
        <table:table-row table:style-name="ro4">
          <table:table-cell office:value-type="float" office:value="500" calcext:value-type="float">
            <text:p>500.0</text:p>
          </table:table-cell>
          <table:table-cell table:formula="of:=17/(15/[E10.$A7]+2/[E10.B7])" office:value-type="float" office:value="500" calcext:value-type="float">
            <text:p>500.0</text:p>
          </table:table-cell>
          <table:table-cell table:formula="of:=17/(15/[E10.$A7]+2/[E10.C7])" office:value-type="float" office:value="500" calcext:value-type="float">
            <text:p>500.0</text:p>
          </table:table-cell>
          <table:table-cell table:formula="of:=17/(15/[E10.$A7]+2/[E10.D7])" office:value-type="float" office:value="500" calcext:value-type="float">
            <text:p>500.0</text:p>
          </table:table-cell>
          <table:table-cell table:formula="of:=17/(15/[E10.$A7]+2/[E10.E7])" office:value-type="float" office:value="500" calcext:value-type="float">
            <text:p>500.0</text:p>
          </table:table-cell>
          <table:table-cell table:formula="of:=17/(15/[E10.$A7]+2/[E10.F7])" office:value-type="float" office:value="500" calcext:value-type="float">
            <text:p>500.0</text:p>
          </table:table-cell>
          <table:table-cell table:formula="of:=17/(15/[E10.$A7]+2/[E10.G7])" office:value-type="float" office:value="500" calcext:value-type="float">
            <text:p>500.0</text:p>
          </table:table-cell>
          <table:table-cell table:formula="of:=17/(15/[E10.$A7]+2/[E10.H7])" office:value-type="float" office:value="500" calcext:value-type="float">
            <text:p>500.0</text:p>
          </table:table-cell>
          <table:table-cell table:formula="of:=17/(15/[E10.$A7]+2/[E10.I7])" office:value-type="float" office:value="500" calcext:value-type="float">
            <text:p>500.0</text:p>
          </table:table-cell>
          <table:table-cell table:formula="of:=17/(15/[E10.$A7]+2/[E10.J7])" office:value-type="float" office:value="500" calcext:value-type="float">
            <text:p>500.0</text:p>
          </table:table-cell>
          <table:table-cell table:formula="of:=17/(15/[E10.$A7]+2/[E10.K7])" office:value-type="float" office:value="500" calcext:value-type="float">
            <text:p>500.0</text:p>
          </table:table-cell>
          <table:table-cell table:formula="of:=17/(15/[E10.$A7]+2/[E10.L7])" office:value-type="float" office:value="500" calcext:value-type="float">
            <text:p>500.0</text:p>
          </table:table-cell>
          <table:table-cell table:formula="of:=17/(15/[E10.$A7]+2/[E10.M7])" office:value-type="float" office:value="501.156069364162" calcext:value-type="float">
            <text:p>501.2</text:p>
          </table:table-cell>
          <table:table-cell table:formula="of:=17/(15/[E10.$A7]+2/[E10.N7])" office:value-type="float" office:value="503.351955307263" calcext:value-type="float">
            <text:p>503.4</text:p>
          </table:table-cell>
          <table:table-cell table:formula="of:=17/(15/[E10.$A7]+2/[E10.O7])" office:value-type="float" office:value="506.382978723404" calcext:value-type="float">
            <text:p>506.4</text:p>
          </table:table-cell>
          <table:table-cell table:formula="of:=17/(15/[E10.$A7]+2/[E10.P7])" office:value-type="float" office:value="510" calcext:value-type="float">
            <text:p>510.0</text:p>
          </table:table-cell>
          <table:table-cell table:formula="of:=17/(15/[E10.$A7]+2/[E10.Q7])" office:value-type="float" office:value="513.953488372093" calcext:value-type="float">
            <text:p>514.0</text:p>
          </table:table-cell>
          <table:table-cell table:formula="of:=17/(15/[E10.$A7]+2/[E10.R7])" office:value-type="float" office:value="518.025751072961" calcext:value-type="float">
            <text:p>518.0</text:p>
          </table:table-cell>
          <table:table-cell table:formula="of:=17/(15/[E10.$A7]+2/[E10.S7])" office:value-type="float" office:value="522.047244094488" calcext:value-type="float">
            <text:p>522.0</text:p>
          </table:table-cell>
          <table:table-cell table:formula="of:=17/(15/[E10.$A7]+2/[E10.T7])" office:value-type="float" office:value="525.89928057554" calcext:value-type="float">
            <text:p>525.9</text:p>
          </table:table-cell>
          <table:table-cell table:formula="of:=17/(15/[E10.$A7]+2/[E10.U7])" office:value-type="float" office:value="529.508196721311" calcext:value-type="float">
            <text:p>529.5</text:p>
          </table:table-cell>
          <table:table-cell table:formula="of:=17/(15/[E10.$A7]+2/[E10.V7])" office:value-type="float" office:value="532.835820895523" calcext:value-type="float">
            <text:p>532.8</text:p>
          </table:table-cell>
          <table:table-cell table:formula="of:=17/(15/[E10.$A7]+2/[E10.W7])" office:value-type="float" office:value="535.869565217391" calcext:value-type="float">
            <text:p>535.9</text:p>
          </table:table-cell>
          <table:table-cell table:formula="of:=17/(15/[E10.$A7]+2/[E10.X7])" office:value-type="float" office:value="538.613861386139" calcext:value-type="float">
            <text:p>538.6</text:p>
          </table:table-cell>
          <table:table-cell table:formula="of:=17/(15/[E10.$A7]+2/[E10.Y7])" office:value-type="float" office:value="541.083521444695" calcext:value-type="float">
            <text:p>541.1</text:p>
          </table:table-cell>
          <table:table-cell table:formula="of:=17/(15/[E10.$A7]+2/[E10.Z7])" office:value-type="float" office:value="543.298969072165" calcext:value-type="float">
            <text:p>543.3</text:p>
          </table:table-cell>
          <table:table-cell table:formula="of:=17/(15/[E10.$A7]+2/[E10.AA7])" office:value-type="float" office:value="545.283018867925" calcext:value-type="float">
            <text:p>545.3</text:p>
          </table:table-cell>
          <table:table-cell table:formula="of:=17/(15/[E10.$A7]+2/[E10.AB7])" office:value-type="float" office:value="547.058823529412" calcext:value-type="float">
            <text:p>547.1</text:p>
          </table:table-cell>
          <table:table-cell table:formula="of:=17/(15/[E10.$A7]+2/[E10.AC7])" office:value-type="float" office:value="548.648648648649" calcext:value-type="float">
            <text:p>548.6</text:p>
          </table:table-cell>
          <table:table-cell table:formula="of:=17/(15/[E10.$A7]+2/[E10.AD7])" office:value-type="float" office:value="550.073206442167" calcext:value-type="float">
            <text:p>550.1</text:p>
          </table:table-cell>
          <table:table-cell table:formula="of:=17/(15/[E10.$A7]+2/[E10.AE7])" office:value-type="float" office:value="551.351351351351" calcext:value-type="float">
            <text:p>551.4</text:p>
          </table:table-cell>
          <table:table-cell table:formula="of:=17/(15/[E10.$A7]+2/[E10.AF7])" office:value-type="float" office:value="552.5" calcext:value-type="float">
            <text:p>552.5</text:p>
          </table:table-cell>
          <table:table-cell table:formula="of:=17/(15/[E10.$A7]+2/[E10.AG7])" office:value-type="float" office:value="553.534183082271" calcext:value-type="float">
            <text:p>553.5</text:p>
          </table:table-cell>
          <table:table-cell table:formula="of:=17/(15/[E10.$A7]+2/[E10.AH7])" office:value-type="float" office:value="554.467168998924" calcext:value-type="float">
            <text:p>554.5</text:p>
          </table:table-cell>
          <table:table-cell table:formula="of:=17/(15/[E10.$A7]+2/[E10.AI7])" office:value-type="float" office:value="555.310621242485" calcext:value-type="float">
            <text:p>555.3</text:p>
          </table:table-cell>
          <table:table-cell table:formula="of:=17/(15/[E10.$A7]+2/[E10.AJ7])" office:value-type="float" office:value="556.07476635514" calcext:value-type="float">
            <text:p>556.1</text:p>
          </table:table-cell>
          <table:table-cell table:formula="of:=17/(15/[E10.$A7]+2/[E10.AK7])" office:value-type="float" office:value="556.768558951965" calcext:value-type="float">
            <text:p>556.8</text:p>
          </table:table-cell>
          <table:table-cell table:formula="of:=17/(15/[E10.$A7]+2/[E10.AL7])" office:value-type="float" office:value="557.399836467702" calcext:value-type="float">
            <text:p>557.4</text:p>
          </table:table-cell>
          <table:table-cell table:formula="of:=17/(15/[E10.$A7]+2/[E10.AM7])" office:value-type="float" office:value="557.9754601227" calcext:value-type="float">
            <text:p>558.0</text:p>
          </table:table-cell>
          <table:table-cell table:formula="of:=17/(15/[E10.$A7]+2/[E10.AN7])" office:value-type="float" office:value="558.50144092219" calcext:value-type="float">
            <text:p>558.5</text:p>
          </table:table-cell>
          <table:table-cell table:formula="of:=17/(15/[E10.$A7]+2/[E10.AO7])" office:value-type="float" office:value="558.983050847458" calcext:value-type="float">
            <text:p>559.0</text:p>
          </table:table-cell>
          <table:table-cell table:formula="of:=17/(15/[E10.$A7]+2/[E10.AP7])" office:value-type="float" office:value="559.424920127796" calcext:value-type="float">
            <text:p>559.4</text:p>
          </table:table-cell>
          <table:table-cell table:formula="of:=17/(15/[E10.$A7]+2/[E10.AQ7])" office:value-type="float" office:value="559.831121833534" calcext:value-type="float">
            <text:p>559.8</text:p>
          </table:table-cell>
          <table:table-cell table:formula="of:=17/(15/[E10.$A7]+2/[E10.AR7])" office:value-type="float" office:value="560.205245153934" calcext:value-type="float">
            <text:p>560.2</text:p>
          </table:table-cell>
          <table:table-cell table:formula="of:=17/(15/[E10.$A7]+2/[E10.AS7])" office:value-type="float" office:value="560.550458715596" calcext:value-type="float">
            <text:p>560.6</text:p>
          </table:table-cell>
          <table:table-cell table:formula="of:=17/(15/[E10.$A7]+2/[E10.AT7])" office:value-type="float" office:value="560.869565217391" calcext:value-type="float">
            <text:p>560.9</text:p>
          </table:table-cell>
          <table:table-cell table:formula="of:=17/(15/[E10.$A7]+2/[E10.AU7])" office:value-type="float" office:value="561.165048543689" calcext:value-type="float">
            <text:p>561.2</text:p>
          </table:table-cell>
          <table:table-cell table:formula="of:=17/(15/[E10.$A7]+2/[E10.AV7])" office:value-type="float" office:value="561.439114391144" calcext:value-type="float">
            <text:p>561.4</text:p>
          </table:table-cell>
          <table:table-cell table:formula="of:=17/(15/[E10.$A7]+2/[E10.AW7])" office:value-type="float" office:value="561.693725318122" calcext:value-type="float">
            <text:p>561.7</text:p>
          </table:table-cell>
          <table:table-cell table:formula="of:=17/(15/[E10.$A7]+2/[E10.AX7])" office:value-type="float" office:value="561.930631007104" calcext:value-type="float">
            <text:p>561.9</text:p>
          </table:table-cell>
          <table:table-cell table:formula="of:=17/(15/[E10.$A7]+2/[E10.AY7])" office:value-type="float" office:value="562.151394422311" calcext:value-type="float">
            <text:p>562.2</text:p>
          </table:table-cell>
          <table:table-cell table:formula="of:=17/(15/[E10.$A7]+2/[E10.AZ7])" office:value-type="float" office:value="562.357414448669" calcext:value-type="float">
            <text:p>562.4</text:p>
          </table:table-cell>
          <table:table-cell table:number-columns-repeated="972"/>
        </table:table-row>
        <table:table-row table:style-name="ro4">
          <table:table-cell office:value-type="float" office:value="520" calcext:value-type="float">
            <text:p>520.0</text:p>
          </table:table-cell>
          <table:table-cell table:formula="of:=17/(15/[E10.$A8]+2/[E10.B8])" office:value-type="float" office:value="520" calcext:value-type="float">
            <text:p>520.0</text:p>
          </table:table-cell>
          <table:table-cell table:formula="of:=17/(15/[E10.$A8]+2/[E10.C8])" office:value-type="float" office:value="520" calcext:value-type="float">
            <text:p>520.0</text:p>
          </table:table-cell>
          <table:table-cell table:formula="of:=17/(15/[E10.$A8]+2/[E10.D8])" office:value-type="float" office:value="520" calcext:value-type="float">
            <text:p>520.0</text:p>
          </table:table-cell>
          <table:table-cell table:formula="of:=17/(15/[E10.$A8]+2/[E10.E8])" office:value-type="float" office:value="520" calcext:value-type="float">
            <text:p>520.0</text:p>
          </table:table-cell>
          <table:table-cell table:formula="of:=17/(15/[E10.$A8]+2/[E10.F8])" office:value-type="float" office:value="520" calcext:value-type="float">
            <text:p>520.0</text:p>
          </table:table-cell>
          <table:table-cell table:formula="of:=17/(15/[E10.$A8]+2/[E10.G8])" office:value-type="float" office:value="520" calcext:value-type="float">
            <text:p>520.0</text:p>
          </table:table-cell>
          <table:table-cell table:formula="of:=17/(15/[E10.$A8]+2/[E10.H8])" office:value-type="float" office:value="520" calcext:value-type="float">
            <text:p>520.0</text:p>
          </table:table-cell>
          <table:table-cell table:formula="of:=17/(15/[E10.$A8]+2/[E10.I8])" office:value-type="float" office:value="520" calcext:value-type="float">
            <text:p>520.0</text:p>
          </table:table-cell>
          <table:table-cell table:formula="of:=17/(15/[E10.$A8]+2/[E10.J8])" office:value-type="float" office:value="520" calcext:value-type="float">
            <text:p>520.0</text:p>
          </table:table-cell>
          <table:table-cell table:formula="of:=17/(15/[E10.$A8]+2/[E10.K8])" office:value-type="float" office:value="520" calcext:value-type="float">
            <text:p>520.0</text:p>
          </table:table-cell>
          <table:table-cell table:formula="of:=17/(15/[E10.$A8]+2/[E10.L8])" office:value-type="float" office:value="520" calcext:value-type="float">
            <text:p>520.0</text:p>
          </table:table-cell>
          <table:table-cell table:formula="of:=17/(15/[E10.$A8]+2/[E10.M8])" office:value-type="float" office:value="521.156840934372" calcext:value-type="float">
            <text:p>521.2</text:p>
          </table:table-cell>
          <table:table-cell table:formula="of:=17/(15/[E10.$A8]+2/[E10.N8])" office:value-type="float" office:value="523.358449946179" calcext:value-type="float">
            <text:p>523.4</text:p>
          </table:table-cell>
          <table:table-cell table:formula="of:=17/(15/[E10.$A8]+2/[E10.O8])" office:value-type="float" office:value="526.406570841889" calcext:value-type="float">
            <text:p>526.4</text:p>
          </table:table-cell>
          <table:table-cell table:formula="of:=17/(15/[E10.$A8]+2/[E10.P8])" office:value-type="float" office:value="530.058027079304" calcext:value-type="float">
            <text:p>530.1</text:p>
          </table:table-cell>
          <table:table-cell table:formula="of:=17/(15/[E10.$A8]+2/[E10.Q8])" office:value-type="float" office:value="534.066726780884" calcext:value-type="float">
            <text:p>534.1</text:p>
          </table:table-cell>
          <table:table-cell table:formula="of:=17/(15/[E10.$A8]+2/[E10.R8])" office:value-type="float" office:value="538.215179316097" calcext:value-type="float">
            <text:p>538.2</text:p>
          </table:table-cell>
          <table:table-cell table:formula="of:=17/(15/[E10.$A8]+2/[E10.S8])" office:value-type="float" office:value="542.331288343558" calcext:value-type="float">
            <text:p>542.3</text:p>
          </table:table-cell>
          <table:table-cell table:formula="of:=17/(15/[E10.$A8]+2/[E10.T8])" office:value-type="float" office:value="546.292134831461" calcext:value-type="float">
            <text:p>546.3</text:p>
          </table:table-cell>
          <table:table-cell table:formula="of:=17/(15/[E10.$A8]+2/[E10.U8])" office:value-type="float" office:value="550.019243104554" calcext:value-type="float">
            <text:p>550.0</text:p>
          </table:table-cell>
          <table:table-cell table:formula="of:=17/(15/[E10.$A8]+2/[E10.V8])" office:value-type="float" office:value="553.469865418373" calcext:value-type="float">
            <text:p>553.5</text:p>
          </table:table-cell>
          <table:table-cell table:formula="of:=17/(15/[E10.$A8]+2/[E10.W8])" office:value-type="float" office:value="556.627534685165" calcext:value-type="float">
            <text:p>556.6</text:p>
          </table:table-cell>
          <table:table-cell table:formula="of:=17/(15/[E10.$A8]+2/[E10.X8])" office:value-type="float" office:value="559.493670886076" calcext:value-type="float">
            <text:p>559.5</text:p>
          </table:table-cell>
          <table:table-cell table:formula="of:=17/(15/[E10.$A8]+2/[E10.Y8])" office:value-type="float" office:value="562.080924855491" calcext:value-type="float">
            <text:p>562.1</text:p>
          </table:table-cell>
          <table:table-cell table:formula="of:=17/(15/[E10.$A8]+2/[E10.Z8])" office:value-type="float" office:value="564.408296055307" calcext:value-type="float">
            <text:p>564.4</text:p>
          </table:table-cell>
          <table:table-cell table:formula="of:=17/(15/[E10.$A8]+2/[E10.AA8])" office:value-type="float" office:value="566.497764530551" calcext:value-type="float">
            <text:p>566.5</text:p>
          </table:table-cell>
          <table:table-cell table:formula="of:=17/(15/[E10.$A8]+2/[E10.AB8])" office:value-type="float" office:value="568.372093023256" calcext:value-type="float">
            <text:p>568.4</text:p>
          </table:table-cell>
          <table:table-cell table:formula="of:=17/(15/[E10.$A8]+2/[E10.AC8])" office:value-type="float" office:value="570.053475935829" calcext:value-type="float">
            <text:p>570.1</text:p>
          </table:table-cell>
          <table:table-cell table:formula="of:=17/(15/[E10.$A8]+2/[E10.AD8])" office:value-type="float" office:value="571.562771817918" calcext:value-type="float">
            <text:p>571.6</text:p>
          </table:table-cell>
          <table:table-cell table:formula="of:=17/(15/[E10.$A8]+2/[E10.AE8])" office:value-type="float" office:value="572.919121585431" calcext:value-type="float">
            <text:p>572.9</text:p>
          </table:table-cell>
          <table:table-cell table:formula="of:=17/(15/[E10.$A8]+2/[E10.AF8])" office:value-type="float" office:value="574.139811601388" calcext:value-type="float">
            <text:p>574.1</text:p>
          </table:table-cell>
          <table:table-cell table:formula="of:=17/(15/[E10.$A8]+2/[E10.AG8])" office:value-type="float" office:value="575.240285123017" calcext:value-type="float">
            <text:p>575.2</text:p>
          </table:table-cell>
          <table:table-cell table:formula="of:=17/(15/[E10.$A8]+2/[E10.AH8])" office:value-type="float" office:value="576.234238085061" calcext:value-type="float">
            <text:p>576.2</text:p>
          </table:table-cell>
          <table:table-cell table:formula="of:=17/(15/[E10.$A8]+2/[E10.AI8])" office:value-type="float" office:value="577.133757961783" calcext:value-type="float">
            <text:p>577.1</text:p>
          </table:table-cell>
          <table:table-cell table:formula="of:=17/(15/[E10.$A8]+2/[E10.AJ8])" office:value-type="float" office:value="577.949479940565" calcext:value-type="float">
            <text:p>577.9</text:p>
          </table:table-cell>
          <table:table-cell table:formula="of:=17/(15/[E10.$A8]+2/[E10.AK8])" office:value-type="float" office:value="578.690744920993" calcext:value-type="float">
            <text:p>578.7</text:p>
          </table:table-cell>
          <table:table-cell table:formula="of:=17/(15/[E10.$A8]+2/[E10.AL8])" office:value-type="float" office:value="579.365750528541" calcext:value-type="float">
            <text:p>579.4</text:p>
          </table:table-cell>
          <table:table-cell table:formula="of:=17/(15/[E10.$A8]+2/[E10.AM8])" office:value-type="float" office:value="579.981690570644" calcext:value-type="float">
            <text:p>580.0</text:p>
          </table:table-cell>
          <table:table-cell table:formula="of:=17/(15/[E10.$A8]+2/[E10.AN8])" office:value-type="float" office:value="580.544880986521" calcext:value-type="float">
            <text:p>580.5</text:p>
          </table:table-cell>
          <table:table-cell table:formula="of:=17/(15/[E10.$A8]+2/[E10.AO8])" office:value-type="float" office:value="581.060871912539" calcext:value-type="float">
            <text:p>581.1</text:p>
          </table:table-cell>
          <table:table-cell table:formula="of:=17/(15/[E10.$A8]+2/[E10.AP8])" office:value-type="float" office:value="581.534546379947" calcext:value-type="float">
            <text:p>581.5</text:p>
          </table:table-cell>
          <table:table-cell table:formula="of:=17/(15/[E10.$A8]+2/[E10.AQ8])" office:value-type="float" office:value="581.970206631427" calcext:value-type="float">
            <text:p>582.0</text:p>
          </table:table-cell>
          <table:table-cell table:formula="of:=17/(15/[E10.$A8]+2/[E10.AR8])" office:value-type="float" office:value="582.371649250341" calcext:value-type="float">
            <text:p>582.4</text:p>
          </table:table-cell>
          <table:table-cell table:formula="of:=17/(15/[E10.$A8]+2/[E10.AS8])" office:value-type="float" office:value="582.742230347349" calcext:value-type="float">
            <text:p>582.7</text:p>
          </table:table-cell>
          <table:table-cell table:formula="of:=17/(15/[E10.$A8]+2/[E10.AT8])" office:value-type="float" office:value="583.084922010399" calcext:value-type="float">
            <text:p>583.1</text:p>
          </table:table-cell>
          <table:table-cell table:formula="of:=17/(15/[E10.$A8]+2/[E10.AU8])" office:value-type="float" office:value="583.402361137991" calcext:value-type="float">
            <text:p>583.4</text:p>
          </table:table-cell>
          <table:table-cell table:formula="of:=17/(15/[E10.$A8]+2/[E10.AV8])" office:value-type="float" office:value="583.696891668199" calcext:value-type="float">
            <text:p>583.7</text:p>
          </table:table-cell>
          <table:table-cell table:formula="of:=17/(15/[E10.$A8]+2/[E10.AW8])" office:value-type="float" office:value="583.970601102459" calcext:value-type="float">
            <text:p>584.0</text:p>
          </table:table-cell>
          <table:table-cell table:formula="of:=17/(15/[E10.$A8]+2/[E10.AX8])" office:value-type="float" office:value="584.225352112676" calcext:value-type="float">
            <text:p>584.2</text:p>
          </table:table-cell>
          <table:table-cell table:formula="of:=17/(15/[E10.$A8]+2/[E10.AY8])" office:value-type="float" office:value="584.462809917355" calcext:value-type="float">
            <text:p>584.5</text:p>
          </table:table-cell>
          <table:table-cell table:formula="of:=17/(15/[E10.$A8]+2/[E10.AZ8])" office:value-type="float" office:value="584.684466019417" calcext:value-type="float">
            <text:p>584.7</text:p>
          </table:table-cell>
          <table:table-cell table:number-columns-repeated="972"/>
        </table:table-row>
        <table:table-row table:style-name="ro4">
          <table:table-cell office:value-type="float" office:value="540" calcext:value-type="float">
            <text:p>540.0</text:p>
          </table:table-cell>
          <table:table-cell table:formula="of:=17/(15/[E10.$A9]+2/[E10.B9])" office:value-type="float" office:value="540" calcext:value-type="float">
            <text:p>540.0</text:p>
          </table:table-cell>
          <table:table-cell table:formula="of:=17/(15/[E10.$A9]+2/[E10.C9])" office:value-type="float" office:value="540" calcext:value-type="float">
            <text:p>540.0</text:p>
          </table:table-cell>
          <table:table-cell table:formula="of:=17/(15/[E10.$A9]+2/[E10.D9])" office:value-type="float" office:value="540" calcext:value-type="float">
            <text:p>540.0</text:p>
          </table:table-cell>
          <table:table-cell table:formula="of:=17/(15/[E10.$A9]+2/[E10.E9])" office:value-type="float" office:value="540" calcext:value-type="float">
            <text:p>540.0</text:p>
          </table:table-cell>
          <table:table-cell table:formula="of:=17/(15/[E10.$A9]+2/[E10.F9])" office:value-type="float" office:value="540" calcext:value-type="float">
            <text:p>540.0</text:p>
          </table:table-cell>
          <table:table-cell table:formula="of:=17/(15/[E10.$A9]+2/[E10.G9])" office:value-type="float" office:value="540" calcext:value-type="float">
            <text:p>540.0</text:p>
          </table:table-cell>
          <table:table-cell table:formula="of:=17/(15/[E10.$A9]+2/[E10.H9])" office:value-type="float" office:value="540" calcext:value-type="float">
            <text:p>540.0</text:p>
          </table:table-cell>
          <table:table-cell table:formula="of:=17/(15/[E10.$A9]+2/[E10.I9])" office:value-type="float" office:value="540" calcext:value-type="float">
            <text:p>540.0</text:p>
          </table:table-cell>
          <table:table-cell table:formula="of:=17/(15/[E10.$A9]+2/[E10.J9])" office:value-type="float" office:value="540" calcext:value-type="float">
            <text:p>540.0</text:p>
          </table:table-cell>
          <table:table-cell table:formula="of:=17/(15/[E10.$A9]+2/[E10.K9])" office:value-type="float" office:value="540" calcext:value-type="float">
            <text:p>540.0</text:p>
          </table:table-cell>
          <table:table-cell table:formula="of:=17/(15/[E10.$A9]+2/[E10.L9])" office:value-type="float" office:value="540" calcext:value-type="float">
            <text:p>540.0</text:p>
          </table:table-cell>
          <table:table-cell table:formula="of:=17/(15/[E10.$A9]+2/[E10.M9])" office:value-type="float" office:value="541.157556270096" calcext:value-type="float">
            <text:p>541.2</text:p>
          </table:table-cell>
          <table:table-cell table:formula="of:=17/(15/[E10.$A9]+2/[E10.N9])" office:value-type="float" office:value="543.364485981309" calcext:value-type="float">
            <text:p>543.4</text:p>
          </table:table-cell>
          <table:table-cell table:formula="of:=17/(15/[E10.$A9]+2/[E10.O9])" office:value-type="float" office:value="546.428571428571" calcext:value-type="float">
            <text:p>546.4</text:p>
          </table:table-cell>
          <table:table-cell table:formula="of:=17/(15/[E10.$A9]+2/[E10.P9])" office:value-type="float" office:value="550.112359550562" calcext:value-type="float">
            <text:p>550.1</text:p>
          </table:table-cell>
          <table:table-cell table:formula="of:=17/(15/[E10.$A9]+2/[E10.Q9])" office:value-type="float" office:value="554.173228346457" calcext:value-type="float">
            <text:p>554.2</text:p>
          </table:table-cell>
          <table:table-cell table:formula="of:=17/(15/[E10.$A9]+2/[E10.R9])" office:value-type="float" office:value="558.394160583942" calcext:value-type="float">
            <text:p>558.4</text:p>
          </table:table-cell>
          <table:table-cell table:formula="of:=17/(15/[E10.$A9]+2/[E10.S9])" office:value-type="float" office:value="562.600896860987" calcext:value-type="float">
            <text:p>562.6</text:p>
          </table:table-cell>
          <table:table-cell table:formula="of:=17/(15/[E10.$A9]+2/[E10.T9])" office:value-type="float" office:value="566.666666666667" calcext:value-type="float">
            <text:p>566.7</text:p>
          </table:table-cell>
          <table:table-cell table:formula="of:=17/(15/[E10.$A9]+2/[E10.U9])" office:value-type="float" office:value="570.508474576271" calcext:value-type="float">
            <text:p>570.5</text:p>
          </table:table-cell>
          <table:table-cell table:formula="of:=17/(15/[E10.$A9]+2/[E10.V9])" office:value-type="float" office:value="574.07917383821" calcext:value-type="float">
            <text:p>574.1</text:p>
          </table:table-cell>
          <table:table-cell table:formula="of:=17/(15/[E10.$A9]+2/[E10.W9])" office:value-type="float" office:value="577.358490566038" calcext:value-type="float">
            <text:p>577.4</text:p>
          </table:table-cell>
          <table:table-cell table:formula="of:=17/(15/[E10.$A9]+2/[E10.X9])" office:value-type="float" office:value="580.344827586207" calcext:value-type="float">
            <text:p>580.3</text:p>
          </table:table-cell>
          <table:table-cell table:formula="of:=17/(15/[E10.$A9]+2/[E10.Y9])" office:value-type="float" office:value="583.048620236531" calcext:value-type="float">
            <text:p>583.0</text:p>
          </table:table-cell>
          <table:table-cell table:formula="of:=17/(15/[E10.$A9]+2/[E10.Z9])" office:value-type="float" office:value="585.487364620939" calcext:value-type="float">
            <text:p>585.5</text:p>
          </table:table-cell>
          <table:table-cell table:formula="of:=17/(15/[E10.$A9]+2/[E10.AA9])" office:value-type="float" office:value="587.682119205298" calcext:value-type="float">
            <text:p>587.7</text:p>
          </table:table-cell>
          <table:table-cell table:formula="of:=17/(15/[E10.$A9]+2/[E10.AB9])" office:value-type="float" office:value="589.655172413793" calcext:value-type="float">
            <text:p>589.7</text:p>
          </table:table-cell>
          <table:table-cell table:formula="of:=17/(15/[E10.$A9]+2/[E10.AC9])" office:value-type="float" office:value="591.428571428571" calcext:value-type="float">
            <text:p>591.4</text:p>
          </table:table-cell>
          <table:table-cell table:formula="of:=17/(15/[E10.$A9]+2/[E10.AD9])" office:value-type="float" office:value="593.023255813954" calcext:value-type="float">
            <text:p>593.0</text:p>
          </table:table-cell>
          <table:table-cell table:formula="of:=17/(15/[E10.$A9]+2/[E10.AE9])" office:value-type="float" office:value="594.458598726115" calcext:value-type="float">
            <text:p>594.5</text:p>
          </table:table-cell>
          <table:table-cell table:formula="of:=17/(15/[E10.$A9]+2/[E10.AF9])" office:value-type="float" office:value="595.752212389381" calcext:value-type="float">
            <text:p>595.8</text:p>
          </table:table-cell>
          <table:table-cell table:formula="of:=17/(15/[E10.$A9]+2/[E10.AG9])" office:value-type="float" office:value="596.919917864476" calcext:value-type="float">
            <text:p>596.9</text:p>
          </table:table-cell>
          <table:table-cell table:formula="of:=17/(15/[E10.$A9]+2/[E10.AH9])" office:value-type="float" office:value="597.975811584978" calcext:value-type="float">
            <text:p>598.0</text:p>
          </table:table-cell>
          <table:table-cell table:formula="of:=17/(15/[E10.$A9]+2/[E10.AI9])" office:value-type="float" office:value="598.932384341637" calcext:value-type="float">
            <text:p>598.9</text:p>
          </table:table-cell>
          <table:table-cell table:formula="of:=17/(15/[E10.$A9]+2/[E10.AJ9])" office:value-type="float" office:value="599.800664451827" calcext:value-type="float">
            <text:p>599.8</text:p>
          </table:table-cell>
          <table:table-cell table:formula="of:=17/(15/[E10.$A9]+2/[E10.AK9])" office:value-type="float" office:value="600.590367685137" calcext:value-type="float">
            <text:p>600.6</text:p>
          </table:table-cell>
          <table:table-cell table:formula="of:=17/(15/[E10.$A9]+2/[E10.AL9])" office:value-type="float" office:value="601.310043668122" calcext:value-type="float">
            <text:p>601.3</text:p>
          </table:table-cell>
          <table:table-cell table:formula="of:=17/(15/[E10.$A9]+2/[E10.AM9])" office:value-type="float" office:value="601.967213114754" calcext:value-type="float">
            <text:p>602.0</text:p>
          </table:table-cell>
          <table:table-cell table:formula="of:=17/(15/[E10.$A9]+2/[E10.AN9])" office:value-type="float" office:value="602.568493150685" calcext:value-type="float">
            <text:p>602.6</text:p>
          </table:table-cell>
          <table:table-cell table:formula="of:=17/(15/[E10.$A9]+2/[E10.AO9])" office:value-type="float" office:value="603.119709794438" calcext:value-type="float">
            <text:p>603.1</text:p>
          </table:table-cell>
          <table:table-cell table:formula="of:=17/(15/[E10.$A9]+2/[E10.AP9])" office:value-type="float" office:value="603.625997719498" calcext:value-type="float">
            <text:p>603.6</text:p>
          </table:table-cell>
          <table:table-cell table:formula="of:=17/(15/[E10.$A9]+2/[E10.AQ9])" office:value-type="float" office:value="604.091888011486" calcext:value-type="float">
            <text:p>604.1</text:p>
          </table:table-cell>
          <table:table-cell table:formula="of:=17/(15/[E10.$A9]+2/[E10.AR9])" office:value-type="float" office:value="604.521384928717" calcext:value-type="float">
            <text:p>604.5</text:p>
          </table:table-cell>
          <table:table-cell table:formula="of:=17/(15/[E10.$A9]+2/[E10.AS9])" office:value-type="float" office:value="604.918032786885" calcext:value-type="float">
            <text:p>604.9</text:p>
          </table:table-cell>
          <table:table-cell table:formula="of:=17/(15/[E10.$A9]+2/[E10.AT9])" office:value-type="float" office:value="605.284974093264" calcext:value-type="float">
            <text:p>605.3</text:p>
          </table:table-cell>
          <table:table-cell table:formula="of:=17/(15/[E10.$A9]+2/[E10.AU9])" office:value-type="float" office:value="605.625" calcext:value-type="float">
            <text:p>605.6</text:p>
          </table:table-cell>
          <table:table-cell table:formula="of:=17/(15/[E10.$A9]+2/[E10.AV9])" office:value-type="float" office:value="605.940594059406" calcext:value-type="float">
            <text:p>605.9</text:p>
          </table:table-cell>
          <table:table-cell table:formula="of:=17/(15/[E10.$A9]+2/[E10.AW9])" office:value-type="float" office:value="606.233970164878" calcext:value-type="float">
            <text:p>606.2</text:p>
          </table:table-cell>
          <table:table-cell table:formula="of:=17/(15/[E10.$A9]+2/[E10.AX9])" office:value-type="float" office:value="606.507105459985" calcext:value-type="float">
            <text:p>606.5</text:p>
          </table:table-cell>
          <table:table-cell table:formula="of:=17/(15/[E10.$A9]+2/[E10.AY9])" office:value-type="float" office:value="606.761768901569" calcext:value-type="float">
            <text:p>606.8</text:p>
          </table:table-cell>
          <table:table-cell table:formula="of:=17/(15/[E10.$A9]+2/[E10.AZ9])" office:value-type="float" office:value="606.999546073536" calcext:value-type="float">
            <text:p>607.0</text:p>
          </table:table-cell>
          <table:table-cell table:number-columns-repeated="972"/>
        </table:table-row>
        <table:table-row table:style-name="ro4">
          <table:table-cell office:value-type="float" office:value="560" calcext:value-type="float">
            <text:p>560.0</text:p>
          </table:table-cell>
          <table:table-cell table:formula="of:=17/(15/[E10.$A10]+2/[E10.B10])" office:value-type="float" office:value="560" calcext:value-type="float">
            <text:p>560.0</text:p>
          </table:table-cell>
          <table:table-cell table:formula="of:=17/(15/[E10.$A10]+2/[E10.C10])" office:value-type="float" office:value="560" calcext:value-type="float">
            <text:p>560.0</text:p>
          </table:table-cell>
          <table:table-cell table:formula="of:=17/(15/[E10.$A10]+2/[E10.D10])" office:value-type="float" office:value="560" calcext:value-type="float">
            <text:p>560.0</text:p>
          </table:table-cell>
          <table:table-cell table:formula="of:=17/(15/[E10.$A10]+2/[E10.E10])" office:value-type="float" office:value="560" calcext:value-type="float">
            <text:p>560.0</text:p>
          </table:table-cell>
          <table:table-cell table:formula="of:=17/(15/[E10.$A10]+2/[E10.F10])" office:value-type="float" office:value="560" calcext:value-type="float">
            <text:p>560.0</text:p>
          </table:table-cell>
          <table:table-cell table:formula="of:=17/(15/[E10.$A10]+2/[E10.G10])" office:value-type="float" office:value="560" calcext:value-type="float">
            <text:p>560.0</text:p>
          </table:table-cell>
          <table:table-cell table:formula="of:=17/(15/[E10.$A10]+2/[E10.H10])" office:value-type="float" office:value="560" calcext:value-type="float">
            <text:p>560.0</text:p>
          </table:table-cell>
          <table:table-cell table:formula="of:=17/(15/[E10.$A10]+2/[E10.I10])" office:value-type="float" office:value="560" calcext:value-type="float">
            <text:p>560.0</text:p>
          </table:table-cell>
          <table:table-cell table:formula="of:=17/(15/[E10.$A10]+2/[E10.J10])" office:value-type="float" office:value="560" calcext:value-type="float">
            <text:p>560.0</text:p>
          </table:table-cell>
          <table:table-cell table:formula="of:=17/(15/[E10.$A10]+2/[E10.K10])" office:value-type="float" office:value="560" calcext:value-type="float">
            <text:p>560.0</text:p>
          </table:table-cell>
          <table:table-cell table:formula="of:=17/(15/[E10.$A10]+2/[E10.L10])" office:value-type="float" office:value="560" calcext:value-type="float">
            <text:p>560.0</text:p>
          </table:table-cell>
          <table:table-cell table:formula="of:=17/(15/[E10.$A10]+2/[E10.M10])" office:value-type="float" office:value="561.158221302999" calcext:value-type="float">
            <text:p>561.2</text:p>
          </table:table-cell>
          <table:table-cell table:formula="of:=17/(15/[E10.$A10]+2/[E10.N10])" office:value-type="float" office:value="563.370110330993" calcext:value-type="float">
            <text:p>563.4</text:p>
          </table:table-cell>
          <table:table-cell table:formula="of:=17/(15/[E10.$A10]+2/[E10.O10])" office:value-type="float" office:value="566.449136276392" calcext:value-type="float">
            <text:p>566.4</text:p>
          </table:table-cell>
          <table:table-cell table:formula="of:=17/(15/[E10.$A10]+2/[E10.P10])" office:value-type="float" office:value="570.16333938294" calcext:value-type="float">
            <text:p>570.2</text:p>
          </table:table-cell>
          <table:table-cell table:formula="of:=17/(15/[E10.$A10]+2/[E10.Q10])" office:value-type="float" office:value="574.273576890399" calcext:value-type="float">
            <text:p>574.3</text:p>
          </table:table-cell>
          <table:table-cell table:formula="of:=17/(15/[E10.$A10]+2/[E10.R10])" office:value-type="float" office:value="578.563535911602" calcext:value-type="float">
            <text:p>578.6</text:p>
          </table:table-cell>
          <table:table-cell table:formula="of:=17/(15/[E10.$A10]+2/[E10.S10])" office:value-type="float" office:value="582.857142857143" calcext:value-type="float">
            <text:p>582.9</text:p>
          </table:table-cell>
          <table:table-cell table:formula="of:=17/(15/[E10.$A10]+2/[E10.T10])" office:value-type="float" office:value="587.024128686327" calcext:value-type="float">
            <text:p>587.0</text:p>
          </table:table-cell>
          <table:table-cell table:formula="of:=17/(15/[E10.$A10]+2/[E10.U10])" office:value-type="float" office:value="590.977258758451" calcext:value-type="float">
            <text:p>591.0</text:p>
          </table:table-cell>
          <table:table-cell table:formula="of:=17/(15/[E10.$A10]+2/[E10.V10])" office:value-type="float" office:value="594.665166010129" calcext:value-type="float">
            <text:p>594.7</text:p>
          </table:table-cell>
          <table:table-cell table:formula="of:=17/(15/[E10.$A10]+2/[E10.W10])" office:value-type="float" office:value="598.063851699279" calcext:value-type="float">
            <text:p>598.1</text:p>
          </table:table-cell>
          <table:table-cell table:formula="of:=17/(15/[E10.$A10]+2/[E10.X10])" office:value-type="float" office:value="601.168708765316" calcext:value-type="float">
            <text:p>601.2</text:p>
          </table:table-cell>
          <table:table-cell table:formula="of:=17/(15/[E10.$A10]+2/[E10.Y10])" office:value-type="float" office:value="603.987915407855" calcext:value-type="float">
            <text:p>604.0</text:p>
          </table:table-cell>
          <table:table-cell table:formula="of:=17/(15/[E10.$A10]+2/[E10.Z10])" office:value-type="float" office:value="606.537396121884" calcext:value-type="float">
            <text:p>606.5</text:p>
          </table:table-cell>
          <table:table-cell table:formula="of:=17/(15/[E10.$A10]+2/[E10.AA10])" office:value-type="float" office:value="608.837209302326" calcext:value-type="float">
            <text:p>608.8</text:p>
          </table:table-cell>
          <table:table-cell table:formula="of:=17/(15/[E10.$A10]+2/[E10.AB10])" office:value-type="float" office:value="610.909090909091" calcext:value-type="float">
            <text:p>610.9</text:p>
          </table:table-cell>
          <table:table-cell table:formula="of:=17/(15/[E10.$A10]+2/[E10.AC10])" office:value-type="float" office:value="612.774869109948" calcext:value-type="float">
            <text:p>612.8</text:p>
          </table:table-cell>
          <table:table-cell table:formula="of:=17/(15/[E10.$A10]+2/[E10.AD10])" office:value-type="float" office:value="614.455501848166" calcext:value-type="float">
            <text:p>614.5</text:p>
          </table:table-cell>
          <table:table-cell table:formula="of:=17/(15/[E10.$A10]+2/[E10.AE10])" office:value-type="float" office:value="615.970541820095" calcext:value-type="float">
            <text:p>616.0</text:p>
          </table:table-cell>
          <table:table-cell table:formula="of:=17/(15/[E10.$A10]+2/[E10.AF10])" office:value-type="float" office:value="617.337883959044" calcext:value-type="float">
            <text:p>617.3</text:p>
          </table:table-cell>
          <table:table-cell table:formula="of:=17/(15/[E10.$A10]+2/[E10.AG10])" office:value-type="float" office:value="618.573692551506" calcext:value-type="float">
            <text:p>618.6</text:p>
          </table:table-cell>
          <table:table-cell table:formula="of:=17/(15/[E10.$A10]+2/[E10.AH10])" office:value-type="float" office:value="619.692437328839" calcext:value-type="float">
            <text:p>619.7</text:p>
          </table:table-cell>
          <table:table-cell table:formula="of:=17/(15/[E10.$A10]+2/[E10.AI10])" office:value-type="float" office:value="620.706991358995" calcext:value-type="float">
            <text:p>620.7</text:p>
          </table:table-cell>
          <table:table-cell table:formula="of:=17/(15/[E10.$A10]+2/[E10.AJ10])" office:value-type="float" office:value="621.628760088041" calcext:value-type="float">
            <text:p>621.6</text:p>
          </table:table-cell>
          <table:table-cell table:formula="of:=17/(15/[E10.$A10]+2/[E10.AK10])" office:value-type="float" office:value="622.467822206968" calcext:value-type="float">
            <text:p>622.5</text:p>
          </table:table-cell>
          <table:table-cell table:formula="of:=17/(15/[E10.$A10]+2/[E10.AL10])" office:value-type="float" office:value="623.233070612836" calcext:value-type="float">
            <text:p>623.2</text:p>
          </table:table-cell>
          <table:table-cell table:formula="of:=17/(15/[E10.$A10]+2/[E10.AM10])" office:value-type="float" office:value="623.932346723045" calcext:value-type="float">
            <text:p>623.9</text:p>
          </table:table-cell>
          <table:table-cell table:formula="of:=17/(15/[E10.$A10]+2/[E10.AN10])" office:value-type="float" office:value="624.572564612326" calcext:value-type="float">
            <text:p>624.6</text:p>
          </table:table-cell>
          <table:table-cell table:formula="of:=17/(15/[E10.$A10]+2/[E10.AO10])" office:value-type="float" office:value="625.159823458606" calcext:value-type="float">
            <text:p>625.2</text:p>
          </table:table-cell>
          <table:table-cell table:formula="of:=17/(15/[E10.$A10]+2/[E10.AP10])" office:value-type="float" office:value="625.699508010597" calcext:value-type="float">
            <text:p>625.7</text:p>
          </table:table-cell>
          <table:table-cell table:formula="of:=17/(15/[E10.$A10]+2/[E10.AQ10])" office:value-type="float" office:value="626.196377502383" calcext:value-type="float">
            <text:p>626.2</text:p>
          </table:table-cell>
          <table:table-cell table:formula="of:=17/(15/[E10.$A10]+2/[E10.AR10])" office:value-type="float" office:value="626.654643823264" calcext:value-type="float">
            <text:p>626.7</text:p>
          </table:table-cell>
          <table:table-cell table:formula="of:=17/(15/[E10.$A10]+2/[E10.AS10])" office:value-type="float" office:value="627.078039927405" calcext:value-type="float">
            <text:p>627.1</text:p>
          </table:table-cell>
          <table:table-cell table:formula="of:=17/(15/[E10.$A10]+2/[E10.AT10])" office:value-type="float" office:value="627.469879518072" calcext:value-type="float">
            <text:p>627.5</text:p>
          </table:table-cell>
          <table:table-cell table:formula="of:=17/(15/[E10.$A10]+2/[E10.AU10])" office:value-type="float" office:value="627.833109017497" calcext:value-type="float">
            <text:p>627.8</text:p>
          </table:table-cell>
          <table:table-cell table:formula="of:=17/(15/[E10.$A10]+2/[E10.AV10])" office:value-type="float" office:value="628.170352769147" calcext:value-type="float">
            <text:p>628.2</text:p>
          </table:table-cell>
          <table:table-cell table:formula="of:=17/(15/[E10.$A10]+2/[E10.AW10])" office:value-type="float" office:value="628.483952335392" calcext:value-type="float">
            <text:p>628.5</text:p>
          </table:table-cell>
          <table:table-cell table:formula="of:=17/(15/[E10.$A10]+2/[E10.AX10])" office:value-type="float" office:value="628.776000662965" calcext:value-type="float">
            <text:p>628.8</text:p>
          </table:table-cell>
          <table:table-cell table:formula="of:=17/(15/[E10.$A10]+2/[E10.AY10])" office:value-type="float" office:value="629.048371798925" calcext:value-type="float">
            <text:p>629.0</text:p>
          </table:table-cell>
          <table:table-cell table:formula="of:=17/(15/[E10.$A10]+2/[E10.AZ10])" office:value-type="float" office:value="629.302746755207" calcext:value-type="float">
            <text:p>629.3</text:p>
          </table:table-cell>
          <table:table-cell table:number-columns-repeated="972"/>
        </table:table-row>
        <table:table-row table:style-name="ro4">
          <table:table-cell office:value-type="float" office:value="580" calcext:value-type="float">
            <text:p>580.0</text:p>
          </table:table-cell>
          <table:table-cell table:formula="of:=17/(15/[E10.$A11]+2/[E10.B11])" office:value-type="float" office:value="580" calcext:value-type="float">
            <text:p>580.0</text:p>
          </table:table-cell>
          <table:table-cell table:formula="of:=17/(15/[E10.$A11]+2/[E10.C11])" office:value-type="float" office:value="580" calcext:value-type="float">
            <text:p>580.0</text:p>
          </table:table-cell>
          <table:table-cell table:formula="of:=17/(15/[E10.$A11]+2/[E10.D11])" office:value-type="float" office:value="580" calcext:value-type="float">
            <text:p>580.0</text:p>
          </table:table-cell>
          <table:table-cell table:formula="of:=17/(15/[E10.$A11]+2/[E10.E11])" office:value-type="float" office:value="580" calcext:value-type="float">
            <text:p>580.0</text:p>
          </table:table-cell>
          <table:table-cell table:formula="of:=17/(15/[E10.$A11]+2/[E10.F11])" office:value-type="float" office:value="580" calcext:value-type="float">
            <text:p>580.0</text:p>
          </table:table-cell>
          <table:table-cell table:formula="of:=17/(15/[E10.$A11]+2/[E10.G11])" office:value-type="float" office:value="580" calcext:value-type="float">
            <text:p>580.0</text:p>
          </table:table-cell>
          <table:table-cell table:formula="of:=17/(15/[E10.$A11]+2/[E10.H11])" office:value-type="float" office:value="580" calcext:value-type="float">
            <text:p>580.0</text:p>
          </table:table-cell>
          <table:table-cell table:formula="of:=17/(15/[E10.$A11]+2/[E10.I11])" office:value-type="float" office:value="580" calcext:value-type="float">
            <text:p>580.0</text:p>
          </table:table-cell>
          <table:table-cell table:formula="of:=17/(15/[E10.$A11]+2/[E10.J11])" office:value-type="float" office:value="580" calcext:value-type="float">
            <text:p>580.0</text:p>
          </table:table-cell>
          <table:table-cell table:formula="of:=17/(15/[E10.$A11]+2/[E10.K11])" office:value-type="float" office:value="580" calcext:value-type="float">
            <text:p>580.0</text:p>
          </table:table-cell>
          <table:table-cell table:formula="of:=17/(15/[E10.$A11]+2/[E10.L11])" office:value-type="float" office:value="580" calcext:value-type="float">
            <text:p>580.0</text:p>
          </table:table-cell>
          <table:table-cell table:formula="of:=17/(15/[E10.$A11]+2/[E10.M11])" office:value-type="float" office:value="581.158841158841" calcext:value-type="float">
            <text:p>581.2</text:p>
          </table:table-cell>
          <table:table-cell table:formula="of:=17/(15/[E10.$A11]+2/[E10.N11])" office:value-type="float" office:value="583.375363724539" calcext:value-type="float">
            <text:p>583.4</text:p>
          </table:table-cell>
          <table:table-cell table:formula="of:=17/(15/[E10.$A11]+2/[E10.O11])" office:value-type="float" office:value="586.468401486989" calcext:value-type="float">
            <text:p>586.5</text:p>
          </table:table-cell>
          <table:table-cell table:formula="of:=17/(15/[E10.$A11]+2/[E10.P11])" office:value-type="float" office:value="590.211267605634" calcext:value-type="float">
            <text:p>590.2</text:p>
          </table:table-cell>
          <table:table-cell table:formula="of:=17/(15/[E10.$A11]+2/[E10.Q11])" office:value-type="float" office:value="594.368290668869" calcext:value-type="float">
            <text:p>594.4</text:p>
          </table:table-cell>
          <table:table-cell table:formula="of:=17/(15/[E10.$A11]+2/[E10.R11])" office:value-type="float" office:value="598.724058416603" calcext:value-type="float">
            <text:p>598.7</text:p>
          </table:table-cell>
          <table:table-cell table:formula="of:=17/(15/[E10.$A11]+2/[E10.S11])" office:value-type="float" office:value="603.100995732575" calcext:value-type="float">
            <text:p>603.1</text:p>
          </table:table-cell>
          <table:table-cell table:formula="of:=17/(15/[E10.$A11]+2/[E10.T11])" office:value-type="float" office:value="607.365661861075" calcext:value-type="float">
            <text:p>607.4</text:p>
          </table:table-cell>
          <table:table-cell table:formula="of:=17/(15/[E10.$A11]+2/[E10.U11])" office:value-type="float" office:value="611.426851294401" calcext:value-type="float">
            <text:p>611.4</text:p>
          </table:table-cell>
          <table:table-cell table:formula="of:=17/(15/[E10.$A11]+2/[E10.V11])" office:value-type="float" office:value="615.229155162893" calcext:value-type="float">
            <text:p>615.2</text:p>
          </table:table-cell>
          <table:table-cell table:formula="of:=17/(15/[E10.$A11]+2/[E10.W11])" office:value-type="float" office:value="618.744939271255" calcext:value-type="float">
            <text:p>618.7</text:p>
          </table:table-cell>
          <table:table-cell table:formula="of:=17/(15/[E10.$A11]+2/[E10.X11])" office:value-type="float" office:value="621.966604823748" calcext:value-type="float">
            <text:p>622.0</text:p>
          </table:table-cell>
          <table:table-cell table:formula="of:=17/(15/[E10.$A11]+2/[E10.Y11])" office:value-type="float" office:value="624.900042535091" calcext:value-type="float">
            <text:p>624.9</text:p>
          </table:table-cell>
          <table:table-cell table:formula="of:=17/(15/[E10.$A11]+2/[E10.Z11])" office:value-type="float" office:value="627.559547051933" calcext:value-type="float">
            <text:p>627.6</text:p>
          </table:table-cell>
          <table:table-cell table:formula="of:=17/(15/[E10.$A11]+2/[E10.AA11])" office:value-type="float" office:value="629.964106245513" calcext:value-type="float">
            <text:p>630.0</text:p>
          </table:table-cell>
          <table:table-cell table:formula="of:=17/(15/[E10.$A11]+2/[E10.AB11])" office:value-type="float" office:value="632.134831460674" calcext:value-type="float">
            <text:p>632.1</text:p>
          </table:table-cell>
          <table:table-cell table:formula="of:=17/(15/[E10.$A11]+2/[E10.AC11])" office:value-type="float" office:value="634.093264248705" calcext:value-type="float">
            <text:p>634.1</text:p>
          </table:table-cell>
          <table:table-cell table:formula="of:=17/(15/[E10.$A11]+2/[E10.AD11])" office:value-type="float" office:value="635.860321036328" calcext:value-type="float">
            <text:p>635.9</text:p>
          </table:table-cell>
          <table:table-cell table:formula="of:=17/(15/[E10.$A11]+2/[E10.AE11])" office:value-type="float" office:value="637.455683003128" calcext:value-type="float">
            <text:p>637.5</text:p>
          </table:table-cell>
          <table:table-cell table:formula="of:=17/(15/[E10.$A11]+2/[E10.AF11])" office:value-type="float" office:value="638.89748549323" calcext:value-type="float">
            <text:p>638.9</text:p>
          </table:table-cell>
          <table:table-cell table:formula="of:=17/(15/[E10.$A11]+2/[E10.AG11])" office:value-type="float" office:value="640.202201752415" calcext:value-type="float">
            <text:p>640.2</text:p>
          </table:table-cell>
          <table:table-cell table:formula="of:=17/(15/[E10.$A11]+2/[E10.AH11])" office:value-type="float" office:value="641.384647563271" calcext:value-type="float">
            <text:p>641.4</text:p>
          </table:table-cell>
          <table:table-cell table:formula="of:=17/(15/[E10.$A11]+2/[E10.AI11])" office:value-type="float" office:value="642.458056964495" calcext:value-type="float">
            <text:p>642.5</text:p>
          </table:table-cell>
          <table:table-cell table:formula="of:=17/(15/[E10.$A11]+2/[E10.AJ11])" office:value-type="float" office:value="643.434196135618" calcext:value-type="float">
            <text:p>643.4</text:p>
          </table:table-cell>
          <table:table-cell table:formula="of:=17/(15/[E10.$A11]+2/[E10.AK11])" office:value-type="float" office:value="644.323494284252" calcext:value-type="float">
            <text:p>644.3</text:p>
          </table:table-cell>
          <table:table-cell table:formula="of:=17/(15/[E10.$A11]+2/[E10.AL11])" office:value-type="float" office:value="645.135178371461" calcext:value-type="float">
            <text:p>645.1</text:p>
          </table:table-cell>
          <table:table-cell table:formula="of:=17/(15/[E10.$A11]+2/[E10.AM11])" office:value-type="float" office:value="645.877403846154" calcext:value-type="float">
            <text:p>645.9</text:p>
          </table:table-cell>
          <table:table-cell table:formula="of:=17/(15/[E10.$A11]+2/[E10.AN11])" office:value-type="float" office:value="646.55737704918" calcext:value-type="float">
            <text:p>646.6</text:p>
          </table:table-cell>
          <table:table-cell table:formula="of:=17/(15/[E10.$A11]+2/[E10.AO11])" office:value-type="float" office:value="647.181467181467" calcext:value-type="float">
            <text:p>647.2</text:p>
          </table:table-cell>
          <table:table-cell table:formula="of:=17/(15/[E10.$A11]+2/[E10.AP11])" office:value-type="float" office:value="647.755307122221" calcext:value-type="float">
            <text:p>647.8</text:p>
          </table:table-cell>
          <table:table-cell table:formula="of:=17/(15/[E10.$A11]+2/[E10.AQ11])" office:value-type="float" office:value="648.283883218609" calcext:value-type="float">
            <text:p>648.3</text:p>
          </table:table-cell>
          <table:table-cell table:formula="of:=17/(15/[E10.$A11]+2/[E10.AR11])" office:value-type="float" office:value="648.771614641815" calcext:value-type="float">
            <text:p>648.8</text:p>
          </table:table-cell>
          <table:table-cell table:formula="of:=17/(15/[E10.$A11]+2/[E10.AS11])" office:value-type="float" office:value="649.222423146474" calcext:value-type="float">
            <text:p>649.2</text:p>
          </table:table-cell>
          <table:table-cell table:formula="of:=17/(15/[E10.$A11]+2/[E10.AT11])" office:value-type="float" office:value="649.639794168096" calcext:value-type="float">
            <text:p>649.6</text:p>
          </table:table-cell>
          <table:table-cell table:formula="of:=17/(15/[E10.$A11]+2/[E10.AU11])" office:value-type="float" office:value="650.026830203143" calcext:value-type="float">
            <text:p>650.0</text:p>
          </table:table-cell>
          <table:table-cell table:formula="of:=17/(15/[E10.$A11]+2/[E10.AV11])" office:value-type="float" office:value="650.386297376093" calcext:value-type="float">
            <text:p>650.4</text:p>
          </table:table-cell>
          <table:table-cell table:formula="of:=17/(15/[E10.$A11]+2/[E10.AW11])" office:value-type="float" office:value="650.7206660307" calcext:value-type="float">
            <text:p>650.7</text:p>
          </table:table-cell>
          <table:table-cell table:formula="of:=17/(15/[E10.$A11]+2/[E10.AX11])" office:value-type="float" office:value="651.032146103628" calcext:value-type="float">
            <text:p>651.0</text:p>
          </table:table-cell>
          <table:table-cell table:formula="of:=17/(15/[E10.$A11]+2/[E10.AY11])" office:value-type="float" office:value="651.322717956803" calcext:value-type="float">
            <text:p>651.3</text:p>
          </table:table-cell>
          <table:table-cell table:formula="of:=17/(15/[E10.$A11]+2/[E10.AZ11])" office:value-type="float" office:value="651.594159265392" calcext:value-type="float">
            <text:p>651.6</text:p>
          </table:table-cell>
          <table:table-cell table:number-columns-repeated="972"/>
        </table:table-row>
        <table:table-row table:style-name="ro4">
          <table:table-cell office:value-type="float" office:value="600" calcext:value-type="float">
            <text:p>600.0</text:p>
          </table:table-cell>
          <table:table-cell table:formula="of:=17/(15/[E10.$A12]+2/[E10.B12])" office:value-type="float" office:value="600" calcext:value-type="float">
            <text:p>600.0</text:p>
          </table:table-cell>
          <table:table-cell table:formula="of:=17/(15/[E10.$A12]+2/[E10.C12])" office:value-type="float" office:value="600" calcext:value-type="float">
            <text:p>600.0</text:p>
          </table:table-cell>
          <table:table-cell table:formula="of:=17/(15/[E10.$A12]+2/[E10.D12])" office:value-type="float" office:value="600" calcext:value-type="float">
            <text:p>600.0</text:p>
          </table:table-cell>
          <table:table-cell table:formula="of:=17/(15/[E10.$A12]+2/[E10.E12])" office:value-type="float" office:value="600" calcext:value-type="float">
            <text:p>600.0</text:p>
          </table:table-cell>
          <table:table-cell table:formula="of:=17/(15/[E10.$A12]+2/[E10.F12])" office:value-type="float" office:value="600" calcext:value-type="float">
            <text:p>600.0</text:p>
          </table:table-cell>
          <table:table-cell table:formula="of:=17/(15/[E10.$A12]+2/[E10.G12])" office:value-type="float" office:value="600" calcext:value-type="float">
            <text:p>600.0</text:p>
          </table:table-cell>
          <table:table-cell table:formula="of:=17/(15/[E10.$A12]+2/[E10.H12])" office:value-type="float" office:value="600" calcext:value-type="float">
            <text:p>600.0</text:p>
          </table:table-cell>
          <table:table-cell table:formula="of:=17/(15/[E10.$A12]+2/[E10.I12])" office:value-type="float" office:value="600" calcext:value-type="float">
            <text:p>600.0</text:p>
          </table:table-cell>
          <table:table-cell table:formula="of:=17/(15/[E10.$A12]+2/[E10.J12])" office:value-type="float" office:value="600" calcext:value-type="float">
            <text:p>600.0</text:p>
          </table:table-cell>
          <table:table-cell table:formula="of:=17/(15/[E10.$A12]+2/[E10.K12])" office:value-type="float" office:value="600" calcext:value-type="float">
            <text:p>600.0</text:p>
          </table:table-cell>
          <table:table-cell table:formula="of:=17/(15/[E10.$A12]+2/[E10.L12])" office:value-type="float" office:value="600" calcext:value-type="float">
            <text:p>600.0</text:p>
          </table:table-cell>
          <table:table-cell table:formula="of:=17/(15/[E10.$A12]+2/[E10.M12])" office:value-type="float" office:value="601.159420289855" calcext:value-type="float">
            <text:p>601.2</text:p>
          </table:table-cell>
          <table:table-cell table:formula="of:=17/(15/[E10.$A12]+2/[E10.N12])" office:value-type="float" office:value="603.380281690141" calcext:value-type="float">
            <text:p>603.4</text:p>
          </table:table-cell>
          <table:table-cell table:formula="of:=17/(15/[E10.$A12]+2/[E10.O12])" office:value-type="float" office:value="606.486486486486" calcext:value-type="float">
            <text:p>606.5</text:p>
          </table:table-cell>
          <table:table-cell table:formula="of:=17/(15/[E10.$A12]+2/[E10.P12])" office:value-type="float" office:value="610.25641025641" calcext:value-type="float">
            <text:p>610.3</text:p>
          </table:table-cell>
          <table:table-cell table:formula="of:=17/(15/[E10.$A12]+2/[E10.Q12])" office:value-type="float" office:value="614.457831325301" calcext:value-type="float">
            <text:p>614.5</text:p>
          </table:table-cell>
          <table:table-cell table:formula="of:=17/(15/[E10.$A12]+2/[E10.R12])" office:value-type="float" office:value="618.876404494382" calcext:value-type="float">
            <text:p>618.9</text:p>
          </table:table-cell>
          <table:table-cell table:formula="of:=17/(15/[E10.$A12]+2/[E10.S12])" office:value-type="float" office:value="623.333333333333" calcext:value-type="float">
            <text:p>623.3</text:p>
          </table:table-cell>
          <table:table-cell table:formula="of:=17/(15/[E10.$A12]+2/[E10.T12])" office:value-type="float" office:value="627.692307692308" calcext:value-type="float">
            <text:p>627.7</text:p>
          </table:table-cell>
          <table:table-cell table:formula="of:=17/(15/[E10.$A12]+2/[E10.U12])" office:value-type="float" office:value="631.858407079646" calcext:value-type="float">
            <text:p>631.9</text:p>
          </table:table-cell>
          <table:table-cell table:formula="of:=17/(15/[E10.$A12]+2/[E10.V12])" office:value-type="float" office:value="635.772357723577" calcext:value-type="float">
            <text:p>635.8</text:p>
          </table:table-cell>
          <table:table-cell table:formula="of:=17/(15/[E10.$A12]+2/[E10.W12])" office:value-type="float" office:value="639.402985074627" calcext:value-type="float">
            <text:p>639.4</text:p>
          </table:table-cell>
          <table:table-cell table:formula="of:=17/(15/[E10.$A12]+2/[E10.X12])" office:value-type="float" office:value="642.739726027397" calcext:value-type="float">
            <text:p>642.7</text:p>
          </table:table-cell>
          <table:table-cell table:formula="of:=17/(15/[E10.$A12]+2/[E10.Y12])" office:value-type="float" office:value="645.786163522013" calcext:value-type="float">
            <text:p>645.8</text:p>
          </table:table-cell>
          <table:table-cell table:formula="of:=17/(15/[E10.$A12]+2/[E10.Z12])" office:value-type="float" office:value="648.554913294798" calcext:value-type="float">
            <text:p>648.6</text:p>
          </table:table-cell>
          <table:table-cell table:formula="of:=17/(15/[E10.$A12]+2/[E10.AA12])" office:value-type="float" office:value="651.063829787234" calcext:value-type="float">
            <text:p>651.1</text:p>
          </table:table-cell>
          <table:table-cell table:formula="of:=17/(15/[E10.$A12]+2/[E10.AB12])" office:value-type="float" office:value="653.333333333333" calcext:value-type="float">
            <text:p>653.3</text:p>
          </table:table-cell>
          <table:table-cell table:formula="of:=17/(15/[E10.$A12]+2/[E10.AC12])" office:value-type="float" office:value="655.384615384615" calcext:value-type="float">
            <text:p>655.4</text:p>
          </table:table-cell>
          <table:table-cell table:formula="of:=17/(15/[E10.$A12]+2/[E10.AD12])" office:value-type="float" office:value="657.238493723849" calcext:value-type="float">
            <text:p>657.2</text:p>
          </table:table-cell>
          <table:table-cell table:formula="of:=17/(15/[E10.$A12]+2/[E10.AE12])" office:value-type="float" office:value="658.914728682171" calcext:value-type="float">
            <text:p>658.9</text:p>
          </table:table-cell>
          <table:table-cell table:formula="of:=17/(15/[E10.$A12]+2/[E10.AF12])" office:value-type="float" office:value="660.431654676259" calcext:value-type="float">
            <text:p>660.4</text:p>
          </table:table-cell>
          <table:table-cell table:formula="of:=17/(15/[E10.$A12]+2/[E10.AG12])" office:value-type="float" office:value="661.80602006689" calcext:value-type="float">
            <text:p>661.8</text:p>
          </table:table-cell>
          <table:table-cell table:formula="of:=17/(15/[E10.$A12]+2/[E10.AH12])" office:value-type="float" office:value="663.052959501558" calcext:value-type="float">
            <text:p>663.1</text:p>
          </table:table-cell>
          <table:table-cell table:formula="of:=17/(15/[E10.$A12]+2/[E10.AI12])" office:value-type="float" office:value="664.186046511628" calcext:value-type="float">
            <text:p>664.2</text:p>
          </table:table-cell>
          <table:table-cell table:formula="of:=17/(15/[E10.$A12]+2/[E10.AJ12])" office:value-type="float" office:value="665.217391304348" calcext:value-type="float">
            <text:p>665.2</text:p>
          </table:table-cell>
          <table:table-cell table:formula="of:=17/(15/[E10.$A12]+2/[E10.AK12])" office:value-type="float" office:value="666.157760814249" calcext:value-type="float">
            <text:p>666.2</text:p>
          </table:table-cell>
          <table:table-cell table:formula="of:=17/(15/[E10.$A12]+2/[E10.AL12])" office:value-type="float" office:value="667.016706443914" calcext:value-type="float">
            <text:p>667.0</text:p>
          </table:table-cell>
          <table:table-cell table:formula="of:=17/(15/[E10.$A12]+2/[E10.AM12])" office:value-type="float" office:value="667.80269058296" calcext:value-type="float">
            <text:p>667.8</text:p>
          </table:table-cell>
          <table:table-cell table:formula="of:=17/(15/[E10.$A12]+2/[E10.AN12])" office:value-type="float" office:value="668.523206751055" calcext:value-type="float">
            <text:p>668.5</text:p>
          </table:table-cell>
          <table:table-cell table:formula="of:=17/(15/[E10.$A12]+2/[E10.AO12])" office:value-type="float" office:value="669.184890656064" calcext:value-type="float">
            <text:p>669.2</text:p>
          </table:table-cell>
          <table:table-cell table:formula="of:=17/(15/[E10.$A12]+2/[E10.AP12])" office:value-type="float" office:value="669.793621013133" calcext:value-type="float">
            <text:p>669.8</text:p>
          </table:table-cell>
          <table:table-cell table:formula="of:=17/(15/[E10.$A12]+2/[E10.AQ12])" office:value-type="float" office:value="670.354609929078" calcext:value-type="float">
            <text:p>670.4</text:p>
          </table:table-cell>
          <table:table-cell table:formula="of:=17/(15/[E10.$A12]+2/[E10.AR12])" office:value-type="float" office:value="670.872483221477" calcext:value-type="float">
            <text:p>670.9</text:p>
          </table:table-cell>
          <table:table-cell table:formula="of:=17/(15/[E10.$A12]+2/[E10.AS12])" office:value-type="float" office:value="671.351351351351" calcext:value-type="float">
            <text:p>671.4</text:p>
          </table:table-cell>
          <table:table-cell table:formula="of:=17/(15/[E10.$A12]+2/[E10.AT12])" office:value-type="float" office:value="671.794871794872" calcext:value-type="float">
            <text:p>671.8</text:p>
          </table:table-cell>
          <table:table-cell table:formula="of:=17/(15/[E10.$A12]+2/[E10.AU12])" office:value-type="float" office:value="672.206303724928" calcext:value-type="float">
            <text:p>672.2</text:p>
          </table:table-cell>
          <table:table-cell table:formula="of:=17/(15/[E10.$A12]+2/[E10.AV12])" office:value-type="float" office:value="672.588555858311" calcext:value-type="float">
            <text:p>672.6</text:p>
          </table:table-cell>
          <table:table-cell table:formula="of:=17/(15/[E10.$A12]+2/[E10.AW12])" office:value-type="float" office:value="672.944228274968" calcext:value-type="float">
            <text:p>672.9</text:p>
          </table:table-cell>
          <table:table-cell table:formula="of:=17/(15/[E10.$A12]+2/[E10.AX12])" office:value-type="float" office:value="673.27564894932" calcext:value-type="float">
            <text:p>673.3</text:p>
          </table:table-cell>
          <table:table-cell table:formula="of:=17/(15/[E10.$A12]+2/[E10.AY12])" office:value-type="float" office:value="673.584905660377" calcext:value-type="float">
            <text:p>673.6</text:p>
          </table:table-cell>
          <table:table-cell table:formula="of:=17/(15/[E10.$A12]+2/[E10.AZ12])" office:value-type="float" office:value="673.873873873874" calcext:value-type="float">
            <text:p>673.9</text:p>
          </table:table-cell>
          <table:table-cell table:number-columns-repeated="972"/>
        </table:table-row>
        <table:table-row table:style-name="ro4">
          <table:table-cell office:value-type="float" office:value="620" calcext:value-type="float">
            <text:p>620.0</text:p>
          </table:table-cell>
          <table:table-cell table:formula="of:=17/(15/[E10.$A13]+2/[E10.B13])" office:value-type="float" office:value="620" calcext:value-type="float">
            <text:p>620.0</text:p>
          </table:table-cell>
          <table:table-cell table:formula="of:=17/(15/[E10.$A13]+2/[E10.C13])" office:value-type="float" office:value="620" calcext:value-type="float">
            <text:p>620.0</text:p>
          </table:table-cell>
          <table:table-cell table:formula="of:=17/(15/[E10.$A13]+2/[E10.D13])" office:value-type="float" office:value="620" calcext:value-type="float">
            <text:p>620.0</text:p>
          </table:table-cell>
          <table:table-cell table:formula="of:=17/(15/[E10.$A13]+2/[E10.E13])" office:value-type="float" office:value="620" calcext:value-type="float">
            <text:p>620.0</text:p>
          </table:table-cell>
          <table:table-cell table:formula="of:=17/(15/[E10.$A13]+2/[E10.F13])" office:value-type="float" office:value="620" calcext:value-type="float">
            <text:p>620.0</text:p>
          </table:table-cell>
          <table:table-cell table:formula="of:=17/(15/[E10.$A13]+2/[E10.G13])" office:value-type="float" office:value="620" calcext:value-type="float">
            <text:p>620.0</text:p>
          </table:table-cell>
          <table:table-cell table:formula="of:=17/(15/[E10.$A13]+2/[E10.H13])" office:value-type="float" office:value="620" calcext:value-type="float">
            <text:p>620.0</text:p>
          </table:table-cell>
          <table:table-cell table:formula="of:=17/(15/[E10.$A13]+2/[E10.I13])" office:value-type="float" office:value="620" calcext:value-type="float">
            <text:p>620.0</text:p>
          </table:table-cell>
          <table:table-cell table:formula="of:=17/(15/[E10.$A13]+2/[E10.J13])" office:value-type="float" office:value="620" calcext:value-type="float">
            <text:p>620.0</text:p>
          </table:table-cell>
          <table:table-cell table:formula="of:=17/(15/[E10.$A13]+2/[E10.K13])" office:value-type="float" office:value="620" calcext:value-type="float">
            <text:p>620.0</text:p>
          </table:table-cell>
          <table:table-cell table:formula="of:=17/(15/[E10.$A13]+2/[E10.L13])" office:value-type="float" office:value="620" calcext:value-type="float">
            <text:p>620.0</text:p>
          </table:table-cell>
          <table:table-cell table:formula="of:=17/(15/[E10.$A13]+2/[E10.M13])" office:value-type="float" office:value="621.159962581852" calcext:value-type="float">
            <text:p>621.2</text:p>
          </table:table-cell>
          <table:table-cell table:formula="of:=17/(15/[E10.$A13]+2/[E10.N13])" office:value-type="float" office:value="623.384895359418" calcext:value-type="float">
            <text:p>623.4</text:p>
          </table:table-cell>
          <table:table-cell table:formula="of:=17/(15/[E10.$A13]+2/[E10.O13])" office:value-type="float" office:value="626.503496503497" calcext:value-type="float">
            <text:p>626.5</text:p>
          </table:table-cell>
          <table:table-cell table:formula="of:=17/(15/[E10.$A13]+2/[E10.P13])" office:value-type="float" office:value="630.299003322259" calcext:value-type="float">
            <text:p>630.3</text:p>
          </table:table-cell>
          <table:table-cell table:formula="of:=17/(15/[E10.$A13]+2/[E10.Q13])" office:value-type="float" office:value="634.542611415168" calcext:value-type="float">
            <text:p>634.5</text:p>
          </table:table-cell>
          <table:table-cell table:formula="of:=17/(15/[E10.$A13]+2/[E10.R13])" office:value-type="float" office:value="639.021183345508" calcext:value-type="float">
            <text:p>639.0</text:p>
          </table:table-cell>
          <table:table-cell table:formula="of:=17/(15/[E10.$A13]+2/[E10.S13])" office:value-type="float" office:value="643.554952510176" calcext:value-type="float">
            <text:p>643.6</text:p>
          </table:table-cell>
          <table:table-cell table:formula="of:=17/(15/[E10.$A13]+2/[E10.T13])" office:value-type="float" office:value="648.005018820577" calcext:value-type="float">
            <text:p>648.0</text:p>
          </table:table-cell>
          <table:table-cell table:formula="of:=17/(15/[E10.$A13]+2/[E10.U13])" office:value-type="float" office:value="652.272990167727" calcext:value-type="float">
            <text:p>652.3</text:p>
          </table:table-cell>
          <table:table-cell table:formula="of:=17/(15/[E10.$A13]+2/[E10.V13])" office:value-type="float" office:value="656.295902075572" calcext:value-type="float">
            <text:p>656.3</text:p>
          </table:table-cell>
          <table:table-cell table:formula="of:=17/(15/[E10.$A13]+2/[E10.W13])" office:value-type="float" office:value="660.039138943249" calcext:value-type="float">
            <text:p>660.0</text:p>
          </table:table-cell>
          <table:table-cell table:formula="of:=17/(15/[E10.$A13]+2/[E10.X13])" office:value-type="float" office:value="663.489208633094" calcext:value-type="float">
            <text:p>663.5</text:p>
          </table:table-cell>
          <table:table-cell table:formula="of:=17/(15/[E10.$A13]+2/[E10.Y13])" office:value-type="float" office:value="666.647374948326" calcext:value-type="float">
            <text:p>666.6</text:p>
          </table:table-cell>
          <table:table-cell table:formula="of:=17/(15/[E10.$A13]+2/[E10.Z13])" office:value-type="float" office:value="669.524534043362" calcext:value-type="float">
            <text:p>669.5</text:p>
          </table:table-cell>
          <table:table-cell table:formula="of:=17/(15/[E10.$A13]+2/[E10.AA13])" office:value-type="float" office:value="672.137351086195" calcext:value-type="float">
            <text:p>672.1</text:p>
          </table:table-cell>
          <table:table-cell table:formula="of:=17/(15/[E10.$A13]+2/[E10.AB13])" office:value-type="float" office:value="674.505494505495" calcext:value-type="float">
            <text:p>674.5</text:p>
          </table:table-cell>
          <table:table-cell table:formula="of:=17/(15/[E10.$A13]+2/[E10.AC13])" office:value-type="float" office:value="676.649746192893" calcext:value-type="float">
            <text:p>676.6</text:p>
          </table:table-cell>
          <table:table-cell table:formula="of:=17/(15/[E10.$A13]+2/[E10.AD13])" office:value-type="float" office:value="678.590770931197" calcext:value-type="float">
            <text:p>678.6</text:p>
          </table:table-cell>
          <table:table-cell table:formula="of:=17/(15/[E10.$A13]+2/[E10.AE13])" office:value-type="float" office:value="680.348360655738" calcext:value-type="float">
            <text:p>680.3</text:p>
          </table:table-cell>
          <table:table-cell table:formula="of:=17/(15/[E10.$A13]+2/[E10.AF13])" office:value-type="float" office:value="681.941008563273" calcext:value-type="float">
            <text:p>681.9</text:p>
          </table:table-cell>
          <table:table-cell table:formula="of:=17/(15/[E10.$A13]+2/[E10.AG13])" office:value-type="float" office:value="683.385704801947" calcext:value-type="float">
            <text:p>683.4</text:p>
          </table:table-cell>
          <table:table-cell table:formula="of:=17/(15/[E10.$A13]+2/[E10.AH13])" office:value-type="float" office:value="684.697875850691" calcext:value-type="float">
            <text:p>684.7</text:p>
          </table:table-cell>
          <table:table-cell table:formula="of:=17/(15/[E10.$A13]+2/[E10.AI13])" office:value-type="float" office:value="685.891413169041" calcext:value-type="float">
            <text:p>685.9</text:p>
          </table:table-cell>
          <table:table-cell table:formula="of:=17/(15/[E10.$A13]+2/[E10.AJ13])" office:value-type="float" office:value="686.978754051134" calcext:value-type="float">
            <text:p>687.0</text:p>
          </table:table-cell>
          <table:table-cell table:formula="of:=17/(15/[E10.$A13]+2/[E10.AK13])" office:value-type="float" office:value="687.970990048912" calcext:value-type="float">
            <text:p>688.0</text:p>
          </table:table-cell>
          <table:table-cell table:formula="of:=17/(15/[E10.$A13]+2/[E10.AL13])" office:value-type="float" office:value="688.877987023263" calcext:value-type="float">
            <text:p>688.9</text:p>
          </table:table-cell>
          <table:table-cell table:formula="of:=17/(15/[E10.$A13]+2/[E10.AM13])" office:value-type="float" office:value="689.708506841166" calcext:value-type="float">
            <text:p>689.7</text:p>
          </table:table-cell>
          <table:table-cell table:formula="of:=17/(15/[E10.$A13]+2/[E10.AN13])" office:value-type="float" office:value="690.47032474804" calcext:value-type="float">
            <text:p>690.5</text:p>
          </table:table-cell>
          <table:table-cell table:formula="of:=17/(15/[E10.$A13]+2/[E10.AO13])" office:value-type="float" office:value="691.170339094867" calcext:value-type="float">
            <text:p>691.2</text:p>
          </table:table-cell>
          <table:table-cell table:formula="of:=17/(15/[E10.$A13]+2/[E10.AP13])" office:value-type="float" office:value="691.814671814672" calcext:value-type="float">
            <text:p>691.8</text:p>
          </table:table-cell>
          <table:table-cell table:formula="of:=17/(15/[E10.$A13]+2/[E10.AQ13])" office:value-type="float" office:value="692.408759124088" calcext:value-type="float">
            <text:p>692.4</text:p>
          </table:table-cell>
          <table:table-cell table:formula="of:=17/(15/[E10.$A13]+2/[E10.AR13])" office:value-type="float" office:value="692.957432583018" calcext:value-type="float">
            <text:p>693.0</text:p>
          </table:table-cell>
          <table:table-cell table:formula="of:=17/(15/[E10.$A13]+2/[E10.AS13])" office:value-type="float" office:value="693.464991023339" calcext:value-type="float">
            <text:p>693.5</text:p>
          </table:table-cell>
          <table:table-cell table:formula="of:=17/(15/[E10.$A13]+2/[E10.AT13])" office:value-type="float" office:value="693.935264054515" calcext:value-type="float">
            <text:p>693.9</text:p>
          </table:table-cell>
          <table:table-cell table:formula="of:=17/(15/[E10.$A13]+2/[E10.AU13])" office:value-type="float" office:value="694.371667936025" calcext:value-type="float">
            <text:p>694.4</text:p>
          </table:table-cell>
          <table:table-cell table:formula="of:=17/(15/[E10.$A13]+2/[E10.AV13])" office:value-type="float" office:value="694.777254617892" calcext:value-type="float">
            <text:p>694.8</text:p>
          </table:table-cell>
          <table:table-cell table:formula="of:=17/(15/[E10.$A13]+2/[E10.AW13])" office:value-type="float" office:value="695.154754720235" calcext:value-type="float">
            <text:p>695.2</text:p>
          </table:table-cell>
          <table:table-cell table:formula="of:=17/(15/[E10.$A13]+2/[E10.AX13])" office:value-type="float" office:value="695.506615169694" calcext:value-type="float">
            <text:p>695.5</text:p>
          </table:table-cell>
          <table:table-cell table:formula="of:=17/(15/[E10.$A13]+2/[E10.AY13])" office:value-type="float" office:value="695.835032146778" calcext:value-type="float">
            <text:p>695.8</text:p>
          </table:table-cell>
          <table:table-cell table:formula="of:=17/(15/[E10.$A13]+2/[E10.AZ13])" office:value-type="float" office:value="696.141979931107" calcext:value-type="float">
            <text:p>696.1</text:p>
          </table:table-cell>
          <table:table-cell table:number-columns-repeated="972"/>
        </table:table-row>
        <table:table-row table:style-name="ro4">
          <table:table-cell office:value-type="float" office:value="640" calcext:value-type="float">
            <text:p>640.0</text:p>
          </table:table-cell>
          <table:table-cell table:formula="of:=17/(15/[E10.$A14]+2/[E10.B14])" office:value-type="float" office:value="640" calcext:value-type="float">
            <text:p>640.0</text:p>
          </table:table-cell>
          <table:table-cell table:formula="of:=17/(15/[E10.$A14]+2/[E10.C14])" office:value-type="float" office:value="640" calcext:value-type="float">
            <text:p>640.0</text:p>
          </table:table-cell>
          <table:table-cell table:formula="of:=17/(15/[E10.$A14]+2/[E10.D14])" office:value-type="float" office:value="640" calcext:value-type="float">
            <text:p>640.0</text:p>
          </table:table-cell>
          <table:table-cell table:formula="of:=17/(15/[E10.$A14]+2/[E10.E14])" office:value-type="float" office:value="640" calcext:value-type="float">
            <text:p>640.0</text:p>
          </table:table-cell>
          <table:table-cell table:formula="of:=17/(15/[E10.$A14]+2/[E10.F14])" office:value-type="float" office:value="640" calcext:value-type="float">
            <text:p>640.0</text:p>
          </table:table-cell>
          <table:table-cell table:formula="of:=17/(15/[E10.$A14]+2/[E10.G14])" office:value-type="float" office:value="640" calcext:value-type="float">
            <text:p>640.0</text:p>
          </table:table-cell>
          <table:table-cell table:formula="of:=17/(15/[E10.$A14]+2/[E10.H14])" office:value-type="float" office:value="640" calcext:value-type="float">
            <text:p>640.0</text:p>
          </table:table-cell>
          <table:table-cell table:formula="of:=17/(15/[E10.$A14]+2/[E10.I14])" office:value-type="float" office:value="640" calcext:value-type="float">
            <text:p>640.0</text:p>
          </table:table-cell>
          <table:table-cell table:formula="of:=17/(15/[E10.$A14]+2/[E10.J14])" office:value-type="float" office:value="640" calcext:value-type="float">
            <text:p>640.0</text:p>
          </table:table-cell>
          <table:table-cell table:formula="of:=17/(15/[E10.$A14]+2/[E10.K14])" office:value-type="float" office:value="640" calcext:value-type="float">
            <text:p>640.0</text:p>
          </table:table-cell>
          <table:table-cell table:formula="of:=17/(15/[E10.$A14]+2/[E10.L14])" office:value-type="float" office:value="640" calcext:value-type="float">
            <text:p>640.0</text:p>
          </table:table-cell>
          <table:table-cell table:formula="of:=17/(15/[E10.$A14]+2/[E10.M14])" office:value-type="float" office:value="641.160471441523" calcext:value-type="float">
            <text:p>641.2</text:p>
          </table:table-cell>
          <table:table-cell table:formula="of:=17/(15/[E10.$A14]+2/[E10.N14])" office:value-type="float" office:value="643.389232127096" calcext:value-type="float">
            <text:p>643.4</text:p>
          </table:table-cell>
          <table:table-cell table:formula="of:=17/(15/[E10.$A14]+2/[E10.O14])" office:value-type="float" office:value="646.519524617997" calcext:value-type="float">
            <text:p>646.5</text:p>
          </table:table-cell>
          <table:table-cell table:formula="of:=17/(15/[E10.$A14]+2/[E10.P14])" office:value-type="float" office:value="650.339256865913" calcext:value-type="float">
            <text:p>650.3</text:p>
          </table:table-cell>
          <table:table-cell table:formula="of:=17/(15/[E10.$A14]+2/[E10.Q14])" office:value-type="float" office:value="654.623000761615" calcext:value-type="float">
            <text:p>654.6</text:p>
          </table:table-cell>
          <table:table-cell table:formula="of:=17/(15/[E10.$A14]+2/[E10.R14])" office:value-type="float" office:value="659.158945117605" calcext:value-type="float">
            <text:p>659.2</text:p>
          </table:table-cell>
          <table:table-cell table:formula="of:=17/(15/[E10.$A14]+2/[E10.S14])" office:value-type="float" office:value="663.766578249337" calcext:value-type="float">
            <text:p>663.8</text:p>
          </table:table-cell>
          <table:table-cell table:formula="of:=17/(15/[E10.$A14]+2/[E10.T14])" office:value-type="float" office:value="668.304668304668" calcext:value-type="float">
            <text:p>668.3</text:p>
          </table:table-cell>
          <table:table-cell table:formula="of:=17/(15/[E10.$A14]+2/[E10.U14])" office:value-type="float" office:value="672.671582529779" calcext:value-type="float">
            <text:p>672.7</text:p>
          </table:table-cell>
          <table:table-cell table:formula="of:=17/(15/[E10.$A14]+2/[E10.V14])" office:value-type="float" office:value="676.800836382645" calcext:value-type="float">
            <text:p>676.8</text:p>
          </table:table-cell>
          <table:table-cell table:formula="of:=17/(15/[E10.$A14]+2/[E10.W14])" office:value-type="float" office:value="680.65447545717" calcext:value-type="float">
            <text:p>680.7</text:p>
          </table:table-cell>
          <table:table-cell table:formula="of:=17/(15/[E10.$A14]+2/[E10.X14])" office:value-type="float" office:value="684.216120460585" calcext:value-type="float">
            <text:p>684.2</text:p>
          </table:table-cell>
          <table:table-cell table:formula="of:=17/(15/[E10.$A14]+2/[E10.Y14])" office:value-type="float" office:value="687.48471259682" calcext:value-type="float">
            <text:p>687.5</text:p>
          </table:table-cell>
          <table:table-cell table:formula="of:=17/(15/[E10.$A14]+2/[E10.Z14])" office:value-type="float" office:value="690.469395418701" calcext:value-type="float">
            <text:p>690.5</text:p>
          </table:table-cell>
          <table:table-cell table:formula="of:=17/(15/[E10.$A14]+2/[E10.AA14])" office:value-type="float" office:value="693.185595567867" calcext:value-type="float">
            <text:p>693.2</text:p>
          </table:table-cell>
          <table:table-cell table:formula="of:=17/(15/[E10.$A14]+2/[E10.AB14])" office:value-type="float" office:value="695.652173913043" calcext:value-type="float">
            <text:p>695.7</text:p>
          </table:table-cell>
          <table:table-cell table:formula="of:=17/(15/[E10.$A14]+2/[E10.AC14])" office:value-type="float" office:value="697.889447236181" calcext:value-type="float">
            <text:p>697.9</text:p>
          </table:table-cell>
          <table:table-cell table:formula="of:=17/(15/[E10.$A14]+2/[E10.AD14])" office:value-type="float" office:value="699.917875718587" calcext:value-type="float">
            <text:p>699.9</text:p>
          </table:table-cell>
          <table:table-cell table:formula="of:=17/(15/[E10.$A14]+2/[E10.AE14])" office:value-type="float" office:value="701.757237176232" calcext:value-type="float">
            <text:p>701.8</text:p>
          </table:table-cell>
          <table:table-cell table:formula="of:=17/(15/[E10.$A14]+2/[E10.AF14])" office:value-type="float" office:value="703.426144407739" calcext:value-type="float">
            <text:p>703.4</text:p>
          </table:table-cell>
          <table:table-cell table:formula="of:=17/(15/[E10.$A14]+2/[E10.AG14])" office:value-type="float" office:value="704.941796617615" calcext:value-type="float">
            <text:p>704.9</text:p>
          </table:table-cell>
          <table:table-cell table:formula="of:=17/(15/[E10.$A14]+2/[E10.AH14])" office:value-type="float" office:value="706.319885316404" calcext:value-type="float">
            <text:p>706.3</text:p>
          </table:table-cell>
          <table:table-cell table:formula="of:=17/(15/[E10.$A14]+2/[E10.AI14])" office:value-type="float" office:value="707.574598316756" calcext:value-type="float">
            <text:p>707.6</text:p>
          </table:table-cell>
          <table:table-cell table:formula="of:=17/(15/[E10.$A14]+2/[E10.AJ14])" office:value-type="float" office:value="708.718682891911" calcext:value-type="float">
            <text:p>708.7</text:p>
          </table:table-cell>
          <table:table-cell table:formula="of:=17/(15/[E10.$A14]+2/[E10.AK14])" office:value-type="float" office:value="709.763541841355" calcext:value-type="float">
            <text:p>709.8</text:p>
          </table:table-cell>
          <table:table-cell table:formula="of:=17/(15/[E10.$A14]+2/[E10.AL14])" office:value-type="float" office:value="710.719345191248" calcext:value-type="float">
            <text:p>710.7</text:p>
          </table:table-cell>
          <table:table-cell table:formula="of:=17/(15/[E10.$A14]+2/[E10.AM14])" office:value-type="float" office:value="711.595146493045" calcext:value-type="float">
            <text:p>711.6</text:p>
          </table:table-cell>
          <table:table-cell table:formula="of:=17/(15/[E10.$A14]+2/[E10.AN14])" office:value-type="float" office:value="712.39899693508" calcext:value-type="float">
            <text:p>712.4</text:p>
          </table:table-cell>
          <table:table-cell table:formula="of:=17/(15/[E10.$A14]+2/[E10.AO14])" office:value-type="float" office:value="713.138053329831" calcext:value-type="float">
            <text:p>713.1</text:p>
          </table:table-cell>
          <table:table-cell table:formula="of:=17/(15/[E10.$A14]+2/[E10.AP14])" office:value-type="float" office:value="713.818677911447" calcext:value-type="float">
            <text:p>713.8</text:p>
          </table:table-cell>
          <table:table-cell table:formula="of:=17/(15/[E10.$A14]+2/[E10.AQ14])" office:value-type="float" office:value="714.446529080675" calcext:value-type="float">
            <text:p>714.4</text:p>
          </table:table-cell>
          <table:table-cell table:formula="of:=17/(15/[E10.$A14]+2/[E10.AR14])" office:value-type="float" office:value="715.026642984014" calcext:value-type="float">
            <text:p>715.0</text:p>
          </table:table-cell>
          <table:table-cell table:formula="of:=17/(15/[E10.$A14]+2/[E10.AS14])" office:value-type="float" office:value="715.563506261181" calcext:value-type="float">
            <text:p>715.6</text:p>
          </table:table-cell>
          <table:table-cell table:formula="of:=17/(15/[E10.$A14]+2/[E10.AT14])" office:value-type="float" office:value="716.061120543294" calcext:value-type="float">
            <text:p>716.1</text:p>
          </table:table-cell>
          <table:table-cell table:formula="of:=17/(15/[E10.$A14]+2/[E10.AU14])" office:value-type="float" office:value="716.523059404061" calcext:value-type="float">
            <text:p>716.5</text:p>
          </table:table-cell>
          <table:table-cell table:formula="of:=17/(15/[E10.$A14]+2/[E10.AV14])" office:value-type="float" office:value="716.952518505145" calcext:value-type="float">
            <text:p>717.0</text:p>
          </table:table-cell>
          <table:table-cell table:formula="of:=17/(15/[E10.$A14]+2/[E10.AW14])" office:value-type="float" office:value="717.352359666466" calcext:value-type="float">
            <text:p>717.4</text:p>
          </table:table-cell>
          <table:table-cell table:formula="of:=17/(15/[E10.$A14]+2/[E10.AX14])" office:value-type="float" office:value="717.725149553389" calcext:value-type="float">
            <text:p>717.7</text:p>
          </table:table-cell>
          <table:table-cell table:formula="of:=17/(15/[E10.$A14]+2/[E10.AY14])" office:value-type="float" office:value="718.073193619018" calcext:value-type="float">
            <text:p>718.1</text:p>
          </table:table-cell>
          <table:table-cell table:formula="of:=17/(15/[E10.$A14]+2/[E10.AZ14])" office:value-type="float" office:value="718.398565879892" calcext:value-type="float">
            <text:p>718.4</text:p>
          </table:table-cell>
          <table:table-cell table:number-columns-repeated="972"/>
        </table:table-row>
        <table:table-row table:style-name="ro4">
          <table:table-cell office:value-type="float" office:value="660" calcext:value-type="float">
            <text:p>660.0</text:p>
          </table:table-cell>
          <table:table-cell table:formula="of:=17/(15/[E10.$A15]+2/[E10.B15])" office:value-type="float" office:value="660" calcext:value-type="float">
            <text:p>660.0</text:p>
          </table:table-cell>
          <table:table-cell table:formula="of:=17/(15/[E10.$A15]+2/[E10.C15])" office:value-type="float" office:value="660" calcext:value-type="float">
            <text:p>660.0</text:p>
          </table:table-cell>
          <table:table-cell table:formula="of:=17/(15/[E10.$A15]+2/[E10.D15])" office:value-type="float" office:value="660" calcext:value-type="float">
            <text:p>660.0</text:p>
          </table:table-cell>
          <table:table-cell table:formula="of:=17/(15/[E10.$A15]+2/[E10.E15])" office:value-type="float" office:value="660" calcext:value-type="float">
            <text:p>660.0</text:p>
          </table:table-cell>
          <table:table-cell table:formula="of:=17/(15/[E10.$A15]+2/[E10.F15])" office:value-type="float" office:value="660" calcext:value-type="float">
            <text:p>660.0</text:p>
          </table:table-cell>
          <table:table-cell table:formula="of:=17/(15/[E10.$A15]+2/[E10.G15])" office:value-type="float" office:value="660" calcext:value-type="float">
            <text:p>660.0</text:p>
          </table:table-cell>
          <table:table-cell table:formula="of:=17/(15/[E10.$A15]+2/[E10.H15])" office:value-type="float" office:value="660" calcext:value-type="float">
            <text:p>660.0</text:p>
          </table:table-cell>
          <table:table-cell table:formula="of:=17/(15/[E10.$A15]+2/[E10.I15])" office:value-type="float" office:value="660" calcext:value-type="float">
            <text:p>660.0</text:p>
          </table:table-cell>
          <table:table-cell table:formula="of:=17/(15/[E10.$A15]+2/[E10.J15])" office:value-type="float" office:value="660" calcext:value-type="float">
            <text:p>660.0</text:p>
          </table:table-cell>
          <table:table-cell table:formula="of:=17/(15/[E10.$A15]+2/[E10.K15])" office:value-type="float" office:value="660" calcext:value-type="float">
            <text:p>660.0</text:p>
          </table:table-cell>
          <table:table-cell table:formula="of:=17/(15/[E10.$A15]+2/[E10.L15])" office:value-type="float" office:value="660" calcext:value-type="float">
            <text:p>660.0</text:p>
          </table:table-cell>
          <table:table-cell table:formula="of:=17/(15/[E10.$A15]+2/[E10.M15])" office:value-type="float" office:value="661.160949868074" calcext:value-type="float">
            <text:p>661.2</text:p>
          </table:table-cell>
          <table:table-cell table:formula="of:=17/(15/[E10.$A15]+2/[E10.N15])" office:value-type="float" office:value="663.393316195373" calcext:value-type="float">
            <text:p>663.4</text:p>
          </table:table-cell>
          <table:table-cell table:formula="of:=17/(15/[E10.$A15]+2/[E10.O15])" office:value-type="float" office:value="666.534653465347" calcext:value-type="float">
            <text:p>666.5</text:p>
          </table:table-cell>
          <table:table-cell table:formula="of:=17/(15/[E10.$A15]+2/[E10.P15])" office:value-type="float" office:value="670.377358490566" calcext:value-type="float">
            <text:p>670.4</text:p>
          </table:table-cell>
          <table:table-cell table:formula="of:=17/(15/[E10.$A15]+2/[E10.Q15])" office:value-type="float" office:value="674.699331848552" calcext:value-type="float">
            <text:p>674.7</text:p>
          </table:table-cell>
          <table:table-cell table:formula="of:=17/(15/[E10.$A15]+2/[E10.R15])" office:value-type="float" office:value="679.290187891441" calcext:value-type="float">
            <text:p>679.3</text:p>
          </table:table-cell>
          <table:table-cell table:formula="of:=17/(15/[E10.$A15]+2/[E10.S15])" office:value-type="float" office:value="683.968871595331" calcext:value-type="float">
            <text:p>684.0</text:p>
          </table:table-cell>
          <table:table-cell table:formula="of:=17/(15/[E10.$A15]+2/[E10.T15])" office:value-type="float" office:value="688.592057761733" calcext:value-type="float">
            <text:p>688.6</text:p>
          </table:table-cell>
          <table:table-cell table:formula="of:=17/(15/[E10.$A15]+2/[E10.U15])" office:value-type="float" office:value="693.0550918197" calcext:value-type="float">
            <text:p>693.1</text:p>
          </table:table-cell>
          <table:table-cell table:formula="of:=17/(15/[E10.$A15]+2/[E10.V15])" office:value-type="float" office:value="697.28813559322" calcext:value-type="float">
            <text:p>697.3</text:p>
          </table:table-cell>
          <table:table-cell table:formula="of:=17/(15/[E10.$A15]+2/[E10.W15])" office:value-type="float" office:value="701.25" calcext:value-type="float">
            <text:p>701.3</text:p>
          </table:table-cell>
          <table:table-cell table:formula="of:=17/(15/[E10.$A15]+2/[E10.X15])" office:value-type="float" office:value="704.921465968586" calcext:value-type="float">
            <text:p>704.9</text:p>
          </table:table-cell>
          <table:table-cell table:formula="of:=17/(15/[E10.$A15]+2/[E10.Y15])" office:value-type="float" office:value="708.299155609168" calcext:value-type="float">
            <text:p>708.3</text:p>
          </table:table-cell>
          <table:table-cell table:formula="of:=17/(15/[E10.$A15]+2/[E10.Z15])" office:value-type="float" office:value="711.39043381535" calcext:value-type="float">
            <text:p>711.4</text:p>
          </table:table-cell>
          <table:table-cell table:formula="of:=17/(15/[E10.$A15]+2/[E10.AA15])" office:value-type="float" office:value="714.209445585216" calcext:value-type="float">
            <text:p>714.2</text:p>
          </table:table-cell>
          <table:table-cell table:formula="of:=17/(15/[E10.$A15]+2/[E10.AB15])" office:value-type="float" office:value="716.774193548387" calcext:value-type="float">
            <text:p>716.8</text:p>
          </table:table-cell>
          <table:table-cell table:formula="of:=17/(15/[E10.$A15]+2/[E10.AC15])" office:value-type="float" office:value="719.10447761194" calcext:value-type="float">
            <text:p>719.1</text:p>
          </table:table-cell>
          <table:table-cell table:formula="of:=17/(15/[E10.$A15]+2/[E10.AD15])" office:value-type="float" office:value="721.220504475183" calcext:value-type="float">
            <text:p>721.2</text:p>
          </table:table-cell>
          <table:table-cell table:formula="of:=17/(15/[E10.$A15]+2/[E10.AE15])" office:value-type="float" office:value="723.141993957704" calcext:value-type="float">
            <text:p>723.1</text:p>
          </table:table-cell>
          <table:table-cell table:formula="of:=17/(15/[E10.$A15]+2/[E10.AF15])" office:value-type="float" office:value="724.887640449438" calcext:value-type="float">
            <text:p>724.9</text:p>
          </table:table-cell>
          <table:table-cell table:formula="of:=17/(15/[E10.$A15]+2/[E10.AG15])" office:value-type="float" office:value="726.474820143885" calcext:value-type="float">
            <text:p>726.5</text:p>
          </table:table-cell>
          <table:table-cell table:formula="of:=17/(15/[E10.$A15]+2/[E10.AH15])" office:value-type="float" office:value="727.919463087248" calcext:value-type="float">
            <text:p>727.9</text:p>
          </table:table-cell>
          <table:table-cell table:formula="of:=17/(15/[E10.$A15]+2/[E10.AI15])" office:value-type="float" office:value="729.236031927024" calcext:value-type="float">
            <text:p>729.2</text:p>
          </table:table-cell>
          <table:table-cell table:formula="of:=17/(15/[E10.$A15]+2/[E10.AJ15])" office:value-type="float" office:value="730.437566702241" calcext:value-type="float">
            <text:p>730.4</text:p>
          </table:table-cell>
          <table:table-cell table:formula="of:=17/(15/[E10.$A15]+2/[E10.AK15])" office:value-type="float" office:value="731.535767883942" calcext:value-type="float">
            <text:p>731.5</text:p>
          </table:table-cell>
          <table:table-cell table:formula="of:=17/(15/[E10.$A15]+2/[E10.AL15])" office:value-type="float" office:value="732.541099107562" calcext:value-type="float">
            <text:p>732.5</text:p>
          </table:table-cell>
          <table:table-cell table:formula="of:=17/(15/[E10.$A15]+2/[E10.AM15])" office:value-type="float" office:value="733.462897526502" calcext:value-type="float">
            <text:p>733.5</text:p>
          </table:table-cell>
          <table:table-cell table:formula="of:=17/(15/[E10.$A15]+2/[E10.AN15])" office:value-type="float" office:value="734.309484193012" calcext:value-type="float">
            <text:p>734.3</text:p>
          </table:table-cell>
          <table:table-cell table:formula="of:=17/(15/[E10.$A15]+2/[E10.AO15])" office:value-type="float" office:value="735.088269909769" calcext:value-type="float">
            <text:p>735.1</text:p>
          </table:table-cell>
          <table:table-cell table:formula="of:=17/(15/[E10.$A15]+2/[E10.AP15])" office:value-type="float" office:value="735.805854020007" calcext:value-type="float">
            <text:p>735.8</text:p>
          </table:table-cell>
          <table:table-cell table:formula="of:=17/(15/[E10.$A15]+2/[E10.AQ15])" office:value-type="float" office:value="736.468114926419" calcext:value-type="float">
            <text:p>736.5</text:p>
          </table:table-cell>
          <table:table-cell table:formula="of:=17/(15/[E10.$A15]+2/[E10.AR15])" office:value-type="float" office:value="737.080291970803" calcext:value-type="float">
            <text:p>737.1</text:p>
          </table:table-cell>
          <table:table-cell table:formula="of:=17/(15/[E10.$A15]+2/[E10.AS15])" office:value-type="float" office:value="737.647058823529" calcext:value-type="float">
            <text:p>737.6</text:p>
          </table:table-cell>
          <table:table-cell table:formula="of:=17/(15/[E10.$A15]+2/[E10.AT15])" office:value-type="float" office:value="738.172588832487" calcext:value-type="float">
            <text:p>738.2</text:p>
          </table:table-cell>
          <table:table-cell table:formula="of:=17/(15/[E10.$A15]+2/[E10.AU15])" office:value-type="float" office:value="738.660612939841" calcext:value-type="float">
            <text:p>738.7</text:p>
          </table:table-cell>
          <table:table-cell table:formula="of:=17/(15/[E10.$A15]+2/[E10.AV15])" office:value-type="float" office:value="739.114470842333" calcext:value-type="float">
            <text:p>739.1</text:p>
          </table:table-cell>
          <table:table-cell table:formula="of:=17/(15/[E10.$A15]+2/[E10.AW15])" office:value-type="float" office:value="739.537156081255" calcext:value-type="float">
            <text:p>739.5</text:p>
          </table:table-cell>
          <table:table-cell table:formula="of:=17/(15/[E10.$A15]+2/[E10.AX15])" office:value-type="float" office:value="739.931355724442" calcext:value-type="float">
            <text:p>739.9</text:p>
          </table:table-cell>
          <table:table-cell table:formula="of:=17/(15/[E10.$A15]+2/[E10.AY15])" office:value-type="float" office:value="740.29948525971" calcext:value-type="float">
            <text:p>740.3</text:p>
          </table:table-cell>
          <table:table-cell table:formula="of:=17/(15/[E10.$A15]+2/[E10.AZ15])" office:value-type="float" office:value="740.643719266875" calcext:value-type="float">
            <text:p>740.6</text:p>
          </table:table-cell>
          <table:table-cell table:number-columns-repeated="972"/>
        </table:table-row>
        <table:table-row table:style-name="ro4">
          <table:table-cell office:value-type="float" office:value="680" calcext:value-type="float">
            <text:p>680.0</text:p>
          </table:table-cell>
          <table:table-cell table:formula="of:=17/(15/[E10.$A16]+2/[E10.B16])" office:value-type="float" office:value="680" calcext:value-type="float">
            <text:p>680.0</text:p>
          </table:table-cell>
          <table:table-cell table:formula="of:=17/(15/[E10.$A16]+2/[E10.C16])" office:value-type="float" office:value="680" calcext:value-type="float">
            <text:p>680.0</text:p>
          </table:table-cell>
          <table:table-cell table:formula="of:=17/(15/[E10.$A16]+2/[E10.D16])" office:value-type="float" office:value="680" calcext:value-type="float">
            <text:p>680.0</text:p>
          </table:table-cell>
          <table:table-cell table:formula="of:=17/(15/[E10.$A16]+2/[E10.E16])" office:value-type="float" office:value="680" calcext:value-type="float">
            <text:p>680.0</text:p>
          </table:table-cell>
          <table:table-cell table:formula="of:=17/(15/[E10.$A16]+2/[E10.F16])" office:value-type="float" office:value="680" calcext:value-type="float">
            <text:p>680.0</text:p>
          </table:table-cell>
          <table:table-cell table:formula="of:=17/(15/[E10.$A16]+2/[E10.G16])" office:value-type="float" office:value="680" calcext:value-type="float">
            <text:p>680.0</text:p>
          </table:table-cell>
          <table:table-cell table:formula="of:=17/(15/[E10.$A16]+2/[E10.H16])" office:value-type="float" office:value="680" calcext:value-type="float">
            <text:p>680.0</text:p>
          </table:table-cell>
          <table:table-cell table:formula="of:=17/(15/[E10.$A16]+2/[E10.I16])" office:value-type="float" office:value="680" calcext:value-type="float">
            <text:p>680.0</text:p>
          </table:table-cell>
          <table:table-cell table:formula="of:=17/(15/[E10.$A16]+2/[E10.J16])" office:value-type="float" office:value="680" calcext:value-type="float">
            <text:p>680.0</text:p>
          </table:table-cell>
          <table:table-cell table:formula="of:=17/(15/[E10.$A16]+2/[E10.K16])" office:value-type="float" office:value="680" calcext:value-type="float">
            <text:p>680.0</text:p>
          </table:table-cell>
          <table:table-cell table:formula="of:=17/(15/[E10.$A16]+2/[E10.L16])" office:value-type="float" office:value="680" calcext:value-type="float">
            <text:p>680.0</text:p>
          </table:table-cell>
          <table:table-cell table:formula="of:=17/(15/[E10.$A16]+2/[E10.M16])" office:value-type="float" office:value="681.161400512383" calcext:value-type="float">
            <text:p>681.2</text:p>
          </table:table-cell>
          <table:table-cell table:formula="of:=17/(15/[E10.$A16]+2/[E10.N16])" office:value-type="float" office:value="683.397169025812" calcext:value-type="float">
            <text:p>683.4</text:p>
          </table:table-cell>
          <table:table-cell table:formula="of:=17/(15/[E10.$A16]+2/[E10.O16])" office:value-type="float" office:value="686.548956661316" calcext:value-type="float">
            <text:p>686.5</text:p>
          </table:table-cell>
          <table:table-cell table:formula="of:=17/(15/[E10.$A16]+2/[E10.P16])" office:value-type="float" office:value="690.4134762634" calcext:value-type="float">
            <text:p>690.4</text:p>
          </table:table-cell>
          <table:table-cell table:formula="of:=17/(15/[E10.$A16]+2/[E10.Q16])" office:value-type="float" office:value="694.771904417089" calcext:value-type="float">
            <text:p>694.8</text:p>
          </table:table-cell>
          <table:table-cell table:formula="of:=17/(15/[E10.$A16]+2/[E10.R16])" office:value-type="float" office:value="699.415363698165" calcext:value-type="float">
            <text:p>699.4</text:p>
          </table:table-cell>
          <table:table-cell table:formula="of:=17/(15/[E10.$A16]+2/[E10.S16])" office:value-type="float" office:value="704.162436548223" calcext:value-type="float">
            <text:p>704.2</text:p>
          </table:table-cell>
          <table:table-cell table:formula="of:=17/(15/[E10.$A16]+2/[E10.T16])" office:value-type="float" office:value="708.867924528302" calcext:value-type="float">
            <text:p>708.9</text:p>
          </table:table-cell>
          <table:table-cell table:formula="of:=17/(15/[E10.$A16]+2/[E10.U16])" office:value-type="float" office:value="713.424358274167" calcext:value-type="float">
            <text:p>713.4</text:p>
          </table:table-cell>
          <table:table-cell table:formula="of:=17/(15/[E10.$A16]+2/[E10.V16])" office:value-type="float" office:value="717.758707723372" calcext:value-type="float">
            <text:p>717.8</text:p>
          </table:table-cell>
          <table:table-cell table:formula="of:=17/(15/[E10.$A16]+2/[E10.W16])" office:value-type="float" office:value="721.826654240447" calcext:value-type="float">
            <text:p>721.8</text:p>
          </table:table-cell>
          <table:table-cell table:formula="of:=17/(15/[E10.$A16]+2/[E10.X16])" office:value-type="float" office:value="725.60619088564" calcext:value-type="float">
            <text:p>725.6</text:p>
          </table:table-cell>
          <table:table-cell table:formula="of:=17/(15/[E10.$A16]+2/[E10.Y16])" office:value-type="float" office:value="729.091630305434" calcext:value-type="float">
            <text:p>729.1</text:p>
          </table:table-cell>
          <table:table-cell table:formula="of:=17/(15/[E10.$A16]+2/[E10.Z16])" office:value-type="float" office:value="732.288538996705" calcext:value-type="float">
            <text:p>732.3</text:p>
          </table:table-cell>
          <table:table-cell table:formula="of:=17/(15/[E10.$A16]+2/[E10.AA16])" office:value-type="float" office:value="735.209742895805" calcext:value-type="float">
            <text:p>735.2</text:p>
          </table:table-cell>
          <table:table-cell table:formula="of:=17/(15/[E10.$A16]+2/[E10.AB16])" office:value-type="float" office:value="737.872340425532" calcext:value-type="float">
            <text:p>737.9</text:p>
          </table:table-cell>
          <table:table-cell table:formula="of:=17/(15/[E10.$A16]+2/[E10.AC16])" office:value-type="float" office:value="740.295566502463" calcext:value-type="float">
            <text:p>740.3</text:p>
          </table:table-cell>
          <table:table-cell table:formula="of:=17/(15/[E10.$A16]+2/[E10.AD16])" office:value-type="float" office:value="742.499328137598" calcext:value-type="float">
            <text:p>742.5</text:p>
          </table:table-cell>
          <table:table-cell table:formula="of:=17/(15/[E10.$A16]+2/[E10.AE16])" office:value-type="float" office:value="744.503245132302" calcext:value-type="float">
            <text:p>744.5</text:p>
          </table:table-cell>
          <table:table-cell table:formula="of:=17/(15/[E10.$A16]+2/[E10.AF16])" office:value-type="float" office:value="746.326056665118" calcext:value-type="float">
            <text:p>746.3</text:p>
          </table:table-cell>
          <table:table-cell table:formula="of:=17/(15/[E10.$A16]+2/[E10.AG16])" office:value-type="float" office:value="747.985284570439" calcext:value-type="float">
            <text:p>748.0</text:p>
          </table:table-cell>
          <table:table-cell table:formula="of:=17/(15/[E10.$A16]+2/[E10.AH16])" office:value-type="float" office:value="749.497071298728" calcext:value-type="float">
            <text:p>749.5</text:p>
          </table:table-cell>
          <table:table-cell table:formula="of:=17/(15/[E10.$A16]+2/[E10.AI16])" office:value-type="float" office:value="750.876132930513" calcext:value-type="float">
            <text:p>750.9</text:p>
          </table:table-cell>
          <table:table-cell table:formula="of:=17/(15/[E10.$A16]+2/[E10.AJ16])" office:value-type="float" office:value="752.135785007072" calcext:value-type="float">
            <text:p>752.1</text:p>
          </table:table-cell>
          <table:table-cell table:formula="of:=17/(15/[E10.$A16]+2/[E10.AK16])" office:value-type="float" office:value="753.288011938319" calcext:value-type="float">
            <text:p>753.3</text:p>
          </table:table-cell>
          <table:table-cell table:formula="of:=17/(15/[E10.$A16]+2/[E10.AL16])" office:value-type="float" office:value="754.343560193116" calcext:value-type="float">
            <text:p>754.3</text:p>
          </table:table-cell>
          <table:table-cell table:formula="of:=17/(15/[E10.$A16]+2/[E10.AM16])" office:value-type="float" office:value="755.31204219162" calcext:value-type="float">
            <text:p>755.3</text:p>
          </table:table-cell>
          <table:table-cell table:formula="of:=17/(15/[E10.$A16]+2/[E10.AN16])" office:value-type="float" office:value="756.20204250621" calcext:value-type="float">
            <text:p>756.2</text:p>
          </table:table-cell>
          <table:table-cell table:formula="of:=17/(15/[E10.$A16]+2/[E10.AO16])" office:value-type="float" office:value="757.021221195157" calcext:value-type="float">
            <text:p>757.0</text:p>
          </table:table-cell>
          <table:table-cell table:formula="of:=17/(15/[E10.$A16]+2/[E10.AP16])" office:value-type="float" office:value="757.776411265527" calcext:value-type="float">
            <text:p>757.8</text:p>
          </table:table-cell>
          <table:table-cell table:formula="of:=17/(15/[E10.$A16]+2/[E10.AQ16])" office:value-type="float" office:value="758.473708701722" calcext:value-type="float">
            <text:p>758.5</text:p>
          </table:table-cell>
          <table:table-cell table:formula="of:=17/(15/[E10.$A16]+2/[E10.AR16])" office:value-type="float" office:value="759.118554429264" calcext:value-type="float">
            <text:p>759.1</text:p>
          </table:table-cell>
          <table:table-cell table:formula="of:=17/(15/[E10.$A16]+2/[E10.AS16])" office:value-type="float" office:value="759.715808170515" calcext:value-type="float">
            <text:p>759.7</text:p>
          </table:table-cell>
          <table:table-cell table:formula="of:=17/(15/[E10.$A16]+2/[E10.AT16])" office:value-type="float" office:value="760.26981450253" calcext:value-type="float">
            <text:p>760.3</text:p>
          </table:table-cell>
          <table:table-cell table:formula="of:=17/(15/[E10.$A16]+2/[E10.AU16])" office:value-type="float" office:value="760.784461625495" calcext:value-type="float">
            <text:p>760.8</text:p>
          </table:table-cell>
          <table:table-cell table:formula="of:=17/(15/[E10.$A16]+2/[E10.AV16])" office:value-type="float" office:value="761.263233446976" calcext:value-type="float">
            <text:p>761.3</text:p>
          </table:table-cell>
          <table:table-cell table:formula="of:=17/(15/[E10.$A16]+2/[E10.AW16])" office:value-type="float" office:value="761.709255619178" calcext:value-type="float">
            <text:p>761.7</text:p>
          </table:table-cell>
          <table:table-cell table:formula="of:=17/(15/[E10.$A16]+2/[E10.AX16])" office:value-type="float" office:value="762.125336158422" calcext:value-type="float">
            <text:p>762.1</text:p>
          </table:table-cell>
          <table:table-cell table:formula="of:=17/(15/[E10.$A16]+2/[E10.AY16])" office:value-type="float" office:value="762.514001244555" calcext:value-type="float">
            <text:p>762.5</text:p>
          </table:table-cell>
          <table:table-cell table:formula="of:=17/(15/[E10.$A16]+2/[E10.AZ16])" office:value-type="float" office:value="762.877526753864" calcext:value-type="float">
            <text:p>762.9</text:p>
          </table:table-cell>
          <table:table-cell table:number-columns-repeated="972"/>
        </table:table-row>
        <table:table-row table:style-name="ro4">
          <table:table-cell office:value-type="float" office:value="700" calcext:value-type="float">
            <text:p>700.0</text:p>
          </table:table-cell>
          <table:table-cell table:formula="of:=17/(15/[E10.$A17]+2/[E10.B17])" office:value-type="float" office:value="700" calcext:value-type="float">
            <text:p>700.0</text:p>
          </table:table-cell>
          <table:table-cell table:formula="of:=17/(15/[E10.$A17]+2/[E10.C17])" office:value-type="float" office:value="700" calcext:value-type="float">
            <text:p>700.0</text:p>
          </table:table-cell>
          <table:table-cell table:formula="of:=17/(15/[E10.$A17]+2/[E10.D17])" office:value-type="float" office:value="700" calcext:value-type="float">
            <text:p>700.0</text:p>
          </table:table-cell>
          <table:table-cell table:formula="of:=17/(15/[E10.$A17]+2/[E10.E17])" office:value-type="float" office:value="700" calcext:value-type="float">
            <text:p>700.0</text:p>
          </table:table-cell>
          <table:table-cell table:formula="of:=17/(15/[E10.$A17]+2/[E10.F17])" office:value-type="float" office:value="700" calcext:value-type="float">
            <text:p>700.0</text:p>
          </table:table-cell>
          <table:table-cell table:formula="of:=17/(15/[E10.$A17]+2/[E10.G17])" office:value-type="float" office:value="700" calcext:value-type="float">
            <text:p>700.0</text:p>
          </table:table-cell>
          <table:table-cell table:formula="of:=17/(15/[E10.$A17]+2/[E10.H17])" office:value-type="float" office:value="700" calcext:value-type="float">
            <text:p>700.0</text:p>
          </table:table-cell>
          <table:table-cell table:formula="of:=17/(15/[E10.$A17]+2/[E10.I17])" office:value-type="float" office:value="700" calcext:value-type="float">
            <text:p>700.0</text:p>
          </table:table-cell>
          <table:table-cell table:formula="of:=17/(15/[E10.$A17]+2/[E10.J17])" office:value-type="float" office:value="700" calcext:value-type="float">
            <text:p>700.0</text:p>
          </table:table-cell>
          <table:table-cell table:formula="of:=17/(15/[E10.$A17]+2/[E10.K17])" office:value-type="float" office:value="700" calcext:value-type="float">
            <text:p>700.0</text:p>
          </table:table-cell>
          <table:table-cell table:formula="of:=17/(15/[E10.$A17]+2/[E10.L17])" office:value-type="float" office:value="700" calcext:value-type="float">
            <text:p>700.0</text:p>
          </table:table-cell>
          <table:table-cell table:formula="of:=17/(15/[E10.$A17]+2/[E10.M17])" office:value-type="float" office:value="701.161825726141" calcext:value-type="float">
            <text:p>701.2</text:p>
          </table:table-cell>
          <table:table-cell table:formula="of:=17/(15/[E10.$A17]+2/[E10.N17])" office:value-type="float" office:value="703.400809716599" calcext:value-type="float">
            <text:p>703.4</text:p>
          </table:table-cell>
          <table:table-cell table:formula="of:=17/(15/[E10.$A17]+2/[E10.O17])" office:value-type="float" office:value="706.5625" calcext:value-type="float">
            <text:p>706.6</text:p>
          </table:table-cell>
          <table:table-cell table:formula="of:=17/(15/[E10.$A17]+2/[E10.P17])" office:value-type="float" office:value="710.44776119403" calcext:value-type="float">
            <text:p>710.4</text:p>
          </table:table-cell>
          <table:table-cell table:formula="of:=17/(15/[E10.$A17]+2/[E10.Q17])" office:value-type="float" office:value="714.840989399293" calcext:value-type="float">
            <text:p>714.8</text:p>
          </table:table-cell>
          <table:table-cell table:formula="of:=17/(15/[E10.$A17]+2/[E10.R17])" office:value-type="float" office:value="719.53488372093" calcext:value-type="float">
            <text:p>719.5</text:p>
          </table:table-cell>
          <table:table-cell table:formula="of:=17/(15/[E10.$A17]+2/[E10.S17])" office:value-type="float" office:value="724.347826086957" calcext:value-type="float">
            <text:p>724.3</text:p>
          </table:table-cell>
          <table:table-cell table:formula="of:=17/(15/[E10.$A17]+2/[E10.T17])" office:value-type="float" office:value="729.132947976879" calcext:value-type="float">
            <text:p>729.1</text:p>
          </table:table-cell>
          <table:table-cell table:formula="of:=17/(15/[E10.$A17]+2/[E10.U17])" office:value-type="float" office:value="733.780160857909" calcext:value-type="float">
            <text:p>733.8</text:p>
          </table:table-cell>
          <table:table-cell table:formula="of:=17/(15/[E10.$A17]+2/[E10.V17])" office:value-type="float" office:value="738.213399503722" calcext:value-type="float">
            <text:p>738.2</text:p>
          </table:table-cell>
          <table:table-cell table:formula="of:=17/(15/[E10.$A17]+2/[E10.W17])" office:value-type="float" office:value="742.385321100917" calcext:value-type="float">
            <text:p>742.4</text:p>
          </table:table-cell>
          <table:table-cell table:formula="of:=17/(15/[E10.$A17]+2/[E10.X17])" office:value-type="float" office:value="746.271186440678" calcext:value-type="float">
            <text:p>746.3</text:p>
          </table:table-cell>
          <table:table-cell table:formula="of:=17/(15/[E10.$A17]+2/[E10.Y17])" office:value-type="float" office:value="749.86301369863" calcext:value-type="float">
            <text:p>749.9</text:p>
          </table:table-cell>
          <table:table-cell table:formula="of:=17/(15/[E10.$A17]+2/[E10.Z17])" office:value-type="float" office:value="753.164556962025" calcext:value-type="float">
            <text:p>753.2</text:p>
          </table:table-cell>
          <table:table-cell table:formula="of:=17/(15/[E10.$A17]+2/[E10.AA17])" office:value-type="float" office:value="756.1872909699" calcext:value-type="float">
            <text:p>756.2</text:p>
          </table:table-cell>
          <table:table-cell table:formula="of:=17/(15/[E10.$A17]+2/[E10.AB17])" office:value-type="float" office:value="758.947368421053" calcext:value-type="float">
            <text:p>758.9</text:p>
          </table:table-cell>
          <table:table-cell table:formula="of:=17/(15/[E10.$A17]+2/[E10.AC17])" office:value-type="float" office:value="761.463414634146" calcext:value-type="float">
            <text:p>761.5</text:p>
          </table:table-cell>
          <table:table-cell table:formula="of:=17/(15/[E10.$A17]+2/[E10.AD17])" office:value-type="float" office:value="763.75499334221" calcext:value-type="float">
            <text:p>763.8</text:p>
          </table:table-cell>
          <table:table-cell table:formula="of:=17/(15/[E10.$A17]+2/[E10.AE17])" office:value-type="float" office:value="765.841584158416" calcext:value-type="float">
            <text:p>765.8</text:p>
          </table:table-cell>
          <table:table-cell table:formula="of:=17/(15/[E10.$A17]+2/[E10.AF17])" office:value-type="float" office:value="767.741935483871" calcext:value-type="float">
            <text:p>767.7</text:p>
          </table:table-cell>
          <table:table-cell table:formula="of:=17/(15/[E10.$A17]+2/[E10.AG17])" office:value-type="float" office:value="769.473684210526" calcext:value-type="float">
            <text:p>769.5</text:p>
          </table:table-cell>
          <table:table-cell table:formula="of:=17/(15/[E10.$A17]+2/[E10.AH17])" office:value-type="float" office:value="771.053159478435" calcext:value-type="float">
            <text:p>771.1</text:p>
          </table:table-cell>
          <table:table-cell table:formula="of:=17/(15/[E10.$A17]+2/[E10.AI17])" office:value-type="float" office:value="772.49530956848" calcext:value-type="float">
            <text:p>772.5</text:p>
          </table:table-cell>
          <table:table-cell table:formula="of:=17/(15/[E10.$A17]+2/[E10.AJ17])" office:value-type="float" office:value="773.813708260105" calcext:value-type="float">
            <text:p>773.8</text:p>
          </table:table-cell>
          <table:table-cell table:formula="of:=17/(15/[E10.$A17]+2/[E10.AK17])" office:value-type="float" office:value="775.020610057708" calcext:value-type="float">
            <text:p>775.0</text:p>
          </table:table-cell>
          <table:table-cell table:formula="of:=17/(15/[E10.$A17]+2/[E10.AL17])" office:value-type="float" office:value="776.127033307514" calcext:value-type="float">
            <text:p>776.1</text:p>
          </table:table-cell>
          <table:table-cell table:formula="of:=17/(15/[E10.$A17]+2/[E10.AM17])" office:value-type="float" office:value="777.142857142857" calcext:value-type="float">
            <text:p>777.1</text:p>
          </table:table-cell>
          <table:table-cell table:formula="of:=17/(15/[E10.$A17]+2/[E10.AN17])" office:value-type="float" office:value="778.076923076923" calcext:value-type="float">
            <text:p>778.1</text:p>
          </table:table-cell>
          <table:table-cell table:formula="of:=17/(15/[E10.$A17]+2/[E10.AO17])" office:value-type="float" office:value="778.937135450421" calcext:value-type="float">
            <text:p>778.9</text:p>
          </table:table-cell>
          <table:table-cell table:formula="of:=17/(15/[E10.$A17]+2/[E10.AP17])" office:value-type="float" office:value="779.730557256583" calcext:value-type="float">
            <text:p>779.7</text:p>
          </table:table-cell>
          <table:table-cell table:formula="of:=17/(15/[E10.$A17]+2/[E10.AQ17])" office:value-type="float" office:value="780.463499420626" calcext:value-type="float">
            <text:p>780.5</text:p>
          </table:table-cell>
          <table:table-cell table:formula="of:=17/(15/[E10.$A17]+2/[E10.AR17])" office:value-type="float" office:value="781.141602634468" calcext:value-type="float">
            <text:p>781.1</text:p>
          </table:table-cell>
          <table:table-cell table:formula="of:=17/(15/[E10.$A17]+2/[E10.AS17])" office:value-type="float" office:value="781.769911504425" calcext:value-type="float">
            <text:p>781.8</text:p>
          </table:table-cell>
          <table:table-cell table:formula="of:=17/(15/[E10.$A17]+2/[E10.AT17])" office:value-type="float" office:value="782.352941176471" calcext:value-type="float">
            <text:p>782.4</text:p>
          </table:table-cell>
          <table:table-cell table:formula="of:=17/(15/[E10.$A17]+2/[E10.AU17])" office:value-type="float" office:value="782.894736842105" calcext:value-type="float">
            <text:p>782.9</text:p>
          </table:table-cell>
          <table:table-cell table:formula="of:=17/(15/[E10.$A17]+2/[E10.AV17])" office:value-type="float" office:value="783.398926654741" calcext:value-type="float">
            <text:p>783.4</text:p>
          </table:table-cell>
          <table:table-cell table:formula="of:=17/(15/[E10.$A17]+2/[E10.AW17])" office:value-type="float" office:value="783.868768640818" calcext:value-type="float">
            <text:p>783.9</text:p>
          </table:table-cell>
          <table:table-cell table:formula="of:=17/(15/[E10.$A17]+2/[E10.AX17])" office:value-type="float" office:value="784.307192198293" calcext:value-type="float">
            <text:p>784.3</text:p>
          </table:table-cell>
          <table:table-cell table:formula="of:=17/(15/[E10.$A17]+2/[E10.AY17])" office:value-type="float" office:value="784.716834755625" calcext:value-type="float">
            <text:p>784.7</text:p>
          </table:table-cell>
          <table:table-cell table:formula="of:=17/(15/[E10.$A17]+2/[E10.AZ17])" office:value-type="float" office:value="785.100074128984" calcext:value-type="float">
            <text:p>785.1</text:p>
          </table:table-cell>
          <table:table-cell table:number-columns-repeated="972"/>
        </table:table-row>
        <table:table-row table:style-name="ro4">
          <table:table-cell office:value-type="float" office:value="720" calcext:value-type="float">
            <text:p>720.0</text:p>
          </table:table-cell>
          <table:table-cell table:formula="of:=17/(15/[E10.$A18]+2/[E10.B18])" office:value-type="float" office:value="720" calcext:value-type="float">
            <text:p>720.0</text:p>
          </table:table-cell>
          <table:table-cell table:formula="of:=17/(15/[E10.$A18]+2/[E10.C18])" office:value-type="float" office:value="720" calcext:value-type="float">
            <text:p>720.0</text:p>
          </table:table-cell>
          <table:table-cell table:formula="of:=17/(15/[E10.$A18]+2/[E10.D18])" office:value-type="float" office:value="720" calcext:value-type="float">
            <text:p>720.0</text:p>
          </table:table-cell>
          <table:table-cell table:formula="of:=17/(15/[E10.$A18]+2/[E10.E18])" office:value-type="float" office:value="720" calcext:value-type="float">
            <text:p>720.0</text:p>
          </table:table-cell>
          <table:table-cell table:formula="of:=17/(15/[E10.$A18]+2/[E10.F18])" office:value-type="float" office:value="720" calcext:value-type="float">
            <text:p>720.0</text:p>
          </table:table-cell>
          <table:table-cell table:formula="of:=17/(15/[E10.$A18]+2/[E10.G18])" office:value-type="float" office:value="720" calcext:value-type="float">
            <text:p>720.0</text:p>
          </table:table-cell>
          <table:table-cell table:formula="of:=17/(15/[E10.$A18]+2/[E10.H18])" office:value-type="float" office:value="720" calcext:value-type="float">
            <text:p>720.0</text:p>
          </table:table-cell>
          <table:table-cell table:formula="of:=17/(15/[E10.$A18]+2/[E10.I18])" office:value-type="float" office:value="720" calcext:value-type="float">
            <text:p>720.0</text:p>
          </table:table-cell>
          <table:table-cell table:formula="of:=17/(15/[E10.$A18]+2/[E10.J18])" office:value-type="float" office:value="720" calcext:value-type="float">
            <text:p>720.0</text:p>
          </table:table-cell>
          <table:table-cell table:formula="of:=17/(15/[E10.$A18]+2/[E10.K18])" office:value-type="float" office:value="720" calcext:value-type="float">
            <text:p>720.0</text:p>
          </table:table-cell>
          <table:table-cell table:formula="of:=17/(15/[E10.$A18]+2/[E10.L18])" office:value-type="float" office:value="720" calcext:value-type="float">
            <text:p>720.0</text:p>
          </table:table-cell>
          <table:table-cell table:formula="of:=17/(15/[E10.$A18]+2/[E10.M18])" office:value-type="float" office:value="721.162227602906" calcext:value-type="float">
            <text:p>721.2</text:p>
          </table:table-cell>
          <table:table-cell table:formula="of:=17/(15/[E10.$A18]+2/[E10.N18])" office:value-type="float" office:value="723.404255319149" calcext:value-type="float">
            <text:p>723.4</text:p>
          </table:table-cell>
          <table:table-cell table:formula="of:=17/(15/[E10.$A18]+2/[E10.O18])" office:value-type="float" office:value="726.575342465754" calcext:value-type="float">
            <text:p>726.6</text:p>
          </table:table-cell>
          <table:table-cell table:formula="of:=17/(15/[E10.$A18]+2/[E10.P18])" office:value-type="float" office:value="730.480349344978" calcext:value-type="float">
            <text:p>730.5</text:p>
          </table:table-cell>
          <table:table-cell table:formula="of:=17/(15/[E10.$A18]+2/[E10.Q18])" office:value-type="float" office:value="734.906832298137" calcext:value-type="float">
            <text:p>734.9</text:p>
          </table:table-cell>
          <table:table-cell table:formula="of:=17/(15/[E10.$A18]+2/[E10.R18])" office:value-type="float" office:value="739.649122807018" calcext:value-type="float">
            <text:p>739.6</text:p>
          </table:table-cell>
          <table:table-cell table:formula="of:=17/(15/[E10.$A18]+2/[E10.S18])" office:value-type="float" office:value="744.525547445256" calcext:value-type="float">
            <text:p>744.5</text:p>
          </table:table-cell>
          <table:table-cell table:formula="of:=17/(15/[E10.$A18]+2/[E10.T18])" office:value-type="float" office:value="749.387755102041" calcext:value-type="float">
            <text:p>749.4</text:p>
          </table:table-cell>
          <table:table-cell table:formula="of:=17/(15/[E10.$A18]+2/[E10.U18])" office:value-type="float" office:value="754.123222748815" calcext:value-type="float">
            <text:p>754.1</text:p>
          </table:table-cell>
          <table:table-cell table:formula="of:=17/(15/[E10.$A18]+2/[E10.V18])" office:value-type="float" office:value="758.653001464129" calcext:value-type="float">
            <text:p>758.7</text:p>
          </table:table-cell>
          <table:table-cell table:formula="of:=17/(15/[E10.$A18]+2/[E10.W18])" office:value-type="float" office:value="762.926829268293" calcext:value-type="float">
            <text:p>762.9</text:p>
          </table:table-cell>
          <table:table-cell table:formula="of:=17/(15/[E10.$A18]+2/[E10.X18])" office:value-type="float" office:value="766.917293233083" calcext:value-type="float">
            <text:p>766.9</text:p>
          </table:table-cell>
          <table:table-cell table:formula="of:=17/(15/[E10.$A18]+2/[E10.Y18])" office:value-type="float" office:value="770.614136732329" calcext:value-type="float">
            <text:p>770.6</text:p>
          </table:table-cell>
          <table:table-cell table:formula="of:=17/(15/[E10.$A18]+2/[E10.Z18])" office:value-type="float" office:value="774.019292604502" calcext:value-type="float">
            <text:p>774.0</text:p>
          </table:table-cell>
          <table:table-cell table:formula="of:=17/(15/[E10.$A18]+2/[E10.AA18])" office:value-type="float" office:value="777.142857142857" calcext:value-type="float">
            <text:p>777.1</text:p>
          </table:table-cell>
          <table:table-cell table:formula="of:=17/(15/[E10.$A18]+2/[E10.AB18])" office:value-type="float" office:value="780" calcext:value-type="float">
            <text:p>780.0</text:p>
          </table:table-cell>
          <table:table-cell table:formula="of:=17/(15/[E10.$A18]+2/[E10.AC18])" office:value-type="float" office:value="782.608695652174" calcext:value-type="float">
            <text:p>782.6</text:p>
          </table:table-cell>
          <table:table-cell table:formula="of:=17/(15/[E10.$A18]+2/[E10.AD18])" office:value-type="float" office:value="784.98812351544" calcext:value-type="float">
            <text:p>785.0</text:p>
          </table:table-cell>
          <table:table-cell table:formula="of:=17/(15/[E10.$A18]+2/[E10.AE18])" office:value-type="float" office:value="787.157584683358" calcext:value-type="float">
            <text:p>787.2</text:p>
          </table:table-cell>
          <table:table-cell table:formula="of:=17/(15/[E10.$A18]+2/[E10.AF18])" office:value-type="float" office:value="789.135802469136" calcext:value-type="float">
            <text:p>789.1</text:p>
          </table:table-cell>
          <table:table-cell table:formula="of:=17/(15/[E10.$A18]+2/[E10.AG18])" office:value-type="float" office:value="790.940499040307" calcext:value-type="float">
            <text:p>790.9</text:p>
          </table:table-cell>
          <table:table-cell table:formula="of:=17/(15/[E10.$A18]+2/[E10.AH18])" office:value-type="float" office:value="792.588164973102" calcext:value-type="float">
            <text:p>792.6</text:p>
          </table:table-cell>
          <table:table-cell table:formula="of:=17/(15/[E10.$A18]+2/[E10.AI18])" office:value-type="float" office:value="794.093959731544" calcext:value-type="float">
            <text:p>794.1</text:p>
          </table:table-cell>
          <table:table-cell table:formula="of:=17/(15/[E10.$A18]+2/[E10.AJ18])" office:value-type="float" office:value="795.471698113208" calcext:value-type="float">
            <text:p>795.5</text:p>
          </table:table-cell>
          <table:table-cell table:formula="of:=17/(15/[E10.$A18]+2/[E10.AK18])" office:value-type="float" office:value="796.733890801771" calcext:value-type="float">
            <text:p>796.7</text:p>
          </table:table-cell>
          <table:table-cell table:formula="of:=17/(15/[E10.$A18]+2/[E10.AL18])" office:value-type="float" office:value="797.891816920943" calcext:value-type="float">
            <text:p>797.9</text:p>
          </table:table-cell>
          <table:table-cell table:formula="of:=17/(15/[E10.$A18]+2/[E10.AM18])" office:value-type="float" office:value="798.955613577024" calcext:value-type="float">
            <text:p>799.0</text:p>
          </table:table-cell>
          <table:table-cell table:formula="of:=17/(15/[E10.$A18]+2/[E10.AN18])" office:value-type="float" office:value="799.934372436423" calcext:value-type="float">
            <text:p>799.9</text:p>
          </table:table-cell>
          <table:table-cell table:formula="of:=17/(15/[E10.$A18]+2/[E10.AO18])" office:value-type="float" office:value="800.836236933798" calcext:value-type="float">
            <text:p>800.8</text:p>
          </table:table-cell>
          <table:table-cell table:formula="of:=17/(15/[E10.$A18]+2/[E10.AP18])" office:value-type="float" office:value="801.668496158068" calcext:value-type="float">
            <text:p>801.7</text:p>
          </table:table-cell>
          <table:table-cell table:formula="of:=17/(15/[E10.$A18]+2/[E10.AQ18])" office:value-type="float" office:value="802.437673130194" calcext:value-type="float">
            <text:p>802.4</text:p>
          </table:table-cell>
          <table:table-cell table:formula="of:=17/(15/[E10.$A18]+2/[E10.AR18])" office:value-type="float" office:value="803.149606299213" calcext:value-type="float">
            <text:p>803.1</text:p>
          </table:table-cell>
          <table:table-cell table:formula="of:=17/(15/[E10.$A18]+2/[E10.AS18])" office:value-type="float" office:value="803.809523809524" calcext:value-type="float">
            <text:p>803.8</text:p>
          </table:table-cell>
          <table:table-cell table:formula="of:=17/(15/[E10.$A18]+2/[E10.AT18])" office:value-type="float" office:value="804.422110552764" calcext:value-type="float">
            <text:p>804.4</text:p>
          </table:table-cell>
          <table:table-cell table:formula="of:=17/(15/[E10.$A18]+2/[E10.AU18])" office:value-type="float" office:value="804.991568296796" calcext:value-type="float">
            <text:p>805.0</text:p>
          </table:table-cell>
          <table:table-cell table:formula="of:=17/(15/[E10.$A18]+2/[E10.AV18])" office:value-type="float" office:value="805.521669341894" calcext:value-type="float">
            <text:p>805.5</text:p>
          </table:table-cell>
          <table:table-cell table:formula="of:=17/(15/[E10.$A18]+2/[E10.AW18])" office:value-type="float" office:value="806.015804231456" calcext:value-type="float">
            <text:p>806.0</text:p>
          </table:table-cell>
          <table:table-cell table:formula="of:=17/(15/[E10.$A18]+2/[E10.AX18])" office:value-type="float" office:value="806.477024070022" calcext:value-type="float">
            <text:p>806.5</text:p>
          </table:table-cell>
          <table:table-cell table:formula="of:=17/(15/[E10.$A18]+2/[E10.AY18])" office:value-type="float" office:value="806.908077994429" calcext:value-type="float">
            <text:p>806.9</text:p>
          </table:table-cell>
          <table:table-cell table:formula="of:=17/(15/[E10.$A18]+2/[E10.AZ18])" office:value-type="float" office:value="807.311446317658" calcext:value-type="float">
            <text:p>807.3</text:p>
          </table:table-cell>
          <table:table-cell table:number-columns-repeated="972"/>
        </table:table-row>
        <table:table-row table:style-name="ro4">
          <table:table-cell office:value-type="float" office:value="740" calcext:value-type="float">
            <text:p>740.0</text:p>
          </table:table-cell>
          <table:table-cell table:formula="of:=17/(15/[E10.$A19]+2/[E10.B19])" office:value-type="float" office:value="740" calcext:value-type="float">
            <text:p>740.0</text:p>
          </table:table-cell>
          <table:table-cell table:formula="of:=17/(15/[E10.$A19]+2/[E10.C19])" office:value-type="float" office:value="740" calcext:value-type="float">
            <text:p>740.0</text:p>
          </table:table-cell>
          <table:table-cell table:formula="of:=17/(15/[E10.$A19]+2/[E10.D19])" office:value-type="float" office:value="740" calcext:value-type="float">
            <text:p>740.0</text:p>
          </table:table-cell>
          <table:table-cell table:formula="of:=17/(15/[E10.$A19]+2/[E10.E19])" office:value-type="float" office:value="740" calcext:value-type="float">
            <text:p>740.0</text:p>
          </table:table-cell>
          <table:table-cell table:formula="of:=17/(15/[E10.$A19]+2/[E10.F19])" office:value-type="float" office:value="740" calcext:value-type="float">
            <text:p>740.0</text:p>
          </table:table-cell>
          <table:table-cell table:formula="of:=17/(15/[E10.$A19]+2/[E10.G19])" office:value-type="float" office:value="740" calcext:value-type="float">
            <text:p>740.0</text:p>
          </table:table-cell>
          <table:table-cell table:formula="of:=17/(15/[E10.$A19]+2/[E10.H19])" office:value-type="float" office:value="740" calcext:value-type="float">
            <text:p>740.0</text:p>
          </table:table-cell>
          <table:table-cell table:formula="of:=17/(15/[E10.$A19]+2/[E10.I19])" office:value-type="float" office:value="740" calcext:value-type="float">
            <text:p>740.0</text:p>
          </table:table-cell>
          <table:table-cell table:formula="of:=17/(15/[E10.$A19]+2/[E10.J19])" office:value-type="float" office:value="740" calcext:value-type="float">
            <text:p>740.0</text:p>
          </table:table-cell>
          <table:table-cell table:formula="of:=17/(15/[E10.$A19]+2/[E10.K19])" office:value-type="float" office:value="740" calcext:value-type="float">
            <text:p>740.0</text:p>
          </table:table-cell>
          <table:table-cell table:formula="of:=17/(15/[E10.$A19]+2/[E10.L19])" office:value-type="float" office:value="740" calcext:value-type="float">
            <text:p>740.0</text:p>
          </table:table-cell>
          <table:table-cell table:formula="of:=17/(15/[E10.$A19]+2/[E10.M19])" office:value-type="float" office:value="741.162608012569" calcext:value-type="float">
            <text:p>741.2</text:p>
          </table:table-cell>
          <table:table-cell table:formula="of:=17/(15/[E10.$A19]+2/[E10.N19])" office:value-type="float" office:value="743.407521105142" calcext:value-type="float">
            <text:p>743.4</text:p>
          </table:table-cell>
          <table:table-cell table:formula="of:=17/(15/[E10.$A19]+2/[E10.O19])" office:value-type="float" office:value="746.587537091988" calcext:value-type="float">
            <text:p>746.6</text:p>
          </table:table-cell>
          <table:table-cell table:formula="of:=17/(15/[E10.$A19]+2/[E10.P19])" office:value-type="float" office:value="750.511363636364" calcext:value-type="float">
            <text:p>750.5</text:p>
          </table:table-cell>
          <table:table-cell table:formula="of:=17/(15/[E10.$A19]+2/[E10.Q19])" office:value-type="float" office:value="754.969656102495" calcext:value-type="float">
            <text:p>755.0</text:p>
          </table:table-cell>
          <table:table-cell table:formula="of:=17/(15/[E10.$A19]+2/[E10.R19])" office:value-type="float" office:value="759.758423394787" calcext:value-type="float">
            <text:p>759.8</text:p>
          </table:table-cell>
          <table:table-cell table:formula="of:=17/(15/[E10.$A19]+2/[E10.S19])" office:value-type="float" office:value="764.696066746126" calcext:value-type="float">
            <text:p>764.7</text:p>
          </table:table-cell>
          <table:table-cell table:formula="of:=17/(15/[E10.$A19]+2/[E10.T19])" office:value-type="float" office:value="769.632925472747" calcext:value-type="float">
            <text:p>769.6</text:p>
          </table:table-cell>
          <table:table-cell table:formula="of:=17/(15/[E10.$A19]+2/[E10.U19])" office:value-type="float" office:value="774.45421624418" calcext:value-type="float">
            <text:p>774.5</text:p>
          </table:table-cell>
          <table:table-cell table:formula="of:=17/(15/[E10.$A19]+2/[E10.V19])" office:value-type="float" office:value="779.078252520403" calcext:value-type="float">
            <text:p>779.1</text:p>
          </table:table-cell>
          <table:table-cell table:formula="of:=17/(15/[E10.$A19]+2/[E10.W19])" office:value-type="float" office:value="783.451957295374" calcext:value-type="float">
            <text:p>783.5</text:p>
          </table:table-cell>
          <table:table-cell table:formula="of:=17/(15/[E10.$A19]+2/[E10.X19])" office:value-type="float" office:value="787.545304777595" calcext:value-type="float">
            <text:p>787.5</text:p>
          </table:table-cell>
          <table:table-cell table:formula="of:=17/(15/[E10.$A19]+2/[E10.Y19])" office:value-type="float" office:value="791.345787266489" calcext:value-type="float">
            <text:p>791.3</text:p>
          </table:table-cell>
          <table:table-cell table:formula="of:=17/(15/[E10.$A19]+2/[E10.Z19])" office:value-type="float" office:value="794.853512177903" calcext:value-type="float">
            <text:p>794.9</text:p>
          </table:table-cell>
          <table:table-cell table:formula="of:=17/(15/[E10.$A19]+2/[E10.AA19])" office:value-type="float" office:value="798.077174623937" calcext:value-type="float">
            <text:p>798.1</text:p>
          </table:table-cell>
          <table:table-cell table:formula="of:=17/(15/[E10.$A19]+2/[E10.AB19])" office:value-type="float" office:value="801.030927835052" calcext:value-type="float">
            <text:p>801.0</text:p>
          </table:table-cell>
          <table:table-cell table:formula="of:=17/(15/[E10.$A19]+2/[E10.AC19])" office:value-type="float" office:value="803.732057416268" calcext:value-type="float">
            <text:p>803.7</text:p>
          </table:table-cell>
          <table:table-cell table:formula="of:=17/(15/[E10.$A19]+2/[E10.AD19])" office:value-type="float" office:value="806.199319905833" calcext:value-type="float">
            <text:p>806.2</text:p>
          </table:table-cell>
          <table:table-cell table:formula="of:=17/(15/[E10.$A19]+2/[E10.AE19])" office:value-type="float" office:value="808.451801363194" calcext:value-type="float">
            <text:p>808.5</text:p>
          </table:table-cell>
          <table:table-cell table:formula="of:=17/(15/[E10.$A19]+2/[E10.AF19])" office:value-type="float" office:value="810.508166969147" calcext:value-type="float">
            <text:p>810.5</text:p>
          </table:table-cell>
          <table:table-cell table:formula="of:=17/(15/[E10.$A19]+2/[E10.AG19])" office:value-type="float" office:value="812.386195214906" calcext:value-type="float">
            <text:p>812.4</text:p>
          </table:table-cell>
          <table:table-cell table:formula="of:=17/(15/[E10.$A19]+2/[E10.AH19])" office:value-type="float" office:value="814.102513358401" calcext:value-type="float">
            <text:p>814.1</text:p>
          </table:table-cell>
          <table:table-cell table:formula="of:=17/(15/[E10.$A19]+2/[E10.AI19])" office:value-type="float" office:value="815.672471285661" calcext:value-type="float">
            <text:p>815.7</text:p>
          </table:table-cell>
          <table:table-cell table:formula="of:=17/(15/[E10.$A19]+2/[E10.AJ19])" office:value-type="float" office:value="817.110107676277" calcext:value-type="float">
            <text:p>817.1</text:p>
          </table:table-cell>
          <table:table-cell table:formula="of:=17/(15/[E10.$A19]+2/[E10.AK19])" office:value-type="float" office:value="818.428175444318" calcext:value-type="float">
            <text:p>818.4</text:p>
          </table:table-cell>
          <table:table-cell table:formula="of:=17/(15/[E10.$A19]+2/[E10.AL19])" office:value-type="float" office:value="819.638203280699" calcext:value-type="float">
            <text:p>819.6</text:p>
          </table:table-cell>
          <table:table-cell table:formula="of:=17/(15/[E10.$A19]+2/[E10.AM19])" office:value-type="float" office:value="820.750577367206" calcext:value-type="float">
            <text:p>820.8</text:p>
          </table:table-cell>
          <table:table-cell table:formula="of:=17/(15/[E10.$A19]+2/[E10.AN19])" office:value-type="float" office:value="821.774632553076" calcext:value-type="float">
            <text:p>821.8</text:p>
          </table:table-cell>
          <table:table-cell table:formula="of:=17/(15/[E10.$A19]+2/[E10.AO19])" office:value-type="float" office:value="822.718745984839" calcext:value-type="float">
            <text:p>822.7</text:p>
          </table:table-cell>
          <table:table-cell table:formula="of:=17/(15/[E10.$A19]+2/[E10.AP19])" office:value-type="float" office:value="823.590428762298" calcext:value-type="float">
            <text:p>823.6</text:p>
          </table:table-cell>
          <table:table-cell table:formula="of:=17/(15/[E10.$A19]+2/[E10.AQ19])" office:value-type="float" office:value="824.396412968498" calcext:value-type="float">
            <text:p>824.4</text:p>
          </table:table-cell>
          <table:table-cell table:formula="of:=17/(15/[E10.$A19]+2/[E10.AR19])" office:value-type="float" office:value="825.142732621486" calcext:value-type="float">
            <text:p>825.1</text:p>
          </table:table-cell>
          <table:table-cell table:formula="of:=17/(15/[E10.$A19]+2/[E10.AS19])" office:value-type="float" office:value="825.834797891037" calcext:value-type="float">
            <text:p>825.8</text:p>
          </table:table-cell>
          <table:table-cell table:formula="of:=17/(15/[E10.$A19]+2/[E10.AT19])" office:value-type="float" office:value="826.477462437396" calcext:value-type="float">
            <text:p>826.5</text:p>
          </table:table-cell>
          <table:table-cell table:formula="of:=17/(15/[E10.$A19]+2/[E10.AU19])" office:value-type="float" office:value="827.075084049309" calcext:value-type="float">
            <text:p>827.1</text:p>
          </table:table-cell>
          <table:table-cell table:formula="of:=17/(15/[E10.$A19]+2/[E10.AV19])" office:value-type="float" office:value="827.631578947368" calcext:value-type="float">
            <text:p>827.6</text:p>
          </table:table-cell>
          <table:table-cell table:formula="of:=17/(15/[E10.$A19]+2/[E10.AW19])" office:value-type="float" office:value="828.150470219436" calcext:value-type="float">
            <text:p>828.2</text:p>
          </table:table-cell>
          <table:table-cell table:formula="of:=17/(15/[E10.$A19]+2/[E10.AX19])" office:value-type="float" office:value="828.634930897923" calcext:value-type="float">
            <text:p>828.6</text:p>
          </table:table-cell>
          <table:table-cell table:formula="of:=17/(15/[E10.$A19]+2/[E10.AY19])" office:value-type="float" office:value="829.087822194783" calcext:value-type="float">
            <text:p>829.1</text:p>
          </table:table-cell>
          <table:table-cell table:formula="of:=17/(15/[E10.$A19]+2/[E10.AZ19])" office:value-type="float" office:value="829.511727393421" calcext:value-type="float">
            <text:p>829.5</text:p>
          </table:table-cell>
          <table:table-cell table:number-columns-repeated="972"/>
        </table:table-row>
        <table:table-row table:style-name="ro4">
          <table:table-cell office:value-type="float" office:value="760" calcext:value-type="float">
            <text:p>760.0</text:p>
          </table:table-cell>
          <table:table-cell table:formula="of:=17/(15/[E10.$A20]+2/[E10.B20])" office:value-type="float" office:value="760" calcext:value-type="float">
            <text:p>760.0</text:p>
          </table:table-cell>
          <table:table-cell table:formula="of:=17/(15/[E10.$A20]+2/[E10.C20])" office:value-type="float" office:value="760" calcext:value-type="float">
            <text:p>760.0</text:p>
          </table:table-cell>
          <table:table-cell table:formula="of:=17/(15/[E10.$A20]+2/[E10.D20])" office:value-type="float" office:value="760" calcext:value-type="float">
            <text:p>760.0</text:p>
          </table:table-cell>
          <table:table-cell table:formula="of:=17/(15/[E10.$A20]+2/[E10.E20])" office:value-type="float" office:value="760" calcext:value-type="float">
            <text:p>760.0</text:p>
          </table:table-cell>
          <table:table-cell table:formula="of:=17/(15/[E10.$A20]+2/[E10.F20])" office:value-type="float" office:value="760" calcext:value-type="float">
            <text:p>760.0</text:p>
          </table:table-cell>
          <table:table-cell table:formula="of:=17/(15/[E10.$A20]+2/[E10.G20])" office:value-type="float" office:value="760" calcext:value-type="float">
            <text:p>760.0</text:p>
          </table:table-cell>
          <table:table-cell table:formula="of:=17/(15/[E10.$A20]+2/[E10.H20])" office:value-type="float" office:value="760" calcext:value-type="float">
            <text:p>760.0</text:p>
          </table:table-cell>
          <table:table-cell table:formula="of:=17/(15/[E10.$A20]+2/[E10.I20])" office:value-type="float" office:value="760" calcext:value-type="float">
            <text:p>760.0</text:p>
          </table:table-cell>
          <table:table-cell table:formula="of:=17/(15/[E10.$A20]+2/[E10.J20])" office:value-type="float" office:value="760" calcext:value-type="float">
            <text:p>760.0</text:p>
          </table:table-cell>
          <table:table-cell table:formula="of:=17/(15/[E10.$A20]+2/[E10.K20])" office:value-type="float" office:value="760" calcext:value-type="float">
            <text:p>760.0</text:p>
          </table:table-cell>
          <table:table-cell table:formula="of:=17/(15/[E10.$A20]+2/[E10.L20])" office:value-type="float" office:value="760" calcext:value-type="float">
            <text:p>760.0</text:p>
          </table:table-cell>
          <table:table-cell table:formula="of:=17/(15/[E10.$A20]+2/[E10.M20])" office:value-type="float" office:value="761.162968630451" calcext:value-type="float">
            <text:p>761.2</text:p>
          </table:table-cell>
          <table:table-cell table:formula="of:=17/(15/[E10.$A20]+2/[E10.N20])" office:value-type="float" office:value="763.41062079282" calcext:value-type="float">
            <text:p>763.4</text:p>
          </table:table-cell>
          <table:table-cell table:formula="of:=17/(15/[E10.$A20]+2/[E10.O20])" office:value-type="float" office:value="766.599131693198" calcext:value-type="float">
            <text:p>766.6</text:p>
          </table:table-cell>
          <table:table-cell table:formula="of:=17/(15/[E10.$A20]+2/[E10.P20])" office:value-type="float" office:value="770.540915395284" calcext:value-type="float">
            <text:p>770.5</text:p>
          </table:table-cell>
          <table:table-cell table:formula="of:=17/(15/[E10.$A20]+2/[E10.Q20])" office:value-type="float" office:value="775.029663810152" calcext:value-type="float">
            <text:p>775.0</text:p>
          </table:table-cell>
          <table:table-cell table:formula="of:=17/(15/[E10.$A20]+2/[E10.R20])" office:value-type="float" office:value="779.863098942128" calcext:value-type="float">
            <text:p>779.9</text:p>
          </table:table-cell>
          <table:table-cell table:formula="of:=17/(15/[E10.$A20]+2/[E10.S20])" office:value-type="float" office:value="784.859813084112" calcext:value-type="float">
            <text:p>784.9</text:p>
          </table:table-cell>
          <table:table-cell table:formula="of:=17/(15/[E10.$A20]+2/[E10.T20])" office:value-type="float" office:value="789.868995633188" calcext:value-type="float">
            <text:p>789.9</text:p>
          </table:table-cell>
          <table:table-cell table:formula="of:=17/(15/[E10.$A20]+2/[E10.U20])" office:value-type="float" office:value="794.773767158109" calcext:value-type="float">
            <text:p>794.8</text:p>
          </table:table-cell>
          <table:table-cell table:formula="of:=17/(15/[E10.$A20]+2/[E10.V20])" office:value-type="float" office:value="799.489844119036" calcext:value-type="float">
            <text:p>799.5</text:p>
          </table:table-cell>
          <table:table-cell table:formula="of:=17/(15/[E10.$A20]+2/[E10.W20])" office:value-type="float" office:value="803.96143733567" calcext:value-type="float">
            <text:p>804.0</text:p>
          </table:table-cell>
          <table:table-cell table:formula="of:=17/(15/[E10.$A20]+2/[E10.X20])" office:value-type="float" office:value="808.155970755483" calcext:value-type="float">
            <text:p>808.2</text:p>
          </table:table-cell>
          <table:table-cell table:formula="of:=17/(15/[E10.$A20]+2/[E10.Y20])" office:value-type="float" office:value="812.058712834023" calcext:value-type="float">
            <text:p>812.1</text:p>
          </table:table-cell>
          <table:table-cell table:formula="of:=17/(15/[E10.$A20]+2/[E10.Z20])" office:value-type="float" office:value="815.667945587722" calcext:value-type="float">
            <text:p>815.7</text:p>
          </table:table-cell>
          <table:table-cell table:formula="of:=17/(15/[E10.$A20]+2/[E10.AA20])" office:value-type="float" office:value="818.990944372575" calcext:value-type="float">
            <text:p>819.0</text:p>
          </table:table-cell>
          <table:table-cell table:formula="of:=17/(15/[E10.$A20]+2/[E10.AB20])" office:value-type="float" office:value="822.040816326531" calcext:value-type="float">
            <text:p>822.0</text:p>
          </table:table-cell>
          <table:table-cell table:formula="of:=17/(15/[E10.$A20]+2/[E10.AC20])" office:value-type="float" office:value="824.834123222749" calcext:value-type="float">
            <text:p>824.8</text:p>
          </table:table-cell>
          <table:table-cell table:formula="of:=17/(15/[E10.$A20]+2/[E10.AD20])" office:value-type="float" office:value="827.389162561576" calcext:value-type="float">
            <text:p>827.4</text:p>
          </table:table-cell>
          <table:table-cell table:formula="of:=17/(15/[E10.$A20]+2/[E10.AE20])" office:value-type="float" office:value="829.724770642202" calcext:value-type="float">
            <text:p>829.7</text:p>
          </table:table-cell>
          <table:table-cell table:formula="of:=17/(15/[E10.$A20]+2/[E10.AF20])" office:value-type="float" office:value="831.859522737506" calcext:value-type="float">
            <text:p>831.9</text:p>
          </table:table-cell>
          <table:table-cell table:formula="of:=17/(15/[E10.$A20]+2/[E10.AG20])" office:value-type="float" office:value="833.811225562329" calcext:value-type="float">
            <text:p>833.8</text:p>
          </table:table-cell>
          <table:table-cell table:formula="of:=17/(15/[E10.$A20]+2/[E10.AH20])" office:value-type="float" office:value="835.596618832318" calcext:value-type="float">
            <text:p>835.6</text:p>
          </table:table-cell>
          <table:table-cell table:formula="of:=17/(15/[E10.$A20]+2/[E10.AI20])" office:value-type="float" office:value="837.231222385862" calcext:value-type="float">
            <text:p>837.2</text:p>
          </table:table-cell>
          <table:table-cell table:formula="of:=17/(15/[E10.$A20]+2/[E10.AJ20])" office:value-type="float" office:value="838.729281767956" calcext:value-type="float">
            <text:p>838.7</text:p>
          </table:table-cell>
          <table:table-cell table:formula="of:=17/(15/[E10.$A20]+2/[E10.AK20])" office:value-type="float" office:value="840.103778174153" calcext:value-type="float">
            <text:p>840.1</text:p>
          </table:table-cell>
          <table:table-cell table:formula="of:=17/(15/[E10.$A20]+2/[E10.AL20])" office:value-type="float" office:value="841.366478572518" calcext:value-type="float">
            <text:p>841.4</text:p>
          </table:table-cell>
          <table:table-cell table:formula="of:=17/(15/[E10.$A20]+2/[E10.AM20])" office:value-type="float" office:value="842.528009192761" calcext:value-type="float">
            <text:p>842.5</text:p>
          </table:table-cell>
          <table:table-cell table:formula="of:=17/(15/[E10.$A20]+2/[E10.AN20])" office:value-type="float" office:value="843.597940937415" calcext:value-type="float">
            <text:p>843.6</text:p>
          </table:table-cell>
          <table:table-cell table:formula="of:=17/(15/[E10.$A20]+2/[E10.AO20])" office:value-type="float" office:value="844.584879109633" calcext:value-type="float">
            <text:p>844.6</text:p>
          </table:table-cell>
          <table:table-cell table:formula="of:=17/(15/[E10.$A20]+2/[E10.AP20])" office:value-type="float" office:value="845.496552558365" calcext:value-type="float">
            <text:p>845.5</text:p>
          </table:table-cell>
          <table:table-cell table:formula="of:=17/(15/[E10.$A20]+2/[E10.AQ20])" office:value-type="float" office:value="846.339899221255" calcext:value-type="float">
            <text:p>846.3</text:p>
          </table:table-cell>
          <table:table-cell table:formula="of:=17/(15/[E10.$A20]+2/[E10.AR20])" office:value-type="float" office:value="847.121146330873" calcext:value-type="float">
            <text:p>847.1</text:p>
          </table:table-cell>
          <table:table-cell table:formula="of:=17/(15/[E10.$A20]+2/[E10.AS20])" office:value-type="float" office:value="847.84588441331" calcext:value-type="float">
            <text:p>847.8</text:p>
          </table:table-cell>
          <table:table-cell table:formula="of:=17/(15/[E10.$A20]+2/[E10.AT20])" office:value-type="float" office:value="848.519134775374" calcext:value-type="float">
            <text:p>848.5</text:p>
          </table:table-cell>
          <table:table-cell table:formula="of:=17/(15/[E10.$A20]+2/[E10.AU20])" office:value-type="float" office:value="849.145410538075" calcext:value-type="float">
            <text:p>849.1</text:p>
          </table:table-cell>
          <table:table-cell table:formula="of:=17/(15/[E10.$A20]+2/[E10.AV20])" office:value-type="float" office:value="849.728771494416" calcext:value-type="float">
            <text:p>849.7</text:p>
          </table:table-cell>
          <table:table-cell table:formula="of:=17/(15/[E10.$A20]+2/[E10.AW20])" office:value-type="float" office:value="850.272873194222" calcext:value-type="float">
            <text:p>850.3</text:p>
          </table:table-cell>
          <table:table-cell table:formula="of:=17/(15/[E10.$A20]+2/[E10.AX20])" office:value-type="float" office:value="850.781010719755" calcext:value-type="float">
            <text:p>850.8</text:p>
          </table:table-cell>
          <table:table-cell table:formula="of:=17/(15/[E10.$A20]+2/[E10.AY20])" office:value-type="float" office:value="851.256157635468" calcext:value-type="float">
            <text:p>851.3</text:p>
          </table:table-cell>
          <table:table-cell table:formula="of:=17/(15/[E10.$A20]+2/[E10.AZ20])" office:value-type="float" office:value="851.701000588582" calcext:value-type="float">
            <text:p>851.7</text:p>
          </table:table-cell>
          <table:table-cell table:number-columns-repeated="972"/>
        </table:table-row>
        <table:table-row table:style-name="ro4">
          <table:table-cell office:value-type="float" office:value="780" calcext:value-type="float">
            <text:p>780.0</text:p>
          </table:table-cell>
          <table:table-cell table:formula="of:=17/(15/[E10.$A21]+2/[E10.B21])" office:value-type="float" office:value="780" calcext:value-type="float">
            <text:p>780.0</text:p>
          </table:table-cell>
          <table:table-cell table:formula="of:=17/(15/[E10.$A21]+2/[E10.C21])" office:value-type="float" office:value="780" calcext:value-type="float">
            <text:p>780.0</text:p>
          </table:table-cell>
          <table:table-cell table:formula="of:=17/(15/[E10.$A21]+2/[E10.D21])" office:value-type="float" office:value="780" calcext:value-type="float">
            <text:p>780.0</text:p>
          </table:table-cell>
          <table:table-cell table:formula="of:=17/(15/[E10.$A21]+2/[E10.E21])" office:value-type="float" office:value="780" calcext:value-type="float">
            <text:p>780.0</text:p>
          </table:table-cell>
          <table:table-cell table:formula="of:=17/(15/[E10.$A21]+2/[E10.F21])" office:value-type="float" office:value="780" calcext:value-type="float">
            <text:p>780.0</text:p>
          </table:table-cell>
          <table:table-cell table:formula="of:=17/(15/[E10.$A21]+2/[E10.G21])" office:value-type="float" office:value="780" calcext:value-type="float">
            <text:p>780.0</text:p>
          </table:table-cell>
          <table:table-cell table:formula="of:=17/(15/[E10.$A21]+2/[E10.H21])" office:value-type="float" office:value="780" calcext:value-type="float">
            <text:p>780.0</text:p>
          </table:table-cell>
          <table:table-cell table:formula="of:=17/(15/[E10.$A21]+2/[E10.I21])" office:value-type="float" office:value="780" calcext:value-type="float">
            <text:p>780.0</text:p>
          </table:table-cell>
          <table:table-cell table:formula="of:=17/(15/[E10.$A21]+2/[E10.J21])" office:value-type="float" office:value="780" calcext:value-type="float">
            <text:p>780.0</text:p>
          </table:table-cell>
          <table:table-cell table:formula="of:=17/(15/[E10.$A21]+2/[E10.K21])" office:value-type="float" office:value="780" calcext:value-type="float">
            <text:p>780.0</text:p>
          </table:table-cell>
          <table:table-cell table:formula="of:=17/(15/[E10.$A21]+2/[E10.L21])" office:value-type="float" office:value="780" calcext:value-type="float">
            <text:p>780.0</text:p>
          </table:table-cell>
          <table:table-cell table:formula="of:=17/(15/[E10.$A21]+2/[E10.M21])" office:value-type="float" office:value="781.163310961969" calcext:value-type="float">
            <text:p>781.2</text:p>
          </table:table-cell>
          <table:table-cell table:formula="of:=17/(15/[E10.$A21]+2/[E10.N21])" office:value-type="float" office:value="783.413566739606" calcext:value-type="float">
            <text:p>783.4</text:p>
          </table:table-cell>
          <table:table-cell table:formula="of:=17/(15/[E10.$A21]+2/[E10.O21])" office:value-type="float" office:value="786.610169491526" calcext:value-type="float">
            <text:p>786.6</text:p>
          </table:table-cell>
          <table:table-cell table:formula="of:=17/(15/[E10.$A21]+2/[E10.P21])" office:value-type="float" office:value="790.569105691057" calcext:value-type="float">
            <text:p>790.6</text:p>
          </table:table-cell>
          <table:table-cell table:formula="of:=17/(15/[E10.$A21]+2/[E10.Q21])" office:value-type="float" office:value="795.087040618956" calcext:value-type="float">
            <text:p>795.1</text:p>
          </table:table-cell>
          <table:table-cell table:formula="of:=17/(15/[E10.$A21]+2/[E10.R21])" office:value-type="float" office:value="799.963436928702" calcext:value-type="float">
            <text:p>800.0</text:p>
          </table:table-cell>
          <table:table-cell table:formula="of:=17/(15/[E10.$A21]+2/[E10.S21])" office:value-type="float" office:value="805.017182130584" calcext:value-type="float">
            <text:p>805.0</text:p>
          </table:table-cell>
          <table:table-cell table:formula="of:=17/(15/[E10.$A21]+2/[E10.T21])" office:value-type="float" office:value="810.096463022508" calcext:value-type="float">
            <text:p>810.1</text:p>
          </table:table-cell>
          <table:table-cell table:formula="of:=17/(15/[E10.$A21]+2/[E10.U21])" office:value-type="float" office:value="815.082458770615" calcext:value-type="float">
            <text:p>815.1</text:p>
          </table:table-cell>
          <table:table-cell table:formula="of:=17/(15/[E10.$A21]+2/[E10.V21])" office:value-type="float" office:value="819.888423988842" calcext:value-type="float">
            <text:p>819.9</text:p>
          </table:table-cell>
          <table:table-cell table:formula="of:=17/(15/[E10.$A21]+2/[E10.W21])" office:value-type="float" office:value="824.455958549223" calcext:value-type="float">
            <text:p>824.5</text:p>
          </table:table-cell>
          <table:table-cell table:formula="of:=17/(15/[E10.$A21]+2/[E10.X21])" office:value-type="float" office:value="828.75" calcext:value-type="float">
            <text:p>828.8</text:p>
          </table:table-cell>
          <table:table-cell table:formula="of:=17/(15/[E10.$A21]+2/[E10.Y21])" office:value-type="float" office:value="832.753623188406" calcext:value-type="float">
            <text:p>832.8</text:p>
          </table:table-cell>
          <table:table-cell table:formula="of:=17/(15/[E10.$A21]+2/[E10.Z21])" office:value-type="float" office:value="836.4632885212" calcext:value-type="float">
            <text:p>836.5</text:p>
          </table:table-cell>
          <table:table-cell table:formula="of:=17/(15/[E10.$A21]+2/[E10.AA21])" office:value-type="float" office:value="839.884836852207" calcext:value-type="float">
            <text:p>839.9</text:p>
          </table:table-cell>
          <table:table-cell table:formula="of:=17/(15/[E10.$A21]+2/[E10.AB21])" office:value-type="float" office:value="843.030303030303" calcext:value-type="float">
            <text:p>843.0</text:p>
          </table:table-cell>
          <table:table-cell table:formula="of:=17/(15/[E10.$A21]+2/[E10.AC21])" office:value-type="float" office:value="845.915492957746" calcext:value-type="float">
            <text:p>845.9</text:p>
          </table:table-cell>
          <table:table-cell table:formula="of:=17/(15/[E10.$A21]+2/[E10.AD21])" office:value-type="float" office:value="848.558211256746" calcext:value-type="float">
            <text:p>848.6</text:p>
          </table:table-cell>
          <table:table-cell table:formula="of:=17/(15/[E10.$A21]+2/[E10.AE21])" office:value-type="float" office:value="850.977011494253" calcext:value-type="float">
            <text:p>851.0</text:p>
          </table:table-cell>
          <table:table-cell table:formula="of:=17/(15/[E10.$A21]+2/[E10.AF21])" office:value-type="float" office:value="853.190348525469" calcext:value-type="float">
            <text:p>853.2</text:p>
          </table:table-cell>
          <table:table-cell table:formula="of:=17/(15/[E10.$A21]+2/[E10.AG21])" office:value-type="float" office:value="855.216030056356" calcext:value-type="float">
            <text:p>855.2</text:p>
          </table:table-cell>
          <table:table-cell table:formula="of:=17/(15/[E10.$A21]+2/[E10.AH21])" office:value-type="float" office:value="857.070884592853" calcext:value-type="float">
            <text:p>857.1</text:p>
          </table:table-cell>
          <table:table-cell table:formula="of:=17/(15/[E10.$A21]+2/[E10.AI21])" office:value-type="float" office:value="858.770581778266" calcext:value-type="float">
            <text:p>858.8</text:p>
          </table:table-cell>
          <table:table-cell table:formula="of:=17/(15/[E10.$A21]+2/[E10.AJ21])" office:value-type="float" office:value="860.329557157569" calcext:value-type="float">
            <text:p>860.3</text:p>
          </table:table-cell>
          <table:table-cell table:formula="of:=17/(15/[E10.$A21]+2/[E10.AK21])" office:value-type="float" office:value="861.761006289308" calcext:value-type="float">
            <text:p>861.8</text:p>
          </table:table-cell>
          <table:table-cell table:formula="of:=17/(15/[E10.$A21]+2/[E10.AL21])" office:value-type="float" office:value="863.076923076923" calcext:value-type="float">
            <text:p>863.1</text:p>
          </table:table-cell>
          <table:table-cell table:formula="of:=17/(15/[E10.$A21]+2/[E10.AM21])" office:value-type="float" office:value="864.288164665523" calcext:value-type="float">
            <text:p>864.3</text:p>
          </table:table-cell>
          <table:table-cell table:formula="of:=17/(15/[E10.$A21]+2/[E10.AN21])" office:value-type="float" office:value="865.404530744337" calcext:value-type="float">
            <text:p>865.4</text:p>
          </table:table-cell>
          <table:table-cell table:formula="of:=17/(15/[E10.$A21]+2/[E10.AO21])" office:value-type="float" office:value="866.434849063814" calcext:value-type="float">
            <text:p>866.4</text:p>
          </table:table-cell>
          <table:table-cell table:formula="of:=17/(15/[E10.$A21]+2/[E10.AP21])" office:value-type="float" office:value="867.387061799783" calcext:value-type="float">
            <text:p>867.4</text:p>
          </table:table-cell>
          <table:table-cell table:formula="of:=17/(15/[E10.$A21]+2/[E10.AQ21])" office:value-type="float" office:value="868.268309377139" calcext:value-type="float">
            <text:p>868.3</text:p>
          </table:table-cell>
          <table:table-cell table:formula="of:=17/(15/[E10.$A21]+2/[E10.AR21])" office:value-type="float" office:value="869.085009733939" calcext:value-type="float">
            <text:p>869.1</text:p>
          </table:table-cell>
          <table:table-cell table:formula="of:=17/(15/[E10.$A21]+2/[E10.AS21])" office:value-type="float" office:value="869.842931937173" calcext:value-type="float">
            <text:p>869.8</text:p>
          </table:table-cell>
          <table:table-cell table:formula="of:=17/(15/[E10.$A21]+2/[E10.AT21])" office:value-type="float" office:value="870.547263681592" calcext:value-type="float">
            <text:p>870.5</text:p>
          </table:table-cell>
          <table:table-cell table:formula="of:=17/(15/[E10.$A21]+2/[E10.AU21])" office:value-type="float" office:value="871.202672605791" calcext:value-type="float">
            <text:p>871.2</text:p>
          </table:table-cell>
          <table:table-cell table:formula="of:=17/(15/[E10.$A21]+2/[E10.AV21])" office:value-type="float" office:value="871.813361611877" calcext:value-type="float">
            <text:p>871.8</text:p>
          </table:table-cell>
          <table:table-cell table:formula="of:=17/(15/[E10.$A21]+2/[E10.AW21])" office:value-type="float" office:value="872.383118524134" calcext:value-type="float">
            <text:p>872.4</text:p>
          </table:table-cell>
          <table:table-cell table:formula="of:=17/(15/[E10.$A21]+2/[E10.AX21])" office:value-type="float" office:value="872.915360501568" calcext:value-type="float">
            <text:p>872.9</text:p>
          </table:table-cell>
          <table:table-cell table:formula="of:=17/(15/[E10.$A21]+2/[E10.AY21])" office:value-type="float" office:value="873.413173652695" calcext:value-type="float">
            <text:p>873.4</text:p>
          </table:table-cell>
          <table:table-cell table:formula="of:=17/(15/[E10.$A21]+2/[E10.AZ21])" office:value-type="float" office:value="873.879348304711" calcext:value-type="float">
            <text:p>873.9</text:p>
          </table:table-cell>
          <table:table-cell table:number-columns-repeated="972"/>
        </table:table-row>
        <table:table-row table:style-name="ro4">
          <table:table-cell office:value-type="float" office:value="800" calcext:value-type="float">
            <text:p>800.0</text:p>
          </table:table-cell>
          <table:table-cell table:formula="of:=17/(15/[E10.$A22]+2/[E10.B22])" office:value-type="float" office:value="800" calcext:value-type="float">
            <text:p>800.0</text:p>
          </table:table-cell>
          <table:table-cell table:formula="of:=17/(15/[E10.$A22]+2/[E10.C22])" office:value-type="float" office:value="800" calcext:value-type="float">
            <text:p>800.0</text:p>
          </table:table-cell>
          <table:table-cell table:formula="of:=17/(15/[E10.$A22]+2/[E10.D22])" office:value-type="float" office:value="800" calcext:value-type="float">
            <text:p>800.0</text:p>
          </table:table-cell>
          <table:table-cell table:formula="of:=17/(15/[E10.$A22]+2/[E10.E22])" office:value-type="float" office:value="800" calcext:value-type="float">
            <text:p>800.0</text:p>
          </table:table-cell>
          <table:table-cell table:formula="of:=17/(15/[E10.$A22]+2/[E10.F22])" office:value-type="float" office:value="800" calcext:value-type="float">
            <text:p>800.0</text:p>
          </table:table-cell>
          <table:table-cell table:formula="of:=17/(15/[E10.$A22]+2/[E10.G22])" office:value-type="float" office:value="800" calcext:value-type="float">
            <text:p>800.0</text:p>
          </table:table-cell>
          <table:table-cell table:formula="of:=17/(15/[E10.$A22]+2/[E10.H22])" office:value-type="float" office:value="800" calcext:value-type="float">
            <text:p>800.0</text:p>
          </table:table-cell>
          <table:table-cell table:formula="of:=17/(15/[E10.$A22]+2/[E10.I22])" office:value-type="float" office:value="800" calcext:value-type="float">
            <text:p>800.0</text:p>
          </table:table-cell>
          <table:table-cell table:formula="of:=17/(15/[E10.$A22]+2/[E10.J22])" office:value-type="float" office:value="800" calcext:value-type="float">
            <text:p>800.0</text:p>
          </table:table-cell>
          <table:table-cell table:formula="of:=17/(15/[E10.$A22]+2/[E10.K22])" office:value-type="float" office:value="800" calcext:value-type="float">
            <text:p>800.0</text:p>
          </table:table-cell>
          <table:table-cell table:formula="of:=17/(15/[E10.$A22]+2/[E10.L22])" office:value-type="float" office:value="800" calcext:value-type="float">
            <text:p>800.0</text:p>
          </table:table-cell>
          <table:table-cell table:formula="of:=17/(15/[E10.$A22]+2/[E10.M22])" office:value-type="float" office:value="801.163636363636" calcext:value-type="float">
            <text:p>801.2</text:p>
          </table:table-cell>
          <table:table-cell table:formula="of:=17/(15/[E10.$A22]+2/[E10.N22])" office:value-type="float" office:value="803.416370106762" calcext:value-type="float">
            <text:p>803.4</text:p>
          </table:table-cell>
          <table:table-cell table:formula="of:=17/(15/[E10.$A22]+2/[E10.O22])" office:value-type="float" office:value="806.620689655172" calcext:value-type="float">
            <text:p>806.6</text:p>
          </table:table-cell>
          <table:table-cell table:formula="of:=17/(15/[E10.$A22]+2/[E10.P22])" office:value-type="float" office:value="810.596026490066" calcext:value-type="float">
            <text:p>810.6</text:p>
          </table:table-cell>
          <table:table-cell table:formula="of:=17/(15/[E10.$A22]+2/[E10.Q22])" office:value-type="float" office:value="815.141955835962" calcext:value-type="float">
            <text:p>815.1</text:p>
          </table:table-cell>
          <table:table-cell table:formula="of:=17/(15/[E10.$A22]+2/[E10.R22])" office:value-type="float" office:value="820.059701492538" calcext:value-type="float">
            <text:p>820.1</text:p>
          </table:table-cell>
          <table:table-cell table:formula="of:=17/(15/[E10.$A22]+2/[E10.S22])" office:value-type="float" office:value="825.168539325843" calcext:value-type="float">
            <text:p>825.2</text:p>
          </table:table-cell>
          <table:table-cell table:formula="of:=17/(15/[E10.$A22]+2/[E10.T22])" office:value-type="float" office:value="830.315789473684" calcext:value-type="float">
            <text:p>830.3</text:p>
          </table:table-cell>
          <table:table-cell table:formula="of:=17/(15/[E10.$A22]+2/[E10.U22])" office:value-type="float" office:value="835.380835380835" calcext:value-type="float">
            <text:p>835.4</text:p>
          </table:table-cell>
          <table:table-cell table:formula="of:=17/(15/[E10.$A22]+2/[E10.V22])" office:value-type="float" office:value="840.274599542334" calcext:value-type="float">
            <text:p>840.3</text:p>
          </table:table-cell>
          <table:table-cell table:formula="of:=17/(15/[E10.$A22]+2/[E10.W22])" office:value-type="float" office:value="844.936170212766" calcext:value-type="float">
            <text:p>844.9</text:p>
          </table:table-cell>
          <table:table-cell table:formula="of:=17/(15/[E10.$A22]+2/[E10.X22])" office:value-type="float" office:value="849.328063241107" calcext:value-type="float">
            <text:p>849.3</text:p>
          </table:table-cell>
          <table:table-cell table:formula="of:=17/(15/[E10.$A22]+2/[E10.Y22])" office:value-type="float" office:value="853.43119266055" calcext:value-type="float">
            <text:p>853.4</text:p>
          </table:table-cell>
          <table:table-cell table:formula="of:=17/(15/[E10.$A22]+2/[E10.Z22])" office:value-type="float" office:value="857.240204429302" calcext:value-type="float">
            <text:p>857.2</text:p>
          </table:table-cell>
          <table:table-cell table:formula="of:=17/(15/[E10.$A22]+2/[E10.AA22])" office:value-type="float" office:value="860.759493670886" calcext:value-type="float">
            <text:p>860.8</text:p>
          </table:table-cell>
          <table:table-cell table:formula="of:=17/(15/[E10.$A22]+2/[E10.AB22])" office:value-type="float" office:value="864" calcext:value-type="float">
            <text:p>864.0</text:p>
          </table:table-cell>
          <table:table-cell table:formula="of:=17/(15/[E10.$A22]+2/[E10.AC22])" office:value-type="float" office:value="866.976744186047" calcext:value-type="float">
            <text:p>867.0</text:p>
          </table:table-cell>
          <table:table-cell table:formula="of:=17/(15/[E10.$A22]+2/[E10.AD22])" office:value-type="float" office:value="869.707006369427" calcext:value-type="float">
            <text:p>869.7</text:p>
          </table:table-cell>
          <table:table-cell table:formula="of:=17/(15/[E10.$A22]+2/[E10.AE22])" office:value-type="float" office:value="872.209026128266" calcext:value-type="float">
            <text:p>872.2</text:p>
          </table:table-cell>
          <table:table-cell table:formula="of:=17/(15/[E10.$A22]+2/[E10.AF22])" office:value-type="float" office:value="874.50110864745" calcext:value-type="float">
            <text:p>874.5</text:p>
          </table:table-cell>
          <table:table-cell table:formula="of:=17/(15/[E10.$A22]+2/[E10.AG22])" office:value-type="float" office:value="876.60103626943" calcext:value-type="float">
            <text:p>876.6</text:p>
          </table:table-cell>
          <table:table-cell table:formula="of:=17/(15/[E10.$A22]+2/[E10.AH22])" office:value-type="float" office:value="878.525703200776" calcext:value-type="float">
            <text:p>878.5</text:p>
          </table:table-cell>
          <table:table-cell table:formula="of:=17/(15/[E10.$A22]+2/[E10.AI22])" office:value-type="float" office:value="880.290909090909" calcext:value-type="float">
            <text:p>880.3</text:p>
          </table:table-cell>
          <table:table-cell table:formula="of:=17/(15/[E10.$A22]+2/[E10.AJ22])" office:value-type="float" office:value="881.911262798635" calcext:value-type="float">
            <text:p>881.9</text:p>
          </table:table-cell>
          <table:table-cell table:formula="of:=17/(15/[E10.$A22]+2/[E10.AK22])" office:value-type="float" office:value="883.400160384924" calcext:value-type="float">
            <text:p>883.4</text:p>
          </table:table-cell>
          <table:table-cell table:formula="of:=17/(15/[E10.$A22]+2/[E10.AL22])" office:value-type="float" office:value="884.769811320755" calcext:value-type="float">
            <text:p>884.8</text:p>
          </table:table-cell>
          <table:table-cell table:formula="of:=17/(15/[E10.$A22]+2/[E10.AM22])" office:value-type="float" office:value="886.031294452347" calcext:value-type="float">
            <text:p>886.0</text:p>
          </table:table-cell>
          <table:table-cell table:formula="of:=17/(15/[E10.$A22]+2/[E10.AN22])" office:value-type="float" office:value="887.194630872483" calcext:value-type="float">
            <text:p>887.2</text:p>
          </table:table-cell>
          <table:table-cell table:formula="of:=17/(15/[E10.$A22]+2/[E10.AO22])" office:value-type="float" office:value="888.268864933418" calcext:value-type="float">
            <text:p>888.3</text:p>
          </table:table-cell>
          <table:table-cell table:formula="of:=17/(15/[E10.$A22]+2/[E10.AP22])" office:value-type="float" office:value="889.262147570486" calcext:value-type="float">
            <text:p>889.3</text:p>
          </table:table-cell>
          <table:table-cell table:formula="of:=17/(15/[E10.$A22]+2/[E10.AQ22])" office:value-type="float" office:value="890.181818181818" calcext:value-type="float">
            <text:p>890.2</text:p>
          </table:table-cell>
          <table:table-cell table:formula="of:=17/(15/[E10.$A22]+2/[E10.AR22])" office:value-type="float" office:value="891.034482758621" calcext:value-type="float">
            <text:p>891.0</text:p>
          </table:table-cell>
          <table:table-cell table:formula="of:=17/(15/[E10.$A22]+2/[E10.AS22])" office:value-type="float" office:value="891.826086956522" calcext:value-type="float">
            <text:p>891.8</text:p>
          </table:table-cell>
          <table:table-cell table:formula="of:=17/(15/[E10.$A22]+2/[E10.AT22])" office:value-type="float" office:value="892.561983471074" calcext:value-type="float">
            <text:p>892.6</text:p>
          </table:table-cell>
          <table:table-cell table:formula="of:=17/(15/[E10.$A22]+2/[E10.AU22])" office:value-type="float" office:value="893.246993524514" calcext:value-type="float">
            <text:p>893.2</text:p>
          </table:table-cell>
          <table:table-cell table:formula="of:=17/(15/[E10.$A22]+2/[E10.AV22])" office:value-type="float" office:value="893.885462555066" calcext:value-type="float">
            <text:p>893.9</text:p>
          </table:table-cell>
          <table:table-cell table:formula="of:=17/(15/[E10.$A22]+2/[E10.AW22])" office:value-type="float" office:value="894.481310373793" calcext:value-type="float">
            <text:p>894.5</text:p>
          </table:table-cell>
          <table:table-cell table:formula="of:=17/(15/[E10.$A22]+2/[E10.AX22])" office:value-type="float" office:value="895.038076152305" calcext:value-type="float">
            <text:p>895.0</text:p>
          </table:table-cell>
          <table:table-cell table:formula="of:=17/(15/[E10.$A22]+2/[E10.AY22])" office:value-type="float" office:value="895.558958652374" calcext:value-type="float">
            <text:p>895.6</text:p>
          </table:table-cell>
          <table:table-cell table:formula="of:=17/(15/[E10.$A22]+2/[E10.AZ22])" office:value-type="float" office:value="896.046852122987" calcext:value-type="float">
            <text:p>896.0</text:p>
          </table:table-cell>
          <table:table-cell table:number-columns-repeated="972"/>
        </table:table-row>
        <table:table-row table:style-name="ro4">
          <table:table-cell office:value-type="float" office:value="820" calcext:value-type="float">
            <text:p>820.0</text:p>
          </table:table-cell>
          <table:table-cell table:formula="of:=17/(15/[E10.$A23]+2/[E10.B23])" office:value-type="float" office:value="820" calcext:value-type="float">
            <text:p>820.0</text:p>
          </table:table-cell>
          <table:table-cell table:formula="of:=17/(15/[E10.$A23]+2/[E10.C23])" office:value-type="float" office:value="820" calcext:value-type="float">
            <text:p>820.0</text:p>
          </table:table-cell>
          <table:table-cell table:formula="of:=17/(15/[E10.$A23]+2/[E10.D23])" office:value-type="float" office:value="820" calcext:value-type="float">
            <text:p>820.0</text:p>
          </table:table-cell>
          <table:table-cell table:formula="of:=17/(15/[E10.$A23]+2/[E10.E23])" office:value-type="float" office:value="820" calcext:value-type="float">
            <text:p>820.0</text:p>
          </table:table-cell>
          <table:table-cell table:formula="of:=17/(15/[E10.$A23]+2/[E10.F23])" office:value-type="float" office:value="820" calcext:value-type="float">
            <text:p>820.0</text:p>
          </table:table-cell>
          <table:table-cell table:formula="of:=17/(15/[E10.$A23]+2/[E10.G23])" office:value-type="float" office:value="820" calcext:value-type="float">
            <text:p>820.0</text:p>
          </table:table-cell>
          <table:table-cell table:formula="of:=17/(15/[E10.$A23]+2/[E10.H23])" office:value-type="float" office:value="820" calcext:value-type="float">
            <text:p>820.0</text:p>
          </table:table-cell>
          <table:table-cell table:formula="of:=17/(15/[E10.$A23]+2/[E10.I23])" office:value-type="float" office:value="820" calcext:value-type="float">
            <text:p>820.0</text:p>
          </table:table-cell>
          <table:table-cell table:formula="of:=17/(15/[E10.$A23]+2/[E10.J23])" office:value-type="float" office:value="820" calcext:value-type="float">
            <text:p>820.0</text:p>
          </table:table-cell>
          <table:table-cell table:formula="of:=17/(15/[E10.$A23]+2/[E10.K23])" office:value-type="float" office:value="820" calcext:value-type="float">
            <text:p>820.0</text:p>
          </table:table-cell>
          <table:table-cell table:formula="of:=17/(15/[E10.$A23]+2/[E10.L23])" office:value-type="float" office:value="820" calcext:value-type="float">
            <text:p>820.0</text:p>
          </table:table-cell>
          <table:table-cell table:formula="of:=17/(15/[E10.$A23]+2/[E10.M23])" office:value-type="float" office:value="821.163946061036" calcext:value-type="float">
            <text:p>821.2</text:p>
          </table:table-cell>
          <table:table-cell table:formula="of:=17/(15/[E10.$A23]+2/[E10.N23])" office:value-type="float" office:value="823.419041000695" calcext:value-type="float">
            <text:p>823.4</text:p>
          </table:table-cell>
          <table:table-cell table:formula="of:=17/(15/[E10.$A23]+2/[E10.O23])" office:value-type="float" office:value="826.630727762803" calcext:value-type="float">
            <text:p>826.6</text:p>
          </table:table-cell>
          <table:table-cell table:formula="of:=17/(15/[E10.$A23]+2/[E10.P23])" office:value-type="float" office:value="830.621761658031" calcext:value-type="float">
            <text:p>830.6</text:p>
          </table:table-cell>
          <table:table-cell table:formula="of:=17/(15/[E10.$A23]+2/[E10.Q23])" office:value-type="float" office:value="835.194564546016" calcext:value-type="float">
            <text:p>835.2</text:p>
          </table:table-cell>
          <table:table-cell table:formula="of:=17/(15/[E10.$A23]+2/[E10.R23])" office:value-type="float" office:value="840.152135751902" calcext:value-type="float">
            <text:p>840.2</text:p>
          </table:table-cell>
          <table:table-cell table:formula="of:=17/(15/[E10.$A23]+2/[E10.S23])" office:value-type="float" office:value="845.314222712238" calcext:value-type="float">
            <text:p>845.3</text:p>
          </table:table-cell>
          <table:table-cell table:formula="of:=17/(15/[E10.$A23]+2/[E10.T23])" office:value-type="float" office:value="850.52740434333" calcext:value-type="float">
            <text:p>850.5</text:p>
          </table:table-cell>
          <table:table-cell table:formula="of:=17/(15/[E10.$A23]+2/[E10.U23])" office:value-type="float" office:value="855.669405509908" calcext:value-type="float">
            <text:p>855.7</text:p>
          </table:table-cell>
          <table:table-cell table:formula="of:=17/(15/[E10.$A23]+2/[E10.V23])" office:value-type="float" office:value="860.648940964398" calcext:value-type="float">
            <text:p>860.6</text:p>
          </table:table-cell>
          <table:table-cell table:formula="of:=17/(15/[E10.$A23]+2/[E10.W23])" office:value-type="float" office:value="865.402684563758" calcext:value-type="float">
            <text:p>865.4</text:p>
          </table:table-cell>
          <table:table-cell table:formula="of:=17/(15/[E10.$A23]+2/[E10.X23])" office:value-type="float" office:value="869.890795631825" calcext:value-type="float">
            <text:p>869.9</text:p>
          </table:table-cell>
          <table:table-cell table:formula="of:=17/(15/[E10.$A23]+2/[E10.Y23])" office:value-type="float" office:value="874.092062341428" calcext:value-type="float">
            <text:p>874.1</text:p>
          </table:table-cell>
          <table:table-cell table:formula="of:=17/(15/[E10.$A23]+2/[E10.Z23])" office:value-type="float" office:value="877.999326372516" calcext:value-type="float">
            <text:p>878.0</text:p>
          </table:table-cell>
          <table:table-cell table:formula="of:=17/(15/[E10.$A23]+2/[E10.AA23])" office:value-type="float" office:value="881.615529117095" calcext:value-type="float">
            <text:p>881.6</text:p>
          </table:table-cell>
          <table:table-cell table:formula="of:=17/(15/[E10.$A23]+2/[E10.AB23])" office:value-type="float" office:value="884.950495049505" calcext:value-type="float">
            <text:p>885.0</text:p>
          </table:table-cell>
          <table:table-cell table:formula="of:=17/(15/[E10.$A23]+2/[E10.AC23])" office:value-type="float" office:value="888.018433179724" calcext:value-type="float">
            <text:p>888.0</text:p>
          </table:table-cell>
          <table:table-cell table:formula="of:=17/(15/[E10.$A23]+2/[E10.AD23])" office:value-type="float" office:value="890.836069714575" calcext:value-type="float">
            <text:p>890.8</text:p>
          </table:table-cell>
          <table:table-cell table:formula="of:=17/(15/[E10.$A23]+2/[E10.AE23])" office:value-type="float" office:value="893.421300659755" calcext:value-type="float">
            <text:p>893.4</text:p>
          </table:table-cell>
          <table:table-cell table:formula="of:=17/(15/[E10.$A23]+2/[E10.AF23])" office:value-type="float" office:value="895.792253521127" calcext:value-type="float">
            <text:p>895.8</text:p>
          </table:table-cell>
          <table:table-cell table:formula="of:=17/(15/[E10.$A23]+2/[E10.AG23])" office:value-type="float" office:value="897.966659806545" calcext:value-type="float">
            <text:p>898.0</text:p>
          </table:table-cell>
          <table:table-cell table:formula="of:=17/(15/[E10.$A23]+2/[E10.AH23])" office:value-type="float" office:value="899.961456928117" calcext:value-type="float">
            <text:p>900.0</text:p>
          </table:table-cell>
          <table:table-cell table:formula="of:=17/(15/[E10.$A23]+2/[E10.AI23])" office:value-type="float" office:value="901.792555113842" calcext:value-type="float">
            <text:p>901.8</text:p>
          </table:table-cell>
          <table:table-cell table:formula="of:=17/(15/[E10.$A23]+2/[E10.AJ23])" office:value-type="float" office:value="903.474720054292" calcext:value-type="float">
            <text:p>903.5</text:p>
          </table:table-cell>
          <table:table-cell table:formula="of:=17/(15/[E10.$A23]+2/[E10.AK23])" office:value-type="float" office:value="905.021534535014" calcext:value-type="float">
            <text:p>905.0</text:p>
          </table:table-cell>
          <table:table-cell table:formula="of:=17/(15/[E10.$A23]+2/[E10.AL23])" office:value-type="float" office:value="906.445412224058" calcext:value-type="float">
            <text:p>906.4</text:p>
          </table:table-cell>
          <table:table-cell table:formula="of:=17/(15/[E10.$A23]+2/[E10.AM23])" office:value-type="float" office:value="907.757644394111" calcext:value-type="float">
            <text:p>907.8</text:p>
          </table:table-cell>
          <table:table-cell table:formula="of:=17/(15/[E10.$A23]+2/[E10.AN23])" office:value-type="float" office:value="908.96846606093" calcext:value-type="float">
            <text:p>909.0</text:p>
          </table:table-cell>
          <table:table-cell table:formula="of:=17/(15/[E10.$A23]+2/[E10.AO23])" office:value-type="float" office:value="910.087132213663" calcext:value-type="float">
            <text:p>910.1</text:p>
          </table:table-cell>
          <table:table-cell table:formula="of:=17/(15/[E10.$A23]+2/[E10.AP23])" office:value-type="float" office:value="911.121997849206" calcext:value-type="float">
            <text:p>911.1</text:p>
          </table:table-cell>
          <table:table-cell table:formula="of:=17/(15/[E10.$A23]+2/[E10.AQ23])" office:value-type="float" office:value="912.08059769074" calcext:value-type="float">
            <text:p>912.1</text:p>
          </table:table-cell>
          <table:table-cell table:formula="of:=17/(15/[E10.$A23]+2/[E10.AR23])" office:value-type="float" office:value="912.969722997638" calcext:value-type="float">
            <text:p>913.0</text:p>
          </table:table-cell>
          <table:table-cell table:formula="of:=17/(15/[E10.$A23]+2/[E10.AS23])" office:value-type="float" office:value="913.795493934142" calcext:value-type="float">
            <text:p>913.8</text:p>
          </table:table-cell>
          <table:table-cell table:formula="of:=17/(15/[E10.$A23]+2/[E10.AT23])" office:value-type="float" office:value="914.563426688633" calcext:value-type="float">
            <text:p>914.6</text:p>
          </table:table-cell>
          <table:table-cell table:formula="of:=17/(15/[E10.$A23]+2/[E10.AU23])" office:value-type="float" office:value="915.278495020288" calcext:value-type="float">
            <text:p>915.3</text:p>
          </table:table-cell>
          <table:table-cell table:formula="of:=17/(15/[E10.$A23]+2/[E10.AV23])" office:value-type="float" office:value="915.945186226283" calcext:value-type="float">
            <text:p>915.9</text:p>
          </table:table-cell>
          <table:table-cell table:formula="of:=17/(15/[E10.$A23]+2/[E10.AW23])" office:value-type="float" office:value="916.56755172125" calcext:value-type="float">
            <text:p>916.6</text:p>
          </table:table-cell>
          <table:table-cell table:formula="of:=17/(15/[E10.$A23]+2/[E10.AX23])" office:value-type="float" office:value="917.149252538172" calcext:value-type="float">
            <text:p>917.1</text:p>
          </table:table-cell>
          <table:table-cell table:formula="of:=17/(15/[E10.$A23]+2/[E10.AY23])" office:value-type="float" office:value="917.693600122194" calcext:value-type="float">
            <text:p>917.7</text:p>
          </table:table-cell>
          <table:table-cell table:formula="of:=17/(15/[E10.$A23]+2/[E10.AZ23])" office:value-type="float" office:value="918.203592814371" calcext:value-type="float">
            <text:p>918.2</text:p>
          </table:table-cell>
          <table:table-cell table:number-columns-repeated="972"/>
        </table:table-row>
        <table:table-row table:style-name="ro4">
          <table:table-cell office:value-type="float" office:value="840" calcext:value-type="float">
            <text:p>840.0</text:p>
          </table:table-cell>
          <table:table-cell table:formula="of:=17/(15/[E10.$A24]+2/[E10.B24])" office:value-type="float" office:value="840" calcext:value-type="float">
            <text:p>840.0</text:p>
          </table:table-cell>
          <table:table-cell table:formula="of:=17/(15/[E10.$A24]+2/[E10.C24])" office:value-type="float" office:value="840" calcext:value-type="float">
            <text:p>840.0</text:p>
          </table:table-cell>
          <table:table-cell table:formula="of:=17/(15/[E10.$A24]+2/[E10.D24])" office:value-type="float" office:value="840" calcext:value-type="float">
            <text:p>840.0</text:p>
          </table:table-cell>
          <table:table-cell table:formula="of:=17/(15/[E10.$A24]+2/[E10.E24])" office:value-type="float" office:value="840" calcext:value-type="float">
            <text:p>840.0</text:p>
          </table:table-cell>
          <table:table-cell table:formula="of:=17/(15/[E10.$A24]+2/[E10.F24])" office:value-type="float" office:value="840" calcext:value-type="float">
            <text:p>840.0</text:p>
          </table:table-cell>
          <table:table-cell table:formula="of:=17/(15/[E10.$A24]+2/[E10.G24])" office:value-type="float" office:value="840" calcext:value-type="float">
            <text:p>840.0</text:p>
          </table:table-cell>
          <table:table-cell table:formula="of:=17/(15/[E10.$A24]+2/[E10.H24])" office:value-type="float" office:value="840" calcext:value-type="float">
            <text:p>840.0</text:p>
          </table:table-cell>
          <table:table-cell table:formula="of:=17/(15/[E10.$A24]+2/[E10.I24])" office:value-type="float" office:value="840" calcext:value-type="float">
            <text:p>840.0</text:p>
          </table:table-cell>
          <table:table-cell table:formula="of:=17/(15/[E10.$A24]+2/[E10.J24])" office:value-type="float" office:value="840" calcext:value-type="float">
            <text:p>840.0</text:p>
          </table:table-cell>
          <table:table-cell table:formula="of:=17/(15/[E10.$A24]+2/[E10.K24])" office:value-type="float" office:value="840" calcext:value-type="float">
            <text:p>840.0</text:p>
          </table:table-cell>
          <table:table-cell table:formula="of:=17/(15/[E10.$A24]+2/[E10.L24])" office:value-type="float" office:value="840" calcext:value-type="float">
            <text:p>840.0</text:p>
          </table:table-cell>
          <table:table-cell table:formula="of:=17/(15/[E10.$A24]+2/[E10.M24])" office:value-type="float" office:value="841.164241164241" calcext:value-type="float">
            <text:p>841.2</text:p>
          </table:table-cell>
          <table:table-cell table:formula="of:=17/(15/[E10.$A24]+2/[E10.N24])" office:value-type="float" office:value="843.421588594705" calcext:value-type="float">
            <text:p>843.4</text:p>
          </table:table-cell>
          <table:table-cell table:formula="of:=17/(15/[E10.$A24]+2/[E10.O24])" office:value-type="float" office:value="846.640316205534" calcext:value-type="float">
            <text:p>846.6</text:p>
          </table:table-cell>
          <table:table-cell table:formula="of:=17/(15/[E10.$A24]+2/[E10.P24])" office:value-type="float" office:value="850.6463878327" calcext:value-type="float">
            <text:p>850.6</text:p>
          </table:table-cell>
          <table:table-cell table:formula="of:=17/(15/[E10.$A24]+2/[E10.Q24])" office:value-type="float" office:value="855.24500907441" calcext:value-type="float">
            <text:p>855.2</text:p>
          </table:table-cell>
          <table:table-cell table:formula="of:=17/(15/[E10.$A24]+2/[E10.R24])" office:value-type="float" office:value="860.240963855422" calcext:value-type="float">
            <text:p>860.2</text:p>
          </table:table-cell>
          <table:table-cell table:formula="of:=17/(15/[E10.$A24]+2/[E10.S24])" office:value-type="float" office:value="865.454545454545" calcext:value-type="float">
            <text:p>865.5</text:p>
          </table:table-cell>
          <table:table-cell table:formula="of:=17/(15/[E10.$A24]+2/[E10.T24])" office:value-type="float" office:value="870.731707317073" calcext:value-type="float">
            <text:p>870.7</text:p>
          </table:table-cell>
          <table:table-cell table:formula="of:=17/(15/[E10.$A24]+2/[E10.U24])" office:value-type="float" office:value="875.948644793153" calcext:value-type="float">
            <text:p>875.9</text:p>
          </table:table-cell>
          <table:table-cell table:formula="of:=17/(15/[E10.$A24]+2/[E10.V24])" office:value-type="float" office:value="881.011984021305" calcext:value-type="float">
            <text:p>881.0</text:p>
          </table:table-cell>
          <table:table-cell table:formula="of:=17/(15/[E10.$A24]+2/[E10.W24])" office:value-type="float" office:value="885.856079404467" calcext:value-type="float">
            <text:p>885.9</text:p>
          </table:table-cell>
          <table:table-cell table:formula="of:=17/(15/[E10.$A24]+2/[E10.X24])" office:value-type="float" office:value="890.438799076212" calcext:value-type="float">
            <text:p>890.4</text:p>
          </table:table-cell>
          <table:table-cell table:formula="of:=17/(15/[E10.$A24]+2/[E10.Y24])" office:value-type="float" office:value="894.736842105263" calcext:value-type="float">
            <text:p>894.7</text:p>
          </table:table-cell>
          <table:table-cell table:formula="of:=17/(15/[E10.$A24]+2/[E10.Z24])" office:value-type="float" office:value="898.741258741259" calcext:value-type="float">
            <text:p>898.7</text:p>
          </table:table-cell>
          <table:table-cell table:formula="of:=17/(15/[E10.$A24]+2/[E10.AA24])" office:value-type="float" office:value="902.453531598513" calcext:value-type="float">
            <text:p>902.5</text:p>
          </table:table-cell>
          <table:table-cell table:formula="of:=17/(15/[E10.$A24]+2/[E10.AB24])" office:value-type="float" office:value="905.882352941177" calcext:value-type="float">
            <text:p>905.9</text:p>
          </table:table-cell>
          <table:table-cell table:formula="of:=17/(15/[E10.$A24]+2/[E10.AC24])" office:value-type="float" office:value="909.041095890411" calcext:value-type="float">
            <text:p>909.0</text:p>
          </table:table-cell>
          <table:table-cell table:formula="of:=17/(15/[E10.$A24]+2/[E10.AD24])" office:value-type="float" office:value="911.945905334335" calcext:value-type="float">
            <text:p>911.9</text:p>
          </table:table-cell>
          <table:table-cell table:formula="of:=17/(15/[E10.$A24]+2/[E10.AE24])" office:value-type="float" office:value="914.614305750351" calcext:value-type="float">
            <text:p>914.6</text:p>
          </table:table-cell>
          <table:table-cell table:formula="of:=17/(15/[E10.$A24]+2/[E10.AF24])" office:value-type="float" office:value="917.064220183486" calcext:value-type="float">
            <text:p>917.1</text:p>
          </table:table-cell>
          <table:table-cell table:formula="of:=17/(15/[E10.$A24]+2/[E10.AG24])" office:value-type="float" office:value="919.31330472103" calcext:value-type="float">
            <text:p>919.3</text:p>
          </table:table-cell>
          <table:table-cell table:formula="of:=17/(15/[E10.$A24]+2/[E10.AH24])" office:value-type="float" office:value="921.37851809305" calcext:value-type="float">
            <text:p>921.4</text:p>
          </table:table-cell>
          <table:table-cell table:formula="of:=17/(15/[E10.$A24]+2/[E10.AI24])" office:value-type="float" office:value="923.275862068966" calcext:value-type="float">
            <text:p>923.3</text:p>
          </table:table-cell>
          <table:table-cell table:formula="of:=17/(15/[E10.$A24]+2/[E10.AJ24])" office:value-type="float" office:value="925.02024291498" calcext:value-type="float">
            <text:p>925.0</text:p>
          </table:table-cell>
          <table:table-cell table:formula="of:=17/(15/[E10.$A24]+2/[E10.AK24])" office:value-type="float" office:value="926.625416468348" calcext:value-type="float">
            <text:p>926.6</text:p>
          </table:table-cell>
          <table:table-cell table:formula="of:=17/(15/[E10.$A24]+2/[E10.AL24])" office:value-type="float" office:value="928.103989242492" calcext:value-type="float">
            <text:p>928.1</text:p>
          </table:table-cell>
          <table:table-cell table:formula="of:=17/(15/[E10.$A24]+2/[E10.AM24])" office:value-type="float" office:value="929.467455621302" calcext:value-type="float">
            <text:p>929.5</text:p>
          </table:table-cell>
          <table:table-cell table:formula="of:=17/(15/[E10.$A24]+2/[E10.AN24])" office:value-type="float" office:value="930.72625698324" calcext:value-type="float">
            <text:p>930.7</text:p>
          </table:table-cell>
          <table:table-cell table:formula="of:=17/(15/[E10.$A24]+2/[E10.AO24])" office:value-type="float" office:value="931.889852885704" calcext:value-type="float">
            <text:p>931.9</text:p>
          </table:table-cell>
          <table:table-cell table:formula="of:=17/(15/[E10.$A24]+2/[E10.AP24])" office:value-type="float" office:value="932.966797572296" calcext:value-type="float">
            <text:p>933.0</text:p>
          </table:table-cell>
          <table:table-cell table:formula="of:=17/(15/[E10.$A24]+2/[E10.AQ24])" office:value-type="float" office:value="933.964817320704" calcext:value-type="float">
            <text:p>934.0</text:p>
          </table:table-cell>
          <table:table-cell table:formula="of:=17/(15/[E10.$A24]+2/[E10.AR24])" office:value-type="float" office:value="934.890885750963" calcext:value-type="float">
            <text:p>934.9</text:p>
          </table:table-cell>
          <table:table-cell table:formula="of:=17/(15/[E10.$A24]+2/[E10.AS24])" office:value-type="float" office:value="935.751295336788" calcext:value-type="float">
            <text:p>935.8</text:p>
          </table:table-cell>
          <table:table-cell table:formula="of:=17/(15/[E10.$A24]+2/[E10.AT24])" office:value-type="float" office:value="936.551724137931" calcext:value-type="float">
            <text:p>936.6</text:p>
          </table:table-cell>
          <table:table-cell table:formula="of:=17/(15/[E10.$A24]+2/[E10.AU24])" office:value-type="float" office:value="937.297297297297" calcext:value-type="float">
            <text:p>937.3</text:p>
          </table:table-cell>
          <table:table-cell table:formula="of:=17/(15/[E10.$A24]+2/[E10.AV24])" office:value-type="float" office:value="937.992643194955" calcext:value-type="float">
            <text:p>938.0</text:p>
          </table:table-cell>
          <table:table-cell table:formula="of:=17/(15/[E10.$A24]+2/[E10.AW24])" office:value-type="float" office:value="938.641944374843" calcext:value-type="float">
            <text:p>938.6</text:p>
          </table:table-cell>
          <table:table-cell table:formula="of:=17/(15/[E10.$A24]+2/[E10.AX24])" office:value-type="float" office:value="939.248983496771" calcext:value-type="float">
            <text:p>939.2</text:p>
          </table:table-cell>
          <table:table-cell table:formula="of:=17/(15/[E10.$A24]+2/[E10.AY24])" office:value-type="float" office:value="939.81718464351" calcext:value-type="float">
            <text:p>939.8</text:p>
          </table:table-cell>
          <table:table-cell table:formula="of:=17/(15/[E10.$A24]+2/[E10.AZ24])" office:value-type="float" office:value="940.34965034965" calcext:value-type="float">
            <text:p>940.3</text:p>
          </table:table-cell>
          <table:table-cell table:number-columns-repeated="972"/>
        </table:table-row>
        <table:table-row table:style-name="ro4">
          <table:table-cell office:value-type="float" office:value="860" calcext:value-type="float">
            <text:p>860.0</text:p>
          </table:table-cell>
          <table:table-cell table:formula="of:=17/(15/[E10.$A25]+2/[E10.B25])" office:value-type="float" office:value="860" calcext:value-type="float">
            <text:p>860.0</text:p>
          </table:table-cell>
          <table:table-cell table:formula="of:=17/(15/[E10.$A25]+2/[E10.C25])" office:value-type="float" office:value="860" calcext:value-type="float">
            <text:p>860.0</text:p>
          </table:table-cell>
          <table:table-cell table:formula="of:=17/(15/[E10.$A25]+2/[E10.D25])" office:value-type="float" office:value="860" calcext:value-type="float">
            <text:p>860.0</text:p>
          </table:table-cell>
          <table:table-cell table:formula="of:=17/(15/[E10.$A25]+2/[E10.E25])" office:value-type="float" office:value="860" calcext:value-type="float">
            <text:p>860.0</text:p>
          </table:table-cell>
          <table:table-cell table:formula="of:=17/(15/[E10.$A25]+2/[E10.F25])" office:value-type="float" office:value="860" calcext:value-type="float">
            <text:p>860.0</text:p>
          </table:table-cell>
          <table:table-cell table:formula="of:=17/(15/[E10.$A25]+2/[E10.G25])" office:value-type="float" office:value="860" calcext:value-type="float">
            <text:p>860.0</text:p>
          </table:table-cell>
          <table:table-cell table:formula="of:=17/(15/[E10.$A25]+2/[E10.H25])" office:value-type="float" office:value="860" calcext:value-type="float">
            <text:p>860.0</text:p>
          </table:table-cell>
          <table:table-cell table:formula="of:=17/(15/[E10.$A25]+2/[E10.I25])" office:value-type="float" office:value="860" calcext:value-type="float">
            <text:p>860.0</text:p>
          </table:table-cell>
          <table:table-cell table:formula="of:=17/(15/[E10.$A25]+2/[E10.J25])" office:value-type="float" office:value="860" calcext:value-type="float">
            <text:p>860.0</text:p>
          </table:table-cell>
          <table:table-cell table:formula="of:=17/(15/[E10.$A25]+2/[E10.K25])" office:value-type="float" office:value="860" calcext:value-type="float">
            <text:p>860.0</text:p>
          </table:table-cell>
          <table:table-cell table:formula="of:=17/(15/[E10.$A25]+2/[E10.L25])" office:value-type="float" office:value="860" calcext:value-type="float">
            <text:p>860.0</text:p>
          </table:table-cell>
          <table:table-cell table:formula="of:=17/(15/[E10.$A25]+2/[E10.M25])" office:value-type="float" office:value="861.16452268111" calcext:value-type="float">
            <text:p>861.2</text:p>
          </table:table-cell>
          <table:table-cell table:formula="of:=17/(15/[E10.$A25]+2/[E10.N25])" office:value-type="float" office:value="863.42402123424" calcext:value-type="float">
            <text:p>863.4</text:p>
          </table:table-cell>
          <table:table-cell table:formula="of:=17/(15/[E10.$A25]+2/[E10.O25])" office:value-type="float" office:value="866.649484536083" calcext:value-type="float">
            <text:p>866.6</text:p>
          </table:table-cell>
          <table:table-cell table:formula="of:=17/(15/[E10.$A25]+2/[E10.P25])" office:value-type="float" office:value="870.669975186104" calcext:value-type="float">
            <text:p>870.7</text:p>
          </table:table-cell>
          <table:table-cell table:formula="of:=17/(15/[E10.$A25]+2/[E10.Q25])" office:value-type="float" office:value="875.293420272674" calcext:value-type="float">
            <text:p>875.3</text:p>
          </table:table-cell>
          <table:table-cell table:formula="of:=17/(15/[E10.$A25]+2/[E10.R25])" office:value-type="float" office:value="880.326392796849" calcext:value-type="float">
            <text:p>880.3</text:p>
          </table:table-cell>
          <table:table-cell table:formula="of:=17/(15/[E10.$A25]+2/[E10.S25])" office:value-type="float" office:value="885.589798087141" calcext:value-type="float">
            <text:p>885.6</text:p>
          </table:table-cell>
          <table:table-cell table:formula="of:=17/(15/[E10.$A25]+2/[E10.T25])" office:value-type="float" office:value="890.929070929071" calcext:value-type="float">
            <text:p>890.9</text:p>
          </table:table-cell>
          <table:table-cell table:formula="of:=17/(15/[E10.$A25]+2/[E10.U25])" office:value-type="float" office:value="896.218998596163" calcext:value-type="float">
            <text:p>896.2</text:p>
          </table:table-cell>
          <table:table-cell table:formula="of:=17/(15/[E10.$A25]+2/[E10.V25])" office:value-type="float" office:value="901.364232619152" calcext:value-type="float">
            <text:p>901.4</text:p>
          </table:table-cell>
          <table:table-cell table:formula="of:=17/(15/[E10.$A25]+2/[E10.W25])" office:value-type="float" office:value="906.296900489397" calcext:value-type="float">
            <text:p>906.3</text:p>
          </table:table-cell>
          <table:table-cell table:formula="of:=17/(15/[E10.$A25]+2/[E10.X25])" office:value-type="float" office:value="910.9726443769" calcext:value-type="float">
            <text:p>911.0</text:p>
          </table:table-cell>
          <table:table-cell table:formula="of:=17/(15/[E10.$A25]+2/[E10.Y25])" office:value-type="float" office:value="915.366112486735" calcext:value-type="float">
            <text:p>915.4</text:p>
          </table:table-cell>
          <table:table-cell table:formula="of:=17/(15/[E10.$A25]+2/[E10.Z25])" office:value-type="float" office:value="919.466578860718" calcext:value-type="float">
            <text:p>919.5</text:p>
          </table:table-cell>
          <table:table-cell table:formula="of:=17/(15/[E10.$A25]+2/[E10.AA25])" office:value-type="float" office:value="923.274064990803" calcext:value-type="float">
            <text:p>923.3</text:p>
          </table:table-cell>
          <table:table-cell table:formula="of:=17/(15/[E10.$A25]+2/[E10.AB25])" office:value-type="float" office:value="926.796116504854" calcext:value-type="float">
            <text:p>926.8</text:p>
          </table:table-cell>
          <table:table-cell table:formula="of:=17/(15/[E10.$A25]+2/[E10.AC25])" office:value-type="float" office:value="930.045248868778" calcext:value-type="float">
            <text:p>930.0</text:p>
          </table:table-cell>
          <table:table-cell table:formula="of:=17/(15/[E10.$A25]+2/[E10.AD25])" office:value-type="float" office:value="933.037000248324" calcext:value-type="float">
            <text:p>933.0</text:p>
          </table:table-cell>
          <table:table-cell table:formula="of:=17/(15/[E10.$A25]+2/[E10.AE25])" office:value-type="float" office:value="935.788497217069" calcext:value-type="float">
            <text:p>935.8</text:p>
          </table:table-cell>
          <table:table-cell table:formula="of:=17/(15/[E10.$A25]+2/[E10.AF25])" office:value-type="float" office:value="938.317432784042" calcext:value-type="float">
            <text:p>938.3</text:p>
          </table:table-cell>
          <table:table-cell table:formula="of:=17/(15/[E10.$A25]+2/[E10.AG25])" office:value-type="float" office:value="940.641363913132" calcext:value-type="float">
            <text:p>940.6</text:p>
          </table:table-cell>
          <table:table-cell table:formula="of:=17/(15/[E10.$A25]+2/[E10.AH25])" office:value-type="float" office:value="942.777249381777" calcext:value-type="float">
            <text:p>942.8</text:p>
          </table:table-cell>
          <table:table-cell table:formula="of:=17/(15/[E10.$A25]+2/[E10.AI25])" office:value-type="float" office:value="944.741163870046" calcext:value-type="float">
            <text:p>944.7</text:p>
          </table:table-cell>
          <table:table-cell table:formula="of:=17/(15/[E10.$A25]+2/[E10.AJ25])" office:value-type="float" office:value="946.548138208655" calcext:value-type="float">
            <text:p>946.5</text:p>
          </table:table-cell>
          <table:table-cell table:formula="of:=17/(15/[E10.$A25]+2/[E10.AK25])" office:value-type="float" office:value="948.212087738678" calcext:value-type="float">
            <text:p>948.2</text:p>
          </table:table-cell>
          <table:table-cell table:formula="of:=17/(15/[E10.$A25]+2/[E10.AL25])" office:value-type="float" office:value="949.745800505426" calcext:value-type="float">
            <text:p>949.7</text:p>
          </table:table-cell>
          <table:table-cell table:formula="of:=17/(15/[E10.$A25]+2/[E10.AM25])" office:value-type="float" office:value="951.160964666293" calcext:value-type="float">
            <text:p>951.2</text:p>
          </table:table-cell>
          <table:table-cell table:formula="of:=17/(15/[E10.$A25]+2/[E10.AN25])" office:value-type="float" office:value="952.468220338983" calcext:value-type="float">
            <text:p>952.5</text:p>
          </table:table-cell>
          <table:table-cell table:formula="of:=17/(15/[E10.$A25]+2/[E10.AO25])" office:value-type="float" office:value="953.677225491423" calcext:value-type="float">
            <text:p>953.7</text:p>
          </table:table-cell>
          <table:table-cell table:formula="of:=17/(15/[E10.$A25]+2/[E10.AP25])" office:value-type="float" office:value="954.796728695034" calcext:value-type="float">
            <text:p>954.8</text:p>
          </table:table-cell>
          <table:table-cell table:formula="of:=17/(15/[E10.$A25]+2/[E10.AQ25])" office:value-type="float" office:value="955.834643900247" calcext:value-type="float">
            <text:p>955.8</text:p>
          </table:table-cell>
          <table:table-cell table:formula="of:=17/(15/[E10.$A25]+2/[E10.AR25])" office:value-type="float" office:value="956.798124067363" calcext:value-type="float">
            <text:p>956.8</text:p>
          </table:table-cell>
          <table:table-cell table:formula="of:=17/(15/[E10.$A25]+2/[E10.AS25])" office:value-type="float" office:value="957.693631669535" calcext:value-type="float">
            <text:p>957.7</text:p>
          </table:table-cell>
          <table:table-cell table:formula="of:=17/(15/[E10.$A25]+2/[E10.AT25])" office:value-type="float" office:value="958.527004909984" calcext:value-type="float">
            <text:p>958.5</text:p>
          </table:table-cell>
          <table:table-cell table:formula="of:=17/(15/[E10.$A25]+2/[E10.AU25])" office:value-type="float" office:value="959.303519061584" calcext:value-type="float">
            <text:p>959.3</text:p>
          </table:table-cell>
          <table:table-cell table:formula="of:=17/(15/[E10.$A25]+2/[E10.AV25])" office:value-type="float" office:value="960.027942717429" calcext:value-type="float">
            <text:p>960.0</text:p>
          </table:table-cell>
          <table:table-cell table:formula="of:=17/(15/[E10.$A25]+2/[E10.AW25])" office:value-type="float" office:value="960.704588989756" calcext:value-type="float">
            <text:p>960.7</text:p>
          </table:table-cell>
          <table:table-cell table:formula="of:=17/(15/[E10.$A25]+2/[E10.AX25])" office:value-type="float" office:value="961.337361850998" calcext:value-type="float">
            <text:p>961.3</text:p>
          </table:table-cell>
          <table:table-cell table:formula="of:=17/(15/[E10.$A25]+2/[E10.AY25])" office:value-type="float" office:value="961.929797903054" calcext:value-type="float">
            <text:p>961.9</text:p>
          </table:table-cell>
          <table:table-cell table:formula="of:=17/(15/[E10.$A25]+2/[E10.AZ25])" office:value-type="float" office:value="962.485103909316" calcext:value-type="float">
            <text:p>962.5</text:p>
          </table:table-cell>
          <table:table-cell table:number-columns-repeated="972"/>
        </table:table-row>
        <table:table-row table:style-name="ro4">
          <table:table-cell office:value-type="float" office:value="880" calcext:value-type="float">
            <text:p>880.0</text:p>
          </table:table-cell>
          <table:table-cell table:formula="of:=17/(15/[E10.$A26]+2/[E10.B26])" office:value-type="float" office:value="880" calcext:value-type="float">
            <text:p>880.0</text:p>
          </table:table-cell>
          <table:table-cell table:formula="of:=17/(15/[E10.$A26]+2/[E10.C26])" office:value-type="float" office:value="880" calcext:value-type="float">
            <text:p>880.0</text:p>
          </table:table-cell>
          <table:table-cell table:formula="of:=17/(15/[E10.$A26]+2/[E10.D26])" office:value-type="float" office:value="880" calcext:value-type="float">
            <text:p>880.0</text:p>
          </table:table-cell>
          <table:table-cell table:formula="of:=17/(15/[E10.$A26]+2/[E10.E26])" office:value-type="float" office:value="880" calcext:value-type="float">
            <text:p>880.0</text:p>
          </table:table-cell>
          <table:table-cell table:formula="of:=17/(15/[E10.$A26]+2/[E10.F26])" office:value-type="float" office:value="880" calcext:value-type="float">
            <text:p>880.0</text:p>
          </table:table-cell>
          <table:table-cell table:formula="of:=17/(15/[E10.$A26]+2/[E10.G26])" office:value-type="float" office:value="880" calcext:value-type="float">
            <text:p>880.0</text:p>
          </table:table-cell>
          <table:table-cell table:formula="of:=17/(15/[E10.$A26]+2/[E10.H26])" office:value-type="float" office:value="880" calcext:value-type="float">
            <text:p>880.0</text:p>
          </table:table-cell>
          <table:table-cell table:formula="of:=17/(15/[E10.$A26]+2/[E10.I26])" office:value-type="float" office:value="880" calcext:value-type="float">
            <text:p>880.0</text:p>
          </table:table-cell>
          <table:table-cell table:formula="of:=17/(15/[E10.$A26]+2/[E10.J26])" office:value-type="float" office:value="880" calcext:value-type="float">
            <text:p>880.0</text:p>
          </table:table-cell>
          <table:table-cell table:formula="of:=17/(15/[E10.$A26]+2/[E10.K26])" office:value-type="float" office:value="880" calcext:value-type="float">
            <text:p>880.0</text:p>
          </table:table-cell>
          <table:table-cell table:formula="of:=17/(15/[E10.$A26]+2/[E10.L26])" office:value-type="float" office:value="880" calcext:value-type="float">
            <text:p>880.0</text:p>
          </table:table-cell>
          <table:table-cell table:formula="of:=17/(15/[E10.$A26]+2/[E10.M26])" office:value-type="float" office:value="881.164791528789" calcext:value-type="float">
            <text:p>881.2</text:p>
          </table:table-cell>
          <table:table-cell table:formula="of:=17/(15/[E10.$A26]+2/[E10.N26])" office:value-type="float" office:value="883.426346528228" calcext:value-type="float">
            <text:p>883.4</text:p>
          </table:table-cell>
          <table:table-cell table:formula="of:=17/(15/[E10.$A26]+2/[E10.O26])" office:value-type="float" office:value="886.658259773014" calcext:value-type="float">
            <text:p>886.7</text:p>
          </table:table-cell>
          <table:table-cell table:formula="of:=17/(15/[E10.$A26]+2/[E10.P26])" office:value-type="float" office:value="890.692588092345" calcext:value-type="float">
            <text:p>890.7</text:p>
          </table:table-cell>
          <table:table-cell table:formula="of:=17/(15/[E10.$A26]+2/[E10.Q26])" office:value-type="float" office:value="895.339918651947" calcext:value-type="float">
            <text:p>895.3</text:p>
          </table:table-cell>
          <table:table-cell table:formula="of:=17/(15/[E10.$A26]+2/[E10.R26])" office:value-type="float" office:value="900.408614025401" calcext:value-type="float">
            <text:p>900.4</text:p>
          </table:table-cell>
          <table:table-cell table:formula="of:=17/(15/[E10.$A26]+2/[E10.S26])" office:value-type="float" office:value="905.720250521921" calcext:value-type="float">
            <text:p>905.7</text:p>
          </table:table-cell>
          <table:table-cell table:formula="of:=17/(15/[E10.$A26]+2/[E10.T26])" office:value-type="float" office:value="911.119842829077" calcext:value-type="float">
            <text:p>911.1</text:p>
          </table:table-cell>
          <table:table-cell table:formula="of:=17/(15/[E10.$A26]+2/[E10.U26])" office:value-type="float" office:value="916.480884385076" calcext:value-type="float">
            <text:p>916.5</text:p>
          </table:table-cell>
          <table:table-cell table:formula="of:=17/(15/[E10.$A26]+2/[E10.V26])" office:value-type="float" office:value="921.706161137441" calcext:value-type="float">
            <text:p>921.7</text:p>
          </table:table-cell>
          <table:table-cell table:formula="of:=17/(15/[E10.$A26]+2/[E10.W26])" office:value-type="float" office:value="926.725663716814" calcext:value-type="float">
            <text:p>926.7</text:p>
          </table:table-cell>
          <table:table-cell table:formula="of:=17/(15/[E10.$A26]+2/[E10.X26])" office:value-type="float" office:value="931.492873218305" calcext:value-type="float">
            <text:p>931.5</text:p>
          </table:table-cell>
          <table:table-cell table:formula="of:=17/(15/[E10.$A26]+2/[E10.Y26])" office:value-type="float" office:value="935.980426424327" calcext:value-type="float">
            <text:p>936.0</text:p>
          </table:table-cell>
          <table:table-cell table:formula="of:=17/(15/[E10.$A26]+2/[E10.Z26])" office:value-type="float" office:value="940.175838489092" calcext:value-type="float">
            <text:p>940.2</text:p>
          </table:table-cell>
          <table:table-cell table:formula="of:=17/(15/[E10.$A26]+2/[E10.AA26])" office:value-type="float" office:value="944.077669902913" calcext:value-type="float">
            <text:p>944.1</text:p>
          </table:table-cell>
          <table:table-cell table:formula="of:=17/(15/[E10.$A26]+2/[E10.AB26])" office:value-type="float" office:value="947.692307692308" calcext:value-type="float">
            <text:p>947.7</text:p>
          </table:table-cell>
          <table:table-cell table:formula="of:=17/(15/[E10.$A26]+2/[E10.AC26])" office:value-type="float" office:value="951.031390134529" calcext:value-type="float">
            <text:p>951.0</text:p>
          </table:table-cell>
          <table:table-cell table:formula="of:=17/(15/[E10.$A26]+2/[E10.AD26])" office:value-type="float" office:value="954.109825166215" calcext:value-type="float">
            <text:p>954.1</text:p>
          </table:table-cell>
          <table:table-cell table:formula="of:=17/(15/[E10.$A26]+2/[E10.AE26])" office:value-type="float" office:value="956.944316612978" calcext:value-type="float">
            <text:p>956.9</text:p>
          </table:table-cell>
          <table:table-cell table:formula="of:=17/(15/[E10.$A26]+2/[E10.AF26])" office:value-type="float" office:value="959.552303056393" calcext:value-type="float">
            <text:p>959.6</text:p>
          </table:table-cell>
          <table:table-cell table:formula="of:=17/(15/[E10.$A26]+2/[E10.AG26])" office:value-type="float" office:value="961.951219512195" calcext:value-type="float">
            <text:p>962.0</text:p>
          </table:table-cell>
          <table:table-cell table:formula="of:=17/(15/[E10.$A26]+2/[E10.AH26])" office:value-type="float" office:value="964.158004158004" calcext:value-type="float">
            <text:p>964.2</text:p>
          </table:table-cell>
          <table:table-cell table:formula="of:=17/(15/[E10.$A26]+2/[E10.AI26])" office:value-type="float" office:value="966.188786373314" calcext:value-type="float">
            <text:p>966.2</text:p>
          </table:table-cell>
          <table:table-cell table:formula="of:=17/(15/[E10.$A26]+2/[E10.AJ26])" office:value-type="float" office:value="968.058705803869" calcext:value-type="float">
            <text:p>968.1</text:p>
          </table:table-cell>
          <table:table-cell table:formula="of:=17/(15/[E10.$A26]+2/[E10.AK26])" office:value-type="float" office:value="969.781823889499" calcext:value-type="float">
            <text:p>969.8</text:p>
          </table:table-cell>
          <table:table-cell table:formula="of:=17/(15/[E10.$A26]+2/[E10.AL26])" office:value-type="float" office:value="971.37109894986" calcext:value-type="float">
            <text:p>971.4</text:p>
          </table:table-cell>
          <table:table-cell table:formula="of:=17/(15/[E10.$A26]+2/[E10.AM26])" office:value-type="float" office:value="972.838403572425" calcext:value-type="float">
            <text:p>972.8</text:p>
          </table:table-cell>
          <table:table-cell table:formula="of:=17/(15/[E10.$A26]+2/[E10.AN26])" office:value-type="float" office:value="974.19456894279" calcext:value-type="float">
            <text:p>974.2</text:p>
          </table:table-cell>
          <table:table-cell table:formula="of:=17/(15/[E10.$A26]+2/[E10.AO26])" office:value-type="float" office:value="975.449445206333" calcext:value-type="float">
            <text:p>975.4</text:p>
          </table:table-cell>
          <table:table-cell table:formula="of:=17/(15/[E10.$A26]+2/[E10.AP26])" office:value-type="float" office:value="976.611970251446" calcext:value-type="float">
            <text:p>976.6</text:p>
          </table:table-cell>
          <table:table-cell table:formula="of:=17/(15/[E10.$A26]+2/[E10.AQ26])" office:value-type="float" office:value="977.69024171889" calcext:value-type="float">
            <text:p>977.7</text:p>
          </table:table-cell>
          <table:table-cell table:formula="of:=17/(15/[E10.$A26]+2/[E10.AR26])" office:value-type="float" office:value="978.691588785047" calcext:value-type="float">
            <text:p>978.7</text:p>
          </table:table-cell>
          <table:table-cell table:formula="of:=17/(15/[E10.$A26]+2/[E10.AS26])" office:value-type="float" office:value="979.622641509434" calcext:value-type="float">
            <text:p>979.6</text:p>
          </table:table-cell>
          <table:table-cell table:formula="of:=17/(15/[E10.$A26]+2/[E10.AT26])" office:value-type="float" office:value="980.489396411093" calcext:value-type="float">
            <text:p>980.5</text:p>
          </table:table-cell>
          <table:table-cell table:formula="of:=17/(15/[E10.$A26]+2/[E10.AU26])" office:value-type="float" office:value="981.297277544308" calcext:value-type="float">
            <text:p>981.3</text:p>
          </table:table-cell>
          <table:table-cell table:formula="of:=17/(15/[E10.$A26]+2/[E10.AV26])" office:value-type="float" office:value="982.051192756399" calcext:value-type="float">
            <text:p>982.1</text:p>
          </table:table-cell>
          <table:table-cell table:formula="of:=17/(15/[E10.$A26]+2/[E10.AW26])" office:value-type="float" office:value="982.755585084295" calcext:value-type="float">
            <text:p>982.8</text:p>
          </table:table-cell>
          <table:table-cell table:formula="of:=17/(15/[E10.$A26]+2/[E10.AX26])" office:value-type="float" office:value="983.414479422726" calcext:value-type="float">
            <text:p>983.4</text:p>
          </table:table-cell>
          <table:table-cell table:formula="of:=17/(15/[E10.$A26]+2/[E10.AY26])" office:value-type="float" office:value="984.031524704456" calcext:value-type="float">
            <text:p>984.0</text:p>
          </table:table-cell>
          <table:table-cell table:formula="of:=17/(15/[E10.$A26]+2/[E10.AZ26])" office:value-type="float" office:value="984.610031893302" calcext:value-type="float">
            <text:p>984.6</text:p>
          </table:table-cell>
          <table:table-cell table:number-columns-repeated="972"/>
        </table:table-row>
        <table:table-row table:style-name="ro4">
          <table:table-cell office:value-type="float" office:value="900" calcext:value-type="float">
            <text:p>900.0</text:p>
          </table:table-cell>
          <table:table-cell table:formula="of:=17/(15/[E10.$A27]+2/[E10.B27])" office:value-type="float" office:value="900" calcext:value-type="float">
            <text:p>900.0</text:p>
          </table:table-cell>
          <table:table-cell table:formula="of:=17/(15/[E10.$A27]+2/[E10.C27])" office:value-type="float" office:value="900" calcext:value-type="float">
            <text:p>900.0</text:p>
          </table:table-cell>
          <table:table-cell table:formula="of:=17/(15/[E10.$A27]+2/[E10.D27])" office:value-type="float" office:value="900" calcext:value-type="float">
            <text:p>900.0</text:p>
          </table:table-cell>
          <table:table-cell table:formula="of:=17/(15/[E10.$A27]+2/[E10.E27])" office:value-type="float" office:value="900" calcext:value-type="float">
            <text:p>900.0</text:p>
          </table:table-cell>
          <table:table-cell table:formula="of:=17/(15/[E10.$A27]+2/[E10.F27])" office:value-type="float" office:value="900" calcext:value-type="float">
            <text:p>900.0</text:p>
          </table:table-cell>
          <table:table-cell table:formula="of:=17/(15/[E10.$A27]+2/[E10.G27])" office:value-type="float" office:value="900" calcext:value-type="float">
            <text:p>900.0</text:p>
          </table:table-cell>
          <table:table-cell table:formula="of:=17/(15/[E10.$A27]+2/[E10.H27])" office:value-type="float" office:value="900" calcext:value-type="float">
            <text:p>900.0</text:p>
          </table:table-cell>
          <table:table-cell table:formula="of:=17/(15/[E10.$A27]+2/[E10.I27])" office:value-type="float" office:value="900" calcext:value-type="float">
            <text:p>900.0</text:p>
          </table:table-cell>
          <table:table-cell table:formula="of:=17/(15/[E10.$A27]+2/[E10.J27])" office:value-type="float" office:value="900" calcext:value-type="float">
            <text:p>900.0</text:p>
          </table:table-cell>
          <table:table-cell table:formula="of:=17/(15/[E10.$A27]+2/[E10.K27])" office:value-type="float" office:value="900" calcext:value-type="float">
            <text:p>900.0</text:p>
          </table:table-cell>
          <table:table-cell table:formula="of:=17/(15/[E10.$A27]+2/[E10.L27])" office:value-type="float" office:value="900" calcext:value-type="float">
            <text:p>900.0</text:p>
          </table:table-cell>
          <table:table-cell table:formula="of:=17/(15/[E10.$A27]+2/[E10.M27])" office:value-type="float" office:value="901.165048543689" calcext:value-type="float">
            <text:p>901.2</text:p>
          </table:table-cell>
          <table:table-cell table:formula="of:=17/(15/[E10.$A27]+2/[E10.N27])" office:value-type="float" office:value="903.428571428571" calcext:value-type="float">
            <text:p>903.4</text:p>
          </table:table-cell>
          <table:table-cell table:formula="of:=17/(15/[E10.$A27]+2/[E10.O27])" office:value-type="float" office:value="906.666666666667" calcext:value-type="float">
            <text:p>906.7</text:p>
          </table:table-cell>
          <table:table-cell table:formula="of:=17/(15/[E10.$A27]+2/[E10.P27])" office:value-type="float" office:value="910.714285714286" calcext:value-type="float">
            <text:p>910.7</text:p>
          </table:table-cell>
          <table:table-cell table:formula="of:=17/(15/[E10.$A27]+2/[E10.Q27])" office:value-type="float" office:value="915.384615384615" calcext:value-type="float">
            <text:p>915.4</text:p>
          </table:table-cell>
          <table:table-cell table:formula="of:=17/(15/[E10.$A27]+2/[E10.R27])" office:value-type="float" office:value="920.487804878049" calcext:value-type="float">
            <text:p>920.5</text:p>
          </table:table-cell>
          <table:table-cell table:formula="of:=17/(15/[E10.$A27]+2/[E10.S27])" office:value-type="float" office:value="925.846153846154" calcext:value-type="float">
            <text:p>925.8</text:p>
          </table:table-cell>
          <table:table-cell table:formula="of:=17/(15/[E10.$A27]+2/[E10.T27])" office:value-type="float" office:value="931.304347826087" calcext:value-type="float">
            <text:p>931.3</text:p>
          </table:table-cell>
          <table:table-cell table:formula="of:=17/(15/[E10.$A27]+2/[E10.U27])" office:value-type="float" office:value="936.734693877551" calcext:value-type="float">
            <text:p>936.7</text:p>
          </table:table-cell>
          <table:table-cell table:formula="of:=17/(15/[E10.$A27]+2/[E10.V27])" office:value-type="float" office:value="942.03821656051" calcext:value-type="float">
            <text:p>942.0</text:p>
          </table:table-cell>
          <table:table-cell table:formula="of:=17/(15/[E10.$A27]+2/[E10.W27])" office:value-type="float" office:value="947.142857142857" calcext:value-type="float">
            <text:p>947.1</text:p>
          </table:table-cell>
          <table:table-cell table:formula="of:=17/(15/[E10.$A27]+2/[E10.X27])" office:value-type="float" office:value="952" calcext:value-type="float">
            <text:p>952.0</text:p>
          </table:table-cell>
          <table:table-cell table:formula="of:=17/(15/[E10.$A27]+2/[E10.Y27])" office:value-type="float" office:value="956.580310880829" calcext:value-type="float">
            <text:p>956.6</text:p>
          </table:table-cell>
          <table:table-cell table:formula="of:=17/(15/[E10.$A27]+2/[E10.Z27])" office:value-type="float" office:value="960.869565217391" calcext:value-type="float">
            <text:p>960.9</text:p>
          </table:table-cell>
          <table:table-cell table:formula="of:=17/(15/[E10.$A27]+2/[E10.AA27])" office:value-type="float" office:value="964.864864864865" calcext:value-type="float">
            <text:p>964.9</text:p>
          </table:table-cell>
          <table:table-cell table:formula="of:=17/(15/[E10.$A27]+2/[E10.AB27])" office:value-type="float" office:value="968.571428571429" calcext:value-type="float">
            <text:p>968.6</text:p>
          </table:table-cell>
          <table:table-cell table:formula="of:=17/(15/[E10.$A27]+2/[E10.AC27])" office:value-type="float" office:value="972" calcext:value-type="float">
            <text:p>972.0</text:p>
          </table:table-cell>
          <table:table-cell table:formula="of:=17/(15/[E10.$A27]+2/[E10.AD27])" office:value-type="float" office:value="975.164835164835" calcext:value-type="float">
            <text:p>975.2</text:p>
          </table:table-cell>
          <table:table-cell table:formula="of:=17/(15/[E10.$A27]+2/[E10.AE27])" office:value-type="float" office:value="978.082191780822" calcext:value-type="float">
            <text:p>978.1</text:p>
          </table:table-cell>
          <table:table-cell table:formula="of:=17/(15/[E10.$A27]+2/[E10.AF27])" office:value-type="float" office:value="980.769230769231" calcext:value-type="float">
            <text:p>980.8</text:p>
          </table:table-cell>
          <table:table-cell table:formula="of:=17/(15/[E10.$A27]+2/[E10.AG27])" office:value-type="float" office:value="983.243243243243" calcext:value-type="float">
            <text:p>983.2</text:p>
          </table:table-cell>
          <table:table-cell table:formula="of:=17/(15/[E10.$A27]+2/[E10.AH27])" office:value-type="float" office:value="985.521126760563" calcext:value-type="float">
            <text:p>985.5</text:p>
          </table:table-cell>
          <table:table-cell table:formula="of:=17/(15/[E10.$A27]+2/[E10.AI27])" office:value-type="float" office:value="987.619047619048" calcext:value-type="float">
            <text:p>987.6</text:p>
          </table:table-cell>
          <table:table-cell table:formula="of:=17/(15/[E10.$A27]+2/[E10.AJ27])" office:value-type="float" office:value="989.55223880597" calcext:value-type="float">
            <text:p>989.6</text:p>
          </table:table-cell>
          <table:table-cell table:formula="of:=17/(15/[E10.$A27]+2/[E10.AK27])" office:value-type="float" office:value="991.334894613583" calcext:value-type="float">
            <text:p>991.3</text:p>
          </table:table-cell>
          <table:table-cell table:formula="of:=17/(15/[E10.$A27]+2/[E10.AL27])" office:value-type="float" office:value="992.980132450331" calcext:value-type="float">
            <text:p>993.0</text:p>
          </table:table-cell>
          <table:table-cell table:formula="of:=17/(15/[E10.$A27]+2/[E10.AM27])" office:value-type="float" office:value="994.5" calcext:value-type="float">
            <text:p>994.5</text:p>
          </table:table-cell>
          <table:table-cell table:formula="of:=17/(15/[E10.$A27]+2/[E10.AN27])" office:value-type="float" office:value="995.905511811024" calcext:value-type="float">
            <text:p>995.9</text:p>
          </table:table-cell>
          <table:table-cell table:formula="of:=17/(15/[E10.$A27]+2/[E10.AO27])" office:value-type="float" office:value="997.206703910615" calcext:value-type="float">
            <text:p>997.2</text:p>
          </table:table-cell>
          <table:table-cell table:formula="of:=17/(15/[E10.$A27]+2/[E10.AP27])" office:value-type="float" office:value="998.412698412698" calcext:value-type="float">
            <text:p>998.4</text:p>
          </table:table-cell>
          <table:table-cell table:formula="of:=17/(15/[E10.$A27]+2/[E10.AQ27])" office:value-type="float" office:value="999.531772575251" calcext:value-type="float">
            <text:p>999.5</text:p>
          </table:table-cell>
          <table:table-cell table:formula="of:=17/(15/[E10.$A27]+2/[E10.AR27])" office:value-type="float" office:value="1000.57142857143" calcext:value-type="float">
            <text:p>1000.6</text:p>
          </table:table-cell>
          <table:table-cell table:formula="of:=17/(15/[E10.$A27]+2/[E10.AS27])" office:value-type="float" office:value="1001.53846153846" calcext:value-type="float">
            <text:p>1001.5</text:p>
          </table:table-cell>
          <table:table-cell table:formula="of:=17/(15/[E10.$A27]+2/[E10.AT27])" office:value-type="float" office:value="1002.43902439024" calcext:value-type="float">
            <text:p>1002.4</text:p>
          </table:table-cell>
          <table:table-cell table:formula="of:=17/(15/[E10.$A27]+2/[E10.AU27])" office:value-type="float" office:value="1003.27868852459" calcext:value-type="float">
            <text:p>1003.3</text:p>
          </table:table-cell>
          <table:table-cell table:formula="of:=17/(15/[E10.$A27]+2/[E10.AV27])" office:value-type="float" office:value="1004.0625" calcext:value-type="float">
            <text:p>1004.1</text:p>
          </table:table-cell>
          <table:table-cell table:formula="of:=17/(15/[E10.$A27]+2/[E10.AW27])" office:value-type="float" office:value="1004.7950310559" calcext:value-type="float">
            <text:p>1004.8</text:p>
          </table:table-cell>
          <table:table-cell table:formula="of:=17/(15/[E10.$A27]+2/[E10.AX27])" office:value-type="float" office:value="1005.48042704626" calcext:value-type="float">
            <text:p>1005.5</text:p>
          </table:table-cell>
          <table:table-cell table:formula="of:=17/(15/[E10.$A27]+2/[E10.AY27])" office:value-type="float" office:value="1006.12244897959" calcext:value-type="float">
            <text:p>1006.1</text:p>
          </table:table-cell>
          <table:table-cell table:formula="of:=17/(15/[E10.$A27]+2/[E10.AZ27])" office:value-type="float" office:value="1006.72451193059" calcext:value-type="float">
            <text:p>1006.7</text:p>
          </table:table-cell>
          <table:table-cell table:number-columns-repeated="972"/>
        </table:table-row>
        <table:table-row table:style-name="ro4">
          <table:table-cell office:value-type="float" office:value="920" calcext:value-type="float">
            <text:p>920.0</text:p>
          </table:table-cell>
          <table:table-cell table:formula="of:=17/(15/[E10.$A28]+2/[E10.B28])" office:value-type="float" office:value="920" calcext:value-type="float">
            <text:p>920.0</text:p>
          </table:table-cell>
          <table:table-cell table:formula="of:=17/(15/[E10.$A28]+2/[E10.C28])" office:value-type="float" office:value="920" calcext:value-type="float">
            <text:p>920.0</text:p>
          </table:table-cell>
          <table:table-cell table:formula="of:=17/(15/[E10.$A28]+2/[E10.D28])" office:value-type="float" office:value="920" calcext:value-type="float">
            <text:p>920.0</text:p>
          </table:table-cell>
          <table:table-cell table:formula="of:=17/(15/[E10.$A28]+2/[E10.E28])" office:value-type="float" office:value="920" calcext:value-type="float">
            <text:p>920.0</text:p>
          </table:table-cell>
          <table:table-cell table:formula="of:=17/(15/[E10.$A28]+2/[E10.F28])" office:value-type="float" office:value="920" calcext:value-type="float">
            <text:p>920.0</text:p>
          </table:table-cell>
          <table:table-cell table:formula="of:=17/(15/[E10.$A28]+2/[E10.G28])" office:value-type="float" office:value="920" calcext:value-type="float">
            <text:p>920.0</text:p>
          </table:table-cell>
          <table:table-cell table:formula="of:=17/(15/[E10.$A28]+2/[E10.H28])" office:value-type="float" office:value="920" calcext:value-type="float">
            <text:p>920.0</text:p>
          </table:table-cell>
          <table:table-cell table:formula="of:=17/(15/[E10.$A28]+2/[E10.I28])" office:value-type="float" office:value="920" calcext:value-type="float">
            <text:p>920.0</text:p>
          </table:table-cell>
          <table:table-cell table:formula="of:=17/(15/[E10.$A28]+2/[E10.J28])" office:value-type="float" office:value="920" calcext:value-type="float">
            <text:p>920.0</text:p>
          </table:table-cell>
          <table:table-cell table:formula="of:=17/(15/[E10.$A28]+2/[E10.K28])" office:value-type="float" office:value="920" calcext:value-type="float">
            <text:p>920.0</text:p>
          </table:table-cell>
          <table:table-cell table:formula="of:=17/(15/[E10.$A28]+2/[E10.L28])" office:value-type="float" office:value="920" calcext:value-type="float">
            <text:p>920.0</text:p>
          </table:table-cell>
          <table:table-cell table:formula="of:=17/(15/[E10.$A28]+2/[E10.M28])" office:value-type="float" office:value="921.165294490184" calcext:value-type="float">
            <text:p>921.2</text:p>
          </table:table-cell>
          <table:table-cell table:formula="of:=17/(15/[E10.$A28]+2/[E10.N28])" office:value-type="float" office:value="923.430702299565" calcext:value-type="float">
            <text:p>923.4</text:p>
          </table:table-cell>
          <table:table-cell table:formula="of:=17/(15/[E10.$A28]+2/[E10.O28])" office:value-type="float" office:value="926.674727932285" calcext:value-type="float">
            <text:p>926.7</text:p>
          </table:table-cell>
          <table:table-cell table:formula="of:=17/(15/[E10.$A28]+2/[E10.P28])" office:value-type="float" office:value="930.73512252042" calcext:value-type="float">
            <text:p>930.7</text:p>
          </table:table-cell>
          <table:table-cell table:formula="of:=17/(15/[E10.$A28]+2/[E10.Q28])" office:value-type="float" office:value="935.427613191727" calcext:value-type="float">
            <text:p>935.4</text:p>
          </table:table-cell>
          <table:table-cell table:formula="of:=17/(15/[E10.$A28]+2/[E10.R28])" office:value-type="float" office:value="940.564129856307" calcext:value-type="float">
            <text:p>940.6</text:p>
          </table:table-cell>
          <table:table-cell table:formula="of:=17/(15/[E10.$A28]+2/[E10.S28])" office:value-type="float" office:value="945.967741935484" calcext:value-type="float">
            <text:p>946.0</text:p>
          </table:table-cell>
          <table:table-cell table:formula="of:=17/(15/[E10.$A28]+2/[E10.T28])" office:value-type="float" office:value="951.48288973384" calcext:value-type="float">
            <text:p>951.5</text:p>
          </table:table-cell>
          <table:table-cell table:formula="of:=17/(15/[E10.$A28]+2/[E10.U28])" office:value-type="float" office:value="956.980794997767" calcext:value-type="float">
            <text:p>957.0</text:p>
          </table:table-cell>
          <table:table-cell table:formula="of:=17/(15/[E10.$A28]+2/[E10.V28])" office:value-type="float" office:value="962.360820426957" calcext:value-type="float">
            <text:p>962.4</text:p>
          </table:table-cell>
          <table:table-cell table:formula="of:=17/(15/[E10.$A28]+2/[E10.W28])" office:value-type="float" office:value="967.548942834769" calcext:value-type="float">
            <text:p>967.5</text:p>
          </table:table-cell>
          <table:table-cell table:formula="of:=17/(15/[E10.$A28]+2/[E10.X28])" office:value-type="float" office:value="972.494513533285" calcext:value-type="float">
            <text:p>972.5</text:p>
          </table:table-cell>
          <table:table-cell table:formula="of:=17/(15/[E10.$A28]+2/[E10.Y28])" office:value-type="float" office:value="977.166268350973" calcext:value-type="float">
            <text:p>977.2</text:p>
          </table:table-cell>
          <table:table-cell table:formula="of:=17/(15/[E10.$A28]+2/[E10.Z28])" office:value-type="float" office:value="981.548263778273" calcext:value-type="float">
            <text:p>981.5</text:p>
          </table:table-cell>
          <table:table-cell table:formula="of:=17/(15/[E10.$A28]+2/[E10.AA28])" office:value-type="float" office:value="985.63614744352" calcext:value-type="float">
            <text:p>985.6</text:p>
          </table:table-cell>
          <table:table-cell table:formula="of:=17/(15/[E10.$A28]+2/[E10.AB28])" office:value-type="float" office:value="989.433962264151" calcext:value-type="float">
            <text:p>989.4</text:p>
          </table:table-cell>
          <table:table-cell table:formula="of:=17/(15/[E10.$A28]+2/[E10.AC28])" office:value-type="float" office:value="992.95154185022" calcext:value-type="float">
            <text:p>993.0</text:p>
          </table:table-cell>
          <table:table-cell table:formula="of:=17/(15/[E10.$A28]+2/[E10.AD28])" office:value-type="float" office:value="996.2024703318" calcext:value-type="float">
            <text:p>996.2</text:p>
          </table:table-cell>
          <table:table-cell table:formula="of:=17/(15/[E10.$A28]+2/[E10.AE28])" office:value-type="float" office:value="999.20253738106" calcext:value-type="float">
            <text:p>999.2</text:p>
          </table:table-cell>
          <table:table-cell table:formula="of:=17/(15/[E10.$A28]+2/[E10.AF28])" office:value-type="float" office:value="1001.96860415783" calcext:value-type="float">
            <text:p>1002.0</text:p>
          </table:table-cell>
          <table:table-cell table:formula="of:=17/(15/[E10.$A28]+2/[E10.AG28])" office:value-type="float" office:value="1004.51779677868" calcext:value-type="float">
            <text:p>1004.5</text:p>
          </table:table-cell>
          <table:table-cell table:formula="of:=17/(15/[E10.$A28]+2/[E10.AH28])" office:value-type="float" office:value="1006.8669527897" calcext:value-type="float">
            <text:p>1006.9</text:p>
          </table:table-cell>
          <table:table-cell table:formula="of:=17/(15/[E10.$A28]+2/[E10.AI28])" office:value-type="float" office:value="1009.03225806452" calcext:value-type="float">
            <text:p>1009.0</text:p>
          </table:table-cell>
          <table:table-cell table:formula="of:=17/(15/[E10.$A28]+2/[E10.AJ28])" office:value-type="float" office:value="1011.0290237467" calcext:value-type="float">
            <text:p>1011.0</text:p>
          </table:table-cell>
          <table:table-cell table:formula="of:=17/(15/[E10.$A28]+2/[E10.AK28])" office:value-type="float" office:value="1012.87156390744" calcext:value-type="float">
            <text:p>1012.9</text:p>
          </table:table-cell>
          <table:table-cell table:formula="of:=17/(15/[E10.$A28]+2/[E10.AL28])" office:value-type="float" office:value="1014.57314394494" calcext:value-type="float">
            <text:p>1014.6</text:p>
          </table:table-cell>
          <table:table-cell table:formula="of:=17/(15/[E10.$A28]+2/[E10.AM28])" office:value-type="float" office:value="1016.14597732928" calcext:value-type="float">
            <text:p>1016.1</text:p>
          </table:table-cell>
          <table:table-cell table:formula="of:=17/(15/[E10.$A28]+2/[E10.AN28])" office:value-type="float" office:value="1017.60125424615" calcext:value-type="float">
            <text:p>1017.6</text:p>
          </table:table-cell>
          <table:table-cell table:formula="of:=17/(15/[E10.$A28]+2/[E10.AO28])" office:value-type="float" office:value="1018.94919025838" calcext:value-type="float">
            <text:p>1018.9</text:p>
          </table:table-cell>
          <table:table-cell table:formula="of:=17/(15/[E10.$A28]+2/[E10.AP28])" office:value-type="float" office:value="1020.19908654409" calcext:value-type="float">
            <text:p>1020.2</text:p>
          </table:table-cell>
          <table:table-cell table:formula="of:=17/(15/[E10.$A28]+2/[E10.AQ28])" office:value-type="float" office:value="1021.35939582408" calcext:value-type="float">
            <text:p>1021.4</text:p>
          </table:table-cell>
          <table:table-cell table:formula="of:=17/(15/[E10.$A28]+2/[E10.AR28])" office:value-type="float" office:value="1022.43778996204" calcext:value-type="float">
            <text:p>1022.4</text:p>
          </table:table-cell>
          <table:table-cell table:formula="of:=17/(15/[E10.$A28]+2/[E10.AS28])" office:value-type="float" office:value="1023.44122657581" calcext:value-type="float">
            <text:p>1023.4</text:p>
          </table:table-cell>
          <table:table-cell table:formula="of:=17/(15/[E10.$A28]+2/[E10.AT28])" office:value-type="float" office:value="1024.37601296596" calcext:value-type="float">
            <text:p>1024.4</text:p>
          </table:table-cell>
          <table:table-cell table:formula="of:=17/(15/[E10.$A28]+2/[E10.AU28])" office:value-type="float" office:value="1025.24786635192" calcext:value-type="float">
            <text:p>1025.2</text:p>
          </table:table-cell>
          <table:table-cell table:formula="of:=17/(15/[E10.$A28]+2/[E10.AV28])" office:value-type="float" office:value="1026.06196988056" calcext:value-type="float">
            <text:p>1026.1</text:p>
          </table:table-cell>
          <table:table-cell table:formula="of:=17/(15/[E10.$A28]+2/[E10.AW28])" office:value-type="float" office:value="1026.82302419688" calcext:value-type="float">
            <text:p>1026.8</text:p>
          </table:table-cell>
          <table:table-cell table:formula="of:=17/(15/[E10.$A28]+2/[E10.AX28])" office:value-type="float" office:value="1027.53529458159" calcext:value-type="float">
            <text:p>1027.5</text:p>
          </table:table-cell>
          <table:table-cell table:formula="of:=17/(15/[E10.$A28]+2/[E10.AY28])" office:value-type="float" office:value="1028.20265379976" calcext:value-type="float">
            <text:p>1028.2</text:p>
          </table:table-cell>
          <table:table-cell table:formula="of:=17/(15/[E10.$A28]+2/[E10.AZ28])" office:value-type="float" office:value="1028.82862088863" calcext:value-type="float">
            <text:p>1028.8</text:p>
          </table:table-cell>
          <table:table-cell table:number-columns-repeated="972"/>
        </table:table-row>
        <table:table-row table:style-name="ro4">
          <table:table-cell office:value-type="float" office:value="940" calcext:value-type="float">
            <text:p>940.0</text:p>
          </table:table-cell>
          <table:table-cell table:formula="of:=17/(15/[E10.$A29]+2/[E10.B29])" office:value-type="float" office:value="940" calcext:value-type="float">
            <text:p>940.0</text:p>
          </table:table-cell>
          <table:table-cell table:formula="of:=17/(15/[E10.$A29]+2/[E10.C29])" office:value-type="float" office:value="940" calcext:value-type="float">
            <text:p>940.0</text:p>
          </table:table-cell>
          <table:table-cell table:formula="of:=17/(15/[E10.$A29]+2/[E10.D29])" office:value-type="float" office:value="940" calcext:value-type="float">
            <text:p>940.0</text:p>
          </table:table-cell>
          <table:table-cell table:formula="of:=17/(15/[E10.$A29]+2/[E10.E29])" office:value-type="float" office:value="940" calcext:value-type="float">
            <text:p>940.0</text:p>
          </table:table-cell>
          <table:table-cell table:formula="of:=17/(15/[E10.$A29]+2/[E10.F29])" office:value-type="float" office:value="940" calcext:value-type="float">
            <text:p>940.0</text:p>
          </table:table-cell>
          <table:table-cell table:formula="of:=17/(15/[E10.$A29]+2/[E10.G29])" office:value-type="float" office:value="940" calcext:value-type="float">
            <text:p>940.0</text:p>
          </table:table-cell>
          <table:table-cell table:formula="of:=17/(15/[E10.$A29]+2/[E10.H29])" office:value-type="float" office:value="940" calcext:value-type="float">
            <text:p>940.0</text:p>
          </table:table-cell>
          <table:table-cell table:formula="of:=17/(15/[E10.$A29]+2/[E10.I29])" office:value-type="float" office:value="940" calcext:value-type="float">
            <text:p>940.0</text:p>
          </table:table-cell>
          <table:table-cell table:formula="of:=17/(15/[E10.$A29]+2/[E10.J29])" office:value-type="float" office:value="940" calcext:value-type="float">
            <text:p>940.0</text:p>
          </table:table-cell>
          <table:table-cell table:formula="of:=17/(15/[E10.$A29]+2/[E10.K29])" office:value-type="float" office:value="940" calcext:value-type="float">
            <text:p>940.0</text:p>
          </table:table-cell>
          <table:table-cell table:formula="of:=17/(15/[E10.$A29]+2/[E10.L29])" office:value-type="float" office:value="940" calcext:value-type="float">
            <text:p>940.0</text:p>
          </table:table-cell>
          <table:table-cell table:formula="of:=17/(15/[E10.$A29]+2/[E10.M29])" office:value-type="float" office:value="941.165530068196" calcext:value-type="float">
            <text:p>941.2</text:p>
          </table:table-cell>
          <table:table-cell table:formula="of:=17/(15/[E10.$A29]+2/[E10.N29])" office:value-type="float" office:value="943.432744978698" calcext:value-type="float">
            <text:p>943.4</text:p>
          </table:table-cell>
          <table:table-cell table:formula="of:=17/(15/[E10.$A29]+2/[E10.O29])" office:value-type="float" office:value="946.682464454976" calcext:value-type="float">
            <text:p>946.7</text:p>
          </table:table-cell>
          <table:table-cell table:formula="of:=17/(15/[E10.$A29]+2/[E10.P29])" office:value-type="float" office:value="950.755148741419" calcext:value-type="float">
            <text:p>950.8</text:p>
          </table:table-cell>
          <table:table-cell table:formula="of:=17/(15/[E10.$A29]+2/[E10.Q29])" office:value-type="float" office:value="955.469007131103" calcext:value-type="float">
            <text:p>955.5</text:p>
          </table:table-cell>
          <table:table-cell table:formula="of:=17/(15/[E10.$A29]+2/[E10.R29])" office:value-type="float" office:value="960.637741766858" calcext:value-type="float">
            <text:p>960.6</text:p>
          </table:table-cell>
          <table:table-cell table:formula="of:=17/(15/[E10.$A29]+2/[E10.S29])" office:value-type="float" office:value="966.085232903865" calcext:value-type="float">
            <text:p>966.1</text:p>
          </table:table-cell>
          <table:table-cell table:formula="of:=17/(15/[E10.$A29]+2/[E10.T29])" office:value-type="float" office:value="971.655753040225" calcext:value-type="float">
            <text:p>971.7</text:p>
          </table:table-cell>
          <table:table-cell table:formula="of:=17/(15/[E10.$A29]+2/[E10.U29])" office:value-type="float" office:value="977.219533655961" calcext:value-type="float">
            <text:p>977.2</text:p>
          </table:table-cell>
          <table:table-cell table:formula="of:=17/(15/[E10.$A29]+2/[E10.V29])" office:value-type="float" office:value="982.67437061494" calcext:value-type="float">
            <text:p>982.7</text:p>
          </table:table-cell>
          <table:table-cell table:formula="of:=17/(15/[E10.$A29]+2/[E10.W29])" office:value-type="float" office:value="987.944358578053" calcext:value-type="float">
            <text:p>987.9</text:p>
          </table:table-cell>
          <table:table-cell table:formula="of:=17/(15/[E10.$A29]+2/[E10.X29])" office:value-type="float" office:value="992.976878612717" calcext:value-type="float">
            <text:p>993.0</text:p>
          </table:table-cell>
          <table:table-cell table:formula="of:=17/(15/[E10.$A29]+2/[E10.Y29])" office:value-type="float" office:value="997.738778265272" calcext:value-type="float">
            <text:p>997.7</text:p>
          </table:table-cell>
          <table:table-cell table:formula="of:=17/(15/[E10.$A29]+2/[E10.Z29])" office:value-type="float" office:value="1002.21241727072" calcext:value-type="float">
            <text:p>1002.2</text:p>
          </table:table-cell>
          <table:table-cell table:formula="of:=17/(15/[E10.$A29]+2/[E10.AA29])" office:value-type="float" office:value="1006.39199529135" calcext:value-type="float">
            <text:p>1006.4</text:p>
          </table:table-cell>
          <table:table-cell table:formula="of:=17/(15/[E10.$A29]+2/[E10.AB29])" office:value-type="float" office:value="1010.28037383178" calcext:value-type="float">
            <text:p>1010.3</text:p>
          </table:table-cell>
          <table:table-cell table:formula="of:=17/(15/[E10.$A29]+2/[E10.AC29])" office:value-type="float" office:value="1013.8864628821" calcext:value-type="float">
            <text:p>1013.9</text:p>
          </table:table-cell>
          <table:table-cell table:formula="of:=17/(15/[E10.$A29]+2/[E10.AD29])" office:value-type="float" office:value="1017.22315637761" calcext:value-type="float">
            <text:p>1017.2</text:p>
          </table:table-cell>
          <table:table-cell table:formula="of:=17/(15/[E10.$A29]+2/[E10.AE29])" office:value-type="float" office:value="1020.30575539568" calcext:value-type="float">
            <text:p>1020.3</text:p>
          </table:table-cell>
          <table:table-cell table:formula="of:=17/(15/[E10.$A29]+2/[E10.AF29])" office:value-type="float" office:value="1023.15080033698" calcext:value-type="float">
            <text:p>1023.2</text:p>
          </table:table-cell>
          <table:table-cell table:formula="of:=17/(15/[E10.$A29]+2/[E10.AG29])" office:value-type="float" office:value="1025.77523207584" calcext:value-type="float">
            <text:p>1025.8</text:p>
          </table:table-cell>
          <table:table-cell table:formula="of:=17/(15/[E10.$A29]+2/[E10.AH29])" office:value-type="float" office:value="1028.19580938253" calcext:value-type="float">
            <text:p>1028.2</text:p>
          </table:table-cell>
          <table:table-cell table:formula="of:=17/(15/[E10.$A29]+2/[E10.AI29])" office:value-type="float" office:value="1030.42872080864" calcext:value-type="float">
            <text:p>1030.4</text:p>
          </table:table-cell>
          <table:table-cell table:formula="of:=17/(15/[E10.$A29]+2/[E10.AJ29])" office:value-type="float" office:value="1032.48934076747" calcext:value-type="float">
            <text:p>1032.5</text:p>
          </table:table-cell>
          <table:table-cell table:formula="of:=17/(15/[E10.$A29]+2/[E10.AK29])" office:value-type="float" office:value="1034.39209022092" calcext:value-type="float">
            <text:p>1034.4</text:p>
          </table:table-cell>
          <table:table-cell table:formula="of:=17/(15/[E10.$A29]+2/[E10.AL29])" office:value-type="float" office:value="1036.15037155763" calcext:value-type="float">
            <text:p>1036.2</text:p>
          </table:table-cell>
          <table:table-cell table:formula="of:=17/(15/[E10.$A29]+2/[E10.AM29])" office:value-type="float" office:value="1037.77655476059" calcext:value-type="float">
            <text:p>1037.8</text:p>
          </table:table-cell>
          <table:table-cell table:formula="of:=17/(15/[E10.$A29]+2/[E10.AN29])" office:value-type="float" office:value="1039.28199791883" calcext:value-type="float">
            <text:p>1039.3</text:p>
          </table:table-cell>
          <table:table-cell table:formula="of:=17/(15/[E10.$A29]+2/[E10.AO29])" office:value-type="float" office:value="1040.67708974517" calcext:value-type="float">
            <text:p>1040.7</text:p>
          </table:table-cell>
          <table:table-cell table:formula="of:=17/(15/[E10.$A29]+2/[E10.AP29])" office:value-type="float" office:value="1041.9713052607" calcext:value-type="float">
            <text:p>1042.0</text:p>
          </table:table-cell>
          <table:table-cell table:formula="of:=17/(15/[E10.$A29]+2/[E10.AQ29])" office:value-type="float" office:value="1043.17326842222" calcext:value-type="float">
            <text:p>1043.2</text:p>
          </table:table-cell>
          <table:table-cell table:formula="of:=17/(15/[E10.$A29]+2/[E10.AR29])" office:value-type="float" office:value="1044.29081739861" calcext:value-type="float">
            <text:p>1044.3</text:p>
          </table:table-cell>
          <table:table-cell table:formula="of:=17/(15/[E10.$A29]+2/[E10.AS29])" office:value-type="float" office:value="1045.33106960951" calcext:value-type="float">
            <text:p>1045.3</text:p>
          </table:table-cell>
          <table:table-cell table:formula="of:=17/(15/[E10.$A29]+2/[E10.AT29])" office:value-type="float" office:value="1046.30048465267" calcext:value-type="float">
            <text:p>1046.3</text:p>
          </table:table-cell>
          <table:table-cell table:formula="of:=17/(15/[E10.$A29]+2/[E10.AU29])" office:value-type="float" office:value="1047.20492396814" calcext:value-type="float">
            <text:p>1047.2</text:p>
          </table:table-cell>
          <table:table-cell table:formula="of:=17/(15/[E10.$A29]+2/[E10.AV29])" office:value-type="float" office:value="1048.04970659303" calcext:value-type="float">
            <text:p>1048.0</text:p>
          </table:table-cell>
          <table:table-cell table:formula="of:=17/(15/[E10.$A29]+2/[E10.AW29])" office:value-type="float" office:value="1048.83966070987" calcext:value-type="float">
            <text:p>1048.8</text:p>
          </table:table-cell>
          <table:table-cell table:formula="of:=17/(15/[E10.$A29]+2/[E10.AX29])" office:value-type="float" office:value="1049.5791709274" calcext:value-type="float">
            <text:p>1049.6</text:p>
          </table:table-cell>
          <table:table-cell table:formula="of:=17/(15/[E10.$A29]+2/[E10.AY29])" office:value-type="float" office:value="1050.27222138667" calcext:value-type="float">
            <text:p>1050.3</text:p>
          </table:table-cell>
          <table:table-cell table:formula="of:=17/(15/[E10.$A29]+2/[E10.AZ29])" office:value-type="float" office:value="1050.92243488272" calcext:value-type="float">
            <text:p>1050.9</text:p>
          </table:table-cell>
          <table:table-cell table:number-columns-repeated="972"/>
        </table:table-row>
        <table:table-row table:style-name="ro4">
          <table:table-cell office:value-type="float" office:value="960" calcext:value-type="float">
            <text:p>960.0</text:p>
          </table:table-cell>
          <table:table-cell table:formula="of:=17/(15/[E10.$A30]+2/[E10.B30])" office:value-type="float" office:value="960" calcext:value-type="float">
            <text:p>960.0</text:p>
          </table:table-cell>
          <table:table-cell table:formula="of:=17/(15/[E10.$A30]+2/[E10.C30])" office:value-type="float" office:value="960" calcext:value-type="float">
            <text:p>960.0</text:p>
          </table:table-cell>
          <table:table-cell table:formula="of:=17/(15/[E10.$A30]+2/[E10.D30])" office:value-type="float" office:value="960" calcext:value-type="float">
            <text:p>960.0</text:p>
          </table:table-cell>
          <table:table-cell table:formula="of:=17/(15/[E10.$A30]+2/[E10.E30])" office:value-type="float" office:value="960" calcext:value-type="float">
            <text:p>960.0</text:p>
          </table:table-cell>
          <table:table-cell table:formula="of:=17/(15/[E10.$A30]+2/[E10.F30])" office:value-type="float" office:value="960" calcext:value-type="float">
            <text:p>960.0</text:p>
          </table:table-cell>
          <table:table-cell table:formula="of:=17/(15/[E10.$A30]+2/[E10.G30])" office:value-type="float" office:value="960" calcext:value-type="float">
            <text:p>960.0</text:p>
          </table:table-cell>
          <table:table-cell table:formula="of:=17/(15/[E10.$A30]+2/[E10.H30])" office:value-type="float" office:value="960" calcext:value-type="float">
            <text:p>960.0</text:p>
          </table:table-cell>
          <table:table-cell table:formula="of:=17/(15/[E10.$A30]+2/[E10.I30])" office:value-type="float" office:value="960" calcext:value-type="float">
            <text:p>960.0</text:p>
          </table:table-cell>
          <table:table-cell table:formula="of:=17/(15/[E10.$A30]+2/[E10.J30])" office:value-type="float" office:value="960" calcext:value-type="float">
            <text:p>960.0</text:p>
          </table:table-cell>
          <table:table-cell table:formula="of:=17/(15/[E10.$A30]+2/[E10.K30])" office:value-type="float" office:value="960" calcext:value-type="float">
            <text:p>960.0</text:p>
          </table:table-cell>
          <table:table-cell table:formula="of:=17/(15/[E10.$A30]+2/[E10.L30])" office:value-type="float" office:value="960" calcext:value-type="float">
            <text:p>960.0</text:p>
          </table:table-cell>
          <table:table-cell table:formula="of:=17/(15/[E10.$A30]+2/[E10.M30])" office:value-type="float" office:value="961.165755919854" calcext:value-type="float">
            <text:p>961.2</text:p>
          </table:table-cell>
          <table:table-cell table:formula="of:=17/(15/[E10.$A30]+2/[E10.N30])" office:value-type="float" office:value="963.434704830054" calcext:value-type="float">
            <text:p>963.4</text:p>
          </table:table-cell>
          <table:table-cell table:formula="of:=17/(15/[E10.$A30]+2/[E10.O30])" office:value-type="float" office:value="966.689895470383" calcext:value-type="float">
            <text:p>966.7</text:p>
          </table:table-cell>
          <table:table-cell table:formula="of:=17/(15/[E10.$A30]+2/[E10.P30])" office:value-type="float" office:value="970.774410774411" calcext:value-type="float">
            <text:p>970.8</text:p>
          </table:table-cell>
          <table:table-cell table:formula="of:=17/(15/[E10.$A30]+2/[E10.Q30])" office:value-type="float" office:value="975.508885298869" calcext:value-type="float">
            <text:p>975.5</text:p>
          </table:table-cell>
          <table:table-cell table:formula="of:=17/(15/[E10.$A30]+2/[E10.R30])" office:value-type="float" office:value="980.708782742681" calcext:value-type="float">
            <text:p>980.7</text:p>
          </table:table-cell>
          <table:table-cell table:formula="of:=17/(15/[E10.$A30]+2/[E10.S30])" office:value-type="float" office:value="986.198830409357" calcext:value-type="float">
            <text:p>986.2</text:p>
          </table:table-cell>
          <table:table-cell table:formula="of:=17/(15/[E10.$A30]+2/[E10.T30])" office:value-type="float" office:value="991.82320441989" calcext:value-type="float">
            <text:p>991.8</text:p>
          </table:table-cell>
          <table:table-cell table:formula="of:=17/(15/[E10.$A30]+2/[E10.U30])" office:value-type="float" office:value="997.451235370611" calcext:value-type="float">
            <text:p>997.5</text:p>
          </table:table-cell>
          <table:table-cell table:formula="of:=17/(15/[E10.$A30]+2/[E10.V30])" office:value-type="float" office:value="1002.97924297924" calcext:value-type="float">
            <text:p>1003.0</text:p>
          </table:table-cell>
          <table:table-cell table:formula="of:=17/(15/[E10.$A30]+2/[E10.W30])" office:value-type="float" office:value="1008.3295194508" calcext:value-type="float">
            <text:p>1008.3</text:p>
          </table:table-cell>
          <table:table-cell table:formula="of:=17/(15/[E10.$A30]+2/[E10.X30])" office:value-type="float" office:value="1013.44753747323" calcext:value-type="float">
            <text:p>1013.4</text:p>
          </table:table-cell>
          <table:table-cell table:formula="of:=17/(15/[E10.$A30]+2/[E10.Y30])" office:value-type="float" office:value="1018.2982982983" calcext:value-type="float">
            <text:p>1018.3</text:p>
          </table:table-cell>
          <table:table-cell table:formula="of:=17/(15/[E10.$A30]+2/[E10.Z30])" office:value-type="float" office:value="1022.86248830683" calcext:value-type="float">
            <text:p>1022.9</text:p>
          </table:table-cell>
          <table:table-cell table:formula="of:=17/(15/[E10.$A30]+2/[E10.AA30])" office:value-type="float" office:value="1027.13286713287" calcext:value-type="float">
            <text:p>1027.1</text:p>
          </table:table-cell>
          <table:table-cell table:formula="of:=17/(15/[E10.$A30]+2/[E10.AB30])" office:value-type="float" office:value="1031.11111111111" calcext:value-type="float">
            <text:p>1031.1</text:p>
          </table:table-cell>
          <table:table-cell table:formula="of:=17/(15/[E10.$A30]+2/[E10.AC30])" office:value-type="float" office:value="1034.80519480519" calcext:value-type="float">
            <text:p>1034.8</text:p>
          </table:table-cell>
          <table:table-cell table:formula="of:=17/(15/[E10.$A30]+2/[E10.AD30])" office:value-type="float" office:value="1038.22730521801" calcext:value-type="float">
            <text:p>1038.2</text:p>
          </table:table-cell>
          <table:table-cell table:formula="of:=17/(15/[E10.$A30]+2/[E10.AE30])" office:value-type="float" office:value="1041.3922356091" calcext:value-type="float">
            <text:p>1041.4</text:p>
          </table:table-cell>
          <table:table-cell table:formula="of:=17/(15/[E10.$A30]+2/[E10.AF30])" office:value-type="float" office:value="1044.31618569636" calcext:value-type="float">
            <text:p>1044.3</text:p>
          </table:table-cell>
          <table:table-cell table:formula="of:=17/(15/[E10.$A30]+2/[E10.AG30])" office:value-type="float" office:value="1047.015891701" calcext:value-type="float">
            <text:p>1047.0</text:p>
          </table:table-cell>
          <table:table-cell table:formula="of:=17/(15/[E10.$A30]+2/[E10.AH30])" office:value-type="float" office:value="1049.50801547816" calcext:value-type="float">
            <text:p>1049.5</text:p>
          </table:table-cell>
          <table:table-cell table:formula="of:=17/(15/[E10.$A30]+2/[E10.AI30])" office:value-type="float" office:value="1051.80873180873" calcext:value-type="float">
            <text:p>1051.8</text:p>
          </table:table-cell>
          <table:table-cell table:formula="of:=17/(15/[E10.$A30]+2/[E10.AJ30])" office:value-type="float" office:value="1053.93346379648" calcext:value-type="float">
            <text:p>1053.9</text:p>
          </table:table-cell>
          <table:table-cell table:formula="of:=17/(15/[E10.$A30]+2/[E10.AK30])" office:value-type="float" office:value="1055.89672660212" calcext:value-type="float">
            <text:p>1055.9</text:p>
          </table:table-cell>
          <table:table-cell table:formula="of:=17/(15/[E10.$A30]+2/[E10.AL30])" office:value-type="float" office:value="1057.71204871683" calcext:value-type="float">
            <text:p>1057.7</text:p>
          </table:table-cell>
          <table:table-cell table:formula="of:=17/(15/[E10.$A30]+2/[E10.AM30])" office:value-type="float" office:value="1059.39194741167" calcext:value-type="float">
            <text:p>1059.4</text:p>
          </table:table-cell>
          <table:table-cell table:formula="of:=17/(15/[E10.$A30]+2/[E10.AN30])" office:value-type="float" office:value="1060.94794094794" calcext:value-type="float">
            <text:p>1060.9</text:p>
          </table:table-cell>
          <table:table-cell table:formula="of:=17/(15/[E10.$A30]+2/[E10.AO30])" office:value-type="float" office:value="1062.39058477381" calcext:value-type="float">
            <text:p>1062.4</text:p>
          </table:table-cell>
          <table:table-cell table:formula="of:=17/(15/[E10.$A30]+2/[E10.AP30])" office:value-type="float" office:value="1063.7295224817" calcext:value-type="float">
            <text:p>1063.7</text:p>
          </table:table-cell>
          <table:table-cell table:formula="of:=17/(15/[E10.$A30]+2/[E10.AQ30])" office:value-type="float" office:value="1064.97354497355" calcext:value-type="float">
            <text:p>1065.0</text:p>
          </table:table-cell>
          <table:table-cell table:formula="of:=17/(15/[E10.$A30]+2/[E10.AR30])" office:value-type="float" office:value="1066.13065326633" calcext:value-type="float">
            <text:p>1066.1</text:p>
          </table:table-cell>
          <table:table-cell table:formula="of:=17/(15/[E10.$A30]+2/[E10.AS30])" office:value-type="float" office:value="1067.20812182741" calcext:value-type="float">
            <text:p>1067.2</text:p>
          </table:table-cell>
          <table:table-cell table:formula="of:=17/(15/[E10.$A30]+2/[E10.AT30])" office:value-type="float" office:value="1068.21256038647" calcext:value-type="float">
            <text:p>1068.2</text:p>
          </table:table-cell>
          <table:table-cell table:formula="of:=17/(15/[E10.$A30]+2/[E10.AU30])" office:value-type="float" office:value="1069.14997292907" calcext:value-type="float">
            <text:p>1069.1</text:p>
          </table:table-cell>
          <table:table-cell table:formula="of:=17/(15/[E10.$A30]+2/[E10.AV30])" office:value-type="float" office:value="1070.02581311306" calcext:value-type="float">
            <text:p>1070.0</text:p>
          </table:table-cell>
          <table:table-cell table:formula="of:=17/(15/[E10.$A30]+2/[E10.AW30])" office:value-type="float" office:value="1070.84503572308" calcext:value-type="float">
            <text:p>1070.8</text:p>
          </table:table-cell>
          <table:table-cell table:formula="of:=17/(15/[E10.$A30]+2/[E10.AX30])" office:value-type="float" office:value="1071.61214403389" calcext:value-type="float">
            <text:p>1071.6</text:p>
          </table:table-cell>
          <table:table-cell table:formula="of:=17/(15/[E10.$A30]+2/[E10.AY30])" office:value-type="float" office:value="1072.33123312331" calcext:value-type="float">
            <text:p>1072.3</text:p>
          </table:table-cell>
          <table:table-cell table:formula="of:=17/(15/[E10.$A30]+2/[E10.AZ30])" office:value-type="float" office:value="1073.0060292851" calcext:value-type="float">
            <text:p>1073.0</text:p>
          </table:table-cell>
          <table:table-cell table:number-columns-repeated="972"/>
        </table:table-row>
        <table:table-row table:style-name="ro4">
          <table:table-cell office:value-type="float" office:value="980" calcext:value-type="float">
            <text:p>980.0</text:p>
          </table:table-cell>
          <table:table-cell table:formula="of:=17/(15/[E10.$A31]+2/[E10.B31])" office:value-type="float" office:value="980" calcext:value-type="float">
            <text:p>980.0</text:p>
          </table:table-cell>
          <table:table-cell table:formula="of:=17/(15/[E10.$A31]+2/[E10.C31])" office:value-type="float" office:value="980" calcext:value-type="float">
            <text:p>980.0</text:p>
          </table:table-cell>
          <table:table-cell table:formula="of:=17/(15/[E10.$A31]+2/[E10.D31])" office:value-type="float" office:value="980" calcext:value-type="float">
            <text:p>980.0</text:p>
          </table:table-cell>
          <table:table-cell table:formula="of:=17/(15/[E10.$A31]+2/[E10.E31])" office:value-type="float" office:value="980" calcext:value-type="float">
            <text:p>980.0</text:p>
          </table:table-cell>
          <table:table-cell table:formula="of:=17/(15/[E10.$A31]+2/[E10.F31])" office:value-type="float" office:value="980" calcext:value-type="float">
            <text:p>980.0</text:p>
          </table:table-cell>
          <table:table-cell table:formula="of:=17/(15/[E10.$A31]+2/[E10.G31])" office:value-type="float" office:value="980" calcext:value-type="float">
            <text:p>980.0</text:p>
          </table:table-cell>
          <table:table-cell table:formula="of:=17/(15/[E10.$A31]+2/[E10.H31])" office:value-type="float" office:value="980" calcext:value-type="float">
            <text:p>980.0</text:p>
          </table:table-cell>
          <table:table-cell table:formula="of:=17/(15/[E10.$A31]+2/[E10.I31])" office:value-type="float" office:value="980" calcext:value-type="float">
            <text:p>980.0</text:p>
          </table:table-cell>
          <table:table-cell table:formula="of:=17/(15/[E10.$A31]+2/[E10.J31])" office:value-type="float" office:value="980" calcext:value-type="float">
            <text:p>980.0</text:p>
          </table:table-cell>
          <table:table-cell table:formula="of:=17/(15/[E10.$A31]+2/[E10.K31])" office:value-type="float" office:value="980" calcext:value-type="float">
            <text:p>980.0</text:p>
          </table:table-cell>
          <table:table-cell table:formula="of:=17/(15/[E10.$A31]+2/[E10.L31])" office:value-type="float" office:value="980" calcext:value-type="float">
            <text:p>980.0</text:p>
          </table:table-cell>
          <table:table-cell table:formula="of:=17/(15/[E10.$A31]+2/[E10.M31])" office:value-type="float" office:value="981.165972635336" calcext:value-type="float">
            <text:p>981.2</text:p>
          </table:table-cell>
          <table:table-cell table:formula="of:=17/(15/[E10.$A31]+2/[E10.N31])" office:value-type="float" office:value="983.43658679135" calcext:value-type="float">
            <text:p>983.4</text:p>
          </table:table-cell>
          <table:table-cell table:formula="of:=17/(15/[E10.$A31]+2/[E10.O31])" office:value-type="float" office:value="986.697038724374" calcext:value-type="float">
            <text:p>986.7</text:p>
          </table:table-cell>
          <table:table-cell table:formula="of:=17/(15/[E10.$A31]+2/[E10.P31])" office:value-type="float" office:value="990.79295154185" calcext:value-type="float">
            <text:p>990.8</text:p>
          </table:table-cell>
          <table:table-cell table:formula="of:=17/(15/[E10.$A31]+2/[E10.Q31])" office:value-type="float" office:value="995.547329455315" calcext:value-type="float">
            <text:p>995.5</text:p>
          </table:table-cell>
          <table:table-cell table:formula="of:=17/(15/[E10.$A31]+2/[E10.R31])" office:value-type="float" office:value="1000.77738515901" calcext:value-type="float">
            <text:p>1000.8</text:p>
          </table:table-cell>
          <table:table-cell table:formula="of:=17/(15/[E10.$A31]+2/[E10.S31])" office:value-type="float" office:value="1006.30872483221" calcext:value-type="float">
            <text:p>1006.3</text:p>
          </table:table-cell>
          <table:table-cell table:formula="of:=17/(15/[E10.$A31]+2/[E10.T31])" office:value-type="float" office:value="1011.98549410698" calcext:value-type="float">
            <text:p>1012.0</text:p>
          </table:table-cell>
          <table:table-cell table:formula="of:=17/(15/[E10.$A31]+2/[E10.U31])" office:value-type="float" office:value="1017.67620674925" calcext:value-type="float">
            <text:p>1017.7</text:p>
          </table:table-cell>
          <table:table-cell table:formula="of:=17/(15/[E10.$A31]+2/[E10.V31])" office:value-type="float" office:value="1023.27579285428" calcext:value-type="float">
            <text:p>1023.3</text:p>
          </table:table-cell>
          <table:table-cell table:formula="of:=17/(15/[E10.$A31]+2/[E10.W31])" office:value-type="float" office:value="1028.70481927711" calcext:value-type="float">
            <text:p>1028.7</text:p>
          </table:table-cell>
          <table:table-cell table:formula="of:=17/(15/[E10.$A31]+2/[E10.X31])" office:value-type="float" office:value="1033.90691114245" calcext:value-type="float">
            <text:p>1033.9</text:p>
          </table:table-cell>
          <table:table-cell table:formula="of:=17/(15/[E10.$A31]+2/[E10.Y31])" office:value-type="float" office:value="1038.84526558891" calcext:value-type="float">
            <text:p>1038.8</text:p>
          </table:table-cell>
          <table:table-cell table:formula="of:=17/(15/[E10.$A31]+2/[E10.Z31])" office:value-type="float" office:value="1043.49892008639" calcext:value-type="float">
            <text:p>1043.5</text:p>
          </table:table-cell>
          <table:table-cell table:formula="of:=17/(15/[E10.$A31]+2/[E10.AA31])" office:value-type="float" office:value="1047.85920369302" calcext:value-type="float">
            <text:p>1047.9</text:p>
          </table:table-cell>
          <table:table-cell table:formula="of:=17/(15/[E10.$A31]+2/[E10.AB31])" office:value-type="float" office:value="1051.92660550459" calcext:value-type="float">
            <text:p>1051.9</text:p>
          </table:table-cell>
          <table:table-cell table:formula="of:=17/(15/[E10.$A31]+2/[E10.AC31])" office:value-type="float" office:value="1055.70815450644" calcext:value-type="float">
            <text:p>1055.7</text:p>
          </table:table-cell>
          <table:table-cell table:formula="of:=17/(15/[E10.$A31]+2/[E10.AD31])" office:value-type="float" office:value="1059.21531552824" calcext:value-type="float">
            <text:p>1059.2</text:p>
          </table:table-cell>
          <table:table-cell table:formula="of:=17/(15/[E10.$A31]+2/[E10.AE31])" office:value-type="float" office:value="1062.46235606732" calcext:value-type="float">
            <text:p>1062.5</text:p>
          </table:table-cell>
          <table:table-cell table:formula="of:=17/(15/[E10.$A31]+2/[E10.AF31])" office:value-type="float" office:value="1065.46511627907" calcext:value-type="float">
            <text:p>1065.5</text:p>
          </table:table-cell>
          <table:table-cell table:formula="of:=17/(15/[E10.$A31]+2/[E10.AG31])" office:value-type="float" office:value="1068.24010914052" calcext:value-type="float">
            <text:p>1068.2</text:p>
          </table:table-cell>
          <table:table-cell table:formula="of:=17/(15/[E10.$A31]+2/[E10.AH31])" office:value-type="float" office:value="1070.80388207288" calcext:value-type="float">
            <text:p>1070.8</text:p>
          </table:table-cell>
          <table:table-cell table:formula="of:=17/(15/[E10.$A31]+2/[E10.AI31])" office:value-type="float" office:value="1073.17258008956" calcext:value-type="float">
            <text:p>1073.2</text:p>
          </table:table-cell>
          <table:table-cell table:formula="of:=17/(15/[E10.$A31]+2/[E10.AJ31])" office:value-type="float" office:value="1075.36166072008" calcext:value-type="float">
            <text:p>1075.4</text:p>
          </table:table-cell>
          <table:table-cell table:formula="of:=17/(15/[E10.$A31]+2/[E10.AK31])" office:value-type="float" office:value="1077.38572083779" calcext:value-type="float">
            <text:p>1077.4</text:p>
          </table:table-cell>
          <table:table-cell table:formula="of:=17/(15/[E10.$A31]+2/[E10.AL31])" office:value-type="float" office:value="1079.25840427067" calcext:value-type="float">
            <text:p>1079.3</text:p>
          </table:table-cell>
          <table:table-cell table:formula="of:=17/(15/[E10.$A31]+2/[E10.AM31])" office:value-type="float" office:value="1080.99236641221" calcext:value-type="float">
            <text:p>1081.0</text:p>
          </table:table-cell>
          <table:table-cell table:formula="of:=17/(15/[E10.$A31]+2/[E10.AN31])" office:value-type="float" office:value="1082.59927797834" calcext:value-type="float">
            <text:p>1082.6</text:p>
          </table:table-cell>
          <table:table-cell table:formula="of:=17/(15/[E10.$A31]+2/[E10.AO31])" office:value-type="float" office:value="1084.08985471859" calcext:value-type="float">
            <text:p>1084.1</text:p>
          </table:table-cell>
          <table:table-cell table:formula="of:=17/(15/[E10.$A31]+2/[E10.AP31])" office:value-type="float" office:value="1085.47390348339" calcext:value-type="float">
            <text:p>1085.5</text:p>
          </table:table-cell>
          <table:table-cell table:formula="of:=17/(15/[E10.$A31]+2/[E10.AQ31])" office:value-type="float" office:value="1086.7603777729" calcext:value-type="float">
            <text:p>1086.8</text:p>
          </table:table-cell>
          <table:table-cell table:formula="of:=17/(15/[E10.$A31]+2/[E10.AR31])" office:value-type="float" office:value="1087.95743793032" calcext:value-type="float">
            <text:p>1088.0</text:p>
          </table:table-cell>
          <table:table-cell table:formula="of:=17/(15/[E10.$A31]+2/[E10.AS31])" office:value-type="float" office:value="1089.07251264755" calcext:value-type="float">
            <text:p>1089.1</text:p>
          </table:table-cell>
          <table:table-cell table:formula="of:=17/(15/[E10.$A31]+2/[E10.AT31])" office:value-type="float" office:value="1090.11235955056" calcext:value-type="float">
            <text:p>1090.1</text:p>
          </table:table-cell>
          <table:table-cell table:formula="of:=17/(15/[E10.$A31]+2/[E10.AU31])" office:value-type="float" office:value="1091.08312342569" calcext:value-type="float">
            <text:p>1091.1</text:p>
          </table:table-cell>
          <table:table-cell table:formula="of:=17/(15/[E10.$A31]+2/[E10.AV31])" office:value-type="float" office:value="1091.99039121483" calcext:value-type="float">
            <text:p>1092.0</text:p>
          </table:table-cell>
          <table:table-cell table:formula="of:=17/(15/[E10.$A31]+2/[E10.AW31])" office:value-type="float" office:value="1092.83924330522" calcext:value-type="float">
            <text:p>1092.8</text:p>
          </table:table-cell>
          <table:table-cell table:formula="of:=17/(15/[E10.$A31]+2/[E10.AX31])" office:value-type="float" office:value="1093.63430091542" calcext:value-type="float">
            <text:p>1093.6</text:p>
          </table:table-cell>
          <table:table-cell table:formula="of:=17/(15/[E10.$A31]+2/[E10.AY31])" office:value-type="float" office:value="1094.37976956457" calcext:value-type="float">
            <text:p>1094.4</text:p>
          </table:table-cell>
          <table:table-cell table:formula="of:=17/(15/[E10.$A31]+2/[E10.AZ31])" office:value-type="float" office:value="1095.07947873407" calcext:value-type="float">
            <text:p>1095.1</text:p>
          </table:table-cell>
          <table:table-cell table:number-columns-repeated="972"/>
        </table:table-row>
        <table:table-row table:style-name="ro4">
          <table:table-cell office:value-type="float" office:value="1000" calcext:value-type="float">
            <text:p>1000.0</text:p>
          </table:table-cell>
          <table:table-cell table:formula="of:=17/(15/[E10.$A32]+2/[E10.B32])" office:value-type="float" office:value="1000" calcext:value-type="float">
            <text:p>1000.0</text:p>
          </table:table-cell>
          <table:table-cell table:formula="of:=17/(15/[E10.$A32]+2/[E10.C32])" office:value-type="float" office:value="1000" calcext:value-type="float">
            <text:p>1000.0</text:p>
          </table:table-cell>
          <table:table-cell table:formula="of:=17/(15/[E10.$A32]+2/[E10.D32])" office:value-type="float" office:value="1000" calcext:value-type="float">
            <text:p>1000.0</text:p>
          </table:table-cell>
          <table:table-cell table:formula="of:=17/(15/[E10.$A32]+2/[E10.E32])" office:value-type="float" office:value="1000" calcext:value-type="float">
            <text:p>1000.0</text:p>
          </table:table-cell>
          <table:table-cell table:formula="of:=17/(15/[E10.$A32]+2/[E10.F32])" office:value-type="float" office:value="1000" calcext:value-type="float">
            <text:p>1000.0</text:p>
          </table:table-cell>
          <table:table-cell table:formula="of:=17/(15/[E10.$A32]+2/[E10.G32])" office:value-type="float" office:value="1000" calcext:value-type="float">
            <text:p>1000.0</text:p>
          </table:table-cell>
          <table:table-cell table:formula="of:=17/(15/[E10.$A32]+2/[E10.H32])" office:value-type="float" office:value="1000" calcext:value-type="float">
            <text:p>1000.0</text:p>
          </table:table-cell>
          <table:table-cell table:formula="of:=17/(15/[E10.$A32]+2/[E10.I32])" office:value-type="float" office:value="1000" calcext:value-type="float">
            <text:p>1000.0</text:p>
          </table:table-cell>
          <table:table-cell table:formula="of:=17/(15/[E10.$A32]+2/[E10.J32])" office:value-type="float" office:value="1000" calcext:value-type="float">
            <text:p>1000.0</text:p>
          </table:table-cell>
          <table:table-cell table:formula="of:=17/(15/[E10.$A32]+2/[E10.K32])" office:value-type="float" office:value="1000" calcext:value-type="float">
            <text:p>1000.0</text:p>
          </table:table-cell>
          <table:table-cell table:formula="of:=17/(15/[E10.$A32]+2/[E10.L32])" office:value-type="float" office:value="1000" calcext:value-type="float">
            <text:p>1000.0</text:p>
          </table:table-cell>
          <table:table-cell table:formula="of:=17/(15/[E10.$A32]+2/[E10.M32])" office:value-type="float" office:value="1001.16618075802" calcext:value-type="float">
            <text:p>1001.2</text:p>
          </table:table-cell>
          <table:table-cell table:formula="of:=17/(15/[E10.$A32]+2/[E10.N32])" office:value-type="float" office:value="1003.43839541547" calcext:value-type="float">
            <text:p>1003.4</text:p>
          </table:table-cell>
          <table:table-cell table:formula="of:=17/(15/[E10.$A32]+2/[E10.O32])" office:value-type="float" office:value="1006.70391061453" calcext:value-type="float">
            <text:p>1006.7</text:p>
          </table:table-cell>
          <table:table-cell table:formula="of:=17/(15/[E10.$A32]+2/[E10.P32])" office:value-type="float" office:value="1010.81081081081" calcext:value-type="float">
            <text:p>1010.8</text:p>
          </table:table-cell>
          <table:table-cell table:formula="of:=17/(15/[E10.$A32]+2/[E10.Q32])" office:value-type="float" office:value="1015.58441558442" calcext:value-type="float">
            <text:p>1015.6</text:p>
          </table:table-cell>
          <table:table-cell table:formula="of:=17/(15/[E10.$A32]+2/[E10.R32])" office:value-type="float" office:value="1020.84367245658" calcext:value-type="float">
            <text:p>1020.8</text:p>
          </table:table-cell>
          <table:table-cell table:formula="of:=17/(15/[E10.$A32]+2/[E10.S32])" office:value-type="float" office:value="1026.41509433962" calcext:value-type="float">
            <text:p>1026.4</text:p>
          </table:table-cell>
          <table:table-cell table:formula="of:=17/(15/[E10.$A32]+2/[E10.T32])" office:value-type="float" office:value="1032.14285714286" calcext:value-type="float">
            <text:p>1032.1</text:p>
          </table:table-cell>
          <table:table-cell table:formula="of:=17/(15/[E10.$A32]+2/[E10.U32])" office:value-type="float" office:value="1037.89473684211" calcext:value-type="float">
            <text:p>1037.9</text:p>
          </table:table-cell>
          <table:table-cell table:formula="of:=17/(15/[E10.$A32]+2/[E10.V32])" office:value-type="float" office:value="1043.56435643564" calcext:value-type="float">
            <text:p>1043.6</text:p>
          </table:table-cell>
          <table:table-cell table:formula="of:=17/(15/[E10.$A32]+2/[E10.W32])" office:value-type="float" office:value="1049.07063197026" calcext:value-type="float">
            <text:p>1049.1</text:p>
          </table:table-cell>
          <table:table-cell table:formula="of:=17/(15/[E10.$A32]+2/[E10.X32])" office:value-type="float" office:value="1054.35540069686" calcext:value-type="float">
            <text:p>1054.4</text:p>
          </table:table-cell>
          <table:table-cell table:formula="of:=17/(15/[E10.$A32]+2/[E10.Y32])" office:value-type="float" office:value="1059.38009787928" calcext:value-type="float">
            <text:p>1059.4</text:p>
          </table:table-cell>
          <table:table-cell table:formula="of:=17/(15/[E10.$A32]+2/[E10.Z32])" office:value-type="float" office:value="1064.12213740458" calcext:value-type="float">
            <text:p>1064.1</text:p>
          </table:table-cell>
          <table:table-cell table:formula="of:=17/(15/[E10.$A32]+2/[E10.AA32])" office:value-type="float" office:value="1068.57142857143" calcext:value-type="float">
            <text:p>1068.6</text:p>
          </table:table-cell>
          <table:table-cell table:formula="of:=17/(15/[E10.$A32]+2/[E10.AB32])" office:value-type="float" office:value="1072.72727272727" calcext:value-type="float">
            <text:p>1072.7</text:p>
          </table:table-cell>
          <table:table-cell table:formula="of:=17/(15/[E10.$A32]+2/[E10.AC32])" office:value-type="float" office:value="1076.59574468085" calcext:value-type="float">
            <text:p>1076.6</text:p>
          </table:table-cell>
          <table:table-cell table:formula="of:=17/(15/[E10.$A32]+2/[E10.AD32])" office:value-type="float" office:value="1080.18757327081" calcext:value-type="float">
            <text:p>1080.2</text:p>
          </table:table-cell>
          <table:table-cell table:formula="of:=17/(15/[E10.$A32]+2/[E10.AE32])" office:value-type="float" office:value="1083.51648351648" calcext:value-type="float">
            <text:p>1083.5</text:p>
          </table:table-cell>
          <table:table-cell table:formula="of:=17/(15/[E10.$A32]+2/[E10.AF32])" office:value-type="float" office:value="1086.59793814433" calcext:value-type="float">
            <text:p>1086.6</text:p>
          </table:table-cell>
          <table:table-cell table:formula="of:=17/(15/[E10.$A32]+2/[E10.AG32])" office:value-type="float" office:value="1089.44820909971" calcext:value-type="float">
            <text:p>1089.4</text:p>
          </table:table-cell>
          <table:table-cell table:formula="of:=17/(15/[E10.$A32]+2/[E10.AH32])" office:value-type="float" office:value="1092.08371246588" calcext:value-type="float">
            <text:p>1092.1</text:p>
          </table:table-cell>
          <table:table-cell table:formula="of:=17/(15/[E10.$A32]+2/[E10.AI32])" office:value-type="float" office:value="1094.52054794521" calcext:value-type="float">
            <text:p>1094.5</text:p>
          </table:table-cell>
          <table:table-cell table:formula="of:=17/(15/[E10.$A32]+2/[E10.AJ32])" office:value-type="float" office:value="1096.77419354839" calcext:value-type="float">
            <text:p>1096.8</text:p>
          </table:table-cell>
          <table:table-cell table:formula="of:=17/(15/[E10.$A32]+2/[E10.AK32])" office:value-type="float" office:value="1098.85931558935" calcext:value-type="float">
            <text:p>1098.9</text:p>
          </table:table-cell>
          <table:table-cell table:formula="of:=17/(15/[E10.$A32]+2/[E10.AL32])" office:value-type="float" office:value="1100.78966259871" calcext:value-type="float">
            <text:p>1100.8</text:p>
          </table:table-cell>
          <table:table-cell table:formula="of:=17/(15/[E10.$A32]+2/[E10.AM32])" office:value-type="float" office:value="1102.57801899593" calcext:value-type="float">
            <text:p>1102.6</text:p>
          </table:table-cell>
          <table:table-cell table:formula="of:=17/(15/[E10.$A32]+2/[E10.AN32])" office:value-type="float" office:value="1104.23620025674" calcext:value-type="float">
            <text:p>1104.2</text:p>
          </table:table-cell>
          <table:table-cell table:formula="of:=17/(15/[E10.$A32]+2/[E10.AO32])" office:value-type="float" office:value="1105.77507598784" calcext:value-type="float">
            <text:p>1105.8</text:p>
          </table:table-cell>
          <table:table-cell table:formula="of:=17/(15/[E10.$A32]+2/[E10.AP32])" office:value-type="float" office:value="1107.20461095101" calcext:value-type="float">
            <text:p>1107.2</text:p>
          </table:table-cell>
          <table:table-cell table:formula="of:=17/(15/[E10.$A32]+2/[E10.AQ32])" office:value-type="float" office:value="1108.53391684902" calcext:value-type="float">
            <text:p>1108.5</text:p>
          </table:table-cell>
          <table:table-cell table:formula="of:=17/(15/[E10.$A32]+2/[E10.AR32])" office:value-type="float" office:value="1109.77130977131" calcext:value-type="float">
            <text:p>1109.8</text:p>
          </table:table-cell>
          <table:table-cell table:formula="of:=17/(15/[E10.$A32]+2/[E10.AS32])" office:value-type="float" office:value="1110.9243697479" calcext:value-type="float">
            <text:p>1110.9</text:p>
          </table:table-cell>
          <table:table-cell table:formula="of:=17/(15/[E10.$A32]+2/[E10.AT32])" office:value-type="float" office:value="1112" calcext:value-type="float">
            <text:p>1112.0</text:p>
          </table:table-cell>
          <table:table-cell table:formula="of:=17/(15/[E10.$A32]+2/[E10.AU32])" office:value-type="float" office:value="1113.00448430493" calcext:value-type="float">
            <text:p>1113.0</text:p>
          </table:table-cell>
          <table:table-cell table:formula="of:=17/(15/[E10.$A32]+2/[E10.AV32])" office:value-type="float" office:value="1113.94354148845" calcext:value-type="float">
            <text:p>1113.9</text:p>
          </table:table-cell>
          <table:table-cell table:formula="of:=17/(15/[E10.$A32]+2/[E10.AW32])" office:value-type="float" office:value="1114.8223764802" calcext:value-type="float">
            <text:p>1114.8</text:p>
          </table:table-cell>
          <table:table-cell table:formula="of:=17/(15/[E10.$A32]+2/[E10.AX32])" office:value-type="float" office:value="1115.6457276629" calcext:value-type="float">
            <text:p>1115.6</text:p>
          </table:table-cell>
          <table:table-cell table:formula="of:=17/(15/[E10.$A32]+2/[E10.AY32])" office:value-type="float" office:value="1116.41791044776" calcext:value-type="float">
            <text:p>1116.4</text:p>
          </table:table-cell>
          <table:table-cell table:formula="of:=17/(15/[E10.$A32]+2/[E10.AZ32])" office:value-type="float" office:value="1117.14285714286" calcext:value-type="float">
            <text:p>1117.1</text:p>
          </table:table-cell>
          <table:table-cell table:number-columns-repeated="972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tion" table:style-name="ta3">
        <office:forms form:automatic-focus="false" form:apply-design-mode="false"/>
        <table:table-column table:style-name="co6" table:default-cell-style-name="ce5"/>
        <table:table-column table:style-name="co9" table:default-cell-style-name="ce6"/>
        <table:table-column table:style-name="co10" table:number-columns-repeated="4" table:default-cell-style-name="ce6"/>
        <table:table-column table:style-name="co11" table:number-columns-repeated="45" table:default-cell-style-name="ce6"/>
        <table:table-column table:style-name="co7" table:default-cell-style-name="ce6"/>
        <table:table-column table:style-name="co8" table:number-columns-repeated="972" table:default-cell-style-name="ce6"/>
        <table:table-row table:style-name="ro4">
          <table:table-cell office:value-type="string" calcext:value-type="string">
            <text:p>EM9 \ EPE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80" calcext:value-type="float">
            <text:p>80.0</text:p>
          </table:table-cell>
          <table:table-cell table:style-name="ce5" office:value-type="float" office:value="100" calcext:value-type="float">
            <text:p>100.0</text:p>
          </table:table-cell>
          <table:table-cell table:style-name="ce5" office:value-type="float" office:value="120" calcext:value-type="float">
            <text:p>120.0</text:p>
          </table:table-cell>
          <table:table-cell table:style-name="ce5" office:value-type="float" office:value="140" calcext:value-type="float">
            <text:p>140.0</text:p>
          </table:table-cell>
          <table:table-cell table:style-name="ce5" office:value-type="float" office:value="160" calcext:value-type="float">
            <text:p>160.0</text:p>
          </table:table-cell>
          <table:table-cell table:style-name="ce5" office:value-type="float" office:value="180" calcext:value-type="float">
            <text:p>180.0</text:p>
          </table:table-cell>
          <table:table-cell table:style-name="ce5" office:value-type="float" office:value="200" calcext:value-type="float">
            <text:p>200.0</text:p>
          </table:table-cell>
          <table:table-cell table:style-name="ce5" office:value-type="float" office:value="220" calcext:value-type="float">
            <text:p>220.0</text:p>
          </table:table-cell>
          <table:table-cell table:style-name="ce5" office:value-type="float" office:value="240" calcext:value-type="float">
            <text:p>240.0</text:p>
          </table:table-cell>
          <table:table-cell table:style-name="ce5" office:value-type="float" office:value="260" calcext:value-type="float">
            <text:p>260.0</text:p>
          </table:table-cell>
          <table:table-cell table:style-name="ce5" office:value-type="float" office:value="280" calcext:value-type="float">
            <text:p>280.0</text:p>
          </table:table-cell>
          <table:table-cell table:style-name="ce5" office:value-type="float" office:value="300" calcext:value-type="float">
            <text:p>300.0</text:p>
          </table:table-cell>
          <table:table-cell table:style-name="ce5" office:value-type="float" office:value="320" calcext:value-type="float">
            <text:p>320.0</text:p>
          </table:table-cell>
          <table:table-cell table:style-name="ce5" office:value-type="float" office:value="340" calcext:value-type="float">
            <text:p>340.0</text:p>
          </table:table-cell>
          <table:table-cell table:style-name="ce5" office:value-type="float" office:value="360" calcext:value-type="float">
            <text:p>360.0</text:p>
          </table:table-cell>
          <table:table-cell table:style-name="ce5" office:value-type="float" office:value="380" calcext:value-type="float">
            <text:p>380.0</text:p>
          </table:table-cell>
          <table:table-cell table:style-name="ce5" office:value-type="float" office:value="400" calcext:value-type="float">
            <text:p>400.0</text:p>
          </table:table-cell>
          <table:table-cell table:style-name="ce5" office:value-type="float" office:value="420" calcext:value-type="float">
            <text:p>420.0</text:p>
          </table:table-cell>
          <table:table-cell table:style-name="ce5" office:value-type="float" office:value="440" calcext:value-type="float">
            <text:p>440.0</text:p>
          </table:table-cell>
          <table:table-cell table:style-name="ce5" office:value-type="float" office:value="460" calcext:value-type="float">
            <text:p>460.0</text:p>
          </table:table-cell>
          <table:table-cell table:style-name="ce5" office:value-type="float" office:value="480" calcext:value-type="float">
            <text:p>480.0</text:p>
          </table:table-cell>
          <table:table-cell table:style-name="ce5" office:value-type="float" office:value="500" calcext:value-type="float">
            <text:p>500.0</text:p>
          </table:table-cell>
          <table:table-cell table:style-name="ce5" office:value-type="float" office:value="520" calcext:value-type="float">
            <text:p>520.0</text:p>
          </table:table-cell>
          <table:table-cell table:style-name="ce5" office:value-type="float" office:value="540" calcext:value-type="float">
            <text:p>540.0</text:p>
          </table:table-cell>
          <table:table-cell table:style-name="ce5" office:value-type="float" office:value="560" calcext:value-type="float">
            <text:p>560.0</text:p>
          </table:table-cell>
          <table:table-cell table:style-name="ce5" office:value-type="float" office:value="580" calcext:value-type="float">
            <text:p>580.0</text:p>
          </table:table-cell>
          <table:table-cell table:style-name="ce5" office:value-type="float" office:value="600" calcext:value-type="float">
            <text:p>600.0</text:p>
          </table:table-cell>
          <table:table-cell table:style-name="ce5" office:value-type="float" office:value="620" calcext:value-type="float">
            <text:p>620.0</text:p>
          </table:table-cell>
          <table:table-cell table:style-name="ce5" office:value-type="float" office:value="640" calcext:value-type="float">
            <text:p>640.0</text:p>
          </table:table-cell>
          <table:table-cell table:style-name="ce5" office:value-type="float" office:value="660" calcext:value-type="float">
            <text:p>660.0</text:p>
          </table:table-cell>
          <table:table-cell table:style-name="ce5" office:value-type="float" office:value="680" calcext:value-type="float">
            <text:p>680.0</text:p>
          </table:table-cell>
          <table:table-cell table:style-name="ce5" office:value-type="float" office:value="700" calcext:value-type="float">
            <text:p>700.0</text:p>
          </table:table-cell>
          <table:table-cell table:style-name="ce5" office:value-type="float" office:value="720" calcext:value-type="float">
            <text:p>720.0</text:p>
          </table:table-cell>
          <table:table-cell table:style-name="ce5" office:value-type="float" office:value="740" calcext:value-type="float">
            <text:p>740.0</text:p>
          </table:table-cell>
          <table:table-cell table:style-name="ce5" office:value-type="float" office:value="760" calcext:value-type="float">
            <text:p>760.0</text:p>
          </table:table-cell>
          <table:table-cell table:style-name="ce5" office:value-type="float" office:value="780" calcext:value-type="float">
            <text:p>780.0</text:p>
          </table:table-cell>
          <table:table-cell table:style-name="ce5" office:value-type="float" office:value="800" calcext:value-type="float">
            <text:p>800.0</text:p>
          </table:table-cell>
          <table:table-cell table:style-name="ce5" office:value-type="float" office:value="820" calcext:value-type="float">
            <text:p>820.0</text:p>
          </table:table-cell>
          <table:table-cell table:style-name="ce5" office:value-type="float" office:value="840" calcext:value-type="float">
            <text:p>840.0</text:p>
          </table:table-cell>
          <table:table-cell table:style-name="ce5" office:value-type="float" office:value="860" calcext:value-type="float">
            <text:p>860.0</text:p>
          </table:table-cell>
          <table:table-cell table:style-name="ce5" office:value-type="float" office:value="880" calcext:value-type="float">
            <text:p>880.0</text:p>
          </table:table-cell>
          <table:table-cell table:style-name="ce5" office:value-type="float" office:value="900" calcext:value-type="float">
            <text:p>900.0</text:p>
          </table:table-cell>
          <table:table-cell table:style-name="ce5" office:value-type="float" office:value="920" calcext:value-type="float">
            <text:p>920.0</text:p>
          </table:table-cell>
          <table:table-cell table:style-name="ce5" office:value-type="float" office:value="940" calcext:value-type="float">
            <text:p>940.0</text:p>
          </table:table-cell>
          <table:table-cell table:style-name="ce5" office:value-type="float" office:value="960" calcext:value-type="float">
            <text:p>960.0</text:p>
          </table:table-cell>
          <table:table-cell table:style-name="ce5" office:value-type="float" office:value="980" calcext:value-type="float">
            <text:p>980.0</text:p>
          </table:table-cell>
          <table:table-cell table:style-name="ce5" office:value-type="float" office:value="1000" calcext:value-type="float">
            <text:p>1000.0</text:p>
          </table:table-cell>
          <table:table-cell table:style-name="ce5" table:number-columns-repeated="972"/>
        </table:table-row>
        <table:table-row table:style-name="ro4">
          <table:table-cell office:value-type="float" office:value="400" calcext:value-type="float">
            <text:p>400.0</text:p>
          </table:table-cell>
          <table:table-cell table:formula="of:=[AC.B2]-[AC.$A2]" office:value-type="float" office:value="0" calcext:value-type="float">
            <text:p>0.0</text:p>
          </table:table-cell>
          <table:table-cell table:formula="of:=[AC.C2]-[AC.$A2]" office:value-type="float" office:value="0" calcext:value-type="float">
            <text:p>0.0</text:p>
          </table:table-cell>
          <table:table-cell table:formula="of:=[AC.D2]-[AC.$A2]" office:value-type="float" office:value="0" calcext:value-type="float">
            <text:p>0.0</text:p>
          </table:table-cell>
          <table:table-cell table:formula="of:=[AC.E2]-[AC.$A2]" office:value-type="float" office:value="0" calcext:value-type="float">
            <text:p>0.0</text:p>
          </table:table-cell>
          <table:table-cell table:formula="of:=[AC.F2]-[AC.$A2]" office:value-type="float" office:value="0" calcext:value-type="float">
            <text:p>0.0</text:p>
          </table:table-cell>
          <table:table-cell table:formula="of:=[AC.G2]-[AC.$A2]" office:value-type="float" office:value="0" calcext:value-type="float">
            <text:p>0.0</text:p>
          </table:table-cell>
          <table:table-cell table:formula="of:=[AC.H2]-[AC.$A2]" office:value-type="float" office:value="0" calcext:value-type="float">
            <text:p>0.0</text:p>
          </table:table-cell>
          <table:table-cell table:formula="of:=[AC.I2]-[AC.$A2]" office:value-type="float" office:value="0" calcext:value-type="float">
            <text:p>0.0</text:p>
          </table:table-cell>
          <table:table-cell table:formula="of:=[AC.J2]-[AC.$A2]" office:value-type="float" office:value="0" calcext:value-type="float">
            <text:p>0.0</text:p>
          </table:table-cell>
          <table:table-cell table:formula="of:=[AC.K2]-[AC.$A2]" office:value-type="float" office:value="0" calcext:value-type="float">
            <text:p>0.0</text:p>
          </table:table-cell>
          <table:table-cell table:formula="of:=[AC.L2]-[AC.$A2]" office:value-type="float" office:value="0" calcext:value-type="float">
            <text:p>0.0</text:p>
          </table:table-cell>
          <table:table-cell table:formula="of:=[AC.M2]-[AC.$A2]" office:value-type="float" office:value="1.15107913669067" calcext:value-type="float">
            <text:p>1.2</text:p>
          </table:table-cell>
          <table:table-cell table:formula="of:=[AC.N2]-[AC.$A2]" office:value-type="float" office:value="3.31034482758622" calcext:value-type="float">
            <text:p>3.3</text:p>
          </table:table-cell>
          <table:table-cell table:formula="of:=[AC.O2]-[AC.$A2]" office:value-type="float" office:value="6.23376623376623" calcext:value-type="float">
            <text:p>6.2</text:p>
          </table:table-cell>
          <table:table-cell table:formula="of:=[AC.P2]-[AC.$A2]" office:value-type="float" office:value="9.63855421686753" calcext:value-type="float">
            <text:p>9.6</text:p>
          </table:table-cell>
          <table:table-cell table:formula="of:=[AC.Q2]-[AC.$A2]" office:value-type="float" office:value="13.2596685082873" calcext:value-type="float">
            <text:p>13.3</text:p>
          </table:table-cell>
          <table:table-cell table:formula="of:=[AC.R2]-[AC.$A2]" office:value-type="float" office:value="16.8844221105527" calcext:value-type="float">
            <text:p>16.9</text:p>
          </table:table-cell>
          <table:table-cell table:formula="of:=[AC.S2]-[AC.$A2]" office:value-type="float" office:value="20.3636363636364" calcext:value-type="float">
            <text:p>20.4</text:p>
          </table:table-cell>
          <table:table-cell table:formula="of:=[AC.T2]-[AC.$A2]" office:value-type="float" office:value="23.6065573770492" calcext:value-type="float">
            <text:p>23.6</text:p>
          </table:table-cell>
          <table:table-cell table:formula="of:=[AC.U2]-[AC.$A2]" office:value-type="float" office:value="26.5682656826569" calcext:value-type="float">
            <text:p>26.6</text:p>
          </table:table-cell>
          <table:table-cell table:formula="of:=[AC.V2]-[AC.$A2]" office:value-type="float" office:value="29.2358803986712" calcext:value-type="float">
            <text:p>29.2</text:p>
          </table:table-cell>
          <table:table-cell table:formula="of:=[AC.W2]-[AC.$A2]" office:value-type="float" office:value="31.6167664670659" calcext:value-type="float">
            <text:p>31.6</text:p>
          </table:table-cell>
          <table:table-cell table:formula="of:=[AC.X2]-[AC.$A2]" office:value-type="float" office:value="33.7297297297297" calcext:value-type="float">
            <text:p>33.7</text:p>
          </table:table-cell>
          <table:table-cell table:formula="of:=[AC.Y2]-[AC.$A2]" office:value-type="float" office:value="35.59902200489" calcext:value-type="float">
            <text:p>35.6</text:p>
          </table:table-cell>
          <table:table-cell table:formula="of:=[AC.Z2]-[AC.$A2]" office:value-type="float" office:value="37.2505543237251" calcext:value-type="float">
            <text:p>37.3</text:p>
          </table:table-cell>
          <table:table-cell table:formula="of:=[AC.AA2]-[AC.$A2]" office:value-type="float" office:value="38.7096774193548" calcext:value-type="float">
            <text:p>38.7</text:p>
          </table:table-cell>
          <table:table-cell table:formula="of:=[AC.AB2]-[AC.$A2]" office:value-type="float" office:value="40" calcext:value-type="float">
            <text:p>40.0</text:p>
          </table:table-cell>
          <table:table-cell table:formula="of:=[AC.AC2]-[AC.$A2]" office:value-type="float" office:value="41.1428571428572" calcext:value-type="float">
            <text:p>41.1</text:p>
          </table:table-cell>
          <table:table-cell table:formula="of:=[AC.AD2]-[AC.$A2]" office:value-type="float" office:value="42.1571648690293" calcext:value-type="float">
            <text:p>42.2</text:p>
          </table:table-cell>
          <table:table-cell table:formula="of:=[AC.AE2]-[AC.$A2]" office:value-type="float" office:value="43.0594900849859" calcext:value-type="float">
            <text:p>43.1</text:p>
          </table:table-cell>
          <table:table-cell table:formula="of:=[AC.AF2]-[AC.$A2]" office:value-type="float" office:value="43.864229765013" calcext:value-type="float">
            <text:p>43.9</text:p>
          </table:table-cell>
          <table:table-cell table:formula="of:=[AC.AG2]-[AC.$A2]" office:value-type="float" office:value="44.5838359469241" calcext:value-type="float">
            <text:p>44.6</text:p>
          </table:table-cell>
          <table:table-cell table:formula="of:=[AC.AH2]-[AC.$A2]" office:value-type="float" office:value="45.2290502793296" calcext:value-type="float">
            <text:p>45.2</text:p>
          </table:table-cell>
          <table:table-cell table:formula="of:=[AC.AI2]-[AC.$A2]" office:value-type="float" office:value="45.8091286307054" calcext:value-type="float">
            <text:p>45.8</text:p>
          </table:table-cell>
          <table:table-cell table:formula="of:=[AC.AJ2]-[AC.$A2]" office:value-type="float" office:value="46.3320463320463" calcext:value-type="float">
            <text:p>46.3</text:p>
          </table:table-cell>
          <table:table-cell table:formula="of:=[AC.AK2]-[AC.$A2]" office:value-type="float" office:value="46.8046804680468" calcext:value-type="float">
            <text:p>46.8</text:p>
          </table:table-cell>
          <table:table-cell table:formula="of:=[AC.AL2]-[AC.$A2]" office:value-type="float" office:value="47.232968881413" calcext:value-type="float">
            <text:p>47.2</text:p>
          </table:table-cell>
          <table:table-cell table:formula="of:=[AC.AM2]-[AC.$A2]" office:value-type="float" office:value="47.6220472440945" calcext:value-type="float">
            <text:p>47.6</text:p>
          </table:table-cell>
          <table:table-cell table:formula="of:=[AC.AN2]-[AC.$A2]" office:value-type="float" office:value="47.9763663220089" calcext:value-type="float">
            <text:p>48.0</text:p>
          </table:table-cell>
          <table:table-cell table:formula="of:=[AC.AO2]-[AC.$A2]" office:value-type="float" office:value="48.2997918112422" calcext:value-type="float">
            <text:p>48.3</text:p>
          </table:table-cell>
          <table:table-cell table:formula="of:=[AC.AP2]-[AC.$A2]" office:value-type="float" office:value="48.5956890920967" calcext:value-type="float">
            <text:p>48.6</text:p>
          </table:table-cell>
          <table:table-cell table:formula="of:=[AC.AQ2]-[AC.$A2]" office:value-type="float" office:value="48.8669950738917" calcext:value-type="float">
            <text:p>48.9</text:p>
          </table:table-cell>
          <table:table-cell table:formula="of:=[AC.AR2]-[AC.$A2]" office:value-type="float" office:value="49.1162790697675" calcext:value-type="float">
            <text:p>49.1</text:p>
          </table:table-cell>
          <table:table-cell table:formula="of:=[AC.AS2]-[AC.$A2]" office:value-type="float" office:value="49.3457943925234" calcext:value-type="float">
            <text:p>49.3</text:p>
          </table:table-cell>
          <table:table-cell table:formula="of:=[AC.AT2]-[AC.$A2]" office:value-type="float" office:value="49.5575221238939" calcext:value-type="float">
            <text:p>49.6</text:p>
          </table:table-cell>
          <table:table-cell table:formula="of:=[AC.AU2]-[AC.$A2]" office:value-type="float" office:value="49.7532082922014" calcext:value-type="float">
            <text:p>49.8</text:p>
          </table:table-cell>
          <table:table-cell table:formula="of:=[AC.AV2]-[AC.$A2]" office:value-type="float" office:value="49.9343955014058" calcext:value-type="float">
            <text:p>49.9</text:p>
          </table:table-cell>
          <table:table-cell table:formula="of:=[AC.AW2]-[AC.$A2]" office:value-type="float" office:value="50.1024498886414" calcext:value-type="float">
            <text:p>50.1</text:p>
          </table:table-cell>
          <table:table-cell table:formula="of:=[AC.AX2]-[AC.$A2]" office:value-type="float" office:value="50.2585841458245" calcext:value-type="float">
            <text:p>50.3</text:p>
          </table:table-cell>
          <table:table-cell table:formula="of:=[AC.AY2]-[AC.$A2]" office:value-type="float" office:value="50.4038772213247" calcext:value-type="float">
            <text:p>50.4</text:p>
          </table:table-cell>
          <table:table-cell table:formula="of:=[AC.AZ2]-[AC.$A2]" office:value-type="float" office:value="50.5392912172573" calcext:value-type="float">
            <text:p>50.5</text:p>
          </table:table-cell>
          <table:table-cell table:number-columns-repeated="972"/>
        </table:table-row>
        <table:table-row table:style-name="ro4">
          <table:table-cell office:value-type="float" office:value="420" calcext:value-type="float">
            <text:p>420.0</text:p>
          </table:table-cell>
          <table:table-cell table:formula="of:=[AC.B3]-[AC.$A3]" office:value-type="float" office:value="0" calcext:value-type="float">
            <text:p>0.0</text:p>
          </table:table-cell>
          <table:table-cell table:formula="of:=[AC.C3]-[AC.$A3]" office:value-type="float" office:value="0" calcext:value-type="float">
            <text:p>0.0</text:p>
          </table:table-cell>
          <table:table-cell table:formula="of:=[AC.D3]-[AC.$A3]" office:value-type="float" office:value="0" calcext:value-type="float">
            <text:p>0.0</text:p>
          </table:table-cell>
          <table:table-cell table:formula="of:=[AC.E3]-[AC.$A3]" office:value-type="float" office:value="0" calcext:value-type="float">
            <text:p>0.0</text:p>
          </table:table-cell>
          <table:table-cell table:formula="of:=[AC.F3]-[AC.$A3]" office:value-type="float" office:value="0" calcext:value-type="float">
            <text:p>0.0</text:p>
          </table:table-cell>
          <table:table-cell table:formula="of:=[AC.G3]-[AC.$A3]" office:value-type="float" office:value="0" calcext:value-type="float">
            <text:p>0.0</text:p>
          </table:table-cell>
          <table:table-cell table:formula="of:=[AC.H3]-[AC.$A3]" office:value-type="float" office:value="0" calcext:value-type="float">
            <text:p>0.0</text:p>
          </table:table-cell>
          <table:table-cell table:formula="of:=[AC.I3]-[AC.$A3]" office:value-type="float" office:value="0" calcext:value-type="float">
            <text:p>0.0</text:p>
          </table:table-cell>
          <table:table-cell table:formula="of:=[AC.J3]-[AC.$A3]" office:value-type="float" office:value="0" calcext:value-type="float">
            <text:p>0.0</text:p>
          </table:table-cell>
          <table:table-cell table:formula="of:=[AC.K3]-[AC.$A3]" office:value-type="float" office:value="0" calcext:value-type="float">
            <text:p>0.0</text:p>
          </table:table-cell>
          <table:table-cell table:formula="of:=[AC.L3]-[AC.$A3]" office:value-type="float" office:value="0" calcext:value-type="float">
            <text:p>0.0</text:p>
          </table:table-cell>
          <table:table-cell table:formula="of:=[AC.M3]-[AC.$A3]" office:value-type="float" office:value="1.15226337448564" calcext:value-type="float">
            <text:p>1.2</text:p>
          </table:table-cell>
          <table:table-cell table:formula="of:=[AC.N3]-[AC.$A3]" office:value-type="float" office:value="3.32015810276681" calcext:value-type="float">
            <text:p>3.3</text:p>
          </table:table-cell>
          <table:table-cell table:formula="of:=[AC.O3]-[AC.$A3]" office:value-type="float" office:value="6.26865671641792" calcext:value-type="float">
            <text:p>6.3</text:p>
          </table:table-cell>
          <table:table-cell table:formula="of:=[AC.P3]-[AC.$A3]" office:value-type="float" office:value="9.72222222222223" calcext:value-type="float">
            <text:p>9.7</text:p>
          </table:table-cell>
          <table:table-cell table:formula="of:=[AC.Q3]-[AC.$A3]" office:value-type="float" office:value="13.4185303514378" calcext:value-type="float">
            <text:p>13.4</text:p>
          </table:table-cell>
          <table:table-cell table:formula="of:=[AC.R3]-[AC.$A3]" office:value-type="float" office:value="17.1428571428571" calcext:value-type="float">
            <text:p>17.1</text:p>
          </table:table-cell>
          <table:table-cell table:formula="of:=[AC.S3]-[AC.$A3]" office:value-type="float" office:value="20.7407407407408" calcext:value-type="float">
            <text:p>20.7</text:p>
          </table:table-cell>
          <table:table-cell table:formula="of:=[AC.T3]-[AC.$A3]" office:value-type="float" office:value="24.1148325358852" calcext:value-type="float">
            <text:p>24.1</text:p>
          </table:table-cell>
          <table:table-cell table:formula="of:=[AC.U3]-[AC.$A3]" office:value-type="float" office:value="27.2138228941685" calcext:value-type="float">
            <text:p>27.2</text:p>
          </table:table-cell>
          <table:table-cell table:formula="of:=[AC.V3]-[AC.$A3]" office:value-type="float" office:value="30.0194931773879" calcext:value-type="float">
            <text:p>30.0</text:p>
          </table:table-cell>
          <table:table-cell table:formula="of:=[AC.W3]-[AC.$A3]" office:value-type="float" office:value="32.5352112676056" calcext:value-type="float">
            <text:p>32.5</text:p>
          </table:table-cell>
          <table:table-cell table:formula="of:=[AC.X3]-[AC.$A3]" office:value-type="float" office:value="34.7770700636943" calcext:value-type="float">
            <text:p>34.8</text:p>
          </table:table-cell>
          <table:table-cell table:formula="of:=[AC.Y3]-[AC.$A3]" office:value-type="float" office:value="36.7676767676767" calcext:value-type="float">
            <text:p>36.8</text:p>
          </table:table-cell>
          <table:table-cell table:formula="of:=[AC.Z3]-[AC.$A3]" office:value-type="float" office:value="38.5321100917432" calcext:value-type="float">
            <text:p>38.5</text:p>
          </table:table-cell>
          <table:table-cell table:formula="of:=[AC.AA3]-[AC.$A3]" office:value-type="float" office:value="40.0954653937948" calcext:value-type="float">
            <text:p>40.1</text:p>
          </table:table-cell>
          <table:table-cell table:formula="of:=[AC.AB3]-[AC.$A3]" office:value-type="float" office:value="41.4814814814815" calcext:value-type="float">
            <text:p>41.5</text:p>
          </table:table-cell>
          <table:table-cell table:formula="of:=[AC.AC3]-[AC.$A3]" office:value-type="float" office:value="42.7118644067797" calcext:value-type="float">
            <text:p>42.7</text:p>
          </table:table-cell>
          <table:table-cell table:formula="of:=[AC.AD3]-[AC.$A3]" office:value-type="float" office:value="43.8060384263495" calcext:value-type="float">
            <text:p>43.8</text:p>
          </table:table-cell>
          <table:table-cell table:formula="of:=[AC.AE3]-[AC.$A3]" office:value-type="float" office:value="44.7811447811448" calcext:value-type="float">
            <text:p>44.8</text:p>
          </table:table-cell>
          <table:table-cell table:formula="of:=[AC.AF3]-[AC.$A3]" office:value-type="float" office:value="45.6521739130436" calcext:value-type="float">
            <text:p>45.7</text:p>
          </table:table-cell>
          <table:table-cell table:formula="of:=[AC.AG3]-[AC.$A3]" office:value-type="float" office:value="46.4321608040202" calcext:value-type="float">
            <text:p>46.4</text:p>
          </table:table-cell>
          <table:table-cell table:formula="of:=[AC.AH3]-[AC.$A3]" office:value-type="float" office:value="47.1324018629408" calcext:value-type="float">
            <text:p>47.1</text:p>
          </table:table-cell>
          <table:table-cell table:formula="of:=[AC.AI3]-[AC.$A3]" office:value-type="float" office:value="47.7626699629172" calcext:value-type="float">
            <text:p>47.8</text:p>
          </table:table-cell>
          <table:table-cell table:formula="of:=[AC.AJ3]-[AC.$A3]" office:value-type="float" office:value="48.3314154200231" calcext:value-type="float">
            <text:p>48.3</text:p>
          </table:table-cell>
          <table:table-cell table:formula="of:=[AC.AK3]-[AC.$A3]" office:value-type="float" office:value="48.8459473966721" calcext:value-type="float">
            <text:p>48.8</text:p>
          </table:table-cell>
          <table:table-cell table:formula="of:=[AC.AL3]-[AC.$A3]" office:value-type="float" office:value="49.3125940792775" calcext:value-type="float">
            <text:p>49.3</text:p>
          </table:table-cell>
          <table:table-cell table:formula="of:=[AC.AM3]-[AC.$A3]" office:value-type="float" office:value="49.7368421052632" calcext:value-type="float">
            <text:p>49.7</text:p>
          </table:table-cell>
          <table:table-cell table:formula="of:=[AC.AN3]-[AC.$A3]" office:value-type="float" office:value="50.1234567901235" calcext:value-type="float">
            <text:p>50.1</text:p>
          </table:table-cell>
          <table:table-cell table:formula="of:=[AC.AO3]-[AC.$A3]" office:value-type="float" office:value="50.4765851636967" calcext:value-type="float">
            <text:p>50.5</text:p>
          </table:table-cell>
          <table:table-cell table:formula="of:=[AC.AP3]-[AC.$A3]" office:value-type="float" office:value="50.7998439328911" calcext:value-type="float">
            <text:p>50.8</text:p>
          </table:table-cell>
          <table:table-cell table:formula="of:=[AC.AQ3]-[AC.$A3]" office:value-type="float" office:value="51.0963944076527" calcext:value-type="float">
            <text:p>51.1</text:p>
          </table:table-cell>
          <table:table-cell table:formula="of:=[AC.AR3]-[AC.$A3]" office:value-type="float" office:value="51.3690062543433" calcext:value-type="float">
            <text:p>51.4</text:p>
          </table:table-cell>
          <table:table-cell table:formula="of:=[AC.AS3]-[AC.$A3]" office:value-type="float" office:value="51.6201117318436" calcext:value-type="float">
            <text:p>51.6</text:p>
          </table:table-cell>
          <table:table-cell table:formula="of:=[AC.AT3]-[AC.$A3]" office:value-type="float" office:value="51.8518518518519" calcext:value-type="float">
            <text:p>51.9</text:p>
          </table:table-cell>
          <table:table-cell table:formula="of:=[AC.AU3]-[AC.$A3]" office:value-type="float" office:value="52.0661157024794" calcext:value-type="float">
            <text:p>52.1</text:p>
          </table:table-cell>
          <table:table-cell table:formula="of:=[AC.AV3]-[AC.$A3]" office:value-type="float" office:value="52.2645739910314" calcext:value-type="float">
            <text:p>52.3</text:p>
          </table:table-cell>
          <table:table-cell table:formula="of:=[AC.AW3]-[AC.$A3]" office:value-type="float" office:value="52.4487077005064" calcext:value-type="float">
            <text:p>52.4</text:p>
          </table:table-cell>
          <table:table-cell table:formula="of:=[AC.AX3]-[AC.$A3]" office:value-type="float" office:value="52.6198326147604" calcext:value-type="float">
            <text:p>52.6</text:p>
          </table:table-cell>
          <table:table-cell table:formula="of:=[AC.AY3]-[AC.$A3]" office:value-type="float" office:value="52.7791203479942" calcext:value-type="float">
            <text:p>52.8</text:p>
          </table:table-cell>
          <table:table-cell table:formula="of:=[AC.AZ3]-[AC.$A3]" office:value-type="float" office:value="52.9276164130936" calcext:value-type="float">
            <text:p>52.9</text:p>
          </table:table-cell>
          <table:table-cell table:number-columns-repeated="972"/>
        </table:table-row>
        <table:table-row table:style-name="ro4">
          <table:table-cell office:value-type="float" office:value="440" calcext:value-type="float">
            <text:p>440.0</text:p>
          </table:table-cell>
          <table:table-cell table:formula="of:=[AC.B4]-[AC.$A4]" office:value-type="float" office:value="0" calcext:value-type="float">
            <text:p>0.0</text:p>
          </table:table-cell>
          <table:table-cell table:formula="of:=[AC.C4]-[AC.$A4]" office:value-type="float" office:value="0" calcext:value-type="float">
            <text:p>0.0</text:p>
          </table:table-cell>
          <table:table-cell table:formula="of:=[AC.D4]-[AC.$A4]" office:value-type="float" office:value="0" calcext:value-type="float">
            <text:p>0.0</text:p>
          </table:table-cell>
          <table:table-cell table:formula="of:=[AC.E4]-[AC.$A4]" office:value-type="float" office:value="0" calcext:value-type="float">
            <text:p>0.0</text:p>
          </table:table-cell>
          <table:table-cell table:formula="of:=[AC.F4]-[AC.$A4]" office:value-type="float" office:value="0" calcext:value-type="float">
            <text:p>0.0</text:p>
          </table:table-cell>
          <table:table-cell table:formula="of:=[AC.G4]-[AC.$A4]" office:value-type="float" office:value="0" calcext:value-type="float">
            <text:p>0.0</text:p>
          </table:table-cell>
          <table:table-cell table:formula="of:=[AC.H4]-[AC.$A4]" office:value-type="float" office:value="0" calcext:value-type="float">
            <text:p>0.0</text:p>
          </table:table-cell>
          <table:table-cell table:formula="of:=[AC.I4]-[AC.$A4]" office:value-type="float" office:value="0" calcext:value-type="float">
            <text:p>0.0</text:p>
          </table:table-cell>
          <table:table-cell table:formula="of:=[AC.J4]-[AC.$A4]" office:value-type="float" office:value="0" calcext:value-type="float">
            <text:p>0.0</text:p>
          </table:table-cell>
          <table:table-cell table:formula="of:=[AC.K4]-[AC.$A4]" office:value-type="float" office:value="0" calcext:value-type="float">
            <text:p>0.0</text:p>
          </table:table-cell>
          <table:table-cell table:formula="of:=[AC.L4]-[AC.$A4]" office:value-type="float" office:value="0" calcext:value-type="float">
            <text:p>0.0</text:p>
          </table:table-cell>
          <table:table-cell table:formula="of:=[AC.M4]-[AC.$A4]" office:value-type="float" office:value="1.15334207077331" calcext:value-type="float">
            <text:p>1.2</text:p>
          </table:table-cell>
          <table:table-cell table:formula="of:=[AC.N4]-[AC.$A4]" office:value-type="float" office:value="3.32912988650696" calcext:value-type="float">
            <text:p>3.3</text:p>
          </table:table-cell>
          <table:table-cell table:formula="of:=[AC.O4]-[AC.$A4]" office:value-type="float" office:value="6.30071599045345" calcext:value-type="float">
            <text:p>6.3</text:p>
          </table:table-cell>
          <table:table-cell table:formula="of:=[AC.P4]-[AC.$A4]" office:value-type="float" office:value="9.79955456570161" calcext:value-type="float">
            <text:p>9.8</text:p>
          </table:table-cell>
          <table:table-cell table:formula="of:=[AC.Q4]-[AC.$A4]" office:value-type="float" office:value="13.5662898252826" calcext:value-type="float">
            <text:p>13.6</text:p>
          </table:table-cell>
          <table:table-cell table:formula="of:=[AC.R4]-[AC.$A4]" office:value-type="float" office:value="17.3847601128881" calcext:value-type="float">
            <text:p>17.4</text:p>
          </table:table-cell>
          <table:table-cell table:formula="of:=[AC.S4]-[AC.$A4]" office:value-type="float" office:value="21.095890410959" calcext:value-type="float">
            <text:p>21.1</text:p>
          </table:table-cell>
          <table:table-cell table:formula="of:=[AC.T4]-[AC.$A4]" office:value-type="float" office:value="24.5962732919255" calcext:value-type="float">
            <text:p>24.6</text:p>
          </table:table-cell>
          <table:table-cell table:formula="of:=[AC.U4]-[AC.$A4]" office:value-type="float" office:value="27.8285312719607" calcext:value-type="float">
            <text:p>27.8</text:p>
          </table:table-cell>
          <table:table-cell table:formula="of:=[AC.V4]-[AC.$A4]" office:value-type="float" office:value="30.7692307692308" calcext:value-type="float">
            <text:p>30.8</text:p>
          </table:table-cell>
          <table:table-cell table:formula="of:=[AC.W4]-[AC.$A4]" office:value-type="float" office:value="33.4177215189874" calcext:value-type="float">
            <text:p>33.4</text:p>
          </table:table-cell>
          <table:table-cell table:formula="of:=[AC.X4]-[AC.$A4]" office:value-type="float" office:value="35.7872784150157" calcext:value-type="float">
            <text:p>35.8</text:p>
          </table:table-cell>
          <table:table-cell table:formula="of:=[AC.Y4]-[AC.$A4]" office:value-type="float" office:value="37.89872219593" calcext:value-type="float">
            <text:p>37.9</text:p>
          </table:table-cell>
          <table:table-cell table:formula="of:=[AC.Z4]-[AC.$A4]" office:value-type="float" office:value="39.7761515281964" calcext:value-type="float">
            <text:p>39.8</text:p>
          </table:table-cell>
          <table:table-cell table:formula="of:=[AC.AA4]-[AC.$A4]" office:value-type="float" office:value="41.4442700156986" calcext:value-type="float">
            <text:p>41.4</text:p>
          </table:table-cell>
          <table:table-cell table:formula="of:=[AC.AB4]-[AC.$A4]" office:value-type="float" office:value="42.9268292682927" calcext:value-type="float">
            <text:p>42.9</text:p>
          </table:table-cell>
          <table:table-cell table:formula="of:=[AC.AC4]-[AC.$A4]" office:value-type="float" office:value="44.2458100558659" calcext:value-type="float">
            <text:p>44.2</text:p>
          </table:table-cell>
          <table:table-cell table:formula="of:=[AC.AD4]-[AC.$A4]" office:value-type="float" office:value="45.4210685179596" calcext:value-type="float">
            <text:p>45.4</text:p>
          </table:table-cell>
          <table:table-cell table:formula="of:=[AC.AE4]-[AC.$A4]" office:value-type="float" office:value="46.4702612562535" calcext:value-type="float">
            <text:p>46.5</text:p>
          </table:table-cell>
          <table:table-cell table:formula="of:=[AC.AF4]-[AC.$A4]" office:value-type="float" office:value="47.4089276552078" calcext:value-type="float">
            <text:p>47.4</text:p>
          </table:table-cell>
          <table:table-cell table:formula="of:=[AC.AG4]-[AC.$A4]" office:value-type="float" office:value="48.2506527415144" calcext:value-type="float">
            <text:p>48.3</text:p>
          </table:table-cell>
          <table:table-cell table:formula="of:=[AC.AH4]-[AC.$A4]" office:value-type="float" office:value="49.0072639225182" calcext:value-type="float">
            <text:p>49.0</text:p>
          </table:table-cell>
          <table:table-cell table:formula="of:=[AC.AI4]-[AC.$A4]" office:value-type="float" office:value="49.6890343698855" calcext:value-type="float">
            <text:p>49.7</text:p>
          </table:table-cell>
          <table:table-cell table:formula="of:=[AC.AJ4]-[AC.$A4]" office:value-type="float" office:value="50.3048780487806" calcext:value-type="float">
            <text:p>50.3</text:p>
          </table:table-cell>
          <table:table-cell table:formula="of:=[AC.AK4]-[AC.$A4]" office:value-type="float" office:value="50.8625288991642" calcext:value-type="float">
            <text:p>50.9</text:p>
          </table:table-cell>
          <table:table-cell table:formula="of:=[AC.AL4]-[AC.$A4]" office:value-type="float" office:value="51.3687011475138" calcext:value-type="float">
            <text:p>51.4</text:p>
          </table:table-cell>
          <table:table-cell table:formula="of:=[AC.AM4]-[AC.$A4]" office:value-type="float" office:value="51.82923028981" calcext:value-type="float">
            <text:p>51.8</text:p>
          </table:table-cell>
          <table:table-cell table:formula="of:=[AC.AN4]-[AC.$A4]" office:value-type="float" office:value="52.249195671249" calcext:value-type="float">
            <text:p>52.2</text:p>
          </table:table-cell>
          <table:table-cell table:formula="of:=[AC.AO4]-[AC.$A4]" office:value-type="float" office:value="52.6330262615153" calcext:value-type="float">
            <text:p>52.6</text:p>
          </table:table-cell>
          <table:table-cell table:formula="of:=[AC.AP4]-[AC.$A4]" office:value-type="float" office:value="52.9845914799949" calcext:value-type="float">
            <text:p>53.0</text:p>
          </table:table-cell>
          <table:table-cell table:formula="of:=[AC.AQ4]-[AC.$A4]" office:value-type="float" office:value="53.3072789447974" calcext:value-type="float">
            <text:p>53.3</text:p>
          </table:table-cell>
          <table:table-cell table:formula="of:=[AC.AR4]-[AC.$A4]" office:value-type="float" office:value="53.6040609137056" calcext:value-type="float">
            <text:p>53.6</text:p>
          </table:table-cell>
          <table:table-cell table:formula="of:=[AC.AS4]-[AC.$A4]" office:value-type="float" office:value="53.8775510204083" calcext:value-type="float">
            <text:p>53.9</text:p>
          </table:table-cell>
          <table:table-cell table:formula="of:=[AC.AT4]-[AC.$A4]" office:value-type="float" office:value="54.1300527240774" calcext:value-type="float">
            <text:p>54.1</text:p>
          </table:table-cell>
          <table:table-cell table:formula="of:=[AC.AU4]-[AC.$A4]" office:value-type="float" office:value="54.3636007060208" calcext:value-type="float">
            <text:p>54.4</text:p>
          </table:table-cell>
          <table:table-cell table:formula="of:=[AC.AV4]-[AC.$A4]" office:value-type="float" office:value="54.5799962749115" calcext:value-type="float">
            <text:p>54.6</text:p>
          </table:table-cell>
          <table:table-cell table:formula="of:=[AC.AW4]-[AC.$A4]" office:value-type="float" office:value="54.7808376870628" calcext:value-type="float">
            <text:p>54.8</text:p>
          </table:table-cell>
          <table:table-cell table:formula="of:=[AC.AX4]-[AC.$A4]" office:value-type="float" office:value="54.9675461519009" calcext:value-type="float">
            <text:p>55.0</text:p>
          </table:table-cell>
          <table:table-cell table:formula="of:=[AC.AY4]-[AC.$A4]" office:value-type="float" office:value="55.1413881748073" calcext:value-type="float">
            <text:p>55.1</text:p>
          </table:table-cell>
          <table:table-cell table:formula="of:=[AC.AZ4]-[AC.$A4]" office:value-type="float" office:value="55.3034947884734" calcext:value-type="float">
            <text:p>55.3</text:p>
          </table:table-cell>
          <table:table-cell table:number-columns-repeated="972"/>
        </table:table-row>
        <table:table-row table:style-name="ro4">
          <table:table-cell office:value-type="float" office:value="460" calcext:value-type="float">
            <text:p>460.0</text:p>
          </table:table-cell>
          <table:table-cell table:formula="of:=[AC.B5]-[AC.$A5]" office:value-type="float" office:value="0" calcext:value-type="float">
            <text:p>0.0</text:p>
          </table:table-cell>
          <table:table-cell table:formula="of:=[AC.C5]-[AC.$A5]" office:value-type="float" office:value="0" calcext:value-type="float">
            <text:p>0.0</text:p>
          </table:table-cell>
          <table:table-cell table:formula="of:=[AC.D5]-[AC.$A5]" office:value-type="float" office:value="0" calcext:value-type="float">
            <text:p>0.0</text:p>
          </table:table-cell>
          <table:table-cell table:formula="of:=[AC.E5]-[AC.$A5]" office:value-type="float" office:value="0" calcext:value-type="float">
            <text:p>0.0</text:p>
          </table:table-cell>
          <table:table-cell table:formula="of:=[AC.F5]-[AC.$A5]" office:value-type="float" office:value="0" calcext:value-type="float">
            <text:p>0.0</text:p>
          </table:table-cell>
          <table:table-cell table:formula="of:=[AC.G5]-[AC.$A5]" office:value-type="float" office:value="0" calcext:value-type="float">
            <text:p>0.0</text:p>
          </table:table-cell>
          <table:table-cell table:formula="of:=[AC.H5]-[AC.$A5]" office:value-type="float" office:value="0" calcext:value-type="float">
            <text:p>0.0</text:p>
          </table:table-cell>
          <table:table-cell table:formula="of:=[AC.I5]-[AC.$A5]" office:value-type="float" office:value="0" calcext:value-type="float">
            <text:p>0.0</text:p>
          </table:table-cell>
          <table:table-cell table:formula="of:=[AC.J5]-[AC.$A5]" office:value-type="float" office:value="0" calcext:value-type="float">
            <text:p>0.0</text:p>
          </table:table-cell>
          <table:table-cell table:formula="of:=[AC.K5]-[AC.$A5]" office:value-type="float" office:value="0" calcext:value-type="float">
            <text:p>0.0</text:p>
          </table:table-cell>
          <table:table-cell table:formula="of:=[AC.L5]-[AC.$A5]" office:value-type="float" office:value="0" calcext:value-type="float">
            <text:p>0.0</text:p>
          </table:table-cell>
          <table:table-cell table:formula="of:=[AC.M5]-[AC.$A5]" office:value-type="float" office:value="1.15432873274784" calcext:value-type="float">
            <text:p>1.2</text:p>
          </table:table-cell>
          <table:table-cell table:formula="of:=[AC.N5]-[AC.$A5]" office:value-type="float" office:value="3.33736396614267" calcext:value-type="float">
            <text:p>3.3</text:p>
          </table:table-cell>
          <table:table-cell table:formula="of:=[AC.O5]-[AC.$A5]" office:value-type="float" office:value="6.33027522935782" calcext:value-type="float">
            <text:p>6.3</text:p>
          </table:table-cell>
          <table:table-cell table:formula="of:=[AC.P5]-[AC.$A5]" office:value-type="float" office:value="9.87124463519314" calcext:value-type="float">
            <text:p>9.9</text:p>
          </table:table-cell>
          <table:table-cell table:formula="of:=[AC.Q5]-[AC.$A5]" office:value-type="float" office:value="13.7040714995035" calcext:value-type="float">
            <text:p>13.7</text:p>
          </table:table-cell>
          <table:table-cell table:formula="of:=[AC.R5]-[AC.$A5]" office:value-type="float" office:value="17.6116681859617" calcext:value-type="float">
            <text:p>17.6</text:p>
          </table:table-cell>
          <table:table-cell table:formula="of:=[AC.S5]-[AC.$A5]" office:value-type="float" office:value="21.4309484193012" calcext:value-type="float">
            <text:p>21.4</text:p>
          </table:table-cell>
          <table:table-cell table:formula="of:=[AC.T5]-[AC.$A5]" office:value-type="float" office:value="25.052950075643" calcext:value-type="float">
            <text:p>25.1</text:p>
          </table:table-cell>
          <table:table-cell table:formula="of:=[AC.U5]-[AC.$A5]" office:value-type="float" office:value="28.4145504461222" calcext:value-type="float">
            <text:p>28.4</text:p>
          </table:table-cell>
          <table:table-cell table:formula="of:=[AC.V5]-[AC.$A5]" office:value-type="float" office:value="31.4872433105165" calcext:value-type="float">
            <text:p>31.5</text:p>
          </table:table-cell>
          <table:table-cell table:formula="of:=[AC.W5]-[AC.$A5]" office:value-type="float" office:value="34.2663656884876" calcext:value-type="float">
            <text:p>34.3</text:p>
          </table:table-cell>
          <table:table-cell table:formula="of:=[AC.X5]-[AC.$A5]" office:value-type="float" office:value="36.7622950819673" calcext:value-type="float">
            <text:p>36.8</text:p>
          </table:table-cell>
          <table:table-cell table:formula="of:=[AC.Y5]-[AC.$A5]" office:value-type="float" office:value="38.9939450395901" calcext:value-type="float">
            <text:p>39.0</text:p>
          </table:table-cell>
          <table:table-cell table:formula="of:=[AC.Z5]-[AC.$A5]" office:value-type="float" office:value="40.9843020789139" calcext:value-type="float">
            <text:p>41.0</text:p>
          </table:table-cell>
          <table:table-cell table:formula="of:=[AC.AA5]-[AC.$A5]" office:value-type="float" office:value="42.7575522850503" calcext:value-type="float">
            <text:p>42.8</text:p>
          </table:table-cell>
          <table:table-cell table:formula="of:=[AC.AB5]-[AC.$A5]" office:value-type="float" office:value="44.3373493975903" calcext:value-type="float">
            <text:p>44.3</text:p>
          </table:table-cell>
          <table:table-cell table:formula="of:=[AC.AC5]-[AC.$A5]" office:value-type="float" office:value="45.7458563535912" calcext:value-type="float">
            <text:p>45.7</text:p>
          </table:table-cell>
          <table:table-cell table:formula="of:=[AC.AD5]-[AC.$A5]" office:value-type="float" office:value="47.0032865252466" calcext:value-type="float">
            <text:p>47.0</text:p>
          </table:table-cell>
          <table:table-cell table:formula="of:=[AC.AE5]-[AC.$A5]" office:value-type="float" office:value="48.1277533039648" calcext:value-type="float">
            <text:p>48.1</text:p>
          </table:table-cell>
          <table:table-cell table:formula="of:=[AC.AF5]-[AC.$A5]" office:value-type="float" office:value="49.1353001017295" calcext:value-type="float">
            <text:p>49.1</text:p>
          </table:table-cell>
          <table:table-cell table:formula="of:=[AC.AG5]-[AC.$A5]" office:value-type="float" office:value="50.040028255239" calcext:value-type="float">
            <text:p>50.0</text:p>
          </table:table-cell>
          <table:table-cell table:formula="of:=[AC.AH5]-[AC.$A5]" office:value-type="float" office:value="50.8542713567839" calcext:value-type="float">
            <text:p>50.9</text:p>
          </table:table-cell>
          <table:table-cell table:formula="of:=[AC.AI5]-[AC.$A5]" office:value-type="float" office:value="51.588785046729" calcext:value-type="float">
            <text:p>51.6</text:p>
          </table:table-cell>
          <table:table-cell table:formula="of:=[AC.AJ5]-[AC.$A5]" office:value-type="float" office:value="52.2529344945096" calcext:value-type="float">
            <text:p>52.3</text:p>
          </table:table-cell>
          <table:table-cell table:formula="of:=[AC.AK5]-[AC.$A5]" office:value-type="float" office:value="52.8548700724766" calcext:value-type="float">
            <text:p>52.9</text:p>
          </table:table-cell>
          <table:table-cell table:formula="of:=[AC.AL5]-[AC.$A5]" office:value-type="float" office:value="53.4016867868364" calcext:value-type="float">
            <text:p>53.4</text:p>
          </table:table-cell>
          <table:table-cell table:formula="of:=[AC.AM5]-[AC.$A5]" office:value-type="float" office:value="53.8995660260384" calcext:value-type="float">
            <text:p>53.9</text:p>
          </table:table-cell>
          <table:table-cell table:formula="of:=[AC.AN5]-[AC.$A5]" office:value-type="float" office:value="54.3538998835857" calcext:value-type="float">
            <text:p>54.4</text:p>
          </table:table-cell>
          <table:table-cell table:formula="of:=[AC.AO5]-[AC.$A5]" office:value-type="float" office:value="54.7693992062406" calcext:value-type="float">
            <text:p>54.8</text:p>
          </table:table-cell>
          <table:table-cell table:formula="of:=[AC.AP5]-[AC.$A5]" office:value-type="float" office:value="55.150186927936" calcext:value-type="float">
            <text:p>55.2</text:p>
          </table:table-cell>
          <table:table-cell table:formula="of:=[AC.AQ5]-[AC.$A5]" office:value-type="float" office:value="55.4998783750912" calcext:value-type="float">
            <text:p>55.5</text:p>
          </table:table-cell>
          <table:table-cell table:formula="of:=[AC.AR5]-[AC.$A5]" office:value-type="float" office:value="55.8216501953574" calcext:value-type="float">
            <text:p>55.8</text:p>
          </table:table-cell>
          <table:table-cell table:formula="of:=[AC.AS5]-[AC.$A5]" office:value-type="float" office:value="56.1182994454713" calcext:value-type="float">
            <text:p>56.1</text:p>
          </table:table-cell>
          <table:table-cell table:formula="of:=[AC.AT5]-[AC.$A5]" office:value-type="float" office:value="56.3922942206656" calcext:value-type="float">
            <text:p>56.4</text:p>
          </table:table-cell>
          <table:table-cell table:formula="of:=[AC.AU5]-[AC.$A5]" office:value-type="float" office:value="56.6458170445661" calcext:value-type="float">
            <text:p>56.6</text:p>
          </table:table-cell>
          <table:table-cell table:formula="of:=[AC.AV5]-[AC.$A5]" office:value-type="float" office:value="56.8808020794653" calcext:value-type="float">
            <text:p>56.9</text:p>
          </table:table-cell>
          <table:table-cell table:formula="of:=[AC.AW5]-[AC.$A5]" office:value-type="float" office:value="57.0989670698331" calcext:value-type="float">
            <text:p>57.1</text:p>
          </table:table-cell>
          <table:table-cell table:formula="of:=[AC.AX5]-[AC.$A5]" office:value-type="float" office:value="57.3018408002018" calcext:value-type="float">
            <text:p>57.3</text:p>
          </table:table-cell>
          <table:table-cell table:formula="of:=[AC.AY5]-[AC.$A5]" office:value-type="float" office:value="57.4907867328953" calcext:value-type="float">
            <text:p>57.5</text:p>
          </table:table-cell>
          <table:table-cell table:formula="of:=[AC.AZ5]-[AC.$A5]" office:value-type="float" office:value="57.6670233909189" calcext:value-type="float">
            <text:p>57.7</text:p>
          </table:table-cell>
          <table:table-cell table:number-columns-repeated="972"/>
        </table:table-row>
        <table:table-row table:style-name="ro4">
          <table:table-cell office:value-type="float" office:value="480" calcext:value-type="float">
            <text:p>480.0</text:p>
          </table:table-cell>
          <table:table-cell table:formula="of:=[AC.B6]-[AC.$A6]" office:value-type="float" office:value="0" calcext:value-type="float">
            <text:p>0.0</text:p>
          </table:table-cell>
          <table:table-cell table:formula="of:=[AC.C6]-[AC.$A6]" office:value-type="float" office:value="0" calcext:value-type="float">
            <text:p>0.0</text:p>
          </table:table-cell>
          <table:table-cell table:formula="of:=[AC.D6]-[AC.$A6]" office:value-type="float" office:value="0" calcext:value-type="float">
            <text:p>0.0</text:p>
          </table:table-cell>
          <table:table-cell table:formula="of:=[AC.E6]-[AC.$A6]" office:value-type="float" office:value="0" calcext:value-type="float">
            <text:p>0.0</text:p>
          </table:table-cell>
          <table:table-cell table:formula="of:=[AC.F6]-[AC.$A6]" office:value-type="float" office:value="0" calcext:value-type="float">
            <text:p>0.0</text:p>
          </table:table-cell>
          <table:table-cell table:formula="of:=[AC.G6]-[AC.$A6]" office:value-type="float" office:value="0" calcext:value-type="float">
            <text:p>0.0</text:p>
          </table:table-cell>
          <table:table-cell table:formula="of:=[AC.H6]-[AC.$A6]" office:value-type="float" office:value="0" calcext:value-type="float">
            <text:p>0.0</text:p>
          </table:table-cell>
          <table:table-cell table:formula="of:=[AC.I6]-[AC.$A6]" office:value-type="float" office:value="0" calcext:value-type="float">
            <text:p>0.0</text:p>
          </table:table-cell>
          <table:table-cell table:formula="of:=[AC.J6]-[AC.$A6]" office:value-type="float" office:value="0" calcext:value-type="float">
            <text:p>0.0</text:p>
          </table:table-cell>
          <table:table-cell table:formula="of:=[AC.K6]-[AC.$A6]" office:value-type="float" office:value="0" calcext:value-type="float">
            <text:p>0.0</text:p>
          </table:table-cell>
          <table:table-cell table:formula="of:=[AC.L6]-[AC.$A6]" office:value-type="float" office:value="0" calcext:value-type="float">
            <text:p>0.0</text:p>
          </table:table-cell>
          <table:table-cell table:formula="of:=[AC.M6]-[AC.$A6]" office:value-type="float" office:value="1.15523465703973" calcext:value-type="float">
            <text:p>1.2</text:p>
          </table:table-cell>
          <table:table-cell table:formula="of:=[AC.N6]-[AC.$A6]" office:value-type="float" office:value="3.34494773519162" calcext:value-type="float">
            <text:p>3.3</text:p>
          </table:table-cell>
          <table:table-cell table:formula="of:=[AC.O6]-[AC.$A6]" office:value-type="float" office:value="6.35761589403978" calcext:value-type="float">
            <text:p>6.4</text:p>
          </table:table-cell>
          <table:table-cell table:formula="of:=[AC.P6]-[AC.$A6]" office:value-type="float" office:value="9.93788819875778" calcext:value-type="float">
            <text:p>9.9</text:p>
          </table:table-cell>
          <table:table-cell table:formula="of:=[AC.Q6]-[AC.$A6]" office:value-type="float" office:value="13.8328530259366" calcext:value-type="float">
            <text:p>13.8</text:p>
          </table:table-cell>
          <table:table-cell table:formula="of:=[AC.R6]-[AC.$A6]" office:value-type="float" office:value="17.8249336870026" calcext:value-type="float">
            <text:p>17.8</text:p>
          </table:table-cell>
          <table:table-cell table:formula="of:=[AC.S6]-[AC.$A6]" office:value-type="float" office:value="21.7475728155339" calcext:value-type="float">
            <text:p>21.7</text:p>
          </table:table-cell>
          <table:table-cell table:formula="of:=[AC.T6]-[AC.$A6]" office:value-type="float" office:value="25.4867256637168" calcext:value-type="float">
            <text:p>25.5</text:p>
          </table:table-cell>
          <table:table-cell table:formula="of:=[AC.U6]-[AC.$A6]" office:value-type="float" office:value="28.9738430583501" calcext:value-type="float">
            <text:p>29.0</text:p>
          </table:table-cell>
          <table:table-cell table:formula="of:=[AC.V6]-[AC.$A6]" office:value-type="float" office:value="32.1755027422304" calcext:value-type="float">
            <text:p>32.2</text:p>
          </table:table-cell>
          <table:table-cell table:formula="of:=[AC.W6]-[AC.$A6]" office:value-type="float" office:value="35.0830564784053" calcext:value-type="float">
            <text:p>35.1</text:p>
          </table:table-cell>
          <table:table-cell table:formula="of:=[AC.X6]-[AC.$A6]" office:value-type="float" office:value="37.7039274924471" calcext:value-type="float">
            <text:p>37.7</text:p>
          </table:table-cell>
          <table:table-cell table:formula="of:=[AC.Y6]-[AC.$A6]" office:value-type="float" office:value="40.0550206327373" calcext:value-type="float">
            <text:p>40.1</text:p>
          </table:table-cell>
          <table:table-cell table:formula="of:=[AC.Z6]-[AC.$A6]" office:value-type="float" office:value="42.1580928481807" calcext:value-type="float">
            <text:p>42.2</text:p>
          </table:table-cell>
          <table:table-cell table:formula="of:=[AC.AA6]-[AC.$A6]" office:value-type="float" office:value="44.0366972477063" calcext:value-type="float">
            <text:p>44.0</text:p>
          </table:table-cell>
          <table:table-cell table:formula="of:=[AC.AB6]-[AC.$A6]" office:value-type="float" office:value="45.7142857142857" calcext:value-type="float">
            <text:p>45.7</text:p>
          </table:table-cell>
          <table:table-cell table:formula="of:=[AC.AC6]-[AC.$A6]" office:value-type="float" office:value="47.2131147540983" calcext:value-type="float">
            <text:p>47.2</text:p>
          </table:table-cell>
          <table:table-cell table:formula="of:=[AC.AD6]-[AC.$A6]" office:value-type="float" office:value="48.5536823425023" calcext:value-type="float">
            <text:p>48.6</text:p>
          </table:table-cell>
          <table:table-cell table:formula="of:=[AC.AE6]-[AC.$A6]" office:value-type="float" office:value="49.7545008183306" calcext:value-type="float">
            <text:p>49.8</text:p>
          </table:table-cell>
          <table:table-cell table:formula="of:=[AC.AF6]-[AC.$A6]" office:value-type="float" office:value="50.8320726172466" calcext:value-type="float">
            <text:p>50.8</text:p>
          </table:table-cell>
          <table:table-cell table:formula="of:=[AC.AG6]-[AC.$A6]" office:value-type="float" office:value="51.8009810791871" calcext:value-type="float">
            <text:p>51.8</text:p>
          </table:table-cell>
          <table:table-cell table:formula="of:=[AC.AH6]-[AC.$A6]" office:value-type="float" office:value="52.6740403383213" calcext:value-type="float">
            <text:p>52.7</text:p>
          </table:table-cell>
          <table:table-cell table:formula="of:=[AC.AI6]-[AC.$A6]" office:value-type="float" office:value="53.4624697336562" calcext:value-type="float">
            <text:p>53.5</text:p>
          </table:table-cell>
          <table:table-cell table:formula="of:=[AC.AJ6]-[AC.$A6]" office:value-type="float" office:value="54.1760722347631" calcext:value-type="float">
            <text:p>54.2</text:p>
          </table:table-cell>
          <table:table-cell table:formula="of:=[AC.AK6]-[AC.$A6]" office:value-type="float" office:value="54.823405376911" calcext:value-type="float">
            <text:p>54.8</text:p>
          </table:table-cell>
          <table:table-cell table:formula="of:=[AC.AL6]-[AC.$A6]" office:value-type="float" office:value="55.4119388258511" calcext:value-type="float">
            <text:p>55.4</text:p>
          </table:table-cell>
          <table:table-cell table:formula="of:=[AC.AM6]-[AC.$A6]" office:value-type="float" office:value="55.9481961147087" calcext:value-type="float">
            <text:p>55.9</text:p>
          </table:table-cell>
          <table:table-cell table:formula="of:=[AC.AN6]-[AC.$A6]" office:value-type="float" office:value="56.4378801042571" calcext:value-type="float">
            <text:p>56.4</text:p>
          </table:table-cell>
          <table:table-cell table:formula="of:=[AC.AO6]-[AC.$A6]" office:value-type="float" office:value="56.8859828361259" calcext:value-type="float">
            <text:p>56.9</text:p>
          </table:table-cell>
          <table:table-cell table:formula="of:=[AC.AP6]-[AC.$A6]" office:value-type="float" office:value="57.2968810165576" calcext:value-type="float">
            <text:p>57.3</text:p>
          </table:table-cell>
          <table:table-cell table:formula="of:=[AC.AQ6]-[AC.$A6]" office:value-type="float" office:value="57.6744186046512" calcext:value-type="float">
            <text:p>57.7</text:p>
          </table:table-cell>
          <table:table-cell table:formula="of:=[AC.AR6]-[AC.$A6]" office:value-type="float" office:value="58.0219780219781" calcext:value-type="float">
            <text:p>58.0</text:p>
          </table:table-cell>
          <table:table-cell table:formula="of:=[AC.AS6]-[AC.$A6]" office:value-type="float" office:value="58.3425414364641" calcext:value-type="float">
            <text:p>58.3</text:p>
          </table:table-cell>
          <table:table-cell table:formula="of:=[AC.AT6]-[AC.$A6]" office:value-type="float" office:value="58.6387434554974" calcext:value-type="float">
            <text:p>58.6</text:p>
          </table:table-cell>
          <table:table-cell table:formula="of:=[AC.AU6]-[AC.$A6]" office:value-type="float" office:value="58.9129164231443" calcext:value-type="float">
            <text:p>58.9</text:p>
          </table:table-cell>
          <table:table-cell table:formula="of:=[AC.AV6]-[AC.$A6]" office:value-type="float" office:value="59.1671293725708" calcext:value-type="float">
            <text:p>59.2</text:p>
          </table:table-cell>
          <table:table-cell table:formula="of:=[AC.AW6]-[AC.$A6]" office:value-type="float" office:value="59.403221547399" calcext:value-type="float">
            <text:p>59.4</text:p>
          </table:table-cell>
          <table:table-cell table:formula="of:=[AC.AX6]-[AC.$A6]" office:value-type="float" office:value="59.6228312798593" calcext:value-type="float">
            <text:p>59.6</text:p>
          </table:table-cell>
          <table:table-cell table:formula="of:=[AC.AY6]-[AC.$A6]" office:value-type="float" office:value="59.8274209012463" calcext:value-type="float">
            <text:p>59.8</text:p>
          </table:table-cell>
          <table:table-cell table:formula="of:=[AC.AZ6]-[AC.$A6]" office:value-type="float" office:value="60.0182982616652" calcext:value-type="float">
            <text:p>60.0</text:p>
          </table:table-cell>
          <table:table-cell table:number-columns-repeated="972"/>
        </table:table-row>
        <table:table-row table:style-name="ro4">
          <table:table-cell office:value-type="float" office:value="500" calcext:value-type="float">
            <text:p>500.0</text:p>
          </table:table-cell>
          <table:table-cell table:formula="of:=[AC.B7]-[AC.$A7]" office:value-type="float" office:value="0" calcext:value-type="float">
            <text:p>0.0</text:p>
          </table:table-cell>
          <table:table-cell table:formula="of:=[AC.C7]-[AC.$A7]" office:value-type="float" office:value="0" calcext:value-type="float">
            <text:p>0.0</text:p>
          </table:table-cell>
          <table:table-cell table:formula="of:=[AC.D7]-[AC.$A7]" office:value-type="float" office:value="0" calcext:value-type="float">
            <text:p>0.0</text:p>
          </table:table-cell>
          <table:table-cell table:formula="of:=[AC.E7]-[AC.$A7]" office:value-type="float" office:value="0" calcext:value-type="float">
            <text:p>0.0</text:p>
          </table:table-cell>
          <table:table-cell table:formula="of:=[AC.F7]-[AC.$A7]" office:value-type="float" office:value="0" calcext:value-type="float">
            <text:p>0.0</text:p>
          </table:table-cell>
          <table:table-cell table:formula="of:=[AC.G7]-[AC.$A7]" office:value-type="float" office:value="0" calcext:value-type="float">
            <text:p>0.0</text:p>
          </table:table-cell>
          <table:table-cell table:formula="of:=[AC.H7]-[AC.$A7]" office:value-type="float" office:value="0" calcext:value-type="float">
            <text:p>0.0</text:p>
          </table:table-cell>
          <table:table-cell table:formula="of:=[AC.I7]-[AC.$A7]" office:value-type="float" office:value="0" calcext:value-type="float">
            <text:p>0.0</text:p>
          </table:table-cell>
          <table:table-cell table:formula="of:=[AC.J7]-[AC.$A7]" office:value-type="float" office:value="0" calcext:value-type="float">
            <text:p>0.0</text:p>
          </table:table-cell>
          <table:table-cell table:formula="of:=[AC.K7]-[AC.$A7]" office:value-type="float" office:value="0" calcext:value-type="float">
            <text:p>0.0</text:p>
          </table:table-cell>
          <table:table-cell table:formula="of:=[AC.L7]-[AC.$A7]" office:value-type="float" office:value="0" calcext:value-type="float">
            <text:p>0.0</text:p>
          </table:table-cell>
          <table:table-cell table:formula="of:=[AC.M7]-[AC.$A7]" office:value-type="float" office:value="1.15606936416185" calcext:value-type="float">
            <text:p>1.2</text:p>
          </table:table-cell>
          <table:table-cell table:formula="of:=[AC.N7]-[AC.$A7]" office:value-type="float" office:value="3.35195530726259" calcext:value-type="float">
            <text:p>3.4</text:p>
          </table:table-cell>
          <table:table-cell table:formula="of:=[AC.O7]-[AC.$A7]" office:value-type="float" office:value="6.38297872340428" calcext:value-type="float">
            <text:p>6.4</text:p>
          </table:table-cell>
          <table:table-cell table:formula="of:=[AC.P7]-[AC.$A7]" office:value-type="float" office:value="10" calcext:value-type="float">
            <text:p>10.0</text:p>
          </table:table-cell>
          <table:table-cell table:formula="of:=[AC.Q7]-[AC.$A7]" office:value-type="float" office:value="13.953488372093" calcext:value-type="float">
            <text:p>14.0</text:p>
          </table:table-cell>
          <table:table-cell table:formula="of:=[AC.R7]-[AC.$A7]" office:value-type="float" office:value="18.0257510729614" calcext:value-type="float">
            <text:p>18.0</text:p>
          </table:table-cell>
          <table:table-cell table:formula="of:=[AC.S7]-[AC.$A7]" office:value-type="float" office:value="22.0472440944883" calcext:value-type="float">
            <text:p>22.0</text:p>
          </table:table-cell>
          <table:table-cell table:formula="of:=[AC.T7]-[AC.$A7]" office:value-type="float" office:value="25.8992805755396" calcext:value-type="float">
            <text:p>25.9</text:p>
          </table:table-cell>
          <table:table-cell table:formula="of:=[AC.U7]-[AC.$A7]" office:value-type="float" office:value="29.5081967213115" calcext:value-type="float">
            <text:p>29.5</text:p>
          </table:table-cell>
          <table:table-cell table:formula="of:=[AC.V7]-[AC.$A7]" office:value-type="float" office:value="32.8358208955225" calcext:value-type="float">
            <text:p>32.8</text:p>
          </table:table-cell>
          <table:table-cell table:formula="of:=[AC.W7]-[AC.$A7]" office:value-type="float" office:value="35.8695652173913" calcext:value-type="float">
            <text:p>35.9</text:p>
          </table:table-cell>
          <table:table-cell table:formula="of:=[AC.X7]-[AC.$A7]" office:value-type="float" office:value="38.6138613861386" calcext:value-type="float">
            <text:p>38.6</text:p>
          </table:table-cell>
          <table:table-cell table:formula="of:=[AC.Y7]-[AC.$A7]" office:value-type="float" office:value="41.0835214446953" calcext:value-type="float">
            <text:p>41.1</text:p>
          </table:table-cell>
          <table:table-cell table:formula="of:=[AC.Z7]-[AC.$A7]" office:value-type="float" office:value="43.2989690721649" calcext:value-type="float">
            <text:p>43.3</text:p>
          </table:table-cell>
          <table:table-cell table:formula="of:=[AC.AA7]-[AC.$A7]" office:value-type="float" office:value="45.2830188679246" calcext:value-type="float">
            <text:p>45.3</text:p>
          </table:table-cell>
          <table:table-cell table:formula="of:=[AC.AB7]-[AC.$A7]" office:value-type="float" office:value="47.0588235294118" calcext:value-type="float">
            <text:p>47.1</text:p>
          </table:table-cell>
          <table:table-cell table:formula="of:=[AC.AC7]-[AC.$A7]" office:value-type="float" office:value="48.6486486486487" calcext:value-type="float">
            <text:p>48.6</text:p>
          </table:table-cell>
          <table:table-cell table:formula="of:=[AC.AD7]-[AC.$A7]" office:value-type="float" office:value="50.0732064421669" calcext:value-type="float">
            <text:p>50.1</text:p>
          </table:table-cell>
          <table:table-cell table:formula="of:=[AC.AE7]-[AC.$A7]" office:value-type="float" office:value="51.3513513513514" calcext:value-type="float">
            <text:p>51.4</text:p>
          </table:table-cell>
          <table:table-cell table:formula="of:=[AC.AF7]-[AC.$A7]" office:value-type="float" office:value="52.5" calcext:value-type="float">
            <text:p>52.5</text:p>
          </table:table-cell>
          <table:table-cell table:formula="of:=[AC.AG7]-[AC.$A7]" office:value-type="float" office:value="53.5341830822712" calcext:value-type="float">
            <text:p>53.5</text:p>
          </table:table-cell>
          <table:table-cell table:formula="of:=[AC.AH7]-[AC.$A7]" office:value-type="float" office:value="54.4671689989236" calcext:value-type="float">
            <text:p>54.5</text:p>
          </table:table-cell>
          <table:table-cell table:formula="of:=[AC.AI7]-[AC.$A7]" office:value-type="float" office:value="55.310621242485" calcext:value-type="float">
            <text:p>55.3</text:p>
          </table:table-cell>
          <table:table-cell table:formula="of:=[AC.AJ7]-[AC.$A7]" office:value-type="float" office:value="56.0747663551402" calcext:value-type="float">
            <text:p>56.1</text:p>
          </table:table-cell>
          <table:table-cell table:formula="of:=[AC.AK7]-[AC.$A7]" office:value-type="float" office:value="56.7685589519651" calcext:value-type="float">
            <text:p>56.8</text:p>
          </table:table-cell>
          <table:table-cell table:formula="of:=[AC.AL7]-[AC.$A7]" office:value-type="float" office:value="57.3998364677024" calcext:value-type="float">
            <text:p>57.4</text:p>
          </table:table-cell>
          <table:table-cell table:formula="of:=[AC.AM7]-[AC.$A7]" office:value-type="float" office:value="57.9754601226995" calcext:value-type="float">
            <text:p>58.0</text:p>
          </table:table-cell>
          <table:table-cell table:formula="of:=[AC.AN7]-[AC.$A7]" office:value-type="float" office:value="58.5014409221902" calcext:value-type="float">
            <text:p>58.5</text:p>
          </table:table-cell>
          <table:table-cell table:formula="of:=[AC.AO7]-[AC.$A7]" office:value-type="float" office:value="58.9830508474577" calcext:value-type="float">
            <text:p>59.0</text:p>
          </table:table-cell>
          <table:table-cell table:formula="of:=[AC.AP7]-[AC.$A7]" office:value-type="float" office:value="59.4249201277955" calcext:value-type="float">
            <text:p>59.4</text:p>
          </table:table-cell>
          <table:table-cell table:formula="of:=[AC.AQ7]-[AC.$A7]" office:value-type="float" office:value="59.8311218335344" calcext:value-type="float">
            <text:p>59.8</text:p>
          </table:table-cell>
          <table:table-cell table:formula="of:=[AC.AR7]-[AC.$A7]" office:value-type="float" office:value="60.2052451539339" calcext:value-type="float">
            <text:p>60.2</text:p>
          </table:table-cell>
          <table:table-cell table:formula="of:=[AC.AS7]-[AC.$A7]" office:value-type="float" office:value="60.5504587155963" calcext:value-type="float">
            <text:p>60.6</text:p>
          </table:table-cell>
          <table:table-cell table:formula="of:=[AC.AT7]-[AC.$A7]" office:value-type="float" office:value="60.8695652173914" calcext:value-type="float">
            <text:p>60.9</text:p>
          </table:table-cell>
          <table:table-cell table:formula="of:=[AC.AU7]-[AC.$A7]" office:value-type="float" office:value="61.1650485436893" calcext:value-type="float">
            <text:p>61.2</text:p>
          </table:table-cell>
          <table:table-cell table:formula="of:=[AC.AV7]-[AC.$A7]" office:value-type="float" office:value="61.4391143911439" calcext:value-type="float">
            <text:p>61.4</text:p>
          </table:table-cell>
          <table:table-cell table:formula="of:=[AC.AW7]-[AC.$A7]" office:value-type="float" office:value="61.693725318122" calcext:value-type="float">
            <text:p>61.7</text:p>
          </table:table-cell>
          <table:table-cell table:formula="of:=[AC.AX7]-[AC.$A7]" office:value-type="float" office:value="61.9306310071041" calcext:value-type="float">
            <text:p>61.9</text:p>
          </table:table-cell>
          <table:table-cell table:formula="of:=[AC.AY7]-[AC.$A7]" office:value-type="float" office:value="62.1513944223108" calcext:value-type="float">
            <text:p>62.2</text:p>
          </table:table-cell>
          <table:table-cell table:formula="of:=[AC.AZ7]-[AC.$A7]" office:value-type="float" office:value="62.3574144486693" calcext:value-type="float">
            <text:p>62.4</text:p>
          </table:table-cell>
          <table:table-cell table:number-columns-repeated="972"/>
        </table:table-row>
        <table:table-row table:style-name="ro4">
          <table:table-cell office:value-type="float" office:value="520" calcext:value-type="float">
            <text:p>520.0</text:p>
          </table:table-cell>
          <table:table-cell table:formula="of:=[AC.B8]-[AC.$A8]" office:value-type="float" office:value="0" calcext:value-type="float">
            <text:p>0.0</text:p>
          </table:table-cell>
          <table:table-cell table:formula="of:=[AC.C8]-[AC.$A8]" office:value-type="float" office:value="0" calcext:value-type="float">
            <text:p>0.0</text:p>
          </table:table-cell>
          <table:table-cell table:formula="of:=[AC.D8]-[AC.$A8]" office:value-type="float" office:value="0" calcext:value-type="float">
            <text:p>0.0</text:p>
          </table:table-cell>
          <table:table-cell table:formula="of:=[AC.E8]-[AC.$A8]" office:value-type="float" office:value="0" calcext:value-type="float">
            <text:p>0.0</text:p>
          </table:table-cell>
          <table:table-cell table:formula="of:=[AC.F8]-[AC.$A8]" office:value-type="float" office:value="0" calcext:value-type="float">
            <text:p>0.0</text:p>
          </table:table-cell>
          <table:table-cell table:formula="of:=[AC.G8]-[AC.$A8]" office:value-type="float" office:value="0" calcext:value-type="float">
            <text:p>0.0</text:p>
          </table:table-cell>
          <table:table-cell table:formula="of:=[AC.H8]-[AC.$A8]" office:value-type="float" office:value="0" calcext:value-type="float">
            <text:p>0.0</text:p>
          </table:table-cell>
          <table:table-cell table:formula="of:=[AC.I8]-[AC.$A8]" office:value-type="float" office:value="0" calcext:value-type="float">
            <text:p>0.0</text:p>
          </table:table-cell>
          <table:table-cell table:formula="of:=[AC.J8]-[AC.$A8]" office:value-type="float" office:value="0" calcext:value-type="float">
            <text:p>0.0</text:p>
          </table:table-cell>
          <table:table-cell table:formula="of:=[AC.K8]-[AC.$A8]" office:value-type="float" office:value="0" calcext:value-type="float">
            <text:p>0.0</text:p>
          </table:table-cell>
          <table:table-cell table:formula="of:=[AC.L8]-[AC.$A8]" office:value-type="float" office:value="0" calcext:value-type="float">
            <text:p>0.0</text:p>
          </table:table-cell>
          <table:table-cell table:formula="of:=[AC.M8]-[AC.$A8]" office:value-type="float" office:value="1.15684093437153" calcext:value-type="float">
            <text:p>1.2</text:p>
          </table:table-cell>
          <table:table-cell table:formula="of:=[AC.N8]-[AC.$A8]" office:value-type="float" office:value="3.35844994617867" calcext:value-type="float">
            <text:p>3.4</text:p>
          </table:table-cell>
          <table:table-cell table:formula="of:=[AC.O8]-[AC.$A8]" office:value-type="float" office:value="6.40657084188911" calcext:value-type="float">
            <text:p>6.4</text:p>
          </table:table-cell>
          <table:table-cell table:formula="of:=[AC.P8]-[AC.$A8]" office:value-type="float" office:value="10.0580270793037" calcext:value-type="float">
            <text:p>10.1</text:p>
          </table:table-cell>
          <table:table-cell table:formula="of:=[AC.Q8]-[AC.$A8]" office:value-type="float" office:value="14.0667267808836" calcext:value-type="float">
            <text:p>14.1</text:p>
          </table:table-cell>
          <table:table-cell table:formula="of:=[AC.R8]-[AC.$A8]" office:value-type="float" office:value="18.2151793160966" calcext:value-type="float">
            <text:p>18.2</text:p>
          </table:table-cell>
          <table:table-cell table:formula="of:=[AC.S8]-[AC.$A8]" office:value-type="float" office:value="22.3312883435582" calcext:value-type="float">
            <text:p>22.3</text:p>
          </table:table-cell>
          <table:table-cell table:formula="of:=[AC.T8]-[AC.$A8]" office:value-type="float" office:value="26.2921348314607" calcext:value-type="float">
            <text:p>26.3</text:p>
          </table:table-cell>
          <table:table-cell table:formula="of:=[AC.U8]-[AC.$A8]" office:value-type="float" office:value="30.0192431045542" calcext:value-type="float">
            <text:p>30.0</text:p>
          </table:table-cell>
          <table:table-cell table:formula="of:=[AC.V8]-[AC.$A8]" office:value-type="float" office:value="33.4698654183733" calcext:value-type="float">
            <text:p>33.5</text:p>
          </table:table-cell>
          <table:table-cell table:formula="of:=[AC.W8]-[AC.$A8]" office:value-type="float" office:value="36.6275346851654" calcext:value-type="float">
            <text:p>36.6</text:p>
          </table:table-cell>
          <table:table-cell table:formula="of:=[AC.X8]-[AC.$A8]" office:value-type="float" office:value="39.493670886076" calcext:value-type="float">
            <text:p>39.5</text:p>
          </table:table-cell>
          <table:table-cell table:formula="of:=[AC.Y8]-[AC.$A8]" office:value-type="float" office:value="42.0809248554913" calcext:value-type="float">
            <text:p>42.1</text:p>
          </table:table-cell>
          <table:table-cell table:formula="of:=[AC.Z8]-[AC.$A8]" office:value-type="float" office:value="44.408296055307" calcext:value-type="float">
            <text:p>44.4</text:p>
          </table:table-cell>
          <table:table-cell table:formula="of:=[AC.AA8]-[AC.$A8]" office:value-type="float" office:value="46.4977645305514" calcext:value-type="float">
            <text:p>46.5</text:p>
          </table:table-cell>
          <table:table-cell table:formula="of:=[AC.AB8]-[AC.$A8]" office:value-type="float" office:value="48.3720930232557" calcext:value-type="float">
            <text:p>48.4</text:p>
          </table:table-cell>
          <table:table-cell table:formula="of:=[AC.AC8]-[AC.$A8]" office:value-type="float" office:value="50.0534759358288" calcext:value-type="float">
            <text:p>50.1</text:p>
          </table:table-cell>
          <table:table-cell table:formula="of:=[AC.AD8]-[AC.$A8]" office:value-type="float" office:value="51.5627718179181" calcext:value-type="float">
            <text:p>51.6</text:p>
          </table:table-cell>
          <table:table-cell table:formula="of:=[AC.AE8]-[AC.$A8]" office:value-type="float" office:value="52.9191215854312" calcext:value-type="float">
            <text:p>52.9</text:p>
          </table:table-cell>
          <table:table-cell table:formula="of:=[AC.AF8]-[AC.$A8]" office:value-type="float" office:value="54.1398116013882" calcext:value-type="float">
            <text:p>54.1</text:p>
          </table:table-cell>
          <table:table-cell table:formula="of:=[AC.AG8]-[AC.$A8]" office:value-type="float" office:value="55.2402851230167" calcext:value-type="float">
            <text:p>55.2</text:p>
          </table:table-cell>
          <table:table-cell table:formula="of:=[AC.AH8]-[AC.$A8]" office:value-type="float" office:value="56.2342380850608" calcext:value-type="float">
            <text:p>56.2</text:p>
          </table:table-cell>
          <table:table-cell table:formula="of:=[AC.AI8]-[AC.$A8]" office:value-type="float" office:value="57.1337579617834" calcext:value-type="float">
            <text:p>57.1</text:p>
          </table:table-cell>
          <table:table-cell table:formula="of:=[AC.AJ8]-[AC.$A8]" office:value-type="float" office:value="57.9494799405646" calcext:value-type="float">
            <text:p>57.9</text:p>
          </table:table-cell>
          <table:table-cell table:formula="of:=[AC.AK8]-[AC.$A8]" office:value-type="float" office:value="58.6907449209932" calcext:value-type="float">
            <text:p>58.7</text:p>
          </table:table-cell>
          <table:table-cell table:formula="of:=[AC.AL8]-[AC.$A8]" office:value-type="float" office:value="59.3657505285412" calcext:value-type="float">
            <text:p>59.4</text:p>
          </table:table-cell>
          <table:table-cell table:formula="of:=[AC.AM8]-[AC.$A8]" office:value-type="float" office:value="59.9816905706439" calcext:value-type="float">
            <text:p>60.0</text:p>
          </table:table-cell>
          <table:table-cell table:formula="of:=[AC.AN8]-[AC.$A8]" office:value-type="float" office:value="60.5448809865213" calcext:value-type="float">
            <text:p>60.5</text:p>
          </table:table-cell>
          <table:table-cell table:formula="of:=[AC.AO8]-[AC.$A8]" office:value-type="float" office:value="61.0608719125388" calcext:value-type="float">
            <text:p>61.1</text:p>
          </table:table-cell>
          <table:table-cell table:formula="of:=[AC.AP8]-[AC.$A8]" office:value-type="float" office:value="61.5345463799465" calcext:value-type="float">
            <text:p>61.5</text:p>
          </table:table-cell>
          <table:table-cell table:formula="of:=[AC.AQ8]-[AC.$A8]" office:value-type="float" office:value="61.9702066314271" calcext:value-type="float">
            <text:p>62.0</text:p>
          </table:table-cell>
          <table:table-cell table:formula="of:=[AC.AR8]-[AC.$A8]" office:value-type="float" office:value="62.3716492503407" calcext:value-type="float">
            <text:p>62.4</text:p>
          </table:table-cell>
          <table:table-cell table:formula="of:=[AC.AS8]-[AC.$A8]" office:value-type="float" office:value="62.7422303473492" calcext:value-type="float">
            <text:p>62.7</text:p>
          </table:table-cell>
          <table:table-cell table:formula="of:=[AC.AT8]-[AC.$A8]" office:value-type="float" office:value="63.0849220103986" calcext:value-type="float">
            <text:p>63.1</text:p>
          </table:table-cell>
          <table:table-cell table:formula="of:=[AC.AU8]-[AC.$A8]" office:value-type="float" office:value="63.4023611379911" calcext:value-type="float">
            <text:p>63.4</text:p>
          </table:table-cell>
          <table:table-cell table:formula="of:=[AC.AV8]-[AC.$A8]" office:value-type="float" office:value="63.6968916681993" calcext:value-type="float">
            <text:p>63.7</text:p>
          </table:table-cell>
          <table:table-cell table:formula="of:=[AC.AW8]-[AC.$A8]" office:value-type="float" office:value="63.9706011024587" calcext:value-type="float">
            <text:p>64.0</text:p>
          </table:table-cell>
          <table:table-cell table:formula="of:=[AC.AX8]-[AC.$A8]" office:value-type="float" office:value="64.225352112676" calcext:value-type="float">
            <text:p>64.2</text:p>
          </table:table-cell>
          <table:table-cell table:formula="of:=[AC.AY8]-[AC.$A8]" office:value-type="float" office:value="64.4628099173553" calcext:value-type="float">
            <text:p>64.5</text:p>
          </table:table-cell>
          <table:table-cell table:formula="of:=[AC.AZ8]-[AC.$A8]" office:value-type="float" office:value="64.6844660194174" calcext:value-type="float">
            <text:p>64.7</text:p>
          </table:table-cell>
          <table:table-cell table:number-columns-repeated="972"/>
        </table:table-row>
        <table:table-row table:style-name="ro4">
          <table:table-cell office:value-type="float" office:value="540" calcext:value-type="float">
            <text:p>540.0</text:p>
          </table:table-cell>
          <table:table-cell table:formula="of:=[AC.B9]-[AC.$A9]" office:value-type="float" office:value="0" calcext:value-type="float">
            <text:p>0.0</text:p>
          </table:table-cell>
          <table:table-cell table:formula="of:=[AC.C9]-[AC.$A9]" office:value-type="float" office:value="0" calcext:value-type="float">
            <text:p>0.0</text:p>
          </table:table-cell>
          <table:table-cell table:formula="of:=[AC.D9]-[AC.$A9]" office:value-type="float" office:value="0" calcext:value-type="float">
            <text:p>0.0</text:p>
          </table:table-cell>
          <table:table-cell table:formula="of:=[AC.E9]-[AC.$A9]" office:value-type="float" office:value="0" calcext:value-type="float">
            <text:p>0.0</text:p>
          </table:table-cell>
          <table:table-cell table:formula="of:=[AC.F9]-[AC.$A9]" office:value-type="float" office:value="0" calcext:value-type="float">
            <text:p>0.0</text:p>
          </table:table-cell>
          <table:table-cell table:formula="of:=[AC.G9]-[AC.$A9]" office:value-type="float" office:value="0" calcext:value-type="float">
            <text:p>0.0</text:p>
          </table:table-cell>
          <table:table-cell table:formula="of:=[AC.H9]-[AC.$A9]" office:value-type="float" office:value="0" calcext:value-type="float">
            <text:p>0.0</text:p>
          </table:table-cell>
          <table:table-cell table:formula="of:=[AC.I9]-[AC.$A9]" office:value-type="float" office:value="0" calcext:value-type="float">
            <text:p>0.0</text:p>
          </table:table-cell>
          <table:table-cell table:formula="of:=[AC.J9]-[AC.$A9]" office:value-type="float" office:value="0" calcext:value-type="float">
            <text:p>0.0</text:p>
          </table:table-cell>
          <table:table-cell table:formula="of:=[AC.K9]-[AC.$A9]" office:value-type="float" office:value="0" calcext:value-type="float">
            <text:p>0.0</text:p>
          </table:table-cell>
          <table:table-cell table:formula="of:=[AC.L9]-[AC.$A9]" office:value-type="float" office:value="0" calcext:value-type="float">
            <text:p>0.0</text:p>
          </table:table-cell>
          <table:table-cell table:formula="of:=[AC.M9]-[AC.$A9]" office:value-type="float" office:value="1.15755627009639" calcext:value-type="float">
            <text:p>1.2</text:p>
          </table:table-cell>
          <table:table-cell table:formula="of:=[AC.N9]-[AC.$A9]" office:value-type="float" office:value="3.36448598130846" calcext:value-type="float">
            <text:p>3.4</text:p>
          </table:table-cell>
          <table:table-cell table:formula="of:=[AC.O9]-[AC.$A9]" office:value-type="float" office:value="6.42857142857145" calcext:value-type="float">
            <text:p>6.4</text:p>
          </table:table-cell>
          <table:table-cell table:formula="of:=[AC.P9]-[AC.$A9]" office:value-type="float" office:value="10.1123595505618" calcext:value-type="float">
            <text:p>10.1</text:p>
          </table:table-cell>
          <table:table-cell table:formula="of:=[AC.Q9]-[AC.$A9]" office:value-type="float" office:value="14.1732283464567" calcext:value-type="float">
            <text:p>14.2</text:p>
          </table:table-cell>
          <table:table-cell table:formula="of:=[AC.R9]-[AC.$A9]" office:value-type="float" office:value="18.3941605839416" calcext:value-type="float">
            <text:p>18.4</text:p>
          </table:table-cell>
          <table:table-cell table:formula="of:=[AC.S9]-[AC.$A9]" office:value-type="float" office:value="22.6008968609866" calcext:value-type="float">
            <text:p>22.6</text:p>
          </table:table-cell>
          <table:table-cell table:formula="of:=[AC.T9]-[AC.$A9]" office:value-type="float" office:value="26.6666666666667" calcext:value-type="float">
            <text:p>26.7</text:p>
          </table:table-cell>
          <table:table-cell table:formula="of:=[AC.U9]-[AC.$A9]" office:value-type="float" office:value="30.5084745762713" calcext:value-type="float">
            <text:p>30.5</text:p>
          </table:table-cell>
          <table:table-cell table:formula="of:=[AC.V9]-[AC.$A9]" office:value-type="float" office:value="34.0791738382101" calcext:value-type="float">
            <text:p>34.1</text:p>
          </table:table-cell>
          <table:table-cell table:formula="of:=[AC.W9]-[AC.$A9]" office:value-type="float" office:value="37.3584905660377" calcext:value-type="float">
            <text:p>37.4</text:p>
          </table:table-cell>
          <table:table-cell table:formula="of:=[AC.X9]-[AC.$A9]" office:value-type="float" office:value="40.344827586207" calcext:value-type="float">
            <text:p>40.3</text:p>
          </table:table-cell>
          <table:table-cell table:formula="of:=[AC.Y9]-[AC.$A9]" office:value-type="float" office:value="43.048620236531" calcext:value-type="float">
            <text:p>43.0</text:p>
          </table:table-cell>
          <table:table-cell table:formula="of:=[AC.Z9]-[AC.$A9]" office:value-type="float" office:value="45.4873646209387" calcext:value-type="float">
            <text:p>45.5</text:p>
          </table:table-cell>
          <table:table-cell table:formula="of:=[AC.AA9]-[AC.$A9]" office:value-type="float" office:value="47.682119205298" calcext:value-type="float">
            <text:p>47.7</text:p>
          </table:table-cell>
          <table:table-cell table:formula="of:=[AC.AB9]-[AC.$A9]" office:value-type="float" office:value="49.6551724137931" calcext:value-type="float">
            <text:p>49.7</text:p>
          </table:table-cell>
          <table:table-cell table:formula="of:=[AC.AC9]-[AC.$A9]" office:value-type="float" office:value="51.4285714285714" calcext:value-type="float">
            <text:p>51.4</text:p>
          </table:table-cell>
          <table:table-cell table:formula="of:=[AC.AD9]-[AC.$A9]" office:value-type="float" office:value="53.0232558139535" calcext:value-type="float">
            <text:p>53.0</text:p>
          </table:table-cell>
          <table:table-cell table:formula="of:=[AC.AE9]-[AC.$A9]" office:value-type="float" office:value="54.4585987261147" calcext:value-type="float">
            <text:p>54.5</text:p>
          </table:table-cell>
          <table:table-cell table:formula="of:=[AC.AF9]-[AC.$A9]" office:value-type="float" office:value="55.7522123893806" calcext:value-type="float">
            <text:p>55.8</text:p>
          </table:table-cell>
          <table:table-cell table:formula="of:=[AC.AG9]-[AC.$A9]" office:value-type="float" office:value="56.9199178644765" calcext:value-type="float">
            <text:p>56.9</text:p>
          </table:table-cell>
          <table:table-cell table:formula="of:=[AC.AH9]-[AC.$A9]" office:value-type="float" office:value="57.9758115849778" calcext:value-type="float">
            <text:p>58.0</text:p>
          </table:table-cell>
          <table:table-cell table:formula="of:=[AC.AI9]-[AC.$A9]" office:value-type="float" office:value="58.9323843416371" calcext:value-type="float">
            <text:p>58.9</text:p>
          </table:table-cell>
          <table:table-cell table:formula="of:=[AC.AJ9]-[AC.$A9]" office:value-type="float" office:value="59.8006644518273" calcext:value-type="float">
            <text:p>59.8</text:p>
          </table:table-cell>
          <table:table-cell table:formula="of:=[AC.AK9]-[AC.$A9]" office:value-type="float" office:value="60.5903676851373" calcext:value-type="float">
            <text:p>60.6</text:p>
          </table:table-cell>
          <table:table-cell table:formula="of:=[AC.AL9]-[AC.$A9]" office:value-type="float" office:value="61.3100436681223" calcext:value-type="float">
            <text:p>61.3</text:p>
          </table:table-cell>
          <table:table-cell table:formula="of:=[AC.AM9]-[AC.$A9]" office:value-type="float" office:value="61.9672131147541" calcext:value-type="float">
            <text:p>62.0</text:p>
          </table:table-cell>
          <table:table-cell table:formula="of:=[AC.AN9]-[AC.$A9]" office:value-type="float" office:value="62.568493150685" calcext:value-type="float">
            <text:p>62.6</text:p>
          </table:table-cell>
          <table:table-cell table:formula="of:=[AC.AO9]-[AC.$A9]" office:value-type="float" office:value="63.1197097944378" calcext:value-type="float">
            <text:p>63.1</text:p>
          </table:table-cell>
          <table:table-cell table:formula="of:=[AC.AP9]-[AC.$A9]" office:value-type="float" office:value="63.6259977194984" calcext:value-type="float">
            <text:p>63.6</text:p>
          </table:table-cell>
          <table:table-cell table:formula="of:=[AC.AQ9]-[AC.$A9]" office:value-type="float" office:value="64.0918880114861" calcext:value-type="float">
            <text:p>64.1</text:p>
          </table:table-cell>
          <table:table-cell table:formula="of:=[AC.AR9]-[AC.$A9]" office:value-type="float" office:value="64.521384928717" calcext:value-type="float">
            <text:p>64.5</text:p>
          </table:table-cell>
          <table:table-cell table:formula="of:=[AC.AS9]-[AC.$A9]" office:value-type="float" office:value="64.9180327868853" calcext:value-type="float">
            <text:p>64.9</text:p>
          </table:table-cell>
          <table:table-cell table:formula="of:=[AC.AT9]-[AC.$A9]" office:value-type="float" office:value="65.2849740932643" calcext:value-type="float">
            <text:p>65.3</text:p>
          </table:table-cell>
          <table:table-cell table:formula="of:=[AC.AU9]-[AC.$A9]" office:value-type="float" office:value="65.6250000000001" calcext:value-type="float">
            <text:p>65.6</text:p>
          </table:table-cell>
          <table:table-cell table:formula="of:=[AC.AV9]-[AC.$A9]" office:value-type="float" office:value="65.9405940594061" calcext:value-type="float">
            <text:p>65.9</text:p>
          </table:table-cell>
          <table:table-cell table:formula="of:=[AC.AW9]-[AC.$A9]" office:value-type="float" office:value="66.2339701648783" calcext:value-type="float">
            <text:p>66.2</text:p>
          </table:table-cell>
          <table:table-cell table:formula="of:=[AC.AX9]-[AC.$A9]" office:value-type="float" office:value="66.507105459985" calcext:value-type="float">
            <text:p>66.5</text:p>
          </table:table-cell>
          <table:table-cell table:formula="of:=[AC.AY9]-[AC.$A9]" office:value-type="float" office:value="66.7617689015692" calcext:value-type="float">
            <text:p>66.8</text:p>
          </table:table-cell>
          <table:table-cell table:formula="of:=[AC.AZ9]-[AC.$A9]" office:value-type="float" office:value="66.9995460735361" calcext:value-type="float">
            <text:p>67.0</text:p>
          </table:table-cell>
          <table:table-cell table:number-columns-repeated="972"/>
        </table:table-row>
        <table:table-row table:style-name="ro4">
          <table:table-cell office:value-type="float" office:value="560" calcext:value-type="float">
            <text:p>560.0</text:p>
          </table:table-cell>
          <table:table-cell table:formula="of:=[AC.B10]-[AC.$A10]" office:value-type="float" office:value="0" calcext:value-type="float">
            <text:p>0.0</text:p>
          </table:table-cell>
          <table:table-cell table:formula="of:=[AC.C10]-[AC.$A10]" office:value-type="float" office:value="0" calcext:value-type="float">
            <text:p>0.0</text:p>
          </table:table-cell>
          <table:table-cell table:formula="of:=[AC.D10]-[AC.$A10]" office:value-type="float" office:value="0" calcext:value-type="float">
            <text:p>0.0</text:p>
          </table:table-cell>
          <table:table-cell table:formula="of:=[AC.E10]-[AC.$A10]" office:value-type="float" office:value="0" calcext:value-type="float">
            <text:p>0.0</text:p>
          </table:table-cell>
          <table:table-cell table:formula="of:=[AC.F10]-[AC.$A10]" office:value-type="float" office:value="0" calcext:value-type="float">
            <text:p>0.0</text:p>
          </table:table-cell>
          <table:table-cell table:formula="of:=[AC.G10]-[AC.$A10]" office:value-type="float" office:value="0" calcext:value-type="float">
            <text:p>0.0</text:p>
          </table:table-cell>
          <table:table-cell table:formula="of:=[AC.H10]-[AC.$A10]" office:value-type="float" office:value="0" calcext:value-type="float">
            <text:p>0.0</text:p>
          </table:table-cell>
          <table:table-cell table:formula="of:=[AC.I10]-[AC.$A10]" office:value-type="float" office:value="0" calcext:value-type="float">
            <text:p>0.0</text:p>
          </table:table-cell>
          <table:table-cell table:formula="of:=[AC.J10]-[AC.$A10]" office:value-type="float" office:value="0" calcext:value-type="float">
            <text:p>0.0</text:p>
          </table:table-cell>
          <table:table-cell table:formula="of:=[AC.K10]-[AC.$A10]" office:value-type="float" office:value="0" calcext:value-type="float">
            <text:p>0.0</text:p>
          </table:table-cell>
          <table:table-cell table:formula="of:=[AC.L10]-[AC.$A10]" office:value-type="float" office:value="0" calcext:value-type="float">
            <text:p>0.0</text:p>
          </table:table-cell>
          <table:table-cell table:formula="of:=[AC.M10]-[AC.$A10]" office:value-type="float" office:value="1.15822130299898" calcext:value-type="float">
            <text:p>1.2</text:p>
          </table:table-cell>
          <table:table-cell table:formula="of:=[AC.N10]-[AC.$A10]" office:value-type="float" office:value="3.37011033099304" calcext:value-type="float">
            <text:p>3.4</text:p>
          </table:table-cell>
          <table:table-cell table:formula="of:=[AC.O10]-[AC.$A10]" office:value-type="float" office:value="6.44913627639153" calcext:value-type="float">
            <text:p>6.4</text:p>
          </table:table-cell>
          <table:table-cell table:formula="of:=[AC.P10]-[AC.$A10]" office:value-type="float" office:value="10.1633393829402" calcext:value-type="float">
            <text:p>10.2</text:p>
          </table:table-cell>
          <table:table-cell table:formula="of:=[AC.Q10]-[AC.$A10]" office:value-type="float" office:value="14.2735768903993" calcext:value-type="float">
            <text:p>14.3</text:p>
          </table:table-cell>
          <table:table-cell table:formula="of:=[AC.R10]-[AC.$A10]" office:value-type="float" office:value="18.5635359116022" calcext:value-type="float">
            <text:p>18.6</text:p>
          </table:table-cell>
          <table:table-cell table:formula="of:=[AC.S10]-[AC.$A10]" office:value-type="float" office:value="22.8571428571429" calcext:value-type="float">
            <text:p>22.9</text:p>
          </table:table-cell>
          <table:table-cell table:formula="of:=[AC.T10]-[AC.$A10]" office:value-type="float" office:value="27.0241286863271" calcext:value-type="float">
            <text:p>27.0</text:p>
          </table:table-cell>
          <table:table-cell table:formula="of:=[AC.U10]-[AC.$A10]" office:value-type="float" office:value="30.9772587584512" calcext:value-type="float">
            <text:p>31.0</text:p>
          </table:table-cell>
          <table:table-cell table:formula="of:=[AC.V10]-[AC.$A10]" office:value-type="float" office:value="34.6651660101295" calcext:value-type="float">
            <text:p>34.7</text:p>
          </table:table-cell>
          <table:table-cell table:formula="of:=[AC.W10]-[AC.$A10]" office:value-type="float" office:value="38.0638516992791" calcext:value-type="float">
            <text:p>38.1</text:p>
          </table:table-cell>
          <table:table-cell table:formula="of:=[AC.X10]-[AC.$A10]" office:value-type="float" office:value="41.1687087653157" calcext:value-type="float">
            <text:p>41.2</text:p>
          </table:table-cell>
          <table:table-cell table:formula="of:=[AC.Y10]-[AC.$A10]" office:value-type="float" office:value="43.987915407855" calcext:value-type="float">
            <text:p>44.0</text:p>
          </table:table-cell>
          <table:table-cell table:formula="of:=[AC.Z10]-[AC.$A10]" office:value-type="float" office:value="46.5373961218837" calcext:value-type="float">
            <text:p>46.5</text:p>
          </table:table-cell>
          <table:table-cell table:formula="of:=[AC.AA10]-[AC.$A10]" office:value-type="float" office:value="48.8372093023256" calcext:value-type="float">
            <text:p>48.8</text:p>
          </table:table-cell>
          <table:table-cell table:formula="of:=[AC.AB10]-[AC.$A10]" office:value-type="float" office:value="50.909090909091" calcext:value-type="float">
            <text:p>50.9</text:p>
          </table:table-cell>
          <table:table-cell table:formula="of:=[AC.AC10]-[AC.$A10]" office:value-type="float" office:value="52.7748691099476" calcext:value-type="float">
            <text:p>52.8</text:p>
          </table:table-cell>
          <table:table-cell table:formula="of:=[AC.AD10]-[AC.$A10]" office:value-type="float" office:value="54.4555018481661" calcext:value-type="float">
            <text:p>54.5</text:p>
          </table:table-cell>
          <table:table-cell table:formula="of:=[AC.AE10]-[AC.$A10]" office:value-type="float" office:value="55.9705418200947" calcext:value-type="float">
            <text:p>56.0</text:p>
          </table:table-cell>
          <table:table-cell table:formula="of:=[AC.AF10]-[AC.$A10]" office:value-type="float" office:value="57.3378839590444" calcext:value-type="float">
            <text:p>57.3</text:p>
          </table:table-cell>
          <table:table-cell table:formula="of:=[AC.AG10]-[AC.$A10]" office:value-type="float" office:value="58.5736925515056" calcext:value-type="float">
            <text:p>58.6</text:p>
          </table:table-cell>
          <table:table-cell table:formula="of:=[AC.AH10]-[AC.$A10]" office:value-type="float" office:value="59.6924373288393" calcext:value-type="float">
            <text:p>59.7</text:p>
          </table:table-cell>
          <table:table-cell table:formula="of:=[AC.AI10]-[AC.$A10]" office:value-type="float" office:value="60.7069913589945" calcext:value-type="float">
            <text:p>60.7</text:p>
          </table:table-cell>
          <table:table-cell table:formula="of:=[AC.AJ10]-[AC.$A10]" office:value-type="float" office:value="61.6287600880412" calcext:value-type="float">
            <text:p>61.6</text:p>
          </table:table-cell>
          <table:table-cell table:formula="of:=[AC.AK10]-[AC.$A10]" office:value-type="float" office:value="62.4678222069676" calcext:value-type="float">
            <text:p>62.5</text:p>
          </table:table-cell>
          <table:table-cell table:formula="of:=[AC.AL10]-[AC.$A10]" office:value-type="float" office:value="63.2330706128358" calcext:value-type="float">
            <text:p>63.2</text:p>
          </table:table-cell>
          <table:table-cell table:formula="of:=[AC.AM10]-[AC.$A10]" office:value-type="float" office:value="63.9323467230445" calcext:value-type="float">
            <text:p>63.9</text:p>
          </table:table-cell>
          <table:table-cell table:formula="of:=[AC.AN10]-[AC.$A10]" office:value-type="float" office:value="64.572564612326" calcext:value-type="float">
            <text:p>64.6</text:p>
          </table:table-cell>
          <table:table-cell table:formula="of:=[AC.AO10]-[AC.$A10]" office:value-type="float" office:value="65.1598234586064" calcext:value-type="float">
            <text:p>65.2</text:p>
          </table:table-cell>
          <table:table-cell table:formula="of:=[AC.AP10]-[AC.$A10]" office:value-type="float" office:value="65.6995080105967" calcext:value-type="float">
            <text:p>65.7</text:p>
          </table:table-cell>
          <table:table-cell table:formula="of:=[AC.AQ10]-[AC.$A10]" office:value-type="float" office:value="66.1963775023833" calcext:value-type="float">
            <text:p>66.2</text:p>
          </table:table-cell>
          <table:table-cell table:formula="of:=[AC.AR10]-[AC.$A10]" office:value-type="float" office:value="66.6546438232642" calcext:value-type="float">
            <text:p>66.7</text:p>
          </table:table-cell>
          <table:table-cell table:formula="of:=[AC.AS10]-[AC.$A10]" office:value-type="float" office:value="67.0780399274047" calcext:value-type="float">
            <text:p>67.1</text:p>
          </table:table-cell>
          <table:table-cell table:formula="of:=[AC.AT10]-[AC.$A10]" office:value-type="float" office:value="67.4698795180724" calcext:value-type="float">
            <text:p>67.5</text:p>
          </table:table-cell>
          <table:table-cell table:formula="of:=[AC.AU10]-[AC.$A10]" office:value-type="float" office:value="67.8331090174967" calcext:value-type="float">
            <text:p>67.8</text:p>
          </table:table-cell>
          <table:table-cell table:formula="of:=[AC.AV10]-[AC.$A10]" office:value-type="float" office:value="68.1703527691465" calcext:value-type="float">
            <text:p>68.2</text:p>
          </table:table-cell>
          <table:table-cell table:formula="of:=[AC.AW10]-[AC.$A10]" office:value-type="float" office:value="68.4839523353919" calcext:value-type="float">
            <text:p>68.5</text:p>
          </table:table-cell>
          <table:table-cell table:formula="of:=[AC.AX10]-[AC.$A10]" office:value-type="float" office:value="68.7760006629651" calcext:value-type="float">
            <text:p>68.8</text:p>
          </table:table-cell>
          <table:table-cell table:formula="of:=[AC.AY10]-[AC.$A10]" office:value-type="float" office:value="69.0483717989251" calcext:value-type="float">
            <text:p>69.0</text:p>
          </table:table-cell>
          <table:table-cell table:formula="of:=[AC.AZ10]-[AC.$A10]" office:value-type="float" office:value="69.3027467552067" calcext:value-type="float">
            <text:p>69.3</text:p>
          </table:table-cell>
          <table:table-cell table:number-columns-repeated="972"/>
        </table:table-row>
        <table:table-row table:style-name="ro4">
          <table:table-cell office:value-type="float" office:value="580" calcext:value-type="float">
            <text:p>580.0</text:p>
          </table:table-cell>
          <table:table-cell table:formula="of:=[AC.B11]-[AC.$A11]" office:value-type="float" office:value="0" calcext:value-type="float">
            <text:p>0.0</text:p>
          </table:table-cell>
          <table:table-cell table:formula="of:=[AC.C11]-[AC.$A11]" office:value-type="float" office:value="0" calcext:value-type="float">
            <text:p>0.0</text:p>
          </table:table-cell>
          <table:table-cell table:formula="of:=[AC.D11]-[AC.$A11]" office:value-type="float" office:value="0" calcext:value-type="float">
            <text:p>0.0</text:p>
          </table:table-cell>
          <table:table-cell table:formula="of:=[AC.E11]-[AC.$A11]" office:value-type="float" office:value="0" calcext:value-type="float">
            <text:p>0.0</text:p>
          </table:table-cell>
          <table:table-cell table:formula="of:=[AC.F11]-[AC.$A11]" office:value-type="float" office:value="0" calcext:value-type="float">
            <text:p>0.0</text:p>
          </table:table-cell>
          <table:table-cell table:formula="of:=[AC.G11]-[AC.$A11]" office:value-type="float" office:value="0" calcext:value-type="float">
            <text:p>0.0</text:p>
          </table:table-cell>
          <table:table-cell table:formula="of:=[AC.H11]-[AC.$A11]" office:value-type="float" office:value="0" calcext:value-type="float">
            <text:p>0.0</text:p>
          </table:table-cell>
          <table:table-cell table:formula="of:=[AC.I11]-[AC.$A11]" office:value-type="float" office:value="0" calcext:value-type="float">
            <text:p>0.0</text:p>
          </table:table-cell>
          <table:table-cell table:formula="of:=[AC.J11]-[AC.$A11]" office:value-type="float" office:value="0" calcext:value-type="float">
            <text:p>0.0</text:p>
          </table:table-cell>
          <table:table-cell table:formula="of:=[AC.K11]-[AC.$A11]" office:value-type="float" office:value="0" calcext:value-type="float">
            <text:p>0.0</text:p>
          </table:table-cell>
          <table:table-cell table:formula="of:=[AC.L11]-[AC.$A11]" office:value-type="float" office:value="0" calcext:value-type="float">
            <text:p>0.0</text:p>
          </table:table-cell>
          <table:table-cell table:formula="of:=[AC.M11]-[AC.$A11]" office:value-type="float" office:value="1.15884115884114" calcext:value-type="float">
            <text:p>1.2</text:p>
          </table:table-cell>
          <table:table-cell table:formula="of:=[AC.N11]-[AC.$A11]" office:value-type="float" office:value="3.37536372453928" calcext:value-type="float">
            <text:p>3.4</text:p>
          </table:table-cell>
          <table:table-cell table:formula="of:=[AC.O11]-[AC.$A11]" office:value-type="float" office:value="6.46840148698891" calcext:value-type="float">
            <text:p>6.5</text:p>
          </table:table-cell>
          <table:table-cell table:formula="of:=[AC.P11]-[AC.$A11]" office:value-type="float" office:value="10.2112676056338" calcext:value-type="float">
            <text:p>10.2</text:p>
          </table:table-cell>
          <table:table-cell table:formula="of:=[AC.Q11]-[AC.$A11]" office:value-type="float" office:value="14.3682906688688" calcext:value-type="float">
            <text:p>14.4</text:p>
          </table:table-cell>
          <table:table-cell table:formula="of:=[AC.R11]-[AC.$A11]" office:value-type="float" office:value="18.7240584166026" calcext:value-type="float">
            <text:p>18.7</text:p>
          </table:table-cell>
          <table:table-cell table:formula="of:=[AC.S11]-[AC.$A11]" office:value-type="float" office:value="23.1009957325747" calcext:value-type="float">
            <text:p>23.1</text:p>
          </table:table-cell>
          <table:table-cell table:formula="of:=[AC.T11]-[AC.$A11]" office:value-type="float" office:value="27.3656618610747" calcext:value-type="float">
            <text:p>27.4</text:p>
          </table:table-cell>
          <table:table-cell table:formula="of:=[AC.U11]-[AC.$A11]" office:value-type="float" office:value="31.426851294401" calcext:value-type="float">
            <text:p>31.4</text:p>
          </table:table-cell>
          <table:table-cell table:formula="of:=[AC.V11]-[AC.$A11]" office:value-type="float" office:value="35.2291551628934" calcext:value-type="float">
            <text:p>35.2</text:p>
          </table:table-cell>
          <table:table-cell table:formula="of:=[AC.W11]-[AC.$A11]" office:value-type="float" office:value="38.744939271255" calcext:value-type="float">
            <text:p>38.7</text:p>
          </table:table-cell>
          <table:table-cell table:formula="of:=[AC.X11]-[AC.$A11]" office:value-type="float" office:value="41.9666048237477" calcext:value-type="float">
            <text:p>42.0</text:p>
          </table:table-cell>
          <table:table-cell table:formula="of:=[AC.Y11]-[AC.$A11]" office:value-type="float" office:value="44.9000425350914" calcext:value-type="float">
            <text:p>44.9</text:p>
          </table:table-cell>
          <table:table-cell table:formula="of:=[AC.Z11]-[AC.$A11]" office:value-type="float" office:value="47.5595470519329" calcext:value-type="float">
            <text:p>47.6</text:p>
          </table:table-cell>
          <table:table-cell table:formula="of:=[AC.AA11]-[AC.$A11]" office:value-type="float" office:value="49.9641062455133" calcext:value-type="float">
            <text:p>50.0</text:p>
          </table:table-cell>
          <table:table-cell table:formula="of:=[AC.AB11]-[AC.$A11]" office:value-type="float" office:value="52.1348314606742" calcext:value-type="float">
            <text:p>52.1</text:p>
          </table:table-cell>
          <table:table-cell table:formula="of:=[AC.AC11]-[AC.$A11]" office:value-type="float" office:value="54.0932642487047" calcext:value-type="float">
            <text:p>54.1</text:p>
          </table:table-cell>
          <table:table-cell table:formula="of:=[AC.AD11]-[AC.$A11]" office:value-type="float" office:value="55.8603210363278" calcext:value-type="float">
            <text:p>55.9</text:p>
          </table:table-cell>
          <table:table-cell table:formula="of:=[AC.AE11]-[AC.$A11]" office:value-type="float" office:value="57.4556830031283" calcext:value-type="float">
            <text:p>57.5</text:p>
          </table:table-cell>
          <table:table-cell table:formula="of:=[AC.AF11]-[AC.$A11]" office:value-type="float" office:value="58.8974854932302" calcext:value-type="float">
            <text:p>58.9</text:p>
          </table:table-cell>
          <table:table-cell table:formula="of:=[AC.AG11]-[AC.$A11]" office:value-type="float" office:value="60.2022017524151" calcext:value-type="float">
            <text:p>60.2</text:p>
          </table:table-cell>
          <table:table-cell table:formula="of:=[AC.AH11]-[AC.$A11]" office:value-type="float" office:value="61.3846475632713" calcext:value-type="float">
            <text:p>61.4</text:p>
          </table:table-cell>
          <table:table-cell table:formula="of:=[AC.AI11]-[AC.$A11]" office:value-type="float" office:value="62.4580569644948" calcext:value-type="float">
            <text:p>62.5</text:p>
          </table:table-cell>
          <table:table-cell table:formula="of:=[AC.AJ11]-[AC.$A11]" office:value-type="float" office:value="63.434196135618" calcext:value-type="float">
            <text:p>63.4</text:p>
          </table:table-cell>
          <table:table-cell table:formula="of:=[AC.AK11]-[AC.$A11]" office:value-type="float" office:value="64.3234942842519" calcext:value-type="float">
            <text:p>64.3</text:p>
          </table:table-cell>
          <table:table-cell table:formula="of:=[AC.AL11]-[AC.$A11]" office:value-type="float" office:value="65.1351783714606" calcext:value-type="float">
            <text:p>65.1</text:p>
          </table:table-cell>
          <table:table-cell table:formula="of:=[AC.AM11]-[AC.$A11]" office:value-type="float" office:value="65.8774038461538" calcext:value-type="float">
            <text:p>65.9</text:p>
          </table:table-cell>
          <table:table-cell table:formula="of:=[AC.AN11]-[AC.$A11]" office:value-type="float" office:value="66.5573770491803" calcext:value-type="float">
            <text:p>66.6</text:p>
          </table:table-cell>
          <table:table-cell table:formula="of:=[AC.AO11]-[AC.$A11]" office:value-type="float" office:value="67.1814671814672" calcext:value-type="float">
            <text:p>67.2</text:p>
          </table:table-cell>
          <table:table-cell table:formula="of:=[AC.AP11]-[AC.$A11]" office:value-type="float" office:value="67.7553071222208" calcext:value-type="float">
            <text:p>67.8</text:p>
          </table:table-cell>
          <table:table-cell table:formula="of:=[AC.AQ11]-[AC.$A11]" office:value-type="float" office:value="68.283883218609" calcext:value-type="float">
            <text:p>68.3</text:p>
          </table:table-cell>
          <table:table-cell table:formula="of:=[AC.AR11]-[AC.$A11]" office:value-type="float" office:value="68.7716146418145" calcext:value-type="float">
            <text:p>68.8</text:p>
          </table:table-cell>
          <table:table-cell table:formula="of:=[AC.AS11]-[AC.$A11]" office:value-type="float" office:value="69.2224231464738" calcext:value-type="float">
            <text:p>69.2</text:p>
          </table:table-cell>
          <table:table-cell table:formula="of:=[AC.AT11]-[AC.$A11]" office:value-type="float" office:value="69.6397941680961" calcext:value-type="float">
            <text:p>69.6</text:p>
          </table:table-cell>
          <table:table-cell table:formula="of:=[AC.AU11]-[AC.$A11]" office:value-type="float" office:value="70.0268302031431" calcext:value-type="float">
            <text:p>70.0</text:p>
          </table:table-cell>
          <table:table-cell table:formula="of:=[AC.AV11]-[AC.$A11]" office:value-type="float" office:value="70.3862973760932" calcext:value-type="float">
            <text:p>70.4</text:p>
          </table:table-cell>
          <table:table-cell table:formula="of:=[AC.AW11]-[AC.$A11]" office:value-type="float" office:value="70.7206660306998" calcext:value-type="float">
            <text:p>70.7</text:p>
          </table:table-cell>
          <table:table-cell table:formula="of:=[AC.AX11]-[AC.$A11]" office:value-type="float" office:value="71.0321461036277" calcext:value-type="float">
            <text:p>71.0</text:p>
          </table:table-cell>
          <table:table-cell table:formula="of:=[AC.AY11]-[AC.$A11]" office:value-type="float" office:value="71.3227179568028" calcext:value-type="float">
            <text:p>71.3</text:p>
          </table:table-cell>
          <table:table-cell table:formula="of:=[AC.AZ11]-[AC.$A11]" office:value-type="float" office:value="71.5941592653921" calcext:value-type="float">
            <text:p>71.6</text:p>
          </table:table-cell>
          <table:table-cell table:number-columns-repeated="972"/>
        </table:table-row>
        <table:table-row table:style-name="ro4">
          <table:table-cell office:value-type="float" office:value="600" calcext:value-type="float">
            <text:p>600.0</text:p>
          </table:table-cell>
          <table:table-cell table:formula="of:=[AC.B12]-[AC.$A12]" office:value-type="float" office:value="0" calcext:value-type="float">
            <text:p>0.0</text:p>
          </table:table-cell>
          <table:table-cell table:formula="of:=[AC.C12]-[AC.$A12]" office:value-type="float" office:value="0" calcext:value-type="float">
            <text:p>0.0</text:p>
          </table:table-cell>
          <table:table-cell table:formula="of:=[AC.D12]-[AC.$A12]" office:value-type="float" office:value="0" calcext:value-type="float">
            <text:p>0.0</text:p>
          </table:table-cell>
          <table:table-cell table:formula="of:=[AC.E12]-[AC.$A12]" office:value-type="float" office:value="0" calcext:value-type="float">
            <text:p>0.0</text:p>
          </table:table-cell>
          <table:table-cell table:formula="of:=[AC.F12]-[AC.$A12]" office:value-type="float" office:value="0" calcext:value-type="float">
            <text:p>0.0</text:p>
          </table:table-cell>
          <table:table-cell table:formula="of:=[AC.G12]-[AC.$A12]" office:value-type="float" office:value="0" calcext:value-type="float">
            <text:p>0.0</text:p>
          </table:table-cell>
          <table:table-cell table:formula="of:=[AC.H12]-[AC.$A12]" office:value-type="float" office:value="0" calcext:value-type="float">
            <text:p>0.0</text:p>
          </table:table-cell>
          <table:table-cell table:formula="of:=[AC.I12]-[AC.$A12]" office:value-type="float" office:value="0" calcext:value-type="float">
            <text:p>0.0</text:p>
          </table:table-cell>
          <table:table-cell table:formula="of:=[AC.J12]-[AC.$A12]" office:value-type="float" office:value="0" calcext:value-type="float">
            <text:p>0.0</text:p>
          </table:table-cell>
          <table:table-cell table:formula="of:=[AC.K12]-[AC.$A12]" office:value-type="float" office:value="0" calcext:value-type="float">
            <text:p>0.0</text:p>
          </table:table-cell>
          <table:table-cell table:formula="of:=[AC.L12]-[AC.$A12]" office:value-type="float" office:value="0" calcext:value-type="float">
            <text:p>0.0</text:p>
          </table:table-cell>
          <table:table-cell table:formula="of:=[AC.M12]-[AC.$A12]" office:value-type="float" office:value="1.15942028985501" calcext:value-type="float">
            <text:p>1.2</text:p>
          </table:table-cell>
          <table:table-cell table:formula="of:=[AC.N12]-[AC.$A12]" office:value-type="float" office:value="3.3802816901408" calcext:value-type="float">
            <text:p>3.4</text:p>
          </table:table-cell>
          <table:table-cell table:formula="of:=[AC.O12]-[AC.$A12]" office:value-type="float" office:value="6.48648648648646" calcext:value-type="float">
            <text:p>6.5</text:p>
          </table:table-cell>
          <table:table-cell table:formula="of:=[AC.P12]-[AC.$A12]" office:value-type="float" office:value="10.2564102564103" calcext:value-type="float">
            <text:p>10.3</text:p>
          </table:table-cell>
          <table:table-cell table:formula="of:=[AC.Q12]-[AC.$A12]" office:value-type="float" office:value="14.4578313253012" calcext:value-type="float">
            <text:p>14.5</text:p>
          </table:table-cell>
          <table:table-cell table:formula="of:=[AC.R12]-[AC.$A12]" office:value-type="float" office:value="18.876404494382" calcext:value-type="float">
            <text:p>18.9</text:p>
          </table:table-cell>
          <table:table-cell table:formula="of:=[AC.S12]-[AC.$A12]" office:value-type="float" office:value="23.3333333333333" calcext:value-type="float">
            <text:p>23.3</text:p>
          </table:table-cell>
          <table:table-cell table:formula="of:=[AC.T12]-[AC.$A12]" office:value-type="float" office:value="27.6923076923076" calcext:value-type="float">
            <text:p>27.7</text:p>
          </table:table-cell>
          <table:table-cell table:formula="of:=[AC.U12]-[AC.$A12]" office:value-type="float" office:value="31.858407079646" calcext:value-type="float">
            <text:p>31.9</text:p>
          </table:table-cell>
          <table:table-cell table:formula="of:=[AC.V12]-[AC.$A12]" office:value-type="float" office:value="35.7723577235772" calcext:value-type="float">
            <text:p>35.8</text:p>
          </table:table-cell>
          <table:table-cell table:formula="of:=[AC.W12]-[AC.$A12]" office:value-type="float" office:value="39.4029850746268" calcext:value-type="float">
            <text:p>39.4</text:p>
          </table:table-cell>
          <table:table-cell table:formula="of:=[AC.X12]-[AC.$A12]" office:value-type="float" office:value="42.7397260273972" calcext:value-type="float">
            <text:p>42.7</text:p>
          </table:table-cell>
          <table:table-cell table:formula="of:=[AC.Y12]-[AC.$A12]" office:value-type="float" office:value="45.7861635220125" calcext:value-type="float">
            <text:p>45.8</text:p>
          </table:table-cell>
          <table:table-cell table:formula="of:=[AC.Z12]-[AC.$A12]" office:value-type="float" office:value="48.5549132947976" calcext:value-type="float">
            <text:p>48.6</text:p>
          </table:table-cell>
          <table:table-cell table:formula="of:=[AC.AA12]-[AC.$A12]" office:value-type="float" office:value="51.063829787234" calcext:value-type="float">
            <text:p>51.1</text:p>
          </table:table-cell>
          <table:table-cell table:formula="of:=[AC.AB12]-[AC.$A12]" office:value-type="float" office:value="53.3333333333334" calcext:value-type="float">
            <text:p>53.3</text:p>
          </table:table-cell>
          <table:table-cell table:formula="of:=[AC.AC12]-[AC.$A12]" office:value-type="float" office:value="55.3846153846154" calcext:value-type="float">
            <text:p>55.4</text:p>
          </table:table-cell>
          <table:table-cell table:formula="of:=[AC.AD12]-[AC.$A12]" office:value-type="float" office:value="57.2384937238494" calcext:value-type="float">
            <text:p>57.2</text:p>
          </table:table-cell>
          <table:table-cell table:formula="of:=[AC.AE12]-[AC.$A12]" office:value-type="float" office:value="58.9147286821706" calcext:value-type="float">
            <text:p>58.9</text:p>
          </table:table-cell>
          <table:table-cell table:formula="of:=[AC.AF12]-[AC.$A12]" office:value-type="float" office:value="60.431654676259" calcext:value-type="float">
            <text:p>60.4</text:p>
          </table:table-cell>
          <table:table-cell table:formula="of:=[AC.AG12]-[AC.$A12]" office:value-type="float" office:value="61.8060200668896" calcext:value-type="float">
            <text:p>61.8</text:p>
          </table:table-cell>
          <table:table-cell table:formula="of:=[AC.AH12]-[AC.$A12]" office:value-type="float" office:value="63.0529595015576" calcext:value-type="float">
            <text:p>63.1</text:p>
          </table:table-cell>
          <table:table-cell table:formula="of:=[AC.AI12]-[AC.$A12]" office:value-type="float" office:value="64.1860465116279" calcext:value-type="float">
            <text:p>64.2</text:p>
          </table:table-cell>
          <table:table-cell table:formula="of:=[AC.AJ12]-[AC.$A12]" office:value-type="float" office:value="65.2173913043478" calcext:value-type="float">
            <text:p>65.2</text:p>
          </table:table-cell>
          <table:table-cell table:formula="of:=[AC.AK12]-[AC.$A12]" office:value-type="float" office:value="66.1577608142493" calcext:value-type="float">
            <text:p>66.2</text:p>
          </table:table-cell>
          <table:table-cell table:formula="of:=[AC.AL12]-[AC.$A12]" office:value-type="float" office:value="67.016706443914" calcext:value-type="float">
            <text:p>67.0</text:p>
          </table:table-cell>
          <table:table-cell table:formula="of:=[AC.AM12]-[AC.$A12]" office:value-type="float" office:value="67.8026905829596" calcext:value-type="float">
            <text:p>67.8</text:p>
          </table:table-cell>
          <table:table-cell table:formula="of:=[AC.AN12]-[AC.$A12]" office:value-type="float" office:value="68.5232067510548" calcext:value-type="float">
            <text:p>68.5</text:p>
          </table:table-cell>
          <table:table-cell table:formula="of:=[AC.AO12]-[AC.$A12]" office:value-type="float" office:value="69.1848906560637" calcext:value-type="float">
            <text:p>69.2</text:p>
          </table:table-cell>
          <table:table-cell table:formula="of:=[AC.AP12]-[AC.$A12]" office:value-type="float" office:value="69.7936210131331" calcext:value-type="float">
            <text:p>69.8</text:p>
          </table:table-cell>
          <table:table-cell table:formula="of:=[AC.AQ12]-[AC.$A12]" office:value-type="float" office:value="70.354609929078" calcext:value-type="float">
            <text:p>70.4</text:p>
          </table:table-cell>
          <table:table-cell table:formula="of:=[AC.AR12]-[AC.$A12]" office:value-type="float" office:value="70.8724832214765" calcext:value-type="float">
            <text:p>70.9</text:p>
          </table:table-cell>
          <table:table-cell table:formula="of:=[AC.AS12]-[AC.$A12]" office:value-type="float" office:value="71.3513513513514" calcext:value-type="float">
            <text:p>71.4</text:p>
          </table:table-cell>
          <table:table-cell table:formula="of:=[AC.AT12]-[AC.$A12]" office:value-type="float" office:value="71.7948717948717" calcext:value-type="float">
            <text:p>71.8</text:p>
          </table:table-cell>
          <table:table-cell table:formula="of:=[AC.AU12]-[AC.$A12]" office:value-type="float" office:value="72.2063037249283" calcext:value-type="float">
            <text:p>72.2</text:p>
          </table:table-cell>
          <table:table-cell table:formula="of:=[AC.AV12]-[AC.$A12]" office:value-type="float" office:value="72.5885558583107" calcext:value-type="float">
            <text:p>72.6</text:p>
          </table:table-cell>
          <table:table-cell table:formula="of:=[AC.AW12]-[AC.$A12]" office:value-type="float" office:value="72.9442282749676" calcext:value-type="float">
            <text:p>72.9</text:p>
          </table:table-cell>
          <table:table-cell table:formula="of:=[AC.AX12]-[AC.$A12]" office:value-type="float" office:value="73.2756489493202" calcext:value-type="float">
            <text:p>73.3</text:p>
          </table:table-cell>
          <table:table-cell table:formula="of:=[AC.AY12]-[AC.$A12]" office:value-type="float" office:value="73.5849056603773" calcext:value-type="float">
            <text:p>73.6</text:p>
          </table:table-cell>
          <table:table-cell table:formula="of:=[AC.AZ12]-[AC.$A12]" office:value-type="float" office:value="73.8738738738738" calcext:value-type="float">
            <text:p>73.9</text:p>
          </table:table-cell>
          <table:table-cell table:number-columns-repeated="972"/>
        </table:table-row>
        <table:table-row table:style-name="ro4">
          <table:table-cell office:value-type="float" office:value="620" calcext:value-type="float">
            <text:p>620.0</text:p>
          </table:table-cell>
          <table:table-cell table:formula="of:=[AC.B13]-[AC.$A13]" office:value-type="float" office:value="0" calcext:value-type="float">
            <text:p>0.0</text:p>
          </table:table-cell>
          <table:table-cell table:formula="of:=[AC.C13]-[AC.$A13]" office:value-type="float" office:value="0" calcext:value-type="float">
            <text:p>0.0</text:p>
          </table:table-cell>
          <table:table-cell table:formula="of:=[AC.D13]-[AC.$A13]" office:value-type="float" office:value="0" calcext:value-type="float">
            <text:p>0.0</text:p>
          </table:table-cell>
          <table:table-cell table:formula="of:=[AC.E13]-[AC.$A13]" office:value-type="float" office:value="0" calcext:value-type="float">
            <text:p>0.0</text:p>
          </table:table-cell>
          <table:table-cell table:formula="of:=[AC.F13]-[AC.$A13]" office:value-type="float" office:value="0" calcext:value-type="float">
            <text:p>0.0</text:p>
          </table:table-cell>
          <table:table-cell table:formula="of:=[AC.G13]-[AC.$A13]" office:value-type="float" office:value="0" calcext:value-type="float">
            <text:p>0.0</text:p>
          </table:table-cell>
          <table:table-cell table:formula="of:=[AC.H13]-[AC.$A13]" office:value-type="float" office:value="0" calcext:value-type="float">
            <text:p>0.0</text:p>
          </table:table-cell>
          <table:table-cell table:formula="of:=[AC.I13]-[AC.$A13]" office:value-type="float" office:value="0" calcext:value-type="float">
            <text:p>0.0</text:p>
          </table:table-cell>
          <table:table-cell table:formula="of:=[AC.J13]-[AC.$A13]" office:value-type="float" office:value="0" calcext:value-type="float">
            <text:p>0.0</text:p>
          </table:table-cell>
          <table:table-cell table:formula="of:=[AC.K13]-[AC.$A13]" office:value-type="float" office:value="0" calcext:value-type="float">
            <text:p>0.0</text:p>
          </table:table-cell>
          <table:table-cell table:formula="of:=[AC.L13]-[AC.$A13]" office:value-type="float" office:value="0" calcext:value-type="float">
            <text:p>0.0</text:p>
          </table:table-cell>
          <table:table-cell table:formula="of:=[AC.M13]-[AC.$A13]" office:value-type="float" office:value="1.15996258185226" calcext:value-type="float">
            <text:p>1.2</text:p>
          </table:table-cell>
          <table:table-cell table:formula="of:=[AC.N13]-[AC.$A13]" office:value-type="float" office:value="3.38489535941767" calcext:value-type="float">
            <text:p>3.4</text:p>
          </table:table-cell>
          <table:table-cell table:formula="of:=[AC.O13]-[AC.$A13]" office:value-type="float" office:value="6.50349650349654" calcext:value-type="float">
            <text:p>6.5</text:p>
          </table:table-cell>
          <table:table-cell table:formula="of:=[AC.P13]-[AC.$A13]" office:value-type="float" office:value="10.2990033222592" calcext:value-type="float">
            <text:p>10.3</text:p>
          </table:table-cell>
          <table:table-cell table:formula="of:=[AC.Q13]-[AC.$A13]" office:value-type="float" office:value="14.542611415168" calcext:value-type="float">
            <text:p>14.5</text:p>
          </table:table-cell>
          <table:table-cell table:formula="of:=[AC.R13]-[AC.$A13]" office:value-type="float" office:value="19.0211833455077" calcext:value-type="float">
            <text:p>19.0</text:p>
          </table:table-cell>
          <table:table-cell table:formula="of:=[AC.S13]-[AC.$A13]" office:value-type="float" office:value="23.5549525101763" calcext:value-type="float">
            <text:p>23.6</text:p>
          </table:table-cell>
          <table:table-cell table:formula="of:=[AC.T13]-[AC.$A13]" office:value-type="float" office:value="28.0050188205772" calcext:value-type="float">
            <text:p>28.0</text:p>
          </table:table-cell>
          <table:table-cell table:formula="of:=[AC.U13]-[AC.$A13]" office:value-type="float" office:value="32.272990167727" calcext:value-type="float">
            <text:p>32.3</text:p>
          </table:table-cell>
          <table:table-cell table:formula="of:=[AC.V13]-[AC.$A13]" office:value-type="float" office:value="36.2959020755721" calcext:value-type="float">
            <text:p>36.3</text:p>
          </table:table-cell>
          <table:table-cell table:formula="of:=[AC.W13]-[AC.$A13]" office:value-type="float" office:value="40.0391389432485" calcext:value-type="float">
            <text:p>40.0</text:p>
          </table:table-cell>
          <table:table-cell table:formula="of:=[AC.X13]-[AC.$A13]" office:value-type="float" office:value="43.4892086330935" calcext:value-type="float">
            <text:p>43.5</text:p>
          </table:table-cell>
          <table:table-cell table:formula="of:=[AC.Y13]-[AC.$A13]" office:value-type="float" office:value="46.6473749483258" calcext:value-type="float">
            <text:p>46.6</text:p>
          </table:table-cell>
          <table:table-cell table:formula="of:=[AC.Z13]-[AC.$A13]" office:value-type="float" office:value="49.5245340433625" calcext:value-type="float">
            <text:p>49.5</text:p>
          </table:table-cell>
          <table:table-cell table:formula="of:=[AC.AA13]-[AC.$A13]" office:value-type="float" office:value="52.1373510861948" calcext:value-type="float">
            <text:p>52.1</text:p>
          </table:table-cell>
          <table:table-cell table:formula="of:=[AC.AB13]-[AC.$A13]" office:value-type="float" office:value="54.5054945054945" calcext:value-type="float">
            <text:p>54.5</text:p>
          </table:table-cell>
          <table:table-cell table:formula="of:=[AC.AC13]-[AC.$A13]" office:value-type="float" office:value="56.6497461928934" calcext:value-type="float">
            <text:p>56.6</text:p>
          </table:table-cell>
          <table:table-cell table:formula="of:=[AC.AD13]-[AC.$A13]" office:value-type="float" office:value="58.5907709311965" calcext:value-type="float">
            <text:p>58.6</text:p>
          </table:table-cell>
          <table:table-cell table:formula="of:=[AC.AE13]-[AC.$A13]" office:value-type="float" office:value="60.3483606557377" calcext:value-type="float">
            <text:p>60.3</text:p>
          </table:table-cell>
          <table:table-cell table:formula="of:=[AC.AF13]-[AC.$A13]" office:value-type="float" office:value="61.9410085632731" calcext:value-type="float">
            <text:p>61.9</text:p>
          </table:table-cell>
          <table:table-cell table:formula="of:=[AC.AG13]-[AC.$A13]" office:value-type="float" office:value="63.3857048019473" calcext:value-type="float">
            <text:p>63.4</text:p>
          </table:table-cell>
          <table:table-cell table:formula="of:=[AC.AH13]-[AC.$A13]" office:value-type="float" office:value="64.6978758506909" calcext:value-type="float">
            <text:p>64.7</text:p>
          </table:table-cell>
          <table:table-cell table:formula="of:=[AC.AI13]-[AC.$A13]" office:value-type="float" office:value="65.8914131690411" calcext:value-type="float">
            <text:p>65.9</text:p>
          </table:table-cell>
          <table:table-cell table:formula="of:=[AC.AJ13]-[AC.$A13]" office:value-type="float" office:value="66.9787540511344" calcext:value-type="float">
            <text:p>67.0</text:p>
          </table:table-cell>
          <table:table-cell table:formula="of:=[AC.AK13]-[AC.$A13]" office:value-type="float" office:value="67.9709900489121" calcext:value-type="float">
            <text:p>68.0</text:p>
          </table:table-cell>
          <table:table-cell table:formula="of:=[AC.AL13]-[AC.$A13]" office:value-type="float" office:value="68.8779870232632" calcext:value-type="float">
            <text:p>68.9</text:p>
          </table:table-cell>
          <table:table-cell table:formula="of:=[AC.AM13]-[AC.$A13]" office:value-type="float" office:value="69.708506841166" calcext:value-type="float">
            <text:p>69.7</text:p>
          </table:table-cell>
          <table:table-cell table:formula="of:=[AC.AN13]-[AC.$A13]" office:value-type="float" office:value="70.4703247480404" calcext:value-type="float">
            <text:p>70.5</text:p>
          </table:table-cell>
          <table:table-cell table:formula="of:=[AC.AO13]-[AC.$A13]" office:value-type="float" office:value="71.1703390948675" calcext:value-type="float">
            <text:p>71.2</text:p>
          </table:table-cell>
          <table:table-cell table:formula="of:=[AC.AP13]-[AC.$A13]" office:value-type="float" office:value="71.8146718146719" calcext:value-type="float">
            <text:p>71.8</text:p>
          </table:table-cell>
          <table:table-cell table:formula="of:=[AC.AQ13]-[AC.$A13]" office:value-type="float" office:value="72.4087591240876" calcext:value-type="float">
            <text:p>72.4</text:p>
          </table:table-cell>
          <table:table-cell table:formula="of:=[AC.AR13]-[AC.$A13]" office:value-type="float" office:value="72.9574325830176" calcext:value-type="float">
            <text:p>73.0</text:p>
          </table:table-cell>
          <table:table-cell table:formula="of:=[AC.AS13]-[AC.$A13]" office:value-type="float" office:value="73.4649910233393" calcext:value-type="float">
            <text:p>73.5</text:p>
          </table:table-cell>
          <table:table-cell table:formula="of:=[AC.AT13]-[AC.$A13]" office:value-type="float" office:value="73.9352640545145" calcext:value-type="float">
            <text:p>73.9</text:p>
          </table:table-cell>
          <table:table-cell table:formula="of:=[AC.AU13]-[AC.$A13]" office:value-type="float" office:value="74.3716679360244" calcext:value-type="float">
            <text:p>74.4</text:p>
          </table:table-cell>
          <table:table-cell table:formula="of:=[AC.AV13]-[AC.$A13]" office:value-type="float" office:value="74.7772546178921" calcext:value-type="float">
            <text:p>74.8</text:p>
          </table:table-cell>
          <table:table-cell table:formula="of:=[AC.AW13]-[AC.$A13]" office:value-type="float" office:value="75.1547547202346" calcext:value-type="float">
            <text:p>75.2</text:p>
          </table:table-cell>
          <table:table-cell table:formula="of:=[AC.AX13]-[AC.$A13]" office:value-type="float" office:value="75.5066151696935" calcext:value-type="float">
            <text:p>75.5</text:p>
          </table:table-cell>
          <table:table-cell table:formula="of:=[AC.AY13]-[AC.$A13]" office:value-type="float" office:value="75.8350321467775" calcext:value-type="float">
            <text:p>75.8</text:p>
          </table:table-cell>
          <table:table-cell table:formula="of:=[AC.AZ13]-[AC.$A13]" office:value-type="float" office:value="76.1419799311068" calcext:value-type="float">
            <text:p>76.1</text:p>
          </table:table-cell>
          <table:table-cell table:number-columns-repeated="972"/>
        </table:table-row>
        <table:table-row table:style-name="ro4">
          <table:table-cell office:value-type="float" office:value="640" calcext:value-type="float">
            <text:p>640.0</text:p>
          </table:table-cell>
          <table:table-cell table:formula="of:=[AC.B14]-[AC.$A14]" office:value-type="float" office:value="0" calcext:value-type="float">
            <text:p>0.0</text:p>
          </table:table-cell>
          <table:table-cell table:formula="of:=[AC.C14]-[AC.$A14]" office:value-type="float" office:value="0" calcext:value-type="float">
            <text:p>0.0</text:p>
          </table:table-cell>
          <table:table-cell table:formula="of:=[AC.D14]-[AC.$A14]" office:value-type="float" office:value="0" calcext:value-type="float">
            <text:p>0.0</text:p>
          </table:table-cell>
          <table:table-cell table:formula="of:=[AC.E14]-[AC.$A14]" office:value-type="float" office:value="0" calcext:value-type="float">
            <text:p>0.0</text:p>
          </table:table-cell>
          <table:table-cell table:formula="of:=[AC.F14]-[AC.$A14]" office:value-type="float" office:value="0" calcext:value-type="float">
            <text:p>0.0</text:p>
          </table:table-cell>
          <table:table-cell table:formula="of:=[AC.G14]-[AC.$A14]" office:value-type="float" office:value="0" calcext:value-type="float">
            <text:p>0.0</text:p>
          </table:table-cell>
          <table:table-cell table:formula="of:=[AC.H14]-[AC.$A14]" office:value-type="float" office:value="0" calcext:value-type="float">
            <text:p>0.0</text:p>
          </table:table-cell>
          <table:table-cell table:formula="of:=[AC.I14]-[AC.$A14]" office:value-type="float" office:value="0" calcext:value-type="float">
            <text:p>0.0</text:p>
          </table:table-cell>
          <table:table-cell table:formula="of:=[AC.J14]-[AC.$A14]" office:value-type="float" office:value="0" calcext:value-type="float">
            <text:p>0.0</text:p>
          </table:table-cell>
          <table:table-cell table:formula="of:=[AC.K14]-[AC.$A14]" office:value-type="float" office:value="0" calcext:value-type="float">
            <text:p>0.0</text:p>
          </table:table-cell>
          <table:table-cell table:formula="of:=[AC.L14]-[AC.$A14]" office:value-type="float" office:value="0" calcext:value-type="float">
            <text:p>0.0</text:p>
          </table:table-cell>
          <table:table-cell table:formula="of:=[AC.M14]-[AC.$A14]" office:value-type="float" office:value="1.1604714415231" calcext:value-type="float">
            <text:p>1.2</text:p>
          </table:table-cell>
          <table:table-cell table:formula="of:=[AC.N14]-[AC.$A14]" office:value-type="float" office:value="3.38923212709619" calcext:value-type="float">
            <text:p>3.4</text:p>
          </table:table-cell>
          <table:table-cell table:formula="of:=[AC.O14]-[AC.$A14]" office:value-type="float" office:value="6.51952461799658" calcext:value-type="float">
            <text:p>6.5</text:p>
          </table:table-cell>
          <table:table-cell table:formula="of:=[AC.P14]-[AC.$A14]" office:value-type="float" office:value="10.3392568659127" calcext:value-type="float">
            <text:p>10.3</text:p>
          </table:table-cell>
          <table:table-cell table:formula="of:=[AC.Q14]-[AC.$A14]" office:value-type="float" office:value="14.6230007616147" calcext:value-type="float">
            <text:p>14.6</text:p>
          </table:table-cell>
          <table:table-cell table:formula="of:=[AC.R14]-[AC.$A14]" office:value-type="float" office:value="19.1589451176051" calcext:value-type="float">
            <text:p>19.2</text:p>
          </table:table-cell>
          <table:table-cell table:formula="of:=[AC.S14]-[AC.$A14]" office:value-type="float" office:value="23.7665782493368" calcext:value-type="float">
            <text:p>23.8</text:p>
          </table:table-cell>
          <table:table-cell table:formula="of:=[AC.T14]-[AC.$A14]" office:value-type="float" office:value="28.3046683046682" calcext:value-type="float">
            <text:p>28.3</text:p>
          </table:table-cell>
          <table:table-cell table:formula="of:=[AC.U14]-[AC.$A14]" office:value-type="float" office:value="32.6715825297788" calcext:value-type="float">
            <text:p>32.7</text:p>
          </table:table-cell>
          <table:table-cell table:formula="of:=[AC.V14]-[AC.$A14]" office:value-type="float" office:value="36.800836382645" calcext:value-type="float">
            <text:p>36.8</text:p>
          </table:table-cell>
          <table:table-cell table:formula="of:=[AC.W14]-[AC.$A14]" office:value-type="float" office:value="40.6544754571704" calcext:value-type="float">
            <text:p>40.7</text:p>
          </table:table-cell>
          <table:table-cell table:formula="of:=[AC.X14]-[AC.$A14]" office:value-type="float" office:value="44.2161204605845" calcext:value-type="float">
            <text:p>44.2</text:p>
          </table:table-cell>
          <table:table-cell table:formula="of:=[AC.Y14]-[AC.$A14]" office:value-type="float" office:value="47.4847125968203" calcext:value-type="float">
            <text:p>47.5</text:p>
          </table:table-cell>
          <table:table-cell table:formula="of:=[AC.Z14]-[AC.$A14]" office:value-type="float" office:value="50.4693954187007" calcext:value-type="float">
            <text:p>50.5</text:p>
          </table:table-cell>
          <table:table-cell table:formula="of:=[AC.AA14]-[AC.$A14]" office:value-type="float" office:value="53.185595567867" calcext:value-type="float">
            <text:p>53.2</text:p>
          </table:table-cell>
          <table:table-cell table:formula="of:=[AC.AB14]-[AC.$A14]" office:value-type="float" office:value="55.6521739130435" calcext:value-type="float">
            <text:p>55.7</text:p>
          </table:table-cell>
          <table:table-cell table:formula="of:=[AC.AC14]-[AC.$A14]" office:value-type="float" office:value="57.8894472361809" calcext:value-type="float">
            <text:p>57.9</text:p>
          </table:table-cell>
          <table:table-cell table:formula="of:=[AC.AD14]-[AC.$A14]" office:value-type="float" office:value="59.9178757185874" calcext:value-type="float">
            <text:p>59.9</text:p>
          </table:table-cell>
          <table:table-cell table:formula="of:=[AC.AE14]-[AC.$A14]" office:value-type="float" office:value="61.7572371762316" calcext:value-type="float">
            <text:p>61.8</text:p>
          </table:table-cell>
          <table:table-cell table:formula="of:=[AC.AF14]-[AC.$A14]" office:value-type="float" office:value="63.4261444077395" calcext:value-type="float">
            <text:p>63.4</text:p>
          </table:table-cell>
          <table:table-cell table:formula="of:=[AC.AG14]-[AC.$A14]" office:value-type="float" office:value="64.9417966176147" calcext:value-type="float">
            <text:p>64.9</text:p>
          </table:table-cell>
          <table:table-cell table:formula="of:=[AC.AH14]-[AC.$A14]" office:value-type="float" office:value="66.3198853164039" calcext:value-type="float">
            <text:p>66.3</text:p>
          </table:table-cell>
          <table:table-cell table:formula="of:=[AC.AI14]-[AC.$A14]" office:value-type="float" office:value="67.5745983167559" calcext:value-type="float">
            <text:p>67.6</text:p>
          </table:table-cell>
          <table:table-cell table:formula="of:=[AC.AJ14]-[AC.$A14]" office:value-type="float" office:value="68.7186828919112" calcext:value-type="float">
            <text:p>68.7</text:p>
          </table:table-cell>
          <table:table-cell table:formula="of:=[AC.AK14]-[AC.$A14]" office:value-type="float" office:value="69.7635418413551" calcext:value-type="float">
            <text:p>69.8</text:p>
          </table:table-cell>
          <table:table-cell table:formula="of:=[AC.AL14]-[AC.$A14]" office:value-type="float" office:value="70.7193451912482" calcext:value-type="float">
            <text:p>70.7</text:p>
          </table:table-cell>
          <table:table-cell table:formula="of:=[AC.AM14]-[AC.$A14]" office:value-type="float" office:value="71.5951464930454" calcext:value-type="float">
            <text:p>71.6</text:p>
          </table:table-cell>
          <table:table-cell table:formula="of:=[AC.AN14]-[AC.$A14]" office:value-type="float" office:value="72.3989969350795" calcext:value-type="float">
            <text:p>72.4</text:p>
          </table:table-cell>
          <table:table-cell table:formula="of:=[AC.AO14]-[AC.$A14]" office:value-type="float" office:value="73.1380533298307" calcext:value-type="float">
            <text:p>73.1</text:p>
          </table:table-cell>
          <table:table-cell table:formula="of:=[AC.AP14]-[AC.$A14]" office:value-type="float" office:value="73.8186779114474" calcext:value-type="float">
            <text:p>73.8</text:p>
          </table:table-cell>
          <table:table-cell table:formula="of:=[AC.AQ14]-[AC.$A14]" office:value-type="float" office:value="74.4465290806754" calcext:value-type="float">
            <text:p>74.4</text:p>
          </table:table-cell>
          <table:table-cell table:formula="of:=[AC.AR14]-[AC.$A14]" office:value-type="float" office:value="75.0266429840142" calcext:value-type="float">
            <text:p>75.0</text:p>
          </table:table-cell>
          <table:table-cell table:formula="of:=[AC.AS14]-[AC.$A14]" office:value-type="float" office:value="75.5635062611807" calcext:value-type="float">
            <text:p>75.6</text:p>
          </table:table-cell>
          <table:table-cell table:formula="of:=[AC.AT14]-[AC.$A14]" office:value-type="float" office:value="76.0611205432938" calcext:value-type="float">
            <text:p>76.1</text:p>
          </table:table-cell>
          <table:table-cell table:formula="of:=[AC.AU14]-[AC.$A14]" office:value-type="float" office:value="76.5230594040614" calcext:value-type="float">
            <text:p>76.5</text:p>
          </table:table-cell>
          <table:table-cell table:formula="of:=[AC.AV14]-[AC.$A14]" office:value-type="float" office:value="76.9525185051454" calcext:value-type="float">
            <text:p>77.0</text:p>
          </table:table-cell>
          <table:table-cell table:formula="of:=[AC.AW14]-[AC.$A14]" office:value-type="float" office:value="77.3523596664661" calcext:value-type="float">
            <text:p>77.4</text:p>
          </table:table-cell>
          <table:table-cell table:formula="of:=[AC.AX14]-[AC.$A14]" office:value-type="float" office:value="77.7251495533885" calcext:value-type="float">
            <text:p>77.7</text:p>
          </table:table-cell>
          <table:table-cell table:formula="of:=[AC.AY14]-[AC.$A14]" office:value-type="float" office:value="78.0731936190178" calcext:value-type="float">
            <text:p>78.1</text:p>
          </table:table-cell>
          <table:table-cell table:formula="of:=[AC.AZ14]-[AC.$A14]" office:value-type="float" office:value="78.3985658798924" calcext:value-type="float">
            <text:p>78.4</text:p>
          </table:table-cell>
          <table:table-cell table:number-columns-repeated="972"/>
        </table:table-row>
        <table:table-row table:style-name="ro4">
          <table:table-cell office:value-type="float" office:value="660" calcext:value-type="float">
            <text:p>660.0</text:p>
          </table:table-cell>
          <table:table-cell table:formula="of:=[AC.B15]-[AC.$A15]" office:value-type="float" office:value="0" calcext:value-type="float">
            <text:p>0.0</text:p>
          </table:table-cell>
          <table:table-cell table:formula="of:=[AC.C15]-[AC.$A15]" office:value-type="float" office:value="0" calcext:value-type="float">
            <text:p>0.0</text:p>
          </table:table-cell>
          <table:table-cell table:formula="of:=[AC.D15]-[AC.$A15]" office:value-type="float" office:value="0" calcext:value-type="float">
            <text:p>0.0</text:p>
          </table:table-cell>
          <table:table-cell table:formula="of:=[AC.E15]-[AC.$A15]" office:value-type="float" office:value="0" calcext:value-type="float">
            <text:p>0.0</text:p>
          </table:table-cell>
          <table:table-cell table:formula="of:=[AC.F15]-[AC.$A15]" office:value-type="float" office:value="0" calcext:value-type="float">
            <text:p>0.0</text:p>
          </table:table-cell>
          <table:table-cell table:formula="of:=[AC.G15]-[AC.$A15]" office:value-type="float" office:value="0" calcext:value-type="float">
            <text:p>0.0</text:p>
          </table:table-cell>
          <table:table-cell table:formula="of:=[AC.H15]-[AC.$A15]" office:value-type="float" office:value="0" calcext:value-type="float">
            <text:p>0.0</text:p>
          </table:table-cell>
          <table:table-cell table:formula="of:=[AC.I15]-[AC.$A15]" office:value-type="float" office:value="0" calcext:value-type="float">
            <text:p>0.0</text:p>
          </table:table-cell>
          <table:table-cell table:formula="of:=[AC.J15]-[AC.$A15]" office:value-type="float" office:value="0" calcext:value-type="float">
            <text:p>0.0</text:p>
          </table:table-cell>
          <table:table-cell table:formula="of:=[AC.K15]-[AC.$A15]" office:value-type="float" office:value="0" calcext:value-type="float">
            <text:p>0.0</text:p>
          </table:table-cell>
          <table:table-cell table:formula="of:=[AC.L15]-[AC.$A15]" office:value-type="float" office:value="0" calcext:value-type="float">
            <text:p>0.0</text:p>
          </table:table-cell>
          <table:table-cell table:formula="of:=[AC.M15]-[AC.$A15]" office:value-type="float" office:value="1.16094986807389" calcext:value-type="float">
            <text:p>1.2</text:p>
          </table:table-cell>
          <table:table-cell table:formula="of:=[AC.N15]-[AC.$A15]" office:value-type="float" office:value="3.39331619537268" calcext:value-type="float">
            <text:p>3.4</text:p>
          </table:table-cell>
          <table:table-cell table:formula="of:=[AC.O15]-[AC.$A15]" office:value-type="float" office:value="6.53465346534654" calcext:value-type="float">
            <text:p>6.5</text:p>
          </table:table-cell>
          <table:table-cell table:formula="of:=[AC.P15]-[AC.$A15]" office:value-type="float" office:value="10.3773584905659" calcext:value-type="float">
            <text:p>10.4</text:p>
          </table:table-cell>
          <table:table-cell table:formula="of:=[AC.Q15]-[AC.$A15]" office:value-type="float" office:value="14.6993318485523" calcext:value-type="float">
            <text:p>14.7</text:p>
          </table:table-cell>
          <table:table-cell table:formula="of:=[AC.R15]-[AC.$A15]" office:value-type="float" office:value="19.2901878914405" calcext:value-type="float">
            <text:p>19.3</text:p>
          </table:table-cell>
          <table:table-cell table:formula="of:=[AC.S15]-[AC.$A15]" office:value-type="float" office:value="23.9688715953307" calcext:value-type="float">
            <text:p>24.0</text:p>
          </table:table-cell>
          <table:table-cell table:formula="of:=[AC.T15]-[AC.$A15]" office:value-type="float" office:value="28.5920577617328" calcext:value-type="float">
            <text:p>28.6</text:p>
          </table:table-cell>
          <table:table-cell table:formula="of:=[AC.U15]-[AC.$A15]" office:value-type="float" office:value="33.0550918196996" calcext:value-type="float">
            <text:p>33.1</text:p>
          </table:table-cell>
          <table:table-cell table:formula="of:=[AC.V15]-[AC.$A15]" office:value-type="float" office:value="37.2881355932203" calcext:value-type="float">
            <text:p>37.3</text:p>
          </table:table-cell>
          <table:table-cell table:formula="of:=[AC.W15]-[AC.$A15]" office:value-type="float" office:value="41.25" calcext:value-type="float">
            <text:p>41.3</text:p>
          </table:table-cell>
          <table:table-cell table:formula="of:=[AC.X15]-[AC.$A15]" office:value-type="float" office:value="44.9214659685864" calcext:value-type="float">
            <text:p>44.9</text:p>
          </table:table-cell>
          <table:table-cell table:formula="of:=[AC.Y15]-[AC.$A15]" office:value-type="float" office:value="48.2991556091677" calcext:value-type="float">
            <text:p>48.3</text:p>
          </table:table-cell>
          <table:table-cell table:formula="of:=[AC.Z15]-[AC.$A15]" office:value-type="float" office:value="51.3904338153503" calcext:value-type="float">
            <text:p>51.4</text:p>
          </table:table-cell>
          <table:table-cell table:formula="of:=[AC.AA15]-[AC.$A15]" office:value-type="float" office:value="54.2094455852156" calcext:value-type="float">
            <text:p>54.2</text:p>
          </table:table-cell>
          <table:table-cell table:formula="of:=[AC.AB15]-[AC.$A15]" office:value-type="float" office:value="56.7741935483871" calcext:value-type="float">
            <text:p>56.8</text:p>
          </table:table-cell>
          <table:table-cell table:formula="of:=[AC.AC15]-[AC.$A15]" office:value-type="float" office:value="59.1044776119403" calcext:value-type="float">
            <text:p>59.1</text:p>
          </table:table-cell>
          <table:table-cell table:formula="of:=[AC.AD15]-[AC.$A15]" office:value-type="float" office:value="61.2205044751831" calcext:value-type="float">
            <text:p>61.2</text:p>
          </table:table-cell>
          <table:table-cell table:formula="of:=[AC.AE15]-[AC.$A15]" office:value-type="float" office:value="63.1419939577039" calcext:value-type="float">
            <text:p>63.1</text:p>
          </table:table-cell>
          <table:table-cell table:formula="of:=[AC.AF15]-[AC.$A15]" office:value-type="float" office:value="64.8876404494382" calcext:value-type="float">
            <text:p>64.9</text:p>
          </table:table-cell>
          <table:table-cell table:formula="of:=[AC.AG15]-[AC.$A15]" office:value-type="float" office:value="66.4748201438849" calcext:value-type="float">
            <text:p>66.5</text:p>
          </table:table-cell>
          <table:table-cell table:formula="of:=[AC.AH15]-[AC.$A15]" office:value-type="float" office:value="67.9194630872483" calcext:value-type="float">
            <text:p>67.9</text:p>
          </table:table-cell>
          <table:table-cell table:formula="of:=[AC.AI15]-[AC.$A15]" office:value-type="float" office:value="69.2360319270239" calcext:value-type="float">
            <text:p>69.2</text:p>
          </table:table-cell>
          <table:table-cell table:formula="of:=[AC.AJ15]-[AC.$A15]" office:value-type="float" office:value="70.4375667022412" calcext:value-type="float">
            <text:p>70.4</text:p>
          </table:table-cell>
          <table:table-cell table:formula="of:=[AC.AK15]-[AC.$A15]" office:value-type="float" office:value="71.535767883942" calcext:value-type="float">
            <text:p>71.5</text:p>
          </table:table-cell>
          <table:table-cell table:formula="of:=[AC.AL15]-[AC.$A15]" office:value-type="float" office:value="72.5410991075622" calcext:value-type="float">
            <text:p>72.5</text:p>
          </table:table-cell>
          <table:table-cell table:formula="of:=[AC.AM15]-[AC.$A15]" office:value-type="float" office:value="73.4628975265018" calcext:value-type="float">
            <text:p>73.5</text:p>
          </table:table-cell>
          <table:table-cell table:formula="of:=[AC.AN15]-[AC.$A15]" office:value-type="float" office:value="74.3094841930116" calcext:value-type="float">
            <text:p>74.3</text:p>
          </table:table-cell>
          <table:table-cell table:formula="of:=[AC.AO15]-[AC.$A15]" office:value-type="float" office:value="75.0882699097685" calcext:value-type="float">
            <text:p>75.1</text:p>
          </table:table-cell>
          <table:table-cell table:formula="of:=[AC.AP15]-[AC.$A15]" office:value-type="float" office:value="75.8058540200075" calcext:value-type="float">
            <text:p>75.8</text:p>
          </table:table-cell>
          <table:table-cell table:formula="of:=[AC.AQ15]-[AC.$A15]" office:value-type="float" office:value="76.468114926419" calcext:value-type="float">
            <text:p>76.5</text:p>
          </table:table-cell>
          <table:table-cell table:formula="of:=[AC.AR15]-[AC.$A15]" office:value-type="float" office:value="77.0802919708029" calcext:value-type="float">
            <text:p>77.1</text:p>
          </table:table-cell>
          <table:table-cell table:formula="of:=[AC.AS15]-[AC.$A15]" office:value-type="float" office:value="77.6470588235294" calcext:value-type="float">
            <text:p>77.6</text:p>
          </table:table-cell>
          <table:table-cell table:formula="of:=[AC.AT15]-[AC.$A15]" office:value-type="float" office:value="78.1725888324874" calcext:value-type="float">
            <text:p>78.2</text:p>
          </table:table-cell>
          <table:table-cell table:formula="of:=[AC.AU15]-[AC.$A15]" office:value-type="float" office:value="78.6606129398411" calcext:value-type="float">
            <text:p>78.7</text:p>
          </table:table-cell>
          <table:table-cell table:formula="of:=[AC.AV15]-[AC.$A15]" office:value-type="float" office:value="79.1144708423326" calcext:value-type="float">
            <text:p>79.1</text:p>
          </table:table-cell>
          <table:table-cell table:formula="of:=[AC.AW15]-[AC.$A15]" office:value-type="float" office:value="79.5371560812548" calcext:value-type="float">
            <text:p>79.5</text:p>
          </table:table-cell>
          <table:table-cell table:formula="of:=[AC.AX15]-[AC.$A15]" office:value-type="float" office:value="79.9313557244423" calcext:value-type="float">
            <text:p>79.9</text:p>
          </table:table-cell>
          <table:table-cell table:formula="of:=[AC.AY15]-[AC.$A15]" office:value-type="float" office:value="80.2994852597099" calcext:value-type="float">
            <text:p>80.3</text:p>
          </table:table-cell>
          <table:table-cell table:formula="of:=[AC.AZ15]-[AC.$A15]" office:value-type="float" office:value="80.6437192668752" calcext:value-type="float">
            <text:p>80.6</text:p>
          </table:table-cell>
          <table:table-cell table:number-columns-repeated="972"/>
        </table:table-row>
        <table:table-row table:style-name="ro4">
          <table:table-cell office:value-type="float" office:value="680" calcext:value-type="float">
            <text:p>680.0</text:p>
          </table:table-cell>
          <table:table-cell table:formula="of:=[AC.B16]-[AC.$A16]" office:value-type="float" office:value="0" calcext:value-type="float">
            <text:p>0.0</text:p>
          </table:table-cell>
          <table:table-cell table:formula="of:=[AC.C16]-[AC.$A16]" office:value-type="float" office:value="0" calcext:value-type="float">
            <text:p>0.0</text:p>
          </table:table-cell>
          <table:table-cell table:formula="of:=[AC.D16]-[AC.$A16]" office:value-type="float" office:value="0" calcext:value-type="float">
            <text:p>0.0</text:p>
          </table:table-cell>
          <table:table-cell table:formula="of:=[AC.E16]-[AC.$A16]" office:value-type="float" office:value="0" calcext:value-type="float">
            <text:p>0.0</text:p>
          </table:table-cell>
          <table:table-cell table:formula="of:=[AC.F16]-[AC.$A16]" office:value-type="float" office:value="0" calcext:value-type="float">
            <text:p>0.0</text:p>
          </table:table-cell>
          <table:table-cell table:formula="of:=[AC.G16]-[AC.$A16]" office:value-type="float" office:value="0" calcext:value-type="float">
            <text:p>0.0</text:p>
          </table:table-cell>
          <table:table-cell table:formula="of:=[AC.H16]-[AC.$A16]" office:value-type="float" office:value="0" calcext:value-type="float">
            <text:p>0.0</text:p>
          </table:table-cell>
          <table:table-cell table:formula="of:=[AC.I16]-[AC.$A16]" office:value-type="float" office:value="0" calcext:value-type="float">
            <text:p>0.0</text:p>
          </table:table-cell>
          <table:table-cell table:formula="of:=[AC.J16]-[AC.$A16]" office:value-type="float" office:value="0" calcext:value-type="float">
            <text:p>0.0</text:p>
          </table:table-cell>
          <table:table-cell table:formula="of:=[AC.K16]-[AC.$A16]" office:value-type="float" office:value="0" calcext:value-type="float">
            <text:p>0.0</text:p>
          </table:table-cell>
          <table:table-cell table:formula="of:=[AC.L16]-[AC.$A16]" office:value-type="float" office:value="0" calcext:value-type="float">
            <text:p>0.0</text:p>
          </table:table-cell>
          <table:table-cell table:formula="of:=[AC.M16]-[AC.$A16]" office:value-type="float" office:value="1.16140051238256" calcext:value-type="float">
            <text:p>1.2</text:p>
          </table:table-cell>
          <table:table-cell table:formula="of:=[AC.N16]-[AC.$A16]" office:value-type="float" office:value="3.39716902581176" calcext:value-type="float">
            <text:p>3.4</text:p>
          </table:table-cell>
          <table:table-cell table:formula="of:=[AC.O16]-[AC.$A16]" office:value-type="float" office:value="6.5489566613162" calcext:value-type="float">
            <text:p>6.5</text:p>
          </table:table-cell>
          <table:table-cell table:formula="of:=[AC.P16]-[AC.$A16]" office:value-type="float" office:value="10.4134762633996" calcext:value-type="float">
            <text:p>10.4</text:p>
          </table:table-cell>
          <table:table-cell table:formula="of:=[AC.Q16]-[AC.$A16]" office:value-type="float" office:value="14.771904417089" calcext:value-type="float">
            <text:p>14.8</text:p>
          </table:table-cell>
          <table:table-cell table:formula="of:=[AC.R16]-[AC.$A16]" office:value-type="float" office:value="19.4153636981645" calcext:value-type="float">
            <text:p>19.4</text:p>
          </table:table-cell>
          <table:table-cell table:formula="of:=[AC.S16]-[AC.$A16]" office:value-type="float" office:value="24.1624365482234" calcext:value-type="float">
            <text:p>24.2</text:p>
          </table:table-cell>
          <table:table-cell table:formula="of:=[AC.T16]-[AC.$A16]" office:value-type="float" office:value="28.8679245283018" calcext:value-type="float">
            <text:p>28.9</text:p>
          </table:table-cell>
          <table:table-cell table:formula="of:=[AC.U16]-[AC.$A16]" office:value-type="float" office:value="33.424358274167" calcext:value-type="float">
            <text:p>33.4</text:p>
          </table:table-cell>
          <table:table-cell table:formula="of:=[AC.V16]-[AC.$A16]" office:value-type="float" office:value="37.758707723372" calcext:value-type="float">
            <text:p>37.8</text:p>
          </table:table-cell>
          <table:table-cell table:formula="of:=[AC.W16]-[AC.$A16]" office:value-type="float" office:value="41.8266542404473" calcext:value-type="float">
            <text:p>41.8</text:p>
          </table:table-cell>
          <table:table-cell table:formula="of:=[AC.X16]-[AC.$A16]" office:value-type="float" office:value="45.6061908856404" calcext:value-type="float">
            <text:p>45.6</text:p>
          </table:table-cell>
          <table:table-cell table:formula="of:=[AC.Y16]-[AC.$A16]" office:value-type="float" office:value="49.0916303054344" calcext:value-type="float">
            <text:p>49.1</text:p>
          </table:table-cell>
          <table:table-cell table:formula="of:=[AC.Z16]-[AC.$A16]" office:value-type="float" office:value="52.2885389967045" calcext:value-type="float">
            <text:p>52.3</text:p>
          </table:table-cell>
          <table:table-cell table:formula="of:=[AC.AA16]-[AC.$A16]" office:value-type="float" office:value="55.209742895805" calcext:value-type="float">
            <text:p>55.2</text:p>
          </table:table-cell>
          <table:table-cell table:formula="of:=[AC.AB16]-[AC.$A16]" office:value-type="float" office:value="57.8723404255319" calcext:value-type="float">
            <text:p>57.9</text:p>
          </table:table-cell>
          <table:table-cell table:formula="of:=[AC.AC16]-[AC.$A16]" office:value-type="float" office:value="60.295566502463" calcext:value-type="float">
            <text:p>60.3</text:p>
          </table:table-cell>
          <table:table-cell table:formula="of:=[AC.AD16]-[AC.$A16]" office:value-type="float" office:value="62.4993281375974" calcext:value-type="float">
            <text:p>62.5</text:p>
          </table:table-cell>
          <table:table-cell table:formula="of:=[AC.AE16]-[AC.$A16]" office:value-type="float" office:value="64.5032451323015" calcext:value-type="float">
            <text:p>64.5</text:p>
          </table:table-cell>
          <table:table-cell table:formula="of:=[AC.AF16]-[AC.$A16]" office:value-type="float" office:value="66.3260566651184" calcext:value-type="float">
            <text:p>66.3</text:p>
          </table:table-cell>
          <table:table-cell table:formula="of:=[AC.AG16]-[AC.$A16]" office:value-type="float" office:value="67.9852845704393" calcext:value-type="float">
            <text:p>68.0</text:p>
          </table:table-cell>
          <table:table-cell table:formula="of:=[AC.AH16]-[AC.$A16]" office:value-type="float" office:value="69.4970712987275" calcext:value-type="float">
            <text:p>69.5</text:p>
          </table:table-cell>
          <table:table-cell table:formula="of:=[AC.AI16]-[AC.$A16]" office:value-type="float" office:value="70.8761329305135" calcext:value-type="float">
            <text:p>70.9</text:p>
          </table:table-cell>
          <table:table-cell table:formula="of:=[AC.AJ16]-[AC.$A16]" office:value-type="float" office:value="72.1357850070721" calcext:value-type="float">
            <text:p>72.1</text:p>
          </table:table-cell>
          <table:table-cell table:formula="of:=[AC.AK16]-[AC.$A16]" office:value-type="float" office:value="73.2880119383186" calcext:value-type="float">
            <text:p>73.3</text:p>
          </table:table-cell>
          <table:table-cell table:formula="of:=[AC.AL16]-[AC.$A16]" office:value-type="float" office:value="74.3435601931162" calcext:value-type="float">
            <text:p>74.3</text:p>
          </table:table-cell>
          <table:table-cell table:formula="of:=[AC.AM16]-[AC.$A16]" office:value-type="float" office:value="75.3120421916202" calcext:value-type="float">
            <text:p>75.3</text:p>
          </table:table-cell>
          <table:table-cell table:formula="of:=[AC.AN16]-[AC.$A16]" office:value-type="float" office:value="76.2020425062102" calcext:value-type="float">
            <text:p>76.2</text:p>
          </table:table-cell>
          <table:table-cell table:formula="of:=[AC.AO16]-[AC.$A16]" office:value-type="float" office:value="77.0212211951568" calcext:value-type="float">
            <text:p>77.0</text:p>
          </table:table-cell>
          <table:table-cell table:formula="of:=[AC.AP16]-[AC.$A16]" office:value-type="float" office:value="77.7764112655269" calcext:value-type="float">
            <text:p>77.8</text:p>
          </table:table-cell>
          <table:table-cell table:formula="of:=[AC.AQ16]-[AC.$A16]" office:value-type="float" office:value="78.4737087017217" calcext:value-type="float">
            <text:p>78.5</text:p>
          </table:table-cell>
          <table:table-cell table:formula="of:=[AC.AR16]-[AC.$A16]" office:value-type="float" office:value="79.1185544292639" calcext:value-type="float">
            <text:p>79.1</text:p>
          </table:table-cell>
          <table:table-cell table:formula="of:=[AC.AS16]-[AC.$A16]" office:value-type="float" office:value="79.7158081705151" calcext:value-type="float">
            <text:p>79.7</text:p>
          </table:table-cell>
          <table:table-cell table:formula="of:=[AC.AT16]-[AC.$A16]" office:value-type="float" office:value="80.2698145025295" calcext:value-type="float">
            <text:p>80.3</text:p>
          </table:table-cell>
          <table:table-cell table:formula="of:=[AC.AU16]-[AC.$A16]" office:value-type="float" office:value="80.7844616254949" calcext:value-type="float">
            <text:p>80.8</text:p>
          </table:table-cell>
          <table:table-cell table:formula="of:=[AC.AV16]-[AC.$A16]" office:value-type="float" office:value="81.2632334469764" calcext:value-type="float">
            <text:p>81.3</text:p>
          </table:table-cell>
          <table:table-cell table:formula="of:=[AC.AW16]-[AC.$A16]" office:value-type="float" office:value="81.7092556191778" calcext:value-type="float">
            <text:p>81.7</text:p>
          </table:table-cell>
          <table:table-cell table:formula="of:=[AC.AX16]-[AC.$A16]" office:value-type="float" office:value="82.1253361584223" calcext:value-type="float">
            <text:p>82.1</text:p>
          </table:table-cell>
          <table:table-cell table:formula="of:=[AC.AY16]-[AC.$A16]" office:value-type="float" office:value="82.5140012445551" calcext:value-type="float">
            <text:p>82.5</text:p>
          </table:table-cell>
          <table:table-cell table:formula="of:=[AC.AZ16]-[AC.$A16]" office:value-type="float" office:value="82.8775267538643" calcext:value-type="float">
            <text:p>82.9</text:p>
          </table:table-cell>
          <table:table-cell table:number-columns-repeated="972"/>
        </table:table-row>
        <table:table-row table:style-name="ro4">
          <table:table-cell office:value-type="float" office:value="700" calcext:value-type="float">
            <text:p>700.0</text:p>
          </table:table-cell>
          <table:table-cell table:formula="of:=[AC.B17]-[AC.$A17]" office:value-type="float" office:value="0" calcext:value-type="float">
            <text:p>0.0</text:p>
          </table:table-cell>
          <table:table-cell table:formula="of:=[AC.C17]-[AC.$A17]" office:value-type="float" office:value="0" calcext:value-type="float">
            <text:p>0.0</text:p>
          </table:table-cell>
          <table:table-cell table:formula="of:=[AC.D17]-[AC.$A17]" office:value-type="float" office:value="0" calcext:value-type="float">
            <text:p>0.0</text:p>
          </table:table-cell>
          <table:table-cell table:formula="of:=[AC.E17]-[AC.$A17]" office:value-type="float" office:value="0" calcext:value-type="float">
            <text:p>0.0</text:p>
          </table:table-cell>
          <table:table-cell table:formula="of:=[AC.F17]-[AC.$A17]" office:value-type="float" office:value="0" calcext:value-type="float">
            <text:p>0.0</text:p>
          </table:table-cell>
          <table:table-cell table:formula="of:=[AC.G17]-[AC.$A17]" office:value-type="float" office:value="0" calcext:value-type="float">
            <text:p>0.0</text:p>
          </table:table-cell>
          <table:table-cell table:formula="of:=[AC.H17]-[AC.$A17]" office:value-type="float" office:value="0" calcext:value-type="float">
            <text:p>0.0</text:p>
          </table:table-cell>
          <table:table-cell table:formula="of:=[AC.I17]-[AC.$A17]" office:value-type="float" office:value="0" calcext:value-type="float">
            <text:p>0.0</text:p>
          </table:table-cell>
          <table:table-cell table:formula="of:=[AC.J17]-[AC.$A17]" office:value-type="float" office:value="0" calcext:value-type="float">
            <text:p>0.0</text:p>
          </table:table-cell>
          <table:table-cell table:formula="of:=[AC.K17]-[AC.$A17]" office:value-type="float" office:value="0" calcext:value-type="float">
            <text:p>0.0</text:p>
          </table:table-cell>
          <table:table-cell table:formula="of:=[AC.L17]-[AC.$A17]" office:value-type="float" office:value="0" calcext:value-type="float">
            <text:p>0.0</text:p>
          </table:table-cell>
          <table:table-cell table:formula="of:=[AC.M17]-[AC.$A17]" office:value-type="float" office:value="1.16182572614105" calcext:value-type="float">
            <text:p>1.2</text:p>
          </table:table-cell>
          <table:table-cell table:formula="of:=[AC.N17]-[AC.$A17]" office:value-type="float" office:value="3.40080971659916" calcext:value-type="float">
            <text:p>3.4</text:p>
          </table:table-cell>
          <table:table-cell table:formula="of:=[AC.O17]-[AC.$A17]" office:value-type="float" office:value="6.5625" calcext:value-type="float">
            <text:p>6.6</text:p>
          </table:table-cell>
          <table:table-cell table:formula="of:=[AC.P17]-[AC.$A17]" office:value-type="float" office:value="10.4477611940299" calcext:value-type="float">
            <text:p>10.4</text:p>
          </table:table-cell>
          <table:table-cell table:formula="of:=[AC.Q17]-[AC.$A17]" office:value-type="float" office:value="14.8409893992932" calcext:value-type="float">
            <text:p>14.8</text:p>
          </table:table-cell>
          <table:table-cell table:formula="of:=[AC.R17]-[AC.$A17]" office:value-type="float" office:value="19.5348837209302" calcext:value-type="float">
            <text:p>19.5</text:p>
          </table:table-cell>
          <table:table-cell table:formula="of:=[AC.S17]-[AC.$A17]" office:value-type="float" office:value="24.3478260869565" calcext:value-type="float">
            <text:p>24.3</text:p>
          </table:table-cell>
          <table:table-cell table:formula="of:=[AC.T17]-[AC.$A17]" office:value-type="float" office:value="29.1329479768787" calcext:value-type="float">
            <text:p>29.1</text:p>
          </table:table-cell>
          <table:table-cell table:formula="of:=[AC.U17]-[AC.$A17]" office:value-type="float" office:value="33.7801608579089" calcext:value-type="float">
            <text:p>33.8</text:p>
          </table:table-cell>
          <table:table-cell table:formula="of:=[AC.V17]-[AC.$A17]" office:value-type="float" office:value="38.213399503722" calcext:value-type="float">
            <text:p>38.2</text:p>
          </table:table-cell>
          <table:table-cell table:formula="of:=[AC.W17]-[AC.$A17]" office:value-type="float" office:value="42.3853211009174" calcext:value-type="float">
            <text:p>42.4</text:p>
          </table:table-cell>
          <table:table-cell table:formula="of:=[AC.X17]-[AC.$A17]" office:value-type="float" office:value="46.271186440678" calcext:value-type="float">
            <text:p>46.3</text:p>
          </table:table-cell>
          <table:table-cell table:formula="of:=[AC.Y17]-[AC.$A17]" office:value-type="float" office:value="49.8630136986301" calcext:value-type="float">
            <text:p>49.9</text:p>
          </table:table-cell>
          <table:table-cell table:formula="of:=[AC.Z17]-[AC.$A17]" office:value-type="float" office:value="53.1645569620252" calcext:value-type="float">
            <text:p>53.2</text:p>
          </table:table-cell>
          <table:table-cell table:formula="of:=[AC.AA17]-[AC.$A17]" office:value-type="float" office:value="56.1872909698997" calcext:value-type="float">
            <text:p>56.2</text:p>
          </table:table-cell>
          <table:table-cell table:formula="of:=[AC.AB17]-[AC.$A17]" office:value-type="float" office:value="58.9473684210527" calcext:value-type="float">
            <text:p>58.9</text:p>
          </table:table-cell>
          <table:table-cell table:formula="of:=[AC.AC17]-[AC.$A17]" office:value-type="float" office:value="61.4634146341463" calcext:value-type="float">
            <text:p>61.5</text:p>
          </table:table-cell>
          <table:table-cell table:formula="of:=[AC.AD17]-[AC.$A17]" office:value-type="float" office:value="63.7549933422104" calcext:value-type="float">
            <text:p>63.8</text:p>
          </table:table-cell>
          <table:table-cell table:formula="of:=[AC.AE17]-[AC.$A17]" office:value-type="float" office:value="65.8415841584159" calcext:value-type="float">
            <text:p>65.8</text:p>
          </table:table-cell>
          <table:table-cell table:formula="of:=[AC.AF17]-[AC.$A17]" office:value-type="float" office:value="67.7419354838709" calcext:value-type="float">
            <text:p>67.7</text:p>
          </table:table-cell>
          <table:table-cell table:formula="of:=[AC.AG17]-[AC.$A17]" office:value-type="float" office:value="69.4736842105264" calcext:value-type="float">
            <text:p>69.5</text:p>
          </table:table-cell>
          <table:table-cell table:formula="of:=[AC.AH17]-[AC.$A17]" office:value-type="float" office:value="71.0531594784353" calcext:value-type="float">
            <text:p>71.1</text:p>
          </table:table-cell>
          <table:table-cell table:formula="of:=[AC.AI17]-[AC.$A17]" office:value-type="float" office:value="72.4953095684803" calcext:value-type="float">
            <text:p>72.5</text:p>
          </table:table-cell>
          <table:table-cell table:formula="of:=[AC.AJ17]-[AC.$A17]" office:value-type="float" office:value="73.8137082601054" calcext:value-type="float">
            <text:p>73.8</text:p>
          </table:table-cell>
          <table:table-cell table:formula="of:=[AC.AK17]-[AC.$A17]" office:value-type="float" office:value="75.0206100577082" calcext:value-type="float">
            <text:p>75.0</text:p>
          </table:table-cell>
          <table:table-cell table:formula="of:=[AC.AL17]-[AC.$A17]" office:value-type="float" office:value="76.1270333075136" calcext:value-type="float">
            <text:p>76.1</text:p>
          </table:table-cell>
          <table:table-cell table:formula="of:=[AC.AM17]-[AC.$A17]" office:value-type="float" office:value="77.1428571428572" calcext:value-type="float">
            <text:p>77.1</text:p>
          </table:table-cell>
          <table:table-cell table:formula="of:=[AC.AN17]-[AC.$A17]" office:value-type="float" office:value="78.0769230769231" calcext:value-type="float">
            <text:p>78.1</text:p>
          </table:table-cell>
          <table:table-cell table:formula="of:=[AC.AO17]-[AC.$A17]" office:value-type="float" office:value="78.9371354504212" calcext:value-type="float">
            <text:p>78.9</text:p>
          </table:table-cell>
          <table:table-cell table:formula="of:=[AC.AP17]-[AC.$A17]" office:value-type="float" office:value="79.730557256583" calcext:value-type="float">
            <text:p>79.7</text:p>
          </table:table-cell>
          <table:table-cell table:formula="of:=[AC.AQ17]-[AC.$A17]" office:value-type="float" office:value="80.4634994206257" calcext:value-type="float">
            <text:p>80.5</text:p>
          </table:table-cell>
          <table:table-cell table:formula="of:=[AC.AR17]-[AC.$A17]" office:value-type="float" office:value="81.1416026344676" calcext:value-type="float">
            <text:p>81.1</text:p>
          </table:table-cell>
          <table:table-cell table:formula="of:=[AC.AS17]-[AC.$A17]" office:value-type="float" office:value="81.7699115044247" calcext:value-type="float">
            <text:p>81.8</text:p>
          </table:table-cell>
          <table:table-cell table:formula="of:=[AC.AT17]-[AC.$A17]" office:value-type="float" office:value="82.3529411764705" calcext:value-type="float">
            <text:p>82.4</text:p>
          </table:table-cell>
          <table:table-cell table:formula="of:=[AC.AU17]-[AC.$A17]" office:value-type="float" office:value="82.8947368421053" calcext:value-type="float">
            <text:p>82.9</text:p>
          </table:table-cell>
          <table:table-cell table:formula="of:=[AC.AV17]-[AC.$A17]" office:value-type="float" office:value="83.3989266547406" calcext:value-type="float">
            <text:p>83.4</text:p>
          </table:table-cell>
          <table:table-cell table:formula="of:=[AC.AW17]-[AC.$A17]" office:value-type="float" office:value="83.868768640818" calcext:value-type="float">
            <text:p>83.9</text:p>
          </table:table-cell>
          <table:table-cell table:formula="of:=[AC.AX17]-[AC.$A17]" office:value-type="float" office:value="84.3071921982934" calcext:value-type="float">
            <text:p>84.3</text:p>
          </table:table-cell>
          <table:table-cell table:formula="of:=[AC.AY17]-[AC.$A17]" office:value-type="float" office:value="84.7168347556245" calcext:value-type="float">
            <text:p>84.7</text:p>
          </table:table-cell>
          <table:table-cell table:formula="of:=[AC.AZ17]-[AC.$A17]" office:value-type="float" office:value="85.1000741289845" calcext:value-type="float">
            <text:p>85.1</text:p>
          </table:table-cell>
          <table:table-cell table:number-columns-repeated="972"/>
        </table:table-row>
        <table:table-row table:style-name="ro4">
          <table:table-cell office:value-type="float" office:value="720" calcext:value-type="float">
            <text:p>720.0</text:p>
          </table:table-cell>
          <table:table-cell table:formula="of:=[AC.B18]-[AC.$A18]" office:value-type="float" office:value="0" calcext:value-type="float">
            <text:p>0.0</text:p>
          </table:table-cell>
          <table:table-cell table:formula="of:=[AC.C18]-[AC.$A18]" office:value-type="float" office:value="0" calcext:value-type="float">
            <text:p>0.0</text:p>
          </table:table-cell>
          <table:table-cell table:formula="of:=[AC.D18]-[AC.$A18]" office:value-type="float" office:value="0" calcext:value-type="float">
            <text:p>0.0</text:p>
          </table:table-cell>
          <table:table-cell table:formula="of:=[AC.E18]-[AC.$A18]" office:value-type="float" office:value="0" calcext:value-type="float">
            <text:p>0.0</text:p>
          </table:table-cell>
          <table:table-cell table:formula="of:=[AC.F18]-[AC.$A18]" office:value-type="float" office:value="0" calcext:value-type="float">
            <text:p>0.0</text:p>
          </table:table-cell>
          <table:table-cell table:formula="of:=[AC.G18]-[AC.$A18]" office:value-type="float" office:value="0" calcext:value-type="float">
            <text:p>0.0</text:p>
          </table:table-cell>
          <table:table-cell table:formula="of:=[AC.H18]-[AC.$A18]" office:value-type="float" office:value="0" calcext:value-type="float">
            <text:p>0.0</text:p>
          </table:table-cell>
          <table:table-cell table:formula="of:=[AC.I18]-[AC.$A18]" office:value-type="float" office:value="0" calcext:value-type="float">
            <text:p>0.0</text:p>
          </table:table-cell>
          <table:table-cell table:formula="of:=[AC.J18]-[AC.$A18]" office:value-type="float" office:value="0" calcext:value-type="float">
            <text:p>0.0</text:p>
          </table:table-cell>
          <table:table-cell table:formula="of:=[AC.K18]-[AC.$A18]" office:value-type="float" office:value="0" calcext:value-type="float">
            <text:p>0.0</text:p>
          </table:table-cell>
          <table:table-cell table:formula="of:=[AC.L18]-[AC.$A18]" office:value-type="float" office:value="0" calcext:value-type="float">
            <text:p>0.0</text:p>
          </table:table-cell>
          <table:table-cell table:formula="of:=[AC.M18]-[AC.$A18]" office:value-type="float" office:value="1.16222760290566" calcext:value-type="float">
            <text:p>1.2</text:p>
          </table:table-cell>
          <table:table-cell table:formula="of:=[AC.N18]-[AC.$A18]" office:value-type="float" office:value="3.40425531914889" calcext:value-type="float">
            <text:p>3.4</text:p>
          </table:table-cell>
          <table:table-cell table:formula="of:=[AC.O18]-[AC.$A18]" office:value-type="float" office:value="6.57534246575347" calcext:value-type="float">
            <text:p>6.6</text:p>
          </table:table-cell>
          <table:table-cell table:formula="of:=[AC.P18]-[AC.$A18]" office:value-type="float" office:value="10.4803493449782" calcext:value-type="float">
            <text:p>10.5</text:p>
          </table:table-cell>
          <table:table-cell table:formula="of:=[AC.Q18]-[AC.$A18]" office:value-type="float" office:value="14.9068322981367" calcext:value-type="float">
            <text:p>14.9</text:p>
          </table:table-cell>
          <table:table-cell table:formula="of:=[AC.R18]-[AC.$A18]" office:value-type="float" office:value="19.6491228070175" calcext:value-type="float">
            <text:p>19.6</text:p>
          </table:table-cell>
          <table:table-cell table:formula="of:=[AC.S18]-[AC.$A18]" office:value-type="float" office:value="24.5255474452556" calcext:value-type="float">
            <text:p>24.5</text:p>
          </table:table-cell>
          <table:table-cell table:formula="of:=[AC.T18]-[AC.$A18]" office:value-type="float" office:value="29.3877551020408" calcext:value-type="float">
            <text:p>29.4</text:p>
          </table:table-cell>
          <table:table-cell table:formula="of:=[AC.U18]-[AC.$A18]" office:value-type="float" office:value="34.1232227488151" calcext:value-type="float">
            <text:p>34.1</text:p>
          </table:table-cell>
          <table:table-cell table:formula="of:=[AC.V18]-[AC.$A18]" office:value-type="float" office:value="38.6530014641289" calcext:value-type="float">
            <text:p>38.7</text:p>
          </table:table-cell>
          <table:table-cell table:formula="of:=[AC.W18]-[AC.$A18]" office:value-type="float" office:value="42.9268292682926" calcext:value-type="float">
            <text:p>42.9</text:p>
          </table:table-cell>
          <table:table-cell table:formula="of:=[AC.X18]-[AC.$A18]" office:value-type="float" office:value="46.9172932330828" calcext:value-type="float">
            <text:p>46.9</text:p>
          </table:table-cell>
          <table:table-cell table:formula="of:=[AC.Y18]-[AC.$A18]" office:value-type="float" office:value="50.6141367323292" calcext:value-type="float">
            <text:p>50.6</text:p>
          </table:table-cell>
          <table:table-cell table:formula="of:=[AC.Z18]-[AC.$A18]" office:value-type="float" office:value="54.0192926045016" calcext:value-type="float">
            <text:p>54.0</text:p>
          </table:table-cell>
          <table:table-cell table:formula="of:=[AC.AA18]-[AC.$A18]" office:value-type="float" office:value="57.1428571428572" calcext:value-type="float">
            <text:p>57.1</text:p>
          </table:table-cell>
          <table:table-cell table:formula="of:=[AC.AB18]-[AC.$A18]" office:value-type="float" office:value="60" calcext:value-type="float">
            <text:p>60.0</text:p>
          </table:table-cell>
          <table:table-cell table:formula="of:=[AC.AC18]-[AC.$A18]" office:value-type="float" office:value="62.6086956521739" calcext:value-type="float">
            <text:p>62.6</text:p>
          </table:table-cell>
          <table:table-cell table:formula="of:=[AC.AD18]-[AC.$A18]" office:value-type="float" office:value="64.9881235154395" calcext:value-type="float">
            <text:p>65.0</text:p>
          </table:table-cell>
          <table:table-cell table:formula="of:=[AC.AE18]-[AC.$A18]" office:value-type="float" office:value="67.157584683358" calcext:value-type="float">
            <text:p>67.2</text:p>
          </table:table-cell>
          <table:table-cell table:formula="of:=[AC.AF18]-[AC.$A18]" office:value-type="float" office:value="69.1358024691358" calcext:value-type="float">
            <text:p>69.1</text:p>
          </table:table-cell>
          <table:table-cell table:formula="of:=[AC.AG18]-[AC.$A18]" office:value-type="float" office:value="70.940499040307" calcext:value-type="float">
            <text:p>70.9</text:p>
          </table:table-cell>
          <table:table-cell table:formula="of:=[AC.AH18]-[AC.$A18]" office:value-type="float" office:value="72.5881649731023" calcext:value-type="float">
            <text:p>72.6</text:p>
          </table:table-cell>
          <table:table-cell table:formula="of:=[AC.AI18]-[AC.$A18]" office:value-type="float" office:value="74.0939597315437" calcext:value-type="float">
            <text:p>74.1</text:p>
          </table:table-cell>
          <table:table-cell table:formula="of:=[AC.AJ18]-[AC.$A18]" office:value-type="float" office:value="75.4716981132076" calcext:value-type="float">
            <text:p>75.5</text:p>
          </table:table-cell>
          <table:table-cell table:formula="of:=[AC.AK18]-[AC.$A18]" office:value-type="float" office:value="76.7338908017708" calcext:value-type="float">
            <text:p>76.7</text:p>
          </table:table-cell>
          <table:table-cell table:formula="of:=[AC.AL18]-[AC.$A18]" office:value-type="float" office:value="77.8918169209431" calcext:value-type="float">
            <text:p>77.9</text:p>
          </table:table-cell>
          <table:table-cell table:formula="of:=[AC.AM18]-[AC.$A18]" office:value-type="float" office:value="78.9556135770235" calcext:value-type="float">
            <text:p>79.0</text:p>
          </table:table-cell>
          <table:table-cell table:formula="of:=[AC.AN18]-[AC.$A18]" office:value-type="float" office:value="79.9343724364234" calcext:value-type="float">
            <text:p>79.9</text:p>
          </table:table-cell>
          <table:table-cell table:formula="of:=[AC.AO18]-[AC.$A18]" office:value-type="float" office:value="80.836236933798" calcext:value-type="float">
            <text:p>80.8</text:p>
          </table:table-cell>
          <table:table-cell table:formula="of:=[AC.AP18]-[AC.$A18]" office:value-type="float" office:value="81.6684961580681" calcext:value-type="float">
            <text:p>81.7</text:p>
          </table:table-cell>
          <table:table-cell table:formula="of:=[AC.AQ18]-[AC.$A18]" office:value-type="float" office:value="82.437673130194" calcext:value-type="float">
            <text:p>82.4</text:p>
          </table:table-cell>
          <table:table-cell table:formula="of:=[AC.AR18]-[AC.$A18]" office:value-type="float" office:value="83.1496062992126" calcext:value-type="float">
            <text:p>83.1</text:p>
          </table:table-cell>
          <table:table-cell table:formula="of:=[AC.AS18]-[AC.$A18]" office:value-type="float" office:value="83.8095238095239" calcext:value-type="float">
            <text:p>83.8</text:p>
          </table:table-cell>
          <table:table-cell table:formula="of:=[AC.AT18]-[AC.$A18]" office:value-type="float" office:value="84.4221105527638" calcext:value-type="float">
            <text:p>84.4</text:p>
          </table:table-cell>
          <table:table-cell table:formula="of:=[AC.AU18]-[AC.$A18]" office:value-type="float" office:value="84.991568296796" calcext:value-type="float">
            <text:p>85.0</text:p>
          </table:table-cell>
          <table:table-cell table:formula="of:=[AC.AV18]-[AC.$A18]" office:value-type="float" office:value="85.5216693418942" calcext:value-type="float">
            <text:p>85.5</text:p>
          </table:table-cell>
          <table:table-cell table:formula="of:=[AC.AW18]-[AC.$A18]" office:value-type="float" office:value="86.0158042314556" calcext:value-type="float">
            <text:p>86.0</text:p>
          </table:table-cell>
          <table:table-cell table:formula="of:=[AC.AX18]-[AC.$A18]" office:value-type="float" office:value="86.4770240700219" calcext:value-type="float">
            <text:p>86.5</text:p>
          </table:table-cell>
          <table:table-cell table:formula="of:=[AC.AY18]-[AC.$A18]" office:value-type="float" office:value="86.908077994429" calcext:value-type="float">
            <text:p>86.9</text:p>
          </table:table-cell>
          <table:table-cell table:formula="of:=[AC.AZ18]-[AC.$A18]" office:value-type="float" office:value="87.3114463176576" calcext:value-type="float">
            <text:p>87.3</text:p>
          </table:table-cell>
          <table:table-cell table:number-columns-repeated="972"/>
        </table:table-row>
        <table:table-row table:style-name="ro4">
          <table:table-cell office:value-type="float" office:value="740" calcext:value-type="float">
            <text:p>740.0</text:p>
          </table:table-cell>
          <table:table-cell table:formula="of:=[AC.B19]-[AC.$A19]" office:value-type="float" office:value="0" calcext:value-type="float">
            <text:p>0.0</text:p>
          </table:table-cell>
          <table:table-cell table:formula="of:=[AC.C19]-[AC.$A19]" office:value-type="float" office:value="0" calcext:value-type="float">
            <text:p>0.0</text:p>
          </table:table-cell>
          <table:table-cell table:formula="of:=[AC.D19]-[AC.$A19]" office:value-type="float" office:value="0" calcext:value-type="float">
            <text:p>0.0</text:p>
          </table:table-cell>
          <table:table-cell table:formula="of:=[AC.E19]-[AC.$A19]" office:value-type="float" office:value="0" calcext:value-type="float">
            <text:p>0.0</text:p>
          </table:table-cell>
          <table:table-cell table:formula="of:=[AC.F19]-[AC.$A19]" office:value-type="float" office:value="0" calcext:value-type="float">
            <text:p>0.0</text:p>
          </table:table-cell>
          <table:table-cell table:formula="of:=[AC.G19]-[AC.$A19]" office:value-type="float" office:value="0" calcext:value-type="float">
            <text:p>0.0</text:p>
          </table:table-cell>
          <table:table-cell table:formula="of:=[AC.H19]-[AC.$A19]" office:value-type="float" office:value="0" calcext:value-type="float">
            <text:p>0.0</text:p>
          </table:table-cell>
          <table:table-cell table:formula="of:=[AC.I19]-[AC.$A19]" office:value-type="float" office:value="0" calcext:value-type="float">
            <text:p>0.0</text:p>
          </table:table-cell>
          <table:table-cell table:formula="of:=[AC.J19]-[AC.$A19]" office:value-type="float" office:value="0" calcext:value-type="float">
            <text:p>0.0</text:p>
          </table:table-cell>
          <table:table-cell table:formula="of:=[AC.K19]-[AC.$A19]" office:value-type="float" office:value="0" calcext:value-type="float">
            <text:p>0.0</text:p>
          </table:table-cell>
          <table:table-cell table:formula="of:=[AC.L19]-[AC.$A19]" office:value-type="float" office:value="0" calcext:value-type="float">
            <text:p>0.0</text:p>
          </table:table-cell>
          <table:table-cell table:formula="of:=[AC.M19]-[AC.$A19]" office:value-type="float" office:value="1.16260801256863" calcext:value-type="float">
            <text:p>1.2</text:p>
          </table:table-cell>
          <table:table-cell table:formula="of:=[AC.N19]-[AC.$A19]" office:value-type="float" office:value="3.40752110514188" calcext:value-type="float">
            <text:p>3.4</text:p>
          </table:table-cell>
          <table:table-cell table:formula="of:=[AC.O19]-[AC.$A19]" office:value-type="float" office:value="6.58753709198811" calcext:value-type="float">
            <text:p>6.6</text:p>
          </table:table-cell>
          <table:table-cell table:formula="of:=[AC.P19]-[AC.$A19]" office:value-type="float" office:value="10.5113636363636" calcext:value-type="float">
            <text:p>10.5</text:p>
          </table:table-cell>
          <table:table-cell table:formula="of:=[AC.Q19]-[AC.$A19]" office:value-type="float" office:value="14.9696561024949" calcext:value-type="float">
            <text:p>15.0</text:p>
          </table:table-cell>
          <table:table-cell table:formula="of:=[AC.R19]-[AC.$A19]" office:value-type="float" office:value="19.7584233947871" calcext:value-type="float">
            <text:p>19.8</text:p>
          </table:table-cell>
          <table:table-cell table:formula="of:=[AC.S19]-[AC.$A19]" office:value-type="float" office:value="24.6960667461263" calcext:value-type="float">
            <text:p>24.7</text:p>
          </table:table-cell>
          <table:table-cell table:formula="of:=[AC.T19]-[AC.$A19]" office:value-type="float" office:value="29.6329254727474" calcext:value-type="float">
            <text:p>29.6</text:p>
          </table:table-cell>
          <table:table-cell table:formula="of:=[AC.U19]-[AC.$A19]" office:value-type="float" office:value="34.45421624418" calcext:value-type="float">
            <text:p>34.5</text:p>
          </table:table-cell>
          <table:table-cell table:formula="of:=[AC.V19]-[AC.$A19]" office:value-type="float" office:value="39.0782525204032" calcext:value-type="float">
            <text:p>39.1</text:p>
          </table:table-cell>
          <table:table-cell table:formula="of:=[AC.W19]-[AC.$A19]" office:value-type="float" office:value="43.4519572953736" calcext:value-type="float">
            <text:p>43.5</text:p>
          </table:table-cell>
          <table:table-cell table:formula="of:=[AC.X19]-[AC.$A19]" office:value-type="float" office:value="47.5453047775947" calcext:value-type="float">
            <text:p>47.5</text:p>
          </table:table-cell>
          <table:table-cell table:formula="of:=[AC.Y19]-[AC.$A19]" office:value-type="float" office:value="51.3457872664886" calcext:value-type="float">
            <text:p>51.3</text:p>
          </table:table-cell>
          <table:table-cell table:formula="of:=[AC.Z19]-[AC.$A19]" office:value-type="float" office:value="54.8535121779033" calcext:value-type="float">
            <text:p>54.9</text:p>
          </table:table-cell>
          <table:table-cell table:formula="of:=[AC.AA19]-[AC.$A19]" office:value-type="float" office:value="58.0771746239371" calcext:value-type="float">
            <text:p>58.1</text:p>
          </table:table-cell>
          <table:table-cell table:formula="of:=[AC.AB19]-[AC.$A19]" office:value-type="float" office:value="61.0309278350516" calcext:value-type="float">
            <text:p>61.0</text:p>
          </table:table-cell>
          <table:table-cell table:formula="of:=[AC.AC19]-[AC.$A19]" office:value-type="float" office:value="63.7320574162679" calcext:value-type="float">
            <text:p>63.7</text:p>
          </table:table-cell>
          <table:table-cell table:formula="of:=[AC.AD19]-[AC.$A19]" office:value-type="float" office:value="66.1993199058331" calcext:value-type="float">
            <text:p>66.2</text:p>
          </table:table-cell>
          <table:table-cell table:formula="of:=[AC.AE19]-[AC.$A19]" office:value-type="float" office:value="68.4518013631937" calcext:value-type="float">
            <text:p>68.5</text:p>
          </table:table-cell>
          <table:table-cell table:formula="of:=[AC.AF19]-[AC.$A19]" office:value-type="float" office:value="70.5081669691469" calcext:value-type="float">
            <text:p>70.5</text:p>
          </table:table-cell>
          <table:table-cell table:formula="of:=[AC.AG19]-[AC.$A19]" office:value-type="float" office:value="72.3861952149057" calcext:value-type="float">
            <text:p>72.4</text:p>
          </table:table-cell>
          <table:table-cell table:formula="of:=[AC.AH19]-[AC.$A19]" office:value-type="float" office:value="74.102513358401" calcext:value-type="float">
            <text:p>74.1</text:p>
          </table:table-cell>
          <table:table-cell table:formula="of:=[AC.AI19]-[AC.$A19]" office:value-type="float" office:value="75.6724712856614" calcext:value-type="float">
            <text:p>75.7</text:p>
          </table:table-cell>
          <table:table-cell table:formula="of:=[AC.AJ19]-[AC.$A19]" office:value-type="float" office:value="77.1101076762765" calcext:value-type="float">
            <text:p>77.1</text:p>
          </table:table-cell>
          <table:table-cell table:formula="of:=[AC.AK19]-[AC.$A19]" office:value-type="float" office:value="78.4281754443176" calcext:value-type="float">
            <text:p>78.4</text:p>
          </table:table-cell>
          <table:table-cell table:formula="of:=[AC.AL19]-[AC.$A19]" office:value-type="float" office:value="79.638203280699" calcext:value-type="float">
            <text:p>79.6</text:p>
          </table:table-cell>
          <table:table-cell table:formula="of:=[AC.AM19]-[AC.$A19]" office:value-type="float" office:value="80.7505773672056" calcext:value-type="float">
            <text:p>80.8</text:p>
          </table:table-cell>
          <table:table-cell table:formula="of:=[AC.AN19]-[AC.$A19]" office:value-type="float" office:value="81.7746325530757" calcext:value-type="float">
            <text:p>81.8</text:p>
          </table:table-cell>
          <table:table-cell table:formula="of:=[AC.AO19]-[AC.$A19]" office:value-type="float" office:value="82.7187459848386" calcext:value-type="float">
            <text:p>82.7</text:p>
          </table:table-cell>
          <table:table-cell table:formula="of:=[AC.AP19]-[AC.$A19]" office:value-type="float" office:value="83.590428762298" calcext:value-type="float">
            <text:p>83.6</text:p>
          </table:table-cell>
          <table:table-cell table:formula="of:=[AC.AQ19]-[AC.$A19]" office:value-type="float" office:value="84.3964129684985" calcext:value-type="float">
            <text:p>84.4</text:p>
          </table:table-cell>
          <table:table-cell table:formula="of:=[AC.AR19]-[AC.$A19]" office:value-type="float" office:value="85.1427326214861" calcext:value-type="float">
            <text:p>85.1</text:p>
          </table:table-cell>
          <table:table-cell table:formula="of:=[AC.AS19]-[AC.$A19]" office:value-type="float" office:value="85.8347978910368" calcext:value-type="float">
            <text:p>85.8</text:p>
          </table:table-cell>
          <table:table-cell table:formula="of:=[AC.AT19]-[AC.$A19]" office:value-type="float" office:value="86.4774624373956" calcext:value-type="float">
            <text:p>86.5</text:p>
          </table:table-cell>
          <table:table-cell table:formula="of:=[AC.AU19]-[AC.$A19]" office:value-type="float" office:value="87.075084049309" calcext:value-type="float">
            <text:p>87.1</text:p>
          </table:table-cell>
          <table:table-cell table:formula="of:=[AC.AV19]-[AC.$A19]" office:value-type="float" office:value="87.6315789473683" calcext:value-type="float">
            <text:p>87.6</text:p>
          </table:table-cell>
          <table:table-cell table:formula="of:=[AC.AW19]-[AC.$A19]" office:value-type="float" office:value="88.1504702194357" calcext:value-type="float">
            <text:p>88.2</text:p>
          </table:table-cell>
          <table:table-cell table:formula="of:=[AC.AX19]-[AC.$A19]" office:value-type="float" office:value="88.6349308979228" calcext:value-type="float">
            <text:p>88.6</text:p>
          </table:table-cell>
          <table:table-cell table:formula="of:=[AC.AY19]-[AC.$A19]" office:value-type="float" office:value="89.0878221947832" calcext:value-type="float">
            <text:p>89.1</text:p>
          </table:table-cell>
          <table:table-cell table:formula="of:=[AC.AZ19]-[AC.$A19]" office:value-type="float" office:value="89.5117273934208" calcext:value-type="float">
            <text:p>89.5</text:p>
          </table:table-cell>
          <table:table-cell table:number-columns-repeated="972"/>
        </table:table-row>
        <table:table-row table:style-name="ro4">
          <table:table-cell office:value-type="float" office:value="760" calcext:value-type="float">
            <text:p>760.0</text:p>
          </table:table-cell>
          <table:table-cell table:formula="of:=[AC.B20]-[AC.$A20]" office:value-type="float" office:value="0" calcext:value-type="float">
            <text:p>0.0</text:p>
          </table:table-cell>
          <table:table-cell table:formula="of:=[AC.C20]-[AC.$A20]" office:value-type="float" office:value="0" calcext:value-type="float">
            <text:p>0.0</text:p>
          </table:table-cell>
          <table:table-cell table:formula="of:=[AC.D20]-[AC.$A20]" office:value-type="float" office:value="0" calcext:value-type="float">
            <text:p>0.0</text:p>
          </table:table-cell>
          <table:table-cell table:formula="of:=[AC.E20]-[AC.$A20]" office:value-type="float" office:value="0" calcext:value-type="float">
            <text:p>0.0</text:p>
          </table:table-cell>
          <table:table-cell table:formula="of:=[AC.F20]-[AC.$A20]" office:value-type="float" office:value="0" calcext:value-type="float">
            <text:p>0.0</text:p>
          </table:table-cell>
          <table:table-cell table:formula="of:=[AC.G20]-[AC.$A20]" office:value-type="float" office:value="0" calcext:value-type="float">
            <text:p>0.0</text:p>
          </table:table-cell>
          <table:table-cell table:formula="of:=[AC.H20]-[AC.$A20]" office:value-type="float" office:value="0" calcext:value-type="float">
            <text:p>0.0</text:p>
          </table:table-cell>
          <table:table-cell table:formula="of:=[AC.I20]-[AC.$A20]" office:value-type="float" office:value="0" calcext:value-type="float">
            <text:p>0.0</text:p>
          </table:table-cell>
          <table:table-cell table:formula="of:=[AC.J20]-[AC.$A20]" office:value-type="float" office:value="0" calcext:value-type="float">
            <text:p>0.0</text:p>
          </table:table-cell>
          <table:table-cell table:formula="of:=[AC.K20]-[AC.$A20]" office:value-type="float" office:value="0" calcext:value-type="float">
            <text:p>0.0</text:p>
          </table:table-cell>
          <table:table-cell table:formula="of:=[AC.L20]-[AC.$A20]" office:value-type="float" office:value="0" calcext:value-type="float">
            <text:p>0.0</text:p>
          </table:table-cell>
          <table:table-cell table:formula="of:=[AC.M20]-[AC.$A20]" office:value-type="float" office:value="1.16296863045147" calcext:value-type="float">
            <text:p>1.2</text:p>
          </table:table-cell>
          <table:table-cell table:formula="of:=[AC.N20]-[AC.$A20]" office:value-type="float" office:value="3.41062079281983" calcext:value-type="float">
            <text:p>3.4</text:p>
          </table:table-cell>
          <table:table-cell table:formula="of:=[AC.O20]-[AC.$A20]" office:value-type="float" office:value="6.59913169319839" calcext:value-type="float">
            <text:p>6.6</text:p>
          </table:table-cell>
          <table:table-cell table:formula="of:=[AC.P20]-[AC.$A20]" office:value-type="float" office:value="10.5409153952844" calcext:value-type="float">
            <text:p>10.5</text:p>
          </table:table-cell>
          <table:table-cell table:formula="of:=[AC.Q20]-[AC.$A20]" office:value-type="float" office:value="15.0296638101516" calcext:value-type="float">
            <text:p>15.0</text:p>
          </table:table-cell>
          <table:table-cell table:formula="of:=[AC.R20]-[AC.$A20]" office:value-type="float" office:value="19.8630989421282" calcext:value-type="float">
            <text:p>19.9</text:p>
          </table:table-cell>
          <table:table-cell table:formula="of:=[AC.S20]-[AC.$A20]" office:value-type="float" office:value="24.8598130841121" calcext:value-type="float">
            <text:p>24.9</text:p>
          </table:table-cell>
          <table:table-cell table:formula="of:=[AC.T20]-[AC.$A20]" office:value-type="float" office:value="29.8689956331877" calcext:value-type="float">
            <text:p>29.9</text:p>
          </table:table-cell>
          <table:table-cell table:formula="of:=[AC.U20]-[AC.$A20]" office:value-type="float" office:value="34.7737671581089" calcext:value-type="float">
            <text:p>34.8</text:p>
          </table:table-cell>
          <table:table-cell table:formula="of:=[AC.V20]-[AC.$A20]" office:value-type="float" office:value="39.4898441190364" calcext:value-type="float">
            <text:p>39.5</text:p>
          </table:table-cell>
          <table:table-cell table:formula="of:=[AC.W20]-[AC.$A20]" office:value-type="float" office:value="43.9614373356704" calcext:value-type="float">
            <text:p>44.0</text:p>
          </table:table-cell>
          <table:table-cell table:formula="of:=[AC.X20]-[AC.$A20]" office:value-type="float" office:value="48.1559707554834" calcext:value-type="float">
            <text:p>48.2</text:p>
          </table:table-cell>
          <table:table-cell table:formula="of:=[AC.Y20]-[AC.$A20]" office:value-type="float" office:value="52.0587128340234" calcext:value-type="float">
            <text:p>52.1</text:p>
          </table:table-cell>
          <table:table-cell table:formula="of:=[AC.Z20]-[AC.$A20]" office:value-type="float" office:value="55.6679455877224" calcext:value-type="float">
            <text:p>55.7</text:p>
          </table:table-cell>
          <table:table-cell table:formula="of:=[AC.AA20]-[AC.$A20]" office:value-type="float" office:value="58.9909443725745" calcext:value-type="float">
            <text:p>59.0</text:p>
          </table:table-cell>
          <table:table-cell table:formula="of:=[AC.AB20]-[AC.$A20]" office:value-type="float" office:value="62.0408163265307" calcext:value-type="float">
            <text:p>62.0</text:p>
          </table:table-cell>
          <table:table-cell table:formula="of:=[AC.AC20]-[AC.$A20]" office:value-type="float" office:value="64.8341232227489" calcext:value-type="float">
            <text:p>64.8</text:p>
          </table:table-cell>
          <table:table-cell table:formula="of:=[AC.AD20]-[AC.$A20]" office:value-type="float" office:value="67.3891625615764" calcext:value-type="float">
            <text:p>67.4</text:p>
          </table:table-cell>
          <table:table-cell table:formula="of:=[AC.AE20]-[AC.$A20]" office:value-type="float" office:value="69.7247706422019" calcext:value-type="float">
            <text:p>69.7</text:p>
          </table:table-cell>
          <table:table-cell table:formula="of:=[AC.AF20]-[AC.$A20]" office:value-type="float" office:value="71.8595227375056" calcext:value-type="float">
            <text:p>71.9</text:p>
          </table:table-cell>
          <table:table-cell table:formula="of:=[AC.AG20]-[AC.$A20]" office:value-type="float" office:value="73.8112255623292" calcext:value-type="float">
            <text:p>73.8</text:p>
          </table:table-cell>
          <table:table-cell table:formula="of:=[AC.AH20]-[AC.$A20]" office:value-type="float" office:value="75.5966188323177" calcext:value-type="float">
            <text:p>75.6</text:p>
          </table:table-cell>
          <table:table-cell table:formula="of:=[AC.AI20]-[AC.$A20]" office:value-type="float" office:value="77.2312223858615" calcext:value-type="float">
            <text:p>77.2</text:p>
          </table:table-cell>
          <table:table-cell table:formula="of:=[AC.AJ20]-[AC.$A20]" office:value-type="float" office:value="78.7292817679559" calcext:value-type="float">
            <text:p>78.7</text:p>
          </table:table-cell>
          <table:table-cell table:formula="of:=[AC.AK20]-[AC.$A20]" office:value-type="float" office:value="80.1037781741528" calcext:value-type="float">
            <text:p>80.1</text:p>
          </table:table-cell>
          <table:table-cell table:formula="of:=[AC.AL20]-[AC.$A20]" office:value-type="float" office:value="81.366478572518" calcext:value-type="float">
            <text:p>81.4</text:p>
          </table:table-cell>
          <table:table-cell table:formula="of:=[AC.AM20]-[AC.$A20]" office:value-type="float" office:value="82.5280091927608" calcext:value-type="float">
            <text:p>82.5</text:p>
          </table:table-cell>
          <table:table-cell table:formula="of:=[AC.AN20]-[AC.$A20]" office:value-type="float" office:value="83.5979409374154" calcext:value-type="float">
            <text:p>83.6</text:p>
          </table:table-cell>
          <table:table-cell table:formula="of:=[AC.AO20]-[AC.$A20]" office:value-type="float" office:value="84.5848791096329" calcext:value-type="float">
            <text:p>84.6</text:p>
          </table:table-cell>
          <table:table-cell table:formula="of:=[AC.AP20]-[AC.$A20]" office:value-type="float" office:value="85.4965525583647" calcext:value-type="float">
            <text:p>85.5</text:p>
          </table:table-cell>
          <table:table-cell table:formula="of:=[AC.AQ20]-[AC.$A20]" office:value-type="float" office:value="86.3398992212552" calcext:value-type="float">
            <text:p>86.3</text:p>
          </table:table-cell>
          <table:table-cell table:formula="of:=[AC.AR20]-[AC.$A20]" office:value-type="float" office:value="87.1211463308729" calcext:value-type="float">
            <text:p>87.1</text:p>
          </table:table-cell>
          <table:table-cell table:formula="of:=[AC.AS20]-[AC.$A20]" office:value-type="float" office:value="87.8458844133099" calcext:value-type="float">
            <text:p>87.8</text:p>
          </table:table-cell>
          <table:table-cell table:formula="of:=[AC.AT20]-[AC.$A20]" office:value-type="float" office:value="88.5191347753745" calcext:value-type="float">
            <text:p>88.5</text:p>
          </table:table-cell>
          <table:table-cell table:formula="of:=[AC.AU20]-[AC.$A20]" office:value-type="float" office:value="89.1454105380749" calcext:value-type="float">
            <text:p>89.1</text:p>
          </table:table-cell>
          <table:table-cell table:formula="of:=[AC.AV20]-[AC.$A20]" office:value-type="float" office:value="89.728771494416" calcext:value-type="float">
            <text:p>89.7</text:p>
          </table:table-cell>
          <table:table-cell table:formula="of:=[AC.AW20]-[AC.$A20]" office:value-type="float" office:value="90.2728731942216" calcext:value-type="float">
            <text:p>90.3</text:p>
          </table:table-cell>
          <table:table-cell table:formula="of:=[AC.AX20]-[AC.$A20]" office:value-type="float" office:value="90.7810107197551" calcext:value-type="float">
            <text:p>90.8</text:p>
          </table:table-cell>
          <table:table-cell table:formula="of:=[AC.AY20]-[AC.$A20]" office:value-type="float" office:value="91.2561576354681" calcext:value-type="float">
            <text:p>91.3</text:p>
          </table:table-cell>
          <table:table-cell table:formula="of:=[AC.AZ20]-[AC.$A20]" office:value-type="float" office:value="91.7010005885816" calcext:value-type="float">
            <text:p>91.7</text:p>
          </table:table-cell>
          <table:table-cell table:number-columns-repeated="972"/>
        </table:table-row>
        <table:table-row table:style-name="ro4">
          <table:table-cell office:value-type="float" office:value="780" calcext:value-type="float">
            <text:p>780.0</text:p>
          </table:table-cell>
          <table:table-cell table:formula="of:=[AC.B21]-[AC.$A21]" office:value-type="float" office:value="0" calcext:value-type="float">
            <text:p>0.0</text:p>
          </table:table-cell>
          <table:table-cell table:formula="of:=[AC.C21]-[AC.$A21]" office:value-type="float" office:value="0" calcext:value-type="float">
            <text:p>0.0</text:p>
          </table:table-cell>
          <table:table-cell table:formula="of:=[AC.D21]-[AC.$A21]" office:value-type="float" office:value="0" calcext:value-type="float">
            <text:p>0.0</text:p>
          </table:table-cell>
          <table:table-cell table:formula="of:=[AC.E21]-[AC.$A21]" office:value-type="float" office:value="0" calcext:value-type="float">
            <text:p>0.0</text:p>
          </table:table-cell>
          <table:table-cell table:formula="of:=[AC.F21]-[AC.$A21]" office:value-type="float" office:value="0" calcext:value-type="float">
            <text:p>0.0</text:p>
          </table:table-cell>
          <table:table-cell table:formula="of:=[AC.G21]-[AC.$A21]" office:value-type="float" office:value="0" calcext:value-type="float">
            <text:p>0.0</text:p>
          </table:table-cell>
          <table:table-cell table:formula="of:=[AC.H21]-[AC.$A21]" office:value-type="float" office:value="0" calcext:value-type="float">
            <text:p>0.0</text:p>
          </table:table-cell>
          <table:table-cell table:formula="of:=[AC.I21]-[AC.$A21]" office:value-type="float" office:value="0" calcext:value-type="float">
            <text:p>0.0</text:p>
          </table:table-cell>
          <table:table-cell table:formula="of:=[AC.J21]-[AC.$A21]" office:value-type="float" office:value="0" calcext:value-type="float">
            <text:p>0.0</text:p>
          </table:table-cell>
          <table:table-cell table:formula="of:=[AC.K21]-[AC.$A21]" office:value-type="float" office:value="0" calcext:value-type="float">
            <text:p>0.0</text:p>
          </table:table-cell>
          <table:table-cell table:formula="of:=[AC.L21]-[AC.$A21]" office:value-type="float" office:value="0" calcext:value-type="float">
            <text:p>0.0</text:p>
          </table:table-cell>
          <table:table-cell table:formula="of:=[AC.M21]-[AC.$A21]" office:value-type="float" office:value="1.1633109619687" calcext:value-type="float">
            <text:p>1.2</text:p>
          </table:table-cell>
          <table:table-cell table:formula="of:=[AC.N21]-[AC.$A21]" office:value-type="float" office:value="3.41356673960604" calcext:value-type="float">
            <text:p>3.4</text:p>
          </table:table-cell>
          <table:table-cell table:formula="of:=[AC.O21]-[AC.$A21]" office:value-type="float" office:value="6.61016949152543" calcext:value-type="float">
            <text:p>6.6</text:p>
          </table:table-cell>
          <table:table-cell table:formula="of:=[AC.P21]-[AC.$A21]" office:value-type="float" office:value="10.5691056910568" calcext:value-type="float">
            <text:p>10.6</text:p>
          </table:table-cell>
          <table:table-cell table:formula="of:=[AC.Q21]-[AC.$A21]" office:value-type="float" office:value="15.0870406189555" calcext:value-type="float">
            <text:p>15.1</text:p>
          </table:table-cell>
          <table:table-cell table:formula="of:=[AC.R21]-[AC.$A21]" office:value-type="float" office:value="19.963436928702" calcext:value-type="float">
            <text:p>20.0</text:p>
          </table:table-cell>
          <table:table-cell table:formula="of:=[AC.S21]-[AC.$A21]" office:value-type="float" office:value="25.0171821305842" calcext:value-type="float">
            <text:p>25.0</text:p>
          </table:table-cell>
          <table:table-cell table:formula="of:=[AC.T21]-[AC.$A21]" office:value-type="float" office:value="30.096463022508" calcext:value-type="float">
            <text:p>30.1</text:p>
          </table:table-cell>
          <table:table-cell table:formula="of:=[AC.U21]-[AC.$A21]" office:value-type="float" office:value="35.0824587706147" calcext:value-type="float">
            <text:p>35.1</text:p>
          </table:table-cell>
          <table:table-cell table:formula="of:=[AC.V21]-[AC.$A21]" office:value-type="float" office:value="39.8884239888424" calcext:value-type="float">
            <text:p>39.9</text:p>
          </table:table-cell>
          <table:table-cell table:formula="of:=[AC.W21]-[AC.$A21]" office:value-type="float" office:value="44.4559585492228" calcext:value-type="float">
            <text:p>44.5</text:p>
          </table:table-cell>
          <table:table-cell table:formula="of:=[AC.X21]-[AC.$A21]" office:value-type="float" office:value="48.75" calcext:value-type="float">
            <text:p>48.8</text:p>
          </table:table-cell>
          <table:table-cell table:formula="of:=[AC.Y21]-[AC.$A21]" office:value-type="float" office:value="52.7536231884058" calcext:value-type="float">
            <text:p>52.8</text:p>
          </table:table-cell>
          <table:table-cell table:formula="of:=[AC.Z21]-[AC.$A21]" office:value-type="float" office:value="56.4632885211996" calcext:value-type="float">
            <text:p>56.5</text:p>
          </table:table-cell>
          <table:table-cell table:formula="of:=[AC.AA21]-[AC.$A21]" office:value-type="float" office:value="59.8848368522073" calcext:value-type="float">
            <text:p>59.9</text:p>
          </table:table-cell>
          <table:table-cell table:formula="of:=[AC.AB21]-[AC.$A21]" office:value-type="float" office:value="63.030303030303" calcext:value-type="float">
            <text:p>63.0</text:p>
          </table:table-cell>
          <table:table-cell table:formula="of:=[AC.AC21]-[AC.$A21]" office:value-type="float" office:value="65.9154929577464" calcext:value-type="float">
            <text:p>65.9</text:p>
          </table:table-cell>
          <table:table-cell table:formula="of:=[AC.AD21]-[AC.$A21]" office:value-type="float" office:value="68.5582112567462" calcext:value-type="float">
            <text:p>68.6</text:p>
          </table:table-cell>
          <table:table-cell table:formula="of:=[AC.AE21]-[AC.$A21]" office:value-type="float" office:value="70.9770114942528" calcext:value-type="float">
            <text:p>71.0</text:p>
          </table:table-cell>
          <table:table-cell table:formula="of:=[AC.AF21]-[AC.$A21]" office:value-type="float" office:value="73.1903485254691" calcext:value-type="float">
            <text:p>73.2</text:p>
          </table:table-cell>
          <table:table-cell table:formula="of:=[AC.AG21]-[AC.$A21]" office:value-type="float" office:value="75.2160300563556" calcext:value-type="float">
            <text:p>75.2</text:p>
          </table:table-cell>
          <table:table-cell table:formula="of:=[AC.AH21]-[AC.$A21]" office:value-type="float" office:value="77.070884592853" calcext:value-type="float">
            <text:p>77.1</text:p>
          </table:table-cell>
          <table:table-cell table:formula="of:=[AC.AI21]-[AC.$A21]" office:value-type="float" office:value="78.7705817782656" calcext:value-type="float">
            <text:p>78.8</text:p>
          </table:table-cell>
          <table:table-cell table:formula="of:=[AC.AJ21]-[AC.$A21]" office:value-type="float" office:value="80.3295571575695" calcext:value-type="float">
            <text:p>80.3</text:p>
          </table:table-cell>
          <table:table-cell table:formula="of:=[AC.AK21]-[AC.$A21]" office:value-type="float" office:value="81.7610062893082" calcext:value-type="float">
            <text:p>81.8</text:p>
          </table:table-cell>
          <table:table-cell table:formula="of:=[AC.AL21]-[AC.$A21]" office:value-type="float" office:value="83.076923076923" calcext:value-type="float">
            <text:p>83.1</text:p>
          </table:table-cell>
          <table:table-cell table:formula="of:=[AC.AM21]-[AC.$A21]" office:value-type="float" office:value="84.288164665523" calcext:value-type="float">
            <text:p>84.3</text:p>
          </table:table-cell>
          <table:table-cell table:formula="of:=[AC.AN21]-[AC.$A21]" office:value-type="float" office:value="85.4045307443365" calcext:value-type="float">
            <text:p>85.4</text:p>
          </table:table-cell>
          <table:table-cell table:formula="of:=[AC.AO21]-[AC.$A21]" office:value-type="float" office:value="86.4348490638136" calcext:value-type="float">
            <text:p>86.4</text:p>
          </table:table-cell>
          <table:table-cell table:formula="of:=[AC.AP21]-[AC.$A21]" office:value-type="float" office:value="87.3870617997832" calcext:value-type="float">
            <text:p>87.4</text:p>
          </table:table-cell>
          <table:table-cell table:formula="of:=[AC.AQ21]-[AC.$A21]" office:value-type="float" office:value="88.2683093771388" calcext:value-type="float">
            <text:p>88.3</text:p>
          </table:table-cell>
          <table:table-cell table:formula="of:=[AC.AR21]-[AC.$A21]" office:value-type="float" office:value="89.085009733939" calcext:value-type="float">
            <text:p>89.1</text:p>
          </table:table-cell>
          <table:table-cell table:formula="of:=[AC.AS21]-[AC.$A21]" office:value-type="float" office:value="89.8429319371727" calcext:value-type="float">
            <text:p>89.8</text:p>
          </table:table-cell>
          <table:table-cell table:formula="of:=[AC.AT21]-[AC.$A21]" office:value-type="float" office:value="90.5472636815921" calcext:value-type="float">
            <text:p>90.5</text:p>
          </table:table-cell>
          <table:table-cell table:formula="of:=[AC.AU21]-[AC.$A21]" office:value-type="float" office:value="91.2026726057906" calcext:value-type="float">
            <text:p>91.2</text:p>
          </table:table-cell>
          <table:table-cell table:formula="of:=[AC.AV21]-[AC.$A21]" office:value-type="float" office:value="91.813361611877" calcext:value-type="float">
            <text:p>91.8</text:p>
          </table:table-cell>
          <table:table-cell table:formula="of:=[AC.AW21]-[AC.$A21]" office:value-type="float" office:value="92.3831185241344" calcext:value-type="float">
            <text:p>92.4</text:p>
          </table:table-cell>
          <table:table-cell table:formula="of:=[AC.AX21]-[AC.$A21]" office:value-type="float" office:value="92.9153605015674" calcext:value-type="float">
            <text:p>92.9</text:p>
          </table:table-cell>
          <table:table-cell table:formula="of:=[AC.AY21]-[AC.$A21]" office:value-type="float" office:value="93.4131736526946" calcext:value-type="float">
            <text:p>93.4</text:p>
          </table:table-cell>
          <table:table-cell table:formula="of:=[AC.AZ21]-[AC.$A21]" office:value-type="float" office:value="93.8793483047115" calcext:value-type="float">
            <text:p>93.9</text:p>
          </table:table-cell>
          <table:table-cell table:number-columns-repeated="972"/>
        </table:table-row>
        <table:table-row table:style-name="ro4">
          <table:table-cell office:value-type="float" office:value="800" calcext:value-type="float">
            <text:p>800.0</text:p>
          </table:table-cell>
          <table:table-cell table:formula="of:=[AC.B22]-[AC.$A22]" office:value-type="float" office:value="0" calcext:value-type="float">
            <text:p>0.0</text:p>
          </table:table-cell>
          <table:table-cell table:formula="of:=[AC.C22]-[AC.$A22]" office:value-type="float" office:value="0" calcext:value-type="float">
            <text:p>0.0</text:p>
          </table:table-cell>
          <table:table-cell table:formula="of:=[AC.D22]-[AC.$A22]" office:value-type="float" office:value="0" calcext:value-type="float">
            <text:p>0.0</text:p>
          </table:table-cell>
          <table:table-cell table:formula="of:=[AC.E22]-[AC.$A22]" office:value-type="float" office:value="0" calcext:value-type="float">
            <text:p>0.0</text:p>
          </table:table-cell>
          <table:table-cell table:formula="of:=[AC.F22]-[AC.$A22]" office:value-type="float" office:value="0" calcext:value-type="float">
            <text:p>0.0</text:p>
          </table:table-cell>
          <table:table-cell table:formula="of:=[AC.G22]-[AC.$A22]" office:value-type="float" office:value="0" calcext:value-type="float">
            <text:p>0.0</text:p>
          </table:table-cell>
          <table:table-cell table:formula="of:=[AC.H22]-[AC.$A22]" office:value-type="float" office:value="0" calcext:value-type="float">
            <text:p>0.0</text:p>
          </table:table-cell>
          <table:table-cell table:formula="of:=[AC.I22]-[AC.$A22]" office:value-type="float" office:value="0" calcext:value-type="float">
            <text:p>0.0</text:p>
          </table:table-cell>
          <table:table-cell table:formula="of:=[AC.J22]-[AC.$A22]" office:value-type="float" office:value="0" calcext:value-type="float">
            <text:p>0.0</text:p>
          </table:table-cell>
          <table:table-cell table:formula="of:=[AC.K22]-[AC.$A22]" office:value-type="float" office:value="0" calcext:value-type="float">
            <text:p>0.0</text:p>
          </table:table-cell>
          <table:table-cell table:formula="of:=[AC.L22]-[AC.$A22]" office:value-type="float" office:value="0" calcext:value-type="float">
            <text:p>0.0</text:p>
          </table:table-cell>
          <table:table-cell table:formula="of:=[AC.M22]-[AC.$A22]" office:value-type="float" office:value="1.16363636363633" calcext:value-type="float">
            <text:p>1.2</text:p>
          </table:table-cell>
          <table:table-cell table:formula="of:=[AC.N22]-[AC.$A22]" office:value-type="float" office:value="3.41637010676152" calcext:value-type="float">
            <text:p>3.4</text:p>
          </table:table-cell>
          <table:table-cell table:formula="of:=[AC.O22]-[AC.$A22]" office:value-type="float" office:value="6.62068965517244" calcext:value-type="float">
            <text:p>6.6</text:p>
          </table:table-cell>
          <table:table-cell table:formula="of:=[AC.P22]-[AC.$A22]" office:value-type="float" office:value="10.5960264900663" calcext:value-type="float">
            <text:p>10.6</text:p>
          </table:table-cell>
          <table:table-cell table:formula="of:=[AC.Q22]-[AC.$A22]" office:value-type="float" office:value="15.1419558359621" calcext:value-type="float">
            <text:p>15.1</text:p>
          </table:table-cell>
          <table:table-cell table:formula="of:=[AC.R22]-[AC.$A22]" office:value-type="float" office:value="20.0597014925374" calcext:value-type="float">
            <text:p>20.1</text:p>
          </table:table-cell>
          <table:table-cell table:formula="of:=[AC.S22]-[AC.$A22]" office:value-type="float" office:value="25.1685393258427" calcext:value-type="float">
            <text:p>25.2</text:p>
          </table:table-cell>
          <table:table-cell table:formula="of:=[AC.T22]-[AC.$A22]" office:value-type="float" office:value="30.3157894736843" calcext:value-type="float">
            <text:p>30.3</text:p>
          </table:table-cell>
          <table:table-cell table:formula="of:=[AC.U22]-[AC.$A22]" office:value-type="float" office:value="35.3808353808354" calcext:value-type="float">
            <text:p>35.4</text:p>
          </table:table-cell>
          <table:table-cell table:formula="of:=[AC.V22]-[AC.$A22]" office:value-type="float" office:value="40.274599542334" calcext:value-type="float">
            <text:p>40.3</text:p>
          </table:table-cell>
          <table:table-cell table:formula="of:=[AC.W22]-[AC.$A22]" office:value-type="float" office:value="44.9361702127659" calcext:value-type="float">
            <text:p>44.9</text:p>
          </table:table-cell>
          <table:table-cell table:formula="of:=[AC.X22]-[AC.$A22]" office:value-type="float" office:value="49.3280632411067" calcext:value-type="float">
            <text:p>49.3</text:p>
          </table:table-cell>
          <table:table-cell table:formula="of:=[AC.Y22]-[AC.$A22]" office:value-type="float" office:value="53.4311926605504" calcext:value-type="float">
            <text:p>53.4</text:p>
          </table:table-cell>
          <table:table-cell table:formula="of:=[AC.Z22]-[AC.$A22]" office:value-type="float" office:value="57.2402044293016" calcext:value-type="float">
            <text:p>57.2</text:p>
          </table:table-cell>
          <table:table-cell table:formula="of:=[AC.AA22]-[AC.$A22]" office:value-type="float" office:value="60.7594936708861" calcext:value-type="float">
            <text:p>60.8</text:p>
          </table:table-cell>
          <table:table-cell table:formula="of:=[AC.AB22]-[AC.$A22]" office:value-type="float" office:value="64" calcext:value-type="float">
            <text:p>64.0</text:p>
          </table:table-cell>
          <table:table-cell table:formula="of:=[AC.AC22]-[AC.$A22]" office:value-type="float" office:value="66.9767441860465" calcext:value-type="float">
            <text:p>67.0</text:p>
          </table:table-cell>
          <table:table-cell table:formula="of:=[AC.AD22]-[AC.$A22]" office:value-type="float" office:value="69.7070063694267" calcext:value-type="float">
            <text:p>69.7</text:p>
          </table:table-cell>
          <table:table-cell table:formula="of:=[AC.AE22]-[AC.$A22]" office:value-type="float" office:value="72.2090261282662" calcext:value-type="float">
            <text:p>72.2</text:p>
          </table:table-cell>
          <table:table-cell table:formula="of:=[AC.AF22]-[AC.$A22]" office:value-type="float" office:value="74.5011086474502" calcext:value-type="float">
            <text:p>74.5</text:p>
          </table:table-cell>
          <table:table-cell table:formula="of:=[AC.AG22]-[AC.$A22]" office:value-type="float" office:value="76.60103626943" calcext:value-type="float">
            <text:p>76.6</text:p>
          </table:table-cell>
          <table:table-cell table:formula="of:=[AC.AH22]-[AC.$A22]" office:value-type="float" office:value="78.525703200776" calcext:value-type="float">
            <text:p>78.5</text:p>
          </table:table-cell>
          <table:table-cell table:formula="of:=[AC.AI22]-[AC.$A22]" office:value-type="float" office:value="80.2909090909092" calcext:value-type="float">
            <text:p>80.3</text:p>
          </table:table-cell>
          <table:table-cell table:formula="of:=[AC.AJ22]-[AC.$A22]" office:value-type="float" office:value="81.9112627986349" calcext:value-type="float">
            <text:p>81.9</text:p>
          </table:table-cell>
          <table:table-cell table:formula="of:=[AC.AK22]-[AC.$A22]" office:value-type="float" office:value="83.4001603849238" calcext:value-type="float">
            <text:p>83.4</text:p>
          </table:table-cell>
          <table:table-cell table:formula="of:=[AC.AL22]-[AC.$A22]" office:value-type="float" office:value="84.7698113207548" calcext:value-type="float">
            <text:p>84.8</text:p>
          </table:table-cell>
          <table:table-cell table:formula="of:=[AC.AM22]-[AC.$A22]" office:value-type="float" office:value="86.0312944523471" calcext:value-type="float">
            <text:p>86.0</text:p>
          </table:table-cell>
          <table:table-cell table:formula="of:=[AC.AN22]-[AC.$A22]" office:value-type="float" office:value="87.1946308724832" calcext:value-type="float">
            <text:p>87.2</text:p>
          </table:table-cell>
          <table:table-cell table:formula="of:=[AC.AO22]-[AC.$A22]" office:value-type="float" office:value="88.2688649334179" calcext:value-type="float">
            <text:p>88.3</text:p>
          </table:table-cell>
          <table:table-cell table:formula="of:=[AC.AP22]-[AC.$A22]" office:value-type="float" office:value="89.2621475704859" calcext:value-type="float">
            <text:p>89.3</text:p>
          </table:table-cell>
          <table:table-cell table:formula="of:=[AC.AQ22]-[AC.$A22]" office:value-type="float" office:value="90.1818181818183" calcext:value-type="float">
            <text:p>90.2</text:p>
          </table:table-cell>
          <table:table-cell table:formula="of:=[AC.AR22]-[AC.$A22]" office:value-type="float" office:value="91.0344827586207" calcext:value-type="float">
            <text:p>91.0</text:p>
          </table:table-cell>
          <table:table-cell table:formula="of:=[AC.AS22]-[AC.$A22]" office:value-type="float" office:value="91.8260869565217" calcext:value-type="float">
            <text:p>91.8</text:p>
          </table:table-cell>
          <table:table-cell table:formula="of:=[AC.AT22]-[AC.$A22]" office:value-type="float" office:value="92.5619834710743" calcext:value-type="float">
            <text:p>92.6</text:p>
          </table:table-cell>
          <table:table-cell table:formula="of:=[AC.AU22]-[AC.$A22]" office:value-type="float" office:value="93.2469935245144" calcext:value-type="float">
            <text:p>93.2</text:p>
          </table:table-cell>
          <table:table-cell table:formula="of:=[AC.AV22]-[AC.$A22]" office:value-type="float" office:value="93.8854625550662" calcext:value-type="float">
            <text:p>93.9</text:p>
          </table:table-cell>
          <table:table-cell table:formula="of:=[AC.AW22]-[AC.$A22]" office:value-type="float" office:value="94.4813103737927" calcext:value-type="float">
            <text:p>94.5</text:p>
          </table:table-cell>
          <table:table-cell table:formula="of:=[AC.AX22]-[AC.$A22]" office:value-type="float" office:value="95.0380761523046" calcext:value-type="float">
            <text:p>95.0</text:p>
          </table:table-cell>
          <table:table-cell table:formula="of:=[AC.AY22]-[AC.$A22]" office:value-type="float" office:value="95.5589586523737" calcext:value-type="float">
            <text:p>95.6</text:p>
          </table:table-cell>
          <table:table-cell table:formula="of:=[AC.AZ22]-[AC.$A22]" office:value-type="float" office:value="96.0468521229869" calcext:value-type="float">
            <text:p>96.0</text:p>
          </table:table-cell>
          <table:table-cell table:number-columns-repeated="972"/>
        </table:table-row>
        <table:table-row table:style-name="ro4">
          <table:table-cell office:value-type="float" office:value="820" calcext:value-type="float">
            <text:p>820.0</text:p>
          </table:table-cell>
          <table:table-cell table:formula="of:=[AC.B23]-[AC.$A23]" office:value-type="float" office:value="0" calcext:value-type="float">
            <text:p>0.0</text:p>
          </table:table-cell>
          <table:table-cell table:formula="of:=[AC.C23]-[AC.$A23]" office:value-type="float" office:value="0" calcext:value-type="float">
            <text:p>0.0</text:p>
          </table:table-cell>
          <table:table-cell table:formula="of:=[AC.D23]-[AC.$A23]" office:value-type="float" office:value="0" calcext:value-type="float">
            <text:p>0.0</text:p>
          </table:table-cell>
          <table:table-cell table:formula="of:=[AC.E23]-[AC.$A23]" office:value-type="float" office:value="0" calcext:value-type="float">
            <text:p>0.0</text:p>
          </table:table-cell>
          <table:table-cell table:formula="of:=[AC.F23]-[AC.$A23]" office:value-type="float" office:value="0" calcext:value-type="float">
            <text:p>0.0</text:p>
          </table:table-cell>
          <table:table-cell table:formula="of:=[AC.G23]-[AC.$A23]" office:value-type="float" office:value="0" calcext:value-type="float">
            <text:p>0.0</text:p>
          </table:table-cell>
          <table:table-cell table:formula="of:=[AC.H23]-[AC.$A23]" office:value-type="float" office:value="0" calcext:value-type="float">
            <text:p>0.0</text:p>
          </table:table-cell>
          <table:table-cell table:formula="of:=[AC.I23]-[AC.$A23]" office:value-type="float" office:value="0" calcext:value-type="float">
            <text:p>0.0</text:p>
          </table:table-cell>
          <table:table-cell table:formula="of:=[AC.J23]-[AC.$A23]" office:value-type="float" office:value="0" calcext:value-type="float">
            <text:p>0.0</text:p>
          </table:table-cell>
          <table:table-cell table:formula="of:=[AC.K23]-[AC.$A23]" office:value-type="float" office:value="0" calcext:value-type="float">
            <text:p>0.0</text:p>
          </table:table-cell>
          <table:table-cell table:formula="of:=[AC.L23]-[AC.$A23]" office:value-type="float" office:value="0" calcext:value-type="float">
            <text:p>0.0</text:p>
          </table:table-cell>
          <table:table-cell table:formula="of:=[AC.M23]-[AC.$A23]" office:value-type="float" office:value="1.1639460610362" calcext:value-type="float">
            <text:p>1.2</text:p>
          </table:table-cell>
          <table:table-cell table:formula="of:=[AC.N23]-[AC.$A23]" office:value-type="float" office:value="3.41904100069496" calcext:value-type="float">
            <text:p>3.4</text:p>
          </table:table-cell>
          <table:table-cell table:formula="of:=[AC.O23]-[AC.$A23]" office:value-type="float" office:value="6.6307277628033" calcext:value-type="float">
            <text:p>6.6</text:p>
          </table:table-cell>
          <table:table-cell table:formula="of:=[AC.P23]-[AC.$A23]" office:value-type="float" office:value="10.6217616580311" calcext:value-type="float">
            <text:p>10.6</text:p>
          </table:table-cell>
          <table:table-cell table:formula="of:=[AC.Q23]-[AC.$A23]" office:value-type="float" office:value="15.1945645460161" calcext:value-type="float">
            <text:p>15.2</text:p>
          </table:table-cell>
          <table:table-cell table:formula="of:=[AC.R23]-[AC.$A23]" office:value-type="float" office:value="20.1521357519017" calcext:value-type="float">
            <text:p>20.2</text:p>
          </table:table-cell>
          <table:table-cell table:formula="of:=[AC.S23]-[AC.$A23]" office:value-type="float" office:value="25.3142227122381" calcext:value-type="float">
            <text:p>25.3</text:p>
          </table:table-cell>
          <table:table-cell table:formula="of:=[AC.T23]-[AC.$A23]" office:value-type="float" office:value="30.5274043433299" calcext:value-type="float">
            <text:p>30.5</text:p>
          </table:table-cell>
          <table:table-cell table:formula="of:=[AC.U23]-[AC.$A23]" office:value-type="float" office:value="35.6694055099082" calcext:value-type="float">
            <text:p>35.7</text:p>
          </table:table-cell>
          <table:table-cell table:formula="of:=[AC.V23]-[AC.$A23]" office:value-type="float" office:value="40.6489409643984" calcext:value-type="float">
            <text:p>40.6</text:p>
          </table:table-cell>
          <table:table-cell table:formula="of:=[AC.W23]-[AC.$A23]" office:value-type="float" office:value="45.4026845637584" calcext:value-type="float">
            <text:p>45.4</text:p>
          </table:table-cell>
          <table:table-cell table:formula="of:=[AC.X23]-[AC.$A23]" office:value-type="float" office:value="49.8907956318253" calcext:value-type="float">
            <text:p>49.9</text:p>
          </table:table-cell>
          <table:table-cell table:formula="of:=[AC.Y23]-[AC.$A23]" office:value-type="float" office:value="54.0920623414281" calcext:value-type="float">
            <text:p>54.1</text:p>
          </table:table-cell>
          <table:table-cell table:formula="of:=[AC.Z23]-[AC.$A23]" office:value-type="float" office:value="57.9993263725161" calcext:value-type="float">
            <text:p>58.0</text:p>
          </table:table-cell>
          <table:table-cell table:formula="of:=[AC.AA23]-[AC.$A23]" office:value-type="float" office:value="61.6155291170945" calcext:value-type="float">
            <text:p>61.6</text:p>
          </table:table-cell>
          <table:table-cell table:formula="of:=[AC.AB23]-[AC.$A23]" office:value-type="float" office:value="64.950495049505" calcext:value-type="float">
            <text:p>65.0</text:p>
          </table:table-cell>
          <table:table-cell table:formula="of:=[AC.AC23]-[AC.$A23]" office:value-type="float" office:value="68.0184331797235" calcext:value-type="float">
            <text:p>68.0</text:p>
          </table:table-cell>
          <table:table-cell table:formula="of:=[AC.AD23]-[AC.$A23]" office:value-type="float" office:value="70.8360697145745" calcext:value-type="float">
            <text:p>70.8</text:p>
          </table:table-cell>
          <table:table-cell table:formula="of:=[AC.AE23]-[AC.$A23]" office:value-type="float" office:value="73.4213006597549" calcext:value-type="float">
            <text:p>73.4</text:p>
          </table:table-cell>
          <table:table-cell table:formula="of:=[AC.AF23]-[AC.$A23]" office:value-type="float" office:value="75.7922535211268" calcext:value-type="float">
            <text:p>75.8</text:p>
          </table:table-cell>
          <table:table-cell table:formula="of:=[AC.AG23]-[AC.$A23]" office:value-type="float" office:value="77.9666598065446" calcext:value-type="float">
            <text:p>78.0</text:p>
          </table:table-cell>
          <table:table-cell table:formula="of:=[AC.AH23]-[AC.$A23]" office:value-type="float" office:value="79.9614569281172" calcext:value-type="float">
            <text:p>80.0</text:p>
          </table:table-cell>
          <table:table-cell table:formula="of:=[AC.AI23]-[AC.$A23]" office:value-type="float" office:value="81.7925551138418" calcext:value-type="float">
            <text:p>81.8</text:p>
          </table:table-cell>
          <table:table-cell table:formula="of:=[AC.AJ23]-[AC.$A23]" office:value-type="float" office:value="83.4747200542924" calcext:value-type="float">
            <text:p>83.5</text:p>
          </table:table-cell>
          <table:table-cell table:formula="of:=[AC.AK23]-[AC.$A23]" office:value-type="float" office:value="85.0215345350135" calcext:value-type="float">
            <text:p>85.0</text:p>
          </table:table-cell>
          <table:table-cell table:formula="of:=[AC.AL23]-[AC.$A23]" office:value-type="float" office:value="86.4454122240577" calcext:value-type="float">
            <text:p>86.4</text:p>
          </table:table-cell>
          <table:table-cell table:formula="of:=[AC.AM23]-[AC.$A23]" office:value-type="float" office:value="87.7576443941111" calcext:value-type="float">
            <text:p>87.8</text:p>
          </table:table-cell>
          <table:table-cell table:formula="of:=[AC.AN23]-[AC.$A23]" office:value-type="float" office:value="88.9684660609302" calcext:value-type="float">
            <text:p>89.0</text:p>
          </table:table-cell>
          <table:table-cell table:formula="of:=[AC.AO23]-[AC.$A23]" office:value-type="float" office:value="90.0871322136634" calcext:value-type="float">
            <text:p>90.1</text:p>
          </table:table-cell>
          <table:table-cell table:formula="of:=[AC.AP23]-[AC.$A23]" office:value-type="float" office:value="91.1219978492055" calcext:value-type="float">
            <text:p>91.1</text:p>
          </table:table-cell>
          <table:table-cell table:formula="of:=[AC.AQ23]-[AC.$A23]" office:value-type="float" office:value="92.0805976907404" calcext:value-type="float">
            <text:p>92.1</text:p>
          </table:table-cell>
          <table:table-cell table:formula="of:=[AC.AR23]-[AC.$A23]" office:value-type="float" office:value="92.9697229976381" calcext:value-type="float">
            <text:p>93.0</text:p>
          </table:table-cell>
          <table:table-cell table:formula="of:=[AC.AS23]-[AC.$A23]" office:value-type="float" office:value="93.7954939341422" calcext:value-type="float">
            <text:p>93.8</text:p>
          </table:table-cell>
          <table:table-cell table:formula="of:=[AC.AT23]-[AC.$A23]" office:value-type="float" office:value="94.5634266886327" calcext:value-type="float">
            <text:p>94.6</text:p>
          </table:table-cell>
          <table:table-cell table:formula="of:=[AC.AU23]-[AC.$A23]" office:value-type="float" office:value="95.2784950202877" calcext:value-type="float">
            <text:p>95.3</text:p>
          </table:table-cell>
          <table:table-cell table:formula="of:=[AC.AV23]-[AC.$A23]" office:value-type="float" office:value="95.9451862262825" calcext:value-type="float">
            <text:p>95.9</text:p>
          </table:table-cell>
          <table:table-cell table:formula="of:=[AC.AW23]-[AC.$A23]" office:value-type="float" office:value="96.5675517212496" calcext:value-type="float">
            <text:p>96.6</text:p>
          </table:table-cell>
          <table:table-cell table:formula="of:=[AC.AX23]-[AC.$A23]" office:value-type="float" office:value="97.1492525381725" calcext:value-type="float">
            <text:p>97.1</text:p>
          </table:table-cell>
          <table:table-cell table:formula="of:=[AC.AY23]-[AC.$A23]" office:value-type="float" office:value="97.6936001221935" calcext:value-type="float">
            <text:p>97.7</text:p>
          </table:table-cell>
          <table:table-cell table:formula="of:=[AC.AZ23]-[AC.$A23]" office:value-type="float" office:value="98.2035928143713" calcext:value-type="float">
            <text:p>98.2</text:p>
          </table:table-cell>
          <table:table-cell table:number-columns-repeated="972"/>
        </table:table-row>
        <table:table-row table:style-name="ro4">
          <table:table-cell office:value-type="float" office:value="840" calcext:value-type="float">
            <text:p>840.0</text:p>
          </table:table-cell>
          <table:table-cell table:formula="of:=[AC.B24]-[AC.$A24]" office:value-type="float" office:value="0" calcext:value-type="float">
            <text:p>0.0</text:p>
          </table:table-cell>
          <table:table-cell table:formula="of:=[AC.C24]-[AC.$A24]" office:value-type="float" office:value="0" calcext:value-type="float">
            <text:p>0.0</text:p>
          </table:table-cell>
          <table:table-cell table:formula="of:=[AC.D24]-[AC.$A24]" office:value-type="float" office:value="0" calcext:value-type="float">
            <text:p>0.0</text:p>
          </table:table-cell>
          <table:table-cell table:formula="of:=[AC.E24]-[AC.$A24]" office:value-type="float" office:value="0" calcext:value-type="float">
            <text:p>0.0</text:p>
          </table:table-cell>
          <table:table-cell table:formula="of:=[AC.F24]-[AC.$A24]" office:value-type="float" office:value="0" calcext:value-type="float">
            <text:p>0.0</text:p>
          </table:table-cell>
          <table:table-cell table:formula="of:=[AC.G24]-[AC.$A24]" office:value-type="float" office:value="0" calcext:value-type="float">
            <text:p>0.0</text:p>
          </table:table-cell>
          <table:table-cell table:formula="of:=[AC.H24]-[AC.$A24]" office:value-type="float" office:value="0" calcext:value-type="float">
            <text:p>0.0</text:p>
          </table:table-cell>
          <table:table-cell table:formula="of:=[AC.I24]-[AC.$A24]" office:value-type="float" office:value="0" calcext:value-type="float">
            <text:p>0.0</text:p>
          </table:table-cell>
          <table:table-cell table:formula="of:=[AC.J24]-[AC.$A24]" office:value-type="float" office:value="0" calcext:value-type="float">
            <text:p>0.0</text:p>
          </table:table-cell>
          <table:table-cell table:formula="of:=[AC.K24]-[AC.$A24]" office:value-type="float" office:value="0" calcext:value-type="float">
            <text:p>0.0</text:p>
          </table:table-cell>
          <table:table-cell table:formula="of:=[AC.L24]-[AC.$A24]" office:value-type="float" office:value="0" calcext:value-type="float">
            <text:p>0.0</text:p>
          </table:table-cell>
          <table:table-cell table:formula="of:=[AC.M24]-[AC.$A24]" office:value-type="float" office:value="1.16424116424116" calcext:value-type="float">
            <text:p>1.2</text:p>
          </table:table-cell>
          <table:table-cell table:formula="of:=[AC.N24]-[AC.$A24]" office:value-type="float" office:value="3.42158859470476" calcext:value-type="float">
            <text:p>3.4</text:p>
          </table:table-cell>
          <table:table-cell table:formula="of:=[AC.O24]-[AC.$A24]" office:value-type="float" office:value="6.64031620553362" calcext:value-type="float">
            <text:p>6.6</text:p>
          </table:table-cell>
          <table:table-cell table:formula="of:=[AC.P24]-[AC.$A24]" office:value-type="float" office:value="10.6463878326997" calcext:value-type="float">
            <text:p>10.6</text:p>
          </table:table-cell>
          <table:table-cell table:formula="of:=[AC.Q24]-[AC.$A24]" office:value-type="float" office:value="15.2450090744103" calcext:value-type="float">
            <text:p>15.2</text:p>
          </table:table-cell>
          <table:table-cell table:formula="of:=[AC.R24]-[AC.$A24]" office:value-type="float" office:value="20.2409638554217" calcext:value-type="float">
            <text:p>20.2</text:p>
          </table:table-cell>
          <table:table-cell table:formula="of:=[AC.S24]-[AC.$A24]" office:value-type="float" office:value="25.4545454545455" calcext:value-type="float">
            <text:p>25.5</text:p>
          </table:table-cell>
          <table:table-cell table:formula="of:=[AC.T24]-[AC.$A24]" office:value-type="float" office:value="30.7317073170732" calcext:value-type="float">
            <text:p>30.7</text:p>
          </table:table-cell>
          <table:table-cell table:formula="of:=[AC.U24]-[AC.$A24]" office:value-type="float" office:value="35.9486447931526" calcext:value-type="float">
            <text:p>35.9</text:p>
          </table:table-cell>
          <table:table-cell table:formula="of:=[AC.V24]-[AC.$A24]" office:value-type="float" office:value="41.011984021305" calcext:value-type="float">
            <text:p>41.0</text:p>
          </table:table-cell>
          <table:table-cell table:formula="of:=[AC.W24]-[AC.$A24]" office:value-type="float" office:value="45.8560794044666" calcext:value-type="float">
            <text:p>45.9</text:p>
          </table:table-cell>
          <table:table-cell table:formula="of:=[AC.X24]-[AC.$A24]" office:value-type="float" office:value="50.4387990762125" calcext:value-type="float">
            <text:p>50.4</text:p>
          </table:table-cell>
          <table:table-cell table:formula="of:=[AC.Y24]-[AC.$A24]" office:value-type="float" office:value="54.7368421052632" calcext:value-type="float">
            <text:p>54.7</text:p>
          </table:table-cell>
          <table:table-cell table:formula="of:=[AC.Z24]-[AC.$A24]" office:value-type="float" office:value="58.7412587412589" calcext:value-type="float">
            <text:p>58.7</text:p>
          </table:table-cell>
          <table:table-cell table:formula="of:=[AC.AA24]-[AC.$A24]" office:value-type="float" office:value="62.4535315985131" calcext:value-type="float">
            <text:p>62.5</text:p>
          </table:table-cell>
          <table:table-cell table:formula="of:=[AC.AB24]-[AC.$A24]" office:value-type="float" office:value="65.8823529411766" calcext:value-type="float">
            <text:p>65.9</text:p>
          </table:table-cell>
          <table:table-cell table:formula="of:=[AC.AC24]-[AC.$A24]" office:value-type="float" office:value="69.041095890411" calcext:value-type="float">
            <text:p>69.0</text:p>
          </table:table-cell>
          <table:table-cell table:formula="of:=[AC.AD24]-[AC.$A24]" office:value-type="float" office:value="71.9459053343351" calcext:value-type="float">
            <text:p>71.9</text:p>
          </table:table-cell>
          <table:table-cell table:formula="of:=[AC.AE24]-[AC.$A24]" office:value-type="float" office:value="74.6143057503507" calcext:value-type="float">
            <text:p>74.6</text:p>
          </table:table-cell>
          <table:table-cell table:formula="of:=[AC.AF24]-[AC.$A24]" office:value-type="float" office:value="77.0642201834863" calcext:value-type="float">
            <text:p>77.1</text:p>
          </table:table-cell>
          <table:table-cell table:formula="of:=[AC.AG24]-[AC.$A24]" office:value-type="float" office:value="79.3133047210301" calcext:value-type="float">
            <text:p>79.3</text:p>
          </table:table-cell>
          <table:table-cell table:formula="of:=[AC.AH24]-[AC.$A24]" office:value-type="float" office:value="81.3785180930499" calcext:value-type="float">
            <text:p>81.4</text:p>
          </table:table-cell>
          <table:table-cell table:formula="of:=[AC.AI24]-[AC.$A24]" office:value-type="float" office:value="83.2758620689656" calcext:value-type="float">
            <text:p>83.3</text:p>
          </table:table-cell>
          <table:table-cell table:formula="of:=[AC.AJ24]-[AC.$A24]" office:value-type="float" office:value="85.0202429149797" calcext:value-type="float">
            <text:p>85.0</text:p>
          </table:table-cell>
          <table:table-cell table:formula="of:=[AC.AK24]-[AC.$A24]" office:value-type="float" office:value="86.6254164683485" calcext:value-type="float">
            <text:p>86.6</text:p>
          </table:table-cell>
          <table:table-cell table:formula="of:=[AC.AL24]-[AC.$A24]" office:value-type="float" office:value="88.1039892424922" calcext:value-type="float">
            <text:p>88.1</text:p>
          </table:table-cell>
          <table:table-cell table:formula="of:=[AC.AM24]-[AC.$A24]" office:value-type="float" office:value="89.4674556213017" calcext:value-type="float">
            <text:p>89.5</text:p>
          </table:table-cell>
          <table:table-cell table:formula="of:=[AC.AN24]-[AC.$A24]" office:value-type="float" office:value="90.7262569832402" calcext:value-type="float">
            <text:p>90.7</text:p>
          </table:table-cell>
          <table:table-cell table:formula="of:=[AC.AO24]-[AC.$A24]" office:value-type="float" office:value="91.8898528857036" calcext:value-type="float">
            <text:p>91.9</text:p>
          </table:table-cell>
          <table:table-cell table:formula="of:=[AC.AP24]-[AC.$A24]" office:value-type="float" office:value="92.9667975722956" calcext:value-type="float">
            <text:p>93.0</text:p>
          </table:table-cell>
          <table:table-cell table:formula="of:=[AC.AQ24]-[AC.$A24]" office:value-type="float" office:value="93.9648173207037" calcext:value-type="float">
            <text:p>94.0</text:p>
          </table:table-cell>
          <table:table-cell table:formula="of:=[AC.AR24]-[AC.$A24]" office:value-type="float" office:value="94.8908857509629" calcext:value-type="float">
            <text:p>94.9</text:p>
          </table:table-cell>
          <table:table-cell table:formula="of:=[AC.AS24]-[AC.$A24]" office:value-type="float" office:value="95.7512953367877" calcext:value-type="float">
            <text:p>95.8</text:p>
          </table:table-cell>
          <table:table-cell table:formula="of:=[AC.AT24]-[AC.$A24]" office:value-type="float" office:value="96.5517241379312" calcext:value-type="float">
            <text:p>96.6</text:p>
          </table:table-cell>
          <table:table-cell table:formula="of:=[AC.AU24]-[AC.$A24]" office:value-type="float" office:value="97.2972972972974" calcext:value-type="float">
            <text:p>97.3</text:p>
          </table:table-cell>
          <table:table-cell table:formula="of:=[AC.AV24]-[AC.$A24]" office:value-type="float" office:value="97.9926431949555" calcext:value-type="float">
            <text:p>98.0</text:p>
          </table:table-cell>
          <table:table-cell table:formula="of:=[AC.AW24]-[AC.$A24]" office:value-type="float" office:value="98.6419443748434" calcext:value-type="float">
            <text:p>98.6</text:p>
          </table:table-cell>
          <table:table-cell table:formula="of:=[AC.AX24]-[AC.$A24]" office:value-type="float" office:value="99.2489834967712" calcext:value-type="float">
            <text:p>99.2</text:p>
          </table:table-cell>
          <table:table-cell table:formula="of:=[AC.AY24]-[AC.$A24]" office:value-type="float" office:value="99.8171846435101" calcext:value-type="float">
            <text:p>99.8</text:p>
          </table:table-cell>
          <table:table-cell table:formula="of:=[AC.AZ24]-[AC.$A24]" office:value-type="float" office:value="100.34965034965" calcext:value-type="float">
            <text:p>100.3</text:p>
          </table:table-cell>
          <table:table-cell table:number-columns-repeated="972"/>
        </table:table-row>
        <table:table-row table:style-name="ro4">
          <table:table-cell office:value-type="float" office:value="860" calcext:value-type="float">
            <text:p>860.0</text:p>
          </table:table-cell>
          <table:table-cell table:formula="of:=[AC.B25]-[AC.$A25]" office:value-type="float" office:value="0" calcext:value-type="float">
            <text:p>0.0</text:p>
          </table:table-cell>
          <table:table-cell table:formula="of:=[AC.C25]-[AC.$A25]" office:value-type="float" office:value="0" calcext:value-type="float">
            <text:p>0.0</text:p>
          </table:table-cell>
          <table:table-cell table:formula="of:=[AC.D25]-[AC.$A25]" office:value-type="float" office:value="0" calcext:value-type="float">
            <text:p>0.0</text:p>
          </table:table-cell>
          <table:table-cell table:formula="of:=[AC.E25]-[AC.$A25]" office:value-type="float" office:value="0" calcext:value-type="float">
            <text:p>0.0</text:p>
          </table:table-cell>
          <table:table-cell table:formula="of:=[AC.F25]-[AC.$A25]" office:value-type="float" office:value="0" calcext:value-type="float">
            <text:p>0.0</text:p>
          </table:table-cell>
          <table:table-cell table:formula="of:=[AC.G25]-[AC.$A25]" office:value-type="float" office:value="0" calcext:value-type="float">
            <text:p>0.0</text:p>
          </table:table-cell>
          <table:table-cell table:formula="of:=[AC.H25]-[AC.$A25]" office:value-type="float" office:value="0" calcext:value-type="float">
            <text:p>0.0</text:p>
          </table:table-cell>
          <table:table-cell table:formula="of:=[AC.I25]-[AC.$A25]" office:value-type="float" office:value="0" calcext:value-type="float">
            <text:p>0.0</text:p>
          </table:table-cell>
          <table:table-cell table:formula="of:=[AC.J25]-[AC.$A25]" office:value-type="float" office:value="0" calcext:value-type="float">
            <text:p>0.0</text:p>
          </table:table-cell>
          <table:table-cell table:formula="of:=[AC.K25]-[AC.$A25]" office:value-type="float" office:value="0" calcext:value-type="float">
            <text:p>0.0</text:p>
          </table:table-cell>
          <table:table-cell table:formula="of:=[AC.L25]-[AC.$A25]" office:value-type="float" office:value="0" calcext:value-type="float">
            <text:p>0.0</text:p>
          </table:table-cell>
          <table:table-cell table:formula="of:=[AC.M25]-[AC.$A25]" office:value-type="float" office:value="1.16452268111038" calcext:value-type="float">
            <text:p>1.2</text:p>
          </table:table-cell>
          <table:table-cell table:formula="of:=[AC.N25]-[AC.$A25]" office:value-type="float" office:value="3.42402123424017" calcext:value-type="float">
            <text:p>3.4</text:p>
          </table:table-cell>
          <table:table-cell table:formula="of:=[AC.O25]-[AC.$A25]" office:value-type="float" office:value="6.64948453608247" calcext:value-type="float">
            <text:p>6.6</text:p>
          </table:table-cell>
          <table:table-cell table:formula="of:=[AC.P25]-[AC.$A25]" office:value-type="float" office:value="10.6699751861042" calcext:value-type="float">
            <text:p>10.7</text:p>
          </table:table-cell>
          <table:table-cell table:formula="of:=[AC.Q25]-[AC.$A25]" office:value-type="float" office:value="15.2934202726735" calcext:value-type="float">
            <text:p>15.3</text:p>
          </table:table-cell>
          <table:table-cell table:formula="of:=[AC.R25]-[AC.$A25]" office:value-type="float" office:value="20.3263927968486" calcext:value-type="float">
            <text:p>20.3</text:p>
          </table:table-cell>
          <table:table-cell table:formula="of:=[AC.S25]-[AC.$A25]" office:value-type="float" office:value="25.5897980871414" calcext:value-type="float">
            <text:p>25.6</text:p>
          </table:table-cell>
          <table:table-cell table:formula="of:=[AC.T25]-[AC.$A25]" office:value-type="float" office:value="30.9290709290709" calcext:value-type="float">
            <text:p>30.9</text:p>
          </table:table-cell>
          <table:table-cell table:formula="of:=[AC.U25]-[AC.$A25]" office:value-type="float" office:value="36.2189985961629" calcext:value-type="float">
            <text:p>36.2</text:p>
          </table:table-cell>
          <table:table-cell table:formula="of:=[AC.V25]-[AC.$A25]" office:value-type="float" office:value="41.3642326191518" calcext:value-type="float">
            <text:p>41.4</text:p>
          </table:table-cell>
          <table:table-cell table:formula="of:=[AC.W25]-[AC.$A25]" office:value-type="float" office:value="46.2969004893964" calcext:value-type="float">
            <text:p>46.3</text:p>
          </table:table-cell>
          <table:table-cell table:formula="of:=[AC.X25]-[AC.$A25]" office:value-type="float" office:value="50.9726443768997" calcext:value-type="float">
            <text:p>51.0</text:p>
          </table:table-cell>
          <table:table-cell table:formula="of:=[AC.Y25]-[AC.$A25]" office:value-type="float" office:value="55.366112486735" calcext:value-type="float">
            <text:p>55.4</text:p>
          </table:table-cell>
          <table:table-cell table:formula="of:=[AC.Z25]-[AC.$A25]" office:value-type="float" office:value="59.4665788607179" calcext:value-type="float">
            <text:p>59.5</text:p>
          </table:table-cell>
          <table:table-cell table:formula="of:=[AC.AA25]-[AC.$A25]" office:value-type="float" office:value="63.2740649908033" calcext:value-type="float">
            <text:p>63.3</text:p>
          </table:table-cell>
          <table:table-cell table:formula="of:=[AC.AB25]-[AC.$A25]" office:value-type="float" office:value="66.7961165048544" calcext:value-type="float">
            <text:p>66.8</text:p>
          </table:table-cell>
          <table:table-cell table:formula="of:=[AC.AC25]-[AC.$A25]" office:value-type="float" office:value="70.0452488687783" calcext:value-type="float">
            <text:p>70.0</text:p>
          </table:table-cell>
          <table:table-cell table:formula="of:=[AC.AD25]-[AC.$A25]" office:value-type="float" office:value="73.0370002483238" calcext:value-type="float">
            <text:p>73.0</text:p>
          </table:table-cell>
          <table:table-cell table:formula="of:=[AC.AE25]-[AC.$A25]" office:value-type="float" office:value="75.7884972170687" calcext:value-type="float">
            <text:p>75.8</text:p>
          </table:table-cell>
          <table:table-cell table:formula="of:=[AC.AF25]-[AC.$A25]" office:value-type="float" office:value="78.3174327840417" calcext:value-type="float">
            <text:p>78.3</text:p>
          </table:table-cell>
          <table:table-cell table:formula="of:=[AC.AG25]-[AC.$A25]" office:value-type="float" office:value="80.6413639131318" calcext:value-type="float">
            <text:p>80.6</text:p>
          </table:table-cell>
          <table:table-cell table:formula="of:=[AC.AH25]-[AC.$A25]" office:value-type="float" office:value="82.7772493817766" calcext:value-type="float">
            <text:p>82.8</text:p>
          </table:table-cell>
          <table:table-cell table:formula="of:=[AC.AI25]-[AC.$A25]" office:value-type="float" office:value="84.7411638700464" calcext:value-type="float">
            <text:p>84.7</text:p>
          </table:table-cell>
          <table:table-cell table:formula="of:=[AC.AJ25]-[AC.$A25]" office:value-type="float" office:value="86.5481382086548" calcext:value-type="float">
            <text:p>86.5</text:p>
          </table:table-cell>
          <table:table-cell table:formula="of:=[AC.AK25]-[AC.$A25]" office:value-type="float" office:value="88.2120877386775" calcext:value-type="float">
            <text:p>88.2</text:p>
          </table:table-cell>
          <table:table-cell table:formula="of:=[AC.AL25]-[AC.$A25]" office:value-type="float" office:value="89.7458005054259" calcext:value-type="float">
            <text:p>89.7</text:p>
          </table:table-cell>
          <table:table-cell table:formula="of:=[AC.AM25]-[AC.$A25]" office:value-type="float" office:value="91.1609646662928" calcext:value-type="float">
            <text:p>91.2</text:p>
          </table:table-cell>
          <table:table-cell table:formula="of:=[AC.AN25]-[AC.$A25]" office:value-type="float" office:value="92.468220338983" calcext:value-type="float">
            <text:p>92.5</text:p>
          </table:table-cell>
          <table:table-cell table:formula="of:=[AC.AO25]-[AC.$A25]" office:value-type="float" office:value="93.6772254914235" calcext:value-type="float">
            <text:p>93.7</text:p>
          </table:table-cell>
          <table:table-cell table:formula="of:=[AC.AP25]-[AC.$A25]" office:value-type="float" office:value="94.7967286950338" calcext:value-type="float">
            <text:p>94.8</text:p>
          </table:table-cell>
          <table:table-cell table:formula="of:=[AC.AQ25]-[AC.$A25]" office:value-type="float" office:value="95.8346439002472" calcext:value-type="float">
            <text:p>95.8</text:p>
          </table:table-cell>
          <table:table-cell table:formula="of:=[AC.AR25]-[AC.$A25]" office:value-type="float" office:value="96.798124067363" calcext:value-type="float">
            <text:p>96.8</text:p>
          </table:table-cell>
          <table:table-cell table:formula="of:=[AC.AS25]-[AC.$A25]" office:value-type="float" office:value="97.6936316695353" calcext:value-type="float">
            <text:p>97.7</text:p>
          </table:table-cell>
          <table:table-cell table:formula="of:=[AC.AT25]-[AC.$A25]" office:value-type="float" office:value="98.5270049099837" calcext:value-type="float">
            <text:p>98.5</text:p>
          </table:table-cell>
          <table:table-cell table:formula="of:=[AC.AU25]-[AC.$A25]" office:value-type="float" office:value="99.3035190615836" calcext:value-type="float">
            <text:p>99.3</text:p>
          </table:table-cell>
          <table:table-cell table:formula="of:=[AC.AV25]-[AC.$A25]" office:value-type="float" office:value="100.027942717429" calcext:value-type="float">
            <text:p>100.0</text:p>
          </table:table-cell>
          <table:table-cell table:formula="of:=[AC.AW25]-[AC.$A25]" office:value-type="float" office:value="100.704588989756" calcext:value-type="float">
            <text:p>100.7</text:p>
          </table:table-cell>
          <table:table-cell table:formula="of:=[AC.AX25]-[AC.$A25]" office:value-type="float" office:value="101.337361850998" calcext:value-type="float">
            <text:p>101.3</text:p>
          </table:table-cell>
          <table:table-cell table:formula="of:=[AC.AY25]-[AC.$A25]" office:value-type="float" office:value="101.929797903054" calcext:value-type="float">
            <text:p>101.9</text:p>
          </table:table-cell>
          <table:table-cell table:formula="of:=[AC.AZ25]-[AC.$A25]" office:value-type="float" office:value="102.485103909316" calcext:value-type="float">
            <text:p>102.5</text:p>
          </table:table-cell>
          <table:table-cell table:number-columns-repeated="972"/>
        </table:table-row>
        <table:table-row table:style-name="ro4">
          <table:table-cell office:value-type="float" office:value="880" calcext:value-type="float">
            <text:p>880.0</text:p>
          </table:table-cell>
          <table:table-cell table:formula="of:=[AC.B26]-[AC.$A26]" office:value-type="float" office:value="0" calcext:value-type="float">
            <text:p>0.0</text:p>
          </table:table-cell>
          <table:table-cell table:formula="of:=[AC.C26]-[AC.$A26]" office:value-type="float" office:value="0" calcext:value-type="float">
            <text:p>0.0</text:p>
          </table:table-cell>
          <table:table-cell table:formula="of:=[AC.D26]-[AC.$A26]" office:value-type="float" office:value="0" calcext:value-type="float">
            <text:p>0.0</text:p>
          </table:table-cell>
          <table:table-cell table:formula="of:=[AC.E26]-[AC.$A26]" office:value-type="float" office:value="0" calcext:value-type="float">
            <text:p>0.0</text:p>
          </table:table-cell>
          <table:table-cell table:formula="of:=[AC.F26]-[AC.$A26]" office:value-type="float" office:value="0" calcext:value-type="float">
            <text:p>0.0</text:p>
          </table:table-cell>
          <table:table-cell table:formula="of:=[AC.G26]-[AC.$A26]" office:value-type="float" office:value="0" calcext:value-type="float">
            <text:p>0.0</text:p>
          </table:table-cell>
          <table:table-cell table:formula="of:=[AC.H26]-[AC.$A26]" office:value-type="float" office:value="0" calcext:value-type="float">
            <text:p>0.0</text:p>
          </table:table-cell>
          <table:table-cell table:formula="of:=[AC.I26]-[AC.$A26]" office:value-type="float" office:value="0" calcext:value-type="float">
            <text:p>0.0</text:p>
          </table:table-cell>
          <table:table-cell table:formula="of:=[AC.J26]-[AC.$A26]" office:value-type="float" office:value="0" calcext:value-type="float">
            <text:p>0.0</text:p>
          </table:table-cell>
          <table:table-cell table:formula="of:=[AC.K26]-[AC.$A26]" office:value-type="float" office:value="0" calcext:value-type="float">
            <text:p>0.0</text:p>
          </table:table-cell>
          <table:table-cell table:formula="of:=[AC.L26]-[AC.$A26]" office:value-type="float" office:value="0" calcext:value-type="float">
            <text:p>0.0</text:p>
          </table:table-cell>
          <table:table-cell table:formula="of:=[AC.M26]-[AC.$A26]" office:value-type="float" office:value="1.1647915287889" calcext:value-type="float">
            <text:p>1.2</text:p>
          </table:table-cell>
          <table:table-cell table:formula="of:=[AC.N26]-[AC.$A26]" office:value-type="float" office:value="3.42634652822846" calcext:value-type="float">
            <text:p>3.4</text:p>
          </table:table-cell>
          <table:table-cell table:formula="of:=[AC.O26]-[AC.$A26]" office:value-type="float" office:value="6.65825977301392" calcext:value-type="float">
            <text:p>6.7</text:p>
          </table:table-cell>
          <table:table-cell table:formula="of:=[AC.P26]-[AC.$A26]" office:value-type="float" office:value="10.6925880923451" calcext:value-type="float">
            <text:p>10.7</text:p>
          </table:table-cell>
          <table:table-cell table:formula="of:=[AC.Q26]-[AC.$A26]" office:value-type="float" office:value="15.3399186519465" calcext:value-type="float">
            <text:p>15.3</text:p>
          </table:table-cell>
          <table:table-cell table:formula="of:=[AC.R26]-[AC.$A26]" office:value-type="float" office:value="20.4086140254004" calcext:value-type="float">
            <text:p>20.4</text:p>
          </table:table-cell>
          <table:table-cell table:formula="of:=[AC.S26]-[AC.$A26]" office:value-type="float" office:value="25.7202505219208" calcext:value-type="float">
            <text:p>25.7</text:p>
          </table:table-cell>
          <table:table-cell table:formula="of:=[AC.T26]-[AC.$A26]" office:value-type="float" office:value="31.1198428290767" calcext:value-type="float">
            <text:p>31.1</text:p>
          </table:table-cell>
          <table:table-cell table:formula="of:=[AC.U26]-[AC.$A26]" office:value-type="float" office:value="36.4808843850761" calcext:value-type="float">
            <text:p>36.5</text:p>
          </table:table-cell>
          <table:table-cell table:formula="of:=[AC.V26]-[AC.$A26]" office:value-type="float" office:value="41.7061611374409" calcext:value-type="float">
            <text:p>41.7</text:p>
          </table:table-cell>
          <table:table-cell table:formula="of:=[AC.W26]-[AC.$A26]" office:value-type="float" office:value="46.7256637168142" calcext:value-type="float">
            <text:p>46.7</text:p>
          </table:table-cell>
          <table:table-cell table:formula="of:=[AC.X26]-[AC.$A26]" office:value-type="float" office:value="51.4928732183047" calcext:value-type="float">
            <text:p>51.5</text:p>
          </table:table-cell>
          <table:table-cell table:formula="of:=[AC.Y26]-[AC.$A26]" office:value-type="float" office:value="55.9804264243273" calcext:value-type="float">
            <text:p>56.0</text:p>
          </table:table-cell>
          <table:table-cell table:formula="of:=[AC.Z26]-[AC.$A26]" office:value-type="float" office:value="60.1758384890916" calcext:value-type="float">
            <text:p>60.2</text:p>
          </table:table-cell>
          <table:table-cell table:formula="of:=[AC.AA26]-[AC.$A26]" office:value-type="float" office:value="64.0776699029127" calcext:value-type="float">
            <text:p>64.1</text:p>
          </table:table-cell>
          <table:table-cell table:formula="of:=[AC.AB26]-[AC.$A26]" office:value-type="float" office:value="67.6923076923077" calcext:value-type="float">
            <text:p>67.7</text:p>
          </table:table-cell>
          <table:table-cell table:formula="of:=[AC.AC26]-[AC.$A26]" office:value-type="float" office:value="71.0313901345292" calcext:value-type="float">
            <text:p>71.0</text:p>
          </table:table-cell>
          <table:table-cell table:formula="of:=[AC.AD26]-[AC.$A26]" office:value-type="float" office:value="74.1098251662153" calcext:value-type="float">
            <text:p>74.1</text:p>
          </table:table-cell>
          <table:table-cell table:formula="of:=[AC.AE26]-[AC.$A26]" office:value-type="float" office:value="76.9443166129776" calcext:value-type="float">
            <text:p>76.9</text:p>
          </table:table-cell>
          <table:table-cell table:formula="of:=[AC.AF26]-[AC.$A26]" office:value-type="float" office:value="79.5523030563927" calcext:value-type="float">
            <text:p>79.6</text:p>
          </table:table-cell>
          <table:table-cell table:formula="of:=[AC.AG26]-[AC.$A26]" office:value-type="float" office:value="81.9512195121953" calcext:value-type="float">
            <text:p>82.0</text:p>
          </table:table-cell>
          <table:table-cell table:formula="of:=[AC.AH26]-[AC.$A26]" office:value-type="float" office:value="84.1580041580041" calcext:value-type="float">
            <text:p>84.2</text:p>
          </table:table-cell>
          <table:table-cell table:formula="of:=[AC.AI26]-[AC.$A26]" office:value-type="float" office:value="86.1887863733144" calcext:value-type="float">
            <text:p>86.2</text:p>
          </table:table-cell>
          <table:table-cell table:formula="of:=[AC.AJ26]-[AC.$A26]" office:value-type="float" office:value="88.0587058038692" calcext:value-type="float">
            <text:p>88.1</text:p>
          </table:table-cell>
          <table:table-cell table:formula="of:=[AC.AK26]-[AC.$A26]" office:value-type="float" office:value="89.7818238894994" calcext:value-type="float">
            <text:p>89.8</text:p>
          </table:table-cell>
          <table:table-cell table:formula="of:=[AC.AL26]-[AC.$A26]" office:value-type="float" office:value="91.3710989498595" calcext:value-type="float">
            <text:p>91.4</text:p>
          </table:table-cell>
          <table:table-cell table:formula="of:=[AC.AM26]-[AC.$A26]" office:value-type="float" office:value="92.8384035724255" calcext:value-type="float">
            <text:p>92.8</text:p>
          </table:table-cell>
          <table:table-cell table:formula="of:=[AC.AN26]-[AC.$A26]" office:value-type="float" office:value="94.1945689427895" calcext:value-type="float">
            <text:p>94.2</text:p>
          </table:table-cell>
          <table:table-cell table:formula="of:=[AC.AO26]-[AC.$A26]" office:value-type="float" office:value="95.4494452063334" calcext:value-type="float">
            <text:p>95.4</text:p>
          </table:table-cell>
          <table:table-cell table:formula="of:=[AC.AP26]-[AC.$A26]" office:value-type="float" office:value="96.6119702514462" calcext:value-type="float">
            <text:p>96.6</text:p>
          </table:table-cell>
          <table:table-cell table:formula="of:=[AC.AQ26]-[AC.$A26]" office:value-type="float" office:value="97.69024171889" calcext:value-type="float">
            <text:p>97.7</text:p>
          </table:table-cell>
          <table:table-cell table:formula="of:=[AC.AR26]-[AC.$A26]" office:value-type="float" office:value="98.6915887850467" calcext:value-type="float">
            <text:p>98.7</text:p>
          </table:table-cell>
          <table:table-cell table:formula="of:=[AC.AS26]-[AC.$A26]" office:value-type="float" office:value="99.6226415094341" calcext:value-type="float">
            <text:p>99.6</text:p>
          </table:table-cell>
          <table:table-cell table:formula="of:=[AC.AT26]-[AC.$A26]" office:value-type="float" office:value="100.489396411093" calcext:value-type="float">
            <text:p>100.5</text:p>
          </table:table-cell>
          <table:table-cell table:formula="of:=[AC.AU26]-[AC.$A26]" office:value-type="float" office:value="101.297277544308" calcext:value-type="float">
            <text:p>101.3</text:p>
          </table:table-cell>
          <table:table-cell table:formula="of:=[AC.AV26]-[AC.$A26]" office:value-type="float" office:value="102.051192756399" calcext:value-type="float">
            <text:p>102.1</text:p>
          </table:table-cell>
          <table:table-cell table:formula="of:=[AC.AW26]-[AC.$A26]" office:value-type="float" office:value="102.755585084295" calcext:value-type="float">
            <text:p>102.8</text:p>
          </table:table-cell>
          <table:table-cell table:formula="of:=[AC.AX26]-[AC.$A26]" office:value-type="float" office:value="103.414479422726" calcext:value-type="float">
            <text:p>103.4</text:p>
          </table:table-cell>
          <table:table-cell table:formula="of:=[AC.AY26]-[AC.$A26]" office:value-type="float" office:value="104.031524704456" calcext:value-type="float">
            <text:p>104.0</text:p>
          </table:table-cell>
          <table:table-cell table:formula="of:=[AC.AZ26]-[AC.$A26]" office:value-type="float" office:value="104.610031893302" calcext:value-type="float">
            <text:p>104.6</text:p>
          </table:table-cell>
          <table:table-cell table:number-columns-repeated="972"/>
        </table:table-row>
        <table:table-row table:style-name="ro4">
          <table:table-cell office:value-type="float" office:value="900" calcext:value-type="float">
            <text:p>900.0</text:p>
          </table:table-cell>
          <table:table-cell table:formula="of:=[AC.B27]-[AC.$A27]" office:value-type="float" office:value="0" calcext:value-type="float">
            <text:p>0.0</text:p>
          </table:table-cell>
          <table:table-cell table:formula="of:=[AC.C27]-[AC.$A27]" office:value-type="float" office:value="0" calcext:value-type="float">
            <text:p>0.0</text:p>
          </table:table-cell>
          <table:table-cell table:formula="of:=[AC.D27]-[AC.$A27]" office:value-type="float" office:value="0" calcext:value-type="float">
            <text:p>0.0</text:p>
          </table:table-cell>
          <table:table-cell table:formula="of:=[AC.E27]-[AC.$A27]" office:value-type="float" office:value="0" calcext:value-type="float">
            <text:p>0.0</text:p>
          </table:table-cell>
          <table:table-cell table:formula="of:=[AC.F27]-[AC.$A27]" office:value-type="float" office:value="0" calcext:value-type="float">
            <text:p>0.0</text:p>
          </table:table-cell>
          <table:table-cell table:formula="of:=[AC.G27]-[AC.$A27]" office:value-type="float" office:value="0" calcext:value-type="float">
            <text:p>0.0</text:p>
          </table:table-cell>
          <table:table-cell table:formula="of:=[AC.H27]-[AC.$A27]" office:value-type="float" office:value="0" calcext:value-type="float">
            <text:p>0.0</text:p>
          </table:table-cell>
          <table:table-cell table:formula="of:=[AC.I27]-[AC.$A27]" office:value-type="float" office:value="0" calcext:value-type="float">
            <text:p>0.0</text:p>
          </table:table-cell>
          <table:table-cell table:formula="of:=[AC.J27]-[AC.$A27]" office:value-type="float" office:value="0" calcext:value-type="float">
            <text:p>0.0</text:p>
          </table:table-cell>
          <table:table-cell table:formula="of:=[AC.K27]-[AC.$A27]" office:value-type="float" office:value="0" calcext:value-type="float">
            <text:p>0.0</text:p>
          </table:table-cell>
          <table:table-cell table:formula="of:=[AC.L27]-[AC.$A27]" office:value-type="float" office:value="0" calcext:value-type="float">
            <text:p>0.0</text:p>
          </table:table-cell>
          <table:table-cell table:formula="of:=[AC.M27]-[AC.$A27]" office:value-type="float" office:value="1.16504854368941" calcext:value-type="float">
            <text:p>1.2</text:p>
          </table:table-cell>
          <table:table-cell table:formula="of:=[AC.N27]-[AC.$A27]" office:value-type="float" office:value="3.42857142857144" calcext:value-type="float">
            <text:p>3.4</text:p>
          </table:table-cell>
          <table:table-cell table:formula="of:=[AC.O27]-[AC.$A27]" office:value-type="float" office:value="6.66666666666674" calcext:value-type="float">
            <text:p>6.7</text:p>
          </table:table-cell>
          <table:table-cell table:formula="of:=[AC.P27]-[AC.$A27]" office:value-type="float" office:value="10.7142857142858" calcext:value-type="float">
            <text:p>10.7</text:p>
          </table:table-cell>
          <table:table-cell table:formula="of:=[AC.Q27]-[AC.$A27]" office:value-type="float" office:value="15.3846153846154" calcext:value-type="float">
            <text:p>15.4</text:p>
          </table:table-cell>
          <table:table-cell table:formula="of:=[AC.R27]-[AC.$A27]" office:value-type="float" office:value="20.4878048780488" calcext:value-type="float">
            <text:p>20.5</text:p>
          </table:table-cell>
          <table:table-cell table:formula="of:=[AC.S27]-[AC.$A27]" office:value-type="float" office:value="25.8461538461538" calcext:value-type="float">
            <text:p>25.8</text:p>
          </table:table-cell>
          <table:table-cell table:formula="of:=[AC.T27]-[AC.$A27]" office:value-type="float" office:value="31.3043478260869" calcext:value-type="float">
            <text:p>31.3</text:p>
          </table:table-cell>
          <table:table-cell table:formula="of:=[AC.U27]-[AC.$A27]" office:value-type="float" office:value="36.734693877551" calcext:value-type="float">
            <text:p>36.7</text:p>
          </table:table-cell>
          <table:table-cell table:formula="of:=[AC.V27]-[AC.$A27]" office:value-type="float" office:value="42.0382165605097" calcext:value-type="float">
            <text:p>42.0</text:p>
          </table:table-cell>
          <table:table-cell table:formula="of:=[AC.W27]-[AC.$A27]" office:value-type="float" office:value="47.1428571428572" calcext:value-type="float">
            <text:p>47.1</text:p>
          </table:table-cell>
          <table:table-cell table:formula="of:=[AC.X27]-[AC.$A27]" office:value-type="float" office:value="52" calcext:value-type="float">
            <text:p>52.0</text:p>
          </table:table-cell>
          <table:table-cell table:formula="of:=[AC.Y27]-[AC.$A27]" office:value-type="float" office:value="56.5803108808291" calcext:value-type="float">
            <text:p>56.6</text:p>
          </table:table-cell>
          <table:table-cell table:formula="of:=[AC.Z27]-[AC.$A27]" office:value-type="float" office:value="60.8695652173914" calcext:value-type="float">
            <text:p>60.9</text:p>
          </table:table-cell>
          <table:table-cell table:formula="of:=[AC.AA27]-[AC.$A27]" office:value-type="float" office:value="64.8648648648649" calcext:value-type="float">
            <text:p>64.9</text:p>
          </table:table-cell>
          <table:table-cell table:formula="of:=[AC.AB27]-[AC.$A27]" office:value-type="float" office:value="68.5714285714286" calcext:value-type="float">
            <text:p>68.6</text:p>
          </table:table-cell>
          <table:table-cell table:formula="of:=[AC.AC27]-[AC.$A27]" office:value-type="float" office:value="72" calcext:value-type="float">
            <text:p>72.0</text:p>
          </table:table-cell>
          <table:table-cell table:formula="of:=[AC.AD27]-[AC.$A27]" office:value-type="float" office:value="75.1648351648353" calcext:value-type="float">
            <text:p>75.2</text:p>
          </table:table-cell>
          <table:table-cell table:formula="of:=[AC.AE27]-[AC.$A27]" office:value-type="float" office:value="78.0821917808219" calcext:value-type="float">
            <text:p>78.1</text:p>
          </table:table-cell>
          <table:table-cell table:formula="of:=[AC.AF27]-[AC.$A27]" office:value-type="float" office:value="80.7692307692308" calcext:value-type="float">
            <text:p>80.8</text:p>
          </table:table-cell>
          <table:table-cell table:formula="of:=[AC.AG27]-[AC.$A27]" office:value-type="float" office:value="83.2432432432433" calcext:value-type="float">
            <text:p>83.2</text:p>
          </table:table-cell>
          <table:table-cell table:formula="of:=[AC.AH27]-[AC.$A27]" office:value-type="float" office:value="85.5211267605634" calcext:value-type="float">
            <text:p>85.5</text:p>
          </table:table-cell>
          <table:table-cell table:formula="of:=[AC.AI27]-[AC.$A27]" office:value-type="float" office:value="87.6190476190476" calcext:value-type="float">
            <text:p>87.6</text:p>
          </table:table-cell>
          <table:table-cell table:formula="of:=[AC.AJ27]-[AC.$A27]" office:value-type="float" office:value="89.5522388059702" calcext:value-type="float">
            <text:p>89.6</text:p>
          </table:table-cell>
          <table:table-cell table:formula="of:=[AC.AK27]-[AC.$A27]" office:value-type="float" office:value="91.3348946135832" calcext:value-type="float">
            <text:p>91.3</text:p>
          </table:table-cell>
          <table:table-cell table:formula="of:=[AC.AL27]-[AC.$A27]" office:value-type="float" office:value="92.9801324503312" calcext:value-type="float">
            <text:p>93.0</text:p>
          </table:table-cell>
          <table:table-cell table:formula="of:=[AC.AM27]-[AC.$A27]" office:value-type="float" office:value="94.5000000000001" calcext:value-type="float">
            <text:p>94.5</text:p>
          </table:table-cell>
          <table:table-cell table:formula="of:=[AC.AN27]-[AC.$A27]" office:value-type="float" office:value="95.9055118110235" calcext:value-type="float">
            <text:p>95.9</text:p>
          </table:table-cell>
          <table:table-cell table:formula="of:=[AC.AO27]-[AC.$A27]" office:value-type="float" office:value="97.2067039106146" calcext:value-type="float">
            <text:p>97.2</text:p>
          </table:table-cell>
          <table:table-cell table:formula="of:=[AC.AP27]-[AC.$A27]" office:value-type="float" office:value="98.4126984126984" calcext:value-type="float">
            <text:p>98.4</text:p>
          </table:table-cell>
          <table:table-cell table:formula="of:=[AC.AQ27]-[AC.$A27]" office:value-type="float" office:value="99.5317725752508" calcext:value-type="float">
            <text:p>99.5</text:p>
          </table:table-cell>
          <table:table-cell table:formula="of:=[AC.AR27]-[AC.$A27]" office:value-type="float" office:value="100.571428571429" calcext:value-type="float">
            <text:p>100.6</text:p>
          </table:table-cell>
          <table:table-cell table:formula="of:=[AC.AS27]-[AC.$A27]" office:value-type="float" office:value="101.538461538462" calcext:value-type="float">
            <text:p>101.5</text:p>
          </table:table-cell>
          <table:table-cell table:formula="of:=[AC.AT27]-[AC.$A27]" office:value-type="float" office:value="102.439024390244" calcext:value-type="float">
            <text:p>102.4</text:p>
          </table:table-cell>
          <table:table-cell table:formula="of:=[AC.AU27]-[AC.$A27]" office:value-type="float" office:value="103.27868852459" calcext:value-type="float">
            <text:p>103.3</text:p>
          </table:table-cell>
          <table:table-cell table:formula="of:=[AC.AV27]-[AC.$A27]" office:value-type="float" office:value="104.0625" calcext:value-type="float">
            <text:p>104.1</text:p>
          </table:table-cell>
          <table:table-cell table:formula="of:=[AC.AW27]-[AC.$A27]" office:value-type="float" office:value="104.795031055901" calcext:value-type="float">
            <text:p>104.8</text:p>
          </table:table-cell>
          <table:table-cell table:formula="of:=[AC.AX27]-[AC.$A27]" office:value-type="float" office:value="105.480427046263" calcext:value-type="float">
            <text:p>105.5</text:p>
          </table:table-cell>
          <table:table-cell table:formula="of:=[AC.AY27]-[AC.$A27]" office:value-type="float" office:value="106.122448979592" calcext:value-type="float">
            <text:p>106.1</text:p>
          </table:table-cell>
          <table:table-cell table:formula="of:=[AC.AZ27]-[AC.$A27]" office:value-type="float" office:value="106.724511930586" calcext:value-type="float">
            <text:p>106.7</text:p>
          </table:table-cell>
          <table:table-cell table:number-columns-repeated="972"/>
        </table:table-row>
        <table:table-row table:style-name="ro4">
          <table:table-cell office:value-type="float" office:value="920" calcext:value-type="float">
            <text:p>920.0</text:p>
          </table:table-cell>
          <table:table-cell table:formula="of:=[AC.B28]-[AC.$A28]" office:value-type="float" office:value="0" calcext:value-type="float">
            <text:p>0.0</text:p>
          </table:table-cell>
          <table:table-cell table:formula="of:=[AC.C28]-[AC.$A28]" office:value-type="float" office:value="0" calcext:value-type="float">
            <text:p>0.0</text:p>
          </table:table-cell>
          <table:table-cell table:formula="of:=[AC.D28]-[AC.$A28]" office:value-type="float" office:value="0" calcext:value-type="float">
            <text:p>0.0</text:p>
          </table:table-cell>
          <table:table-cell table:formula="of:=[AC.E28]-[AC.$A28]" office:value-type="float" office:value="0" calcext:value-type="float">
            <text:p>0.0</text:p>
          </table:table-cell>
          <table:table-cell table:formula="of:=[AC.F28]-[AC.$A28]" office:value-type="float" office:value="0" calcext:value-type="float">
            <text:p>0.0</text:p>
          </table:table-cell>
          <table:table-cell table:formula="of:=[AC.G28]-[AC.$A28]" office:value-type="float" office:value="0" calcext:value-type="float">
            <text:p>0.0</text:p>
          </table:table-cell>
          <table:table-cell table:formula="of:=[AC.H28]-[AC.$A28]" office:value-type="float" office:value="0" calcext:value-type="float">
            <text:p>0.0</text:p>
          </table:table-cell>
          <table:table-cell table:formula="of:=[AC.I28]-[AC.$A28]" office:value-type="float" office:value="0" calcext:value-type="float">
            <text:p>0.0</text:p>
          </table:table-cell>
          <table:table-cell table:formula="of:=[AC.J28]-[AC.$A28]" office:value-type="float" office:value="0" calcext:value-type="float">
            <text:p>0.0</text:p>
          </table:table-cell>
          <table:table-cell table:formula="of:=[AC.K28]-[AC.$A28]" office:value-type="float" office:value="0" calcext:value-type="float">
            <text:p>0.0</text:p>
          </table:table-cell>
          <table:table-cell table:formula="of:=[AC.L28]-[AC.$A28]" office:value-type="float" office:value="0" calcext:value-type="float">
            <text:p>0.0</text:p>
          </table:table-cell>
          <table:table-cell table:formula="of:=[AC.M28]-[AC.$A28]" office:value-type="float" office:value="1.16529449018367" calcext:value-type="float">
            <text:p>1.2</text:p>
          </table:table-cell>
          <table:table-cell table:formula="of:=[AC.N28]-[AC.$A28]" office:value-type="float" office:value="3.43070229956493" calcext:value-type="float">
            <text:p>3.4</text:p>
          </table:table-cell>
          <table:table-cell table:formula="of:=[AC.O28]-[AC.$A28]" office:value-type="float" office:value="6.67472793228535" calcext:value-type="float">
            <text:p>6.7</text:p>
          </table:table-cell>
          <table:table-cell table:formula="of:=[AC.P28]-[AC.$A28]" office:value-type="float" office:value="10.7351225204201" calcext:value-type="float">
            <text:p>10.7</text:p>
          </table:table-cell>
          <table:table-cell table:formula="of:=[AC.Q28]-[AC.$A28]" office:value-type="float" office:value="15.4276131917271" calcext:value-type="float">
            <text:p>15.4</text:p>
          </table:table-cell>
          <table:table-cell table:formula="of:=[AC.R28]-[AC.$A28]" office:value-type="float" office:value="20.5641298563065" calcext:value-type="float">
            <text:p>20.6</text:p>
          </table:table-cell>
          <table:table-cell table:formula="of:=[AC.S28]-[AC.$A28]" office:value-type="float" office:value="25.9677419354839" calcext:value-type="float">
            <text:p>26.0</text:p>
          </table:table-cell>
          <table:table-cell table:formula="of:=[AC.T28]-[AC.$A28]" office:value-type="float" office:value="31.4828897338402" calcext:value-type="float">
            <text:p>31.5</text:p>
          </table:table-cell>
          <table:table-cell table:formula="of:=[AC.U28]-[AC.$A28]" office:value-type="float" office:value="36.9807949977668" calcext:value-type="float">
            <text:p>37.0</text:p>
          </table:table-cell>
          <table:table-cell table:formula="of:=[AC.V28]-[AC.$A28]" office:value-type="float" office:value="42.3608204269569" calcext:value-type="float">
            <text:p>42.4</text:p>
          </table:table-cell>
          <table:table-cell table:formula="of:=[AC.W28]-[AC.$A28]" office:value-type="float" office:value="47.548942834769" calcext:value-type="float">
            <text:p>47.5</text:p>
          </table:table-cell>
          <table:table-cell table:formula="of:=[AC.X28]-[AC.$A28]" office:value-type="float" office:value="52.4945135332847" calcext:value-type="float">
            <text:p>52.5</text:p>
          </table:table-cell>
          <table:table-cell table:formula="of:=[AC.Y28]-[AC.$A28]" office:value-type="float" office:value="57.1662683509732" calcext:value-type="float">
            <text:p>57.2</text:p>
          </table:table-cell>
          <table:table-cell table:formula="of:=[AC.Z28]-[AC.$A28]" office:value-type="float" office:value="61.5482637782734" calcext:value-type="float">
            <text:p>61.5</text:p>
          </table:table-cell>
          <table:table-cell table:formula="of:=[AC.AA28]-[AC.$A28]" office:value-type="float" office:value="65.6361474435197" calcext:value-type="float">
            <text:p>65.6</text:p>
          </table:table-cell>
          <table:table-cell table:formula="of:=[AC.AB28]-[AC.$A28]" office:value-type="float" office:value="69.433962264151" calcext:value-type="float">
            <text:p>69.4</text:p>
          </table:table-cell>
          <table:table-cell table:formula="of:=[AC.AC28]-[AC.$A28]" office:value-type="float" office:value="72.9515418502203" calcext:value-type="float">
            <text:p>73.0</text:p>
          </table:table-cell>
          <table:table-cell table:formula="of:=[AC.AD28]-[AC.$A28]" office:value-type="float" office:value="76.2024703317995" calcext:value-type="float">
            <text:p>76.2</text:p>
          </table:table-cell>
          <table:table-cell table:formula="of:=[AC.AE28]-[AC.$A28]" office:value-type="float" office:value="79.2025373810602" calcext:value-type="float">
            <text:p>79.2</text:p>
          </table:table-cell>
          <table:table-cell table:formula="of:=[AC.AF28]-[AC.$A28]" office:value-type="float" office:value="81.9686041578277" calcext:value-type="float">
            <text:p>82.0</text:p>
          </table:table-cell>
          <table:table-cell table:formula="of:=[AC.AG28]-[AC.$A28]" office:value-type="float" office:value="84.5177967786836" calcext:value-type="float">
            <text:p>84.5</text:p>
          </table:table-cell>
          <table:table-cell table:formula="of:=[AC.AH28]-[AC.$A28]" office:value-type="float" office:value="86.8669527896997" calcext:value-type="float">
            <text:p>86.9</text:p>
          </table:table-cell>
          <table:table-cell table:formula="of:=[AC.AI28]-[AC.$A28]" office:value-type="float" office:value="89.0322580645161" calcext:value-type="float">
            <text:p>89.0</text:p>
          </table:table-cell>
          <table:table-cell table:formula="of:=[AC.AJ28]-[AC.$A28]" office:value-type="float" office:value="91.0290237467019" calcext:value-type="float">
            <text:p>91.0</text:p>
          </table:table-cell>
          <table:table-cell table:formula="of:=[AC.AK28]-[AC.$A28]" office:value-type="float" office:value="92.8715639074391" calcext:value-type="float">
            <text:p>92.9</text:p>
          </table:table-cell>
          <table:table-cell table:formula="of:=[AC.AL28]-[AC.$A28]" office:value-type="float" office:value="94.5731439449407" calcext:value-type="float">
            <text:p>94.6</text:p>
          </table:table-cell>
          <table:table-cell table:formula="of:=[AC.AM28]-[AC.$A28]" office:value-type="float" office:value="96.1459773292785" calcext:value-type="float">
            <text:p>96.1</text:p>
          </table:table-cell>
          <table:table-cell table:formula="of:=[AC.AN28]-[AC.$A28]" office:value-type="float" office:value="97.6012542461458" calcext:value-type="float">
            <text:p>97.6</text:p>
          </table:table-cell>
          <table:table-cell table:formula="of:=[AC.AO28]-[AC.$A28]" office:value-type="float" office:value="98.9491902583757" calcext:value-type="float">
            <text:p>98.9</text:p>
          </table:table-cell>
          <table:table-cell table:formula="of:=[AC.AP28]-[AC.$A28]" office:value-type="float" office:value="100.199086544092" calcext:value-type="float">
            <text:p>100.2</text:p>
          </table:table-cell>
          <table:table-cell table:formula="of:=[AC.AQ28]-[AC.$A28]" office:value-type="float" office:value="101.359395824078" calcext:value-type="float">
            <text:p>101.4</text:p>
          </table:table-cell>
          <table:table-cell table:formula="of:=[AC.AR28]-[AC.$A28]" office:value-type="float" office:value="102.437789962041" calcext:value-type="float">
            <text:p>102.4</text:p>
          </table:table-cell>
          <table:table-cell table:formula="of:=[AC.AS28]-[AC.$A28]" office:value-type="float" office:value="103.441226575809" calcext:value-type="float">
            <text:p>103.4</text:p>
          </table:table-cell>
          <table:table-cell table:formula="of:=[AC.AT28]-[AC.$A28]" office:value-type="float" office:value="104.376012965964" calcext:value-type="float">
            <text:p>104.4</text:p>
          </table:table-cell>
          <table:table-cell table:formula="of:=[AC.AU28]-[AC.$A28]" office:value-type="float" office:value="105.247866351916" calcext:value-type="float">
            <text:p>105.2</text:p>
          </table:table-cell>
          <table:table-cell table:formula="of:=[AC.AV28]-[AC.$A28]" office:value-type="float" office:value="106.061969880561" calcext:value-type="float">
            <text:p>106.1</text:p>
          </table:table-cell>
          <table:table-cell table:formula="of:=[AC.AW28]-[AC.$A28]" office:value-type="float" office:value="106.823024196878" calcext:value-type="float">
            <text:p>106.8</text:p>
          </table:table-cell>
          <table:table-cell table:formula="of:=[AC.AX28]-[AC.$A28]" office:value-type="float" office:value="107.535294581592" calcext:value-type="float">
            <text:p>107.5</text:p>
          </table:table-cell>
          <table:table-cell table:formula="of:=[AC.AY28]-[AC.$A28]" office:value-type="float" office:value="108.202653799759" calcext:value-type="float">
            <text:p>108.2</text:p>
          </table:table-cell>
          <table:table-cell table:formula="of:=[AC.AZ28]-[AC.$A28]" office:value-type="float" office:value="108.828620888632" calcext:value-type="float">
            <text:p>108.8</text:p>
          </table:table-cell>
          <table:table-cell table:number-columns-repeated="972"/>
        </table:table-row>
        <table:table-row table:style-name="ro4">
          <table:table-cell office:value-type="float" office:value="940" calcext:value-type="float">
            <text:p>940.0</text:p>
          </table:table-cell>
          <table:table-cell table:formula="of:=[AC.B29]-[AC.$A29]" office:value-type="float" office:value="0" calcext:value-type="float">
            <text:p>0.0</text:p>
          </table:table-cell>
          <table:table-cell table:formula="of:=[AC.C29]-[AC.$A29]" office:value-type="float" office:value="0" calcext:value-type="float">
            <text:p>0.0</text:p>
          </table:table-cell>
          <table:table-cell table:formula="of:=[AC.D29]-[AC.$A29]" office:value-type="float" office:value="0" calcext:value-type="float">
            <text:p>0.0</text:p>
          </table:table-cell>
          <table:table-cell table:formula="of:=[AC.E29]-[AC.$A29]" office:value-type="float" office:value="0" calcext:value-type="float">
            <text:p>0.0</text:p>
          </table:table-cell>
          <table:table-cell table:formula="of:=[AC.F29]-[AC.$A29]" office:value-type="float" office:value="0" calcext:value-type="float">
            <text:p>0.0</text:p>
          </table:table-cell>
          <table:table-cell table:formula="of:=[AC.G29]-[AC.$A29]" office:value-type="float" office:value="0" calcext:value-type="float">
            <text:p>0.0</text:p>
          </table:table-cell>
          <table:table-cell table:formula="of:=[AC.H29]-[AC.$A29]" office:value-type="float" office:value="0" calcext:value-type="float">
            <text:p>0.0</text:p>
          </table:table-cell>
          <table:table-cell table:formula="of:=[AC.I29]-[AC.$A29]" office:value-type="float" office:value="0" calcext:value-type="float">
            <text:p>0.0</text:p>
          </table:table-cell>
          <table:table-cell table:formula="of:=[AC.J29]-[AC.$A29]" office:value-type="float" office:value="0" calcext:value-type="float">
            <text:p>0.0</text:p>
          </table:table-cell>
          <table:table-cell table:formula="of:=[AC.K29]-[AC.$A29]" office:value-type="float" office:value="0" calcext:value-type="float">
            <text:p>0.0</text:p>
          </table:table-cell>
          <table:table-cell table:formula="of:=[AC.L29]-[AC.$A29]" office:value-type="float" office:value="0" calcext:value-type="float">
            <text:p>0.0</text:p>
          </table:table-cell>
          <table:table-cell table:formula="of:=[AC.M29]-[AC.$A29]" office:value-type="float" office:value="1.16553006819584" calcext:value-type="float">
            <text:p>1.2</text:p>
          </table:table-cell>
          <table:table-cell table:formula="of:=[AC.N29]-[AC.$A29]" office:value-type="float" office:value="3.43274497869754" calcext:value-type="float">
            <text:p>3.4</text:p>
          </table:table-cell>
          <table:table-cell table:formula="of:=[AC.O29]-[AC.$A29]" office:value-type="float" office:value="6.68246445497641" calcext:value-type="float">
            <text:p>6.7</text:p>
          </table:table-cell>
          <table:table-cell table:formula="of:=[AC.P29]-[AC.$A29]" office:value-type="float" office:value="10.7551487414188" calcext:value-type="float">
            <text:p>10.8</text:p>
          </table:table-cell>
          <table:table-cell table:formula="of:=[AC.Q29]-[AC.$A29]" office:value-type="float" office:value="15.4690071311027" calcext:value-type="float">
            <text:p>15.5</text:p>
          </table:table-cell>
          <table:table-cell table:formula="of:=[AC.R29]-[AC.$A29]" office:value-type="float" office:value="20.6377417668584" calcext:value-type="float">
            <text:p>20.6</text:p>
          </table:table-cell>
          <table:table-cell table:formula="of:=[AC.S29]-[AC.$A29]" office:value-type="float" office:value="26.0852329038653" calcext:value-type="float">
            <text:p>26.1</text:p>
          </table:table-cell>
          <table:table-cell table:formula="of:=[AC.T29]-[AC.$A29]" office:value-type="float" office:value="31.6557530402247" calcext:value-type="float">
            <text:p>31.7</text:p>
          </table:table-cell>
          <table:table-cell table:formula="of:=[AC.U29]-[AC.$A29]" office:value-type="float" office:value="37.2195336559614" calcext:value-type="float">
            <text:p>37.2</text:p>
          </table:table-cell>
          <table:table-cell table:formula="of:=[AC.V29]-[AC.$A29]" office:value-type="float" office:value="42.6743706149402" calcext:value-type="float">
            <text:p>42.7</text:p>
          </table:table-cell>
          <table:table-cell table:formula="of:=[AC.W29]-[AC.$A29]" office:value-type="float" office:value="47.9443585780525" calcext:value-type="float">
            <text:p>47.9</text:p>
          </table:table-cell>
          <table:table-cell table:formula="of:=[AC.X29]-[AC.$A29]" office:value-type="float" office:value="52.9768786127169" calcext:value-type="float">
            <text:p>53.0</text:p>
          </table:table-cell>
          <table:table-cell table:formula="of:=[AC.Y29]-[AC.$A29]" office:value-type="float" office:value="57.7387782652718" calcext:value-type="float">
            <text:p>57.7</text:p>
          </table:table-cell>
          <table:table-cell table:formula="of:=[AC.Z29]-[AC.$A29]" office:value-type="float" office:value="62.2124172707219" calcext:value-type="float">
            <text:p>62.2</text:p>
          </table:table-cell>
          <table:table-cell table:formula="of:=[AC.AA29]-[AC.$A29]" office:value-type="float" office:value="66.3919952913478" calcext:value-type="float">
            <text:p>66.4</text:p>
          </table:table-cell>
          <table:table-cell table:formula="of:=[AC.AB29]-[AC.$A29]" office:value-type="float" office:value="70.2803738317757" calcext:value-type="float">
            <text:p>70.3</text:p>
          </table:table-cell>
          <table:table-cell table:formula="of:=[AC.AC29]-[AC.$A29]" office:value-type="float" office:value="73.8864628820962" calcext:value-type="float">
            <text:p>73.9</text:p>
          </table:table-cell>
          <table:table-cell table:formula="of:=[AC.AD29]-[AC.$A29]" office:value-type="float" office:value="77.2231563776124" calcext:value-type="float">
            <text:p>77.2</text:p>
          </table:table-cell>
          <table:table-cell table:formula="of:=[AC.AE29]-[AC.$A29]" office:value-type="float" office:value="80.3057553956836" calcext:value-type="float">
            <text:p>80.3</text:p>
          </table:table-cell>
          <table:table-cell table:formula="of:=[AC.AF29]-[AC.$A29]" office:value-type="float" office:value="83.1508003369842" calcext:value-type="float">
            <text:p>83.2</text:p>
          </table:table-cell>
          <table:table-cell table:formula="of:=[AC.AG29]-[AC.$A29]" office:value-type="float" office:value="85.7752320758445" calcext:value-type="float">
            <text:p>85.8</text:p>
          </table:table-cell>
          <table:table-cell table:formula="of:=[AC.AH29]-[AC.$A29]" office:value-type="float" office:value="88.1958093825331" calcext:value-type="float">
            <text:p>88.2</text:p>
          </table:table-cell>
          <table:table-cell table:formula="of:=[AC.AI29]-[AC.$A29]" office:value-type="float" office:value="90.4287208086441" calcext:value-type="float">
            <text:p>90.4</text:p>
          </table:table-cell>
          <table:table-cell table:formula="of:=[AC.AJ29]-[AC.$A29]" office:value-type="float" office:value="92.4893407674649" calcext:value-type="float">
            <text:p>92.5</text:p>
          </table:table-cell>
          <table:table-cell table:formula="of:=[AC.AK29]-[AC.$A29]" office:value-type="float" office:value="94.3920902209177" calcext:value-type="float">
            <text:p>94.4</text:p>
          </table:table-cell>
          <table:table-cell table:formula="of:=[AC.AL29]-[AC.$A29]" office:value-type="float" office:value="96.150371557628" calcext:value-type="float">
            <text:p>96.2</text:p>
          </table:table-cell>
          <table:table-cell table:formula="of:=[AC.AM29]-[AC.$A29]" office:value-type="float" office:value="97.7765547605945" calcext:value-type="float">
            <text:p>97.8</text:p>
          </table:table-cell>
          <table:table-cell table:formula="of:=[AC.AN29]-[AC.$A29]" office:value-type="float" office:value="99.2819979188346" calcext:value-type="float">
            <text:p>99.3</text:p>
          </table:table-cell>
          <table:table-cell table:formula="of:=[AC.AO29]-[AC.$A29]" office:value-type="float" office:value="100.677089745168" calcext:value-type="float">
            <text:p>100.7</text:p>
          </table:table-cell>
          <table:table-cell table:formula="of:=[AC.AP29]-[AC.$A29]" office:value-type="float" office:value="101.971305260702" calcext:value-type="float">
            <text:p>102.0</text:p>
          </table:table-cell>
          <table:table-cell table:formula="of:=[AC.AQ29]-[AC.$A29]" office:value-type="float" office:value="103.173268422217" calcext:value-type="float">
            <text:p>103.2</text:p>
          </table:table-cell>
          <table:table-cell table:formula="of:=[AC.AR29]-[AC.$A29]" office:value-type="float" office:value="104.290817398613" calcext:value-type="float">
            <text:p>104.3</text:p>
          </table:table-cell>
          <table:table-cell table:formula="of:=[AC.AS29]-[AC.$A29]" office:value-type="float" office:value="105.331069609508" calcext:value-type="float">
            <text:p>105.3</text:p>
          </table:table-cell>
          <table:table-cell table:formula="of:=[AC.AT29]-[AC.$A29]" office:value-type="float" office:value="106.300484652666" calcext:value-type="float">
            <text:p>106.3</text:p>
          </table:table-cell>
          <table:table-cell table:formula="of:=[AC.AU29]-[AC.$A29]" office:value-type="float" office:value="107.204923968139" calcext:value-type="float">
            <text:p>107.2</text:p>
          </table:table-cell>
          <table:table-cell table:formula="of:=[AC.AV29]-[AC.$A29]" office:value-type="float" office:value="108.049706593027" calcext:value-type="float">
            <text:p>108.0</text:p>
          </table:table-cell>
          <table:table-cell table:formula="of:=[AC.AW29]-[AC.$A29]" office:value-type="float" office:value="108.839660709874" calcext:value-type="float">
            <text:p>108.8</text:p>
          </table:table-cell>
          <table:table-cell table:formula="of:=[AC.AX29]-[AC.$A29]" office:value-type="float" office:value="109.579170927397" calcext:value-type="float">
            <text:p>109.6</text:p>
          </table:table-cell>
          <table:table-cell table:formula="of:=[AC.AY29]-[AC.$A29]" office:value-type="float" office:value="110.272221386675" calcext:value-type="float">
            <text:p>110.3</text:p>
          </table:table-cell>
          <table:table-cell table:formula="of:=[AC.AZ29]-[AC.$A29]" office:value-type="float" office:value="110.922434882717" calcext:value-type="float">
            <text:p>110.9</text:p>
          </table:table-cell>
          <table:table-cell table:number-columns-repeated="972"/>
        </table:table-row>
        <table:table-row table:style-name="ro4">
          <table:table-cell office:value-type="float" office:value="960" calcext:value-type="float">
            <text:p>960.0</text:p>
          </table:table-cell>
          <table:table-cell table:formula="of:=[AC.B30]-[AC.$A30]" office:value-type="float" office:value="0" calcext:value-type="float">
            <text:p>0.0</text:p>
          </table:table-cell>
          <table:table-cell table:formula="of:=[AC.C30]-[AC.$A30]" office:value-type="float" office:value="0" calcext:value-type="float">
            <text:p>0.0</text:p>
          </table:table-cell>
          <table:table-cell table:formula="of:=[AC.D30]-[AC.$A30]" office:value-type="float" office:value="0" calcext:value-type="float">
            <text:p>0.0</text:p>
          </table:table-cell>
          <table:table-cell table:formula="of:=[AC.E30]-[AC.$A30]" office:value-type="float" office:value="0" calcext:value-type="float">
            <text:p>0.0</text:p>
          </table:table-cell>
          <table:table-cell table:formula="of:=[AC.F30]-[AC.$A30]" office:value-type="float" office:value="0" calcext:value-type="float">
            <text:p>0.0</text:p>
          </table:table-cell>
          <table:table-cell table:formula="of:=[AC.G30]-[AC.$A30]" office:value-type="float" office:value="0" calcext:value-type="float">
            <text:p>0.0</text:p>
          </table:table-cell>
          <table:table-cell table:formula="of:=[AC.H30]-[AC.$A30]" office:value-type="float" office:value="0" calcext:value-type="float">
            <text:p>0.0</text:p>
          </table:table-cell>
          <table:table-cell table:formula="of:=[AC.I30]-[AC.$A30]" office:value-type="float" office:value="0" calcext:value-type="float">
            <text:p>0.0</text:p>
          </table:table-cell>
          <table:table-cell table:formula="of:=[AC.J30]-[AC.$A30]" office:value-type="float" office:value="0" calcext:value-type="float">
            <text:p>0.0</text:p>
          </table:table-cell>
          <table:table-cell table:formula="of:=[AC.K30]-[AC.$A30]" office:value-type="float" office:value="0" calcext:value-type="float">
            <text:p>0.0</text:p>
          </table:table-cell>
          <table:table-cell table:formula="of:=[AC.L30]-[AC.$A30]" office:value-type="float" office:value="0" calcext:value-type="float">
            <text:p>0.0</text:p>
          </table:table-cell>
          <table:table-cell table:formula="of:=[AC.M30]-[AC.$A30]" office:value-type="float" office:value="1.16575591985429" calcext:value-type="float">
            <text:p>1.2</text:p>
          </table:table-cell>
          <table:table-cell table:formula="of:=[AC.N30]-[AC.$A30]" office:value-type="float" office:value="3.43470483005376" calcext:value-type="float">
            <text:p>3.4</text:p>
          </table:table-cell>
          <table:table-cell table:formula="of:=[AC.O30]-[AC.$A30]" office:value-type="float" office:value="6.68989547038325" calcext:value-type="float">
            <text:p>6.7</text:p>
          </table:table-cell>
          <table:table-cell table:formula="of:=[AC.P30]-[AC.$A30]" office:value-type="float" office:value="10.7744107744109" calcext:value-type="float">
            <text:p>10.8</text:p>
          </table:table-cell>
          <table:table-cell table:formula="of:=[AC.Q30]-[AC.$A30]" office:value-type="float" office:value="15.5088852988692" calcext:value-type="float">
            <text:p>15.5</text:p>
          </table:table-cell>
          <table:table-cell table:formula="of:=[AC.R30]-[AC.$A30]" office:value-type="float" office:value="20.708782742681" calcext:value-type="float">
            <text:p>20.7</text:p>
          </table:table-cell>
          <table:table-cell table:formula="of:=[AC.S30]-[AC.$A30]" office:value-type="float" office:value="26.1988304093567" calcext:value-type="float">
            <text:p>26.2</text:p>
          </table:table-cell>
          <table:table-cell table:formula="of:=[AC.T30]-[AC.$A30]" office:value-type="float" office:value="31.8232044198895" calcext:value-type="float">
            <text:p>31.8</text:p>
          </table:table-cell>
          <table:table-cell table:formula="of:=[AC.U30]-[AC.$A30]" office:value-type="float" office:value="37.4512353706112" calcext:value-type="float">
            <text:p>37.5</text:p>
          </table:table-cell>
          <table:table-cell table:formula="of:=[AC.V30]-[AC.$A30]" office:value-type="float" office:value="42.9792429792431" calcext:value-type="float">
            <text:p>43.0</text:p>
          </table:table-cell>
          <table:table-cell table:formula="of:=[AC.W30]-[AC.$A30]" office:value-type="float" office:value="48.3295194508008" calcext:value-type="float">
            <text:p>48.3</text:p>
          </table:table-cell>
          <table:table-cell table:formula="of:=[AC.X30]-[AC.$A30]" office:value-type="float" office:value="53.4475374732334" calcext:value-type="float">
            <text:p>53.4</text:p>
          </table:table-cell>
          <table:table-cell table:formula="of:=[AC.Y30]-[AC.$A30]" office:value-type="float" office:value="58.2982982982984" calcext:value-type="float">
            <text:p>58.3</text:p>
          </table:table-cell>
          <table:table-cell table:formula="of:=[AC.Z30]-[AC.$A30]" office:value-type="float" office:value="62.8624883068287" calcext:value-type="float">
            <text:p>62.9</text:p>
          </table:table-cell>
          <table:table-cell table:formula="of:=[AC.AA30]-[AC.$A30]" office:value-type="float" office:value="67.132867132867" calcext:value-type="float">
            <text:p>67.1</text:p>
          </table:table-cell>
          <table:table-cell table:formula="of:=[AC.AB30]-[AC.$A30]" office:value-type="float" office:value="71.1111111111111" calcext:value-type="float">
            <text:p>71.1</text:p>
          </table:table-cell>
          <table:table-cell table:formula="of:=[AC.AC30]-[AC.$A30]" office:value-type="float" office:value="74.8051948051948" calcext:value-type="float">
            <text:p>74.8</text:p>
          </table:table-cell>
          <table:table-cell table:formula="of:=[AC.AD30]-[AC.$A30]" office:value-type="float" office:value="78.2273052180128" calcext:value-type="float">
            <text:p>78.2</text:p>
          </table:table-cell>
          <table:table-cell table:formula="of:=[AC.AE30]-[AC.$A30]" office:value-type="float" office:value="81.392235609103" calcext:value-type="float">
            <text:p>81.4</text:p>
          </table:table-cell>
          <table:table-cell table:formula="of:=[AC.AF30]-[AC.$A30]" office:value-type="float" office:value="84.3161856963613" calcext:value-type="float">
            <text:p>84.3</text:p>
          </table:table-cell>
          <table:table-cell table:formula="of:=[AC.AG30]-[AC.$A30]" office:value-type="float" office:value="87.0158917010006" calcext:value-type="float">
            <text:p>87.0</text:p>
          </table:table-cell>
          <table:table-cell table:formula="of:=[AC.AH30]-[AC.$A30]" office:value-type="float" office:value="89.5080154781647" calcext:value-type="float">
            <text:p>89.5</text:p>
          </table:table-cell>
          <table:table-cell table:formula="of:=[AC.AI30]-[AC.$A30]" office:value-type="float" office:value="91.8087318087319" calcext:value-type="float">
            <text:p>91.8</text:p>
          </table:table-cell>
          <table:table-cell table:formula="of:=[AC.AJ30]-[AC.$A30]" office:value-type="float" office:value="93.9334637964776" calcext:value-type="float">
            <text:p>93.9</text:p>
          </table:table-cell>
          <table:table-cell table:formula="of:=[AC.AK30]-[AC.$A30]" office:value-type="float" office:value="95.8967266021209" calcext:value-type="float">
            <text:p>95.9</text:p>
          </table:table-cell>
          <table:table-cell table:formula="of:=[AC.AL30]-[AC.$A30]" office:value-type="float" office:value="97.7120487168333" calcext:value-type="float">
            <text:p>97.7</text:p>
          </table:table-cell>
          <table:table-cell table:formula="of:=[AC.AM30]-[AC.$A30]" office:value-type="float" office:value="99.3919474116681" calcext:value-type="float">
            <text:p>99.4</text:p>
          </table:table-cell>
          <table:table-cell table:formula="of:=[AC.AN30]-[AC.$A30]" office:value-type="float" office:value="100.947940947941" calcext:value-type="float">
            <text:p>100.9</text:p>
          </table:table-cell>
          <table:table-cell table:formula="of:=[AC.AO30]-[AC.$A30]" office:value-type="float" office:value="102.390584773814" calcext:value-type="float">
            <text:p>102.4</text:p>
          </table:table-cell>
          <table:table-cell table:formula="of:=[AC.AP30]-[AC.$A30]" office:value-type="float" office:value="103.729522481701" calcext:value-type="float">
            <text:p>103.7</text:p>
          </table:table-cell>
          <table:table-cell table:formula="of:=[AC.AQ30]-[AC.$A30]" office:value-type="float" office:value="104.973544973545" calcext:value-type="float">
            <text:p>105.0</text:p>
          </table:table-cell>
          <table:table-cell table:formula="of:=[AC.AR30]-[AC.$A30]" office:value-type="float" office:value="106.130653266332" calcext:value-type="float">
            <text:p>106.1</text:p>
          </table:table-cell>
          <table:table-cell table:formula="of:=[AC.AS30]-[AC.$A30]" office:value-type="float" office:value="107.208121827411" calcext:value-type="float">
            <text:p>107.2</text:p>
          </table:table-cell>
          <table:table-cell table:formula="of:=[AC.AT30]-[AC.$A30]" office:value-type="float" office:value="108.212560386473" calcext:value-type="float">
            <text:p>108.2</text:p>
          </table:table-cell>
          <table:table-cell table:formula="of:=[AC.AU30]-[AC.$A30]" office:value-type="float" office:value="109.149972929074" calcext:value-type="float">
            <text:p>109.1</text:p>
          </table:table-cell>
          <table:table-cell table:formula="of:=[AC.AV30]-[AC.$A30]" office:value-type="float" office:value="110.025813113062" calcext:value-type="float">
            <text:p>110.0</text:p>
          </table:table-cell>
          <table:table-cell table:formula="of:=[AC.AW30]-[AC.$A30]" office:value-type="float" office:value="110.845035723084" calcext:value-type="float">
            <text:p>110.8</text:p>
          </table:table-cell>
          <table:table-cell table:formula="of:=[AC.AX30]-[AC.$A30]" office:value-type="float" office:value="111.61214403389" calcext:value-type="float">
            <text:p>111.6</text:p>
          </table:table-cell>
          <table:table-cell table:formula="of:=[AC.AY30]-[AC.$A30]" office:value-type="float" office:value="112.331233123312" calcext:value-type="float">
            <text:p>112.3</text:p>
          </table:table-cell>
          <table:table-cell table:formula="of:=[AC.AZ30]-[AC.$A30]" office:value-type="float" office:value="113.006029285099" calcext:value-type="float">
            <text:p>113.0</text:p>
          </table:table-cell>
          <table:table-cell table:number-columns-repeated="972"/>
        </table:table-row>
        <table:table-row table:style-name="ro4">
          <table:table-cell office:value-type="float" office:value="980" calcext:value-type="float">
            <text:p>980.0</text:p>
          </table:table-cell>
          <table:table-cell table:formula="of:=[AC.B31]-[AC.$A31]" office:value-type="float" office:value="0" calcext:value-type="float">
            <text:p>0.0</text:p>
          </table:table-cell>
          <table:table-cell table:formula="of:=[AC.C31]-[AC.$A31]" office:value-type="float" office:value="0" calcext:value-type="float">
            <text:p>0.0</text:p>
          </table:table-cell>
          <table:table-cell table:formula="of:=[AC.D31]-[AC.$A31]" office:value-type="float" office:value="0" calcext:value-type="float">
            <text:p>0.0</text:p>
          </table:table-cell>
          <table:table-cell table:formula="of:=[AC.E31]-[AC.$A31]" office:value-type="float" office:value="0" calcext:value-type="float">
            <text:p>0.0</text:p>
          </table:table-cell>
          <table:table-cell table:formula="of:=[AC.F31]-[AC.$A31]" office:value-type="float" office:value="0" calcext:value-type="float">
            <text:p>0.0</text:p>
          </table:table-cell>
          <table:table-cell table:formula="of:=[AC.G31]-[AC.$A31]" office:value-type="float" office:value="0" calcext:value-type="float">
            <text:p>0.0</text:p>
          </table:table-cell>
          <table:table-cell table:formula="of:=[AC.H31]-[AC.$A31]" office:value-type="float" office:value="0" calcext:value-type="float">
            <text:p>0.0</text:p>
          </table:table-cell>
          <table:table-cell table:formula="of:=[AC.I31]-[AC.$A31]" office:value-type="float" office:value="0" calcext:value-type="float">
            <text:p>0.0</text:p>
          </table:table-cell>
          <table:table-cell table:formula="of:=[AC.J31]-[AC.$A31]" office:value-type="float" office:value="0" calcext:value-type="float">
            <text:p>0.0</text:p>
          </table:table-cell>
          <table:table-cell table:formula="of:=[AC.K31]-[AC.$A31]" office:value-type="float" office:value="0" calcext:value-type="float">
            <text:p>0.0</text:p>
          </table:table-cell>
          <table:table-cell table:formula="of:=[AC.L31]-[AC.$A31]" office:value-type="float" office:value="0" calcext:value-type="float">
            <text:p>0.0</text:p>
          </table:table-cell>
          <table:table-cell table:formula="of:=[AC.M31]-[AC.$A31]" office:value-type="float" office:value="1.16597263533617" calcext:value-type="float">
            <text:p>1.2</text:p>
          </table:table-cell>
          <table:table-cell table:formula="of:=[AC.N31]-[AC.$A31]" office:value-type="float" office:value="3.43658679135024" calcext:value-type="float">
            <text:p>3.4</text:p>
          </table:table-cell>
          <table:table-cell table:formula="of:=[AC.O31]-[AC.$A31]" office:value-type="float" office:value="6.69703872437356" calcext:value-type="float">
            <text:p>6.7</text:p>
          </table:table-cell>
          <table:table-cell table:formula="of:=[AC.P31]-[AC.$A31]" office:value-type="float" office:value="10.7929515418502" calcext:value-type="float">
            <text:p>10.8</text:p>
          </table:table-cell>
          <table:table-cell table:formula="of:=[AC.Q31]-[AC.$A31]" office:value-type="float" office:value="15.5473294553146" calcext:value-type="float">
            <text:p>15.5</text:p>
          </table:table-cell>
          <table:table-cell table:formula="of:=[AC.R31]-[AC.$A31]" office:value-type="float" office:value="20.7773851590106" calcext:value-type="float">
            <text:p>20.8</text:p>
          </table:table-cell>
          <table:table-cell table:formula="of:=[AC.S31]-[AC.$A31]" office:value-type="float" office:value="26.3087248322147" calcext:value-type="float">
            <text:p>26.3</text:p>
          </table:table-cell>
          <table:table-cell table:formula="of:=[AC.T31]-[AC.$A31]" office:value-type="float" office:value="31.9854941069809" calcext:value-type="float">
            <text:p>32.0</text:p>
          </table:table-cell>
          <table:table-cell table:formula="of:=[AC.U31]-[AC.$A31]" office:value-type="float" office:value="37.6762067492525" calcext:value-type="float">
            <text:p>37.7</text:p>
          </table:table-cell>
          <table:table-cell table:formula="of:=[AC.V31]-[AC.$A31]" office:value-type="float" office:value="43.2757928542754" calcext:value-type="float">
            <text:p>43.3</text:p>
          </table:table-cell>
          <table:table-cell table:formula="of:=[AC.W31]-[AC.$A31]" office:value-type="float" office:value="48.7048192771083" calcext:value-type="float">
            <text:p>48.7</text:p>
          </table:table-cell>
          <table:table-cell table:formula="of:=[AC.X31]-[AC.$A31]" office:value-type="float" office:value="53.9069111424542" calcext:value-type="float">
            <text:p>53.9</text:p>
          </table:table-cell>
          <table:table-cell table:formula="of:=[AC.Y31]-[AC.$A31]" office:value-type="float" office:value="58.8452655889146" calcext:value-type="float">
            <text:p>58.8</text:p>
          </table:table-cell>
          <table:table-cell table:formula="of:=[AC.Z31]-[AC.$A31]" office:value-type="float" office:value="63.4989200863931" calcext:value-type="float">
            <text:p>63.5</text:p>
          </table:table-cell>
          <table:table-cell table:formula="of:=[AC.AA31]-[AC.$A31]" office:value-type="float" office:value="67.8592036930179" calcext:value-type="float">
            <text:p>67.9</text:p>
          </table:table-cell>
          <table:table-cell table:formula="of:=[AC.AB31]-[AC.$A31]" office:value-type="float" office:value="71.9266055045871" calcext:value-type="float">
            <text:p>71.9</text:p>
          </table:table-cell>
          <table:table-cell table:formula="of:=[AC.AC31]-[AC.$A31]" office:value-type="float" office:value="75.7081545064377" calcext:value-type="float">
            <text:p>75.7</text:p>
          </table:table-cell>
          <table:table-cell table:formula="of:=[AC.AD31]-[AC.$A31]" office:value-type="float" office:value="79.215315528244" calcext:value-type="float">
            <text:p>79.2</text:p>
          </table:table-cell>
          <table:table-cell table:formula="of:=[AC.AE31]-[AC.$A31]" office:value-type="float" office:value="82.4623560673163" calcext:value-type="float">
            <text:p>82.5</text:p>
          </table:table-cell>
          <table:table-cell table:formula="of:=[AC.AF31]-[AC.$A31]" office:value-type="float" office:value="85.4651162790699" calcext:value-type="float">
            <text:p>85.5</text:p>
          </table:table-cell>
          <table:table-cell table:formula="of:=[AC.AG31]-[AC.$A31]" office:value-type="float" office:value="88.2401091405184" calcext:value-type="float">
            <text:p>88.2</text:p>
          </table:table-cell>
          <table:table-cell table:formula="of:=[AC.AH31]-[AC.$A31]" office:value-type="float" office:value="90.8038820728805" calcext:value-type="float">
            <text:p>90.8</text:p>
          </table:table-cell>
          <table:table-cell table:formula="of:=[AC.AI31]-[AC.$A31]" office:value-type="float" office:value="93.1725800895626" calcext:value-type="float">
            <text:p>93.2</text:p>
          </table:table-cell>
          <table:table-cell table:formula="of:=[AC.AJ31]-[AC.$A31]" office:value-type="float" office:value="95.3616607200779" calcext:value-type="float">
            <text:p>95.4</text:p>
          </table:table-cell>
          <table:table-cell table:formula="of:=[AC.AK31]-[AC.$A31]" office:value-type="float" office:value="97.3857208377924" calcext:value-type="float">
            <text:p>97.4</text:p>
          </table:table-cell>
          <table:table-cell table:formula="of:=[AC.AL31]-[AC.$A31]" office:value-type="float" office:value="99.2584042706681" calcext:value-type="float">
            <text:p>99.3</text:p>
          </table:table-cell>
          <table:table-cell table:formula="of:=[AC.AM31]-[AC.$A31]" office:value-type="float" office:value="100.992366412214" calcext:value-type="float">
            <text:p>101.0</text:p>
          </table:table-cell>
          <table:table-cell table:formula="of:=[AC.AN31]-[AC.$A31]" office:value-type="float" office:value="102.599277978339" calcext:value-type="float">
            <text:p>102.6</text:p>
          </table:table-cell>
          <table:table-cell table:formula="of:=[AC.AO31]-[AC.$A31]" office:value-type="float" office:value="104.089854718594" calcext:value-type="float">
            <text:p>104.1</text:p>
          </table:table-cell>
          <table:table-cell table:formula="of:=[AC.AP31]-[AC.$A31]" office:value-type="float" office:value="105.473903483393" calcext:value-type="float">
            <text:p>105.5</text:p>
          </table:table-cell>
          <table:table-cell table:formula="of:=[AC.AQ31]-[AC.$A31]" office:value-type="float" office:value="106.760377772897" calcext:value-type="float">
            <text:p>106.8</text:p>
          </table:table-cell>
          <table:table-cell table:formula="of:=[AC.AR31]-[AC.$A31]" office:value-type="float" office:value="107.957437930315" calcext:value-type="float">
            <text:p>108.0</text:p>
          </table:table-cell>
          <table:table-cell table:formula="of:=[AC.AS31]-[AC.$A31]" office:value-type="float" office:value="109.072512647555" calcext:value-type="float">
            <text:p>109.1</text:p>
          </table:table-cell>
          <table:table-cell table:formula="of:=[AC.AT31]-[AC.$A31]" office:value-type="float" office:value="110.112359550562" calcext:value-type="float">
            <text:p>110.1</text:p>
          </table:table-cell>
          <table:table-cell table:formula="of:=[AC.AU31]-[AC.$A31]" office:value-type="float" office:value="111.083123425693" calcext:value-type="float">
            <text:p>111.1</text:p>
          </table:table-cell>
          <table:table-cell table:formula="of:=[AC.AV31]-[AC.$A31]" office:value-type="float" office:value="111.990391214825" calcext:value-type="float">
            <text:p>112.0</text:p>
          </table:table-cell>
          <table:table-cell table:formula="of:=[AC.AW31]-[AC.$A31]" office:value-type="float" office:value="112.839243305217" calcext:value-type="float">
            <text:p>112.8</text:p>
          </table:table-cell>
          <table:table-cell table:formula="of:=[AC.AX31]-[AC.$A31]" office:value-type="float" office:value="113.634300915421" calcext:value-type="float">
            <text:p>113.6</text:p>
          </table:table-cell>
          <table:table-cell table:formula="of:=[AC.AY31]-[AC.$A31]" office:value-type="float" office:value="114.379769564567" calcext:value-type="float">
            <text:p>114.4</text:p>
          </table:table-cell>
          <table:table-cell table:formula="of:=[AC.AZ31]-[AC.$A31]" office:value-type="float" office:value="115.079478734069" calcext:value-type="float">
            <text:p>115.1</text:p>
          </table:table-cell>
          <table:table-cell table:number-columns-repeated="972"/>
        </table:table-row>
        <table:table-row table:style-name="ro4">
          <table:table-cell office:value-type="float" office:value="1000" calcext:value-type="float">
            <text:p>1000.0</text:p>
          </table:table-cell>
          <table:table-cell table:formula="of:=[AC.B32]-[AC.$A32]" office:value-type="float" office:value="0" calcext:value-type="float">
            <text:p>0.0</text:p>
          </table:table-cell>
          <table:table-cell table:formula="of:=[AC.C32]-[AC.$A32]" office:value-type="float" office:value="0" calcext:value-type="float">
            <text:p>0.0</text:p>
          </table:table-cell>
          <table:table-cell table:formula="of:=[AC.D32]-[AC.$A32]" office:value-type="float" office:value="0" calcext:value-type="float">
            <text:p>0.0</text:p>
          </table:table-cell>
          <table:table-cell table:formula="of:=[AC.E32]-[AC.$A32]" office:value-type="float" office:value="0" calcext:value-type="float">
            <text:p>0.0</text:p>
          </table:table-cell>
          <table:table-cell table:formula="of:=[AC.F32]-[AC.$A32]" office:value-type="float" office:value="0" calcext:value-type="float">
            <text:p>0.0</text:p>
          </table:table-cell>
          <table:table-cell table:formula="of:=[AC.G32]-[AC.$A32]" office:value-type="float" office:value="0" calcext:value-type="float">
            <text:p>0.0</text:p>
          </table:table-cell>
          <table:table-cell table:formula="of:=[AC.H32]-[AC.$A32]" office:value-type="float" office:value="0" calcext:value-type="float">
            <text:p>0.0</text:p>
          </table:table-cell>
          <table:table-cell table:formula="of:=[AC.I32]-[AC.$A32]" office:value-type="float" office:value="0" calcext:value-type="float">
            <text:p>0.0</text:p>
          </table:table-cell>
          <table:table-cell table:formula="of:=[AC.J32]-[AC.$A32]" office:value-type="float" office:value="0" calcext:value-type="float">
            <text:p>0.0</text:p>
          </table:table-cell>
          <table:table-cell table:formula="of:=[AC.K32]-[AC.$A32]" office:value-type="float" office:value="0" calcext:value-type="float">
            <text:p>0.0</text:p>
          </table:table-cell>
          <table:table-cell table:formula="of:=[AC.L32]-[AC.$A32]" office:value-type="float" office:value="0" calcext:value-type="float">
            <text:p>0.0</text:p>
          </table:table-cell>
          <table:table-cell table:formula="of:=[AC.M32]-[AC.$A32]" office:value-type="float" office:value="1.16618075801739" calcext:value-type="float">
            <text:p>1.2</text:p>
          </table:table-cell>
          <table:table-cell table:formula="of:=[AC.N32]-[AC.$A32]" office:value-type="float" office:value="3.43839541547277" calcext:value-type="float">
            <text:p>3.4</text:p>
          </table:table-cell>
          <table:table-cell table:formula="of:=[AC.O32]-[AC.$A32]" office:value-type="float" office:value="6.70391061452517" calcext:value-type="float">
            <text:p>6.7</text:p>
          </table:table-cell>
          <table:table-cell table:formula="of:=[AC.P32]-[AC.$A32]" office:value-type="float" office:value="10.8108108108107" calcext:value-type="float">
            <text:p>10.8</text:p>
          </table:table-cell>
          <table:table-cell table:formula="of:=[AC.Q32]-[AC.$A32]" office:value-type="float" office:value="15.5844155844156" calcext:value-type="float">
            <text:p>15.6</text:p>
          </table:table-cell>
          <table:table-cell table:formula="of:=[AC.R32]-[AC.$A32]" office:value-type="float" office:value="20.8436724565757" calcext:value-type="float">
            <text:p>20.8</text:p>
          </table:table-cell>
          <table:table-cell table:formula="of:=[AC.S32]-[AC.$A32]" office:value-type="float" office:value="26.4150943396226" calcext:value-type="float">
            <text:p>26.4</text:p>
          </table:table-cell>
          <table:table-cell table:formula="of:=[AC.T32]-[AC.$A32]" office:value-type="float" office:value="32.1428571428571" calcext:value-type="float">
            <text:p>32.1</text:p>
          </table:table-cell>
          <table:table-cell table:formula="of:=[AC.U32]-[AC.$A32]" office:value-type="float" office:value="37.8947368421054" calcext:value-type="float">
            <text:p>37.9</text:p>
          </table:table-cell>
          <table:table-cell table:formula="of:=[AC.V32]-[AC.$A32]" office:value-type="float" office:value="43.5643564356437" calcext:value-type="float">
            <text:p>43.6</text:p>
          </table:table-cell>
          <table:table-cell table:formula="of:=[AC.W32]-[AC.$A32]" office:value-type="float" office:value="49.0706319702604" calcext:value-type="float">
            <text:p>49.1</text:p>
          </table:table-cell>
          <table:table-cell table:formula="of:=[AC.X32]-[AC.$A32]" office:value-type="float" office:value="54.3554006968643" calcext:value-type="float">
            <text:p>54.4</text:p>
          </table:table-cell>
          <table:table-cell table:formula="of:=[AC.Y32]-[AC.$A32]" office:value-type="float" office:value="59.3800978792824" calcext:value-type="float">
            <text:p>59.4</text:p>
          </table:table-cell>
          <table:table-cell table:formula="of:=[AC.Z32]-[AC.$A32]" office:value-type="float" office:value="64.1221374045801" calcext:value-type="float">
            <text:p>64.1</text:p>
          </table:table-cell>
          <table:table-cell table:formula="of:=[AC.AA32]-[AC.$A32]" office:value-type="float" office:value="68.5714285714287" calcext:value-type="float">
            <text:p>68.6</text:p>
          </table:table-cell>
          <table:table-cell table:formula="of:=[AC.AB32]-[AC.$A32]" office:value-type="float" office:value="72.7272727272728" calcext:value-type="float">
            <text:p>72.7</text:p>
          </table:table-cell>
          <table:table-cell table:formula="of:=[AC.AC32]-[AC.$A32]" office:value-type="float" office:value="76.5957446808511" calcext:value-type="float">
            <text:p>76.6</text:p>
          </table:table-cell>
          <table:table-cell table:formula="of:=[AC.AD32]-[AC.$A32]" office:value-type="float" office:value="80.187573270809" calcext:value-type="float">
            <text:p>80.2</text:p>
          </table:table-cell>
          <table:table-cell table:formula="of:=[AC.AE32]-[AC.$A32]" office:value-type="float" office:value="83.5164835164835" calcext:value-type="float">
            <text:p>83.5</text:p>
          </table:table-cell>
          <table:table-cell table:formula="of:=[AC.AF32]-[AC.$A32]" office:value-type="float" office:value="86.5979381443299" calcext:value-type="float">
            <text:p>86.6</text:p>
          </table:table-cell>
          <table:table-cell table:formula="of:=[AC.AG32]-[AC.$A32]" office:value-type="float" office:value="89.4482090997096" calcext:value-type="float">
            <text:p>89.4</text:p>
          </table:table-cell>
          <table:table-cell table:formula="of:=[AC.AH32]-[AC.$A32]" office:value-type="float" office:value="92.0837124658781" calcext:value-type="float">
            <text:p>92.1</text:p>
          </table:table-cell>
          <table:table-cell table:formula="of:=[AC.AI32]-[AC.$A32]" office:value-type="float" office:value="94.5205479452054" calcext:value-type="float">
            <text:p>94.5</text:p>
          </table:table-cell>
          <table:table-cell table:formula="of:=[AC.AJ32]-[AC.$A32]" office:value-type="float" office:value="96.7741935483871" calcext:value-type="float">
            <text:p>96.8</text:p>
          </table:table-cell>
          <table:table-cell table:formula="of:=[AC.AK32]-[AC.$A32]" office:value-type="float" office:value="98.8593155893536" calcext:value-type="float">
            <text:p>98.9</text:p>
          </table:table-cell>
          <table:table-cell table:formula="of:=[AC.AL32]-[AC.$A32]" office:value-type="float" office:value="100.789662598708" calcext:value-type="float">
            <text:p>100.8</text:p>
          </table:table-cell>
          <table:table-cell table:formula="of:=[AC.AM32]-[AC.$A32]" office:value-type="float" office:value="102.57801899593" calcext:value-type="float">
            <text:p>102.6</text:p>
          </table:table-cell>
          <table:table-cell table:formula="of:=[AC.AN32]-[AC.$A32]" office:value-type="float" office:value="104.23620025674" calcext:value-type="float">
            <text:p>104.2</text:p>
          </table:table-cell>
          <table:table-cell table:formula="of:=[AC.AO32]-[AC.$A32]" office:value-type="float" office:value="105.775075987842" calcext:value-type="float">
            <text:p>105.8</text:p>
          </table:table-cell>
          <table:table-cell table:formula="of:=[AC.AP32]-[AC.$A32]" office:value-type="float" office:value="107.204610951009" calcext:value-type="float">
            <text:p>107.2</text:p>
          </table:table-cell>
          <table:table-cell table:formula="of:=[AC.AQ32]-[AC.$A32]" office:value-type="float" office:value="108.533916849015" calcext:value-type="float">
            <text:p>108.5</text:p>
          </table:table-cell>
          <table:table-cell table:formula="of:=[AC.AR32]-[AC.$A32]" office:value-type="float" office:value="109.77130977131" calcext:value-type="float">
            <text:p>109.8</text:p>
          </table:table-cell>
          <table:table-cell table:formula="of:=[AC.AS32]-[AC.$A32]" office:value-type="float" office:value="110.924369747899" calcext:value-type="float">
            <text:p>110.9</text:p>
          </table:table-cell>
          <table:table-cell table:formula="of:=[AC.AT32]-[AC.$A32]" office:value-type="float" office:value="112" calcext:value-type="float">
            <text:p>112.0</text:p>
          </table:table-cell>
          <table:table-cell table:formula="of:=[AC.AU32]-[AC.$A32]" office:value-type="float" office:value="113.004484304933" calcext:value-type="float">
            <text:p>113.0</text:p>
          </table:table-cell>
          <table:table-cell table:formula="of:=[AC.AV32]-[AC.$A32]" office:value-type="float" office:value="113.943541488452" calcext:value-type="float">
            <text:p>113.9</text:p>
          </table:table-cell>
          <table:table-cell table:formula="of:=[AC.AW32]-[AC.$A32]" office:value-type="float" office:value="114.822376480196" calcext:value-type="float">
            <text:p>114.8</text:p>
          </table:table-cell>
          <table:table-cell table:formula="of:=[AC.AX32]-[AC.$A32]" office:value-type="float" office:value="115.645727662895" calcext:value-type="float">
            <text:p>115.6</text:p>
          </table:table-cell>
          <table:table-cell table:formula="of:=[AC.AY32]-[AC.$A32]" office:value-type="float" office:value="116.417910447761" calcext:value-type="float">
            <text:p>116.4</text:p>
          </table:table-cell>
          <table:table-cell table:formula="of:=[AC.AZ32]-[AC.$A32]" office:value-type="float" office:value="117.142857142857" calcext:value-type="float">
            <text:p>117.1</text:p>
          </table:table-cell>
          <table:table-cell table:number-columns-repeated="972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Ubuntu Mono1" fo:font-family="'Ubuntu Mono'" style:font-style-name="Regular" style:font-pitch="fixed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as" style:display-name="PageStyle_No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10" style:display-name="PageStyle_E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6:56:41.206463681</dc:date>
    <meta:editing-duration>PT37M57S</meta:editing-duration>
    <meta:editing-cycles>9</meta:editing-cycles>
    <meta:generator>LibreOffice/4.3.7.2$Linux_X86_64 LibreOffice_project/430m0$Build-2</meta:generator>
    <meta:document-statistic meta:table-count="4" meta:cell-count="4998" meta:object-count="0"/>
  </office:meta>
</office:document-meta>
</file>